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67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34.91pt" svg:height="426.9pt" svg:x="259.8pt" svg:y="15.82pt">
            <draw:object draw:notify-on-update-of-ranges="Sheet1.A2:Sheet1.A2002 Sheet1.B2:Sheet1.B2002 Sheet1.A2:Sheet1.A2002 Sheet1.C2:Sheet1.C20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Place at the critical line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Imaginary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.87935" calcext:value-type="float">
            <text:p>1.87935</text:p>
          </table:table-cell>
          <table:table-cell office:value-type="float" office:value="-2.32299" calcext:value-type="float">
            <text:p>-2.32299</text:p>
          </table:table-cell>
        </table:table-row>
        <table:table-row table:style-name="ro1">
          <table:table-cell office:value-type="float" office:value="-39.96" calcext:value-type="float">
            <text:p>-39.96</text:p>
          </table:table-cell>
          <table:table-cell office:value-type="float" office:value="0.563393" calcext:value-type="float">
            <text:p>0.563393</text:p>
          </table:table-cell>
          <table:table-cell office:value-type="float" office:value="-2.48044" calcext:value-type="float">
            <text:p>-2.48044</text:p>
          </table:table-cell>
        </table:table-row>
        <table:table-row table:style-name="ro1">
          <table:table-cell office:value-type="float" office:value="-39.92" calcext:value-type="float">
            <text:p>-39.92</text:p>
          </table:table-cell>
          <table:table-cell office:value-type="float" office:value="-0.709182" calcext:value-type="float">
            <text:p>-0.709182</text:p>
          </table:table-cell>
          <table:table-cell office:value-type="float" office:value="-2.09631" calcext:value-type="float">
            <text:p>-2.09631</text:p>
          </table:table-cell>
        </table:table-row>
        <table:table-row table:style-name="ro1">
          <table:table-cell office:value-type="float" office:value="-39.88" calcext:value-type="float">
            <text:p>-39.88</text:p>
          </table:table-cell>
          <table:table-cell office:value-type="float" office:value="-1.73101" calcext:value-type="float">
            <text:p>-1.73101</text:p>
          </table:table-cell>
          <table:table-cell office:value-type="float" office:value="-1.22912" calcext:value-type="float">
            <text:p>-1.22912</text:p>
          </table:table-cell>
        </table:table-row>
        <table:table-row table:style-name="ro1">
          <table:table-cell office:value-type="float" office:value="-39.84" calcext:value-type="float">
            <text:p>-39.84</text:p>
          </table:table-cell>
          <table:table-cell office:value-type="float" office:value="-2.3332" calcext:value-type="float">
            <text:p>-2.3332</text:p>
          </table:table-cell>
          <table:table-cell office:value-type="float" office:value="-0.0130592" calcext:value-type="float">
            <text:p>-0.0130592</text:p>
          </table:table-cell>
        </table:table-row>
        <table:table-row table:style-name="ro1">
          <table:table-cell office:value-type="float" office:value="-39.8" calcext:value-type="float">
            <text:p>-39.8</text:p>
          </table:table-cell>
          <table:table-cell office:value-type="float" office:value="-2.41167" calcext:value-type="float">
            <text:p>-2.41167</text:p>
          </table:table-cell>
          <table:table-cell office:value-type="float" office:value="1.36257" calcext:value-type="float">
            <text:p>1.36257</text:p>
          </table:table-cell>
        </table:table-row>
        <table:table-row table:style-name="ro1">
          <table:table-cell office:value-type="float" office:value="-39.76" calcext:value-type="float">
            <text:p>-39.76</text:p>
          </table:table-cell>
          <table:table-cell office:value-type="float" office:value="-1.94342" calcext:value-type="float">
            <text:p>-1.94342</text:p>
          </table:table-cell>
          <table:table-cell office:value-type="float" office:value="2.68266" calcext:value-type="float">
            <text:p>2.68266</text:p>
          </table:table-cell>
        </table:table-row>
        <table:table-row table:style-name="ro1">
          <table:table-cell office:value-type="float" office:value="-39.72" calcext:value-type="float">
            <text:p>-39.72</text:p>
          </table:table-cell>
          <table:table-cell office:value-type="float" office:value="-0.990369" calcext:value-type="float">
            <text:p>-0.990369</text:p>
          </table:table-cell>
          <table:table-cell office:value-type="float" office:value="3.73956" calcext:value-type="float">
            <text:p>3.73956</text:p>
          </table:table-cell>
        </table:table-row>
        <table:table-row table:style-name="ro1">
          <table:table-cell office:value-type="float" office:value="-39.68" calcext:value-type="float">
            <text:p>-39.68</text:p>
          </table:table-cell>
          <table:table-cell office:value-type="float" office:value="0.310061" calcext:value-type="float">
            <text:p>0.310061</text:p>
          </table:table-cell>
          <table:table-cell office:value-type="float" office:value="4.36531" calcext:value-type="float">
            <text:p>4.36531</text:p>
          </table:table-cell>
        </table:table-row>
        <table:table-row table:style-name="ro1">
          <table:table-cell office:value-type="float" office:value="-39.64" calcext:value-type="float">
            <text:p>-39.64</text:p>
          </table:table-cell>
          <table:table-cell office:value-type="float" office:value="1.76602" calcext:value-type="float">
            <text:p>1.76602</text:p>
          </table:table-cell>
          <table:table-cell office:value-type="float" office:value="4.45781" calcext:value-type="float">
            <text:p>4.45781</text:p>
          </table:table-cell>
        </table:table-row>
        <table:table-row table:style-name="ro1">
          <table:table-cell office:value-type="float" office:value="-39.6" calcext:value-type="float">
            <text:p>-39.6</text:p>
          </table:table-cell>
          <table:table-cell office:value-type="float" office:value="3.16084" calcext:value-type="float">
            <text:p>3.16084</text:p>
          </table:table-cell>
          <table:table-cell office:value-type="float" office:value="3.99673" calcext:value-type="float">
            <text:p>3.99673</text:p>
          </table:table-cell>
        </table:table-row>
        <table:table-row table:style-name="ro1">
          <table:table-cell office:value-type="float" office:value="-39.56" calcext:value-type="float">
            <text:p>-39.56</text:p>
          </table:table-cell>
          <table:table-cell office:value-type="float" office:value="4.28649" calcext:value-type="float">
            <text:p>4.28649</text:p>
          </table:table-cell>
          <table:table-cell office:value-type="float" office:value="3.04694" calcext:value-type="float">
            <text:p>3.04694</text:p>
          </table:table-cell>
        </table:table-row>
        <table:table-row table:style-name="ro1">
          <table:table-cell office:value-type="float" office:value="-39.52" calcext:value-type="float">
            <text:p>-39.52</text:p>
          </table:table-cell>
          <table:table-cell office:value-type="float" office:value="4.97582" calcext:value-type="float">
            <text:p>4.97582</text:p>
          </table:table-cell>
          <table:table-cell office:value-type="float" office:value="1.74859" calcext:value-type="float">
            <text:p>1.74859</text:p>
          </table:table-cell>
        </table:table-row>
        <table:table-row table:style-name="ro1">
          <table:table-cell office:value-type="float" office:value="-39.48" calcext:value-type="float">
            <text:p>-39.48</text:p>
          </table:table-cell>
          <table:table-cell office:value-type="float" office:value="5.12851" calcext:value-type="float">
            <text:p>5.12851</text:p>
          </table:table-cell>
          <table:table-cell office:value-type="float" office:value="0.295575" calcext:value-type="float">
            <text:p>0.295575</text:p>
          </table:table-cell>
        </table:table-row>
        <table:table-row table:style-name="ro1">
          <table:table-cell office:value-type="float" office:value="-39.44" calcext:value-type="float">
            <text:p>-39.44</text:p>
          </table:table-cell>
          <table:table-cell office:value-type="float" office:value="4.72671" calcext:value-type="float">
            <text:p>4.72671</text:p>
          </table:table-cell>
          <table:table-cell office:value-type="float" office:value="-1.09434" calcext:value-type="float">
            <text:p>-1.09434</text:p>
          </table:table-cell>
        </table:table-row>
        <table:table-row table:style-name="ro1">
          <table:table-cell office:value-type="float" office:value="-39.4" calcext:value-type="float">
            <text:p>-39.4</text:p>
          </table:table-cell>
          <table:table-cell office:value-type="float" office:value="3.83796" calcext:value-type="float">
            <text:p>3.83796</text:p>
          </table:table-cell>
          <table:table-cell office:value-type="float" office:value="-2.21322" calcext:value-type="float">
            <text:p>-2.21322</text:p>
          </table:table-cell>
        </table:table-row>
        <table:table-row table:style-name="ro1">
          <table:table-cell office:value-type="float" office:value="-39.36" calcext:value-type="float">
            <text:p>-39.36</text:p>
          </table:table-cell>
          <table:table-cell office:value-type="float" office:value="2.6048" calcext:value-type="float">
            <text:p>2.6048</text:p>
          </table:table-cell>
          <table:table-cell office:value-type="float" office:value="-2.89518" calcext:value-type="float">
            <text:p>-2.89518</text:p>
          </table:table-cell>
        </table:table-row>
        <table:table-row table:style-name="ro1">
          <table:table-cell office:value-type="float" office:value="-39.32" calcext:value-type="float">
            <text:p>-39.32</text:p>
          </table:table-cell>
          <table:table-cell office:value-type="float" office:value="1.22285" calcext:value-type="float">
            <text:p>1.22285</text:p>
          </table:table-cell>
          <table:table-cell office:value-type="float" office:value="-3.04214" calcext:value-type="float">
            <text:p>-3.04214</text:p>
          </table:table-cell>
        </table:table-row>
        <table:table-row table:style-name="ro1">
          <table:table-cell office:value-type="float" office:value="-39.28" calcext:value-type="float">
            <text:p>-39.28</text:p>
          </table:table-cell>
          <table:table-cell office:value-type="float" office:value="-0.0894492" calcext:value-type="float">
            <text:p>-0.0894492</text:p>
          </table:table-cell>
          <table:table-cell office:value-type="float" office:value="-2.63908" calcext:value-type="float">
            <text:p>-2.63908</text:p>
          </table:table-cell>
        </table:table-row>
        <table:table-row table:style-name="ro1">
          <table:table-cell office:value-type="float" office:value="-39.24" calcext:value-type="float">
            <text:p>-39.24</text:p>
          </table:table-cell>
          <table:table-cell office:value-type="float" office:value="-1.12472" calcext:value-type="float">
            <text:p>-1.12472</text:p>
          </table:table-cell>
          <table:table-cell office:value-type="float" office:value="-1.75656" calcext:value-type="float">
            <text:p>-1.75656</text:p>
          </table:table-cell>
        </table:table-row>
        <table:table-row table:style-name="ro1">
          <table:table-cell office:value-type="float" office:value="-39.2" calcext:value-type="float">
            <text:p>-39.2</text:p>
          </table:table-cell>
          <table:table-cell office:value-type="float" office:value="-1.71878" calcext:value-type="float">
            <text:p>-1.71878</text:p>
          </table:table-cell>
          <table:table-cell office:value-type="float" office:value="-0.539845" calcext:value-type="float">
            <text:p>-0.539845</text:p>
          </table:table-cell>
        </table:table-row>
        <table:table-row table:style-name="ro1">
          <table:table-cell office:value-type="float" office:value="-39.16" calcext:value-type="float">
            <text:p>-39.16</text:p>
          </table:table-cell>
          <table:table-cell office:value-type="float" office:value="-1.77626" calcext:value-type="float">
            <text:p>-1.77626</text:p>
          </table:table-cell>
          <table:table-cell office:value-type="float" office:value="0.813489" calcext:value-type="float">
            <text:p>0.813489</text:p>
          </table:table-cell>
        </table:table-row>
        <table:table-row table:style-name="ro1">
          <table:table-cell office:value-type="float" office:value="-39.12" calcext:value-type="float">
            <text:p>-39.12</text:p>
          </table:table-cell>
          <table:table-cell office:value-type="float" office:value="-1.2855" calcext:value-type="float">
            <text:p>-1.2855</text:p>
          </table:table-cell>
          <table:table-cell office:value-type="float" office:value="2.08414" calcext:value-type="float">
            <text:p>2.08414</text:p>
          </table:table-cell>
        </table:table-row>
        <table:table-row table:style-name="ro1">
          <table:table-cell office:value-type="float" office:value="-39.08" calcext:value-type="float">
            <text:p>-39.08</text:p>
          </table:table-cell>
          <table:table-cell office:value-type="float" office:value="-0.320563" calcext:value-type="float">
            <text:p>-0.320563</text:p>
          </table:table-cell>
          <table:table-cell office:value-type="float" office:value="3.06507" calcext:value-type="float">
            <text:p>3.06507</text:p>
          </table:table-cell>
        </table:table-row>
        <table:table-row table:style-name="ro1">
          <table:table-cell office:value-type="float" office:value="-39.04" calcext:value-type="float">
            <text:p>-39.04</text:p>
          </table:table-cell>
          <table:table-cell office:value-type="float" office:value="0.970082" calcext:value-type="float">
            <text:p>0.970082</text:p>
          </table:table-cell>
          <table:table-cell office:value-type="float" office:value="3.59373" calcext:value-type="float">
            <text:p>3.59373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2.38641" calcext:value-type="float">
            <text:p>2.38641</text:p>
          </table:table-cell>
          <table:table-cell office:value-type="float" office:value="3.57733" calcext:value-type="float">
            <text:p>3.57733</text:p>
          </table:table-cell>
        </table:table-row>
        <table:table-row table:style-name="ro1">
          <table:table-cell office:value-type="float" office:value="-38.96" calcext:value-type="float">
            <text:p>-38.96</text:p>
          </table:table-cell>
          <table:table-cell office:value-type="float" office:value="3.70774" calcext:value-type="float">
            <text:p>3.70774</text:p>
          </table:table-cell>
          <table:table-cell office:value-type="float" office:value="3.00751" calcext:value-type="float">
            <text:p>3.00751</text:p>
          </table:table-cell>
        </table:table-row>
        <table:table-row table:style-name="ro1">
          <table:table-cell office:value-type="float" office:value="-38.92" calcext:value-type="float">
            <text:p>-38.92</text:p>
          </table:table-cell>
          <table:table-cell office:value-type="float" office:value="4.72694" calcext:value-type="float">
            <text:p>4.72694</text:p>
          </table:table-cell>
          <table:table-cell office:value-type="float" office:value="1.96178" calcext:value-type="float">
            <text:p>1.96178</text:p>
          </table:table-cell>
        </table:table-row>
        <table:table-row table:style-name="ro1">
          <table:table-cell office:value-type="float" office:value="-38.88" calcext:value-type="float">
            <text:p>-38.88</text:p>
          </table:table-cell>
          <table:table-cell office:value-type="float" office:value="5.28255" calcext:value-type="float">
            <text:p>5.28255</text:p>
          </table:table-cell>
          <table:table-cell office:value-type="float" office:value="0.591826" calcext:value-type="float">
            <text:p>0.591826</text:p>
          </table:table-cell>
        </table:table-row>
        <table:table-row table:style-name="ro1">
          <table:table-cell office:value-type="float" office:value="-38.84" calcext:value-type="float">
            <text:p>-38.84</text:p>
          </table:table-cell>
          <table:table-cell office:value-type="float" office:value="5.28391" calcext:value-type="float">
            <text:p>5.28391</text:p>
          </table:table-cell>
          <table:table-cell office:value-type="float" office:value="-0.899893" calcext:value-type="float">
            <text:p>-0.899893</text:p>
          </table:table-cell>
        </table:table-row>
        <table:table-row table:style-name="ro1">
          <table:table-cell office:value-type="float" office:value="-38.8" calcext:value-type="float">
            <text:p>-38.8</text:p>
          </table:table-cell>
          <table:table-cell office:value-type="float" office:value="4.72543" calcext:value-type="float">
            <text:p>4.72543</text:p>
          </table:table-cell>
          <table:table-cell office:value-type="float" office:value="-2.2913" calcext:value-type="float">
            <text:p>-2.2913</text:p>
          </table:table-cell>
        </table:table-row>
        <table:table-row table:style-name="ro1">
          <table:table-cell office:value-type="float" office:value="-38.76" calcext:value-type="float">
            <text:p>-38.76</text:p>
          </table:table-cell>
          <table:table-cell office:value-type="float" office:value="3.6876" calcext:value-type="float">
            <text:p>3.6876</text:p>
          </table:table-cell>
          <table:table-cell office:value-type="float" office:value="-3.37509" calcext:value-type="float">
            <text:p>-3.37509</text:p>
          </table:table-cell>
        </table:table-row>
        <table:table-row table:style-name="ro1">
          <table:table-cell office:value-type="float" office:value="-38.72" calcext:value-type="float">
            <text:p>-38.72</text:p>
          </table:table-cell>
          <table:table-cell office:value-type="float" office:value="2.32473" calcext:value-type="float">
            <text:p>2.32473</text:p>
          </table:table-cell>
          <table:table-cell office:value-type="float" office:value="-3.99079" calcext:value-type="float">
            <text:p>-3.99079</text:p>
          </table:table-cell>
        </table:table-row>
        <table:table-row table:style-name="ro1">
          <table:table-cell office:value-type="float" office:value="-38.68" calcext:value-type="float">
            <text:p>-38.68</text:p>
          </table:table-cell>
          <table:table-cell office:value-type="float" office:value="0.841242" calcext:value-type="float">
            <text:p>0.841242</text:p>
          </table:table-cell>
          <table:table-cell office:value-type="float" office:value="-4.04975" calcext:value-type="float">
            <text:p>-4.04975</text:p>
          </table:table-cell>
        </table:table-row>
        <table:table-row table:style-name="ro1">
          <table:table-cell office:value-type="float" office:value="-38.64" calcext:value-type="float">
            <text:p>-38.64</text:p>
          </table:table-cell>
          <table:table-cell office:value-type="float" office:value="-0.539933" calcext:value-type="float">
            <text:p>-0.539933</text:p>
          </table:table-cell>
          <table:table-cell office:value-type="float" office:value="-3.54894" calcext:value-type="float">
            <text:p>-3.54894</text:p>
          </table:table-cell>
        </table:table-row>
        <table:table-row table:style-name="ro1">
          <table:table-cell office:value-type="float" office:value="-38.6" calcext:value-type="float">
            <text:p>-38.6</text:p>
          </table:table-cell>
          <table:table-cell office:value-type="float" office:value="-1.61181" calcext:value-type="float">
            <text:p>-1.61181</text:p>
          </table:table-cell>
          <table:table-cell office:value-type="float" office:value="-2.57159" calcext:value-type="float">
            <text:p>-2.57159</text:p>
          </table:table-cell>
        </table:table-row>
        <table:table-row table:style-name="ro1">
          <table:table-cell office:value-type="float" office:value="-38.56" calcext:value-type="float">
            <text:p>-38.56</text:p>
          </table:table-cell>
          <table:table-cell office:value-type="float" office:value="-2.21544" calcext:value-type="float">
            <text:p>-2.21544</text:p>
          </table:table-cell>
          <table:table-cell office:value-type="float" office:value="-1.27438" calcext:value-type="float">
            <text:p>-1.27438</text:p>
          </table:table-cell>
        </table:table-row>
        <table:table-row table:style-name="ro1">
          <table:table-cell office:value-type="float" office:value="-38.52" calcext:value-type="float">
            <text:p>-38.52</text:p>
          </table:table-cell>
          <table:table-cell office:value-type="float" office:value="-2.26463" calcext:value-type="float">
            <text:p>-2.26463</text:p>
          </table:table-cell>
          <table:table-cell office:value-type="float" office:value="0.136692" calcext:value-type="float">
            <text:p>0.136692</text:p>
          </table:table-cell>
        </table:table-row>
        <table:table-row table:style-name="ro1">
          <table:table-cell office:value-type="float" office:value="-38.48" calcext:value-type="float">
            <text:p>-38.48</text:p>
          </table:table-cell>
          <table:table-cell office:value-type="float" office:value="-1.75935" calcext:value-type="float">
            <text:p>-1.75935</text:p>
          </table:table-cell>
          <table:table-cell office:value-type="float" office:value="1.43819" calcext:value-type="float">
            <text:p>1.43819</text:p>
          </table:table-cell>
        </table:table-row>
        <table:table-row table:style-name="ro1">
          <table:table-cell office:value-type="float" office:value="-38.44" calcext:value-type="float">
            <text:p>-38.44</text:p>
          </table:table-cell>
          <table:table-cell office:value-type="float" office:value="-0.785949" calcext:value-type="float">
            <text:p>-0.785949</text:p>
          </table:table-cell>
          <table:table-cell office:value-type="float" office:value="2.4239" calcext:value-type="float">
            <text:p>2.4239</text:p>
          </table:table-cell>
        </table:table-row>
        <table:table-row table:style-name="ro1">
          <table:table-cell office:value-type="float" office:value="-38.4" calcext:value-type="float">
            <text:p>-38.4</text:p>
          </table:table-cell>
          <table:table-cell office:value-type="float" office:value="0.496153" calcext:value-type="float">
            <text:p>0.496153</text:p>
          </table:table-cell>
          <table:table-cell office:value-type="float" office:value="2.93683" calcext:value-type="float">
            <text:p>2.93683</text:p>
          </table:table-cell>
        </table:table-row>
        <table:table-row table:style-name="ro1">
          <table:table-cell office:value-type="float" office:value="-38.36" calcext:value-type="float">
            <text:p>-38.36</text:p>
          </table:table-cell>
          <table:table-cell office:value-type="float" office:value="1.87907" calcext:value-type="float">
            <text:p>1.87907</text:p>
          </table:table-cell>
          <table:table-cell office:value-type="float" office:value="2.89369" calcext:value-type="float">
            <text:p>2.89369</text:p>
          </table:table-cell>
        </table:table-row>
        <table:table-row table:style-name="ro1">
          <table:table-cell office:value-type="float" office:value="-38.32" calcext:value-type="float">
            <text:p>-38.32</text:p>
          </table:table-cell>
          <table:table-cell office:value-type="float" office:value="3.13863" calcext:value-type="float">
            <text:p>3.13863</text:p>
          </table:table-cell>
          <table:table-cell office:value-type="float" office:value="2.29797" calcext:value-type="float">
            <text:p>2.29797</text:p>
          </table:table-cell>
        </table:table-row>
        <table:table-row table:style-name="ro1">
          <table:table-cell office:value-type="float" office:value="-38.28" calcext:value-type="float">
            <text:p>-38.28</text:p>
          </table:table-cell>
          <table:table-cell office:value-type="float" office:value="4.06913" calcext:value-type="float">
            <text:p>4.06913</text:p>
          </table:table-cell>
          <table:table-cell office:value-type="float" office:value="1.23961" calcext:value-type="float">
            <text:p>1.23961</text:p>
          </table:table-cell>
        </table:table-row>
        <table:table-row table:style-name="ro1">
          <table:table-cell office:value-type="float" office:value="-38.24" calcext:value-type="float">
            <text:p>-38.24</text:p>
          </table:table-cell>
          <table:table-cell office:value-type="float" office:value="4.51537" calcext:value-type="float">
            <text:p>4.51537</text:p>
          </table:table-cell>
          <table:table-cell office:value-type="float" office:value="-0.118744" calcext:value-type="float">
            <text:p>-0.118744</text:p>
          </table:table-cell>
        </table:table-row>
        <table:table-row table:style-name="ro1">
          <table:table-cell office:value-type="float" office:value="-38.2" calcext:value-type="float">
            <text:p>-38.2</text:p>
          </table:table-cell>
          <table:table-cell office:value-type="float" office:value="4.39681" calcext:value-type="float">
            <text:p>4.39681</text:p>
          </table:table-cell>
          <table:table-cell office:value-type="float" office:value="-1.56683" calcext:value-type="float">
            <text:p>-1.56683</text:p>
          </table:table-cell>
        </table:table-row>
        <table:table-row table:style-name="ro1">
          <table:table-cell office:value-type="float" office:value="-38.16" calcext:value-type="float">
            <text:p>-38.16</text:p>
          </table:table-cell>
          <table:table-cell office:value-type="float" office:value="3.72033" calcext:value-type="float">
            <text:p>3.72033</text:p>
          </table:table-cell>
          <table:table-cell office:value-type="float" office:value="-2.87924" calcext:value-type="float">
            <text:p>-2.87924</text:p>
          </table:table-cell>
        </table:table-row>
        <table:table-row table:style-name="ro1">
          <table:table-cell office:value-type="float" office:value="-38.12" calcext:value-type="float">
            <text:p>-38.12</text:p>
          </table:table-cell>
          <table:table-cell office:value-type="float" office:value="2.57936" calcext:value-type="float">
            <text:p>2.57936</text:p>
          </table:table-cell>
          <table:table-cell office:value-type="float" office:value="-3.85031" calcext:value-type="float">
            <text:p>-3.85031</text:p>
          </table:table-cell>
        </table:table-row>
        <table:table-row table:style-name="ro1">
          <table:table-cell office:value-type="float" office:value="-38.08" calcext:value-type="float">
            <text:p>-38.08</text:p>
          </table:table-cell>
          <table:table-cell office:value-type="float" office:value="1.13967" calcext:value-type="float">
            <text:p>1.13967</text:p>
          </table:table-cell>
          <table:table-cell office:value-type="float" office:value="-4.3261" calcext:value-type="float">
            <text:p>-4.3261</text:p>
          </table:table-cell>
        </table:table-row>
        <table:table-row table:style-name="ro1">
          <table:table-cell office:value-type="float" office:value="-38.04" calcext:value-type="float">
            <text:p>-38.04</text:p>
          </table:table-cell>
          <table:table-cell office:value-type="float" office:value="-0.386148" calcext:value-type="float">
            <text:p>-0.386148</text:p>
          </table:table-cell>
          <table:table-cell office:value-type="float" office:value="-4.22833" calcext:value-type="float">
            <text:p>-4.2283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.77148" calcext:value-type="float">
            <text:p>-1.77148</text:p>
          </table:table-cell>
          <table:table-cell office:value-type="float" office:value="-3.56673" calcext:value-type="float">
            <text:p>-3.56673</text:p>
          </table:table-cell>
        </table:table-row>
        <table:table-row table:style-name="ro1">
          <table:table-cell office:value-type="float" office:value="-37.96" calcext:value-type="float">
            <text:p>-37.96</text:p>
          </table:table-cell>
          <table:table-cell office:value-type="float" office:value="-2.81071" calcext:value-type="float">
            <text:p>-2.81071</text:p>
          </table:table-cell>
          <table:table-cell office:value-type="float" office:value="-2.43769" calcext:value-type="float">
            <text:p>-2.43769</text:p>
          </table:table-cell>
        </table:table-row>
        <table:table-row table:style-name="ro1">
          <table:table-cell office:value-type="float" office:value="-37.92" calcext:value-type="float">
            <text:p>-37.92</text:p>
          </table:table-cell>
          <table:table-cell office:value-type="float" office:value="-3.35113" calcext:value-type="float">
            <text:p>-3.35113</text:p>
          </table:table-cell>
          <table:table-cell office:value-type="float" office:value="-1.00955" calcext:value-type="float">
            <text:p>-1.00955</text:p>
          </table:table-cell>
        </table:table-row>
        <table:table-row table:style-name="ro1">
          <table:table-cell office:value-type="float" office:value="-37.88" calcext:value-type="float">
            <text:p>-37.88</text:p>
          </table:table-cell>
          <table:table-cell office:value-type="float" office:value="-3.31663" calcext:value-type="float">
            <text:p>-3.31663</text:p>
          </table:table-cell>
          <table:table-cell office:value-type="float" office:value="0.503353" calcext:value-type="float">
            <text:p>0.503353</text:p>
          </table:table-cell>
        </table:table-row>
        <table:table-row table:style-name="ro1">
          <table:table-cell office:value-type="float" office:value="-37.84" calcext:value-type="float">
            <text:p>-37.84</text:p>
          </table:table-cell>
          <table:table-cell office:value-type="float" office:value="-2.71965" calcext:value-type="float">
            <text:p>-2.71965</text:p>
          </table:table-cell>
          <table:table-cell office:value-type="float" office:value="1.87375" calcext:value-type="float">
            <text:p>1.87375</text:p>
          </table:table-cell>
        </table:table-row>
        <table:table-row table:style-name="ro1">
          <table:table-cell office:value-type="float" office:value="-37.8" calcext:value-type="float">
            <text:p>-37.8</text:p>
          </table:table-cell>
          <table:table-cell office:value-type="float" office:value="-1.65935" calcext:value-type="float">
            <text:p>-1.65935</text:p>
          </table:table-cell>
          <table:table-cell office:value-type="float" office:value="2.89664" calcext:value-type="float">
            <text:p>2.89664</text:p>
          </table:table-cell>
        </table:table-row>
        <table:table-row table:style-name="ro1">
          <table:table-cell office:value-type="float" office:value="-37.76" calcext:value-type="float">
            <text:p>-37.76</text:p>
          </table:table-cell>
          <table:table-cell office:value-type="float" office:value="-0.306399" calcext:value-type="float">
            <text:p>-0.306399</text:p>
          </table:table-cell>
          <table:table-cell office:value-type="float" office:value="3.42109" calcext:value-type="float">
            <text:p>3.42109</text:p>
          </table:table-cell>
        </table:table-row>
        <table:table-row table:style-name="ro1">
          <table:table-cell office:value-type="float" office:value="-37.72" calcext:value-type="float">
            <text:p>-37.72</text:p>
          </table:table-cell>
          <table:table-cell office:value-type="float" office:value="1.12339" calcext:value-type="float">
            <text:p>1.12339</text:p>
          </table:table-cell>
          <table:table-cell office:value-type="float" office:value="3.37369" calcext:value-type="float">
            <text:p>3.37369</text:p>
          </table:table-cell>
        </table:table-row>
        <table:table-row table:style-name="ro1">
          <table:table-cell office:value-type="float" office:value="-37.68" calcext:value-type="float">
            <text:p>-37.68</text:p>
          </table:table-cell>
          <table:table-cell office:value-type="float" office:value="2.40245" calcext:value-type="float">
            <text:p>2.40245</text:p>
          </table:table-cell>
          <table:table-cell office:value-type="float" office:value="2.77008" calcext:value-type="float">
            <text:p>2.77008</text:p>
          </table:table-cell>
        </table:table-row>
        <table:table-row table:style-name="ro1">
          <table:table-cell office:value-type="float" office:value="-37.64" calcext:value-type="float">
            <text:p>-37.64</text:p>
          </table:table-cell>
          <table:table-cell office:value-type="float" office:value="3.32678" calcext:value-type="float">
            <text:p>3.32678</text:p>
          </table:table-cell>
          <table:table-cell office:value-type="float" office:value="1.71265" calcext:value-type="float">
            <text:p>1.71265</text:p>
          </table:table-cell>
        </table:table-row>
        <table:table-row table:style-name="ro1">
          <table:table-cell office:value-type="float" office:value="-37.6" calcext:value-type="float">
            <text:p>-37.6</text:p>
          </table:table-cell>
          <table:table-cell office:value-type="float" office:value="3.74762" calcext:value-type="float">
            <text:p>3.74762</text:p>
          </table:table-cell>
          <table:table-cell office:value-type="float" office:value="0.374819" calcext:value-type="float">
            <text:p>0.374819</text:p>
          </table:table-cell>
        </table:table-row>
        <table:table-row table:style-name="ro1">
          <table:table-cell office:value-type="float" office:value="-37.56" calcext:value-type="float">
            <text:p>-37.56</text:p>
          </table:table-cell>
          <table:table-cell office:value-type="float" office:value="3.59469" calcext:value-type="float">
            <text:p>3.59469</text:p>
          </table:table-cell>
          <table:table-cell office:value-type="float" office:value="-1.02576" calcext:value-type="float">
            <text:p>-1.02576</text:p>
          </table:table-cell>
        </table:table-row>
        <table:table-row table:style-name="ro1">
          <table:table-cell office:value-type="float" office:value="-37.52" calcext:value-type="float">
            <text:p>-37.52</text:p>
          </table:table-cell>
          <table:table-cell office:value-type="float" office:value="2.88729" calcext:value-type="float">
            <text:p>2.88729</text:p>
          </table:table-cell>
          <table:table-cell office:value-type="float" office:value="-2.2609" calcext:value-type="float">
            <text:p>-2.2609</text:p>
          </table:table-cell>
        </table:table-row>
        <table:table-row table:style-name="ro1">
          <table:table-cell office:value-type="float" office:value="-37.48" calcext:value-type="float">
            <text:p>-37.48</text:p>
          </table:table-cell>
          <table:table-cell office:value-type="float" office:value="1.73148" calcext:value-type="float">
            <text:p>1.73148</text:p>
          </table:table-cell>
          <table:table-cell office:value-type="float" office:value="-3.12726" calcext:value-type="float">
            <text:p>-3.12726</text:p>
          </table:table-cell>
        </table:table-row>
        <table:table-row table:style-name="ro1">
          <table:table-cell office:value-type="float" office:value="-37.44" calcext:value-type="float">
            <text:p>-37.44</text:p>
          </table:table-cell>
          <table:table-cell office:value-type="float" office:value="0.303915" calcext:value-type="float">
            <text:p>0.303915</text:p>
          </table:table-cell>
          <table:table-cell office:value-type="float" office:value="-3.47803" calcext:value-type="float">
            <text:p>-3.47803</text:p>
          </table:table-cell>
        </table:table-row>
        <table:table-row table:style-name="ro1">
          <table:table-cell office:value-type="float" office:value="-37.4" calcext:value-type="float">
            <text:p>-37.4</text:p>
          </table:table-cell>
          <table:table-cell office:value-type="float" office:value="-1.17546" calcext:value-type="float">
            <text:p>-1.17546</text:p>
          </table:table-cell>
          <table:table-cell office:value-type="float" office:value="-3.24582" calcext:value-type="float">
            <text:p>-3.24582</text:p>
          </table:table-cell>
        </table:table-row>
        <table:table-row table:style-name="ro1">
          <table:table-cell office:value-type="float" office:value="-37.36" calcext:value-type="float">
            <text:p>-37.36</text:p>
          </table:table-cell>
          <table:table-cell office:value-type="float" office:value="-2.47733" calcext:value-type="float">
            <text:p>-2.47733</text:p>
          </table:table-cell>
          <table:table-cell office:value-type="float" office:value="-2.45335" calcext:value-type="float">
            <text:p>-2.45335</text:p>
          </table:table-cell>
        </table:table-row>
        <table:table-row table:style-name="ro1">
          <table:table-cell office:value-type="float" office:value="-37.32" calcext:value-type="float">
            <text:p>-37.32</text:p>
          </table:table-cell>
          <table:table-cell office:value-type="float" office:value="-3.39858" calcext:value-type="float">
            <text:p>-3.39858</text:p>
          </table:table-cell>
          <table:table-cell office:value-type="float" office:value="-1.21019" calcext:value-type="float">
            <text:p>-1.21019</text:p>
          </table:table-cell>
        </table:table-row>
        <table:table-row table:style-name="ro1">
          <table:table-cell office:value-type="float" office:value="-37.28" calcext:value-type="float">
            <text:p>-37.28</text:p>
          </table:table-cell>
          <table:table-cell office:value-type="float" office:value="-3.79381" calcext:value-type="float">
            <text:p>-3.79381</text:p>
          </table:table-cell>
          <table:table-cell office:value-type="float" office:value="0.303983" calcext:value-type="float">
            <text:p>0.303983</text:p>
          </table:table-cell>
        </table:table-row>
        <table:table-row table:style-name="ro1">
          <table:table-cell office:value-type="float" office:value="-37.24" calcext:value-type="float">
            <text:p>-37.24</text:p>
          </table:table-cell>
          <table:table-cell office:value-type="float" office:value="-3.598" calcext:value-type="float">
            <text:p>-3.598</text:p>
          </table:table-cell>
          <table:table-cell office:value-type="float" office:value="1.86706" calcext:value-type="float">
            <text:p>1.86706</text:p>
          </table:table-cell>
        </table:table-row>
        <table:table-row table:style-name="ro1">
          <table:table-cell office:value-type="float" office:value="-37.2" calcext:value-type="float">
            <text:p>-37.2</text:p>
          </table:table-cell>
          <table:table-cell office:value-type="float" office:value="-2.83678" calcext:value-type="float">
            <text:p>-2.83678</text:p>
          </table:table-cell>
          <table:table-cell office:value-type="float" office:value="3.24874" calcext:value-type="float">
            <text:p>3.24874</text:p>
          </table:table-cell>
        </table:table-row>
        <table:table-row table:style-name="ro1">
          <table:table-cell office:value-type="float" office:value="-37.16" calcext:value-type="float">
            <text:p>-37.16</text:p>
          </table:table-cell>
          <table:table-cell office:value-type="float" office:value="-1.62264" calcext:value-type="float">
            <text:p>-1.62264</text:p>
          </table:table-cell>
          <table:table-cell office:value-type="float" office:value="4.24621" calcext:value-type="float">
            <text:p>4.24621</text:p>
          </table:table-cell>
        </table:table-row>
        <table:table-row table:style-name="ro1">
          <table:table-cell office:value-type="float" office:value="-37.12" calcext:value-type="float">
            <text:p>-37.12</text:p>
          </table:table-cell>
          <table:table-cell office:value-type="float" office:value="-0.137717" calcext:value-type="float">
            <text:p>-0.137717</text:p>
          </table:table-cell>
          <table:table-cell office:value-type="float" office:value="4.71553" calcext:value-type="float">
            <text:p>4.71553</text:p>
          </table:table-cell>
        </table:table-row>
        <table:table-row table:style-name="ro1">
          <table:table-cell office:value-type="float" office:value="-37.08" calcext:value-type="float">
            <text:p>-37.08</text:p>
          </table:table-cell>
          <table:table-cell office:value-type="float" office:value="1.39432" calcext:value-type="float">
            <text:p>1.39432</text:p>
          </table:table-cell>
          <table:table-cell office:value-type="float" office:value="4.59408" calcext:value-type="float">
            <text:p>4.59408</text:p>
          </table:table-cell>
        </table:table-row>
        <table:table-row table:style-name="ro1">
          <table:table-cell office:value-type="float" office:value="-37.04" calcext:value-type="float">
            <text:p>-37.04</text:p>
          </table:table-cell>
          <table:table-cell office:value-type="float" office:value="2.74279" calcext:value-type="float">
            <text:p>2.74279</text:p>
          </table:table-cell>
          <table:table-cell office:value-type="float" office:value="3.91033" calcext:value-type="float">
            <text:p>3.91033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3.70579" calcext:value-type="float">
            <text:p>3.70579</text:p>
          </table:table-cell>
          <table:table-cell office:value-type="float" office:value="2.77961" calcext:value-type="float">
            <text:p>2.77961</text:p>
          </table:table-cell>
        </table:table-row>
        <table:table-row table:style-name="ro1">
          <table:table-cell office:value-type="float" office:value="-36.96" calcext:value-type="float">
            <text:p>-36.96</text:p>
          </table:table-cell>
          <table:table-cell office:value-type="float" office:value="4.14145" calcext:value-type="float">
            <text:p>4.14145</text:p>
          </table:table-cell>
          <table:table-cell office:value-type="float" office:value="1.38635" calcext:value-type="float">
            <text:p>1.38635</text:p>
          </table:table-cell>
        </table:table-row>
        <table:table-row table:style-name="ro1">
          <table:table-cell office:value-type="float" office:value="-36.92" calcext:value-type="float">
            <text:p>-36.92</text:p>
          </table:table-cell>
          <table:table-cell office:value-type="float" office:value="3.99009" calcext:value-type="float">
            <text:p>3.99009</text:p>
          </table:table-cell>
          <table:table-cell office:value-type="float" office:value="-0.0444307" calcext:value-type="float">
            <text:p>-0.0444307</text:p>
          </table:table-cell>
        </table:table-row>
        <table:table-row table:style-name="ro1">
          <table:table-cell office:value-type="float" office:value="-36.88" calcext:value-type="float">
            <text:p>-36.88</text:p>
          </table:table-cell>
          <table:table-cell office:value-type="float" office:value="3.28362" calcext:value-type="float">
            <text:p>3.28362</text:p>
          </table:table-cell>
          <table:table-cell office:value-type="float" office:value="-1.28194" calcext:value-type="float">
            <text:p>-1.28194</text:p>
          </table:table-cell>
        </table:table-row>
        <table:table-row table:style-name="ro1">
          <table:table-cell office:value-type="float" office:value="-36.84" calcext:value-type="float">
            <text:p>-36.84</text:p>
          </table:table-cell>
          <table:table-cell office:value-type="float" office:value="2.1407" calcext:value-type="float">
            <text:p>2.1407</text:p>
          </table:table-cell>
          <table:table-cell office:value-type="float" office:value="-2.12546" calcext:value-type="float">
            <text:p>-2.12546</text:p>
          </table:table-cell>
        </table:table-row>
        <table:table-row table:style-name="ro1">
          <table:table-cell office:value-type="float" office:value="-36.8" calcext:value-type="float">
            <text:p>-36.8</text:p>
          </table:table-cell>
          <table:table-cell office:value-type="float" office:value="0.748535" calcext:value-type="float">
            <text:p>0.748535</text:p>
          </table:table-cell>
          <table:table-cell office:value-type="float" office:value="-2.43555" calcext:value-type="float">
            <text:p>-2.43555</text:p>
          </table:table-cell>
        </table:table-row>
        <table:table-row table:style-name="ro1">
          <table:table-cell office:value-type="float" office:value="-36.76" calcext:value-type="float">
            <text:p>-36.76</text:p>
          </table:table-cell>
          <table:table-cell office:value-type="float" office:value="-0.666036" calcext:value-type="float">
            <text:p>-0.666036</text:p>
          </table:table-cell>
          <table:table-cell office:value-type="float" office:value="-2.15584" calcext:value-type="float">
            <text:p>-2.15584</text:p>
          </table:table-cell>
        </table:table-row>
        <table:table-row table:style-name="ro1">
          <table:table-cell office:value-type="float" office:value="-36.72" calcext:value-type="float">
            <text:p>-36.72</text:p>
          </table:table-cell>
          <table:table-cell office:value-type="float" office:value="-1.8717" calcext:value-type="float">
            <text:p>-1.8717</text:p>
          </table:table-cell>
          <table:table-cell office:value-type="float" office:value="-1.32202" calcext:value-type="float">
            <text:p>-1.32202</text:p>
          </table:table-cell>
        </table:table-row>
        <table:table-row table:style-name="ro1">
          <table:table-cell office:value-type="float" office:value="-36.68" calcext:value-type="float">
            <text:p>-36.68</text:p>
          </table:table-cell>
          <table:table-cell office:value-type="float" office:value="-2.66855" calcext:value-type="float">
            <text:p>-2.66855</text:p>
          </table:table-cell>
          <table:table-cell office:value-type="float" office:value="-0.0564936" calcext:value-type="float">
            <text:p>-0.0564936</text:p>
          </table:table-cell>
        </table:table-row>
        <table:table-row table:style-name="ro1">
          <table:table-cell office:value-type="float" office:value="-36.64" calcext:value-type="float">
            <text:p>-36.64</text:p>
          </table:table-cell>
          <table:table-cell office:value-type="float" office:value="-2.9192" calcext:value-type="float">
            <text:p>-2.9192</text:p>
          </table:table-cell>
          <table:table-cell office:value-type="float" office:value="1.45033" calcext:value-type="float">
            <text:p>1.45033</text:p>
          </table:table-cell>
        </table:table-row>
        <table:table-row table:style-name="ro1">
          <table:table-cell office:value-type="float" office:value="-36.6" calcext:value-type="float">
            <text:p>-36.6</text:p>
          </table:table-cell>
          <table:table-cell office:value-type="float" office:value="-2.57027" calcext:value-type="float">
            <text:p>-2.57027</text:p>
          </table:table-cell>
          <table:table-cell office:value-type="float" office:value="2.96941" calcext:value-type="float">
            <text:p>2.96941</text:p>
          </table:table-cell>
        </table:table-row>
        <table:table-row table:style-name="ro1">
          <table:table-cell office:value-type="float" office:value="-36.56" calcext:value-type="float">
            <text:p>-36.56</text:p>
          </table:table-cell>
          <table:table-cell office:value-type="float" office:value="-1.6609" calcext:value-type="float">
            <text:p>-1.6609</text:p>
          </table:table-cell>
          <table:table-cell office:value-type="float" office:value="4.26846" calcext:value-type="float">
            <text:p>4.26846</text:p>
          </table:table-cell>
        </table:table-row>
        <table:table-row table:style-name="ro1">
          <table:table-cell office:value-type="float" office:value="-36.52" calcext:value-type="float">
            <text:p>-36.52</text:p>
          </table:table-cell>
          <table:table-cell office:value-type="float" office:value="-0.316954" calcext:value-type="float">
            <text:p>-0.316954</text:p>
          </table:table-cell>
          <table:table-cell office:value-type="float" office:value="5.14796" calcext:value-type="float">
            <text:p>5.14796</text:p>
          </table:table-cell>
        </table:table-row>
        <table:table-row table:style-name="ro1">
          <table:table-cell office:value-type="float" office:value="-36.48" calcext:value-type="float">
            <text:p>-36.48</text:p>
          </table:table-cell>
          <table:table-cell office:value-type="float" office:value="1.26826" calcext:value-type="float">
            <text:p>1.26826</text:p>
          </table:table-cell>
          <table:table-cell office:value-type="float" office:value="5.47211" calcext:value-type="float">
            <text:p>5.47211</text:p>
          </table:table-cell>
        </table:table-row>
        <table:table-row table:style-name="ro1">
          <table:table-cell office:value-type="float" office:value="-36.44" calcext:value-type="float">
            <text:p>-36.44</text:p>
          </table:table-cell>
          <table:table-cell office:value-type="float" office:value="2.86377" calcext:value-type="float">
            <text:p>2.86377</text:p>
          </table:table-cell>
          <table:table-cell office:value-type="float" office:value="5.19001" calcext:value-type="float">
            <text:p>5.19001</text:p>
          </table:table-cell>
        </table:table-row>
        <table:table-row table:style-name="ro1">
          <table:table-cell office:value-type="float" office:value="-36.4" calcext:value-type="float">
            <text:p>-36.4</text:p>
          </table:table-cell>
          <table:table-cell office:value-type="float" office:value="4.23657" calcext:value-type="float">
            <text:p>4.23657</text:p>
          </table:table-cell>
          <table:table-cell office:value-type="float" office:value="4.34375" calcext:value-type="float">
            <text:p>4.34375</text:p>
          </table:table-cell>
        </table:table-row>
        <table:table-row table:style-name="ro1">
          <table:table-cell office:value-type="float" office:value="-36.36" calcext:value-type="float">
            <text:p>-36.36</text:p>
          </table:table-cell>
          <table:table-cell office:value-type="float" office:value="5.18771" calcext:value-type="float">
            <text:p>5.18771</text:p>
          </table:table-cell>
          <table:table-cell office:value-type="float" office:value="3.0621" calcext:value-type="float">
            <text:p>3.0621</text:p>
          </table:table-cell>
        </table:table-row>
        <table:table-row table:style-name="ro1">
          <table:table-cell office:value-type="float" office:value="-36.32" calcext:value-type="float">
            <text:p>-36.32</text:p>
          </table:table-cell>
          <table:table-cell office:value-type="float" office:value="5.58315" calcext:value-type="float">
            <text:p>5.58315</text:p>
          </table:table-cell>
          <table:table-cell office:value-type="float" office:value="1.54067" calcext:value-type="float">
            <text:p>1.54067</text:p>
          </table:table-cell>
        </table:table-row>
        <table:table-row table:style-name="ro1">
          <table:table-cell office:value-type="float" office:value="-36.28" calcext:value-type="float">
            <text:p>-36.28</text:p>
          </table:table-cell>
          <table:table-cell office:value-type="float" office:value="5.37463" calcext:value-type="float">
            <text:p>5.37463</text:p>
          </table:table-cell>
          <table:table-cell office:value-type="float" office:value="0.01179" calcext:value-type="float">
            <text:p>0.01179</text:p>
          </table:table-cell>
        </table:table-row>
        <table:table-row table:style-name="ro1">
          <table:table-cell office:value-type="float" office:value="-36.24" calcext:value-type="float">
            <text:p>-36.24</text:p>
          </table:table-cell>
          <table:table-cell office:value-type="float" office:value="4.60724" calcext:value-type="float">
            <text:p>4.60724</text:p>
          </table:table-cell>
          <table:table-cell office:value-type="float" office:value="-1.29143" calcext:value-type="float">
            <text:p>-1.29143</text:p>
          </table:table-cell>
        </table:table-row>
        <table:table-row table:style-name="ro1">
          <table:table-cell office:value-type="float" office:value="-36.2" calcext:value-type="float">
            <text:p>-36.2</text:p>
          </table:table-cell>
          <table:table-cell office:value-type="float" office:value="3.41267" calcext:value-type="float">
            <text:p>3.41267</text:p>
          </table:table-cell>
          <table:table-cell office:value-type="float" office:value="-2.17126" calcext:value-type="float">
            <text:p>-2.17126</text:p>
          </table:table-cell>
        </table:table-row>
        <table:table-row table:style-name="ro1">
          <table:table-cell office:value-type="float" office:value="-36.16" calcext:value-type="float">
            <text:p>-36.16</text:p>
          </table:table-cell>
          <table:table-cell office:value-type="float" office:value="1.98881" calcext:value-type="float">
            <text:p>1.98881</text:p>
          </table:table-cell>
          <table:table-cell office:value-type="float" office:value="-2.49603" calcext:value-type="float">
            <text:p>-2.49603</text:p>
          </table:table-cell>
        </table:table-row>
        <table:table-row table:style-name="ro1">
          <table:table-cell office:value-type="float" office:value="-36.12" calcext:value-type="float">
            <text:p>-36.12</text:p>
          </table:table-cell>
          <table:table-cell office:value-type="float" office:value="0.569261" calcext:value-type="float">
            <text:p>0.569261</text:p>
          </table:table-cell>
          <table:table-cell office:value-type="float" office:value="-2.22071" calcext:value-type="float">
            <text:p>-2.22071</text:p>
          </table:table-cell>
        </table:table-row>
        <table:table-row table:style-name="ro1">
          <table:table-cell office:value-type="float" office:value="-36.08" calcext:value-type="float">
            <text:p>-36.08</text:p>
          </table:table-cell>
          <table:table-cell office:value-type="float" office:value="-0.612923" calcext:value-type="float">
            <text:p>-0.612923</text:p>
          </table:table-cell>
          <table:table-cell office:value-type="float" office:value="-1.39401" calcext:value-type="float">
            <text:p>-1.39401</text:p>
          </table:table-cell>
        </table:table-row>
        <table:table-row table:style-name="ro1">
          <table:table-cell office:value-type="float" office:value="-36.04" calcext:value-type="float">
            <text:p>-36.04</text:p>
          </table:table-cell>
          <table:table-cell office:value-type="float" office:value="-1.36139" calcext:value-type="float">
            <text:p>-1.36139</text:p>
          </table:table-cell>
          <table:table-cell office:value-type="float" office:value="-0.151089" calcext:value-type="float">
            <text:p>-0.151089</text:p>
          </table:table-cell>
        </table:table-row>
        <table:table-row table:style-name="ro1">
          <table:table-cell table:style-name="ce3" office:value-type="float" office:value="-36" calcext:value-type="float">
            <text:p>-3.60E+01</text:p>
          </table:table-cell>
          <table:table-cell office:value-type="float" office:value="-1.54709" calcext:value-type="float">
            <text:p>-1.54709</text:p>
          </table:table-cell>
          <table:table-cell table:style-name="ce3" office:value-type="float" office:value="1.30733" calcext:value-type="float">
            <text:p>1.31E+00</text:p>
          </table:table-cell>
        </table:table-row>
        <table:table-row table:style-name="ro1">
          <table:table-cell office:value-type="float" office:value="-35.96" calcext:value-type="float">
            <text:p>-35.96</text:p>
          </table:table-cell>
          <table:table-cell office:value-type="float" office:value="-1.12843" calcext:value-type="float">
            <text:p>-1.12843</text:p>
          </table:table-cell>
          <table:table-cell office:value-type="float" office:value="2.74589" calcext:value-type="float">
            <text:p>2.74589</text:p>
          </table:table-cell>
        </table:table-row>
        <table:table-row table:style-name="ro1">
          <table:table-cell office:value-type="float" office:value="-35.92" calcext:value-type="float">
            <text:p>-35.92</text:p>
          </table:table-cell>
          <table:table-cell office:value-type="float" office:value="-0.158046" calcext:value-type="float">
            <text:p>-0.158046</text:p>
          </table:table-cell>
          <table:table-cell office:value-type="float" office:value="3.93109" calcext:value-type="float">
            <text:p>3.93109</text:p>
          </table:table-cell>
        </table:table-row>
        <table:table-row table:style-name="ro1">
          <table:table-cell office:value-type="float" office:value="-35.88" calcext:value-type="float">
            <text:p>-35.88</text:p>
          </table:table-cell>
          <table:table-cell office:value-type="float" office:value="1.22518" calcext:value-type="float">
            <text:p>1.22518</text:p>
          </table:table-cell>
          <table:table-cell office:value-type="float" office:value="4.66751" calcext:value-type="float">
            <text:p>4.66751</text:p>
          </table:table-cell>
        </table:table-row>
        <table:table-row table:style-name="ro1">
          <table:table-cell office:value-type="float" office:value="-35.84" calcext:value-type="float">
            <text:p>-35.84</text:p>
          </table:table-cell>
          <table:table-cell office:value-type="float" office:value="2.81739" calcext:value-type="float">
            <text:p>2.81739</text:p>
          </table:table-cell>
          <table:table-cell office:value-type="float" office:value="4.82825" calcext:value-type="float">
            <text:p>4.82825</text:p>
          </table:table-cell>
        </table:table-row>
        <table:table-row table:style-name="ro1">
          <table:table-cell office:value-type="float" office:value="-35.8" calcext:value-type="float">
            <text:p>-35.8</text:p>
          </table:table-cell>
          <table:table-cell office:value-type="float" office:value="4.38114" calcext:value-type="float">
            <text:p>4.38114</text:p>
          </table:table-cell>
          <table:table-cell office:value-type="float" office:value="4.37479" calcext:value-type="float">
            <text:p>4.37479</text:p>
          </table:table-cell>
        </table:table-row>
        <table:table-row table:style-name="ro1">
          <table:table-cell office:value-type="float" office:value="-35.76" calcext:value-type="float">
            <text:p>-35.76</text:p>
          </table:table-cell>
          <table:table-cell office:value-type="float" office:value="5.68217" calcext:value-type="float">
            <text:p>5.68217</text:p>
          </table:table-cell>
          <table:table-cell office:value-type="float" office:value="3.3632" calcext:value-type="float">
            <text:p>3.3632</text:p>
          </table:table-cell>
        </table:table-row>
        <table:table-row table:style-name="ro1">
          <table:table-cell office:value-type="float" office:value="-35.72" calcext:value-type="float">
            <text:p>-35.72</text:p>
          </table:table-cell>
          <table:table-cell office:value-type="float" office:value="6.52563" calcext:value-type="float">
            <text:p>6.52563</text:p>
          </table:table-cell>
          <table:table-cell office:value-type="float" office:value="1.93573" calcext:value-type="float">
            <text:p>1.93573</text:p>
          </table:table-cell>
        </table:table-row>
        <table:table-row table:style-name="ro1">
          <table:table-cell office:value-type="float" office:value="-35.68" calcext:value-type="float">
            <text:p>-35.68</text:p>
          </table:table-cell>
          <table:table-cell office:value-type="float" office:value="6.78641" calcext:value-type="float">
            <text:p>6.78641</text:p>
          </table:table-cell>
          <table:table-cell office:value-type="float" office:value="0.298955" calcext:value-type="float">
            <text:p>0.298955</text:p>
          </table:table-cell>
        </table:table-row>
        <table:table-row table:style-name="ro1">
          <table:table-cell office:value-type="float" office:value="-35.64" calcext:value-type="float">
            <text:p>-35.64</text:p>
          </table:table-cell>
          <table:table-cell office:value-type="float" office:value="6.42859" calcext:value-type="float">
            <text:p>6.42859</text:p>
          </table:table-cell>
          <table:table-cell office:value-type="float" office:value="-1.308" calcext:value-type="float">
            <text:p>-1.308</text:p>
          </table:table-cell>
        </table:table-row>
        <table:table-row table:style-name="ro1">
          <table:table-cell office:value-type="float" office:value="-35.6" calcext:value-type="float">
            <text:p>-35.6</text:p>
          </table:table-cell>
          <table:table-cell office:value-type="float" office:value="5.51129" calcext:value-type="float">
            <text:p>5.51129</text:p>
          </table:table-cell>
          <table:table-cell office:value-type="float" office:value="-2.65045" calcext:value-type="float">
            <text:p>-2.65045</text:p>
          </table:table-cell>
        </table:table-row>
        <table:table-row table:style-name="ro1">
          <table:table-cell office:value-type="float" office:value="-35.56" calcext:value-type="float">
            <text:p>-35.56</text:p>
          </table:table-cell>
          <table:table-cell office:value-type="float" office:value="4.17958" calcext:value-type="float">
            <text:p>4.17958</text:p>
          </table:table-cell>
          <table:table-cell office:value-type="float" office:value="-3.53447" calcext:value-type="float">
            <text:p>-3.53447</text:p>
          </table:table-cell>
        </table:table-row>
        <table:table-row table:style-name="ro1">
          <table:table-cell office:value-type="float" office:value="-35.52" calcext:value-type="float">
            <text:p>-35.52</text:p>
          </table:table-cell>
          <table:table-cell office:value-type="float" office:value="2.64228" calcext:value-type="float">
            <text:p>2.64228</text:p>
          </table:table-cell>
          <table:table-cell office:value-type="float" office:value="-3.83701" calcext:value-type="float">
            <text:p>-3.83701</text:p>
          </table:table-cell>
        </table:table-row>
        <table:table-row table:style-name="ro1">
          <table:table-cell office:value-type="float" office:value="-35.48" calcext:value-type="float">
            <text:p>-35.48</text:p>
          </table:table-cell>
          <table:table-cell office:value-type="float" office:value="1.13964" calcext:value-type="float">
            <text:p>1.13964</text:p>
          </table:table-cell>
          <table:table-cell office:value-type="float" office:value="-3.52508" calcext:value-type="float">
            <text:p>-3.52508</text:p>
          </table:table-cell>
        </table:table-row>
        <table:table-row table:style-name="ro1">
          <table:table-cell office:value-type="float" office:value="-35.44" calcext:value-type="float">
            <text:p>-35.44</text:p>
          </table:table-cell>
          <table:table-cell office:value-type="float" office:value="-0.0938375" calcext:value-type="float">
            <text:p>-0.0938375</text:p>
          </table:table-cell>
          <table:table-cell office:value-type="float" office:value="-2.66098" calcext:value-type="float">
            <text:p>-2.66098</text:p>
          </table:table-cell>
        </table:table-row>
        <table:table-row table:style-name="ro1">
          <table:table-cell office:value-type="float" office:value="-35.4" calcext:value-type="float">
            <text:p>-35.4</text:p>
          </table:table-cell>
          <table:table-cell office:value-type="float" office:value="-0.865727" calcext:value-type="float">
            <text:p>-0.865727</text:p>
          </table:table-cell>
          <table:table-cell office:value-type="float" office:value="-1.39283" calcext:value-type="float">
            <text:p>-1.39283</text:p>
          </table:table-cell>
        </table:table-row>
        <table:table-row table:style-name="ro1">
          <table:table-cell office:value-type="float" office:value="-35.36" calcext:value-type="float">
            <text:p>-35.36</text:p>
          </table:table-cell>
          <table:table-cell office:value-type="float" office:value="-1.05565" calcext:value-type="float">
            <text:p>-1.05565</text:p>
          </table:table-cell>
          <table:table-cell office:value-type="float" office:value="0.0682559" calcext:value-type="float">
            <text:p>0.0682559</text:p>
          </table:table-cell>
        </table:table-row>
        <table:table-row table:style-name="ro1">
          <table:table-cell office:value-type="float" office:value="-35.32" calcext:value-type="float">
            <text:p>-35.32</text:p>
          </table:table-cell>
          <table:table-cell office:value-type="float" office:value="-0.634103" calcext:value-type="float">
            <text:p>-0.634103</text:p>
          </table:table-cell>
          <table:table-cell office:value-type="float" office:value="1.48085" calcext:value-type="float">
            <text:p>1.48085</text:p>
          </table:table-cell>
        </table:table-row>
        <table:table-row table:style-name="ro1">
          <table:table-cell office:value-type="float" office:value="-35.28" calcext:value-type="float">
            <text:p>-35.28</text:p>
          </table:table-cell>
          <table:table-cell office:value-type="float" office:value="0.332816" calcext:value-type="float">
            <text:p>0.332816</text:p>
          </table:table-cell>
          <table:table-cell office:value-type="float" office:value="2.6106" calcext:value-type="float">
            <text:p>2.6106</text:p>
          </table:table-cell>
        </table:table-row>
        <table:table-row table:style-name="ro1">
          <table:table-cell office:value-type="float" office:value="-35.24" calcext:value-type="float">
            <text:p>-35.24</text:p>
          </table:table-cell>
          <table:table-cell office:value-type="float" office:value="1.6934" calcext:value-type="float">
            <text:p>1.6934</text:p>
          </table:table-cell>
          <table:table-cell office:value-type="float" office:value="3.26663" calcext:value-type="float">
            <text:p>3.26663</text:p>
          </table:table-cell>
        </table:table-row>
        <table:table-row table:style-name="ro1">
          <table:table-cell office:value-type="float" office:value="-35.2" calcext:value-type="float">
            <text:p>-35.2</text:p>
          </table:table-cell>
          <table:table-cell office:value-type="float" office:value="3.2337" calcext:value-type="float">
            <text:p>3.2337</text:p>
          </table:table-cell>
          <table:table-cell office:value-type="float" office:value="3.33131" calcext:value-type="float">
            <text:p>3.33131</text:p>
          </table:table-cell>
        </table:table-row>
        <table:table-row table:style-name="ro1">
          <table:table-cell office:value-type="float" office:value="-35.16" calcext:value-type="float">
            <text:p>-35.16</text:p>
          </table:table-cell>
          <table:table-cell office:value-type="float" office:value="4.71056" calcext:value-type="float">
            <text:p>4.71056</text:p>
          </table:table-cell>
          <table:table-cell office:value-type="float" office:value="2.77871" calcext:value-type="float">
            <text:p>2.77871</text:p>
          </table:table-cell>
        </table:table-row>
        <table:table-row table:style-name="ro1">
          <table:table-cell office:value-type="float" office:value="-35.12" calcext:value-type="float">
            <text:p>-35.12</text:p>
          </table:table-cell>
          <table:table-cell office:value-type="float" office:value="5.88929" calcext:value-type="float">
            <text:p>5.88929</text:p>
          </table:table-cell>
          <table:table-cell office:value-type="float" office:value="1.67886" calcext:value-type="float">
            <text:p>1.67886</text:p>
          </table:table-cell>
        </table:table-row>
        <table:table-row table:style-name="ro1">
          <table:table-cell office:value-type="float" office:value="-35.08" calcext:value-type="float">
            <text:p>-35.08</text:p>
          </table:table-cell>
          <table:table-cell office:value-type="float" office:value="6.58008" calcext:value-type="float">
            <text:p>6.58008</text:p>
          </table:table-cell>
          <table:table-cell office:value-type="float" office:value="0.187178" calcext:value-type="float">
            <text:p>0.187178</text:p>
          </table:table-cell>
        </table:table-row>
        <table:table-row table:style-name="ro1">
          <table:table-cell office:value-type="float" office:value="-35.04" calcext:value-type="float">
            <text:p>-35.04</text:p>
          </table:table-cell>
          <table:table-cell office:value-type="float" office:value="6.66755" calcext:value-type="float">
            <text:p>6.66755</text:p>
          </table:table-cell>
          <table:table-cell office:value-type="float" office:value="-1.47938" calcext:value-type="float">
            <text:p>-1.47938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6.12888" calcext:value-type="float">
            <text:p>6.12888</text:p>
          </table:table-cell>
          <table:table-cell office:value-type="float" office:value="-3.07579" calcext:value-type="float">
            <text:p>-3.07579</text:p>
          </table:table-cell>
        </table:table-row>
        <table:table-row table:style-name="ro1">
          <table:table-cell office:value-type="float" office:value="-34.96" calcext:value-type="float">
            <text:p>-34.96</text:p>
          </table:table-cell>
          <table:table-cell office:value-type="float" office:value="5.03754" calcext:value-type="float">
            <text:p>5.03754</text:p>
          </table:table-cell>
          <table:table-cell office:value-type="float" office:value="-4.36682" calcext:value-type="float">
            <text:p>-4.36682</text:p>
          </table:table-cell>
        </table:table-row>
        <table:table-row table:style-name="ro1">
          <table:table-cell office:value-type="float" office:value="-34.92" calcext:value-type="float">
            <text:p>-34.92</text:p>
          </table:table-cell>
          <table:table-cell office:value-type="float" office:value="3.55219" calcext:value-type="float">
            <text:p>3.55219</text:p>
          </table:table-cell>
          <table:table-cell office:value-type="float" office:value="-5.16349" calcext:value-type="float">
            <text:p>-5.16349</text:p>
          </table:table-cell>
        </table:table-row>
        <table:table-row table:style-name="ro1">
          <table:table-cell office:value-type="float" office:value="-34.88" calcext:value-type="float">
            <text:p>-34.88</text:p>
          </table:table-cell>
          <table:table-cell office:value-type="float" office:value="1.89231" calcext:value-type="float">
            <text:p>1.89231</text:p>
          </table:table-cell>
          <table:table-cell office:value-type="float" office:value="-5.35244" calcext:value-type="float">
            <text:p>-5.35244</text:p>
          </table:table-cell>
        </table:table-row>
        <table:table-row table:style-name="ro1">
          <table:table-cell office:value-type="float" office:value="-34.84" calcext:value-type="float">
            <text:p>-34.84</text:p>
          </table:table-cell>
          <table:table-cell office:value-type="float" office:value="0.30433" calcext:value-type="float">
            <text:p>0.30433</text:p>
          </table:table-cell>
          <table:table-cell office:value-type="float" office:value="-4.91366" calcext:value-type="float">
            <text:p>-4.91366</text:p>
          </table:table-cell>
        </table:table-row>
        <table:table-row table:style-name="ro1">
          <table:table-cell office:value-type="float" office:value="-34.8" calcext:value-type="float">
            <text:p>-34.8</text:p>
          </table:table-cell>
          <table:table-cell office:value-type="float" office:value="-0.976436" calcext:value-type="float">
            <text:p>-0.976436</text:p>
          </table:table-cell>
          <table:table-cell office:value-type="float" office:value="-3.92373" calcext:value-type="float">
            <text:p>-3.92373</text:p>
          </table:table-cell>
        </table:table-row>
        <table:table-row table:style-name="ro1">
          <table:table-cell office:value-type="float" office:value="-34.76" calcext:value-type="float">
            <text:p>-34.76</text:p>
          </table:table-cell>
          <table:table-cell office:value-type="float" office:value="-1.76229" calcext:value-type="float">
            <text:p>-1.76229</text:p>
          </table:table-cell>
          <table:table-cell office:value-type="float" office:value="-2.54419" calcext:value-type="float">
            <text:p>-2.54419</text:p>
          </table:table-cell>
        </table:table-row>
        <table:table-row table:style-name="ro1">
          <table:table-cell office:value-type="float" office:value="-34.72" calcext:value-type="float">
            <text:p>-34.72</text:p>
          </table:table-cell>
          <table:table-cell office:value-type="float" office:value="-1.94228" calcext:value-type="float">
            <text:p>-1.94228</text:p>
          </table:table-cell>
          <table:table-cell office:value-type="float" office:value="-0.996604" calcext:value-type="float">
            <text:p>-0.996604</text:p>
          </table:table-cell>
        </table:table-row>
        <table:table-row table:style-name="ro1">
          <table:table-cell office:value-type="float" office:value="-34.68" calcext:value-type="float">
            <text:p>-34.68</text:p>
          </table:table-cell>
          <table:table-cell office:value-type="float" office:value="-1.49958" calcext:value-type="float">
            <text:p>-1.49958</text:p>
          </table:table-cell>
          <table:table-cell office:value-type="float" office:value="0.471614" calcext:value-type="float">
            <text:p>0.471614</text:p>
          </table:table-cell>
        </table:table-row>
        <table:table-row table:style-name="ro1">
          <table:table-cell office:value-type="float" office:value="-34.64" calcext:value-type="float">
            <text:p>-34.64</text:p>
          </table:table-cell>
          <table:table-cell office:value-type="float" office:value="-0.514209" calcext:value-type="float">
            <text:p>-0.514209</text:p>
          </table:table-cell>
          <table:table-cell office:value-type="float" office:value="1.62557" calcext:value-type="float">
            <text:p>1.62557</text:p>
          </table:table-cell>
        </table:table-row>
        <table:table-row table:style-name="ro1">
          <table:table-cell office:value-type="float" office:value="-34.6" calcext:value-type="float">
            <text:p>-34.6</text:p>
          </table:table-cell>
          <table:table-cell office:value-type="float" office:value="0.849166" calcext:value-type="float">
            <text:p>0.849166</text:p>
          </table:table-cell>
          <table:table-cell office:value-type="float" office:value="2.27932" calcext:value-type="float">
            <text:p>2.27932</text:p>
          </table:table-cell>
        </table:table-row>
        <table:table-row table:style-name="ro1">
          <table:table-cell office:value-type="float" office:value="-34.56" calcext:value-type="float">
            <text:p>-34.56</text:p>
          </table:table-cell>
          <table:table-cell office:value-type="float" office:value="2.36662" calcext:value-type="float">
            <text:p>2.36662</text:p>
          </table:table-cell>
          <table:table-cell office:value-type="float" office:value="2.32488" calcext:value-type="float">
            <text:p>2.32488</text:p>
          </table:table-cell>
        </table:table-row>
        <table:table-row table:style-name="ro1">
          <table:table-cell office:value-type="float" office:value="-34.52" calcext:value-type="float">
            <text:p>-34.52</text:p>
          </table:table-cell>
          <table:table-cell office:value-type="float" office:value="3.78962" calcext:value-type="float">
            <text:p>3.78962</text:p>
          </table:table-cell>
          <table:table-cell office:value-type="float" office:value="1.74907" calcext:value-type="float">
            <text:p>1.74907</text:p>
          </table:table-cell>
        </table:table-row>
        <table:table-row table:style-name="ro1">
          <table:table-cell office:value-type="float" office:value="-34.48" calcext:value-type="float">
            <text:p>-34.48</text:p>
          </table:table-cell>
          <table:table-cell office:value-type="float" office:value="4.88354" calcext:value-type="float">
            <text:p>4.88354</text:p>
          </table:table-cell>
          <table:table-cell office:value-type="float" office:value="0.635891" calcext:value-type="float">
            <text:p>0.635891</text:p>
          </table:table-cell>
        </table:table-row>
        <table:table-row table:style-name="ro1">
          <table:table-cell office:value-type="float" office:value="-34.44" calcext:value-type="float">
            <text:p>-34.44</text:p>
          </table:table-cell>
          <table:table-cell office:value-type="float" office:value="5.4641" calcext:value-type="float">
            <text:p>5.4641</text:p>
          </table:table-cell>
          <table:table-cell office:value-type="float" office:value="-0.846362" calcext:value-type="float">
            <text:p>-0.846362</text:p>
          </table:table-cell>
        </table:table-row>
        <table:table-row table:style-name="ro1">
          <table:table-cell office:value-type="float" office:value="-34.4" calcext:value-type="float">
            <text:p>-34.4</text:p>
          </table:table-cell>
          <table:table-cell office:value-type="float" office:value="5.42618" calcext:value-type="float">
            <text:p>5.42618</text:p>
          </table:table-cell>
          <table:table-cell office:value-type="float" office:value="-2.47094" calcext:value-type="float">
            <text:p>-2.47094</text:p>
          </table:table-cell>
        </table:table-row>
        <table:table-row table:style-name="ro1">
          <table:table-cell office:value-type="float" office:value="-34.36" calcext:value-type="float">
            <text:p>-34.36</text:p>
          </table:table-cell>
          <table:table-cell office:value-type="float" office:value="4.76025" calcext:value-type="float">
            <text:p>4.76025</text:p>
          </table:table-cell>
          <table:table-cell office:value-type="float" office:value="-3.9877" calcext:value-type="float">
            <text:p>-3.9877</text:p>
          </table:table-cell>
        </table:table-row>
        <table:table-row table:style-name="ro1">
          <table:table-cell office:value-type="float" office:value="-34.32" calcext:value-type="float">
            <text:p>-34.32</text:p>
          </table:table-cell>
          <table:table-cell office:value-type="float" office:value="3.55423" calcext:value-type="float">
            <text:p>3.55423</text:p>
          </table:table-cell>
          <table:table-cell office:value-type="float" office:value="-5.1618" calcext:value-type="float">
            <text:p>-5.1618</text:p>
          </table:table-cell>
        </table:table-row>
        <table:table-row table:style-name="ro1">
          <table:table-cell office:value-type="float" office:value="-34.28" calcext:value-type="float">
            <text:p>-34.28</text:p>
          </table:table-cell>
          <table:table-cell office:value-type="float" office:value="1.98003" calcext:value-type="float">
            <text:p>1.98003</text:p>
          </table:table-cell>
          <table:table-cell office:value-type="float" office:value="-5.8102" calcext:value-type="float">
            <text:p>-5.8102</text:p>
          </table:table-cell>
        </table:table-row>
        <table:table-row table:style-name="ro1">
          <table:table-cell office:value-type="float" office:value="-34.24" calcext:value-type="float">
            <text:p>-34.24</text:p>
          </table:table-cell>
          <table:table-cell office:value-type="float" office:value="0.267234" calcext:value-type="float">
            <text:p>0.267234</text:p>
          </table:table-cell>
          <table:table-cell office:value-type="float" office:value="-5.83014" calcext:value-type="float">
            <text:p>-5.83014</text:p>
          </table:table-cell>
        </table:table-row>
        <table:table-row table:style-name="ro1">
          <table:table-cell office:value-type="float" office:value="-34.2" calcext:value-type="float">
            <text:p>-34.2</text:p>
          </table:table-cell>
          <table:table-cell office:value-type="float" office:value="-1.33238" calcext:value-type="float">
            <text:p>-1.33238</text:p>
          </table:table-cell>
          <table:table-cell office:value-type="float" office:value="-5.2153" calcext:value-type="float">
            <text:p>-5.2153</text:p>
          </table:table-cell>
        </table:table-row>
        <table:table-row table:style-name="ro1">
          <table:table-cell office:value-type="float" office:value="-34.16" calcext:value-type="float">
            <text:p>-34.16</text:p>
          </table:table-cell>
          <table:table-cell office:value-type="float" office:value="-2.58374" calcext:value-type="float">
            <text:p>-2.58374</text:p>
          </table:table-cell>
          <table:table-cell office:value-type="float" office:value="-4.05702" calcext:value-type="float">
            <text:p>-4.05702</text:p>
          </table:table-cell>
        </table:table-row>
        <table:table-row table:style-name="ro1">
          <table:table-cell office:value-type="float" office:value="-34.12" calcext:value-type="float">
            <text:p>-34.12</text:p>
          </table:table-cell>
          <table:table-cell office:value-type="float" office:value="-3.30494" calcext:value-type="float">
            <text:p>-3.30494</text:p>
          </table:table-cell>
          <table:table-cell office:value-type="float" office:value="-2.53036" calcext:value-type="float">
            <text:p>-2.53036</text:p>
          </table:table-cell>
        </table:table-row>
        <table:table-row table:style-name="ro1">
          <table:table-cell office:value-type="float" office:value="-34.08" calcext:value-type="float">
            <text:p>-34.08</text:p>
          </table:table-cell>
          <table:table-cell office:value-type="float" office:value="-3.39552" calcext:value-type="float">
            <text:p>-3.39552</text:p>
          </table:table-cell>
          <table:table-cell office:value-type="float" office:value="-0.867221" calcext:value-type="float">
            <text:p>-0.867221</text:p>
          </table:table-cell>
        </table:table-row>
        <table:table-row table:style-name="ro1">
          <table:table-cell office:value-type="float" office:value="-34.04" calcext:value-type="float">
            <text:p>-34.04</text:p>
          </table:table-cell>
          <table:table-cell office:value-type="float" office:value="-2.85219" calcext:value-type="float">
            <text:p>-2.85219</text:p>
          </table:table-cell>
          <table:table-cell office:value-type="float" office:value="0.679471" calcext:value-type="float">
            <text:p>0.679471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.76954" calcext:value-type="float">
            <text:p>-1.76954</text:p>
          </table:table-cell>
          <table:table-cell office:value-type="float" office:value="1.8749" calcext:value-type="float">
            <text:p>1.8749</text:p>
          </table:table-cell>
        </table:table-row>
        <table:table-row table:style-name="ro1">
          <table:table-cell office:value-type="float" office:value="-33.96" calcext:value-type="float">
            <text:p>-33.96</text:p>
          </table:table-cell>
          <table:table-cell office:value-type="float" office:value="-0.325535" calcext:value-type="float">
            <text:p>-0.325535</text:p>
          </table:table-cell>
          <table:table-cell office:value-type="float" office:value="2.53879" calcext:value-type="float">
            <text:p>2.53879</text:p>
          </table:table-cell>
        </table:table-row>
        <table:table-row table:style-name="ro1">
          <table:table-cell office:value-type="float" office:value="-33.92" calcext:value-type="float">
            <text:p>-33.92</text:p>
          </table:table-cell>
          <table:table-cell office:value-type="float" office:value="1.24587" calcext:value-type="float">
            <text:p>1.24587</text:p>
          </table:table-cell>
          <table:table-cell office:value-type="float" office:value="2.57342" calcext:value-type="float">
            <text:p>2.57342</text:p>
          </table:table-cell>
        </table:table-row>
        <table:table-row table:style-name="ro1">
          <table:table-cell office:value-type="float" office:value="-33.88" calcext:value-type="float">
            <text:p>-33.88</text:p>
          </table:table-cell>
          <table:table-cell office:value-type="float" office:value="2.69093" calcext:value-type="float">
            <text:p>2.69093</text:p>
          </table:table-cell>
          <table:table-cell office:value-type="float" office:value="1.97895" calcext:value-type="float">
            <text:p>1.97895</text:p>
          </table:table-cell>
        </table:table-row>
        <table:table-row table:style-name="ro1">
          <table:table-cell office:value-type="float" office:value="-33.84" calcext:value-type="float">
            <text:p>-33.84</text:p>
          </table:table-cell>
          <table:table-cell office:value-type="float" office:value="3.77545" calcext:value-type="float">
            <text:p>3.77545</text:p>
          </table:table-cell>
          <table:table-cell office:value-type="float" office:value="0.853611" calcext:value-type="float">
            <text:p>0.853611</text:p>
          </table:table-cell>
        </table:table-row>
        <table:table-row table:style-name="ro1">
          <table:table-cell office:value-type="float" office:value="-33.8" calcext:value-type="float">
            <text:p>-33.8</text:p>
          </table:table-cell>
          <table:table-cell office:value-type="float" office:value="4.32113" calcext:value-type="float">
            <text:p>4.32113</text:p>
          </table:table-cell>
          <table:table-cell office:value-type="float" office:value="-0.621375" calcext:value-type="float">
            <text:p>-0.621375</text:p>
          </table:table-cell>
        </table:table-row>
        <table:table-row table:style-name="ro1">
          <table:table-cell office:value-type="float" office:value="-33.76" calcext:value-type="float">
            <text:p>-33.76</text:p>
          </table:table-cell>
          <table:table-cell office:value-type="float" office:value="4.2334" calcext:value-type="float">
            <text:p>4.2334</text:p>
          </table:table-cell>
          <table:table-cell office:value-type="float" office:value="-2.20971" calcext:value-type="float">
            <text:p>-2.20971</text:p>
          </table:table-cell>
        </table:table-row>
        <table:table-row table:style-name="ro1">
          <table:table-cell office:value-type="float" office:value="-33.72" calcext:value-type="float">
            <text:p>-33.72</text:p>
          </table:table-cell>
          <table:table-cell office:value-type="float" office:value="3.51628" calcext:value-type="float">
            <text:p>3.51628</text:p>
          </table:table-cell>
          <table:table-cell office:value-type="float" office:value="-3.65658" calcext:value-type="float">
            <text:p>-3.65658</text:p>
          </table:table-cell>
        </table:table-row>
        <table:table-row table:style-name="ro1">
          <table:table-cell office:value-type="float" office:value="-33.68" calcext:value-type="float">
            <text:p>-33.68</text:p>
          </table:table-cell>
          <table:table-cell office:value-type="float" office:value="2.27201" calcext:value-type="float">
            <text:p>2.27201</text:p>
          </table:table-cell>
          <table:table-cell office:value-type="float" office:value="-4.72815" calcext:value-type="float">
            <text:p>-4.72815</text:p>
          </table:table-cell>
        </table:table-row>
        <table:table-row table:style-name="ro1">
          <table:table-cell office:value-type="float" office:value="-33.64" calcext:value-type="float">
            <text:p>-33.64</text:p>
          </table:table-cell>
          <table:table-cell office:value-type="float" office:value="0.685476" calcext:value-type="float">
            <text:p>0.685476</text:p>
          </table:table-cell>
          <table:table-cell office:value-type="float" office:value="-5.24794" calcext:value-type="float">
            <text:p>-5.24794</text:p>
          </table:table-cell>
        </table:table-row>
        <table:table-row table:style-name="ro1">
          <table:table-cell office:value-type="float" office:value="-33.6" calcext:value-type="float">
            <text:p>-33.6</text:p>
          </table:table-cell>
          <table:table-cell office:value-type="float" office:value="-1.00429" calcext:value-type="float">
            <text:p>-1.00429</text:p>
          </table:table-cell>
          <table:table-cell office:value-type="float" office:value="-5.12434" calcext:value-type="float">
            <text:p>-5.12434</text:p>
          </table:table-cell>
        </table:table-row>
        <table:table-row table:style-name="ro1">
          <table:table-cell office:value-type="float" office:value="-33.56" calcext:value-type="float">
            <text:p>-33.56</text:p>
          </table:table-cell>
          <table:table-cell office:value-type="float" office:value="-2.54103" calcext:value-type="float">
            <text:p>-2.54103</text:p>
          </table:table-cell>
          <table:table-cell office:value-type="float" office:value="-4.36507" calcext:value-type="float">
            <text:p>-4.36507</text:p>
          </table:table-cell>
        </table:table-row>
        <table:table-row table:style-name="ro1">
          <table:table-cell office:value-type="float" office:value="-33.52" calcext:value-type="float">
            <text:p>-33.52</text:p>
          </table:table-cell>
          <table:table-cell office:value-type="float" office:value="-3.69089" calcext:value-type="float">
            <text:p>-3.69089</text:p>
          </table:table-cell>
          <table:table-cell office:value-type="float" office:value="-3.07628" calcext:value-type="float">
            <text:p>-3.07628</text:p>
          </table:table-cell>
        </table:table-row>
        <table:table-row table:style-name="ro1">
          <table:table-cell office:value-type="float" office:value="-33.48" calcext:value-type="float">
            <text:p>-33.48</text:p>
          </table:table-cell>
          <table:table-cell office:value-type="float" office:value="-4.27881" calcext:value-type="float">
            <text:p>-4.27881</text:p>
          </table:table-cell>
          <table:table-cell office:value-type="float" office:value="-1.44634" calcext:value-type="float">
            <text:p>-1.44634</text:p>
          </table:table-cell>
        </table:table-row>
        <table:table-row table:style-name="ro1">
          <table:table-cell office:value-type="float" office:value="-33.44" calcext:value-type="float">
            <text:p>-33.44</text:p>
          </table:table-cell>
          <table:table-cell office:value-type="float" office:value="-4.21576" calcext:value-type="float">
            <text:p>-4.21576</text:p>
          </table:table-cell>
          <table:table-cell office:value-type="float" office:value="0.283087" calcext:value-type="float">
            <text:p>0.283087</text:p>
          </table:table-cell>
        </table:table-row>
        <table:table-row table:style-name="ro1">
          <table:table-cell office:value-type="float" office:value="-33.4" calcext:value-type="float">
            <text:p>-33.4</text:p>
          </table:table-cell>
          <table:table-cell office:value-type="float" office:value="-3.51275" calcext:value-type="float">
            <text:p>-3.51275</text:p>
          </table:table-cell>
          <table:table-cell office:value-type="float" office:value="1.85437" calcext:value-type="float">
            <text:p>1.85437</text:p>
          </table:table-cell>
        </table:table-row>
        <table:table-row table:style-name="ro1">
          <table:table-cell office:value-type="float" office:value="-33.36" calcext:value-type="float">
            <text:p>-33.36</text:p>
          </table:table-cell>
          <table:table-cell office:value-type="float" office:value="-2.27939" calcext:value-type="float">
            <text:p>-2.27939</text:p>
          </table:table-cell>
          <table:table-cell office:value-type="float" office:value="3.03377" calcext:value-type="float">
            <text:p>3.03377</text:p>
          </table:table-cell>
        </table:table-row>
        <table:table-row table:style-name="ro1">
          <table:table-cell office:value-type="float" office:value="-33.32" calcext:value-type="float">
            <text:p>-33.32</text:p>
          </table:table-cell>
          <table:table-cell office:value-type="float" office:value="-0.707134" calcext:value-type="float">
            <text:p>-0.707134</text:p>
          </table:table-cell>
          <table:table-cell office:value-type="float" office:value="3.64768" calcext:value-type="float">
            <text:p>3.64768</text:p>
          </table:table-cell>
        </table:table-row>
        <table:table-row table:style-name="ro1">
          <table:table-cell office:value-type="float" office:value="-33.28" calcext:value-type="float">
            <text:p>-33.28</text:p>
          </table:table-cell>
          <table:table-cell office:value-type="float" office:value="0.960201" calcext:value-type="float">
            <text:p>0.960201</text:p>
          </table:table-cell>
          <table:table-cell office:value-type="float" office:value="3.60967" calcext:value-type="float">
            <text:p>3.60967</text:p>
          </table:table-cell>
        </table:table-row>
        <table:table-row table:style-name="ro1">
          <table:table-cell office:value-type="float" office:value="-33.24" calcext:value-type="float">
            <text:p>-33.24</text:p>
          </table:table-cell>
          <table:table-cell office:value-type="float" office:value="2.4641" calcext:value-type="float">
            <text:p>2.4641</text:p>
          </table:table-cell>
          <table:table-cell office:value-type="float" office:value="2.93404" calcext:value-type="float">
            <text:p>2.93404</text:p>
          </table:table-cell>
        </table:table-row>
        <table:table-row table:style-name="ro1">
          <table:table-cell office:value-type="float" office:value="-33.2" calcext:value-type="float">
            <text:p>-33.2</text:p>
          </table:table-cell>
          <table:table-cell office:value-type="float" office:value="3.57138" calcext:value-type="float">
            <text:p>3.57138</text:p>
          </table:table-cell>
          <table:table-cell office:value-type="float" office:value="1.73378" calcext:value-type="float">
            <text:p>1.73378</text:p>
          </table:table-cell>
        </table:table-row>
        <table:table-row table:style-name="ro1">
          <table:table-cell office:value-type="float" office:value="-33.16" calcext:value-type="float">
            <text:p>-33.16</text:p>
          </table:table-cell>
          <table:table-cell office:value-type="float" office:value="4.11037" calcext:value-type="float">
            <text:p>4.11037</text:p>
          </table:table-cell>
          <table:table-cell office:value-type="float" office:value="0.20332" calcext:value-type="float">
            <text:p>0.20332</text:p>
          </table:table-cell>
        </table:table-row>
        <table:table-row table:style-name="ro1">
          <table:table-cell office:value-type="float" office:value="-33.12" calcext:value-type="float">
            <text:p>-33.12</text:p>
          </table:table-cell>
          <table:table-cell office:value-type="float" office:value="3.99767" calcext:value-type="float">
            <text:p>3.99767</text:p>
          </table:table-cell>
          <table:table-cell office:value-type="float" office:value="-1.41153" calcext:value-type="float">
            <text:p>-1.41153</text:p>
          </table:table-cell>
        </table:table-row>
        <table:table-row table:style-name="ro1">
          <table:table-cell office:value-type="float" office:value="-33.08" calcext:value-type="float">
            <text:p>-33.08</text:p>
          </table:table-cell>
          <table:table-cell office:value-type="float" office:value="3.25128" calcext:value-type="float">
            <text:p>3.25128</text:p>
          </table:table-cell>
          <table:table-cell office:value-type="float" office:value="-2.85156" calcext:value-type="float">
            <text:p>-2.85156</text:p>
          </table:table-cell>
        </table:table-row>
        <table:table-row table:style-name="ro1">
          <table:table-cell office:value-type="float" office:value="-33.04" calcext:value-type="float">
            <text:p>-33.04</text:p>
          </table:table-cell>
          <table:table-cell office:value-type="float" office:value="1.988" calcext:value-type="float">
            <text:p>1.988</text:p>
          </table:table-cell>
          <table:table-cell office:value-type="float" office:value="-3.88436" calcext:value-type="float">
            <text:p>-3.88436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0.405564" calcext:value-type="float">
            <text:p>0.405564</text:p>
          </table:table-cell>
          <table:table-cell office:value-type="float" office:value="-4.34046" calcext:value-type="float">
            <text:p>-4.34046</text:p>
          </table:table-cell>
        </table:table-row>
        <table:table-row table:style-name="ro1">
          <table:table-cell office:value-type="float" office:value="-32.96" calcext:value-type="float">
            <text:p>-32.96</text:p>
          </table:table-cell>
          <table:table-cell office:value-type="float" office:value="-1.24789" calcext:value-type="float">
            <text:p>-1.24789</text:p>
          </table:table-cell>
          <table:table-cell office:value-type="float" office:value="-4.13978" calcext:value-type="float">
            <text:p>-4.13978</text:p>
          </table:table-cell>
        </table:table-row>
        <table:table-row table:style-name="ro1">
          <table:table-cell office:value-type="float" office:value="-32.92" calcext:value-type="float">
            <text:p>-32.92</text:p>
          </table:table-cell>
          <table:table-cell office:value-type="float" office:value="-2.71219" calcext:value-type="float">
            <text:p>-2.71219</text:p>
          </table:table-cell>
          <table:table-cell office:value-type="float" office:value="-3.30429" calcext:value-type="float">
            <text:p>-3.30429</text:p>
          </table:table-cell>
        </table:table-row>
        <table:table-row table:style-name="ro1">
          <table:table-cell office:value-type="float" office:value="-32.88" calcext:value-type="float">
            <text:p>-32.88</text:p>
          </table:table-cell>
          <table:table-cell office:value-type="float" office:value="-3.75544" calcext:value-type="float">
            <text:p>-3.75544</text:p>
          </table:table-cell>
          <table:table-cell office:value-type="float" office:value="-1.95487" calcext:value-type="float">
            <text:p>-1.95487</text:p>
          </table:table-cell>
        </table:table-row>
        <table:table-row table:style-name="ro1">
          <table:table-cell office:value-type="float" office:value="-32.84" calcext:value-type="float">
            <text:p>-32.84</text:p>
          </table:table-cell>
          <table:table-cell office:value-type="float" office:value="-4.21013" calcext:value-type="float">
            <text:p>-4.21013</text:p>
          </table:table-cell>
          <table:table-cell office:value-type="float" office:value="-0.292832" calcext:value-type="float">
            <text:p>-0.292832</text:p>
          </table:table-cell>
        </table:table-row>
        <table:table-row table:style-name="ro1">
          <table:table-cell office:value-type="float" office:value="-32.8" calcext:value-type="float">
            <text:p>-32.8</text:p>
          </table:table-cell>
          <table:table-cell office:value-type="float" office:value="-3.99928" calcext:value-type="float">
            <text:p>-3.99928</text:p>
          </table:table-cell>
          <table:table-cell office:value-type="float" office:value="1.43106" calcext:value-type="float">
            <text:p>1.43106</text:p>
          </table:table-cell>
        </table:table-row>
        <table:table-row table:style-name="ro1">
          <table:table-cell office:value-type="float" office:value="-32.76" calcext:value-type="float">
            <text:p>-32.76</text:p>
          </table:table-cell>
          <table:table-cell office:value-type="float" office:value="-3.14863" calcext:value-type="float">
            <text:p>-3.14863</text:p>
          </table:table-cell>
          <table:table-cell office:value-type="float" office:value="2.95539" calcext:value-type="float">
            <text:p>2.95539</text:p>
          </table:table-cell>
        </table:table-row>
        <table:table-row table:style-name="ro1">
          <table:table-cell office:value-type="float" office:value="-32.72" calcext:value-type="float">
            <text:p>-32.72</text:p>
          </table:table-cell>
          <table:table-cell office:value-type="float" office:value="-1.78293" calcext:value-type="float">
            <text:p>-1.78293</text:p>
          </table:table-cell>
          <table:table-cell office:value-type="float" office:value="4.0485" calcext:value-type="float">
            <text:p>4.0485</text:p>
          </table:table-cell>
        </table:table-row>
        <table:table-row table:style-name="ro1">
          <table:table-cell office:value-type="float" office:value="-32.68" calcext:value-type="float">
            <text:p>-32.68</text:p>
          </table:table-cell>
          <table:table-cell office:value-type="float" office:value="-0.106905" calcext:value-type="float">
            <text:p>-0.106905</text:p>
          </table:table-cell>
          <table:table-cell office:value-type="float" office:value="4.54455" calcext:value-type="float">
            <text:p>4.54455</text:p>
          </table:table-cell>
        </table:table-row>
        <table:table-row table:style-name="ro1">
          <table:table-cell office:value-type="float" office:value="-32.64" calcext:value-type="float">
            <text:p>-32.64</text:p>
          </table:table-cell>
          <table:table-cell office:value-type="float" office:value="1.62628" calcext:value-type="float">
            <text:p>1.62628</text:p>
          </table:table-cell>
          <table:table-cell office:value-type="float" office:value="4.36935" calcext:value-type="float">
            <text:p>4.36935</text:p>
          </table:table-cell>
        </table:table-row>
        <table:table-row table:style-name="ro1">
          <table:table-cell office:value-type="float" office:value="-32.6" calcext:value-type="float">
            <text:p>-32.6</text:p>
          </table:table-cell>
          <table:table-cell office:value-type="float" office:value="3.15412" calcext:value-type="float">
            <text:p>3.15412</text:p>
          </table:table-cell>
          <table:table-cell office:value-type="float" office:value="3.55208" calcext:value-type="float">
            <text:p>3.55208</text:p>
          </table:table-cell>
        </table:table-row>
        <table:table-row table:style-name="ro1">
          <table:table-cell office:value-type="float" office:value="-32.56" calcext:value-type="float">
            <text:p>-32.56</text:p>
          </table:table-cell>
          <table:table-cell office:value-type="float" office:value="4.24538" calcext:value-type="float">
            <text:p>4.24538</text:p>
          </table:table-cell>
          <table:table-cell office:value-type="float" office:value="2.22102" calcext:value-type="float">
            <text:p>2.22102</text:p>
          </table:table-cell>
        </table:table-row>
        <table:table-row table:style-name="ro1">
          <table:table-cell office:value-type="float" office:value="-32.52" calcext:value-type="float">
            <text:p>-32.52</text:p>
          </table:table-cell>
          <table:table-cell office:value-type="float" office:value="4.73601" calcext:value-type="float">
            <text:p>4.73601</text:p>
          </table:table-cell>
          <table:table-cell office:value-type="float" office:value="0.583901" calcext:value-type="float">
            <text:p>0.583901</text:p>
          </table:table-cell>
        </table:table-row>
        <table:table-row table:style-name="ro1">
          <table:table-cell office:value-type="float" office:value="-32.48" calcext:value-type="float">
            <text:p>-32.48</text:p>
          </table:table-cell>
          <table:table-cell office:value-type="float" office:value="4.55472" calcext:value-type="float">
            <text:p>4.55472</text:p>
          </table:table-cell>
          <table:table-cell office:value-type="float" office:value="-1.10409" calcext:value-type="float">
            <text:p>-1.10409</text:p>
          </table:table-cell>
        </table:table-row>
        <table:table-row table:style-name="ro1">
          <table:table-cell office:value-type="float" office:value="-32.44" calcext:value-type="float">
            <text:p>-32.44</text:p>
          </table:table-cell>
          <table:table-cell office:value-type="float" office:value="3.73418" calcext:value-type="float">
            <text:p>3.73418</text:p>
          </table:table-cell>
          <table:table-cell office:value-type="float" office:value="-2.57977" calcext:value-type="float">
            <text:p>-2.57977</text:p>
          </table:table-cell>
        </table:table-row>
        <table:table-row table:style-name="ro1">
          <table:table-cell office:value-type="float" office:value="-32.4" calcext:value-type="float">
            <text:p>-32.4</text:p>
          </table:table-cell>
          <table:table-cell office:value-type="float" office:value="2.40622" calcext:value-type="float">
            <text:p>2.40622</text:p>
          </table:table-cell>
          <table:table-cell office:value-type="float" office:value="-3.61275" calcext:value-type="float">
            <text:p>-3.61275</text:p>
          </table:table-cell>
        </table:table-row>
        <table:table-row table:style-name="ro1">
          <table:table-cell office:value-type="float" office:value="-32.36" calcext:value-type="float">
            <text:p>-32.36</text:p>
          </table:table-cell>
          <table:table-cell office:value-type="float" office:value="0.781586" calcext:value-type="float">
            <text:p>0.781586</text:p>
          </table:table-cell>
          <table:table-cell office:value-type="float" office:value="-4.0412" calcext:value-type="float">
            <text:p>-4.0412</text:p>
          </table:table-cell>
        </table:table-row>
        <table:table-row table:style-name="ro1">
          <table:table-cell office:value-type="float" office:value="-32.32" calcext:value-type="float">
            <text:p>-32.32</text:p>
          </table:table-cell>
          <table:table-cell office:value-type="float" office:value="-0.882607" calcext:value-type="float">
            <text:p>-0.882607</text:p>
          </table:table-cell>
          <table:table-cell office:value-type="float" office:value="-3.79711" calcext:value-type="float">
            <text:p>-3.79711</text:p>
          </table:table-cell>
        </table:table-row>
        <table:table-row table:style-name="ro1">
          <table:table-cell office:value-type="float" office:value="-32.28" calcext:value-type="float">
            <text:p>-32.28</text:p>
          </table:table-cell>
          <table:table-cell office:value-type="float" office:value="-2.32262" calcext:value-type="float">
            <text:p>-2.32262</text:p>
          </table:table-cell>
          <table:table-cell office:value-type="float" office:value="-2.91708" calcext:value-type="float">
            <text:p>-2.91708</text:p>
          </table:table-cell>
        </table:table-row>
        <table:table-row table:style-name="ro1">
          <table:table-cell office:value-type="float" office:value="-32.24" calcext:value-type="float">
            <text:p>-32.24</text:p>
          </table:table-cell>
          <table:table-cell office:value-type="float" office:value="-3.30903" calcext:value-type="float">
            <text:p>-3.30903</text:p>
          </table:table-cell>
          <table:table-cell office:value-type="float" office:value="-1.53684" calcext:value-type="float">
            <text:p>-1.53684</text:p>
          </table:table-cell>
        </table:table-row>
        <table:table-row table:style-name="ro1">
          <table:table-cell office:value-type="float" office:value="-32.2" calcext:value-type="float">
            <text:p>-32.2</text:p>
          </table:table-cell>
          <table:table-cell office:value-type="float" office:value="-3.6824" calcext:value-type="float">
            <text:p>-3.6824</text:p>
          </table:table-cell>
          <table:table-cell office:value-type="float" office:value="0.129559" calcext:value-type="float">
            <text:p>0.129559</text:p>
          </table:table-cell>
        </table:table-row>
        <table:table-row table:style-name="ro1">
          <table:table-cell office:value-type="float" office:value="-32.16" calcext:value-type="float">
            <text:p>-32.16</text:p>
          </table:table-cell>
          <table:table-cell office:value-type="float" office:value="-3.3782" calcext:value-type="float">
            <text:p>-3.3782</text:p>
          </table:table-cell>
          <table:table-cell office:value-type="float" office:value="1.82272" calcext:value-type="float">
            <text:p>1.82272</text:p>
          </table:table-cell>
        </table:table-row>
        <table:table-row table:style-name="ro1">
          <table:table-cell office:value-type="float" office:value="-32.12" calcext:value-type="float">
            <text:p>-32.12</text:p>
          </table:table-cell>
          <table:table-cell office:value-type="float" office:value="-2.43713" calcext:value-type="float">
            <text:p>-2.43713</text:p>
          </table:table-cell>
          <table:table-cell office:value-type="float" office:value="3.27809" calcext:value-type="float">
            <text:p>3.27809</text:p>
          </table:table-cell>
        </table:table-row>
        <table:table-row table:style-name="ro1">
          <table:table-cell office:value-type="float" office:value="-32.08" calcext:value-type="float">
            <text:p>-32.08</text:p>
          </table:table-cell>
          <table:table-cell office:value-type="float" office:value="-0.998997" calcext:value-type="float">
            <text:p>-0.998997</text:p>
          </table:table-cell>
          <table:table-cell office:value-type="float" office:value="4.26696" calcext:value-type="float">
            <text:p>4.26696</text:p>
          </table:table-cell>
        </table:table-row>
        <table:table-row table:style-name="ro1">
          <table:table-cell office:value-type="float" office:value="-32.04" calcext:value-type="float">
            <text:p>-32.04</text:p>
          </table:table-cell>
          <table:table-cell office:value-type="float" office:value="0.71859" calcext:value-type="float">
            <text:p>0.71859</text:p>
          </table:table-cell>
          <table:table-cell office:value-type="float" office:value="4.63203" calcext:value-type="float">
            <text:p>4.63203</text:p>
          </table:table-cell>
        </table:table-row>
        <table:table-row table:style-name="ro1">
          <table:table-cell table:style-name="ce3" office:value-type="float" office:value="-32" calcext:value-type="float">
            <text:p>-3.20E+01</text:p>
          </table:table-cell>
          <table:table-cell office:value-type="float" office:value="2.45381" calcext:value-type="float">
            <text:p>2.45381</text:p>
          </table:table-cell>
          <table:table-cell table:style-name="ce3" office:value-type="float" office:value="4.31205" calcext:value-type="float">
            <text:p>4.31E+00</text:p>
          </table:table-cell>
        </table:table-row>
        <table:table-row table:style-name="ro1">
          <table:table-cell office:value-type="float" office:value="-31.96" calcext:value-type="float">
            <text:p>-31.96</text:p>
          </table:table-cell>
          <table:table-cell office:value-type="float" office:value="3.94107" calcext:value-type="float">
            <text:p>3.94107</text:p>
          </table:table-cell>
          <table:table-cell office:value-type="float" office:value="3.35154" calcext:value-type="float">
            <text:p>3.35154</text:p>
          </table:table-cell>
        </table:table-row>
        <table:table-row table:style-name="ro1">
          <table:table-cell office:value-type="float" office:value="-31.92" calcext:value-type="float">
            <text:p>-31.92</text:p>
          </table:table-cell>
          <table:table-cell office:value-type="float" office:value="4.95217" calcext:value-type="float">
            <text:p>4.95217</text:p>
          </table:table-cell>
          <table:table-cell office:value-type="float" office:value="1.89424" calcext:value-type="float">
            <text:p>1.89424</text:p>
          </table:table-cell>
        </table:table-row>
        <table:table-row table:style-name="ro1">
          <table:table-cell office:value-type="float" office:value="-31.88" calcext:value-type="float">
            <text:p>-31.88</text:p>
          </table:table-cell>
          <table:table-cell office:value-type="float" office:value="5.33175" calcext:value-type="float">
            <text:p>5.33175</text:p>
          </table:table-cell>
          <table:table-cell office:value-type="float" office:value="0.161016" calcext:value-type="float">
            <text:p>0.161016</text:p>
          </table:table-cell>
        </table:table-row>
        <table:table-row table:style-name="ro1">
          <table:table-cell office:value-type="float" office:value="-31.84" calcext:value-type="float">
            <text:p>-31.84</text:p>
          </table:table-cell>
          <table:table-cell office:value-type="float" office:value="5.02157" calcext:value-type="float">
            <text:p>5.02157</text:p>
          </table:table-cell>
          <table:table-cell office:value-type="float" office:value="-1.58407" calcext:value-type="float">
            <text:p>-1.58407</text:p>
          </table:table-cell>
        </table:table-row>
        <table:table-row table:style-name="ro1">
          <table:table-cell office:value-type="float" office:value="-31.8" calcext:value-type="float">
            <text:p>-31.8</text:p>
          </table:table-cell>
          <table:table-cell office:value-type="float" office:value="4.06975" calcext:value-type="float">
            <text:p>4.06975</text:p>
          </table:table-cell>
          <table:table-cell office:value-type="float" office:value="-3.07461" calcext:value-type="float">
            <text:p>-3.07461</text:p>
          </table:table-cell>
        </table:table-row>
        <table:table-row table:style-name="ro1">
          <table:table-cell office:value-type="float" office:value="-31.76" calcext:value-type="float">
            <text:p>-31.76</text:p>
          </table:table-cell>
          <table:table-cell office:value-type="float" office:value="2.62361" calcext:value-type="float">
            <text:p>2.62361</text:p>
          </table:table-cell>
          <table:table-cell office:value-type="float" office:value="-4.08313" calcext:value-type="float">
            <text:p>-4.08313</text:p>
          </table:table-cell>
        </table:table-row>
        <table:table-row table:style-name="ro1">
          <table:table-cell office:value-type="float" office:value="-31.72" calcext:value-type="float">
            <text:p>-31.72</text:p>
          </table:table-cell>
          <table:table-cell office:value-type="float" office:value="0.906996" calcext:value-type="float">
            <text:p>0.906996</text:p>
          </table:table-cell>
          <table:table-cell office:value-type="float" office:value="-4.45638" calcext:value-type="float">
            <text:p>-4.45638</text:p>
          </table:table-cell>
        </table:table-row>
        <table:table-row table:style-name="ro1">
          <table:table-cell office:value-type="float" office:value="-31.68" calcext:value-type="float">
            <text:p>-31.68</text:p>
          </table:table-cell>
          <table:table-cell office:value-type="float" office:value="-0.81416" calcext:value-type="float">
            <text:p>-0.81416</text:p>
          </table:table-cell>
          <table:table-cell office:value-type="float" office:value="-4.13928" calcext:value-type="float">
            <text:p>-4.13928</text:p>
          </table:table-cell>
        </table:table-row>
        <table:table-row table:style-name="ro1">
          <table:table-cell office:value-type="float" office:value="-31.64" calcext:value-type="float">
            <text:p>-31.64</text:p>
          </table:table-cell>
          <table:table-cell office:value-type="float" office:value="-2.27301" calcext:value-type="float">
            <text:p>-2.27301</text:p>
          </table:table-cell>
          <table:table-cell office:value-type="float" office:value="-3.18368" calcext:value-type="float">
            <text:p>-3.18368</text:p>
          </table:table-cell>
        </table:table-row>
        <table:table-row table:style-name="ro1">
          <table:table-cell office:value-type="float" office:value="-31.6" calcext:value-type="float">
            <text:p>-31.6</text:p>
          </table:table-cell>
          <table:table-cell office:value-type="float" office:value="-3.24318" calcext:value-type="float">
            <text:p>-3.24318</text:p>
          </table:table-cell>
          <table:table-cell office:value-type="float" office:value="-1.74052" calcext:value-type="float">
            <text:p>-1.74052</text:p>
          </table:table-cell>
        </table:table-row>
        <table:table-row table:style-name="ro1">
          <table:table-cell office:value-type="float" office:value="-31.56" calcext:value-type="float">
            <text:p>-31.56</text:p>
          </table:table-cell>
          <table:table-cell office:value-type="float" office:value="-3.5739" calcext:value-type="float">
            <text:p>-3.5739</text:p>
          </table:table-cell>
          <table:table-cell office:value-type="float" office:value="-0.0366837" calcext:value-type="float">
            <text:p>-0.0366837</text:p>
          </table:table-cell>
        </table:table-row>
        <table:table-row table:style-name="ro1">
          <table:table-cell office:value-type="float" office:value="-31.52" calcext:value-type="float">
            <text:p>-31.52</text:p>
          </table:table-cell>
          <table:table-cell office:value-type="float" office:value="-3.21366" calcext:value-type="float">
            <text:p>-3.21366</text:p>
          </table:table-cell>
          <table:table-cell office:value-type="float" office:value="1.66006" calcext:value-type="float">
            <text:p>1.66006</text:p>
          </table:table-cell>
        </table:table-row>
        <table:table-row table:style-name="ro1">
          <table:table-cell office:value-type="float" office:value="-31.48" calcext:value-type="float">
            <text:p>-31.48</text:p>
          </table:table-cell>
          <table:table-cell office:value-type="float" office:value="-2.21837" calcext:value-type="float">
            <text:p>-2.21837</text:p>
          </table:table-cell>
          <table:table-cell office:value-type="float" office:value="3.08247" calcext:value-type="float">
            <text:p>3.08247</text:p>
          </table:table-cell>
        </table:table-row>
        <table:table-row table:style-name="ro1">
          <table:table-cell office:value-type="float" office:value="-31.44" calcext:value-type="float">
            <text:p>-31.44</text:p>
          </table:table-cell>
          <table:table-cell office:value-type="float" office:value="-0.742971" calcext:value-type="float">
            <text:p>-0.742971</text:p>
          </table:table-cell>
          <table:table-cell office:value-type="float" office:value="4.00534" calcext:value-type="float">
            <text:p>4.00534</text:p>
          </table:table-cell>
        </table:table-row>
        <table:table-row table:style-name="ro1">
          <table:table-cell office:value-type="float" office:value="-31.4" calcext:value-type="float">
            <text:p>-31.4</text:p>
          </table:table-cell>
          <table:table-cell office:value-type="float" office:value="0.982334" calcext:value-type="float">
            <text:p>0.982334</text:p>
          </table:table-cell>
          <table:table-cell office:value-type="float" office:value="4.28054" calcext:value-type="float">
            <text:p>4.28054</text:p>
          </table:table-cell>
        </table:table-row>
        <table:table-row table:style-name="ro1">
          <table:table-cell office:value-type="float" office:value="-31.36" calcext:value-type="float">
            <text:p>-31.36</text:p>
          </table:table-cell>
          <table:table-cell office:value-type="float" office:value="2.68762" calcext:value-type="float">
            <text:p>2.68762</text:p>
          </table:table-cell>
          <table:table-cell office:value-type="float" office:value="3.8602" calcext:value-type="float">
            <text:p>3.8602</text:p>
          </table:table-cell>
        </table:table-row>
        <table:table-row table:style-name="ro1">
          <table:table-cell office:value-type="float" office:value="-31.32" calcext:value-type="float">
            <text:p>-31.32</text:p>
          </table:table-cell>
          <table:table-cell office:value-type="float" office:value="4.10499" calcext:value-type="float">
            <text:p>4.10499</text:p>
          </table:table-cell>
          <table:table-cell office:value-type="float" office:value="2.80444" calcext:value-type="float">
            <text:p>2.80444</text:p>
          </table:table-cell>
        </table:table-row>
        <table:table-row table:style-name="ro1">
          <table:table-cell office:value-type="float" office:value="-31.28" calcext:value-type="float">
            <text:p>-31.28</text:p>
          </table:table-cell>
          <table:table-cell office:value-type="float" office:value="5.01017" calcext:value-type="float">
            <text:p>5.01017</text:p>
          </table:table-cell>
          <table:table-cell office:value-type="float" office:value="1.27235" calcext:value-type="float">
            <text:p>1.27235</text:p>
          </table:table-cell>
        </table:table-row>
        <table:table-row table:style-name="ro1">
          <table:table-cell office:value-type="float" office:value="-31.24" calcext:value-type="float">
            <text:p>-31.24</text:p>
          </table:table-cell>
          <table:table-cell office:value-type="float" office:value="5.25738" calcext:value-type="float">
            <text:p>5.25738</text:p>
          </table:table-cell>
          <table:table-cell office:value-type="float" office:value="-0.502422" calcext:value-type="float">
            <text:p>-0.502422</text:p>
          </table:table-cell>
        </table:table-row>
        <table:table-row table:style-name="ro1">
          <table:table-cell office:value-type="float" office:value="-31.2" calcext:value-type="float">
            <text:p>-31.2</text:p>
          </table:table-cell>
          <table:table-cell office:value-type="float" office:value="4.8022" calcext:value-type="float">
            <text:p>4.8022</text:p>
          </table:table-cell>
          <table:table-cell office:value-type="float" office:value="-2.24766" calcext:value-type="float">
            <text:p>-2.24766</text:p>
          </table:table-cell>
        </table:table-row>
        <table:table-row table:style-name="ro1">
          <table:table-cell office:value-type="float" office:value="-31.16" calcext:value-type="float">
            <text:p>-31.16</text:p>
          </table:table-cell>
          <table:table-cell office:value-type="float" office:value="3.70869" calcext:value-type="float">
            <text:p>3.70869</text:p>
          </table:table-cell>
          <table:table-cell office:value-type="float" office:value="-3.69468" calcext:value-type="float">
            <text:p>-3.69468</text:p>
          </table:table-cell>
        </table:table-row>
        <table:table-row table:style-name="ro1">
          <table:table-cell office:value-type="float" office:value="-31.12" calcext:value-type="float">
            <text:p>-31.12</text:p>
          </table:table-cell>
          <table:table-cell office:value-type="float" office:value="2.13982" calcext:value-type="float">
            <text:p>2.13982</text:p>
          </table:table-cell>
          <table:table-cell office:value-type="float" office:value="-4.61997" calcext:value-type="float">
            <text:p>-4.61997</text:p>
          </table:table-cell>
        </table:table-row>
        <table:table-row table:style-name="ro1">
          <table:table-cell office:value-type="float" office:value="-31.08" calcext:value-type="float">
            <text:p>-31.08</text:p>
          </table:table-cell>
          <table:table-cell office:value-type="float" office:value="0.332457" calcext:value-type="float">
            <text:p>0.332457</text:p>
          </table:table-cell>
          <table:table-cell office:value-type="float" office:value="-4.87994" calcext:value-type="float">
            <text:p>-4.87994</text:p>
          </table:table-cell>
        </table:table-row>
        <table:table-row table:style-name="ro1">
          <table:table-cell office:value-type="float" office:value="-31.04" calcext:value-type="float">
            <text:p>-31.04</text:p>
          </table:table-cell>
          <table:table-cell office:value-type="float" office:value="-1.43917" calcext:value-type="float">
            <text:p>-1.43917</text:p>
          </table:table-cell>
          <table:table-cell office:value-type="float" office:value="-4.4334" calcext:value-type="float">
            <text:p>-4.4334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2.90581" calcext:value-type="float">
            <text:p>-2.90581</text:p>
          </table:table-cell>
          <table:table-cell office:value-type="float" office:value="-3.34817" calcext:value-type="float">
            <text:p>-3.34817</text:p>
          </table:table-cell>
        </table:table-row>
        <table:table-row table:style-name="ro1">
          <table:table-cell office:value-type="float" office:value="-30.96" calcext:value-type="float">
            <text:p>-30.96</text:p>
          </table:table-cell>
          <table:table-cell office:value-type="float" office:value="-3.84499" calcext:value-type="float">
            <text:p>-3.84499</text:p>
          </table:table-cell>
          <table:table-cell office:value-type="float" office:value="-1.79083" calcext:value-type="float">
            <text:p>-1.79083</text:p>
          </table:table-cell>
        </table:table-row>
        <table:table-row table:style-name="ro1">
          <table:table-cell office:value-type="float" office:value="-30.92" calcext:value-type="float">
            <text:p>-30.92</text:p>
          </table:table-cell>
          <table:table-cell office:value-type="float" office:value="-4.11554" calcext:value-type="float">
            <text:p>-4.11554</text:p>
          </table:table-cell>
          <table:table-cell office:value-type="float" office:value="-0.00114932" calcext:value-type="float">
            <text:p>-0.00114932</text:p>
          </table:table-cell>
        </table:table-row>
        <table:table-row table:style-name="ro1">
          <table:table-cell office:value-type="float" office:value="-30.88" calcext:value-type="float">
            <text:p>-30.88</text:p>
          </table:table-cell>
          <table:table-cell office:value-type="float" office:value="-3.67969" calcext:value-type="float">
            <text:p>-3.67969</text:p>
          </table:table-cell>
          <table:table-cell office:value-type="float" office:value="1.74492" calcext:value-type="float">
            <text:p>1.74492</text:p>
          </table:table-cell>
        </table:table-row>
        <table:table-row table:style-name="ro1">
          <table:table-cell office:value-type="float" office:value="-30.84" calcext:value-type="float">
            <text:p>-30.84</text:p>
          </table:table-cell>
          <table:table-cell office:value-type="float" office:value="-2.60916" calcext:value-type="float">
            <text:p>-2.60916</text:p>
          </table:table-cell>
          <table:table-cell office:value-type="float" office:value="3.17795" calcext:value-type="float">
            <text:p>3.17795</text:p>
          </table:table-cell>
        </table:table-row>
        <table:table-row table:style-name="ro1">
          <table:table-cell office:value-type="float" office:value="-30.8" calcext:value-type="float">
            <text:p>-30.8</text:p>
          </table:table-cell>
          <table:table-cell office:value-type="float" office:value="-1.07428" calcext:value-type="float">
            <text:p>-1.07428</text:p>
          </table:table-cell>
          <table:table-cell office:value-type="float" office:value="4.07683" calcext:value-type="float">
            <text:p>4.07683</text:p>
          </table:table-cell>
        </table:table-row>
        <table:table-row table:style-name="ro1">
          <table:table-cell office:value-type="float" office:value="-30.76" calcext:value-type="float">
            <text:p>-30.76</text:p>
          </table:table-cell>
          <table:table-cell office:value-type="float" office:value="0.682196" calcext:value-type="float">
            <text:p>0.682196</text:p>
          </table:table-cell>
          <table:table-cell office:value-type="float" office:value="4.30319" calcext:value-type="float">
            <text:p>4.30319</text:p>
          </table:table-cell>
        </table:table-row>
        <table:table-row table:style-name="ro1">
          <table:table-cell office:value-type="float" office:value="-30.72" calcext:value-type="float">
            <text:p>-30.72</text:p>
          </table:table-cell>
          <table:table-cell office:value-type="float" office:value="2.38257" calcext:value-type="float">
            <text:p>2.38257</text:p>
          </table:table-cell>
          <table:table-cell office:value-type="float" office:value="3.82305" calcext:value-type="float">
            <text:p>3.82305</text:p>
          </table:table-cell>
        </table:table-row>
        <table:table-row table:style-name="ro1">
          <table:table-cell office:value-type="float" office:value="-30.68" calcext:value-type="float">
            <text:p>-30.68</text:p>
          </table:table-cell>
          <table:table-cell office:value-type="float" office:value="3.75722" calcext:value-type="float">
            <text:p>3.75722</text:p>
          </table:table-cell>
          <table:table-cell office:value-type="float" office:value="2.71239" calcext:value-type="float">
            <text:p>2.71239</text:p>
          </table:table-cell>
        </table:table-row>
        <table:table-row table:style-name="ro1">
          <table:table-cell office:value-type="float" office:value="-30.64" calcext:value-type="float">
            <text:p>-30.64</text:p>
          </table:table-cell>
          <table:table-cell office:value-type="float" office:value="4.58644" calcext:value-type="float">
            <text:p>4.58644</text:p>
          </table:table-cell>
          <table:table-cell office:value-type="float" office:value="1.14562" calcext:value-type="float">
            <text:p>1.14562</text:p>
          </table:table-cell>
        </table:table-row>
        <table:table-row table:style-name="ro1">
          <table:table-cell office:value-type="float" office:value="-30.6" calcext:value-type="float">
            <text:p>-30.6</text:p>
          </table:table-cell>
          <table:table-cell office:value-type="float" office:value="4.73469" calcext:value-type="float">
            <text:p>4.73469</text:p>
          </table:table-cell>
          <table:table-cell office:value-type="float" office:value="-0.631193" calcext:value-type="float">
            <text:p>-0.631193</text:p>
          </table:table-cell>
        </table:table-row>
        <table:table-row table:style-name="ro1">
          <table:table-cell office:value-type="float" office:value="-30.56" calcext:value-type="float">
            <text:p>-30.56</text:p>
          </table:table-cell>
          <table:table-cell office:value-type="float" office:value="4.17187" calcext:value-type="float">
            <text:p>4.17187</text:p>
          </table:table-cell>
          <table:table-cell office:value-type="float" office:value="-2.33831" calcext:value-type="float">
            <text:p>-2.33831</text:p>
          </table:table-cell>
        </table:table-row>
        <table:table-row table:style-name="ro1">
          <table:table-cell office:value-type="float" office:value="-30.52" calcext:value-type="float">
            <text:p>-30.52</text:p>
          </table:table-cell>
          <table:table-cell office:value-type="float" office:value="2.97827" calcext:value-type="float">
            <text:p>2.97827</text:p>
          </table:table-cell>
          <table:table-cell office:value-type="float" office:value="-3.70562" calcext:value-type="float">
            <text:p>-3.70562</text:p>
          </table:table-cell>
        </table:table-row>
        <table:table-row table:style-name="ro1">
          <table:table-cell office:value-type="float" office:value="-30.48" calcext:value-type="float">
            <text:p>-30.48</text:p>
          </table:table-cell>
          <table:table-cell office:value-type="float" office:value="1.33248" calcext:value-type="float">
            <text:p>1.33248</text:p>
          </table:table-cell>
          <table:table-cell office:value-type="float" office:value="-4.51457" calcext:value-type="float">
            <text:p>-4.51457</text:p>
          </table:table-cell>
        </table:table-row>
        <table:table-row table:style-name="ro1">
          <table:table-cell office:value-type="float" office:value="-30.44" calcext:value-type="float">
            <text:p>-30.44</text:p>
          </table:table-cell>
          <table:table-cell office:value-type="float" office:value="-0.516077" calcext:value-type="float">
            <text:p>-0.516077</text:p>
          </table:table-cell>
          <table:table-cell office:value-type="float" office:value="-4.63218" calcext:value-type="float">
            <text:p>-4.63218</text:p>
          </table:table-cell>
        </table:table-row>
        <table:table-row table:style-name="ro1">
          <table:table-cell office:value-type="float" office:value="-30.4" calcext:value-type="float">
            <text:p>-30.4</text:p>
          </table:table-cell>
          <table:table-cell office:value-type="float" office:value="-2.28553" calcext:value-type="float">
            <text:p>-2.28553</text:p>
          </table:table-cell>
          <table:table-cell office:value-type="float" office:value="-4.03194" calcext:value-type="float">
            <text:p>-4.03194</text:p>
          </table:table-cell>
        </table:table-row>
        <table:table-row table:style-name="ro1">
          <table:table-cell office:value-type="float" office:value="-30.36" calcext:value-type="float">
            <text:p>-30.36</text:p>
          </table:table-cell>
          <table:table-cell office:value-type="float" office:value="-3.70519" calcext:value-type="float">
            <text:p>-3.70519</text:p>
          </table:table-cell>
          <table:table-cell office:value-type="float" office:value="-2.79818" calcext:value-type="float">
            <text:p>-2.79818</text:p>
          </table:table-cell>
        </table:table-row>
        <table:table-row table:style-name="ro1">
          <table:table-cell office:value-type="float" office:value="-30.32" calcext:value-type="float">
            <text:p>-30.32</text:p>
          </table:table-cell>
          <table:table-cell office:value-type="float" office:value="-4.55756" calcext:value-type="float">
            <text:p>-4.55756</text:p>
          </table:table-cell>
          <table:table-cell office:value-type="float" office:value="-1.11335" calcext:value-type="float">
            <text:p>-1.11335</text:p>
          </table:table-cell>
        </table:table-row>
        <table:table-row table:style-name="ro1">
          <table:table-cell office:value-type="float" office:value="-30.28" calcext:value-type="float">
            <text:p>-30.28</text:p>
          </table:table-cell>
          <table:table-cell office:value-type="float" office:value="-4.71211" calcext:value-type="float">
            <text:p>-4.71211</text:p>
          </table:table-cell>
          <table:table-cell office:value-type="float" office:value="0.770036" calcext:value-type="float">
            <text:p>0.770036</text:p>
          </table:table-cell>
        </table:table-row>
        <table:table-row table:style-name="ro1">
          <table:table-cell office:value-type="float" office:value="-30.24" calcext:value-type="float">
            <text:p>-30.24</text:p>
          </table:table-cell>
          <table:table-cell office:value-type="float" office:value="-4.14576" calcext:value-type="float">
            <text:p>-4.14576</text:p>
          </table:table-cell>
          <table:table-cell office:value-type="float" office:value="2.5683" calcext:value-type="float">
            <text:p>2.5683</text:p>
          </table:table-cell>
        </table:table-row>
        <table:table-row table:style-name="ro1">
          <table:table-cell office:value-type="float" office:value="-30.2" calcext:value-type="float">
            <text:p>-30.2</text:p>
          </table:table-cell>
          <table:table-cell office:value-type="float" office:value="-2.94671" calcext:value-type="float">
            <text:p>-2.94671</text:p>
          </table:table-cell>
          <table:table-cell office:value-type="float" office:value="4.01052" calcext:value-type="float">
            <text:p>4.01052</text:p>
          </table:table-cell>
        </table:table-row>
        <table:table-row table:style-name="ro1">
          <table:table-cell office:value-type="float" office:value="-30.16" calcext:value-type="float">
            <text:p>-30.16</text:p>
          </table:table-cell>
          <table:table-cell office:value-type="float" office:value="-1.30106" calcext:value-type="float">
            <text:p>-1.30106</text:p>
          </table:table-cell>
          <table:table-cell office:value-type="float" office:value="4.88051" calcext:value-type="float">
            <text:p>4.88051</text:p>
          </table:table-cell>
        </table:table-row>
        <table:table-row table:style-name="ro1">
          <table:table-cell office:value-type="float" office:value="-30.12" calcext:value-type="float">
            <text:p>-30.12</text:p>
          </table:table-cell>
          <table:table-cell office:value-type="float" office:value="0.53585" calcext:value-type="float">
            <text:p>0.53585</text:p>
          </table:table-cell>
          <table:table-cell office:value-type="float" office:value="5.05051" calcext:value-type="float">
            <text:p>5.05051</text:p>
          </table:table-cell>
        </table:table-row>
        <table:table-row table:style-name="ro1">
          <table:table-cell office:value-type="float" office:value="-30.08" calcext:value-type="float">
            <text:p>-30.08</text:p>
          </table:table-cell>
          <table:table-cell office:value-type="float" office:value="2.27884" calcext:value-type="float">
            <text:p>2.27884</text:p>
          </table:table-cell>
          <table:table-cell office:value-type="float" office:value="4.50114" calcext:value-type="float">
            <text:p>4.50114</text:p>
          </table:table-cell>
        </table:table-row>
        <table:table-row table:style-name="ro1">
          <table:table-cell office:value-type="float" office:value="-30.04" calcext:value-type="float">
            <text:p>-30.04</text:p>
          </table:table-cell>
          <table:table-cell office:value-type="float" office:value="3.65705" calcext:value-type="float">
            <text:p>3.65705</text:p>
          </table:table-cell>
          <table:table-cell office:value-type="float" office:value="3.3247" calcext:value-type="float">
            <text:p>3.3247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4.45598" calcext:value-type="float">
            <text:p>4.45598</text:p>
          </table:table-cell>
          <table:table-cell office:value-type="float" office:value="1.71112" calcext:value-type="float">
            <text:p>1.71112</text:p>
          </table:table-cell>
        </table:table-row>
        <table:table-row table:style-name="ro1">
          <table:table-cell office:value-type="float" office:value="-29.96" calcext:value-type="float">
            <text:p>-29.96</text:p>
          </table:table-cell>
          <table:table-cell office:value-type="float" office:value="4.55097" calcext:value-type="float">
            <text:p>4.55097</text:p>
          </table:table-cell>
          <table:table-cell office:value-type="float" office:value="-0.0812788" calcext:value-type="float">
            <text:p>-0.0812788</text:p>
          </table:table-cell>
        </table:table-row>
        <table:table-row table:style-name="ro1">
          <table:table-cell office:value-type="float" office:value="-29.92" calcext:value-type="float">
            <text:p>-29.92</text:p>
          </table:table-cell>
          <table:table-cell office:value-type="float" office:value="3.92669" calcext:value-type="float">
            <text:p>3.92669</text:p>
          </table:table-cell>
          <table:table-cell office:value-type="float" office:value="-1.76568" calcext:value-type="float">
            <text:p>-1.76568</text:p>
          </table:table-cell>
        </table:table-row>
        <table:table-row table:style-name="ro1">
          <table:table-cell office:value-type="float" office:value="-29.88" calcext:value-type="float">
            <text:p>-29.88</text:p>
          </table:table-cell>
          <table:table-cell office:value-type="float" office:value="2.67989" calcext:value-type="float">
            <text:p>2.67989</text:p>
          </table:table-cell>
          <table:table-cell office:value-type="float" office:value="-3.07122" calcext:value-type="float">
            <text:p>-3.07122</text:p>
          </table:table-cell>
        </table:table-row>
        <table:table-row table:style-name="ro1">
          <table:table-cell office:value-type="float" office:value="-29.84" calcext:value-type="float">
            <text:p>-29.84</text:p>
          </table:table-cell>
          <table:table-cell office:value-type="float" office:value="1.00467" calcext:value-type="float">
            <text:p>1.00467</text:p>
          </table:table-cell>
          <table:table-cell office:value-type="float" office:value="-3.78503" calcext:value-type="float">
            <text:p>-3.78503</text:p>
          </table:table-cell>
        </table:table-row>
        <table:table-row table:style-name="ro1">
          <table:table-cell office:value-type="float" office:value="-29.8" calcext:value-type="float">
            <text:p>-29.8</text:p>
          </table:table-cell>
          <table:table-cell office:value-type="float" office:value="-0.837357" calcext:value-type="float">
            <text:p>-0.837357</text:p>
          </table:table-cell>
          <table:table-cell office:value-type="float" office:value="-3.78549" calcext:value-type="float">
            <text:p>-3.78549</text:p>
          </table:table-cell>
        </table:table-row>
        <table:table-row table:style-name="ro1">
          <table:table-cell office:value-type="float" office:value="-29.76" calcext:value-type="float">
            <text:p>-29.76</text:p>
          </table:table-cell>
          <table:table-cell office:value-type="float" office:value="-2.55743" calcext:value-type="float">
            <text:p>-2.55743</text:p>
          </table:table-cell>
          <table:table-cell office:value-type="float" office:value="-3.06133" calcext:value-type="float">
            <text:p>-3.06133</text:p>
          </table:table-cell>
        </table:table-row>
        <table:table-row table:style-name="ro1">
          <table:table-cell office:value-type="float" office:value="-29.72" calcext:value-type="float">
            <text:p>-29.72</text:p>
          </table:table-cell>
          <table:table-cell office:value-type="float" office:value="-3.88436" calcext:value-type="float">
            <text:p>-3.88436</text:p>
          </table:table-cell>
          <table:table-cell office:value-type="float" office:value="-1.7137" calcext:value-type="float">
            <text:p>-1.7137</text:p>
          </table:table-cell>
        </table:table-row>
        <table:table-row table:style-name="ro1">
          <table:table-cell office:value-type="float" office:value="-29.68" calcext:value-type="float">
            <text:p>-29.68</text:p>
          </table:table-cell>
          <table:table-cell office:value-type="float" office:value="-4.60665" calcext:value-type="float">
            <text:p>-4.60665</text:p>
          </table:table-cell>
          <table:table-cell office:value-type="float" office:value="0.0591202" calcext:value-type="float">
            <text:p>0.0591202</text:p>
          </table:table-cell>
        </table:table-row>
        <table:table-row table:style-name="ro1">
          <table:table-cell office:value-type="float" office:value="-29.64" calcext:value-type="float">
            <text:p>-29.64</text:p>
          </table:table-cell>
          <table:table-cell office:value-type="float" office:value="-4.60542" calcext:value-type="float">
            <text:p>-4.60542</text:p>
          </table:table-cell>
          <table:table-cell office:value-type="float" office:value="1.99225" calcext:value-type="float">
            <text:p>1.99225</text:p>
          </table:table-cell>
        </table:table-row>
        <table:table-row table:style-name="ro1">
          <table:table-cell office:value-type="float" office:value="-29.6" calcext:value-type="float">
            <text:p>-29.6</text:p>
          </table:table-cell>
          <table:table-cell office:value-type="float" office:value="-3.87313" calcext:value-type="float">
            <text:p>-3.87313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float" office:value="-29.56" calcext:value-type="float">
            <text:p>-29.56</text:p>
          </table:table-cell>
          <table:table-cell office:value-type="float" office:value="-2.51504" calcext:value-type="float">
            <text:p>-2.51504</text:p>
          </table:table-cell>
          <table:table-cell office:value-type="float" office:value="5.1959" calcext:value-type="float">
            <text:p>5.1959</text:p>
          </table:table-cell>
        </table:table-row>
        <table:table-row table:style-name="ro1">
          <table:table-cell office:value-type="float" office:value="-29.52" calcext:value-type="float">
            <text:p>-29.52</text:p>
          </table:table-cell>
          <table:table-cell office:value-type="float" office:value="-0.733231" calcext:value-type="float">
            <text:p>-0.733231</text:p>
          </table:table-cell>
          <table:table-cell office:value-type="float" office:value="5.98476" calcext:value-type="float">
            <text:p>5.98476</text:p>
          </table:table-cell>
        </table:table-row>
        <table:table-row table:style-name="ro1">
          <table:table-cell office:value-type="float" office:value="-29.48" calcext:value-type="float">
            <text:p>-29.48</text:p>
          </table:table-cell>
          <table:table-cell office:value-type="float" office:value="1.20449" calcext:value-type="float">
            <text:p>1.20449</text:p>
          </table:table-cell>
          <table:table-cell office:value-type="float" office:value="6.04544" calcext:value-type="float">
            <text:p>6.04544</text:p>
          </table:table-cell>
        </table:table-row>
        <table:table-row table:style-name="ro1">
          <table:table-cell office:value-type="float" office:value="-29.44" calcext:value-type="float">
            <text:p>-29.44</text:p>
          </table:table-cell>
          <table:table-cell office:value-type="float" office:value="3.00589" calcext:value-type="float">
            <text:p>3.00589</text:p>
          </table:table-cell>
          <table:table-cell office:value-type="float" office:value="5.37407" calcext:value-type="float">
            <text:p>5.37407</text:p>
          </table:table-cell>
        </table:table-row>
        <table:table-row table:style-name="ro1">
          <table:table-cell office:value-type="float" office:value="-29.4" calcext:value-type="float">
            <text:p>-29.4</text:p>
          </table:table-cell>
          <table:table-cell office:value-type="float" office:value="4.39956" calcext:value-type="float">
            <text:p>4.39956</text:p>
          </table:table-cell>
          <table:table-cell office:value-type="float" office:value="4.0799" calcext:value-type="float">
            <text:p>4.0799</text:p>
          </table:table-cell>
        </table:table-row>
        <table:table-row table:style-name="ro1">
          <table:table-cell office:value-type="float" office:value="-29.36" calcext:value-type="float">
            <text:p>-29.36</text:p>
          </table:table-cell>
          <table:table-cell office:value-type="float" office:value="5.17704" calcext:value-type="float">
            <text:p>5.17704</text:p>
          </table:table-cell>
          <table:table-cell office:value-type="float" office:value="2.36868" calcext:value-type="float">
            <text:p>2.36868</text:p>
          </table:table-cell>
        </table:table-row>
        <table:table-row table:style-name="ro1">
          <table:table-cell office:value-type="float" office:value="-29.32" calcext:value-type="float">
            <text:p>-29.32</text:p>
          </table:table-cell>
          <table:table-cell office:value-type="float" office:value="5.22528" calcext:value-type="float">
            <text:p>5.22528</text:p>
          </table:table-cell>
          <table:table-cell office:value-type="float" office:value="0.510966" calcext:value-type="float">
            <text:p>0.510966</text:p>
          </table:table-cell>
        </table:table-row>
        <table:table-row table:style-name="ro1">
          <table:table-cell office:value-type="float" office:value="-29.28" calcext:value-type="float">
            <text:p>-29.28</text:p>
          </table:table-cell>
          <table:table-cell office:value-type="float" office:value="4.54442" calcext:value-type="float">
            <text:p>4.54442</text:p>
          </table:table-cell>
          <table:table-cell office:value-type="float" office:value="-1.1997" calcext:value-type="float">
            <text:p>-1.1997</text:p>
          </table:table-cell>
        </table:table-row>
        <table:table-row table:style-name="ro1">
          <table:table-cell office:value-type="float" office:value="-29.24" calcext:value-type="float">
            <text:p>-29.24</text:p>
          </table:table-cell>
          <table:table-cell office:value-type="float" office:value="3.24803" calcext:value-type="float">
            <text:p>3.24803</text:p>
          </table:table-cell>
          <table:table-cell office:value-type="float" office:value="-2.49224" calcext:value-type="float">
            <text:p>-2.49224</text:p>
          </table:table-cell>
        </table:table-row>
        <table:table-row table:style-name="ro1">
          <table:table-cell office:value-type="float" office:value="-29.2" calcext:value-type="float">
            <text:p>-29.2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-3.16019" calcext:value-type="float">
            <text:p>-3.16019</text:p>
          </table:table-cell>
        </table:table-row>
        <table:table-row table:style-name="ro1">
          <table:table-cell office:value-type="float" office:value="-29.16" calcext:value-type="float">
            <text:p>-29.16</text:p>
          </table:table-cell>
          <table:table-cell office:value-type="float" office:value="-0.288677" calcext:value-type="float">
            <text:p>-0.288677</text:p>
          </table:table-cell>
          <table:table-cell office:value-type="float" office:value="-3.09388" calcext:value-type="float">
            <text:p>-3.09388</text:p>
          </table:table-cell>
        </table:table-row>
        <table:table-row table:style-name="ro1">
          <table:table-cell office:value-type="float" office:value="-29.12" calcext:value-type="float">
            <text:p>-29.12</text:p>
          </table:table-cell>
          <table:table-cell office:value-type="float" office:value="-1.96038" calcext:value-type="float">
            <text:p>-1.96038</text:p>
          </table:table-cell>
          <table:table-cell office:value-type="float" office:value="-2.29777" calcext:value-type="float">
            <text:p>-2.29777</text:p>
          </table:table-cell>
        </table:table-row>
        <table:table-row table:style-name="ro1">
          <table:table-cell office:value-type="float" office:value="-29.08" calcext:value-type="float">
            <text:p>-29.08</text:p>
          </table:table-cell>
          <table:table-cell office:value-type="float" office:value="-3.19836" calcext:value-type="float">
            <text:p>-3.19836</text:p>
          </table:table-cell>
          <table:table-cell office:value-type="float" office:value="-0.890045" calcext:value-type="float">
            <text:p>-0.890045</text:p>
          </table:table-cell>
        </table:table-row>
        <table:table-row table:style-name="ro1">
          <table:table-cell office:value-type="float" office:value="-29.04" calcext:value-type="float">
            <text:p>-29.04</text:p>
          </table:table-cell>
          <table:table-cell office:value-type="float" office:value="-3.79797" calcext:value-type="float">
            <text:p>-3.79797</text:p>
          </table:table-cell>
          <table:table-cell office:value-type="float" office:value="0.91534" calcext:value-type="float">
            <text:p>0.91534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3.6528" calcext:value-type="float">
            <text:p>-3.6528</text:p>
          </table:table-cell>
          <table:table-cell office:value-type="float" office:value="2.84159" calcext:value-type="float">
            <text:p>2.84159</text:p>
          </table:table-cell>
        </table:table-row>
        <table:table-row table:style-name="ro1">
          <table:table-cell office:value-type="float" office:value="-28.96" calcext:value-type="float">
            <text:p>-28.96</text:p>
          </table:table-cell>
          <table:table-cell office:value-type="float" office:value="-2.77147" calcext:value-type="float">
            <text:p>-2.77147</text:p>
          </table:table-cell>
          <table:table-cell office:value-type="float" office:value="4.59181" calcext:value-type="float">
            <text:p>4.59181</text:p>
          </table:table-cell>
        </table:table-row>
        <table:table-row table:style-name="ro1">
          <table:table-cell office:value-type="float" office:value="-28.92" calcext:value-type="float">
            <text:p>-28.92</text:p>
          </table:table-cell>
          <table:table-cell office:value-type="float" office:value="-1.27666" calcext:value-type="float">
            <text:p>-1.27666</text:p>
          </table:table-cell>
          <table:table-cell office:value-type="float" office:value="5.89494" calcext:value-type="float">
            <text:p>5.89494</text:p>
          </table:table-cell>
        </table:table-row>
        <table:table-row table:style-name="ro1">
          <table:table-cell office:value-type="float" office:value="-28.88" calcext:value-type="float">
            <text:p>-28.88</text:p>
          </table:table-cell>
          <table:table-cell office:value-type="float" office:value="0.613598" calcext:value-type="float">
            <text:p>0.613598</text:p>
          </table:table-cell>
          <table:table-cell office:value-type="float" office:value="6.54791" calcext:value-type="float">
            <text:p>6.54791</text:p>
          </table:table-cell>
        </table:table-row>
        <table:table-row table:style-name="ro1">
          <table:table-cell office:value-type="float" office:value="-28.84" calcext:value-type="float">
            <text:p>-28.84</text:p>
          </table:table-cell>
          <table:table-cell office:value-type="float" office:value="2.61938" calcext:value-type="float">
            <text:p>2.61938</text:p>
          </table:table-cell>
          <table:table-cell office:value-type="float" office:value="6.44724" calcext:value-type="float">
            <text:p>6.44724</text:p>
          </table:table-cell>
        </table:table-row>
        <table:table-row table:style-name="ro1">
          <table:table-cell office:value-type="float" office:value="-28.8" calcext:value-type="float">
            <text:p>-28.8</text:p>
          </table:table-cell>
          <table:table-cell office:value-type="float" office:value="4.44211" calcext:value-type="float">
            <text:p>4.44211</text:p>
          </table:table-cell>
          <table:table-cell office:value-type="float" office:value="5.60543" calcext:value-type="float">
            <text:p>5.60543</text:p>
          </table:table-cell>
        </table:table-row>
        <table:table-row table:style-name="ro1">
          <table:table-cell office:value-type="float" office:value="-28.76" calcext:value-type="float">
            <text:p>-28.76</text:p>
          </table:table-cell>
          <table:table-cell office:value-type="float" office:value="5.81076" calcext:value-type="float">
            <text:p>5.81076</text:p>
          </table:table-cell>
          <table:table-cell office:value-type="float" office:value="4.14929" calcext:value-type="float">
            <text:p>4.14929</text:p>
          </table:table-cell>
        </table:table-row>
        <table:table-row table:style-name="ro1">
          <table:table-cell office:value-type="float" office:value="-28.72" calcext:value-type="float">
            <text:p>-28.72</text:p>
          </table:table-cell>
          <table:table-cell office:value-type="float" office:value="6.52392" calcext:value-type="float">
            <text:p>6.52392</text:p>
          </table:table-cell>
          <table:table-cell office:value-type="float" office:value="2.30063" calcext:value-type="float">
            <text:p>2.30063</text:p>
          </table:table-cell>
        </table:table-row>
        <table:table-row table:style-name="ro1">
          <table:table-cell office:value-type="float" office:value="-28.68" calcext:value-type="float">
            <text:p>-28.68</text:p>
          </table:table-cell>
          <table:table-cell office:value-type="float" office:value="6.48118" calcext:value-type="float">
            <text:p>6.48118</text:p>
          </table:table-cell>
          <table:table-cell office:value-type="float" office:value="0.342088" calcext:value-type="float">
            <text:p>0.342088</text:p>
          </table:table-cell>
        </table:table-row>
        <table:table-row table:style-name="ro1">
          <table:table-cell office:value-type="float" office:value="-28.64" calcext:value-type="float">
            <text:p>-28.64</text:p>
          </table:table-cell>
          <table:table-cell office:value-type="float" office:value="5.69896" calcext:value-type="float">
            <text:p>5.69896</text:p>
          </table:table-cell>
          <table:table-cell office:value-type="float" office:value="-1.42649" calcext:value-type="float">
            <text:p>-1.42649</text:p>
          </table:table-cell>
        </table:table-row>
        <table:table-row table:style-name="ro1">
          <table:table-cell office:value-type="float" office:value="-28.6" calcext:value-type="float">
            <text:p>-28.6</text:p>
          </table:table-cell>
          <table:table-cell office:value-type="float" office:value="4.30825" calcext:value-type="float">
            <text:p>4.30825</text:p>
          </table:table-cell>
          <table:table-cell office:value-type="float" office:value="-2.73451" calcext:value-type="float">
            <text:p>-2.73451</text:p>
          </table:table-cell>
        </table:table-row>
        <table:table-row table:style-name="ro1">
          <table:table-cell office:value-type="float" office:value="-28.56" calcext:value-type="float">
            <text:p>-28.56</text:p>
          </table:table-cell>
          <table:table-cell office:value-type="float" office:value="2.53457" calcext:value-type="float">
            <text:p>2.53457</text:p>
          </table:table-cell>
          <table:table-cell office:value-type="float" office:value="-3.38265" calcext:value-type="float">
            <text:p>-3.38265</text:p>
          </table:table-cell>
        </table:table-row>
        <table:table-row table:style-name="ro1">
          <table:table-cell office:value-type="float" office:value="-28.52" calcext:value-type="float">
            <text:p>-28.52</text:p>
          </table:table-cell>
          <table:table-cell office:value-type="float" office:value="0.663247" calcext:value-type="float">
            <text:p>0.663247</text:p>
          </table:table-cell>
          <table:table-cell office:value-type="float" office:value="-3.27399" calcext:value-type="float">
            <text:p>-3.27399</text:p>
          </table:table-cell>
        </table:table-row>
        <table:table-row table:style-name="ro1">
          <table:table-cell office:value-type="float" office:value="-28.48" calcext:value-type="float">
            <text:p>-28.48</text:p>
          </table:table-cell>
          <table:table-cell office:value-type="float" office:value="-1.00471" calcext:value-type="float">
            <text:p>-1.00471</text:p>
          </table:table-cell>
          <table:table-cell office:value-type="float" office:value="-2.42927" calcext:value-type="float">
            <text:p>-2.42927</text:p>
          </table:table-cell>
        </table:table-row>
        <table:table-row table:style-name="ro1">
          <table:table-cell office:value-type="float" office:value="-28.44" calcext:value-type="float">
            <text:p>-28.44</text:p>
          </table:table-cell>
          <table:table-cell office:value-type="float" office:value="-2.19928" calcext:value-type="float">
            <text:p>-2.19928</text:p>
          </table:table-cell>
          <table:table-cell office:value-type="float" office:value="-0.984041" calcext:value-type="float">
            <text:p>-0.984041</text:p>
          </table:table-cell>
        </table:table-row>
        <table:table-row table:style-name="ro1">
          <table:table-cell office:value-type="float" office:value="-28.4" calcext:value-type="float">
            <text:p>-28.4</text:p>
          </table:table-cell>
          <table:table-cell office:value-type="float" office:value="-2.72341" calcext:value-type="float">
            <text:p>-2.72341</text:p>
          </table:table-cell>
          <table:table-cell office:value-type="float" office:value="0.8321" calcext:value-type="float">
            <text:p>0.8321</text:p>
          </table:table-cell>
        </table:table-row>
        <table:table-row table:style-name="ro1">
          <table:table-cell office:value-type="float" office:value="-28.36" calcext:value-type="float">
            <text:p>-28.36</text:p>
          </table:table-cell>
          <table:table-cell office:value-type="float" office:value="-2.48382" calcext:value-type="float">
            <text:p>-2.48382</text:p>
          </table:table-cell>
          <table:table-cell office:value-type="float" office:value="2.73083" calcext:value-type="float">
            <text:p>2.73083</text:p>
          </table:table-cell>
        </table:table-row>
        <table:table-row table:style-name="ro1">
          <table:table-cell office:value-type="float" office:value="-28.32" calcext:value-type="float">
            <text:p>-28.32</text:p>
          </table:table-cell>
          <table:table-cell office:value-type="float" office:value="-1.50579" calcext:value-type="float">
            <text:p>-1.50579</text:p>
          </table:table-cell>
          <table:table-cell office:value-type="float" office:value="4.40967" calcext:value-type="float">
            <text:p>4.40967</text:p>
          </table:table-cell>
        </table:table-row>
        <table:table-row table:style-name="ro1">
          <table:table-cell office:value-type="float" office:value="-28.28" calcext:value-type="float">
            <text:p>-28.28</text:p>
          </table:table-cell>
          <table:table-cell office:value-type="float" office:value="0.0704021" calcext:value-type="float">
            <text:p>0.0704021</text:p>
          </table:table-cell>
          <table:table-cell office:value-type="float" office:value="5.59891" calcext:value-type="float">
            <text:p>5.59891</text:p>
          </table:table-cell>
        </table:table-row>
        <table:table-row table:style-name="ro1">
          <table:table-cell office:value-type="float" office:value="-28.24" calcext:value-type="float">
            <text:p>-28.24</text:p>
          </table:table-cell>
          <table:table-cell office:value-type="float" office:value="2.01089" calcext:value-type="float">
            <text:p>2.01089</text:p>
          </table:table-cell>
          <table:table-cell office:value-type="float" office:value="6.1035" calcext:value-type="float">
            <text:p>6.1035</text:p>
          </table:table-cell>
        </table:table-row>
        <table:table-row table:style-name="ro1">
          <table:table-cell office:value-type="float" office:value="-28.2" calcext:value-type="float">
            <text:p>-28.2</text:p>
          </table:table-cell>
          <table:table-cell office:value-type="float" office:value="4.02416" calcext:value-type="float">
            <text:p>4.02416</text:p>
          </table:table-cell>
          <table:table-cell office:value-type="float" office:value="5.83356" calcext:value-type="float">
            <text:p>5.83356</text:p>
          </table:table-cell>
        </table:table-row>
        <table:table-row table:style-name="ro1">
          <table:table-cell office:value-type="float" office:value="-28.16" calcext:value-type="float">
            <text:p>-28.16</text:p>
          </table:table-cell>
          <table:table-cell office:value-type="float" office:value="5.80612" calcext:value-type="float">
            <text:p>5.80612</text:p>
          </table:table-cell>
          <table:table-cell office:value-type="float" office:value="4.81863" calcext:value-type="float">
            <text:p>4.81863</text:p>
          </table:table-cell>
        </table:table-row>
        <table:table-row table:style-name="ro1">
          <table:table-cell office:value-type="float" office:value="-28.12" calcext:value-type="float">
            <text:p>-28.12</text:p>
          </table:table-cell>
          <table:table-cell office:value-type="float" office:value="7.08716" calcext:value-type="float">
            <text:p>7.08716</text:p>
          </table:table-cell>
          <table:table-cell office:value-type="float" office:value="3.20348" calcext:value-type="float">
            <text:p>3.20348</text:p>
          </table:table-cell>
        </table:table-row>
        <table:table-row table:style-name="ro1">
          <table:table-cell office:value-type="float" office:value="-28.08" calcext:value-type="float">
            <text:p>-28.08</text:p>
          </table:table-cell>
          <table:table-cell office:value-type="float" office:value="7.67403" calcext:value-type="float">
            <text:p>7.67403</text:p>
          </table:table-cell>
          <table:table-cell office:value-type="float" office:value="1.22598" calcext:value-type="float">
            <text:p>1.22598</text:p>
          </table:table-cell>
        </table:table-row>
        <table:table-row table:style-name="ro1">
          <table:table-cell office:value-type="float" office:value="-28.04" calcext:value-type="float">
            <text:p>-28.04</text:p>
          </table:table-cell>
          <table:table-cell office:value-type="float" office:value="7.48007" calcext:value-type="float">
            <text:p>7.48007</text:p>
          </table:table-cell>
          <table:table-cell office:value-type="float" office:value="-0.819453" calcext:value-type="float">
            <text:p>-0.81945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6.53884" calcext:value-type="float">
            <text:p>6.53884</text:p>
          </table:table-cell>
          <table:table-cell office:value-type="float" office:value="-2.62737" calcext:value-type="float">
            <text:p>-2.62737</text:p>
          </table:table-cell>
        </table:table-row>
        <table:table-row table:style-name="ro1">
          <table:table-cell office:value-type="float" office:value="-27.96" calcext:value-type="float">
            <text:p>-27.96</text:p>
          </table:table-cell>
          <table:table-cell office:value-type="float" office:value="4.99932" calcext:value-type="float">
            <text:p>4.99932</text:p>
          </table:table-cell>
          <table:table-cell office:value-type="float" office:value="-3.92854" calcext:value-type="float">
            <text:p>-3.92854</text:p>
          </table:table-cell>
        </table:table-row>
        <table:table-row table:style-name="ro1">
          <table:table-cell office:value-type="float" office:value="-27.92" calcext:value-type="float">
            <text:p>-27.92</text:p>
          </table:table-cell>
          <table:table-cell office:value-type="float" office:value="3.1031" calcext:value-type="float">
            <text:p>3.1031</text:p>
          </table:table-cell>
          <table:table-cell office:value-type="float" office:value="-4.53181" calcext:value-type="float">
            <text:p>-4.53181</text:p>
          </table:table-cell>
        </table:table-row>
        <table:table-row table:style-name="ro1">
          <table:table-cell office:value-type="float" office:value="-27.88" calcext:value-type="float">
            <text:p>-27.88</text:p>
          </table:table-cell>
          <table:table-cell office:value-type="float" office:value="1.14713" calcext:value-type="float">
            <text:p>1.14713</text:p>
          </table:table-cell>
          <table:table-cell office:value-type="float" office:value="-4.35392" calcext:value-type="float">
            <text:p>-4.35392</text:p>
          </table:table-cell>
        </table:table-row>
        <table:table-row table:style-name="ro1">
          <table:table-cell office:value-type="float" office:value="-27.84" calcext:value-type="float">
            <text:p>-27.84</text:p>
          </table:table-cell>
          <table:table-cell office:value-type="float" office:value="-0.56211" calcext:value-type="float">
            <text:p>-0.56211</text:p>
          </table:table-cell>
          <table:table-cell office:value-type="float" office:value="-3.43271" calcext:value-type="float">
            <text:p>-3.43271</text:p>
          </table:table-cell>
        </table:table-row>
        <table:table-row table:style-name="ro1">
          <table:table-cell office:value-type="float" office:value="-27.8" calcext:value-type="float">
            <text:p>-27.8</text:p>
          </table:table-cell>
          <table:table-cell office:value-type="float" office:value="-1.75619" calcext:value-type="float">
            <text:p>-1.75619</text:p>
          </table:table-cell>
          <table:table-cell office:value-type="float" office:value="-1.92153" calcext:value-type="float">
            <text:p>-1.92153</text:p>
          </table:table-cell>
        </table:table-row>
        <table:table-row table:style-name="ro1">
          <table:table-cell office:value-type="float" office:value="-27.76" calcext:value-type="float">
            <text:p>-27.76</text:p>
          </table:table-cell>
          <table:table-cell office:value-type="float" office:value="-2.24643" calcext:value-type="float">
            <text:p>-2.24643</text:p>
          </table:table-cell>
          <table:table-cell office:value-type="float" office:value="-0.0657823" calcext:value-type="float">
            <text:p>-0.0657823</text:p>
          </table:table-cell>
        </table:table-row>
        <table:table-row table:style-name="ro1">
          <table:table-cell office:value-type="float" office:value="-27.72" calcext:value-type="float">
            <text:p>-27.72</text:p>
          </table:table-cell>
          <table:table-cell office:value-type="float" office:value="-1.9534" calcext:value-type="float">
            <text:p>-1.9534</text:p>
          </table:table-cell>
          <table:table-cell office:value-type="float" office:value="1.8349" calcext:value-type="float">
            <text:p>1.8349</text:p>
          </table:table-cell>
        </table:table-row>
        <table:table-row table:style-name="ro1">
          <table:table-cell office:value-type="float" office:value="-27.68" calcext:value-type="float">
            <text:p>-27.68</text:p>
          </table:table-cell>
          <table:table-cell office:value-type="float" office:value="-0.919575" calcext:value-type="float">
            <text:p>-0.919575</text:p>
          </table:table-cell>
          <table:table-cell office:value-type="float" office:value="3.47303" calcext:value-type="float">
            <text:p>3.47303</text:p>
          </table:table-cell>
        </table:table-row>
        <table:table-row table:style-name="ro1">
          <table:table-cell office:value-type="float" office:value="-27.64" calcext:value-type="float">
            <text:p>-27.64</text:p>
          </table:table-cell>
          <table:table-cell office:value-type="float" office:value="0.696929" calcext:value-type="float">
            <text:p>0.696929</text:p>
          </table:table-cell>
          <table:table-cell office:value-type="float" office:value="4.58091" calcext:value-type="float">
            <text:p>4.58091</text:p>
          </table:table-cell>
        </table:table-row>
        <table:table-row table:style-name="ro1">
          <table:table-cell office:value-type="float" office:value="-27.6" calcext:value-type="float">
            <text:p>-27.6</text:p>
          </table:table-cell>
          <table:table-cell office:value-type="float" office:value="2.64652" calcext:value-type="float">
            <text:p>2.64652</text:p>
          </table:table-cell>
          <table:table-cell office:value-type="float" office:value="4.97237" calcext:value-type="float">
            <text:p>4.97237</text:p>
          </table:table-cell>
        </table:table-row>
        <table:table-row table:style-name="ro1">
          <table:table-cell office:value-type="float" office:value="-27.56" calcext:value-type="float">
            <text:p>-27.56</text:p>
          </table:table-cell>
          <table:table-cell office:value-type="float" office:value="4.62658" calcext:value-type="float">
            <text:p>4.62658</text:p>
          </table:table-cell>
          <table:table-cell office:value-type="float" office:value="4.57183" calcext:value-type="float">
            <text:p>4.57183</text:p>
          </table:table-cell>
        </table:table-row>
        <table:table-row table:style-name="ro1">
          <table:table-cell office:value-type="float" office:value="-27.52" calcext:value-type="float">
            <text:p>-27.52</text:p>
          </table:table-cell>
          <table:table-cell office:value-type="float" office:value="6.32825" calcext:value-type="float">
            <text:p>6.32825</text:p>
          </table:table-cell>
          <table:table-cell office:value-type="float" office:value="3.42645" calcext:value-type="float">
            <text:p>3.42645</text:p>
          </table:table-cell>
        </table:table-row>
        <table:table-row table:style-name="ro1">
          <table:table-cell office:value-type="float" office:value="-27.48" calcext:value-type="float">
            <text:p>-27.48</text:p>
          </table:table-cell>
          <table:table-cell office:value-type="float" office:value="7.48432" calcext:value-type="float">
            <text:p>7.48432</text:p>
          </table:table-cell>
          <table:table-cell office:value-type="float" office:value="1.69913" calcext:value-type="float">
            <text:p>1.69913</text:p>
          </table:table-cell>
        </table:table-row>
        <table:table-row table:style-name="ro1">
          <table:table-cell office:value-type="float" office:value="-27.44" calcext:value-type="float">
            <text:p>-27.44</text:p>
          </table:table-cell>
          <table:table-cell office:value-type="float" office:value="7.91079" calcext:value-type="float">
            <text:p>7.91079</text:p>
          </table:table-cell>
          <table:table-cell office:value-type="float" office:value="-0.356313" calcext:value-type="float">
            <text:p>-0.356313</text:p>
          </table:table-cell>
        </table:table-row>
        <table:table-row table:style-name="ro1">
          <table:table-cell office:value-type="float" office:value="-27.4" calcext:value-type="float">
            <text:p>-27.4</text:p>
          </table:table-cell>
          <table:table-cell office:value-type="float" office:value="7.53566" calcext:value-type="float">
            <text:p>7.53566</text:p>
          </table:table-cell>
          <table:table-cell office:value-type="float" office:value="-2.43424" calcext:value-type="float">
            <text:p>-2.43424</text:p>
          </table:table-cell>
        </table:table-row>
        <table:table-row table:style-name="ro1">
          <table:table-cell office:value-type="float" office:value="-27.36" calcext:value-type="float">
            <text:p>-27.36</text:p>
          </table:table-cell>
          <table:table-cell office:value-type="float" office:value="6.41043" calcext:value-type="float">
            <text:p>6.41043</text:p>
          </table:table-cell>
          <table:table-cell office:value-type="float" office:value="-4.22441" calcext:value-type="float">
            <text:p>-4.22441</text:p>
          </table:table-cell>
        </table:table-row>
        <table:table-row table:style-name="ro1">
          <table:table-cell office:value-type="float" office:value="-27.32" calcext:value-type="float">
            <text:p>-27.32</text:p>
          </table:table-cell>
          <table:table-cell office:value-type="float" office:value="4.7025" calcext:value-type="float">
            <text:p>4.7025</text:p>
          </table:table-cell>
          <table:table-cell office:value-type="float" office:value="-5.46004" calcext:value-type="float">
            <text:p>-5.46004</text:p>
          </table:table-cell>
        </table:table-row>
        <table:table-row table:style-name="ro1">
          <table:table-cell office:value-type="float" office:value="-27.28" calcext:value-type="float">
            <text:p>-27.28</text:p>
          </table:table-cell>
          <table:table-cell office:value-type="float" office:value="2.66956" calcext:value-type="float">
            <text:p>2.66956</text:p>
          </table:table-cell>
          <table:table-cell office:value-type="float" office:value="-5.95927" calcext:value-type="float">
            <text:p>-5.95927</text:p>
          </table:table-cell>
        </table:table-row>
        <table:table-row table:style-name="ro1">
          <table:table-cell office:value-type="float" office:value="-27.24" calcext:value-type="float">
            <text:p>-27.24</text:p>
          </table:table-cell>
          <table:table-cell office:value-type="float" office:value="0.619915" calcext:value-type="float">
            <text:p>0.619915</text:p>
          </table:table-cell>
          <table:table-cell office:value-type="float" office:value="-5.65359" calcext:value-type="float">
            <text:p>-5.65359</text:p>
          </table:table-cell>
        </table:table-row>
        <table:table-row table:style-name="ro1">
          <table:table-cell office:value-type="float" office:value="-27.2" calcext:value-type="float">
            <text:p>-27.2</text:p>
          </table:table-cell>
          <table:table-cell office:value-type="float" office:value="-1.13518" calcext:value-type="float">
            <text:p>-1.13518</text:p>
          </table:table-cell>
          <table:table-cell office:value-type="float" office:value="-4.59876" calcext:value-type="float">
            <text:p>-4.59876</text:p>
          </table:table-cell>
        </table:table-row>
        <table:table-row table:style-name="ro1">
          <table:table-cell office:value-type="float" office:value="-27.16" calcext:value-type="float">
            <text:p>-27.16</text:p>
          </table:table-cell>
          <table:table-cell office:value-type="float" office:value="-2.32974" calcext:value-type="float">
            <text:p>-2.32974</text:p>
          </table:table-cell>
          <table:table-cell office:value-type="float" office:value="-2.96653" calcext:value-type="float">
            <text:p>-2.96653</text:p>
          </table:table-cell>
        </table:table-row>
        <table:table-row table:style-name="ro1">
          <table:table-cell office:value-type="float" office:value="-27.12" calcext:value-type="float">
            <text:p>-27.12</text:p>
          </table:table-cell>
          <table:table-cell office:value-type="float" office:value="-2.78441" calcext:value-type="float">
            <text:p>-2.78441</text:p>
          </table:table-cell>
          <table:table-cell office:value-type="float" office:value="-1.01827" calcext:value-type="float">
            <text:p>-1.01827</text:p>
          </table:table-cell>
        </table:table-row>
        <table:table-row table:style-name="ro1">
          <table:table-cell office:value-type="float" office:value="-27.08" calcext:value-type="float">
            <text:p>-27.08</text:p>
          </table:table-cell>
          <table:table-cell office:value-type="float" office:value="-2.43451" calcext:value-type="float">
            <text:p>-2.43451</text:p>
          </table:table-cell>
          <table:table-cell office:value-type="float" office:value="0.935276" calcext:value-type="float">
            <text:p>0.935276</text:p>
          </table:table-cell>
        </table:table-row>
        <table:table-row table:style-name="ro1">
          <table:table-cell office:value-type="float" office:value="-27.04" calcext:value-type="float">
            <text:p>-27.04</text:p>
          </table:table-cell>
          <table:table-cell office:value-type="float" office:value="-1.34039" calcext:value-type="float">
            <text:p>-1.34039</text:p>
          </table:table-cell>
          <table:table-cell office:value-type="float" office:value="2.58208" calcext:value-type="float">
            <text:p>2.5820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0.321578" calcext:value-type="float">
            <text:p>0.321578</text:p>
          </table:table-cell>
          <table:table-cell office:value-type="float" office:value="3.65723" calcext:value-type="float">
            <text:p>3.65723</text:p>
          </table:table-cell>
        </table:table-row>
        <table:table-row table:style-name="ro1">
          <table:table-cell office:value-type="float" office:value="-26.96" calcext:value-type="float">
            <text:p>-26.96</text:p>
          </table:table-cell>
          <table:table-cell office:value-type="float" office:value="2.28607" calcext:value-type="float">
            <text:p>2.28607</text:p>
          </table:table-cell>
          <table:table-cell office:value-type="float" office:value="3.9842" calcext:value-type="float">
            <text:p>3.9842</text:p>
          </table:table-cell>
        </table:table-row>
        <table:table-row table:style-name="ro1">
          <table:table-cell office:value-type="float" office:value="-26.92" calcext:value-type="float">
            <text:p>-26.92</text:p>
          </table:table-cell>
          <table:table-cell office:value-type="float" office:value="4.2397" calcext:value-type="float">
            <text:p>4.2397</text:p>
          </table:table-cell>
          <table:table-cell office:value-type="float" office:value="3.50244" calcext:value-type="float">
            <text:p>3.50244</text:p>
          </table:table-cell>
        </table:table-row>
        <table:table-row table:style-name="ro1">
          <table:table-cell office:value-type="float" office:value="-26.88" calcext:value-type="float">
            <text:p>-26.88</text:p>
          </table:table-cell>
          <table:table-cell office:value-type="float" office:value="5.86949" calcext:value-type="float">
            <text:p>5.86949</text:p>
          </table:table-cell>
          <table:table-cell office:value-type="float" office:value="2.27721" calcext:value-type="float">
            <text:p>2.27721</text:p>
          </table:table-cell>
        </table:table-row>
        <table:table-row table:style-name="ro1">
          <table:table-cell office:value-type="float" office:value="-26.84" calcext:value-type="float">
            <text:p>-26.84</text:p>
          </table:table-cell>
          <table:table-cell office:value-type="float" office:value="6.91148" calcext:value-type="float">
            <text:p>6.91148</text:p>
          </table:table-cell>
          <table:table-cell office:value-type="float" office:value="0.489779" calcext:value-type="float">
            <text:p>0.489779</text:p>
          </table:table-cell>
        </table:table-row>
        <table:table-row table:style-name="ro1">
          <table:table-cell office:value-type="float" office:value="-26.8" calcext:value-type="float">
            <text:p>-26.8</text:p>
          </table:table-cell>
          <table:table-cell office:value-type="float" office:value="7.1918" calcext:value-type="float">
            <text:p>7.1918</text:p>
          </table:table-cell>
          <table:table-cell office:value-type="float" office:value="-1.59029" calcext:value-type="float">
            <text:p>-1.59029</text:p>
          </table:table-cell>
        </table:table-row>
        <table:table-row table:style-name="ro1">
          <table:table-cell office:value-type="float" office:value="-26.76" calcext:value-type="float">
            <text:p>-26.76</text:p>
          </table:table-cell>
          <table:table-cell office:value-type="float" office:value="6.65395" calcext:value-type="float">
            <text:p>6.65395</text:p>
          </table:table-cell>
          <table:table-cell office:value-type="float" office:value="-3.64667" calcext:value-type="float">
            <text:p>-3.64667</text:p>
          </table:table-cell>
        </table:table-row>
        <table:table-row table:style-name="ro1">
          <table:table-cell office:value-type="float" office:value="-26.72" calcext:value-type="float">
            <text:p>-26.72</text:p>
          </table:table-cell>
          <table:table-cell office:value-type="float" office:value="5.36795" calcext:value-type="float">
            <text:p>5.36795</text:p>
          </table:table-cell>
          <table:table-cell office:value-type="float" office:value="-5.36522" calcext:value-type="float">
            <text:p>-5.36522</text:p>
          </table:table-cell>
        </table:table-row>
        <table:table-row table:style-name="ro1">
          <table:table-cell office:value-type="float" office:value="-26.68" calcext:value-type="float">
            <text:p>-26.68</text:p>
          </table:table-cell>
          <table:table-cell office:value-type="float" office:value="3.51989" calcext:value-type="float">
            <text:p>3.51989</text:p>
          </table:table-cell>
          <table:table-cell office:value-type="float" office:value="-6.48263" calcext:value-type="float">
            <text:p>-6.48263</text:p>
          </table:table-cell>
        </table:table-row>
        <table:table-row table:style-name="ro1">
          <table:table-cell office:value-type="float" office:value="-26.64" calcext:value-type="float">
            <text:p>-26.64</text:p>
          </table:table-cell>
          <table:table-cell office:value-type="float" office:value="1.38343" calcext:value-type="float">
            <text:p>1.38343</text:p>
          </table:table-cell>
          <table:table-cell office:value-type="float" office:value="-6.82747" calcext:value-type="float">
            <text:p>-6.82747</text:p>
          </table:table-cell>
        </table:table-row>
        <table:table-row table:style-name="ro1">
          <table:table-cell office:value-type="float" office:value="-26.6" calcext:value-type="float">
            <text:p>-26.6</text:p>
          </table:table-cell>
          <table:table-cell office:value-type="float" office:value="-0.722319" calcext:value-type="float">
            <text:p>-0.722319</text:p>
          </table:table-cell>
          <table:table-cell office:value-type="float" office:value="-6.34702" calcext:value-type="float">
            <text:p>-6.34702</text:p>
          </table:table-cell>
        </table:table-row>
        <table:table-row table:style-name="ro1">
          <table:table-cell office:value-type="float" office:value="-26.56" calcext:value-type="float">
            <text:p>-26.56</text:p>
          </table:table-cell>
          <table:table-cell office:value-type="float" office:value="-2.48213" calcext:value-type="float">
            <text:p>-2.48213</text:p>
          </table:table-cell>
          <table:table-cell office:value-type="float" office:value="-5.11577" calcext:value-type="float">
            <text:p>-5.11577</text:p>
          </table:table-cell>
        </table:table-row>
        <table:table-row table:style-name="ro1">
          <table:table-cell office:value-type="float" office:value="-26.52" calcext:value-type="float">
            <text:p>-26.52</text:p>
          </table:table-cell>
          <table:table-cell office:value-type="float" office:value="-3.63352" calcext:value-type="float">
            <text:p>-3.63352</text:p>
          </table:table-cell>
          <table:table-cell office:value-type="float" office:value="-3.32432" calcext:value-type="float">
            <text:p>-3.32432</text:p>
          </table:table-cell>
        </table:table-row>
        <table:table-row table:style-name="ro1">
          <table:table-cell office:value-type="float" office:value="-26.48" calcext:value-type="float">
            <text:p>-26.48</text:p>
          </table:table-cell>
          <table:table-cell office:value-type="float" office:value="-4.0076" calcext:value-type="float">
            <text:p>-4.0076</text:p>
          </table:table-cell>
          <table:table-cell office:value-type="float" office:value="-1.25011" calcext:value-type="float">
            <text:p>-1.25011</text:p>
          </table:table-cell>
        </table:table-row>
        <table:table-row table:style-name="ro1">
          <table:table-cell office:value-type="float" office:value="-26.44" calcext:value-type="float">
            <text:p>-26.44</text:p>
          </table:table-cell>
          <table:table-cell office:value-type="float" office:value="-3.55547" calcext:value-type="float">
            <text:p>-3.55547</text:p>
          </table:table-cell>
          <table:table-cell office:value-type="float" office:value="0.785338" calcext:value-type="float">
            <text:p>0.785338</text:p>
          </table:table-cell>
        </table:table-row>
        <table:table-row table:style-name="ro1">
          <table:table-cell office:value-type="float" office:value="-26.4" calcext:value-type="float">
            <text:p>-26.4</text:p>
          </table:table-cell>
          <table:table-cell office:value-type="float" office:value="-2.35621" calcext:value-type="float">
            <text:p>-2.35621</text:p>
          </table:table-cell>
          <table:table-cell office:value-type="float" office:value="2.46609" calcext:value-type="float">
            <text:p>2.46609</text:p>
          </table:table-cell>
        </table:table-row>
        <table:table-row table:style-name="ro1">
          <table:table-cell office:value-type="float" office:value="-26.36" calcext:value-type="float">
            <text:p>-26.36</text:p>
          </table:table-cell>
          <table:table-cell office:value-type="float" office:value="-0.604903" calcext:value-type="float">
            <text:p>-0.604903</text:p>
          </table:table-cell>
          <table:table-cell office:value-type="float" office:value="3.53088" calcext:value-type="float">
            <text:p>3.53088</text:p>
          </table:table-cell>
        </table:table-row>
        <table:table-row table:style-name="ro1">
          <table:table-cell office:value-type="float" office:value="-26.32" calcext:value-type="float">
            <text:p>-26.32</text:p>
          </table:table-cell>
          <table:table-cell office:value-type="float" office:value="1.41727" calcext:value-type="float">
            <text:p>1.41727</text:p>
          </table:table-cell>
          <table:table-cell office:value-type="float" office:value="3.81372" calcext:value-type="float">
            <text:p>3.81372</text:p>
          </table:table-cell>
        </table:table-row>
        <table:table-row table:style-name="ro1">
          <table:table-cell office:value-type="float" office:value="-26.28" calcext:value-type="float">
            <text:p>-26.28</text:p>
          </table:table-cell>
          <table:table-cell office:value-type="float" office:value="3.3864" calcext:value-type="float">
            <text:p>3.3864</text:p>
          </table:table-cell>
          <table:table-cell office:value-type="float" office:value="3.26997" calcext:value-type="float">
            <text:p>3.26997</text:p>
          </table:table-cell>
        </table:table-row>
        <table:table-row table:style-name="ro1">
          <table:table-cell office:value-type="float" office:value="-26.24" calcext:value-type="float">
            <text:p>-26.24</text:p>
          </table:table-cell>
          <table:table-cell office:value-type="float" office:value="4.986" calcext:value-type="float">
            <text:p>4.986</text:p>
          </table:table-cell>
          <table:table-cell office:value-type="float" office:value="1.9836" calcext:value-type="float">
            <text:p>1.9836</text:p>
          </table:table-cell>
        </table:table-row>
        <table:table-row table:style-name="ro1">
          <table:table-cell office:value-type="float" office:value="-26.2" calcext:value-type="float">
            <text:p>-26.2</text:p>
          </table:table-cell>
          <table:table-cell office:value-type="float" office:value="5.95611" calcext:value-type="float">
            <text:p>5.95611</text:p>
          </table:table-cell>
          <table:table-cell office:value-type="float" office:value="0.154553" calcext:value-type="float">
            <text:p>0.154553</text:p>
          </table:table-cell>
        </table:table-row>
        <table:table-row table:style-name="ro1">
          <table:table-cell office:value-type="float" office:value="-26.16" calcext:value-type="float">
            <text:p>-26.16</text:p>
          </table:table-cell>
          <table:table-cell office:value-type="float" office:value="6.13387" calcext:value-type="float">
            <text:p>6.13387</text:p>
          </table:table-cell>
          <table:table-cell office:value-type="float" office:value="-1.93195" calcext:value-type="float">
            <text:p>-1.93195</text:p>
          </table:table-cell>
        </table:table-row>
        <table:table-row table:style-name="ro1">
          <table:table-cell office:value-type="float" office:value="-26.12" calcext:value-type="float">
            <text:p>-26.12</text:p>
          </table:table-cell>
          <table:table-cell office:value-type="float" office:value="5.47901" calcext:value-type="float">
            <text:p>5.47901</text:p>
          </table:table-cell>
          <table:table-cell office:value-type="float" office:value="-3.94936" calcext:value-type="float">
            <text:p>-3.94936</text:p>
          </table:table-cell>
        </table:table-row>
        <table:table-row table:style-name="ro1">
          <table:table-cell office:value-type="float" office:value="-26.08" calcext:value-type="float">
            <text:p>-26.08</text:p>
          </table:table-cell>
          <table:table-cell office:value-type="float" office:value="4.0806" calcext:value-type="float">
            <text:p>4.0806</text:p>
          </table:table-cell>
          <table:table-cell office:value-type="float" office:value="-5.58037" calcext:value-type="float">
            <text:p>-5.58037</text:p>
          </table:table-cell>
        </table:table-row>
        <table:table-row table:style-name="ro1">
          <table:table-cell office:value-type="float" office:value="-26.04" calcext:value-type="float">
            <text:p>-26.04</text:p>
          </table:table-cell>
          <table:table-cell office:value-type="float" office:value="2.14357" calcext:value-type="float">
            <text:p>2.14357</text:p>
          </table:table-cell>
          <table:table-cell office:value-type="float" office:value="-6.56615" calcext:value-type="float">
            <text:p>-6.5661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0.0426493" calcext:value-type="float">
            <text:p>-0.0426493</text:p>
          </table:table-cell>
          <table:table-cell office:value-type="float" office:value="-6.74668" calcext:value-type="float">
            <text:p>-6.74668</text:p>
          </table:table-cell>
        </table:table-row>
        <table:table-row table:style-name="ro1">
          <table:table-cell office:value-type="float" office:value="-25.96" calcext:value-type="float">
            <text:p>-25.96</text:p>
          </table:table-cell>
          <table:table-cell office:value-type="float" office:value="-2.14873" calcext:value-type="float">
            <text:p>-2.14873</text:p>
          </table:table-cell>
          <table:table-cell office:value-type="float" office:value="-6.08592" calcext:value-type="float">
            <text:p>-6.08592</text:p>
          </table:table-cell>
        </table:table-row>
        <table:table-row table:style-name="ro1">
          <table:table-cell office:value-type="float" office:value="-25.92" calcext:value-type="float">
            <text:p>-25.92</text:p>
          </table:table-cell>
          <table:table-cell office:value-type="float" office:value="-3.85642" calcext:value-type="float">
            <text:p>-3.85642</text:p>
          </table:table-cell>
          <table:table-cell office:value-type="float" office:value="-4.67778" calcext:value-type="float">
            <text:p>-4.67778</text:p>
          </table:table-cell>
        </table:table-row>
        <table:table-row table:style-name="ro1">
          <table:table-cell office:value-type="float" office:value="-25.88" calcext:value-type="float">
            <text:p>-25.88</text:p>
          </table:table-cell>
          <table:table-cell office:value-type="float" office:value="-4.90784" calcext:value-type="float">
            <text:p>-4.90784</text:p>
          </table:table-cell>
          <table:table-cell office:value-type="float" office:value="-2.732" calcext:value-type="float">
            <text:p>-2.732</text:p>
          </table:table-cell>
        </table:table-row>
        <table:table-row table:style-name="ro1">
          <table:table-cell office:value-type="float" office:value="-25.84" calcext:value-type="float">
            <text:p>-25.84</text:p>
          </table:table-cell>
          <table:table-cell office:value-type="float" office:value="-5.14572" calcext:value-type="float">
            <text:p>-5.14572</text:p>
          </table:table-cell>
          <table:table-cell office:value-type="float" office:value="-0.541961" calcext:value-type="float">
            <text:p>-0.541961</text:p>
          </table:table-cell>
        </table:table-row>
        <table:table-row table:style-name="ro1">
          <table:table-cell office:value-type="float" office:value="-25.8" calcext:value-type="float">
            <text:p>-25.8</text:p>
          </table:table-cell>
          <table:table-cell office:value-type="float" office:value="-4.53807" calcext:value-type="float">
            <text:p>-4.53807</text:p>
          </table:table-cell>
          <table:table-cell office:value-type="float" office:value="1.56048" calcext:value-type="float">
            <text:p>1.56048</text:p>
          </table:table-cell>
        </table:table-row>
        <table:table-row table:style-name="ro1">
          <table:table-cell office:value-type="float" office:value="-25.76" calcext:value-type="float">
            <text:p>-25.76</text:p>
          </table:table-cell>
          <table:table-cell office:value-type="float" office:value="-3.18345" calcext:value-type="float">
            <text:p>-3.18345</text:p>
          </table:table-cell>
          <table:table-cell office:value-type="float" office:value="3.25635" calcext:value-type="float">
            <text:p>3.25635</text:p>
          </table:table-cell>
        </table:table-row>
        <table:table-row table:style-name="ro1">
          <table:table-cell office:value-type="float" office:value="-25.72" calcext:value-type="float">
            <text:p>-25.72</text:p>
          </table:table-cell>
          <table:table-cell office:value-type="float" office:value="-1.29618" calcext:value-type="float">
            <text:p>-1.29618</text:p>
          </table:table-cell>
          <table:table-cell office:value-type="float" office:value="4.28902" calcext:value-type="float">
            <text:p>4.28902</text:p>
          </table:table-cell>
        </table:table-row>
        <table:table-row table:style-name="ro1">
          <table:table-cell office:value-type="float" office:value="-25.68" calcext:value-type="float">
            <text:p>-25.68</text:p>
          </table:table-cell>
          <table:table-cell office:value-type="float" office:value="0.82665" calcext:value-type="float">
            <text:p>0.82665</text:p>
          </table:table-cell>
          <table:table-cell office:value-type="float" office:value="4.50418" calcext:value-type="float">
            <text:p>4.50418</text:p>
          </table:table-cell>
        </table:table-row>
        <table:table-row table:style-name="ro1">
          <table:table-cell office:value-type="float" office:value="-25.64" calcext:value-type="float">
            <text:p>-25.64</text:p>
          </table:table-cell>
          <table:table-cell office:value-type="float" office:value="2.85094" calcext:value-type="float">
            <text:p>2.85094</text:p>
          </table:table-cell>
          <table:table-cell office:value-type="float" office:value="3.87409" calcext:value-type="float">
            <text:p>3.87409</text:p>
          </table:table-cell>
        </table:table-row>
        <table:table-row table:style-name="ro1">
          <table:table-cell office:value-type="float" office:value="-25.6" calcext:value-type="float">
            <text:p>-25.6</text:p>
          </table:table-cell>
          <table:table-cell office:value-type="float" office:value="4.45733" calcext:value-type="float">
            <text:p>4.45733</text:p>
          </table:table-cell>
          <table:table-cell office:value-type="float" office:value="2.5022" calcext:value-type="float">
            <text:p>2.5022</text:p>
          </table:table-cell>
        </table:table-row>
        <table:table-row table:style-name="ro1">
          <table:table-cell office:value-type="float" office:value="-25.56" calcext:value-type="float">
            <text:p>-25.56</text:p>
          </table:table-cell>
          <table:table-cell office:value-type="float" office:value="5.39075" calcext:value-type="float">
            <text:p>5.39075</text:p>
          </table:table-cell>
          <table:table-cell office:value-type="float" office:value="0.607503" calcext:value-type="float">
            <text:p>0.607503</text:p>
          </table:table-cell>
        </table:table-row>
        <table:table-row table:style-name="ro1">
          <table:table-cell office:value-type="float" office:value="-25.52" calcext:value-type="float">
            <text:p>-25.52</text:p>
          </table:table-cell>
          <table:table-cell office:value-type="float" office:value="5.50021" calcext:value-type="float">
            <text:p>5.50021</text:p>
          </table:table-cell>
          <table:table-cell office:value-type="float" office:value="-1.50906" calcext:value-type="float">
            <text:p>-1.50906</text:p>
          </table:table-cell>
        </table:table-row>
        <table:table-row table:style-name="ro1">
          <table:table-cell office:value-type="float" office:value="-25.48" calcext:value-type="float">
            <text:p>-25.48</text:p>
          </table:table-cell>
          <table:table-cell office:value-type="float" office:value="4.76255" calcext:value-type="float">
            <text:p>4.76255</text:p>
          </table:table-cell>
          <table:table-cell office:value-type="float" office:value="-3.5111" calcext:value-type="float">
            <text:p>-3.5111</text:p>
          </table:table-cell>
        </table:table-row>
        <table:table-row table:style-name="ro1">
          <table:table-cell office:value-type="float" office:value="-25.44" calcext:value-type="float">
            <text:p>-25.44</text:p>
          </table:table-cell>
          <table:table-cell office:value-type="float" office:value="3.28641" calcext:value-type="float">
            <text:p>3.28641</text:p>
          </table:table-cell>
          <table:table-cell office:value-type="float" office:value="-5.07882" calcext:value-type="float">
            <text:p>-5.07882</text:p>
          </table:table-cell>
        </table:table-row>
        <table:table-row table:style-name="ro1">
          <table:table-cell office:value-type="float" office:value="-25.4" calcext:value-type="float">
            <text:p>-25.4</text:p>
          </table:table-cell>
          <table:table-cell office:value-type="float" office:value="1.29582" calcext:value-type="float">
            <text:p>1.29582</text:p>
          </table:table-cell>
          <table:table-cell office:value-type="float" office:value="-5.95871" calcext:value-type="float">
            <text:p>-5.95871</text:p>
          </table:table-cell>
        </table:table-row>
        <table:table-row table:style-name="ro1">
          <table:table-cell office:value-type="float" office:value="-25.36" calcext:value-type="float">
            <text:p>-25.36</text:p>
          </table:table-cell>
          <table:table-cell office:value-type="float" office:value="-0.904205" calcext:value-type="float">
            <text:p>-0.904205</text:p>
          </table:table-cell>
          <table:table-cell office:value-type="float" office:value="-6.00314" calcext:value-type="float">
            <text:p>-6.00314</text:p>
          </table:table-cell>
        </table:table-row>
        <table:table-row table:style-name="ro1">
          <table:table-cell office:value-type="float" office:value="-25.32" calcext:value-type="float">
            <text:p>-25.32</text:p>
          </table:table-cell>
          <table:table-cell office:value-type="float" office:value="-2.97469" calcext:value-type="float">
            <text:p>-2.97469</text:p>
          </table:table-cell>
          <table:table-cell office:value-type="float" office:value="-5.19353" calcext:value-type="float">
            <text:p>-5.19353</text:p>
          </table:table-cell>
        </table:table-row>
        <table:table-row table:style-name="ro1">
          <table:table-cell office:value-type="float" office:value="-25.28" calcext:value-type="float">
            <text:p>-25.28</text:p>
          </table:table-cell>
          <table:table-cell office:value-type="float" office:value="-4.59519" calcext:value-type="float">
            <text:p>-4.59519</text:p>
          </table:table-cell>
          <table:table-cell office:value-type="float" office:value="-3.64376" calcext:value-type="float">
            <text:p>-3.64376</text:p>
          </table:table-cell>
        </table:table-row>
        <table:table-row table:style-name="ro1">
          <table:table-cell office:value-type="float" office:value="-25.24" calcext:value-type="float">
            <text:p>-25.24</text:p>
          </table:table-cell>
          <table:table-cell office:value-type="float" office:value="-5.51354" calcext:value-type="float">
            <text:p>-5.51354</text:p>
          </table:table-cell>
          <table:table-cell office:value-type="float" office:value="-1.58287" calcext:value-type="float">
            <text:p>-1.58287</text:p>
          </table:table-cell>
        </table:table-row>
        <table:table-row table:style-name="ro1">
          <table:table-cell office:value-type="float" office:value="-25.2" calcext:value-type="float">
            <text:p>-25.2</text:p>
          </table:table-cell>
          <table:table-cell office:value-type="float" office:value="-5.58521" calcext:value-type="float">
            <text:p>-5.58521</text:p>
          </table:table-cell>
          <table:table-cell office:value-type="float" office:value="0.679986" calcext:value-type="float">
            <text:p>0.679986</text:p>
          </table:table-cell>
        </table:table-row>
        <table:table-row table:style-name="ro1">
          <table:table-cell office:value-type="float" office:value="-25.16" calcext:value-type="float">
            <text:p>-25.16</text:p>
          </table:table-cell>
          <table:table-cell office:value-type="float" office:value="-4.79603" calcext:value-type="float">
            <text:p>-4.79603</text:p>
          </table:table-cell>
          <table:table-cell office:value-type="float" office:value="2.80329" calcext:value-type="float">
            <text:p>2.80329</text:p>
          </table:table-cell>
        </table:table-row>
        <table:table-row table:style-name="ro1">
          <table:table-cell office:value-type="float" office:value="-25.12" calcext:value-type="float">
            <text:p>-25.12</text:p>
          </table:table-cell>
          <table:table-cell office:value-type="float" office:value="-3.26483" calcext:value-type="float">
            <text:p>-3.26483</text:p>
          </table:table-cell>
          <table:table-cell office:value-type="float" office:value="4.46595" calcext:value-type="float">
            <text:p>4.46595</text:p>
          </table:table-cell>
        </table:table-row>
        <table:table-row table:style-name="ro1">
          <table:table-cell office:value-type="float" office:value="-25.08" calcext:value-type="float">
            <text:p>-25.08</text:p>
          </table:table-cell>
          <table:table-cell office:value-type="float" office:value="-1.22547" calcext:value-type="float">
            <text:p>-1.22547</text:p>
          </table:table-cell>
          <table:table-cell office:value-type="float" office:value="5.41715" calcext:value-type="float">
            <text:p>5.41715</text:p>
          </table:table-cell>
        </table:table-row>
        <table:table-row table:style-name="ro1">
          <table:table-cell office:value-type="float" office:value="-25.04" calcext:value-type="float">
            <text:p>-25.04</text:p>
          </table:table-cell>
          <table:table-cell office:value-type="float" office:value="1.00909" calcext:value-type="float">
            <text:p>1.00909</text:p>
          </table:table-cell>
          <table:table-cell office:value-type="float" office:value="5.51544" calcext:value-type="float">
            <text:p>5.51544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3.09507" calcext:value-type="float">
            <text:p>3.09507</text:p>
          </table:table-cell>
          <table:table-cell office:value-type="float" office:value="4.75104" calcext:value-type="float">
            <text:p>4.75104</text:p>
          </table:table-cell>
        </table:table-row>
        <table:table-row table:style-name="ro1">
          <table:table-cell office:value-type="float" office:value="-24.96" calcext:value-type="float">
            <text:p>-24.96</text:p>
          </table:table-cell>
          <table:table-cell office:value-type="float" office:value="4.71102" calcext:value-type="float">
            <text:p>4.71102</text:p>
          </table:table-cell>
          <table:table-cell office:value-type="float" office:value="3.24769" calcext:value-type="float">
            <text:p>3.24769</text:p>
          </table:table-cell>
        </table:table-row>
        <table:table-row table:style-name="ro1">
          <table:table-cell office:value-type="float" office:value="-24.92" calcext:value-type="float">
            <text:p>-24.92</text:p>
          </table:table-cell>
          <table:table-cell office:value-type="float" office:value="5.60778" calcext:value-type="float">
            <text:p>5.60778</text:p>
          </table:table-cell>
          <table:table-cell office:value-type="float" office:value="1.24393" calcext:value-type="float">
            <text:p>1.24393</text:p>
          </table:table-cell>
        </table:table-row>
        <table:table-row table:style-name="ro1">
          <table:table-cell office:value-type="float" office:value="-24.88" calcext:value-type="float">
            <text:p>-24.88</text:p>
          </table:table-cell>
          <table:table-cell office:value-type="float" office:value="5.64734" calcext:value-type="float">
            <text:p>5.64734</text:p>
          </table:table-cell>
          <table:table-cell office:value-type="float" office:value="-0.943588" calcext:value-type="float">
            <text:p>-0.943588</text:p>
          </table:table-cell>
        </table:table-row>
        <table:table-row table:style-name="ro1">
          <table:table-cell office:value-type="float" office:value="-24.84" calcext:value-type="float">
            <text:p>-24.84</text:p>
          </table:table-cell>
          <table:table-cell office:value-type="float" office:value="4.82455" calcext:value-type="float">
            <text:p>4.82455</text:p>
          </table:table-cell>
          <table:table-cell office:value-type="float" office:value="-2.96898" calcext:value-type="float">
            <text:p>-2.96898</text:p>
          </table:table-cell>
        </table:table-row>
        <table:table-row table:style-name="ro1">
          <table:table-cell office:value-type="float" office:value="-24.8" calcext:value-type="float">
            <text:p>-24.8</text:p>
          </table:table-cell>
          <table:table-cell office:value-type="float" office:value="3.26835" calcext:value-type="float">
            <text:p>3.26835</text:p>
          </table:table-cell>
          <table:table-cell office:value-type="float" office:value="-4.51067" calcext:value-type="float">
            <text:p>-4.51067</text:p>
          </table:table-cell>
        </table:table-row>
        <table:table-row table:style-name="ro1">
          <table:table-cell office:value-type="float" office:value="-24.76" calcext:value-type="float">
            <text:p>-24.76</text:p>
          </table:table-cell>
          <table:table-cell office:value-type="float" office:value="1.22218" calcext:value-type="float">
            <text:p>1.22218</text:p>
          </table:table-cell>
          <table:table-cell office:value-type="float" office:value="-5.32139" calcext:value-type="float">
            <text:p>-5.32139</text:p>
          </table:table-cell>
        </table:table-row>
        <table:table-row table:style-name="ro1">
          <table:table-cell office:value-type="float" office:value="-24.72" calcext:value-type="float">
            <text:p>-24.72</text:p>
          </table:table-cell>
          <table:table-cell office:value-type="float" office:value="-0.993418" calcext:value-type="float">
            <text:p>-0.993418</text:p>
          </table:table-cell>
          <table:table-cell office:value-type="float" office:value="-5.26678" calcext:value-type="float">
            <text:p>-5.26678</text:p>
          </table:table-cell>
        </table:table-row>
        <table:table-row table:style-name="ro1">
          <table:table-cell office:value-type="float" office:value="-24.68" calcext:value-type="float">
            <text:p>-24.68</text:p>
          </table:table-cell>
          <table:table-cell office:value-type="float" office:value="-3.03031" calcext:value-type="float">
            <text:p>-3.03031</text:p>
          </table:table-cell>
          <table:table-cell office:value-type="float" office:value="-4.34658" calcext:value-type="float">
            <text:p>-4.34658</text:p>
          </table:table-cell>
        </table:table-row>
        <table:table-row table:style-name="ro1">
          <table:table-cell office:value-type="float" office:value="-24.64" calcext:value-type="float">
            <text:p>-24.64</text:p>
          </table:table-cell>
          <table:table-cell office:value-type="float" office:value="-4.56666" calcext:value-type="float">
            <text:p>-4.56666</text:p>
          </table:table-cell>
          <table:table-cell office:value-type="float" office:value="-2.69516" calcext:value-type="float">
            <text:p>-2.69516</text:p>
          </table:table-cell>
        </table:table-row>
        <table:table-row table:style-name="ro1">
          <table:table-cell office:value-type="float" office:value="-24.6" calcext:value-type="float">
            <text:p>-24.6</text:p>
          </table:table-cell>
          <table:table-cell office:value-type="float" office:value="-5.357" calcext:value-type="float">
            <text:p>-5.357</text:p>
          </table:table-cell>
          <table:table-cell office:value-type="float" office:value="-0.561091" calcext:value-type="float">
            <text:p>-0.561091</text:p>
          </table:table-cell>
        </table:table-row>
        <table:table-row table:style-name="ro1">
          <table:table-cell office:value-type="float" office:value="-24.56" calcext:value-type="float">
            <text:p>-24.56</text:p>
          </table:table-cell>
          <table:table-cell office:value-type="float" office:value="-5.27052" calcext:value-type="float">
            <text:p>-5.27052</text:p>
          </table:table-cell>
          <table:table-cell office:value-type="float" office:value="1.73101" calcext:value-type="float">
            <text:p>1.73101</text:p>
          </table:table-cell>
        </table:table-row>
        <table:table-row table:style-name="ro1">
          <table:table-cell office:value-type="float" office:value="-24.52" calcext:value-type="float">
            <text:p>-24.52</text:p>
          </table:table-cell>
          <table:table-cell office:value-type="float" office:value="-4.3118" calcext:value-type="float">
            <text:p>-4.3118</text:p>
          </table:table-cell>
          <table:table-cell office:value-type="float" office:value="3.83056" calcext:value-type="float">
            <text:p>3.83056</text:p>
          </table:table-cell>
        </table:table-row>
        <table:table-row table:style-name="ro1">
          <table:table-cell office:value-type="float" office:value="-24.48" calcext:value-type="float">
            <text:p>-24.48</text:p>
          </table:table-cell>
          <table:table-cell office:value-type="float" office:value="-2.62051" calcext:value-type="float">
            <text:p>-2.62051</text:p>
          </table:table-cell>
          <table:table-cell office:value-type="float" office:value="5.41531" calcext:value-type="float">
            <text:p>5.41531</text:p>
          </table:table-cell>
        </table:table-row>
        <table:table-row table:style-name="ro1">
          <table:table-cell office:value-type="float" office:value="-24.44" calcext:value-type="float">
            <text:p>-24.44</text:p>
          </table:table-cell>
          <table:table-cell office:value-type="float" office:value="-0.450285" calcext:value-type="float">
            <text:p>-0.450285</text:p>
          </table:table-cell>
          <table:table-cell office:value-type="float" office:value="6.24142" calcext:value-type="float">
            <text:p>6.24142</text:p>
          </table:table-cell>
        </table:table-row>
        <table:table-row table:style-name="ro1">
          <table:table-cell office:value-type="float" office:value="-24.4" calcext:value-type="float">
            <text:p>-24.4</text:p>
          </table:table-cell>
          <table:table-cell office:value-type="float" office:value="1.8703" calcext:value-type="float">
            <text:p>1.8703</text:p>
          </table:table-cell>
          <table:table-cell office:value-type="float" office:value="6.18149" calcext:value-type="float">
            <text:p>6.18149</text:p>
          </table:table-cell>
        </table:table-row>
        <table:table-row table:style-name="ro1">
          <table:table-cell office:value-type="float" office:value="-24.36" calcext:value-type="float">
            <text:p>-24.36</text:p>
          </table:table-cell>
          <table:table-cell office:value-type="float" office:value="3.98835" calcext:value-type="float">
            <text:p>3.98835</text:p>
          </table:table-cell>
          <table:table-cell office:value-type="float" office:value="5.24473" calcext:value-type="float">
            <text:p>5.24473</text:p>
          </table:table-cell>
        </table:table-row>
        <table:table-row table:style-name="ro1">
          <table:table-cell office:value-type="float" office:value="-24.32" calcext:value-type="float">
            <text:p>-24.32</text:p>
          </table:table-cell>
          <table:table-cell office:value-type="float" office:value="5.58134" calcext:value-type="float">
            <text:p>5.58134</text:p>
          </table:table-cell>
          <table:table-cell office:value-type="float" office:value="3.57596" calcext:value-type="float">
            <text:p>3.57596</text:p>
          </table:table-cell>
        </table:table-row>
        <table:table-row table:style-name="ro1">
          <table:table-cell office:value-type="float" office:value="-24.28" calcext:value-type="float">
            <text:p>-24.28</text:p>
          </table:table-cell>
          <table:table-cell office:value-type="float" office:value="6.40716" calcext:value-type="float">
            <text:p>6.40716</text:p>
          </table:table-cell>
          <table:table-cell office:value-type="float" office:value="1.43361" calcext:value-type="float">
            <text:p>1.43361</text:p>
          </table:table-cell>
        </table:table-row>
        <table:table-row table:style-name="ro1">
          <table:table-cell office:value-type="float" office:value="-24.24" calcext:value-type="float">
            <text:p>-24.24</text:p>
          </table:table-cell>
          <table:table-cell office:value-type="float" office:value="6.34195" calcext:value-type="float">
            <text:p>6.34195</text:p>
          </table:table-cell>
          <table:table-cell office:value-type="float" office:value="-0.850017" calcext:value-type="float">
            <text:p>-0.850017</text:p>
          </table:table-cell>
        </table:table-row>
        <table:table-row table:style-name="ro1">
          <table:table-cell office:value-type="float" office:value="-24.2" calcext:value-type="float">
            <text:p>-24.2</text:p>
          </table:table-cell>
          <table:table-cell office:value-type="float" office:value="5.39965" calcext:value-type="float">
            <text:p>5.39965</text:p>
          </table:table-cell>
          <table:table-cell office:value-type="float" office:value="-2.92001" calcext:value-type="float">
            <text:p>-2.92001</text:p>
          </table:table-cell>
        </table:table-row>
        <table:table-row table:style-name="ro1">
          <table:table-cell office:value-type="float" office:value="-24.16" calcext:value-type="float">
            <text:p>-24.16</text:p>
          </table:table-cell>
          <table:table-cell office:value-type="float" office:value="3.73029" calcext:value-type="float">
            <text:p>3.73029</text:p>
          </table:table-cell>
          <table:table-cell office:value-type="float" office:value="-4.45384" calcext:value-type="float">
            <text:p>-4.45384</text:p>
          </table:table-cell>
        </table:table-row>
        <table:table-row table:style-name="ro1">
          <table:table-cell office:value-type="float" office:value="-24.12" calcext:value-type="float">
            <text:p>-24.12</text:p>
          </table:table-cell>
          <table:table-cell office:value-type="float" office:value="1.59711" calcext:value-type="float">
            <text:p>1.59711</text:p>
          </table:table-cell>
          <table:table-cell office:value-type="float" office:value="-5.21148" calcext:value-type="float">
            <text:p>-5.21148</text:p>
          </table:table-cell>
        </table:table-row>
        <table:table-row table:style-name="ro1">
          <table:table-cell office:value-type="float" office:value="-24.08" calcext:value-type="float">
            <text:p>-24.08</text:p>
          </table:table-cell>
          <table:table-cell office:value-type="float" office:value="-0.663856" calcext:value-type="float">
            <text:p>-0.663856</text:p>
          </table:table-cell>
          <table:table-cell office:value-type="float" office:value="-5.0729" calcext:value-type="float">
            <text:p>-5.0729</text:p>
          </table:table-cell>
        </table:table-row>
        <table:table-row table:style-name="ro1">
          <table:table-cell office:value-type="float" office:value="-24.04" calcext:value-type="float">
            <text:p>-24.04</text:p>
          </table:table-cell>
          <table:table-cell office:value-type="float" office:value="-2.69575" calcext:value-type="float">
            <text:p>-2.69575</text:p>
          </table:table-cell>
          <table:table-cell office:value-type="float" office:value="-4.05707" calcext:value-type="float">
            <text:p>-4.05707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4.17613" calcext:value-type="float">
            <text:p>-4.17613</text:p>
          </table:table-cell>
          <table:table-cell office:value-type="float" office:value="-2.31951" calcext:value-type="float">
            <text:p>-2.31951</text:p>
          </table:table-cell>
        </table:table-row>
        <table:table-row table:style-name="ro1">
          <table:table-cell office:value-type="float" office:value="-23.96" calcext:value-type="float">
            <text:p>-23.96</text:p>
          </table:table-cell>
          <table:table-cell office:value-type="float" office:value="-4.86715" calcext:value-type="float">
            <text:p>-4.86715</text:p>
          </table:table-cell>
          <table:table-cell office:value-type="float" office:value="-0.128537" calcext:value-type="float">
            <text:p>-0.128537</text:p>
          </table:table-cell>
        </table:table-row>
        <table:table-row table:style-name="ro1">
          <table:table-cell office:value-type="float" office:value="-23.92" calcext:value-type="float">
            <text:p>-23.92</text:p>
          </table:table-cell>
          <table:table-cell office:value-type="float" office:value="-4.65277" calcext:value-type="float">
            <text:p>-4.65277</text:p>
          </table:table-cell>
          <table:table-cell office:value-type="float" office:value="2.1759" calcext:value-type="float">
            <text:p>2.1759</text:p>
          </table:table-cell>
        </table:table-row>
        <table:table-row table:style-name="ro1">
          <table:table-cell office:value-type="float" office:value="-23.88" calcext:value-type="float">
            <text:p>-23.88</text:p>
          </table:table-cell>
          <table:table-cell office:value-type="float" office:value="-3.55711" calcext:value-type="float">
            <text:p>-3.55711</text:p>
          </table:table-cell>
          <table:table-cell office:value-type="float" office:value="4.23476" calcext:value-type="float">
            <text:p>4.23476</text:p>
          </table:table-cell>
        </table:table-row>
        <table:table-row table:style-name="ro1">
          <table:table-cell office:value-type="float" office:value="-23.84" calcext:value-type="float">
            <text:p>-23.84</text:p>
          </table:table-cell>
          <table:table-cell office:value-type="float" office:value="-1.74128" calcext:value-type="float">
            <text:p>-1.74128</text:p>
          </table:table-cell>
          <table:table-cell office:value-type="float" office:value="5.72557" calcext:value-type="float">
            <text:p>5.72557</text:p>
          </table:table-cell>
        </table:table-row>
        <table:table-row table:style-name="ro1">
          <table:table-cell office:value-type="float" office:value="-23.8" calcext:value-type="float">
            <text:p>-23.8</text:p>
          </table:table-cell>
          <table:table-cell office:value-type="float" office:value="0.521176" calcext:value-type="float">
            <text:p>0.521176</text:p>
          </table:table-cell>
          <table:table-cell office:value-type="float" office:value="6.41252" calcext:value-type="float">
            <text:p>6.41252</text:p>
          </table:table-cell>
        </table:table-row>
        <table:table-row table:style-name="ro1">
          <table:table-cell office:value-type="float" office:value="-23.76" calcext:value-type="float">
            <text:p>-23.76</text:p>
          </table:table-cell>
          <table:table-cell office:value-type="float" office:value="2.88631" calcext:value-type="float">
            <text:p>2.88631</text:p>
          </table:table-cell>
          <table:table-cell office:value-type="float" office:value="6.18338" calcext:value-type="float">
            <text:p>6.18338</text:p>
          </table:table-cell>
        </table:table-row>
        <table:table-row table:style-name="ro1">
          <table:table-cell office:value-type="float" office:value="-23.72" calcext:value-type="float">
            <text:p>-23.72</text:p>
          </table:table-cell>
          <table:table-cell office:value-type="float" office:value="4.99287" calcext:value-type="float">
            <text:p>4.99287</text:p>
          </table:table-cell>
          <table:table-cell office:value-type="float" office:value="5.06732" calcext:value-type="float">
            <text:p>5.06732</text:p>
          </table:table-cell>
        </table:table-row>
        <table:table-row table:style-name="ro1">
          <table:table-cell office:value-type="float" office:value="-23.68" calcext:value-type="float">
            <text:p>-23.68</text:p>
          </table:table-cell>
          <table:table-cell office:value-type="float" office:value="6.51822" calcext:value-type="float">
            <text:p>6.51822</text:p>
          </table:table-cell>
          <table:table-cell office:value-type="float" office:value="3.2309" calcext:value-type="float">
            <text:p>3.2309</text:p>
          </table:table-cell>
        </table:table-row>
        <table:table-row table:style-name="ro1">
          <table:table-cell office:value-type="float" office:value="-23.64" calcext:value-type="float">
            <text:p>-23.64</text:p>
          </table:table-cell>
          <table:table-cell office:value-type="float" office:value="7.22853" calcext:value-type="float">
            <text:p>7.22853</text:p>
          </table:table-cell>
          <table:table-cell office:value-type="float" office:value="0.952686" calcext:value-type="float">
            <text:p>0.952686</text:p>
          </table:table-cell>
        </table:table-row>
        <table:table-row table:style-name="ro1">
          <table:table-cell office:value-type="float" office:value="-23.6" calcext:value-type="float">
            <text:p>-23.6</text:p>
          </table:table-cell>
          <table:table-cell office:value-type="float" office:value="7.01535" calcext:value-type="float">
            <text:p>7.01535</text:p>
          </table:table-cell>
          <table:table-cell office:value-type="float" office:value="-1.41955" calcext:value-type="float">
            <text:p>-1.41955</text:p>
          </table:table-cell>
        </table:table-row>
        <table:table-row table:style-name="ro1">
          <table:table-cell office:value-type="float" office:value="-23.56" calcext:value-type="float">
            <text:p>-23.56</text:p>
          </table:table-cell>
          <table:table-cell office:value-type="float" office:value="5.91278" calcext:value-type="float">
            <text:p>5.91278</text:p>
          </table:table-cell>
          <table:table-cell office:value-type="float" office:value="-3.52251" calcext:value-type="float">
            <text:p>-3.52251</text:p>
          </table:table-cell>
        </table:table-row>
        <table:table-row table:style-name="ro1">
          <table:table-cell office:value-type="float" office:value="-23.52" calcext:value-type="float">
            <text:p>-23.52</text:p>
          </table:table-cell>
          <table:table-cell office:value-type="float" office:value="4.0927" calcext:value-type="float">
            <text:p>4.0927</text:p>
          </table:table-cell>
          <table:table-cell office:value-type="float" office:value="-5.03366" calcext:value-type="float">
            <text:p>-5.03366</text:p>
          </table:table-cell>
        </table:table-row>
        <table:table-row table:style-name="ro1">
          <table:table-cell office:value-type="float" office:value="-23.48" calcext:value-type="float">
            <text:p>-23.48</text:p>
          </table:table-cell>
          <table:table-cell office:value-type="float" office:value="1.83856" calcext:value-type="float">
            <text:p>1.83856</text:p>
          </table:table-cell>
          <table:table-cell office:value-type="float" office:value="-5.72138" calcext:value-type="float">
            <text:p>-5.72138</text:p>
          </table:table-cell>
        </table:table-row>
        <table:table-row table:style-name="ro1">
          <table:table-cell office:value-type="float" office:value="-23.44" calcext:value-type="float">
            <text:p>-23.44</text:p>
          </table:table-cell>
          <table:table-cell office:value-type="float" office:value="-0.498224" calcext:value-type="float">
            <text:p>-0.498224</text:p>
          </table:table-cell>
          <table:table-cell office:value-type="float" office:value="-5.48115" calcext:value-type="float">
            <text:p>-5.48115</text:p>
          </table:table-cell>
        </table:table-row>
        <table:table-row table:style-name="ro1">
          <table:table-cell office:value-type="float" office:value="-23.4" calcext:value-type="float">
            <text:p>-23.4</text:p>
          </table:table-cell>
          <table:table-cell office:value-type="float" office:value="-2.55255" calcext:value-type="float">
            <text:p>-2.55255</text:p>
          </table:table-cell>
          <table:table-cell office:value-type="float" office:value="-4.35221" calcext:value-type="float">
            <text:p>-4.35221</text:p>
          </table:table-cell>
        </table:table-row>
        <table:table-row table:style-name="ro1">
          <table:table-cell office:value-type="float" office:value="-23.36" calcext:value-type="float">
            <text:p>-23.36</text:p>
          </table:table-cell>
          <table:table-cell office:value-type="float" office:value="-4.00222" calcext:value-type="float">
            <text:p>-4.00222</text:p>
          </table:table-cell>
          <table:table-cell office:value-type="float" office:value="-2.51195" calcext:value-type="float">
            <text:p>-2.51195</text:p>
          </table:table-cell>
        </table:table-row>
        <table:table-row table:style-name="ro1">
          <table:table-cell office:value-type="float" office:value="-23.32" calcext:value-type="float">
            <text:p>-23.32</text:p>
          </table:table-cell>
          <table:table-cell office:value-type="float" office:value="-4.61806" calcext:value-type="float">
            <text:p>-4.61806</text:p>
          </table:table-cell>
          <table:table-cell office:value-type="float" office:value="-0.248801" calcext:value-type="float">
            <text:p>-0.248801</text:p>
          </table:table-cell>
        </table:table-row>
        <table:table-row table:style-name="ro1">
          <table:table-cell office:value-type="float" office:value="-23.28" calcext:value-type="float">
            <text:p>-23.28</text:p>
          </table:table-cell>
          <table:table-cell office:value-type="float" office:value="-4.29981" calcext:value-type="float">
            <text:p>-4.29981</text:p>
          </table:table-cell>
          <table:table-cell office:value-type="float" office:value="2.0821" calcext:value-type="float">
            <text:p>2.0821</text:p>
          </table:table-cell>
        </table:table-row>
        <table:table-row table:style-name="ro1">
          <table:table-cell office:value-type="float" office:value="-23.24" calcext:value-type="float">
            <text:p>-23.24</text:p>
          </table:table-cell>
          <table:table-cell office:value-type="float" office:value="-3.09211" calcext:value-type="float">
            <text:p>-3.09211</text:p>
          </table:table-cell>
          <table:table-cell office:value-type="float" office:value="4.11381" calcext:value-type="float">
            <text:p>4.11381</text:p>
          </table:table-cell>
        </table:table-row>
        <table:table-row table:style-name="ro1">
          <table:table-cell office:value-type="float" office:value="-23.2" calcext:value-type="float">
            <text:p>-23.2</text:p>
          </table:table-cell>
          <table:table-cell office:value-type="float" office:value="-1.17804" calcext:value-type="float">
            <text:p>-1.17804</text:p>
          </table:table-cell>
          <table:table-cell office:value-type="float" office:value="5.52444" calcext:value-type="float">
            <text:p>5.52444</text:p>
          </table:table-cell>
        </table:table-row>
        <table:table-row table:style-name="ro1">
          <table:table-cell office:value-type="float" office:value="-23.16" calcext:value-type="float">
            <text:p>-23.16</text:p>
          </table:table-cell>
          <table:table-cell office:value-type="float" office:value="1.14871" calcext:value-type="float">
            <text:p>1.14871</text:p>
          </table:table-cell>
          <table:table-cell office:value-type="float" office:value="6.08731" calcext:value-type="float">
            <text:p>6.08731</text:p>
          </table:table-cell>
        </table:table-row>
        <table:table-row table:style-name="ro1">
          <table:table-cell office:value-type="float" office:value="-23.12" calcext:value-type="float">
            <text:p>-23.12</text:p>
          </table:table-cell>
          <table:table-cell office:value-type="float" office:value="3.5291" calcext:value-type="float">
            <text:p>3.5291</text:p>
          </table:table-cell>
          <table:table-cell office:value-type="float" office:value="5.70642" calcext:value-type="float">
            <text:p>5.70642</text:p>
          </table:table-cell>
        </table:table-row>
        <table:table-row table:style-name="ro1">
          <table:table-cell office:value-type="float" office:value="-23.08" calcext:value-type="float">
            <text:p>-23.08</text:p>
          </table:table-cell>
          <table:table-cell office:value-type="float" office:value="5.59416" calcext:value-type="float">
            <text:p>5.59416</text:p>
          </table:table-cell>
          <table:table-cell office:value-type="float" office:value="4.43181" calcext:value-type="float">
            <text:p>4.43181</text:p>
          </table:table-cell>
        </table:table-row>
        <table:table-row table:style-name="ro1">
          <table:table-cell office:value-type="float" office:value="-23.04" calcext:value-type="float">
            <text:p>-23.04</text:p>
          </table:table-cell>
          <table:table-cell office:value-type="float" office:value="7.0222" calcext:value-type="float">
            <text:p>7.0222</text:p>
          </table:table-cell>
          <table:table-cell office:value-type="float" office:value="2.45235" calcext:value-type="float">
            <text:p>2.4523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.58887" calcext:value-type="float">
            <text:p>7.58887</text:p>
          </table:table-cell>
          <table:table-cell office:value-type="float" office:value="0.066925" calcext:value-type="float">
            <text:p>0.066925</text:p>
          </table:table-cell>
        </table:table-row>
        <table:table-row table:style-name="ro1">
          <table:table-cell office:value-type="float" office:value="-22.96" calcext:value-type="float">
            <text:p>-22.96</text:p>
          </table:table-cell>
          <table:table-cell office:value-type="float" office:value="7.20228" calcext:value-type="float">
            <text:p>7.20228</text:p>
          </table:table-cell>
          <table:table-cell office:value-type="float" office:value="-2.36152" calcext:value-type="float">
            <text:p>-2.36152</text:p>
          </table:table-cell>
        </table:table-row>
        <table:table-row table:style-name="ro1">
          <table:table-cell office:value-type="float" office:value="-22.92" calcext:value-type="float">
            <text:p>-22.92</text:p>
          </table:table-cell>
          <table:table-cell office:value-type="float" office:value="5.91777" calcext:value-type="float">
            <text:p>5.91777</text:p>
          </table:table-cell>
          <table:table-cell office:value-type="float" office:value="-4.46202" calcext:value-type="float">
            <text:p>-4.46202</text:p>
          </table:table-cell>
        </table:table-row>
        <table:table-row table:style-name="ro1">
          <table:table-cell office:value-type="float" office:value="-22.88" calcext:value-type="float">
            <text:p>-22.88</text:p>
          </table:table-cell>
          <table:table-cell office:value-type="float" office:value="3.92978" calcext:value-type="float">
            <text:p>3.92978</text:p>
          </table:table-cell>
          <table:table-cell office:value-type="float" office:value="-5.91311" calcext:value-type="float">
            <text:p>-5.91311</text:p>
          </table:table-cell>
        </table:table-row>
        <table:table-row table:style-name="ro1">
          <table:table-cell office:value-type="float" office:value="-22.84" calcext:value-type="float">
            <text:p>-22.84</text:p>
          </table:table-cell>
          <table:table-cell office:value-type="float" office:value="1.54225" calcext:value-type="float">
            <text:p>1.54225</text:p>
          </table:table-cell>
          <table:table-cell office:value-type="float" office:value="-6.49282" calcext:value-type="float">
            <text:p>-6.49282</text:p>
          </table:table-cell>
        </table:table-row>
        <table:table-row table:style-name="ro1">
          <table:table-cell office:value-type="float" office:value="-22.8" calcext:value-type="float">
            <text:p>-22.8</text:p>
          </table:table-cell>
          <table:table-cell office:value-type="float" office:value="-0.878209" calcext:value-type="float">
            <text:p>-0.878209</text:p>
          </table:table-cell>
          <table:table-cell office:value-type="float" office:value="-6.11341" calcext:value-type="float">
            <text:p>-6.11341</text:p>
          </table:table-cell>
        </table:table-row>
        <table:table-row table:style-name="ro1">
          <table:table-cell office:value-type="float" office:value="-22.76" calcext:value-type="float">
            <text:p>-22.76</text:p>
          </table:table-cell>
          <table:table-cell office:value-type="float" office:value="-2.95888" calcext:value-type="float">
            <text:p>-2.95888</text:p>
          </table:table-cell>
          <table:table-cell office:value-type="float" office:value="-4.83551" calcext:value-type="float">
            <text:p>-4.83551</text:p>
          </table:table-cell>
        </table:table-row>
        <table:table-row table:style-name="ro1">
          <table:table-cell office:value-type="float" office:value="-22.72" calcext:value-type="float">
            <text:p>-22.72</text:p>
          </table:table-cell>
          <table:table-cell office:value-type="float" office:value="-4.37877" calcext:value-type="float">
            <text:p>-4.37877</text:p>
          </table:table-cell>
          <table:table-cell office:value-type="float" office:value="-2.85913" calcext:value-type="float">
            <text:p>-2.85913</text:p>
          </table:table-cell>
        </table:table-row>
        <table:table-row table:style-name="ro1">
          <table:table-cell office:value-type="float" office:value="-22.68" calcext:value-type="float">
            <text:p>-22.68</text:p>
          </table:table-cell>
          <table:table-cell office:value-type="float" office:value="-4.91854" calcext:value-type="float">
            <text:p>-4.91854</text:p>
          </table:table-cell>
          <table:table-cell office:value-type="float" office:value="-0.493175" calcext:value-type="float">
            <text:p>-0.493175</text:p>
          </table:table-cell>
        </table:table-row>
        <table:table-row table:style-name="ro1">
          <table:table-cell office:value-type="float" office:value="-22.64" calcext:value-type="float">
            <text:p>-22.64</text:p>
          </table:table-cell>
          <table:table-cell office:value-type="float" office:value="-4.49491" calcext:value-type="float">
            <text:p>-4.49491</text:p>
          </table:table-cell>
          <table:table-cell office:value-type="float" office:value="1.89215" calcext:value-type="float">
            <text:p>1.89215</text:p>
          </table:table-cell>
        </table:table-row>
        <table:table-row table:style-name="ro1">
          <table:table-cell office:value-type="float" office:value="-22.6" calcext:value-type="float">
            <text:p>-22.6</text:p>
          </table:table-cell>
          <table:table-cell office:value-type="float" office:value="-3.17399" calcext:value-type="float">
            <text:p>-3.17399</text:p>
          </table:table-cell>
          <table:table-cell office:value-type="float" office:value="3.92253" calcext:value-type="float">
            <text:p>3.92253</text:p>
          </table:table-cell>
        </table:table-row>
        <table:table-row table:style-name="ro1">
          <table:table-cell office:value-type="float" office:value="-22.56" calcext:value-type="float">
            <text:p>-22.56</text:p>
          </table:table-cell>
          <table:table-cell office:value-type="float" office:value="-1.1616" calcext:value-type="float">
            <text:p>-1.1616</text:p>
          </table:table-cell>
          <table:table-cell office:value-type="float" office:value="5.2776" calcext:value-type="float">
            <text:p>5.2776</text:p>
          </table:table-cell>
        </table:table-row>
        <table:table-row table:style-name="ro1">
          <table:table-cell office:value-type="float" office:value="-22.52" calcext:value-type="float">
            <text:p>-22.52</text:p>
          </table:table-cell>
          <table:table-cell office:value-type="float" office:value="1.22821" calcext:value-type="float">
            <text:p>1.22821</text:p>
          </table:table-cell>
          <table:table-cell office:value-type="float" office:value="5.74087" calcext:value-type="float">
            <text:p>5.74087</text:p>
          </table:table-cell>
        </table:table-row>
        <table:table-row table:style-name="ro1">
          <table:table-cell office:value-type="float" office:value="-22.48" calcext:value-type="float">
            <text:p>-22.48</text:p>
          </table:table-cell>
          <table:table-cell office:value-type="float" office:value="3.62151" calcext:value-type="float">
            <text:p>3.62151</text:p>
          </table:table-cell>
          <table:table-cell office:value-type="float" office:value="5.23366" calcext:value-type="float">
            <text:p>5.23366</text:p>
          </table:table-cell>
        </table:table-row>
        <table:table-row table:style-name="ro1">
          <table:table-cell office:value-type="float" office:value="-22.44" calcext:value-type="float">
            <text:p>-22.44</text:p>
          </table:table-cell>
          <table:table-cell office:value-type="float" office:value="5.64226" calcext:value-type="float">
            <text:p>5.64226</text:p>
          </table:table-cell>
          <table:table-cell office:value-type="float" office:value="3.82781" calcext:value-type="float">
            <text:p>3.82781</text:p>
          </table:table-cell>
        </table:table-row>
        <table:table-row table:style-name="ro1">
          <table:table-cell office:value-type="float" office:value="-22.4" calcext:value-type="float">
            <text:p>-22.4</text:p>
          </table:table-cell>
          <table:table-cell office:value-type="float" office:value="6.97066" calcext:value-type="float">
            <text:p>6.97066</text:p>
          </table:table-cell>
          <table:table-cell office:value-type="float" office:value="1.73511" calcext:value-type="float">
            <text:p>1.73511</text:p>
          </table:table-cell>
        </table:table-row>
        <table:table-row table:style-name="ro1">
          <table:table-cell office:value-type="float" office:value="-22.36" calcext:value-type="float">
            <text:p>-22.36</text:p>
          </table:table-cell>
          <table:table-cell office:value-type="float" office:value="7.393" calcext:value-type="float">
            <text:p>7.393</text:p>
          </table:table-cell>
          <table:table-cell office:value-type="float" office:value="-0.725106" calcext:value-type="float">
            <text:p>-0.725106</text:p>
          </table:table-cell>
        </table:table-row>
        <table:table-row table:style-name="ro1">
          <table:table-cell office:value-type="float" office:value="-22.32" calcext:value-type="float">
            <text:p>-22.32</text:p>
          </table:table-cell>
          <table:table-cell office:value-type="float" office:value="6.83516" calcext:value-type="float">
            <text:p>6.83516</text:p>
          </table:table-cell>
          <table:table-cell office:value-type="float" office:value="-3.17502" calcext:value-type="float">
            <text:p>-3.17502</text:p>
          </table:table-cell>
        </table:table-row>
        <table:table-row table:style-name="ro1">
          <table:table-cell office:value-type="float" office:value="-22.28" calcext:value-type="float">
            <text:p>-22.28</text:p>
          </table:table-cell>
          <table:table-cell office:value-type="float" office:value="5.37465" calcext:value-type="float">
            <text:p>5.37465</text:p>
          </table:table-cell>
          <table:table-cell office:value-type="float" office:value="-5.23676" calcext:value-type="float">
            <text:p>-5.23676</text:p>
          </table:table-cell>
        </table:table-row>
        <table:table-row table:style-name="ro1">
          <table:table-cell office:value-type="float" office:value="-22.24" calcext:value-type="float">
            <text:p>-22.24</text:p>
          </table:table-cell>
          <table:table-cell office:value-type="float" office:value="3.22913" calcext:value-type="float">
            <text:p>3.22913</text:p>
          </table:table-cell>
          <table:table-cell office:value-type="float" office:value="-6.59102" calcext:value-type="float">
            <text:p>-6.59102</text:p>
          </table:table-cell>
        </table:table-row>
        <table:table-row table:style-name="ro1">
          <table:table-cell office:value-type="float" office:value="-22.2" calcext:value-type="float">
            <text:p>-22.2</text:p>
          </table:table-cell>
          <table:table-cell office:value-type="float" office:value="0.723203" calcext:value-type="float">
            <text:p>0.723203</text:p>
          </table:table-cell>
          <table:table-cell office:value-type="float" office:value="-7.02676" calcext:value-type="float">
            <text:p>-7.02676</text:p>
          </table:table-cell>
        </table:table-row>
        <table:table-row table:style-name="ro1">
          <table:table-cell office:value-type="float" office:value="-22.16" calcext:value-type="float">
            <text:p>-22.16</text:p>
          </table:table-cell>
          <table:table-cell office:value-type="float" office:value="-1.76159" calcext:value-type="float">
            <text:p>-1.76159</text:p>
          </table:table-cell>
          <table:table-cell office:value-type="float" office:value="-6.47434" calcext:value-type="float">
            <text:p>-6.47434</text:p>
          </table:table-cell>
        </table:table-row>
        <table:table-row table:style-name="ro1">
          <table:table-cell office:value-type="float" office:value="-22.12" calcext:value-type="float">
            <text:p>-22.12</text:p>
          </table:table-cell>
          <table:table-cell office:value-type="float" office:value="-3.84567" calcext:value-type="float">
            <text:p>-3.84567</text:p>
          </table:table-cell>
          <table:table-cell office:value-type="float" office:value="-5.01681" calcext:value-type="float">
            <text:p>-5.01681</text:p>
          </table:table-cell>
        </table:table-row>
        <table:table-row table:style-name="ro1">
          <table:table-cell office:value-type="float" office:value="-22.08" calcext:value-type="float">
            <text:p>-22.08</text:p>
          </table:table-cell>
          <table:table-cell office:value-type="float" office:value="-5.21033" calcext:value-type="float">
            <text:p>-5.21033</text:p>
          </table:table-cell>
          <table:table-cell office:value-type="float" office:value="-2.87761" calcext:value-type="float">
            <text:p>-2.87761</text:p>
          </table:table-cell>
        </table:table-row>
        <table:table-row table:style-name="ro1">
          <table:table-cell office:value-type="float" office:value="-22.04" calcext:value-type="float">
            <text:p>-22.04</text:p>
          </table:table-cell>
          <table:table-cell office:value-type="float" office:value="-5.64737" calcext:value-type="float">
            <text:p>-5.64737</text:p>
          </table:table-cell>
          <table:table-cell office:value-type="float" office:value="-0.386378" calcext:value-type="float">
            <text:p>-0.386378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5.09174" calcext:value-type="float">
            <text:p>-5.09174</text:p>
          </table:table-cell>
          <table:table-cell office:value-type="float" office:value="2.07177" calcext:value-type="float">
            <text:p>2.07177</text:p>
          </table:table-cell>
        </table:table-row>
        <table:table-row table:style-name="ro1">
          <table:table-cell office:value-type="float" office:value="-21.96" calcext:value-type="float">
            <text:p>-21.96</text:p>
          </table:table-cell>
          <table:table-cell office:value-type="float" office:value="-3.63216" calcext:value-type="float">
            <text:p>-3.63216</text:p>
          </table:table-cell>
          <table:table-cell office:value-type="float" office:value="4.1158" calcext:value-type="float">
            <text:p>4.1158</text:p>
          </table:table-cell>
        </table:table-row>
        <table:table-row table:style-name="ro1">
          <table:table-cell office:value-type="float" office:value="-21.92" calcext:value-type="float">
            <text:p>-21.92</text:p>
          </table:table-cell>
          <table:table-cell office:value-type="float" office:value="-1.49791" calcext:value-type="float">
            <text:p>-1.49791</text:p>
          </table:table-cell>
          <table:table-cell office:value-type="float" office:value="5.42786" calcext:value-type="float">
            <text:p>5.42786</text:p>
          </table:table-cell>
        </table:table-row>
        <table:table-row table:style-name="ro1">
          <table:table-cell office:value-type="float" office:value="-21.88" calcext:value-type="float">
            <text:p>-21.88</text:p>
          </table:table-cell>
          <table:table-cell office:value-type="float" office:value="0.976269" calcext:value-type="float">
            <text:p>0.976269</text:p>
          </table:table-cell>
          <table:table-cell office:value-type="float" office:value="5.80284" calcext:value-type="float">
            <text:p>5.80284</text:p>
          </table:table-cell>
        </table:table-row>
        <table:table-row table:style-name="ro1">
          <table:table-cell office:value-type="float" office:value="-21.84" calcext:value-type="float">
            <text:p>-21.84</text:p>
          </table:table-cell>
          <table:table-cell office:value-type="float" office:value="3.40173" calcext:value-type="float">
            <text:p>3.40173</text:p>
          </table:table-cell>
          <table:table-cell office:value-type="float" office:value="5.18057" calcext:value-type="float">
            <text:p>5.18057</text:p>
          </table:table-cell>
        </table:table-row>
        <table:table-row table:style-name="ro1">
          <table:table-cell office:value-type="float" office:value="-21.8" calcext:value-type="float">
            <text:p>-21.8</text:p>
          </table:table-cell>
          <table:table-cell office:value-type="float" office:value="5.396" calcext:value-type="float">
            <text:p>5.396</text:p>
          </table:table-cell>
          <table:table-cell office:value-type="float" office:value="3.65569" calcext:value-type="float">
            <text:p>3.65569</text:p>
          </table:table-cell>
        </table:table-row>
        <table:table-row table:style-name="ro1">
          <table:table-cell office:value-type="float" office:value="-21.76" calcext:value-type="float">
            <text:p>-21.76</text:p>
          </table:table-cell>
          <table:table-cell office:value-type="float" office:value="6.64217" calcext:value-type="float">
            <text:p>6.64217</text:p>
          </table:table-cell>
          <table:table-cell office:value-type="float" office:value="1.46354" calcext:value-type="float">
            <text:p>1.46354</text:p>
          </table:table-cell>
        </table:table-row>
        <table:table-row table:style-name="ro1">
          <table:table-cell office:value-type="float" office:value="-21.72" calcext:value-type="float">
            <text:p>-21.72</text:p>
          </table:table-cell>
          <table:table-cell office:value-type="float" office:value="6.93832" calcext:value-type="float">
            <text:p>6.93832</text:p>
          </table:table-cell>
          <table:table-cell office:value-type="float" office:value="-1.05584" calcext:value-type="float">
            <text:p>-1.05584</text:p>
          </table:table-cell>
        </table:table-row>
        <table:table-row table:style-name="ro1">
          <table:table-cell office:value-type="float" office:value="-21.68" calcext:value-type="float">
            <text:p>-21.68</text:p>
          </table:table-cell>
          <table:table-cell office:value-type="float" office:value="6.22925" calcext:value-type="float">
            <text:p>6.22925</text:p>
          </table:table-cell>
          <table:table-cell office:value-type="float" office:value="-3.51009" calcext:value-type="float">
            <text:p>-3.51009</text:p>
          </table:table-cell>
        </table:table-row>
        <table:table-row table:style-name="ro1">
          <table:table-cell office:value-type="float" office:value="-21.64" calcext:value-type="float">
            <text:p>-21.64</text:p>
          </table:table-cell>
          <table:table-cell office:value-type="float" office:value="4.61563" calcext:value-type="float">
            <text:p>4.61563</text:p>
          </table:table-cell>
          <table:table-cell office:value-type="float" office:value="-5.51517" calcext:value-type="float">
            <text:p>-5.51517</text:p>
          </table:table-cell>
        </table:table-row>
        <table:table-row table:style-name="ro1">
          <table:table-cell office:value-type="float" office:value="-21.6" calcext:value-type="float">
            <text:p>-21.6</text:p>
          </table:table-cell>
          <table:table-cell office:value-type="float" office:value="2.33894" calcext:value-type="float">
            <text:p>2.33894</text:p>
          </table:table-cell>
          <table:table-cell office:value-type="float" office:value="-6.75501" calcext:value-type="float">
            <text:p>-6.75501</text:p>
          </table:table-cell>
        </table:table-row>
        <table:table-row table:style-name="ro1">
          <table:table-cell office:value-type="float" office:value="-21.56" calcext:value-type="float">
            <text:p>-21.56</text:p>
          </table:table-cell>
          <table:table-cell office:value-type="float" office:value="-0.2554" calcext:value-type="float">
            <text:p>-0.2554</text:p>
          </table:table-cell>
          <table:table-cell office:value-type="float" office:value="-7.03076" calcext:value-type="float">
            <text:p>-7.03076</text:p>
          </table:table-cell>
        </table:table-row>
        <table:table-row table:style-name="ro1">
          <table:table-cell office:value-type="float" office:value="-21.52" calcext:value-type="float">
            <text:p>-21.52</text:p>
          </table:table-cell>
          <table:table-cell office:value-type="float" office:value="-2.77127" calcext:value-type="float">
            <text:p>-2.77127</text:p>
          </table:table-cell>
          <table:table-cell office:value-type="float" office:value="-6.29213" calcext:value-type="float">
            <text:p>-6.29213</text:p>
          </table:table-cell>
        </table:table-row>
        <table:table-row table:style-name="ro1">
          <table:table-cell office:value-type="float" office:value="-21.48" calcext:value-type="float">
            <text:p>-21.48</text:p>
          </table:table-cell>
          <table:table-cell office:value-type="float" office:value="-4.82306" calcext:value-type="float">
            <text:p>-4.82306</text:p>
          </table:table-cell>
          <table:table-cell office:value-type="float" office:value="-4.64569" calcext:value-type="float">
            <text:p>-4.64569</text:p>
          </table:table-cell>
        </table:table-row>
        <table:table-row table:style-name="ro1">
          <table:table-cell office:value-type="float" office:value="-21.44" calcext:value-type="float">
            <text:p>-21.44</text:p>
          </table:table-cell>
          <table:table-cell office:value-type="float" office:value="-6.0955" calcext:value-type="float">
            <text:p>-6.0955</text:p>
          </table:table-cell>
          <table:table-cell office:value-type="float" office:value="-2.33897" calcext:value-type="float">
            <text:p>-2.33897</text:p>
          </table:table-cell>
        </table:table-row>
        <table:table-row table:style-name="ro1">
          <table:table-cell office:value-type="float" office:value="-21.4" calcext:value-type="float">
            <text:p>-21.4</text:p>
          </table:table-cell>
          <table:table-cell office:value-type="float" office:value="-6.39285" calcext:value-type="float">
            <text:p>-6.39285</text:p>
          </table:table-cell>
          <table:table-cell office:value-type="float" office:value="0.277413" calcext:value-type="float">
            <text:p>0.277413</text:p>
          </table:table-cell>
        </table:table-row>
        <table:table-row table:style-name="ro1">
          <table:table-cell office:value-type="float" office:value="-21.36" calcext:value-type="float">
            <text:p>-21.36</text:p>
          </table:table-cell>
          <table:table-cell office:value-type="float" office:value="-5.66967" calcext:value-type="float">
            <text:p>-5.66967</text:p>
          </table:table-cell>
          <table:table-cell office:value-type="float" office:value="2.80374" calcext:value-type="float">
            <text:p>2.80374</text:p>
          </table:table-cell>
        </table:table-row>
        <table:table-row table:style-name="ro1">
          <table:table-cell office:value-type="float" office:value="-21.32" calcext:value-type="float">
            <text:p>-21.32</text:p>
          </table:table-cell>
          <table:table-cell office:value-type="float" office:value="-4.03842" calcext:value-type="float">
            <text:p>-4.03842</text:p>
          </table:table-cell>
          <table:table-cell office:value-type="float" office:value="4.853" calcext:value-type="float">
            <text:p>4.853</text:p>
          </table:table-cell>
        </table:table-row>
        <table:table-row table:style-name="ro1">
          <table:table-cell office:value-type="float" office:value="-21.28" calcext:value-type="float">
            <text:p>-21.28</text:p>
          </table:table-cell>
          <table:table-cell office:value-type="float" office:value="-1.7526" calcext:value-type="float">
            <text:p>-1.7526</text:p>
          </table:table-cell>
          <table:table-cell office:value-type="float" office:value="6.11098" calcext:value-type="float">
            <text:p>6.11098</text:p>
          </table:table-cell>
        </table:table-row>
        <table:table-row table:style-name="ro1">
          <table:table-cell office:value-type="float" office:value="-21.24" calcext:value-type="float">
            <text:p>-21.24</text:p>
          </table:table-cell>
          <table:table-cell office:value-type="float" office:value="0.832056" calcext:value-type="float">
            <text:p>0.832056</text:p>
          </table:table-cell>
          <table:table-cell office:value-type="float" office:value="6.38525" calcext:value-type="float">
            <text:p>6.38525</text:p>
          </table:table-cell>
        </table:table-row>
        <table:table-row table:style-name="ro1">
          <table:table-cell office:value-type="float" office:value="-21.2" calcext:value-type="float">
            <text:p>-21.2</text:p>
          </table:table-cell>
          <table:table-cell office:value-type="float" office:value="3.31238" calcext:value-type="float">
            <text:p>3.31238</text:p>
          </table:table-cell>
          <table:table-cell office:value-type="float" office:value="5.63543" calcext:value-type="float">
            <text:p>5.63543</text:p>
          </table:table-cell>
        </table:table-row>
        <table:table-row table:style-name="ro1">
          <table:table-cell office:value-type="float" office:value="-21.16" calcext:value-type="float">
            <text:p>-21.16</text:p>
          </table:table-cell>
          <table:table-cell office:value-type="float" office:value="5.30018" calcext:value-type="float">
            <text:p>5.30018</text:p>
          </table:table-cell>
          <table:table-cell office:value-type="float" office:value="3.98007" calcext:value-type="float">
            <text:p>3.98007</text:p>
          </table:table-cell>
        </table:table-row>
        <table:table-row table:style-name="ro1">
          <table:table-cell office:value-type="float" office:value="-21.12" calcext:value-type="float">
            <text:p>-21.12</text:p>
          </table:table-cell>
          <table:table-cell office:value-type="float" office:value="6.48245" calcext:value-type="float">
            <text:p>6.48245</text:p>
          </table:table-cell>
          <table:table-cell office:value-type="float" office:value="1.6788" calcext:value-type="float">
            <text:p>1.6788</text:p>
          </table:table-cell>
        </table:table-row>
        <table:table-row table:style-name="ro1">
          <table:table-cell office:value-type="float" office:value="-21.08" calcext:value-type="float">
            <text:p>-21.08</text:p>
          </table:table-cell>
          <table:table-cell office:value-type="float" office:value="6.6703" calcext:value-type="float">
            <text:p>6.6703</text:p>
          </table:table-cell>
          <table:table-cell office:value-type="float" office:value="-0.9074" calcext:value-type="float">
            <text:p>-0.9074</text:p>
          </table:table-cell>
        </table:table-row>
        <table:table-row table:style-name="ro1">
          <table:table-cell office:value-type="float" office:value="-21.04" calcext:value-type="float">
            <text:p>-21.04</text:p>
          </table:table-cell>
          <table:table-cell office:value-type="float" office:value="5.82867" calcext:value-type="float">
            <text:p>5.82867</text:p>
          </table:table-cell>
          <table:table-cell office:value-type="float" office:value="-3.37186" calcext:value-type="float">
            <text:p>-3.37186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4.08241" calcext:value-type="float">
            <text:p>4.08241</text:p>
          </table:table-cell>
          <table:table-cell office:value-type="float" office:value="-5.3251" calcext:value-type="float">
            <text:p>-5.3251</text:p>
          </table:table-cell>
        </table:table-row>
        <table:table-row table:style-name="ro1">
          <table:table-cell office:value-type="float" office:value="-20.96" calcext:value-type="float">
            <text:p>-20.96</text:p>
          </table:table-cell>
          <table:table-cell office:value-type="float" office:value="1.69747" calcext:value-type="float">
            <text:p>1.69747</text:p>
          </table:table-cell>
          <table:table-cell office:value-type="float" office:value="-6.45537" calcext:value-type="float">
            <text:p>-6.45537</text:p>
          </table:table-cell>
        </table:table-row>
        <table:table-row table:style-name="ro1">
          <table:table-cell office:value-type="float" office:value="-20.92" calcext:value-type="float">
            <text:p>-20.92</text:p>
          </table:table-cell>
          <table:table-cell office:value-type="float" office:value="-0.959768" calcext:value-type="float">
            <text:p>-0.959768</text:p>
          </table:table-cell>
          <table:table-cell office:value-type="float" office:value="-6.57731" calcext:value-type="float">
            <text:p>-6.57731</text:p>
          </table:table-cell>
        </table:table-row>
        <table:table-row table:style-name="ro1">
          <table:table-cell office:value-type="float" office:value="-20.88" calcext:value-type="float">
            <text:p>-20.88</text:p>
          </table:table-cell>
          <table:table-cell office:value-type="float" office:value="-3.47895" calcext:value-type="float">
            <text:p>-3.47895</text:p>
          </table:table-cell>
          <table:table-cell office:value-type="float" office:value="-5.66118" calcext:value-type="float">
            <text:p>-5.66118</text:p>
          </table:table-cell>
        </table:table-row>
        <table:table-row table:style-name="ro1">
          <table:table-cell office:value-type="float" office:value="-20.84" calcext:value-type="float">
            <text:p>-20.84</text:p>
          </table:table-cell>
          <table:table-cell office:value-type="float" office:value="-5.46925" calcext:value-type="float">
            <text:p>-5.46925</text:p>
          </table:table-cell>
          <table:table-cell office:value-type="float" office:value="-3.83813" calcext:value-type="float">
            <text:p>-3.83813</text:p>
          </table:table-cell>
        </table:table-row>
        <table:table-row table:style-name="ro1">
          <table:table-cell office:value-type="float" office:value="-20.8" calcext:value-type="float">
            <text:p>-20.8</text:p>
          </table:table-cell>
          <table:table-cell office:value-type="float" office:value="-6.62004" calcext:value-type="float">
            <text:p>-6.62004</text:p>
          </table:table-cell>
          <table:table-cell office:value-type="float" office:value="-1.38044" calcext:value-type="float">
            <text:p>-1.38044</text:p>
          </table:table-cell>
        </table:table-row>
        <table:table-row table:style-name="ro1">
          <table:table-cell office:value-type="float" office:value="-20.76" calcext:value-type="float">
            <text:p>-20.76</text:p>
          </table:table-cell>
          <table:table-cell office:value-type="float" office:value="-6.74941" calcext:value-type="float">
            <text:p>-6.74941</text:p>
          </table:table-cell>
          <table:table-cell office:value-type="float" office:value="1.34013" calcext:value-type="float">
            <text:p>1.34013</text:p>
          </table:table-cell>
        </table:table-row>
        <table:table-row table:style-name="ro1">
          <table:table-cell office:value-type="float" office:value="-20.72" calcext:value-type="float">
            <text:p>-20.72</text:p>
          </table:table-cell>
          <table:table-cell office:value-type="float" office:value="-5.83288" calcext:value-type="float">
            <text:p>-5.83288</text:p>
          </table:table-cell>
          <table:table-cell office:value-type="float" office:value="3.90964" calcext:value-type="float">
            <text:p>3.90964</text:p>
          </table:table-cell>
        </table:table-row>
        <table:table-row table:style-name="ro1">
          <table:table-cell office:value-type="float" office:value="-20.68" calcext:value-type="float">
            <text:p>-20.68</text:p>
          </table:table-cell>
          <table:table-cell office:value-type="float" office:value="-4.00778" calcext:value-type="float">
            <text:p>-4.00778</text:p>
          </table:table-cell>
          <table:table-cell office:value-type="float" office:value="5.93595" calcext:value-type="float">
            <text:p>5.93595</text:p>
          </table:table-cell>
        </table:table-row>
        <table:table-row table:style-name="ro1">
          <table:table-cell office:value-type="float" office:value="-20.64" calcext:value-type="float">
            <text:p>-20.64</text:p>
          </table:table-cell>
          <table:table-cell office:value-type="float" office:value="-1.55259" calcext:value-type="float">
            <text:p>-1.55259</text:p>
          </table:table-cell>
          <table:table-cell office:value-type="float" office:value="7.10968" calcext:value-type="float">
            <text:p>7.10968</text:p>
          </table:table-cell>
        </table:table-row>
        <table:table-row table:style-name="ro1">
          <table:table-cell office:value-type="float" office:value="-20.6" calcext:value-type="float">
            <text:p>-20.6</text:p>
          </table:table-cell>
          <table:table-cell office:value-type="float" office:value="1.1557" calcext:value-type="float">
            <text:p>1.1557</text:p>
          </table:table-cell>
          <table:table-cell office:value-type="float" office:value="7.25247" calcext:value-type="float">
            <text:p>7.25247</text:p>
          </table:table-cell>
        </table:table-row>
        <table:table-row table:style-name="ro1">
          <table:table-cell office:value-type="float" office:value="-20.56" calcext:value-type="float">
            <text:p>-20.56</text:p>
          </table:table-cell>
          <table:table-cell office:value-type="float" office:value="3.69975" calcext:value-type="float">
            <text:p>3.69975</text:p>
          </table:table-cell>
          <table:table-cell office:value-type="float" office:value="6.34517" calcext:value-type="float">
            <text:p>6.34517</text:p>
          </table:table-cell>
        </table:table-row>
        <table:table-row table:style-name="ro1">
          <table:table-cell office:value-type="float" office:value="-20.52" calcext:value-type="float">
            <text:p>-20.52</text:p>
          </table:table-cell>
          <table:table-cell office:value-type="float" office:value="5.68634" calcext:value-type="float">
            <text:p>5.68634</text:p>
          </table:table-cell>
          <table:table-cell office:value-type="float" office:value="4.53137" calcext:value-type="float">
            <text:p>4.53137</text:p>
          </table:table-cell>
        </table:table-row>
        <table:table-row table:style-name="ro1">
          <table:table-cell office:value-type="float" office:value="-20.48" calcext:value-type="float">
            <text:p>-20.48</text:p>
          </table:table-cell>
          <table:table-cell office:value-type="float" office:value="6.80759" calcext:value-type="float">
            <text:p>6.80759</text:p>
          </table:table-cell>
          <table:table-cell office:value-type="float" office:value="2.09579" calcext:value-type="float">
            <text:p>2.09579</text:p>
          </table:table-cell>
        </table:table-row>
        <table:table-row table:style-name="ro1">
          <table:table-cell office:value-type="float" office:value="-20.44" calcext:value-type="float">
            <text:p>-20.44</text:p>
          </table:table-cell>
          <table:table-cell office:value-type="float" office:value="6.88894" calcext:value-type="float">
            <text:p>6.88894</text:p>
          </table:table-cell>
          <table:table-cell office:value-type="float" office:value="-0.579398" calcext:value-type="float">
            <text:p>-0.579398</text:p>
          </table:table-cell>
        </table:table-row>
        <table:table-row table:style-name="ro1">
          <table:table-cell office:value-type="float" office:value="-20.4" calcext:value-type="float">
            <text:p>-20.4</text:p>
          </table:table-cell>
          <table:table-cell office:value-type="float" office:value="5.91681" calcext:value-type="float">
            <text:p>5.91681</text:p>
          </table:table-cell>
          <table:table-cell office:value-type="float" office:value="-3.07345" calcext:value-type="float">
            <text:p>-3.07345</text:p>
          </table:table-cell>
        </table:table-row>
        <table:table-row table:style-name="ro1">
          <table:table-cell office:value-type="float" office:value="-20.36" calcext:value-type="float">
            <text:p>-20.36</text:p>
          </table:table-cell>
          <table:table-cell office:value-type="float" office:value="4.04131" calcext:value-type="float">
            <text:p>4.04131</text:p>
          </table:table-cell>
          <table:table-cell office:value-type="float" office:value="-4.99222" calcext:value-type="float">
            <text:p>-4.99222</text:p>
          </table:table-cell>
        </table:table-row>
        <table:table-row table:style-name="ro1">
          <table:table-cell office:value-type="float" office:value="-20.32" calcext:value-type="float">
            <text:p>-20.32</text:p>
          </table:table-cell>
          <table:table-cell office:value-type="float" office:value="1.55358" calcext:value-type="float">
            <text:p>1.55358</text:p>
          </table:table-cell>
          <table:table-cell office:value-type="float" office:value="-6.02938" calcext:value-type="float">
            <text:p>-6.02938</text:p>
          </table:table-cell>
        </table:table-row>
        <table:table-row table:style-name="ro1">
          <table:table-cell office:value-type="float" office:value="-20.28" calcext:value-type="float">
            <text:p>-20.28</text:p>
          </table:table-cell>
          <table:table-cell office:value-type="float" office:value="-1.15881" calcext:value-type="float">
            <text:p>-1.15881</text:p>
          </table:table-cell>
          <table:table-cell office:value-type="float" office:value="-6.01435" calcext:value-type="float">
            <text:p>-6.01435</text:p>
          </table:table-cell>
        </table:table-row>
        <table:table-row table:style-name="ro1">
          <table:table-cell office:value-type="float" office:value="-20.24" calcext:value-type="float">
            <text:p>-20.24</text:p>
          </table:table-cell>
          <table:table-cell office:value-type="float" office:value="-3.67163" calcext:value-type="float">
            <text:p>-3.67163</text:p>
          </table:table-cell>
          <table:table-cell office:value-type="float" office:value="-4.93928" calcext:value-type="float">
            <text:p>-4.93928</text:p>
          </table:table-cell>
        </table:table-row>
        <table:table-row table:style-name="ro1">
          <table:table-cell office:value-type="float" office:value="-20.2" calcext:value-type="float">
            <text:p>-20.2</text:p>
          </table:table-cell>
          <table:table-cell office:value-type="float" office:value="-5.58965" calcext:value-type="float">
            <text:p>-5.58965</text:p>
          </table:table-cell>
          <table:table-cell office:value-type="float" office:value="-2.96091" calcext:value-type="float">
            <text:p>-2.96091</text:p>
          </table:table-cell>
        </table:table-row>
        <table:table-row table:style-name="ro1">
          <table:table-cell office:value-type="float" office:value="-20.16" calcext:value-type="float">
            <text:p>-20.16</text:p>
          </table:table-cell>
          <table:table-cell office:value-type="float" office:value="-6.60809" calcext:value-type="float">
            <text:p>-6.60809</text:p>
          </table:table-cell>
          <table:table-cell office:value-type="float" office:value="-0.376947" calcext:value-type="float">
            <text:p>-0.376947</text:p>
          </table:table-cell>
        </table:table-row>
        <table:table-row table:style-name="ro1">
          <table:table-cell office:value-type="float" office:value="-20.12" calcext:value-type="float">
            <text:p>-20.12</text:p>
          </table:table-cell>
          <table:table-cell office:value-type="float" office:value="-6.56026" calcext:value-type="float">
            <text:p>-6.56026</text:p>
          </table:table-cell>
          <table:table-cell office:value-type="float" office:value="2.41957" calcext:value-type="float">
            <text:p>2.41957</text:p>
          </table:table-cell>
        </table:table-row>
        <table:table-row table:style-name="ro1">
          <table:table-cell office:value-type="float" office:value="-20.08" calcext:value-type="float">
            <text:p>-20.08</text:p>
          </table:table-cell>
          <table:table-cell office:value-type="float" office:value="-5.44398" calcext:value-type="float">
            <text:p>-5.44398</text:p>
          </table:table-cell>
          <table:table-cell office:value-type="float" office:value="5.00085" calcext:value-type="float">
            <text:p>5.00085</text:p>
          </table:table-cell>
        </table:table-row>
        <table:table-row table:style-name="ro1">
          <table:table-cell office:value-type="float" office:value="-20.04" calcext:value-type="float">
            <text:p>-20.04</text:p>
          </table:table-cell>
          <table:table-cell office:value-type="float" office:value="-3.42257" calcext:value-type="float">
            <text:p>-3.42257</text:p>
          </table:table-cell>
          <table:table-cell office:value-type="float" office:value="6.97054" calcext:value-type="float">
            <text:p>6.9705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800212" calcext:value-type="float">
            <text:p>-0.800212</text:p>
          </table:table-cell>
          <table:table-cell office:value-type="float" office:value="8.02538" calcext:value-type="float">
            <text:p>8.02538</text:p>
          </table:table-cell>
        </table:table-row>
        <table:table-row table:style-name="ro1">
          <table:table-cell office:value-type="float" office:value="-19.96" calcext:value-type="float">
            <text:p>-19.96</text:p>
          </table:table-cell>
          <table:table-cell office:value-type="float" office:value="2.02469" calcext:value-type="float">
            <text:p>2.02469</text:p>
          </table:table-cell>
          <table:table-cell office:value-type="float" office:value="8.00256" calcext:value-type="float">
            <text:p>8.00256</text:p>
          </table:table-cell>
        </table:table-row>
        <table:table-row table:style-name="ro1">
          <table:table-cell office:value-type="float" office:value="-19.92" calcext:value-type="float">
            <text:p>-19.92</text:p>
          </table:table-cell>
          <table:table-cell office:value-type="float" office:value="4.62092" calcext:value-type="float">
            <text:p>4.62092</text:p>
          </table:table-cell>
          <table:table-cell office:value-type="float" office:value="6.90555" calcext:value-type="float">
            <text:p>6.90555</text:p>
          </table:table-cell>
        </table:table-row>
        <table:table-row table:style-name="ro1">
          <table:table-cell office:value-type="float" office:value="-19.88" calcext:value-type="float">
            <text:p>-19.88</text:p>
          </table:table-cell>
          <table:table-cell office:value-type="float" office:value="6.5912" calcext:value-type="float">
            <text:p>6.5912</text:p>
          </table:table-cell>
          <table:table-cell office:value-type="float" office:value="4.90421" calcext:value-type="float">
            <text:p>4.90421</text:p>
          </table:table-cell>
        </table:table-row>
        <table:table-row table:style-name="ro1">
          <table:table-cell office:value-type="float" office:value="-19.84" calcext:value-type="float">
            <text:p>-19.84</text:p>
          </table:table-cell>
          <table:table-cell office:value-type="float" office:value="7.63395" calcext:value-type="float">
            <text:p>7.63395</text:p>
          </table:table-cell>
          <table:table-cell office:value-type="float" office:value="2.30913" calcext:value-type="float">
            <text:p>2.30913</text:p>
          </table:table-cell>
        </table:table-row>
        <table:table-row table:style-name="ro1">
          <table:table-cell office:value-type="float" office:value="-19.8" calcext:value-type="float">
            <text:p>-19.8</text:p>
          </table:table-cell>
          <table:table-cell office:value-type="float" office:value="7.59043" calcext:value-type="float">
            <text:p>7.59043</text:p>
          </table:table-cell>
          <table:table-cell office:value-type="float" office:value="-0.476053" calcext:value-type="float">
            <text:p>-0.476053</text:p>
          </table:table-cell>
        </table:table-row>
        <table:table-row table:style-name="ro1">
          <table:table-cell office:value-type="float" office:value="-19.76" calcext:value-type="float">
            <text:p>-19.76</text:p>
          </table:table-cell>
          <table:table-cell office:value-type="float" office:value="6.46997" calcext:value-type="float">
            <text:p>6.46997</text:p>
          </table:table-cell>
          <table:table-cell office:value-type="float" office:value="-3.01684" calcext:value-type="float">
            <text:p>-3.01684</text:p>
          </table:table-cell>
        </table:table-row>
        <table:table-row table:style-name="ro1">
          <table:table-cell office:value-type="float" office:value="-19.72" calcext:value-type="float">
            <text:p>-19.72</text:p>
          </table:table-cell>
          <table:table-cell office:value-type="float" office:value="4.44913" calcext:value-type="float">
            <text:p>4.44913</text:p>
          </table:table-cell>
          <table:table-cell office:value-type="float" office:value="-4.91522" calcext:value-type="float">
            <text:p>-4.91522</text:p>
          </table:table-cell>
        </table:table-row>
        <table:table-row table:style-name="ro1">
          <table:table-cell office:value-type="float" office:value="-19.68" calcext:value-type="float">
            <text:p>-19.68</text:p>
          </table:table-cell>
          <table:table-cell office:value-type="float" office:value="1.84502" calcext:value-type="float">
            <text:p>1.84502</text:p>
          </table:table-cell>
          <table:table-cell office:value-type="float" office:value="-5.87151" calcext:value-type="float">
            <text:p>-5.87151</text:p>
          </table:table-cell>
        </table:table-row>
        <table:table-row table:style-name="ro1">
          <table:table-cell office:value-type="float" office:value="-19.64" calcext:value-type="float">
            <text:p>-19.64</text:p>
          </table:table-cell>
          <table:table-cell office:value-type="float" office:value="-0.933382" calcext:value-type="float">
            <text:p>-0.933382</text:p>
          </table:table-cell>
          <table:table-cell office:value-type="float" office:value="-5.73129" calcext:value-type="float">
            <text:p>-5.73129</text:p>
          </table:table-cell>
        </table:table-row>
        <table:table-row table:style-name="ro1">
          <table:table-cell office:value-type="float" office:value="-19.6" calcext:value-type="float">
            <text:p>-19.6</text:p>
          </table:table-cell>
          <table:table-cell office:value-type="float" office:value="-3.44827" calcext:value-type="float">
            <text:p>-3.44827</text:p>
          </table:table-cell>
          <table:table-cell office:value-type="float" office:value="-4.50996" calcext:value-type="float">
            <text:p>-4.50996</text:p>
          </table:table-cell>
        </table:table-row>
        <table:table-row table:style-name="ro1">
          <table:table-cell office:value-type="float" office:value="-19.56" calcext:value-type="float">
            <text:p>-19.56</text:p>
          </table:table-cell>
          <table:table-cell office:value-type="float" office:value="-5.30086" calcext:value-type="float">
            <text:p>-5.30086</text:p>
          </table:table-cell>
          <table:table-cell office:value-type="float" office:value="-2.39101" calcext:value-type="float">
            <text:p>-2.39101</text:p>
          </table:table-cell>
        </table:table-row>
        <table:table-row table:style-name="ro1">
          <table:table-cell office:value-type="float" office:value="-19.52" calcext:value-type="float">
            <text:p>-19.52</text:p>
          </table:table-cell>
          <table:table-cell office:value-type="float" office:value="-6.19343" calcext:value-type="float">
            <text:p>-6.19343</text:p>
          </table:table-cell>
          <table:table-cell office:value-type="float" office:value="0.301741" calcext:value-type="float">
            <text:p>0.301741</text:p>
          </table:table-cell>
        </table:table-row>
        <table:table-row table:style-name="ro1">
          <table:table-cell office:value-type="float" office:value="-19.48" calcext:value-type="float">
            <text:p>-19.48</text:p>
          </table:table-cell>
          <table:table-cell office:value-type="float" office:value="-5.97591" calcext:value-type="float">
            <text:p>-5.97591</text:p>
          </table:table-cell>
          <table:table-cell office:value-type="float" office:value="3.15379" calcext:value-type="float">
            <text:p>3.15379</text:p>
          </table:table-cell>
        </table:table-row>
        <table:table-row table:style-name="ro1">
          <table:table-cell office:value-type="float" office:value="-19.44" calcext:value-type="float">
            <text:p>-19.44</text:p>
          </table:table-cell>
          <table:table-cell office:value-type="float" office:value="-4.66983" calcext:value-type="float">
            <text:p>-4.66983</text:p>
          </table:table-cell>
          <table:table-cell office:value-type="float" office:value="5.72391" calcext:value-type="float">
            <text:p>5.72391</text:p>
          </table:table-cell>
        </table:table-row>
        <table:table-row table:style-name="ro1">
          <table:table-cell office:value-type="float" office:value="-19.4" calcext:value-type="float">
            <text:p>-19.4</text:p>
          </table:table-cell>
          <table:table-cell office:value-type="float" office:value="-2.46563" calcext:value-type="float">
            <text:p>-2.46563</text:p>
          </table:table-cell>
          <table:table-cell office:value-type="float" office:value="7.61247" calcext:value-type="float">
            <text:p>7.61247</text:p>
          </table:table-cell>
        </table:table-row>
        <table:table-row table:style-name="ro1">
          <table:table-cell office:value-type="float" office:value="-19.36" calcext:value-type="float">
            <text:p>-19.36</text:p>
          </table:table-cell>
          <table:table-cell office:value-type="float" office:value="0.306112" calcext:value-type="float">
            <text:p>0.306112</text:p>
          </table:table-cell>
          <table:table-cell office:value-type="float" office:value="8.52361" calcext:value-type="float">
            <text:p>8.52361</text:p>
          </table:table-cell>
        </table:table-row>
        <table:table-row table:style-name="ro1">
          <table:table-cell office:value-type="float" office:value="-19.32" calcext:value-type="float">
            <text:p>-19.32</text:p>
          </table:table-cell>
          <table:table-cell office:value-type="float" office:value="3.2254" calcext:value-type="float">
            <text:p>3.2254</text:p>
          </table:table-cell>
          <table:table-cell office:value-type="float" office:value="8.31156" calcext:value-type="float">
            <text:p>8.31156</text:p>
          </table:table-cell>
        </table:table-row>
        <table:table-row table:style-name="ro1">
          <table:table-cell office:value-type="float" office:value="-19.28" calcext:value-type="float">
            <text:p>-19.28</text:p>
          </table:table-cell>
          <table:table-cell office:value-type="float" office:value="5.84761" calcext:value-type="float">
            <text:p>5.84761</text:p>
          </table:table-cell>
          <table:table-cell office:value-type="float" office:value="7.00391" calcext:value-type="float">
            <text:p>7.00391</text:p>
          </table:table-cell>
        </table:table-row>
        <table:table-row table:style-name="ro1">
          <table:table-cell office:value-type="float" office:value="-19.24" calcext:value-type="float">
            <text:p>-19.24</text:p>
          </table:table-cell>
          <table:table-cell office:value-type="float" office:value="7.77231" calcext:value-type="float">
            <text:p>7.77231</text:p>
          </table:table-cell>
          <table:table-cell office:value-type="float" office:value="4.798" calcext:value-type="float">
            <text:p>4.798</text:p>
          </table:table-cell>
        </table:table-row>
        <table:table-row table:style-name="ro1">
          <table:table-cell office:value-type="float" office:value="-19.2" calcext:value-type="float">
            <text:p>-19.2</text:p>
          </table:table-cell>
          <table:table-cell office:value-type="float" office:value="8.70561" calcext:value-type="float">
            <text:p>8.70561</text:p>
          </table:table-cell>
          <table:table-cell office:value-type="float" office:value="2.03105" calcext:value-type="float">
            <text:p>2.03105</text:p>
          </table:table-cell>
        </table:table-row>
        <table:table-row table:style-name="ro1">
          <table:table-cell office:value-type="float" office:value="-19.16" calcext:value-type="float">
            <text:p>-19.16</text:p>
          </table:table-cell>
          <table:table-cell office:value-type="float" office:value="8.50613" calcext:value-type="float">
            <text:p>8.50613</text:p>
          </table:table-cell>
          <table:table-cell office:value-type="float" office:value="-0.871599" calcext:value-type="float">
            <text:p>-0.871599</text:p>
          </table:table-cell>
        </table:table-row>
        <table:table-row table:style-name="ro1">
          <table:table-cell office:value-type="float" office:value="-19.12" calcext:value-type="float">
            <text:p>-19.12</text:p>
          </table:table-cell>
          <table:table-cell office:value-type="float" office:value="7.2076" calcext:value-type="float">
            <text:p>7.2076</text:p>
          </table:table-cell>
          <table:table-cell office:value-type="float" office:value="-3.46209" calcext:value-type="float">
            <text:p>-3.46209</text:p>
          </table:table-cell>
        </table:table-row>
        <table:table-row table:style-name="ro1">
          <table:table-cell office:value-type="float" office:value="-19.08" calcext:value-type="float">
            <text:p>-19.08</text:p>
          </table:table-cell>
          <table:table-cell office:value-type="float" office:value="5.01431" calcext:value-type="float">
            <text:p>5.01431</text:p>
          </table:table-cell>
          <table:table-cell office:value-type="float" office:value="-5.33942" calcext:value-type="float">
            <text:p>-5.33942</text:p>
          </table:table-cell>
        </table:table-row>
        <table:table-row table:style-name="ro1">
          <table:table-cell office:value-type="float" office:value="-19.04" calcext:value-type="float">
            <text:p>-19.04</text:p>
          </table:table-cell>
          <table:table-cell office:value-type="float" office:value="2.27014" calcext:value-type="float">
            <text:p>2.27014</text:p>
          </table:table-cell>
          <table:table-cell office:value-type="float" office:value="-6.21189" calcext:value-type="float">
            <text:p>-6.21189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0.594238" calcext:value-type="float">
            <text:p>-0.594238</text:p>
          </table:table-cell>
          <table:table-cell office:value-type="float" office:value="-5.94276" calcext:value-type="float">
            <text:p>-5.94276</text:p>
          </table:table-cell>
        </table:table-row>
        <table:table-row table:style-name="ro1">
          <table:table-cell office:value-type="float" office:value="-18.96" calcext:value-type="float">
            <text:p>-18.96</text:p>
          </table:table-cell>
          <table:table-cell office:value-type="float" office:value="-3.12781" calcext:value-type="float">
            <text:p>-3.12781</text:p>
          </table:table-cell>
          <table:table-cell office:value-type="float" office:value="-4.57212" calcext:value-type="float">
            <text:p>-4.57212</text:p>
          </table:table-cell>
        </table:table-row>
        <table:table-row table:style-name="ro1">
          <table:table-cell office:value-type="float" office:value="-18.92" calcext:value-type="float">
            <text:p>-18.92</text:p>
          </table:table-cell>
          <table:table-cell office:value-type="float" office:value="-4.92911" calcext:value-type="float">
            <text:p>-4.92911</text:p>
          </table:table-cell>
          <table:table-cell office:value-type="float" office:value="-2.31145" calcext:value-type="float">
            <text:p>-2.31145</text:p>
          </table:table-cell>
        </table:table-row>
        <table:table-row table:style-name="ro1">
          <table:table-cell office:value-type="float" office:value="-18.88" calcext:value-type="float">
            <text:p>-18.88</text:p>
          </table:table-cell>
          <table:table-cell office:value-type="float" office:value="-5.70875" calcext:value-type="float">
            <text:p>-5.70875</text:p>
          </table:table-cell>
          <table:table-cell office:value-type="float" office:value="0.488535" calcext:value-type="float">
            <text:p>0.488535</text:p>
          </table:table-cell>
        </table:table-row>
        <table:table-row table:style-name="ro1">
          <table:table-cell office:value-type="float" office:value="-18.84" calcext:value-type="float">
            <text:p>-18.84</text:p>
          </table:table-cell>
          <table:table-cell office:value-type="float" office:value="-5.3348" calcext:value-type="float">
            <text:p>-5.3348</text:p>
          </table:table-cell>
          <table:table-cell office:value-type="float" office:value="3.39167" calcext:value-type="float">
            <text:p>3.39167</text:p>
          </table:table-cell>
        </table:table-row>
        <table:table-row table:style-name="ro1">
          <table:table-cell office:value-type="float" office:value="-18.8" calcext:value-type="float">
            <text:p>-18.8</text:p>
          </table:table-cell>
          <table:table-cell office:value-type="float" office:value="-3.8539" calcext:value-type="float">
            <text:p>-3.8539</text:p>
          </table:table-cell>
          <table:table-cell office:value-type="float" office:value="5.94368" calcext:value-type="float">
            <text:p>5.94368</text:p>
          </table:table-cell>
        </table:table-row>
        <table:table-row table:style-name="ro1">
          <table:table-cell office:value-type="float" office:value="-18.76" calcext:value-type="float">
            <text:p>-18.76</text:p>
          </table:table-cell>
          <table:table-cell office:value-type="float" office:value="-1.48483" calcext:value-type="float">
            <text:p>-1.48483</text:p>
          </table:table-cell>
          <table:table-cell office:value-type="float" office:value="7.74257" calcext:value-type="float">
            <text:p>7.74257</text:p>
          </table:table-cell>
        </table:table-row>
        <table:table-row table:style-name="ro1">
          <table:table-cell office:value-type="float" office:value="-18.72" calcext:value-type="float">
            <text:p>-18.72</text:p>
          </table:table-cell>
          <table:table-cell office:value-type="float" office:value="1.4147" calcext:value-type="float">
            <text:p>1.4147</text:p>
          </table:table-cell>
          <table:table-cell office:value-type="float" office:value="8.50124" calcext:value-type="float">
            <text:p>8.50124</text:p>
          </table:table-cell>
        </table:table-row>
        <table:table-row table:style-name="ro1">
          <table:table-cell office:value-type="float" office:value="-18.68" calcext:value-type="float">
            <text:p>-18.68</text:p>
          </table:table-cell>
          <table:table-cell office:value-type="float" office:value="4.40297" calcext:value-type="float">
            <text:p>4.40297</text:p>
          </table:table-cell>
          <table:table-cell office:value-type="float" office:value="8.09253" calcext:value-type="float">
            <text:p>8.09253</text:p>
          </table:table-cell>
        </table:table-row>
        <table:table-row table:style-name="ro1">
          <table:table-cell office:value-type="float" office:value="-18.64" calcext:value-type="float">
            <text:p>-18.64</text:p>
          </table:table-cell>
          <table:table-cell office:value-type="float" office:value="7.02237" calcext:value-type="float">
            <text:p>7.02237</text:p>
          </table:table-cell>
          <table:table-cell office:value-type="float" office:value="6.56962" calcext:value-type="float">
            <text:p>6.56962</text:p>
          </table:table-cell>
        </table:table-row>
        <table:table-row table:style-name="ro1">
          <table:table-cell office:value-type="float" office:value="-18.6" calcext:value-type="float">
            <text:p>-18.6</text:p>
          </table:table-cell>
          <table:table-cell office:value-type="float" office:value="8.87034" calcext:value-type="float">
            <text:p>8.87034</text:p>
          </table:table-cell>
          <table:table-cell office:value-type="float" office:value="4.15857" calcext:value-type="float">
            <text:p>4.15857</text:p>
          </table:table-cell>
        </table:table-row>
        <table:table-row table:style-name="ro1">
          <table:table-cell office:value-type="float" office:value="-18.56" calcext:value-type="float">
            <text:p>-18.56</text:p>
          </table:table-cell>
          <table:table-cell office:value-type="float" office:value="9.66209" calcext:value-type="float">
            <text:p>9.66209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-18.52" calcext:value-type="float">
            <text:p>-18.52</text:p>
          </table:table-cell>
          <table:table-cell office:value-type="float" office:value="9.27521" calcext:value-type="float">
            <text:p>9.27521</text:p>
          </table:table-cell>
          <table:table-cell office:value-type="float" office:value="-1.78687" calcext:value-type="float">
            <text:p>-1.78687</text:p>
          </table:table-cell>
        </table:table-row>
        <table:table-row table:style-name="ro1">
          <table:table-cell office:value-type="float" office:value="-18.48" calcext:value-type="float">
            <text:p>-18.48</text:p>
          </table:table-cell>
          <table:table-cell office:value-type="float" office:value="7.76941" calcext:value-type="float">
            <text:p>7.76941</text:p>
          </table:table-cell>
          <table:table-cell office:value-type="float" office:value="-4.41324" calcext:value-type="float">
            <text:p>-4.41324</text:p>
          </table:table-cell>
        </table:table-row>
        <table:table-row table:style-name="ro1">
          <table:table-cell office:value-type="float" office:value="-18.44" calcext:value-type="float">
            <text:p>-18.44</text:p>
          </table:table-cell>
          <table:table-cell office:value-type="float" office:value="5.37803" calcext:value-type="float">
            <text:p>5.37803</text:p>
          </table:table-cell>
          <table:table-cell office:value-type="float" office:value="-6.25215" calcext:value-type="float">
            <text:p>-6.25215</text:p>
          </table:table-cell>
        </table:table-row>
        <table:table-row table:style-name="ro1">
          <table:table-cell office:value-type="float" office:value="-18.4" calcext:value-type="float">
            <text:p>-18.4</text:p>
          </table:table-cell>
          <table:table-cell office:value-type="float" office:value="2.47253" calcext:value-type="float">
            <text:p>2.47253</text:p>
          </table:table-cell>
          <table:table-cell office:value-type="float" office:value="-7.02127" calcext:value-type="float">
            <text:p>-7.02127</text:p>
          </table:table-cell>
        </table:table-row>
        <table:table-row table:style-name="ro1">
          <table:table-cell office:value-type="float" office:value="-18.36" calcext:value-type="float">
            <text:p>-18.36</text:p>
          </table:table-cell>
          <table:table-cell office:value-type="float" office:value="-0.494461" calcext:value-type="float">
            <text:p>-0.494461</text:p>
          </table:table-cell>
          <table:table-cell office:value-type="float" office:value="-6.60316" calcext:value-type="float">
            <text:p>-6.60316</text:p>
          </table:table-cell>
        </table:table-row>
        <table:table-row table:style-name="ro1">
          <table:table-cell office:value-type="float" office:value="-18.32" calcext:value-type="float">
            <text:p>-18.32</text:p>
          </table:table-cell>
          <table:table-cell office:value-type="float" office:value="-3.05911" calcext:value-type="float">
            <text:p>-3.05911</text:p>
          </table:table-cell>
          <table:table-cell office:value-type="float" office:value="-5.06423" calcext:value-type="float">
            <text:p>-5.06423</text:p>
          </table:table-cell>
        </table:table-row>
        <table:table-row table:style-name="ro1">
          <table:table-cell office:value-type="float" office:value="-18.28" calcext:value-type="float">
            <text:p>-18.28</text:p>
          </table:table-cell>
          <table:table-cell office:value-type="float" office:value="-4.81823" calcext:value-type="float">
            <text:p>-4.81823</text:p>
          </table:table-cell>
          <table:table-cell office:value-type="float" office:value="-2.64523" calcext:value-type="float">
            <text:p>-2.64523</text:p>
          </table:table-cell>
        </table:table-row>
        <table:table-row table:style-name="ro1">
          <table:table-cell office:value-type="float" office:value="-18.24" calcext:value-type="float">
            <text:p>-18.24</text:p>
          </table:table-cell>
          <table:table-cell office:value-type="float" office:value="-5.49217" calcext:value-type="float">
            <text:p>-5.49217</text:p>
          </table:table-cell>
          <table:table-cell office:value-type="float" office:value="0.275376" calcext:value-type="float">
            <text:p>0.275376</text:p>
          </table:table-cell>
        </table:table-row>
        <table:table-row table:style-name="ro1">
          <table:table-cell office:value-type="float" office:value="-18.2" calcext:value-type="float">
            <text:p>-18.2</text:p>
          </table:table-cell>
          <table:table-cell office:value-type="float" office:value="-4.96868" calcext:value-type="float">
            <text:p>-4.96868</text:p>
          </table:table-cell>
          <table:table-cell office:value-type="float" office:value="3.23952" calcext:value-type="float">
            <text:p>3.23952</text:p>
          </table:table-cell>
        </table:table-row>
        <table:table-row table:style-name="ro1">
          <table:table-cell office:value-type="float" office:value="-18.16" calcext:value-type="float">
            <text:p>-18.16</text:p>
          </table:table-cell>
          <table:table-cell office:value-type="float" office:value="-3.32111" calcext:value-type="float">
            <text:p>-3.32111</text:p>
          </table:table-cell>
          <table:table-cell office:value-type="float" office:value="5.78028" calcext:value-type="float">
            <text:p>5.78028</text:p>
          </table:table-cell>
        </table:table-row>
        <table:table-row table:style-name="ro1">
          <table:table-cell office:value-type="float" office:value="-18.12" calcext:value-type="float">
            <text:p>-18.12</text:p>
          </table:table-cell>
          <table:table-cell office:value-type="float" office:value="-0.797826" calcext:value-type="float">
            <text:p>-0.797826</text:p>
          </table:table-cell>
          <table:table-cell office:value-type="float" office:value="7.49428" calcext:value-type="float">
            <text:p>7.49428</text:p>
          </table:table-cell>
        </table:table-row>
        <table:table-row table:style-name="ro1">
          <table:table-cell office:value-type="float" office:value="-18.08" calcext:value-type="float">
            <text:p>-18.08</text:p>
          </table:table-cell>
          <table:table-cell office:value-type="float" office:value="2.21553" calcext:value-type="float">
            <text:p>2.21553</text:p>
          </table:table-cell>
          <table:table-cell office:value-type="float" office:value="8.10456" calcext:value-type="float">
            <text:p>8.10456</text:p>
          </table:table-cell>
        </table:table-row>
        <table:table-row table:style-name="ro1">
          <table:table-cell office:value-type="float" office:value="-18.04" calcext:value-type="float">
            <text:p>-18.04</text:p>
          </table:table-cell>
          <table:table-cell office:value-type="float" office:value="5.2553" calcext:value-type="float">
            <text:p>5.2553</text:p>
          </table:table-cell>
          <table:table-cell office:value-type="float" office:value="7.50416" calcext:value-type="float">
            <text:p>7.5041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7.85138" calcext:value-type="float">
            <text:p>7.85138</text:p>
          </table:table-cell>
          <table:table-cell office:value-type="float" office:value="5.77344" calcext:value-type="float">
            <text:p>5.77344</text:p>
          </table:table-cell>
        </table:table-row>
        <table:table-row table:style-name="ro1">
          <table:table-cell office:value-type="float" office:value="-17.96" calcext:value-type="float">
            <text:p>-17.96</text:p>
          </table:table-cell>
          <table:table-cell office:value-type="float" office:value="9.60011" calcext:value-type="float">
            <text:p>9.60011</text:p>
          </table:table-cell>
          <table:table-cell office:value-type="float" office:value="3.16843" calcext:value-type="float">
            <text:p>3.16843</text:p>
          </table:table-cell>
        </table:table-row>
        <table:table-row table:style-name="ro1">
          <table:table-cell office:value-type="float" office:value="-17.92" calcext:value-type="float">
            <text:p>-17.92</text:p>
          </table:table-cell>
          <table:table-cell office:value-type="float" office:value="10.2272" calcext:value-type="float">
            <text:p>10.2272</text:p>
          </table:table-cell>
          <table:table-cell office:value-type="float" office:value="0.0819856" calcext:value-type="float">
            <text:p>0.0819856</text:p>
          </table:table-cell>
        </table:table-row>
        <table:table-row table:style-name="ro1">
          <table:table-cell office:value-type="float" office:value="-17.88" calcext:value-type="float">
            <text:p>-17.88</text:p>
          </table:table-cell>
          <table:table-cell office:value-type="float" office:value="9.63104" calcext:value-type="float">
            <text:p>9.63104</text:p>
          </table:table-cell>
          <table:table-cell office:value-type="float" office:value="-3.01664" calcext:value-type="float">
            <text:p>-3.01664</text:p>
          </table:table-cell>
        </table:table-row>
        <table:table-row table:style-name="ro1">
          <table:table-cell office:value-type="float" office:value="-17.84" calcext:value-type="float">
            <text:p>-17.84</text:p>
          </table:table-cell>
          <table:table-cell office:value-type="float" office:value="7.89884" calcext:value-type="float">
            <text:p>7.89884</text:p>
          </table:table-cell>
          <table:table-cell office:value-type="float" office:value="-5.6542" calcext:value-type="float">
            <text:p>-5.6542</text:p>
          </table:table-cell>
        </table:table-row>
        <table:table-row table:style-name="ro1">
          <table:table-cell office:value-type="float" office:value="-17.8" calcext:value-type="float">
            <text:p>-17.8</text:p>
          </table:table-cell>
          <table:table-cell office:value-type="float" office:value="5.29435" calcext:value-type="float">
            <text:p>5.29435</text:p>
          </table:table-cell>
          <table:table-cell office:value-type="float" office:value="-7.42684" calcext:value-type="float">
            <text:p>-7.42684</text:p>
          </table:table-cell>
        </table:table-row>
        <table:table-row table:style-name="ro1">
          <table:table-cell office:value-type="float" office:value="-17.76" calcext:value-type="float">
            <text:p>-17.76</text:p>
          </table:table-cell>
          <table:table-cell office:value-type="float" office:value="2.2175" calcext:value-type="float">
            <text:p>2.2175</text:p>
          </table:table-cell>
          <table:table-cell office:value-type="float" office:value="-8.06311" calcext:value-type="float">
            <text:p>-8.06311</text:p>
          </table:table-cell>
        </table:table-row>
        <table:table-row table:style-name="ro1">
          <table:table-cell office:value-type="float" office:value="-17.72" calcext:value-type="float">
            <text:p>-17.72</text:p>
          </table:table-cell>
          <table:table-cell office:value-type="float" office:value="-0.856937" calcext:value-type="float">
            <text:p>-0.856937</text:p>
          </table:table-cell>
          <table:table-cell office:value-type="float" office:value="-7.4666" calcext:value-type="float">
            <text:p>-7.4666</text:p>
          </table:table-cell>
        </table:table-row>
        <table:table-row table:style-name="ro1">
          <table:table-cell office:value-type="float" office:value="-17.68" calcext:value-type="float">
            <text:p>-17.68</text:p>
          </table:table-cell>
          <table:table-cell office:value-type="float" office:value="-3.45274" calcext:value-type="float">
            <text:p>-3.45274</text:p>
          </table:table-cell>
          <table:table-cell office:value-type="float" office:value="-5.73173" calcext:value-type="float">
            <text:p>-5.73173</text:p>
          </table:table-cell>
        </table:table-row>
        <table:table-row table:style-name="ro1">
          <table:table-cell office:value-type="float" office:value="-17.64" calcext:value-type="float">
            <text:p>-17.64</text:p>
          </table:table-cell>
          <table:table-cell office:value-type="float" office:value="-5.16607" calcext:value-type="float">
            <text:p>-5.16607</text:p>
          </table:table-cell>
          <table:table-cell office:value-type="float" office:value="-3.12992" calcext:value-type="float">
            <text:p>-3.12992</text:p>
          </table:table-cell>
        </table:table-row>
        <table:table-row table:style-name="ro1">
          <table:table-cell office:value-type="float" office:value="-17.6" calcext:value-type="float">
            <text:p>-17.6</text:p>
          </table:table-cell>
          <table:table-cell office:value-type="float" office:value="-5.72846" calcext:value-type="float">
            <text:p>-5.72846</text:p>
          </table:table-cell>
          <table:table-cell office:value-type="float" office:value="-0.0682668" calcext:value-type="float">
            <text:p>-0.0682668</text:p>
          </table:table-cell>
        </table:table-row>
        <table:table-row table:style-name="ro1">
          <table:table-cell office:value-type="float" office:value="-17.56" calcext:value-type="float">
            <text:p>-17.56</text:p>
          </table:table-cell>
          <table:table-cell office:value-type="float" office:value="-5.0491" calcext:value-type="float">
            <text:p>-5.0491</text:p>
          </table:table-cell>
          <table:table-cell office:value-type="float" office:value="2.973" calcext:value-type="float">
            <text:p>2.973</text:p>
          </table:table-cell>
        </table:table-row>
        <table:table-row table:style-name="ro1">
          <table:table-cell office:value-type="float" office:value="-17.52" calcext:value-type="float">
            <text:p>-17.52</text:p>
          </table:table-cell>
          <table:table-cell office:value-type="float" office:value="-3.22971" calcext:value-type="float">
            <text:p>-3.22971</text:p>
          </table:table-cell>
          <table:table-cell office:value-type="float" office:value="5.51473" calcext:value-type="float">
            <text:p>5.51473</text:p>
          </table:table-cell>
        </table:table-row>
        <table:table-row table:style-name="ro1">
          <table:table-cell office:value-type="float" office:value="-17.48" calcext:value-type="float">
            <text:p>-17.48</text:p>
          </table:table-cell>
          <table:table-cell office:value-type="float" office:value="-0.549628" calcext:value-type="float">
            <text:p>-0.549628</text:p>
          </table:table-cell>
          <table:table-cell office:value-type="float" office:value="7.15318" calcext:value-type="float">
            <text:p>7.15318</text:p>
          </table:table-cell>
        </table:table-row>
        <table:table-row table:style-name="ro1">
          <table:table-cell office:value-type="float" office:value="-17.44" calcext:value-type="float">
            <text:p>-17.44</text:p>
          </table:table-cell>
          <table:table-cell office:value-type="float" office:value="2.57671" calcext:value-type="float">
            <text:p>2.57671</text:p>
          </table:table-cell>
          <table:table-cell office:value-type="float" office:value="7.62305" calcext:value-type="float">
            <text:p>7.62305</text:p>
          </table:table-cell>
        </table:table-row>
        <table:table-row table:style-name="ro1">
          <table:table-cell office:value-type="float" office:value="-17.4" calcext:value-type="float">
            <text:p>-17.4</text:p>
          </table:table-cell>
          <table:table-cell office:value-type="float" office:value="5.66347" calcext:value-type="float">
            <text:p>5.66347</text:p>
          </table:table-cell>
          <table:table-cell office:value-type="float" office:value="6.83926" calcext:value-type="float">
            <text:p>6.83926</text:p>
          </table:table-cell>
        </table:table-row>
        <table:table-row table:style-name="ro1">
          <table:table-cell office:value-type="float" office:value="-17.36" calcext:value-type="float">
            <text:p>-17.36</text:p>
          </table:table-cell>
          <table:table-cell office:value-type="float" office:value="8.22851" calcext:value-type="float">
            <text:p>8.22851</text:p>
          </table:table-cell>
          <table:table-cell office:value-type="float" office:value="4.911" calcext:value-type="float">
            <text:p>4.911</text:p>
          </table:table-cell>
        </table:table-row>
        <table:table-row table:style-name="ro1">
          <table:table-cell office:value-type="float" office:value="-17.32" calcext:value-type="float">
            <text:p>-17.32</text:p>
          </table:table-cell>
          <table:table-cell office:value-type="float" office:value="9.86815" calcext:value-type="float">
            <text:p>9.86815</text:p>
          </table:table-cell>
          <table:table-cell office:value-type="float" office:value="2.12569" calcext:value-type="float">
            <text:p>2.12569</text:p>
          </table:table-cell>
        </table:table-row>
        <table:table-row table:style-name="ro1">
          <table:table-cell office:value-type="float" office:value="-17.28" calcext:value-type="float">
            <text:p>-17.28</text:p>
          </table:table-cell>
          <table:table-cell office:value-type="float" office:value="10.3202" calcext:value-type="float">
            <text:p>10.3202</text:p>
          </table:table-cell>
          <table:table-cell office:value-type="float" office:value="-1.0948" calcext:value-type="float">
            <text:p>-1.0948</text:p>
          </table:table-cell>
        </table:table-row>
        <table:table-row table:style-name="ro1">
          <table:table-cell office:value-type="float" office:value="-17.24" calcext:value-type="float">
            <text:p>-17.24</text:p>
          </table:table-cell>
          <table:table-cell office:value-type="float" office:value="9.50542" calcext:value-type="float">
            <text:p>9.50542</text:p>
          </table:table-cell>
          <table:table-cell office:value-type="float" office:value="-4.25897" calcext:value-type="float">
            <text:p>-4.25897</text:p>
          </table:table-cell>
        </table:table-row>
        <table:table-row table:style-name="ro1">
          <table:table-cell office:value-type="float" office:value="-17.2" calcext:value-type="float">
            <text:p>-17.2</text:p>
          </table:table-cell>
          <table:table-cell office:value-type="float" office:value="7.54039" calcext:value-type="float">
            <text:p>7.54039</text:p>
          </table:table-cell>
          <table:table-cell office:value-type="float" office:value="-6.88162" calcext:value-type="float">
            <text:p>-6.88162</text:p>
          </table:table-cell>
        </table:table-row>
        <table:table-row table:style-name="ro1">
          <table:table-cell office:value-type="float" office:value="-17.16" calcext:value-type="float">
            <text:p>-17.16</text:p>
          </table:table-cell>
          <table:table-cell office:value-type="float" office:value="4.72064" calcext:value-type="float">
            <text:p>4.72064</text:p>
          </table:table-cell>
          <table:table-cell office:value-type="float" office:value="-8.55913" calcext:value-type="float">
            <text:p>-8.55913</text:p>
          </table:table-cell>
        </table:table-row>
        <table:table-row table:style-name="ro1">
          <table:table-cell office:value-type="float" office:value="-17.12" calcext:value-type="float">
            <text:p>-17.12</text:p>
          </table:table-cell>
          <table:table-cell office:value-type="float" office:value="1.47544" calcext:value-type="float">
            <text:p>1.47544</text:p>
          </table:table-cell>
          <table:table-cell office:value-type="float" office:value="-9.03254" calcext:value-type="float">
            <text:p>-9.03254</text:p>
          </table:table-cell>
        </table:table-row>
        <table:table-row table:style-name="ro1">
          <table:table-cell office:value-type="float" office:value="-17.08" calcext:value-type="float">
            <text:p>-17.08</text:p>
          </table:table-cell>
          <table:table-cell office:value-type="float" office:value="-1.69809" calcext:value-type="float">
            <text:p>-1.69809</text:p>
          </table:table-cell>
          <table:table-cell office:value-type="float" office:value="-8.22831" calcext:value-type="float">
            <text:p>-8.22831</text:p>
          </table:table-cell>
        </table:table-row>
        <table:table-row table:style-name="ro1">
          <table:table-cell office:value-type="float" office:value="-17.04" calcext:value-type="float">
            <text:p>-17.04</text:p>
          </table:table-cell>
          <table:table-cell office:value-type="float" office:value="-4.31183" calcext:value-type="float">
            <text:p>-4.31183</text:p>
          </table:table-cell>
          <table:table-cell office:value-type="float" office:value="-6.27062" calcext:value-type="float">
            <text:p>-6.2706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5.96241" calcext:value-type="float">
            <text:p>-5.96241</text:p>
          </table:table-cell>
          <table:table-cell office:value-type="float" office:value="-3.46304" calcext:value-type="float">
            <text:p>-3.46304</text:p>
          </table:table-cell>
        </table:table-row>
        <table:table-row table:style-name="ro1">
          <table:table-cell office:value-type="float" office:value="-16.96" calcext:value-type="float">
            <text:p>-16.96</text:p>
          </table:table-cell>
          <table:table-cell office:value-type="float" office:value="-6.3942" calcext:value-type="float">
            <text:p>-6.3942</text:p>
          </table:table-cell>
          <table:table-cell office:value-type="float" office:value="-0.242235" calcext:value-type="float">
            <text:p>-0.242235</text:p>
          </table:table-cell>
        </table:table-row>
        <table:table-row table:style-name="ro1">
          <table:table-cell office:value-type="float" office:value="-16.92" calcext:value-type="float">
            <text:p>-16.92</text:p>
          </table:table-cell>
          <table:table-cell office:value-type="float" office:value="-5.53965" calcext:value-type="float">
            <text:p>-5.53965</text:p>
          </table:table-cell>
          <table:table-cell office:value-type="float" office:value="2.88914" calcext:value-type="float">
            <text:p>2.88914</text:p>
          </table:table-cell>
        </table:table-row>
        <table:table-row table:style-name="ro1">
          <table:table-cell office:value-type="float" office:value="-16.88" calcext:value-type="float">
            <text:p>-16.88</text:p>
          </table:table-cell>
          <table:table-cell office:value-type="float" office:value="-3.53066" calcext:value-type="float">
            <text:p>-3.53066</text:p>
          </table:table-cell>
          <table:table-cell office:value-type="float" office:value="5.44017" calcext:value-type="float">
            <text:p>5.44017</text:p>
          </table:table-cell>
        </table:table-row>
        <table:table-row table:style-name="ro1">
          <table:table-cell office:value-type="float" office:value="-16.84" calcext:value-type="float">
            <text:p>-16.84</text:p>
          </table:table-cell>
          <table:table-cell office:value-type="float" office:value="-0.679036" calcext:value-type="float">
            <text:p>-0.679036</text:p>
          </table:table-cell>
          <table:table-cell office:value-type="float" office:value="7.00787" calcext:value-type="float">
            <text:p>7.00787</text:p>
          </table:table-cell>
        </table:table-row>
        <table:table-row table:style-name="ro1">
          <table:table-cell office:value-type="float" office:value="-16.8" calcext:value-type="float">
            <text:p>-16.8</text:p>
          </table:table-cell>
          <table:table-cell office:value-type="float" office:value="2.57105" calcext:value-type="float">
            <text:p>2.57105</text:p>
          </table:table-cell>
          <table:table-cell office:value-type="float" office:value="7.34016" calcext:value-type="float">
            <text:p>7.34016</text:p>
          </table:table-cell>
        </table:table-row>
        <table:table-row table:style-name="ro1">
          <table:table-cell office:value-type="float" office:value="-16.76" calcext:value-type="float">
            <text:p>-16.76</text:p>
          </table:table-cell>
          <table:table-cell office:value-type="float" office:value="5.71134" calcext:value-type="float">
            <text:p>5.71134</text:p>
          </table:table-cell>
          <table:table-cell office:value-type="float" office:value="6.37571" calcext:value-type="float">
            <text:p>6.37571</text:p>
          </table:table-cell>
        </table:table-row>
        <table:table-row table:style-name="ro1">
          <table:table-cell office:value-type="float" office:value="-16.72" calcext:value-type="float">
            <text:p>-16.72</text:p>
          </table:table-cell>
          <table:table-cell office:value-type="float" office:value="8.24809" calcext:value-type="float">
            <text:p>8.24809</text:p>
          </table:table-cell>
          <table:table-cell office:value-type="float" office:value="4.25433" calcext:value-type="float">
            <text:p>4.25433</text:p>
          </table:table-cell>
        </table:table-row>
        <table:table-row table:style-name="ro1">
          <table:table-cell office:value-type="float" office:value="-16.68" calcext:value-type="float">
            <text:p>-16.68</text:p>
          </table:table-cell>
          <table:table-cell office:value-type="float" office:value="9.77874" calcext:value-type="float">
            <text:p>9.77874</text:p>
          </table:table-cell>
          <table:table-cell office:value-type="float" office:value="1.29627" calcext:value-type="float">
            <text:p>1.29627</text:p>
          </table:table-cell>
        </table:table-row>
        <table:table-row table:style-name="ro1">
          <table:table-cell office:value-type="float" office:value="-16.64" calcext:value-type="float">
            <text:p>-16.64</text:p>
          </table:table-cell>
          <table:table-cell office:value-type="float" office:value="10.0548" calcext:value-type="float">
            <text:p>10.0548</text:p>
          </table:table-cell>
          <table:table-cell office:value-type="float" office:value="-2.04662" calcext:value-type="float">
            <text:p>-2.04662</text:p>
          </table:table-cell>
        </table:table-row>
        <table:table-row table:style-name="ro1">
          <table:table-cell office:value-type="float" office:value="-16.6" calcext:value-type="float">
            <text:p>-16.6</text:p>
          </table:table-cell>
          <table:table-cell office:value-type="float" office:value="9.02131" calcext:value-type="float">
            <text:p>9.02131</text:p>
          </table:table-cell>
          <table:table-cell office:value-type="float" office:value="-5.26036" calcext:value-type="float">
            <text:p>-5.26036</text:p>
          </table:table-cell>
        </table:table-row>
        <table:table-row table:style-name="ro1">
          <table:table-cell office:value-type="float" office:value="-16.56" calcext:value-type="float">
            <text:p>-16.56</text:p>
          </table:table-cell>
          <table:table-cell office:value-type="float" office:value="6.82601" calcext:value-type="float">
            <text:p>6.82601</text:p>
          </table:table-cell>
          <table:table-cell office:value-type="float" office:value="-7.84833" calcext:value-type="float">
            <text:p>-7.84833</text:p>
          </table:table-cell>
        </table:table-row>
        <table:table-row table:style-name="ro1">
          <table:table-cell office:value-type="float" office:value="-16.52" calcext:value-type="float">
            <text:p>-16.52</text:p>
          </table:table-cell>
          <table:table-cell office:value-type="float" office:value="3.79767" calcext:value-type="float">
            <text:p>3.79767</text:p>
          </table:table-cell>
          <table:table-cell office:value-type="float" office:value="-9.40835" calcext:value-type="float">
            <text:p>-9.40835</text:p>
          </table:table-cell>
        </table:table-row>
        <table:table-row table:style-name="ro1">
          <table:table-cell office:value-type="float" office:value="-16.48" calcext:value-type="float">
            <text:p>-16.48</text:p>
          </table:table-cell>
          <table:table-cell office:value-type="float" office:value="0.395853" calcext:value-type="float">
            <text:p>0.395853</text:p>
          </table:table-cell>
          <table:table-cell office:value-type="float" office:value="-9.69559" calcext:value-type="float">
            <text:p>-9.69559</text:p>
          </table:table-cell>
        </table:table-row>
        <table:table-row table:style-name="ro1">
          <table:table-cell office:value-type="float" office:value="-16.44" calcext:value-type="float">
            <text:p>-16.44</text:p>
          </table:table-cell>
          <table:table-cell office:value-type="float" office:value="-2.85975" calcext:value-type="float">
            <text:p>-2.85975</text:p>
          </table:table-cell>
          <table:table-cell office:value-type="float" office:value="-8.6613" calcext:value-type="float">
            <text:p>-8.6613</text:p>
          </table:table-cell>
        </table:table-row>
        <table:table-row table:style-name="ro1">
          <table:table-cell office:value-type="float" office:value="-16.4" calcext:value-type="float">
            <text:p>-16.4</text:p>
          </table:table-cell>
          <table:table-cell office:value-type="float" office:value="-5.46965" calcext:value-type="float">
            <text:p>-5.46965</text:p>
          </table:table-cell>
          <table:table-cell office:value-type="float" office:value="-6.46134" calcext:value-type="float">
            <text:p>-6.46134</text:p>
          </table:table-cell>
        </table:table-row>
        <table:table-row table:style-name="ro1">
          <table:table-cell office:value-type="float" office:value="-16.36" calcext:value-type="float">
            <text:p>-16.36</text:p>
          </table:table-cell>
          <table:table-cell office:value-type="float" office:value="-7.03218" calcext:value-type="float">
            <text:p>-7.03218</text:p>
          </table:table-cell>
          <table:table-cell office:value-type="float" office:value="-3.43297" calcext:value-type="float">
            <text:p>-3.43297</text:p>
          </table:table-cell>
        </table:table-row>
        <table:table-row table:style-name="ro1">
          <table:table-cell office:value-type="float" office:value="-16.32" calcext:value-type="float">
            <text:p>-16.32</text:p>
          </table:table-cell>
          <table:table-cell office:value-type="float" office:value="-7.30626" calcext:value-type="float">
            <text:p>-7.30626</text:p>
          </table:table-cell>
          <table:table-cell office:value-type="float" office:value="-0.0434197" calcext:value-type="float">
            <text:p>-0.0434197</text:p>
          </table:table-cell>
        </table:table-row>
        <table:table-row table:style-name="ro1">
          <table:table-cell office:value-type="float" office:value="-16.28" calcext:value-type="float">
            <text:p>-16.28</text:p>
          </table:table-cell>
          <table:table-cell office:value-type="float" office:value="-6.24957" calcext:value-type="float">
            <text:p>-6.24957</text:p>
          </table:table-cell>
          <table:table-cell office:value-type="float" office:value="3.182" calcext:value-type="float">
            <text:p>3.182</text:p>
          </table:table-cell>
        </table:table-row>
        <table:table-row table:style-name="ro1">
          <table:table-cell office:value-type="float" office:value="-16.24" calcext:value-type="float">
            <text:p>-16.24</text:p>
          </table:table-cell>
          <table:table-cell office:value-type="float" office:value="-4.02613" calcext:value-type="float">
            <text:p>-4.02613</text:p>
          </table:table-cell>
          <table:table-cell office:value-type="float" office:value="5.74109" calcext:value-type="float">
            <text:p>5.74109</text:p>
          </table:table-cell>
        </table:table-row>
        <table:table-row table:style-name="ro1">
          <table:table-cell office:value-type="float" office:value="-16.2" calcext:value-type="float">
            <text:p>-16.2</text:p>
          </table:table-cell>
          <table:table-cell office:value-type="float" office:value="-0.981823" calcext:value-type="float">
            <text:p>-0.981823</text:p>
          </table:table-cell>
          <table:table-cell office:value-type="float" office:value="7.23285" calcext:value-type="float">
            <text:p>7.23285</text:p>
          </table:table-cell>
        </table:table-row>
        <table:table-row table:style-name="ro1">
          <table:table-cell office:value-type="float" office:value="-16.16" calcext:value-type="float">
            <text:p>-16.16</text:p>
          </table:table-cell>
          <table:table-cell office:value-type="float" office:value="2.40841" calcext:value-type="float">
            <text:p>2.40841</text:p>
          </table:table-cell>
          <table:table-cell office:value-type="float" office:value="7.42016" calcext:value-type="float">
            <text:p>7.42016</text:p>
          </table:table-cell>
        </table:table-row>
        <table:table-row table:style-name="ro1">
          <table:table-cell office:value-type="float" office:value="-16.12" calcext:value-type="float">
            <text:p>-16.12</text:p>
          </table:table-cell>
          <table:table-cell office:value-type="float" office:value="5.6136" calcext:value-type="float">
            <text:p>5.6136</text:p>
          </table:table-cell>
          <table:table-cell office:value-type="float" office:value="6.26738" calcext:value-type="float">
            <text:p>6.26738</text:p>
          </table:table-cell>
        </table:table-row>
        <table:table-row table:style-name="ro1">
          <table:table-cell office:value-type="float" office:value="-16.08" calcext:value-type="float">
            <text:p>-16.08</text:p>
          </table:table-cell>
          <table:table-cell office:value-type="float" office:value="8.12891" calcext:value-type="float">
            <text:p>8.12891</text:p>
          </table:table-cell>
          <table:table-cell office:value-type="float" office:value="3.94692" calcext:value-type="float">
            <text:p>3.94692</text:p>
          </table:table-cell>
        </table:table-row>
        <table:table-row table:style-name="ro1">
          <table:table-cell office:value-type="float" office:value="-16.04" calcext:value-type="float">
            <text:p>-16.04</text:p>
          </table:table-cell>
          <table:table-cell office:value-type="float" office:value="9.55408" calcext:value-type="float">
            <text:p>9.55408</text:p>
          </table:table-cell>
          <table:table-cell office:value-type="float" office:value="0.813452" calcext:value-type="float">
            <text:p>0.813452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9.65609" calcext:value-type="float">
            <text:p>9.65609</text:p>
          </table:table-cell>
          <table:table-cell office:value-type="float" office:value="-2.65016" calcext:value-type="float">
            <text:p>-2.65016</text:p>
          </table:table-cell>
        </table:table-row>
        <table:table-row table:style-name="ro1">
          <table:table-cell office:value-type="float" office:value="-15.96" calcext:value-type="float">
            <text:p>-15.96</text:p>
          </table:table-cell>
          <table:table-cell office:value-type="float" office:value="8.40616" calcext:value-type="float">
            <text:p>8.40616</text:p>
          </table:table-cell>
          <table:table-cell office:value-type="float" office:value="-5.90722" calcext:value-type="float">
            <text:p>-5.90722</text:p>
          </table:table-cell>
        </table:table-row>
        <table:table-row table:style-name="ro1">
          <table:table-cell office:value-type="float" office:value="-15.92" calcext:value-type="float">
            <text:p>-15.92</text:p>
          </table:table-cell>
          <table:table-cell office:value-type="float" office:value="5.98521" calcext:value-type="float">
            <text:p>5.98521</text:p>
          </table:table-cell>
          <table:table-cell office:value-type="float" office:value="-8.45015" calcext:value-type="float">
            <text:p>-8.45015</text:p>
          </table:table-cell>
        </table:table-row>
        <table:table-row table:style-name="ro1">
          <table:table-cell office:value-type="float" office:value="-15.88" calcext:value-type="float">
            <text:p>-15.88</text:p>
          </table:table-cell>
          <table:table-cell office:value-type="float" office:value="2.75688" calcext:value-type="float">
            <text:p>2.75688</text:p>
          </table:table-cell>
          <table:table-cell office:value-type="float" office:value="-9.87945" calcext:value-type="float">
            <text:p>-9.87945</text:p>
          </table:table-cell>
        </table:table-row>
        <table:table-row table:style-name="ro1">
          <table:table-cell office:value-type="float" office:value="-15.84" calcext:value-type="float">
            <text:p>-15.84</text:p>
          </table:table-cell>
          <table:table-cell office:value-type="float" office:value="-0.78797" calcext:value-type="float">
            <text:p>-0.78797</text:p>
          </table:table-cell>
          <table:table-cell office:value-type="float" office:value="-9.96625" calcext:value-type="float">
            <text:p>-9.96625</text:p>
          </table:table-cell>
        </table:table-row>
        <table:table-row table:style-name="ro1">
          <table:table-cell office:value-type="float" office:value="-15.8" calcext:value-type="float">
            <text:p>-15.8</text:p>
          </table:table-cell>
          <table:table-cell office:value-type="float" office:value="-4.10683" calcext:value-type="float">
            <text:p>-4.10683</text:p>
          </table:table-cell>
          <table:table-cell office:value-type="float" office:value="-8.68861" calcext:value-type="float">
            <text:p>-8.68861</text:p>
          </table:table-cell>
        </table:table-row>
        <table:table-row table:style-name="ro1">
          <table:table-cell office:value-type="float" office:value="-15.76" calcext:value-type="float">
            <text:p>-15.76</text:p>
          </table:table-cell>
          <table:table-cell office:value-type="float" office:value="-6.68941" calcext:value-type="float">
            <text:p>-6.68941</text:p>
          </table:table-cell>
          <table:table-cell office:value-type="float" office:value="-6.23608" calcext:value-type="float">
            <text:p>-6.23608</text:p>
          </table:table-cell>
        </table:table-row>
        <table:table-row table:style-name="ro1">
          <table:table-cell office:value-type="float" office:value="-15.72" calcext:value-type="float">
            <text:p>-15.72</text:p>
          </table:table-cell>
          <table:table-cell office:value-type="float" office:value="-8.13702" calcext:value-type="float">
            <text:p>-8.13702</text:p>
          </table:table-cell>
          <table:table-cell office:value-type="float" office:value="-2.98127" calcext:value-type="float">
            <text:p>-2.98127</text:p>
          </table:table-cell>
        </table:table-row>
        <table:table-row table:style-name="ro1">
          <table:table-cell office:value-type="float" office:value="-15.68" calcext:value-type="float">
            <text:p>-15.68</text:p>
          </table:table-cell>
          <table:table-cell office:value-type="float" office:value="-8.22495" calcext:value-type="float">
            <text:p>-8.22495</text:p>
          </table:table-cell>
          <table:table-cell office:value-type="float" office:value="0.576993" calcext:value-type="float">
            <text:p>0.576993</text:p>
          </table:table-cell>
        </table:table-row>
        <table:table-row table:style-name="ro1">
          <table:table-cell office:value-type="float" office:value="-15.64" calcext:value-type="float">
            <text:p>-15.64</text:p>
          </table:table-cell>
          <table:table-cell office:value-type="float" office:value="-6.93827" calcext:value-type="float">
            <text:p>-6.93827</text:p>
          </table:table-cell>
          <table:table-cell office:value-type="float" office:value="3.89043" calcext:value-type="float">
            <text:p>3.89043</text:p>
          </table:table-cell>
        </table:table-row>
        <table:table-row table:style-name="ro1">
          <table:table-cell office:value-type="float" office:value="-15.6" calcext:value-type="float">
            <text:p>-15.6</text:p>
          </table:table-cell>
          <table:table-cell office:value-type="float" office:value="-4.47518" calcext:value-type="float">
            <text:p>-4.47518</text:p>
          </table:table-cell>
          <table:table-cell office:value-type="float" office:value="6.44614" calcext:value-type="float">
            <text:p>6.44614</text:p>
          </table:table-cell>
        </table:table-row>
        <table:table-row table:style-name="ro1">
          <table:table-cell office:value-type="float" office:value="-15.56" calcext:value-type="float">
            <text:p>-15.56</text:p>
          </table:table-cell>
          <table:table-cell office:value-type="float" office:value="-1.21736" calcext:value-type="float">
            <text:p>-1.21736</text:p>
          </table:table-cell>
          <table:table-cell office:value-type="float" office:value="7.84638" calcext:value-type="float">
            <text:p>7.84638</text:p>
          </table:table-cell>
        </table:table-row>
        <table:table-row table:style-name="ro1">
          <table:table-cell office:value-type="float" office:value="-15.52" calcext:value-type="float">
            <text:p>-15.52</text:p>
          </table:table-cell>
          <table:table-cell office:value-type="float" office:value="2.32838" calcext:value-type="float">
            <text:p>2.32838</text:p>
          </table:table-cell>
          <table:table-cell office:value-type="float" office:value="7.87084" calcext:value-type="float">
            <text:p>7.87084</text:p>
          </table:table-cell>
        </table:table-row>
        <table:table-row table:style-name="ro1">
          <table:table-cell office:value-type="float" office:value="-15.48" calcext:value-type="float">
            <text:p>-15.48</text:p>
          </table:table-cell>
          <table:table-cell office:value-type="float" office:value="5.60804" calcext:value-type="float">
            <text:p>5.60804</text:p>
          </table:table-cell>
          <table:table-cell office:value-type="float" office:value="6.51178" calcext:value-type="float">
            <text:p>6.51178</text:p>
          </table:table-cell>
        </table:table-row>
        <table:table-row table:style-name="ro1">
          <table:table-cell office:value-type="float" office:value="-15.44" calcext:value-type="float">
            <text:p>-15.44</text:p>
          </table:table-cell>
          <table:table-cell office:value-type="float" office:value="8.1062" calcext:value-type="float">
            <text:p>8.1062</text:p>
          </table:table-cell>
          <table:table-cell office:value-type="float" office:value="3.97628" calcext:value-type="float">
            <text:p>3.97628</text:p>
          </table:table-cell>
        </table:table-row>
        <table:table-row table:style-name="ro1">
          <table:table-cell office:value-type="float" office:value="-15.4" calcext:value-type="float">
            <text:p>-15.4</text:p>
          </table:table-cell>
          <table:table-cell office:value-type="float" office:value="9.42621" calcext:value-type="float">
            <text:p>9.42621</text:p>
          </table:table-cell>
          <table:table-cell office:value-type="float" office:value="0.655217" calcext:value-type="float">
            <text:p>0.655217</text:p>
          </table:table-cell>
        </table:table-row>
        <table:table-row table:style-name="ro1">
          <table:table-cell office:value-type="float" office:value="-15.36" calcext:value-type="float">
            <text:p>-15.36</text:p>
          </table:table-cell>
          <table:table-cell office:value-type="float" office:value="9.35236" calcext:value-type="float">
            <text:p>9.35236</text:p>
          </table:table-cell>
          <table:table-cell office:value-type="float" office:value="-2.93643" calcext:value-type="float">
            <text:p>-2.93643</text:p>
          </table:table-cell>
        </table:table-row>
        <table:table-row table:style-name="ro1">
          <table:table-cell office:value-type="float" office:value="-15.32" calcext:value-type="float">
            <text:p>-15.32</text:p>
          </table:table-cell>
          <table:table-cell office:value-type="float" office:value="7.88428" calcext:value-type="float">
            <text:p>7.88428</text:p>
          </table:table-cell>
          <table:table-cell office:value-type="float" office:value="-6.23888" calcext:value-type="float">
            <text:p>-6.23888</text:p>
          </table:table-cell>
        </table:table-row>
        <table:table-row table:style-name="ro1">
          <table:table-cell office:value-type="float" office:value="-15.28" calcext:value-type="float">
            <text:p>-15.28</text:p>
          </table:table-cell>
          <table:table-cell office:value-type="float" office:value="5.23815" calcext:value-type="float">
            <text:p>5.23815</text:p>
          </table:table-cell>
          <table:table-cell office:value-type="float" office:value="-8.73419" calcext:value-type="float">
            <text:p>-8.73419</text:p>
          </table:table-cell>
        </table:table-row>
        <table:table-row table:style-name="ro1">
          <table:table-cell office:value-type="float" office:value="-15.24" calcext:value-type="float">
            <text:p>-15.24</text:p>
          </table:table-cell>
          <table:table-cell office:value-type="float" office:value="1.81425" calcext:value-type="float">
            <text:p>1.81425</text:p>
          </table:table-cell>
          <table:table-cell office:value-type="float" office:value="-10.0268" calcext:value-type="float">
            <text:p>-10.0268</text:p>
          </table:table-cell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-1.86415" calcext:value-type="float">
            <text:p>-1.86415</text:p>
          </table:table-cell>
          <table:table-cell office:value-type="float" office:value="-9.90574" calcext:value-type="float">
            <text:p>-9.90574</text:p>
          </table:table-cell>
        </table:table-row>
        <table:table-row table:style-name="ro1">
          <table:table-cell office:value-type="float" office:value="-15.16" calcext:value-type="float">
            <text:p>-15.16</text:p>
          </table:table-cell>
          <table:table-cell office:value-type="float" office:value="-5.2314" calcext:value-type="float">
            <text:p>-5.2314</text:p>
          </table:table-cell>
          <table:table-cell office:value-type="float" office:value="-8.37807" calcext:value-type="float">
            <text:p>-8.37807</text:p>
          </table:table-cell>
        </table:table-row>
        <table:table-row table:style-name="ro1">
          <table:table-cell office:value-type="float" office:value="-15.12" calcext:value-type="float">
            <text:p>-15.12</text:p>
          </table:table-cell>
          <table:table-cell office:value-type="float" office:value="-7.76696" calcext:value-type="float">
            <text:p>-7.76696</text:p>
          </table:table-cell>
          <table:table-cell office:value-type="float" office:value="-5.66917" calcext:value-type="float">
            <text:p>-5.66917</text:p>
          </table:table-cell>
        </table:table-row>
        <table:table-row table:style-name="ro1">
          <table:table-cell office:value-type="float" office:value="-15.08" calcext:value-type="float">
            <text:p>-15.08</text:p>
          </table:table-cell>
          <table:table-cell office:value-type="float" office:value="-9.07647" calcext:value-type="float">
            <text:p>-9.07647</text:p>
          </table:table-cell>
          <table:table-cell office:value-type="float" office:value="-2.18882" calcext:value-type="float">
            <text:p>-2.18882</text:p>
          </table:table-cell>
        </table:table-row>
        <table:table-row table:style-name="ro1">
          <table:table-cell office:value-type="float" office:value="-15.04" calcext:value-type="float">
            <text:p>-15.04</text:p>
          </table:table-cell>
          <table:table-cell office:value-type="float" office:value="-8.95359" calcext:value-type="float">
            <text:p>-8.95359</text:p>
          </table:table-cell>
          <table:table-cell office:value-type="float" office:value="1.53138" calcext:value-type="float">
            <text:p>1.53138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7.41303" calcext:value-type="float">
            <text:p>-7.41303</text:p>
          </table:table-cell>
          <table:table-cell office:value-type="float" office:value="4.9199" calcext:value-type="float">
            <text:p>4.9199</text:p>
          </table:table-cell>
        </table:table-row>
        <table:table-row table:style-name="ro1">
          <table:table-cell office:value-type="float" office:value="-14.96" calcext:value-type="float">
            <text:p>-14.96</text:p>
          </table:table-cell>
          <table:table-cell office:value-type="float" office:value="-4.68942" calcext:value-type="float">
            <text:p>-4.68942</text:p>
          </table:table-cell>
          <table:table-cell office:value-type="float" office:value="7.4537" calcext:value-type="float">
            <text:p>7.4537</text:p>
          </table:table-cell>
        </table:table-row>
        <table:table-row table:style-name="ro1">
          <table:table-cell office:value-type="float" office:value="-14.92" calcext:value-type="float">
            <text:p>-14.92</text:p>
          </table:table-cell>
          <table:table-cell office:value-type="float" office:value="-1.20208" calcext:value-type="float">
            <text:p>-1.20208</text:p>
          </table:table-cell>
          <table:table-cell office:value-type="float" office:value="8.7397" calcext:value-type="float">
            <text:p>8.7397</text:p>
          </table:table-cell>
        </table:table-row>
        <table:table-row table:style-name="ro1">
          <table:table-cell office:value-type="float" office:value="-14.88" calcext:value-type="float">
            <text:p>-14.88</text:p>
          </table:table-cell>
          <table:table-cell office:value-type="float" office:value="2.50907" calcext:value-type="float">
            <text:p>2.50907</text:p>
          </table:table-cell>
          <table:table-cell office:value-type="float" office:value="8.57642" calcext:value-type="float">
            <text:p>8.57642</text:p>
          </table:table-cell>
        </table:table-row>
        <table:table-row table:style-name="ro1">
          <table:table-cell office:value-type="float" office:value="-14.84" calcext:value-type="float">
            <text:p>-14.84</text:p>
          </table:table-cell>
          <table:table-cell office:value-type="float" office:value="5.86666" calcext:value-type="float">
            <text:p>5.86666</text:p>
          </table:table-cell>
          <table:table-cell office:value-type="float" office:value="6.98632" calcext:value-type="float">
            <text:p>6.98632</text:p>
          </table:table-cell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8.34527" calcext:value-type="float">
            <text:p>8.34527</text:p>
          </table:table-cell>
          <table:table-cell office:value-type="float" office:value="4.21347" calcext:value-type="float">
            <text:p>4.21347</text:p>
          </table:table-cell>
        </table:table-row>
        <table:table-row table:style-name="ro1">
          <table:table-cell office:value-type="float" office:value="-14.76" calcext:value-type="float">
            <text:p>-14.76</text:p>
          </table:table-cell>
          <table:table-cell office:value-type="float" office:value="9.55324" calcext:value-type="float">
            <text:p>9.55324</text:p>
          </table:table-cell>
          <table:table-cell office:value-type="float" office:value="0.686875" calcext:value-type="float">
            <text:p>0.686875</text:p>
          </table:table-cell>
        </table:table-row>
        <table:table-row table:style-name="ro1">
          <table:table-cell office:value-type="float" office:value="-14.72" calcext:value-type="float">
            <text:p>-14.72</text:p>
          </table:table-cell>
          <table:table-cell office:value-type="float" office:value="9.29418" calcext:value-type="float">
            <text:p>9.29418</text:p>
          </table:table-cell>
          <table:table-cell office:value-type="float" office:value="-3.04512" calcext:value-type="float">
            <text:p>-3.04512</text:p>
          </table:table-cell>
        </table:table-row>
        <table:table-row table:style-name="ro1">
          <table:table-cell office:value-type="float" office:value="-14.68" calcext:value-type="float">
            <text:p>-14.68</text:p>
          </table:table-cell>
          <table:table-cell office:value-type="float" office:value="7.59854" calcext:value-type="float">
            <text:p>7.59854</text:p>
          </table:table-cell>
          <table:table-cell office:value-type="float" office:value="-6.39928" calcext:value-type="float">
            <text:p>-6.39928</text:p>
          </table:table-cell>
        </table:table-row>
        <table:table-row table:style-name="ro1">
          <table:table-cell office:value-type="float" office:value="-14.64" calcext:value-type="float">
            <text:p>-14.64</text:p>
          </table:table-cell>
          <table:table-cell office:value-type="float" office:value="4.72003" calcext:value-type="float">
            <text:p>4.72003</text:p>
          </table:table-cell>
          <table:table-cell office:value-type="float" office:value="-8.84781" calcext:value-type="float">
            <text:p>-8.84781</text:p>
          </table:table-cell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1.09757" calcext:value-type="float">
            <text:p>1.09757</text:p>
          </table:table-cell>
          <table:table-cell office:value-type="float" office:value="-10.0006" calcext:value-type="float">
            <text:p>-10.0006</text:p>
          </table:table-cell>
        </table:table-row>
        <table:table-row table:style-name="ro1">
          <table:table-cell office:value-type="float" office:value="-14.56" calcext:value-type="float">
            <text:p>-14.56</text:p>
          </table:table-cell>
          <table:table-cell office:value-type="float" office:value="-2.71192" calcext:value-type="float">
            <text:p>-2.71192</text:p>
          </table:table-cell>
          <table:table-cell office:value-type="float" office:value="-9.66646" calcext:value-type="float">
            <text:p>-9.66646</text:p>
          </table:table-cell>
        </table:table-row>
        <table:table-row table:style-name="ro1">
          <table:table-cell office:value-type="float" office:value="-14.52" calcext:value-type="float">
            <text:p>-14.52</text:p>
          </table:table-cell>
          <table:table-cell office:value-type="float" office:value="-6.11925" calcext:value-type="float">
            <text:p>-6.11925</text:p>
          </table:table-cell>
          <table:table-cell office:value-type="float" office:value="-7.88398" calcext:value-type="float">
            <text:p>-7.88398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-8.59421" calcext:value-type="float">
            <text:p>-8.59421</text:p>
          </table:table-cell>
          <table:table-cell office:value-type="float" office:value="-4.91672" calcext:value-type="float">
            <text:p>-4.91672</text:p>
          </table:table-cell>
        </table:table-row>
        <table:table-row table:style-name="ro1">
          <table:table-cell office:value-type="float" office:value="-14.44" calcext:value-type="float">
            <text:p>-14.44</text:p>
          </table:table-cell>
          <table:table-cell office:value-type="float" office:value="-9.74823" calcext:value-type="float">
            <text:p>-9.74823</text:p>
          </table:table-cell>
          <table:table-cell office:value-type="float" office:value="-1.2136" calcext:value-type="float">
            <text:p>-1.2136</text:p>
          </table:table-cell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-9.39545" calcext:value-type="float">
            <text:p>-9.39545</text:p>
          </table:table-cell>
          <table:table-cell office:value-type="float" office:value="2.65976" calcext:value-type="float">
            <text:p>2.65976</text:p>
          </table:table-cell>
        </table:table-row>
        <table:table-row table:style-name="ro1">
          <table:table-cell office:value-type="float" office:value="-14.36" calcext:value-type="float">
            <text:p>-14.36</text:p>
          </table:table-cell>
          <table:table-cell office:value-type="float" office:value="-7.58266" calcext:value-type="float">
            <text:p>-7.58266</text:p>
          </table:table-cell>
          <table:table-cell office:value-type="float" office:value="6.10815" calcext:value-type="float">
            <text:p>6.10815</text:p>
          </table:table-cell>
        </table:table-row>
        <table:table-row table:style-name="ro1">
          <table:table-cell office:value-type="float" office:value="-14.32" calcext:value-type="float">
            <text:p>-14.32</text:p>
          </table:table-cell>
          <table:table-cell office:value-type="float" office:value="-4.58336" calcext:value-type="float">
            <text:p>-4.58336</text:p>
          </table:table-cell>
          <table:table-cell office:value-type="float" office:value="8.59901" calcext:value-type="float">
            <text:p>8.59901</text:p>
          </table:table-cell>
        </table:table-row>
        <table:table-row table:style-name="ro1">
          <table:table-cell office:value-type="float" office:value="-14.28" calcext:value-type="float">
            <text:p>-14.28</text:p>
          </table:table-cell>
          <table:table-cell office:value-type="float" office:value="-0.856579" calcext:value-type="float">
            <text:p>-0.856579</text:p>
          </table:table-cell>
          <table:table-cell office:value-type="float" office:value="9.7454" calcext:value-type="float">
            <text:p>9.7454</text:p>
          </table:table-cell>
        </table:table-row>
        <table:table-row table:style-name="ro1">
          <table:table-cell office:value-type="float" office:value="-14.24" calcext:value-type="float">
            <text:p>-14.24</text:p>
          </table:table-cell>
          <table:table-cell office:value-type="float" office:value="3.02335" calcext:value-type="float">
            <text:p>3.02335</text:p>
          </table:table-cell>
          <table:table-cell office:value-type="float" office:value="9.36686" calcext:value-type="float">
            <text:p>9.36686</text:p>
          </table:table-cell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6.45528" calcext:value-type="float">
            <text:p>6.45528</text:p>
          </table:table-cell>
          <table:table-cell office:value-type="float" office:value="7.51859" calcext:value-type="float">
            <text:p>7.51859</text:p>
          </table:table-cell>
        </table:table-row>
        <table:table-row table:style-name="ro1">
          <table:table-cell office:value-type="float" office:value="-14.16" calcext:value-type="float">
            <text:p>-14.16</text:p>
          </table:table-cell>
          <table:table-cell office:value-type="float" office:value="8.90434" calcext:value-type="float">
            <text:p>8.90434</text:p>
          </table:table-cell>
          <table:table-cell office:value-type="float" office:value="4.48414" calcext:value-type="float">
            <text:p>4.48414</text:p>
          </table:table-cell>
        </table:table-row>
        <table:table-row table:style-name="ro1">
          <table:table-cell office:value-type="float" office:value="-14.12" calcext:value-type="float">
            <text:p>-14.12</text:p>
          </table:table-cell>
          <table:table-cell office:value-type="float" office:value="9.98541" calcext:value-type="float">
            <text:p>9.98541</text:p>
          </table:table-cell>
          <table:table-cell office:value-type="float" office:value="0.732772" calcext:value-type="float">
            <text:p>0.732772</text:p>
          </table:table-cell>
        </table:table-row>
        <table:table-row table:style-name="ro1">
          <table:table-cell office:value-type="float" office:value="-14.08" calcext:value-type="float">
            <text:p>-14.08</text:p>
          </table:table-cell>
          <table:table-cell office:value-type="float" office:value="9.52364" calcext:value-type="float">
            <text:p>9.52364</text:p>
          </table:table-cell>
          <table:table-cell office:value-type="float" office:value="-3.15241" calcext:value-type="float">
            <text:p>-3.15241</text:p>
          </table:table-cell>
        </table:table-row>
        <table:table-row table:style-name="ro1">
          <table:table-cell office:value-type="float" office:value="-14.04" calcext:value-type="float">
            <text:p>-14.04</text:p>
          </table:table-cell>
          <table:table-cell office:value-type="float" office:value="7.58284" calcext:value-type="float">
            <text:p>7.58284</text:p>
          </table:table-cell>
          <table:table-cell office:value-type="float" office:value="-6.56428" calcext:value-type="float">
            <text:p>-6.56428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4.45688" calcext:value-type="float">
            <text:p>4.45688</text:p>
          </table:table-cell>
          <table:table-cell office:value-type="float" office:value="-8.96578" calcext:value-type="float">
            <text:p>-8.96578</text:p>
          </table:table-cell>
        </table:table-row>
        <table:table-row table:style-name="ro1">
          <table:table-cell office:value-type="float" office:value="-13.96" calcext:value-type="float">
            <text:p>-13.96</text:p>
          </table:table-cell>
          <table:table-cell office:value-type="float" office:value="0.625417" calcext:value-type="float">
            <text:p>0.625417</text:p>
          </table:table-cell>
          <table:table-cell office:value-type="float" office:value="-9.97368" calcext:value-type="float">
            <text:p>-9.97368</text:p>
          </table:table-cell>
        </table:table-row>
        <table:table-row table:style-name="ro1">
          <table:table-cell office:value-type="float" office:value="-13.92" calcext:value-type="float">
            <text:p>-13.92</text:p>
          </table:table-cell>
          <table:table-cell office:value-type="float" office:value="-3.3195" calcext:value-type="float">
            <text:p>-3.3195</text:p>
          </table:table-cell>
          <table:table-cell office:value-type="float" office:value="-9.41896" calcext:value-type="float">
            <text:p>-9.41896</text:p>
          </table:table-cell>
        </table:table-row>
        <table:table-row table:style-name="ro1">
          <table:table-cell office:value-type="float" office:value="-13.88" calcext:value-type="float">
            <text:p>-13.88</text:p>
          </table:table-cell>
          <table:table-cell office:value-type="float" office:value="-6.76468" calcext:value-type="float">
            <text:p>-6.76468</text:p>
          </table:table-cell>
          <table:table-cell office:value-type="float" office:value="-7.37425" calcext:value-type="float">
            <text:p>-7.37425</text:p>
          </table:table-cell>
        </table:table-row>
        <table:table-row table:style-name="ro1">
          <table:table-cell office:value-type="float" office:value="-13.84" calcext:value-type="float">
            <text:p>-13.84</text:p>
          </table:table-cell>
          <table:table-cell office:value-type="float" office:value="-9.17085" calcext:value-type="float">
            <text:p>-9.17085</text:p>
          </table:table-cell>
          <table:table-cell office:value-type="float" office:value="-4.14394" calcext:value-type="float">
            <text:p>-4.14394</text:p>
          </table:table-cell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-10.1568" calcext:value-type="float">
            <text:p>-10.1568</text:p>
          </table:table-cell>
          <table:table-cell office:value-type="float" office:value="-0.218297" calcext:value-type="float">
            <text:p>-0.218297</text:p>
          </table:table-cell>
        </table:table-row>
        <table:table-row table:style-name="ro1">
          <table:table-cell office:value-type="float" office:value="-13.76" calcext:value-type="float">
            <text:p>-13.76</text:p>
          </table:table-cell>
          <table:table-cell office:value-type="float" office:value="-9.55934" calcext:value-type="float">
            <text:p>-9.55934</text:p>
          </table:table-cell>
          <table:table-cell office:value-type="float" office:value="3.80157" calcext:value-type="float">
            <text:p>3.80157</text:p>
          </table:table-cell>
        </table:table-row>
        <table:table-row table:style-name="ro1">
          <table:table-cell office:value-type="float" office:value="-13.72" calcext:value-type="float">
            <text:p>-13.72</text:p>
          </table:table-cell>
          <table:table-cell office:value-type="float" office:value="-7.46013" calcext:value-type="float">
            <text:p>-7.46013</text:p>
          </table:table-cell>
          <table:table-cell office:value-type="float" office:value="7.29634" calcext:value-type="float">
            <text:p>7.29634</text:p>
          </table:table-cell>
        </table:table-row>
        <table:table-row table:style-name="ro1">
          <table:table-cell office:value-type="float" office:value="-13.68" calcext:value-type="float">
            <text:p>-13.68</text:p>
          </table:table-cell>
          <table:table-cell office:value-type="float" office:value="-4.17419" calcext:value-type="float">
            <text:p>-4.17419</text:p>
          </table:table-cell>
          <table:table-cell office:value-type="float" office:value="9.72452" calcext:value-type="float">
            <text:p>9.72452</text:p>
          </table:table-cell>
        </table:table-row>
        <table:table-row table:style-name="ro1">
          <table:table-cell office:value-type="float" office:value="-13.64" calcext:value-type="float">
            <text:p>-13.64</text:p>
          </table:table-cell>
          <table:table-cell office:value-type="float" office:value="-0.202515" calcext:value-type="float">
            <text:p>-0.202515</text:p>
          </table:table-cell>
          <table:table-cell office:value-type="float" office:value="10.7069" calcext:value-type="float">
            <text:p>10.7069</text:p>
          </table:table-cell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3.84466" calcext:value-type="float">
            <text:p>3.84466</text:p>
          </table:table-cell>
          <table:table-cell office:value-type="float" office:value="10.0864" calcext:value-type="float">
            <text:p>10.0864</text:p>
          </table:table-cell>
        </table:table-row>
        <table:table-row table:style-name="ro1">
          <table:table-cell office:value-type="float" office:value="-13.56" calcext:value-type="float">
            <text:p>-13.56</text:p>
          </table:table-cell>
          <table:table-cell office:value-type="float" office:value="7.34188" calcext:value-type="float">
            <text:p>7.34188</text:p>
          </table:table-cell>
          <table:table-cell office:value-type="float" office:value="7.95375" calcext:value-type="float">
            <text:p>7.95375</text:p>
          </table:table-cell>
        </table:table-row>
        <table:table-row table:style-name="ro1">
          <table:table-cell office:value-type="float" office:value="-13.52" calcext:value-type="float">
            <text:p>-13.52</text:p>
          </table:table-cell>
          <table:table-cell office:value-type="float" office:value="9.7455" calcext:value-type="float">
            <text:p>9.7455</text:p>
          </table:table-cell>
          <table:table-cell office:value-type="float" office:value="4.63473" calcext:value-type="float">
            <text:p>4.63473</text:p>
          </table:table-cell>
        </table:table-row>
        <table:table-row table:style-name="ro1">
          <table:table-cell office:value-type="float" office:value="-13.48" calcext:value-type="float">
            <text:p>-13.48</text:p>
          </table:table-cell>
          <table:table-cell office:value-type="float" office:value="10.6785" calcext:value-type="float">
            <text:p>10.6785</text:p>
          </table:table-cell>
          <table:table-cell office:value-type="float" office:value="0.641201" calcext:value-type="float">
            <text:p>0.641201</text:p>
          </table:table-cell>
        </table:table-row>
        <table:table-row table:style-name="ro1">
          <table:table-cell office:value-type="float" office:value="-13.44" calcext:value-type="float">
            <text:p>-13.44</text:p>
          </table:table-cell>
          <table:table-cell office:value-type="float" office:value="9.99005" calcext:value-type="float">
            <text:p>9.99005</text:p>
          </table:table-cell>
          <table:table-cell office:value-type="float" office:value="-3.40741" calcext:value-type="float">
            <text:p>-3.40741</text:p>
          </table:table-cell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7.78011" calcext:value-type="float">
            <text:p>7.78011</text:p>
          </table:table-cell>
          <table:table-cell office:value-type="float" office:value="-6.87954" calcext:value-type="float">
            <text:p>-6.87954</text:p>
          </table:table-cell>
        </table:table-row>
        <table:table-row table:style-name="ro1">
          <table:table-cell office:value-type="float" office:value="-13.36" calcext:value-type="float">
            <text:p>-13.36</text:p>
          </table:table-cell>
          <table:table-cell office:value-type="float" office:value="4.38559" calcext:value-type="float">
            <text:p>4.38559</text:p>
          </table:table-cell>
          <table:table-cell office:value-type="float" office:value="-9.22947" calcext:value-type="float">
            <text:p>-9.22947</text:p>
          </table:table-cell>
        </table:table-row>
        <table:table-row table:style-name="ro1">
          <table:table-cell office:value-type="float" office:value="-13.32" calcext:value-type="float">
            <text:p>-13.32</text:p>
          </table:table-cell>
          <table:table-cell office:value-type="float" office:value="0.329306" calcext:value-type="float">
            <text:p>0.329306</text:p>
          </table:table-cell>
          <table:table-cell office:value-type="float" office:value="-10.0825" calcext:value-type="float">
            <text:p>-10.0825</text:p>
          </table:table-cell>
        </table:table-row>
        <table:table-row table:style-name="ro1">
          <table:table-cell office:value-type="float" office:value="-13.28" calcext:value-type="float">
            <text:p>-13.28</text:p>
          </table:table-cell>
          <table:table-cell office:value-type="float" office:value="-3.75995" calcext:value-type="float">
            <text:p>-3.75995</text:p>
          </table:table-cell>
          <table:table-cell office:value-type="float" office:value="-9.29427" calcext:value-type="float">
            <text:p>-9.29427</text:p>
          </table:table-cell>
        </table:table-row>
        <table:table-row table:style-name="ro1">
          <table:table-cell office:value-type="float" office:value="-13.24" calcext:value-type="float">
            <text:p>-13.24</text:p>
          </table:table-cell>
          <table:table-cell office:value-type="float" office:value="-7.24446" calcext:value-type="float">
            <text:p>-7.24446</text:p>
          </table:table-cell>
          <table:table-cell office:value-type="float" office:value="-6.9743" calcext:value-type="float">
            <text:p>-6.9743</text:p>
          </table:table-cell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-9.57644" calcext:value-type="float">
            <text:p>-9.57644</text:p>
          </table:table-cell>
          <table:table-cell office:value-type="float" office:value="-3.47073" calcext:value-type="float">
            <text:p>-3.47073</text:p>
          </table:table-cell>
        </table:table-row>
        <table:table-row table:style-name="ro1">
          <table:table-cell office:value-type="float" office:value="-13.16" calcext:value-type="float">
            <text:p>-13.16</text:p>
          </table:table-cell>
          <table:table-cell office:value-type="float" office:value="-10.3836" calcext:value-type="float">
            <text:p>-10.3836</text:p>
          </table:table-cell>
          <table:table-cell office:value-type="float" office:value="0.682334" calcext:value-type="float">
            <text:p>0.682334</text:p>
          </table:table-cell>
        </table:table-row>
        <table:table-row table:style-name="ro1">
          <table:table-cell office:value-type="float" office:value="-13.12" calcext:value-type="float">
            <text:p>-13.12</text:p>
          </table:table-cell>
          <table:table-cell office:value-type="float" office:value="-9.52824" calcext:value-type="float">
            <text:p>-9.52824</text:p>
          </table:table-cell>
          <table:table-cell office:value-type="float" office:value="4.84664" calcext:value-type="float">
            <text:p>4.84664</text:p>
          </table:table-cell>
        </table:table-row>
        <table:table-row table:style-name="ro1">
          <table:table-cell office:value-type="float" office:value="-13.08" calcext:value-type="float">
            <text:p>-13.08</text:p>
          </table:table-cell>
          <table:table-cell office:value-type="float" office:value="-7.12956" calcext:value-type="float">
            <text:p>-7.12956</text:p>
          </table:table-cell>
          <table:table-cell office:value-type="float" office:value="8.37817" calcext:value-type="float">
            <text:p>8.37817</text:p>
          </table:table-cell>
        </table:table-row>
        <table:table-row table:style-name="ro1">
          <table:table-cell office:value-type="float" office:value="-13.04" calcext:value-type="float">
            <text:p>-13.04</text:p>
          </table:table-cell>
          <table:table-cell office:value-type="float" office:value="-3.54719" calcext:value-type="float">
            <text:p>-3.54719</text:p>
          </table:table-cell>
          <table:table-cell office:value-type="float" office:value="10.7271" calcext:value-type="float">
            <text:p>10.727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67337" calcext:value-type="float">
            <text:p>0.67337</text:p>
          </table:table-cell>
          <table:table-cell office:value-type="float" office:value="11.5237" calcext:value-type="float">
            <text:p>11.5237</text:p>
          </table:table-cell>
        </table:table-row>
        <table:table-row table:style-name="ro1">
          <table:table-cell office:value-type="float" office:value="-12.96" calcext:value-type="float">
            <text:p>-12.96</text:p>
          </table:table-cell>
          <table:table-cell office:value-type="float" office:value="4.88426" calcext:value-type="float">
            <text:p>4.88426</text:p>
          </table:table-cell>
          <table:table-cell office:value-type="float" office:value="10.6368" calcext:value-type="float">
            <text:p>10.6368</text:p>
          </table:table-cell>
        </table:table-row>
        <table:table-row table:style-name="ro1">
          <table:table-cell office:value-type="float" office:value="-12.92" calcext:value-type="float">
            <text:p>-12.92</text:p>
          </table:table-cell>
          <table:table-cell office:value-type="float" office:value="8.43517" calcext:value-type="float">
            <text:p>8.43517</text:p>
          </table:table-cell>
          <table:table-cell office:value-type="float" office:value="8.1957" calcext:value-type="float">
            <text:p>8.1957</text:p>
          </table:table-cell>
        </table:table-row>
        <table:table-row table:style-name="ro1">
          <table:table-cell office:value-type="float" office:value="-12.88" calcext:value-type="float">
            <text:p>-12.88</text:p>
          </table:table-cell>
          <table:table-cell office:value-type="float" office:value="10.7742" calcext:value-type="float">
            <text:p>10.7742</text:p>
          </table:table-cell>
          <table:table-cell office:value-type="float" office:value="4.57156" calcext:value-type="float">
            <text:p>4.57156</text:p>
          </table:table-cell>
        </table:table-row>
        <table:table-row table:style-name="ro1">
          <table:table-cell office:value-type="float" office:value="-12.84" calcext:value-type="float">
            <text:p>-12.84</text:p>
          </table:table-cell>
          <table:table-cell office:value-type="float" office:value="11.5344" calcext:value-type="float">
            <text:p>11.5344</text:p>
          </table:table-cell>
          <table:table-cell office:value-type="float" office:value="0.321433" calcext:value-type="float">
            <text:p>0.321433</text:p>
          </table:table-cell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10.5913" calcext:value-type="float">
            <text:p>10.5913</text:p>
          </table:table-cell>
          <table:table-cell office:value-type="float" office:value="-3.89714" calcext:value-type="float">
            <text:p>-3.89714</text:p>
          </table:table-cell>
        </table:table-row>
        <table:table-row table:style-name="ro1">
          <table:table-cell office:value-type="float" office:value="-12.76" calcext:value-type="float">
            <text:p>-12.76</text:p>
          </table:table-cell>
          <table:table-cell office:value-type="float" office:value="8.08436" calcext:value-type="float">
            <text:p>8.08436</text:p>
          </table:table-cell>
          <table:table-cell office:value-type="float" office:value="-7.42754" calcext:value-type="float">
            <text:p>-7.42754</text:p>
          </table:table-cell>
        </table:table-row>
        <table:table-row table:style-name="ro1">
          <table:table-cell office:value-type="float" office:value="-12.72" calcext:value-type="float">
            <text:p>-12.72</text:p>
          </table:table-cell>
          <table:table-cell office:value-type="float" office:value="4.39666" calcext:value-type="float">
            <text:p>4.39666</text:p>
          </table:table-cell>
          <table:table-cell office:value-type="float" office:value="-9.71598" calcext:value-type="float">
            <text:p>-9.71598</text:p>
          </table:table-cell>
        </table:table-row>
        <table:table-row table:style-name="ro1">
          <table:table-cell office:value-type="float" office:value="-12.68" calcext:value-type="float">
            <text:p>-12.68</text:p>
          </table:table-cell>
          <table:table-cell office:value-type="float" office:value="0.0969297" calcext:value-type="float">
            <text:p>0.0969297</text:p>
          </table:table-cell>
          <table:table-cell office:value-type="float" office:value="-10.3981" calcext:value-type="float">
            <text:p>-10.3981</text:p>
          </table:table-cell>
        </table:table-row>
        <table:table-row table:style-name="ro1">
          <table:table-cell office:value-type="float" office:value="-12.64" calcext:value-type="float">
            <text:p>-12.64</text:p>
          </table:table-cell>
          <table:table-cell office:value-type="float" office:value="-4.14748" calcext:value-type="float">
            <text:p>-4.14748</text:p>
          </table:table-cell>
          <table:table-cell office:value-type="float" office:value="-9.35685" calcext:value-type="float">
            <text:p>-9.35685</text:p>
          </table:table-cell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-7.67358" calcext:value-type="float">
            <text:p>-7.67358</text:p>
          </table:table-cell>
          <table:table-cell office:value-type="float" office:value="-6.74191" calcext:value-type="float">
            <text:p>-6.74191</text:p>
          </table:table-cell>
        </table:table-row>
        <table:table-row table:style-name="ro1">
          <table:table-cell office:value-type="float" office:value="-12.56" calcext:value-type="float">
            <text:p>-12.56</text:p>
          </table:table-cell>
          <table:table-cell office:value-type="float" office:value="-9.92572" calcext:value-type="float">
            <text:p>-9.92572</text:p>
          </table:table-cell>
          <table:table-cell office:value-type="float" office:value="-2.94847" calcext:value-type="float">
            <text:p>-2.94847</text:p>
          </table:table-cell>
        </table:table-row>
        <table:table-row table:style-name="ro1">
          <table:table-cell office:value-type="float" office:value="-12.52" calcext:value-type="float">
            <text:p>-12.52</text:p>
          </table:table-cell>
          <table:table-cell office:value-type="float" office:value="-10.5425" calcext:value-type="float">
            <text:p>-10.5425</text:p>
          </table:table-cell>
          <table:table-cell office:value-type="float" office:value="1.44278" calcext:value-type="float">
            <text:p>1.44278</text:p>
          </table:table-cell>
        </table:table-row>
        <table:table-row table:style-name="ro1">
          <table:table-cell office:value-type="float" office:value="-12.48" calcext:value-type="float">
            <text:p>-12.48</text:p>
          </table:table-cell>
          <table:table-cell office:value-type="float" office:value="-9.41402" calcext:value-type="float">
            <text:p>-9.41402</text:p>
          </table:table-cell>
          <table:table-cell office:value-type="float" office:value="5.75449" calcext:value-type="float">
            <text:p>5.75449</text:p>
          </table:table-cell>
        </table:table-row>
        <table:table-row table:style-name="ro1">
          <table:table-cell office:value-type="float" office:value="-12.44" calcext:value-type="float">
            <text:p>-12.44</text:p>
          </table:table-cell>
          <table:table-cell office:value-type="float" office:value="-6.70075" calcext:value-type="float">
            <text:p>-6.70075</text:p>
          </table:table-cell>
          <table:table-cell office:value-type="float" office:value="9.31724" calcext:value-type="float">
            <text:p>9.31724</text:p>
          </table:table-cell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-2.81016" calcext:value-type="float">
            <text:p>-2.81016</text:p>
          </table:table-cell>
          <table:table-cell office:value-type="float" office:value="11.5735" calcext:value-type="float">
            <text:p>11.5735</text:p>
          </table:table-cell>
        </table:table-row>
        <table:table-row table:style-name="ro1">
          <table:table-cell office:value-type="float" office:value="-12.36" calcext:value-type="float">
            <text:p>-12.36</text:p>
          </table:table-cell>
          <table:table-cell office:value-type="float" office:value="1.66488" calcext:value-type="float">
            <text:p>1.66488</text:p>
          </table:table-cell>
          <table:table-cell office:value-type="float" office:value="12.1648" calcext:value-type="float">
            <text:p>12.1648</text:p>
          </table:table-cell>
        </table:table-row>
        <table:table-row table:style-name="ro1">
          <table:table-cell office:value-type="float" office:value="-12.32" calcext:value-type="float">
            <text:p>-12.32</text:p>
          </table:table-cell>
          <table:table-cell office:value-type="float" office:value="6.03688" calcext:value-type="float">
            <text:p>6.03688</text:p>
          </table:table-cell>
          <table:table-cell office:value-type="float" office:value="10.9887" calcext:value-type="float">
            <text:p>10.9887</text:p>
          </table:table-cell>
        </table:table-row>
        <table:table-row table:style-name="ro1">
          <table:table-cell office:value-type="float" office:value="-12.28" calcext:value-type="float">
            <text:p>-12.28</text:p>
          </table:table-cell>
          <table:table-cell office:value-type="float" office:value="9.62992" calcext:value-type="float">
            <text:p>9.62992</text:p>
          </table:table-cell>
          <table:table-cell office:value-type="float" office:value="8.21666" calcext:value-type="float">
            <text:p>8.21666</text:p>
          </table:table-cell>
        </table:table-row>
        <table:table-row table:style-name="ro1">
          <table:table-cell office:value-type="float" office:value="-12.24" calcext:value-type="float">
            <text:p>-12.24</text:p>
          </table:table-cell>
          <table:table-cell office:value-type="float" office:value="11.8846" calcext:value-type="float">
            <text:p>11.8846</text:p>
          </table:table-cell>
          <table:table-cell office:value-type="float" office:value="4.26851" calcext:value-type="float">
            <text:p>4.26851</text:p>
          </table:table-cell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12.4455" calcext:value-type="float">
            <text:p>12.4455</text:p>
          </table:table-cell>
          <table:table-cell office:value-type="float" office:value="-0.25046" calcext:value-type="float">
            <text:p>-0.25046</text:p>
          </table:table-cell>
        </table:table-row>
        <table:table-row table:style-name="ro1">
          <table:table-cell office:value-type="float" office:value="-12.16" calcext:value-type="float">
            <text:p>-12.16</text:p>
          </table:table-cell>
          <table:table-cell office:value-type="float" office:value="11.218" calcext:value-type="float">
            <text:p>11.218</text:p>
          </table:table-cell>
          <table:table-cell office:value-type="float" office:value="-4.64254" calcext:value-type="float">
            <text:p>-4.64254</text:p>
          </table:table-cell>
        </table:table-row>
        <table:table-row table:style-name="ro1">
          <table:table-cell office:value-type="float" office:value="-12.12" calcext:value-type="float">
            <text:p>-12.12</text:p>
          </table:table-cell>
          <table:table-cell office:value-type="float" office:value="8.38434" calcext:value-type="float">
            <text:p>8.38434</text:p>
          </table:table-cell>
          <table:table-cell office:value-type="float" office:value="-8.22526" calcext:value-type="float">
            <text:p>-8.22526</text:p>
          </table:table-cell>
        </table:table-row>
        <table:table-row table:style-name="ro1">
          <table:table-cell office:value-type="float" office:value="-12.08" calcext:value-type="float">
            <text:p>-12.08</text:p>
          </table:table-cell>
          <table:table-cell office:value-type="float" office:value="4.37731" calcext:value-type="float">
            <text:p>4.37731</text:p>
          </table:table-cell>
          <table:table-cell office:value-type="float" office:value="-10.4374" calcext:value-type="float">
            <text:p>-10.4374</text:p>
          </table:table-cell>
        </table:table-row>
        <table:table-row table:style-name="ro1">
          <table:table-cell office:value-type="float" office:value="-12.04" calcext:value-type="float">
            <text:p>-12.04</text:p>
          </table:table-cell>
          <table:table-cell office:value-type="float" office:value="-0.185323" calcext:value-type="float">
            <text:p>-0.185323</text:p>
          </table:table-cell>
          <table:table-cell office:value-type="float" office:value="-10.9269" calcext:value-type="float">
            <text:p>-10.926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4.59547" calcext:value-type="float">
            <text:p>-4.59547</text:p>
          </table:table-cell>
          <table:table-cell office:value-type="float" office:value="-9.60688" calcext:value-type="float">
            <text:p>-9.60688</text:p>
          </table:table-cell>
        </table:table-row>
        <table:table-row table:style-name="ro1">
          <table:table-cell office:value-type="float" office:value="-11.96" calcext:value-type="float">
            <text:p>-11.96</text:p>
          </table:table-cell>
          <table:table-cell office:value-type="float" office:value="-8.16408" calcext:value-type="float">
            <text:p>-8.16408</text:p>
          </table:table-cell>
          <table:table-cell office:value-type="float" office:value="-6.671" calcext:value-type="float">
            <text:p>-6.671</text:p>
          </table:table-cell>
        </table:table-row>
        <table:table-row table:style-name="ro1">
          <table:table-cell office:value-type="float" office:value="-11.92" calcext:value-type="float">
            <text:p>-11.92</text:p>
          </table:table-cell>
          <table:table-cell office:value-type="float" office:value="-10.3282" calcext:value-type="float">
            <text:p>-10.3282</text:p>
          </table:table-cell>
          <table:table-cell office:value-type="float" office:value="-2.56507" calcext:value-type="float">
            <text:p>-2.56507</text:p>
          </table:table-cell>
        </table:table-row>
        <table:table-row table:style-name="ro1">
          <table:table-cell office:value-type="float" office:value="-11.88" calcext:value-type="float">
            <text:p>-11.88</text:p>
          </table:table-cell>
          <table:table-cell office:value-type="float" office:value="-10.7392" calcext:value-type="float">
            <text:p>-10.7392</text:p>
          </table:table-cell>
          <table:table-cell office:value-type="float" office:value="2.08035" calcext:value-type="float">
            <text:p>2.08035</text:p>
          </table:table-cell>
        </table:table-row>
        <table:table-row table:style-name="ro1">
          <table:table-cell office:value-type="float" office:value="-11.84" calcext:value-type="float">
            <text:p>-11.84</text:p>
          </table:table-cell>
          <table:table-cell office:value-type="float" office:value="-9.31827" calcext:value-type="float">
            <text:p>-9.31827</text:p>
          </table:table-cell>
          <table:table-cell office:value-type="float" office:value="6.54661" calcext:value-type="float">
            <text:p>6.54661</text:p>
          </table:table-cell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-6.27072" calcext:value-type="float">
            <text:p>-6.27072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-11.76" calcext:value-type="float">
            <text:p>-11.76</text:p>
          </table:table-cell>
          <table:table-cell office:value-type="float" office:value="-2.05568" calcext:value-type="float">
            <text:p>-2.05568</text:p>
          </table:table-cell>
          <table:table-cell office:value-type="float" office:value="12.2898" calcext:value-type="float">
            <text:p>12.2898</text:p>
          </table:table-cell>
        </table:table-row>
        <table:table-row table:style-name="ro1">
          <table:table-cell office:value-type="float" office:value="-11.72" calcext:value-type="float">
            <text:p>-11.72</text:p>
          </table:table-cell>
          <table:table-cell office:value-type="float" office:value="2.68324" calcext:value-type="float">
            <text:p>2.68324</text:p>
          </table:table-cell>
          <table:table-cell office:value-type="float" office:value="12.6569" calcext:value-type="float">
            <text:p>12.6569</text:p>
          </table:table-cell>
        </table:table-row>
        <table:table-row table:style-name="ro1">
          <table:table-cell office:value-type="float" office:value="-11.68" calcext:value-type="float">
            <text:p>-11.68</text:p>
          </table:table-cell>
          <table:table-cell office:value-type="float" office:value="7.21665" calcext:value-type="float">
            <text:p>7.21665</text:p>
          </table:table-cell>
          <table:table-cell office:value-type="float" office:value="11.169" calcext:value-type="float">
            <text:p>11.169</text:p>
          </table:table-cell>
        </table:table-row>
        <table:table-row table:style-name="ro1">
          <table:table-cell office:value-type="float" office:value="-11.64" calcext:value-type="float">
            <text:p>-11.64</text:p>
          </table:table-cell>
          <table:table-cell office:value-type="float" office:value="10.842" calcext:value-type="float">
            <text:p>10.842</text:p>
          </table:table-cell>
          <table:table-cell office:value-type="float" office:value="8.04295" calcext:value-type="float">
            <text:p>8.04295</text:p>
          </table:table-cell>
        </table:table-row>
        <table:table-row table:style-name="ro1">
          <table:table-cell office:value-type="float" office:value="-11.6" calcext:value-type="float">
            <text:p>-11.6</text:p>
          </table:table-cell>
          <table:table-cell office:value-type="float" office:value="12.993" calcext:value-type="float">
            <text:p>12.993</text:p>
          </table:table-cell>
          <table:table-cell office:value-type="float" office:value="3.75165" calcext:value-type="float">
            <text:p>3.75165</text:p>
          </table:table-cell>
        </table:table-row>
        <table:table-row table:style-name="ro1">
          <table:table-cell office:value-type="float" office:value="-11.56" calcext:value-type="float">
            <text:p>-11.56</text:p>
          </table:table-cell>
          <table:table-cell office:value-type="float" office:value="13.3282" calcext:value-type="float">
            <text:p>13.3282</text:p>
          </table:table-cell>
          <table:table-cell office:value-type="float" office:value="-1.04806" calcext:value-type="float">
            <text:p>-1.04806</text:p>
          </table:table-cell>
        </table:table-row>
        <table:table-row table:style-name="ro1">
          <table:table-cell office:value-type="float" office:value="-11.52" calcext:value-type="float">
            <text:p>-11.52</text:p>
          </table:table-cell>
          <table:table-cell office:value-type="float" office:value="11.7855" calcext:value-type="float">
            <text:p>11.7855</text:p>
          </table:table-cell>
          <table:table-cell office:value-type="float" office:value="-5.61591" calcext:value-type="float">
            <text:p>-5.61591</text:p>
          </table:table-cell>
        </table:table-row>
        <table:table-row table:style-name="ro1">
          <table:table-cell office:value-type="float" office:value="-11.48" calcext:value-type="float">
            <text:p>-11.48</text:p>
          </table:table-cell>
          <table:table-cell office:value-type="float" office:value="8.59419" calcext:value-type="float">
            <text:p>8.59419</text:p>
          </table:table-cell>
          <table:table-cell office:value-type="float" office:value="-9.24255" calcext:value-type="float">
            <text:p>-9.24255</text:p>
          </table:table-cell>
        </table:table-row>
        <table:table-row table:style-name="ro1">
          <table:table-cell office:value-type="float" office:value="-11.44" calcext:value-type="float">
            <text:p>-11.44</text:p>
          </table:table-cell>
          <table:table-cell office:value-type="float" office:value="4.24082" calcext:value-type="float">
            <text:p>4.24082</text:p>
          </table:table-cell>
          <table:table-cell office:value-type="float" office:value="-11.3599" calcext:value-type="float">
            <text:p>-11.3599</text:p>
          </table:table-cell>
        </table:table-row>
        <table:table-row table:style-name="ro1">
          <table:table-cell office:value-type="float" office:value="-11.4" calcext:value-type="float">
            <text:p>-11.4</text:p>
          </table:table-cell>
          <table:table-cell office:value-type="float" office:value="-0.604232" calcext:value-type="float">
            <text:p>-0.604232</text:p>
          </table:table-cell>
          <table:table-cell office:value-type="float" office:value="-11.6304" calcext:value-type="float">
            <text:p>-11.6304</text:p>
          </table:table-cell>
        </table:table-row>
        <table:table-row table:style-name="ro1">
          <table:table-cell office:value-type="float" office:value="-11.36" calcext:value-type="float">
            <text:p>-11.36</text:p>
          </table:table-cell>
          <table:table-cell office:value-type="float" office:value="-5.18964" calcext:value-type="float">
            <text:p>-5.18964</text:p>
          </table:table-cell>
          <table:table-cell office:value-type="float" office:value="-10.0008" calcext:value-type="float">
            <text:p>-10.0008</text:p>
          </table:table-cell>
        </table:table-row>
        <table:table-row table:style-name="ro1">
          <table:table-cell office:value-type="float" office:value="-11.32" calcext:value-type="float">
            <text:p>-11.32</text:p>
          </table:table-cell>
          <table:table-cell office:value-type="float" office:value="-8.79921" calcext:value-type="float">
            <text:p>-8.79921</text:p>
          </table:table-cell>
          <table:table-cell office:value-type="float" office:value="-6.71257" calcext:value-type="float">
            <text:p>-6.71257</text:p>
          </table:table-cell>
        </table:table-row>
        <table:table-row table:style-name="ro1">
          <table:table-cell office:value-type="float" office:value="-11.28" calcext:value-type="float">
            <text:p>-11.28</text:p>
          </table:table-cell>
          <table:table-cell office:value-type="float" office:value="-10.8632" calcext:value-type="float">
            <text:p>-10.8632</text:p>
          </table:table-cell>
          <table:table-cell office:value-type="float" office:value="-2.26654" calcext:value-type="float">
            <text:p>-2.26654</text:p>
          </table:table-cell>
        </table:table-row>
        <table:table-row table:style-name="ro1">
          <table:table-cell office:value-type="float" office:value="-11.24" calcext:value-type="float">
            <text:p>-11.24</text:p>
          </table:table-cell>
          <table:table-cell office:value-type="float" office:value="-11.0481" calcext:value-type="float">
            <text:p>-11.0481</text:p>
          </table:table-cell>
          <table:table-cell office:value-type="float" office:value="2.65318" calcext:value-type="float">
            <text:p>2.65318</text:p>
          </table:table-cell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-9.30962" calcext:value-type="float">
            <text:p>-9.30962</text:p>
          </table:table-cell>
          <table:table-cell office:value-type="float" office:value="7.28403" calcext:value-type="float">
            <text:p>7.28403</text:p>
          </table:table-cell>
        </table:table-row>
        <table:table-row table:style-name="ro1">
          <table:table-cell office:value-type="float" office:value="-11.16" calcext:value-type="float">
            <text:p>-11.16</text:p>
          </table:table-cell>
          <table:table-cell office:value-type="float" office:value="-5.90197" calcext:value-type="float">
            <text:p>-5.90197</text:p>
          </table:table-cell>
          <table:table-cell office:value-type="float" office:value="10.9028" calcext:value-type="float">
            <text:p>10.9028</text:p>
          </table:table-cell>
        </table:table-row>
        <table:table-row table:style-name="ro1">
          <table:table-cell office:value-type="float" office:value="-11.12" calcext:value-type="float">
            <text:p>-11.12</text:p>
          </table:table-cell>
          <table:table-cell office:value-type="float" office:value="-1.34042" calcext:value-type="float">
            <text:p>-1.34042</text:p>
          </table:table-cell>
          <table:table-cell office:value-type="float" office:value="12.9383" calcext:value-type="float">
            <text:p>12.9383</text:p>
          </table:table-cell>
        </table:table-row>
        <table:table-row table:style-name="ro1">
          <table:table-cell office:value-type="float" office:value="-11.08" calcext:value-type="float">
            <text:p>-11.08</text:p>
          </table:table-cell>
          <table:table-cell office:value-type="float" office:value="3.67685" calcext:value-type="float">
            <text:p>3.67685</text:p>
          </table:table-cell>
          <table:table-cell office:value-type="float" office:value="13.061" calcext:value-type="float">
            <text:p>13.061</text:p>
          </table:table-cell>
        </table:table-row>
        <table:table-row table:style-name="ro1">
          <table:table-cell office:value-type="float" office:value="-11.04" calcext:value-type="float">
            <text:p>-11.04</text:p>
          </table:table-cell>
          <table:table-cell office:value-type="float" office:value="8.3758" calcext:value-type="float">
            <text:p>8.3758</text:p>
          </table:table-cell>
          <table:table-cell office:value-type="float" office:value="11.2359" calcext:value-type="float">
            <text:p>11.2359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2.0262" calcext:value-type="float">
            <text:p>12.0262</text:p>
          </table:table-cell>
          <table:table-cell office:value-type="float" office:value="7.73021" calcext:value-type="float">
            <text:p>7.73021</text:p>
          </table:table-cell>
        </table:table-row>
        <table:table-row table:style-name="ro1">
          <table:table-cell office:value-type="float" office:value="-10.96" calcext:value-type="float">
            <text:p>-10.96</text:p>
          </table:table-cell>
          <table:table-cell office:value-type="float" office:value="14.0551" calcext:value-type="float">
            <text:p>14.0551</text:p>
          </table:table-cell>
          <table:table-cell office:value-type="float" office:value="3.07401" calcext:value-type="float">
            <text:p>3.07401</text:p>
          </table:table-cell>
        </table:table-row>
        <table:table-row table:style-name="ro1">
          <table:table-cell office:value-type="float" office:value="-10.92" calcext:value-type="float">
            <text:p>-10.92</text:p>
          </table:table-cell>
          <table:table-cell office:value-type="float" office:value="14.1374" calcext:value-type="float">
            <text:p>14.1374</text:p>
          </table:table-cell>
          <table:table-cell office:value-type="float" office:value="-2.02021" calcext:value-type="float">
            <text:p>-2.02021</text:p>
          </table:table-cell>
        </table:table-row>
        <table:table-row table:style-name="ro1">
          <table:table-cell office:value-type="float" office:value="-10.88" calcext:value-type="float">
            <text:p>-10.88</text:p>
          </table:table-cell>
          <table:table-cell office:value-type="float" office:value="12.2476" calcext:value-type="float">
            <text:p>12.2476</text:p>
          </table:table-cell>
          <table:table-cell office:value-type="float" office:value="-6.76672" calcext:value-type="float">
            <text:p>-6.76672</text:p>
          </table:table-cell>
        </table:table-row>
        <table:table-row table:style-name="ro1">
          <table:table-cell office:value-type="float" office:value="-10.84" calcext:value-type="float">
            <text:p>-10.84</text:p>
          </table:table-cell>
          <table:table-cell office:value-type="float" office:value="8.66601" calcext:value-type="float">
            <text:p>8.66601</text:p>
          </table:table-cell>
          <table:table-cell office:value-type="float" office:value="-10.4281" calcext:value-type="float">
            <text:p>-10.4281</text:p>
          </table:table-cell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3.93793" calcext:value-type="float">
            <text:p>3.93793</text:p>
          </table:table-cell>
          <table:table-cell office:value-type="float" office:value="-12.43" calcext:value-type="float">
            <text:p>-12.43</text:p>
          </table:table-cell>
        </table:table-row>
        <table:table-row table:style-name="ro1">
          <table:table-cell office:value-type="float" office:value="-10.76" calcext:value-type="float">
            <text:p>-10.76</text:p>
          </table:table-cell>
          <table:table-cell office:value-type="float" office:value="-1.20957" calcext:value-type="float">
            <text:p>-1.20957</text:p>
          </table:table-cell>
          <table:table-cell office:value-type="float" office:value="-12.4515" calcext:value-type="float">
            <text:p>-12.4515</text:p>
          </table:table-cell>
        </table:table-row>
        <table:table-row table:style-name="ro1">
          <table:table-cell office:value-type="float" office:value="-10.72" calcext:value-type="float">
            <text:p>-10.72</text:p>
          </table:table-cell>
          <table:table-cell office:value-type="float" office:value="-5.97891" calcext:value-type="float">
            <text:p>-5.97891</text:p>
          </table:table-cell>
          <table:table-cell office:value-type="float" office:value="-10.4769" calcext:value-type="float">
            <text:p>-10.4769</text:p>
          </table:table-cell>
        </table:table-row>
        <table:table-row table:style-name="ro1">
          <table:table-cell office:value-type="float" office:value="-10.68" calcext:value-type="float">
            <text:p>-10.68</text:p>
          </table:table-cell>
          <table:table-cell office:value-type="float" office:value="-9.62542" calcext:value-type="float">
            <text:p>-9.62542</text:p>
          </table:table-cell>
          <table:table-cell office:value-type="float" office:value="-6.80027" calcext:value-type="float">
            <text:p>-6.80027</text:p>
          </table:table-cell>
        </table:table-row>
        <table:table-row table:style-name="ro1">
          <table:table-cell office:value-type="float" office:value="-10.64" calcext:value-type="float">
            <text:p>-10.64</text:p>
          </table:table-cell>
          <table:table-cell office:value-type="float" office:value="-11.5733" calcext:value-type="float">
            <text:p>-11.5733</text:p>
          </table:table-cell>
          <table:table-cell office:value-type="float" office:value="-1.98218" calcext:value-type="float">
            <text:p>-1.98218</text:p>
          </table:table-cell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-11.5061" calcext:value-type="float">
            <text:p>-11.5061</text:p>
          </table:table-cell>
          <table:table-cell office:value-type="float" office:value="3.23532" calcext:value-type="float">
            <text:p>3.23532</text:p>
          </table:table-cell>
        </table:table-row>
        <table:table-row table:style-name="ro1">
          <table:table-cell office:value-type="float" office:value="-10.56" calcext:value-type="float">
            <text:p>-10.56</text:p>
          </table:table-cell>
          <table:table-cell office:value-type="float" office:value="-9.41832" calcext:value-type="float">
            <text:p>-9.41832</text:p>
          </table:table-cell>
          <table:table-cell office:value-type="float" office:value="8.04261" calcext:value-type="float">
            <text:p>8.04261</text:p>
          </table:table-cell>
        </table:table-row>
        <table:table-row table:style-name="ro1">
          <table:table-cell office:value-type="float" office:value="-10.52" calcext:value-type="float">
            <text:p>-10.52</text:p>
          </table:table-cell>
          <table:table-cell office:value-type="float" office:value="-5.61785" calcext:value-type="float">
            <text:p>-5.61785</text:p>
          </table:table-cell>
          <table:table-cell office:value-type="float" office:value="11.6876" calcext:value-type="float">
            <text:p>11.6876</text:p>
          </table:table-cell>
        </table:table-row>
        <table:table-row table:style-name="ro1">
          <table:table-cell office:value-type="float" office:value="-10.48" calcext:value-type="float">
            <text:p>-10.48</text:p>
          </table:table-cell>
          <table:table-cell office:value-type="float" office:value="-0.681159" calcext:value-type="float">
            <text:p>-0.681159</text:p>
          </table:table-cell>
          <table:table-cell office:value-type="float" office:value="13.5931" calcext:value-type="float">
            <text:p>13.5931</text:p>
          </table:table-cell>
        </table:table-row>
        <table:table-row table:style-name="ro1">
          <table:table-cell office:value-type="float" office:value="-10.44" calcext:value-type="float">
            <text:p>-10.44</text:p>
          </table:table-cell>
          <table:table-cell office:value-type="float" office:value="4.63449" calcext:value-type="float">
            <text:p>4.63449</text:p>
          </table:table-cell>
          <table:table-cell office:value-type="float" office:value="13.4476" calcext:value-type="float">
            <text:p>13.4476</text:p>
          </table:table-cell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9.50713" calcext:value-type="float">
            <text:p>9.50713</text:p>
          </table:table-cell>
          <table:table-cell office:value-type="float" office:value="11.2555" calcext:value-type="float">
            <text:p>11.2555</text:p>
          </table:table-cell>
        </table:table-row>
        <table:table-row table:style-name="ro1">
          <table:table-cell office:value-type="float" office:value="-10.36" calcext:value-type="float">
            <text:p>-10.36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7.33929" calcext:value-type="float">
            <text:p>7.33929</text:p>
          </table:table-cell>
        </table:table-row>
        <table:table-row table:style-name="ro1">
          <table:table-cell office:value-type="float" office:value="-10.32" calcext:value-type="float">
            <text:p>-10.32</text:p>
          </table:table-cell>
          <table:table-cell office:value-type="float" office:value="15.066" calcext:value-type="float">
            <text:p>15.066</text:p>
          </table:table-cell>
          <table:table-cell office:value-type="float" office:value="2.29157" calcext:value-type="float">
            <text:p>2.29157</text:p>
          </table:table-cell>
        </table:table-row>
        <table:table-row table:style-name="ro1">
          <table:table-cell office:value-type="float" office:value="-10.28" calcext:value-type="float">
            <text:p>-10.28</text:p>
          </table:table-cell>
          <table:table-cell office:value-type="float" office:value="14.867" calcext:value-type="float">
            <text:p>14.867</text:p>
          </table:table-cell>
          <table:table-cell office:value-type="float" office:value="-3.1148" calcext:value-type="float">
            <text:p>-3.1148</text:p>
          </table:table-cell>
        </table:table-row>
        <table:table-row table:style-name="ro1">
          <table:table-cell office:value-type="float" office:value="-10.24" calcext:value-type="float">
            <text:p>-10.24</text:p>
          </table:table-cell>
          <table:table-cell office:value-type="float" office:value="12.5952" calcext:value-type="float">
            <text:p>12.5952</text:p>
          </table:table-cell>
          <table:table-cell office:value-type="float" office:value="-8.04526" calcext:value-type="float">
            <text:p>-8.04526</text:p>
          </table:table-cell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8.58763" calcext:value-type="float">
            <text:p>8.58763</text:p>
          </table:table-cell>
          <table:table-cell office:value-type="float" office:value="-11.7326" calcext:value-type="float">
            <text:p>-11.7326</text:p>
          </table:table-cell>
        </table:table-row>
        <table:table-row table:style-name="ro1">
          <table:table-cell office:value-type="float" office:value="-10.16" calcext:value-type="float">
            <text:p>-10.16</text:p>
          </table:table-cell>
          <table:table-cell office:value-type="float" office:value="3.45355" calcext:value-type="float">
            <text:p>3.45355</text:p>
          </table:table-cell>
          <table:table-cell office:value-type="float" office:value="-13.5968" calcext:value-type="float">
            <text:p>-13.5968</text:p>
          </table:table-cell>
        </table:table-row>
        <table:table-row table:style-name="ro1">
          <table:table-cell office:value-type="float" office:value="-10.12" calcext:value-type="float">
            <text:p>-10.12</text:p>
          </table:table-cell>
          <table:table-cell office:value-type="float" office:value="-2.01827" calcext:value-type="float">
            <text:p>-2.01827</text:p>
          </table:table-cell>
          <table:table-cell office:value-type="float" office:value="-13.3363" calcext:value-type="float">
            <text:p>-13.3363</text:p>
          </table:table-cell>
        </table:table-row>
        <table:table-row table:style-name="ro1">
          <table:table-cell office:value-type="float" office:value="-10.08" calcext:value-type="float">
            <text:p>-10.08</text:p>
          </table:table-cell>
          <table:table-cell office:value-type="float" office:value="-6.98044" calcext:value-type="float">
            <text:p>-6.98044</text:p>
          </table:table-cell>
          <table:table-cell office:value-type="float" office:value="-10.977" calcext:value-type="float">
            <text:p>-10.977</text:p>
          </table:table-cell>
        </table:table-row>
        <table:table-row table:style-name="ro1">
          <table:table-cell office:value-type="float" office:value="-10.04" calcext:value-type="float">
            <text:p>-10.04</text:p>
          </table:table-cell>
          <table:table-cell office:value-type="float" office:value="-10.6581" calcext:value-type="float">
            <text:p>-10.6581</text:p>
          </table:table-cell>
          <table:table-cell office:value-type="float" office:value="-6.87101" calcext:value-type="float">
            <text:p>-6.8710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2.4697" calcext:value-type="float">
            <text:p>-12.4697</text:p>
          </table:table-cell>
          <table:table-cell office:value-type="float" office:value="-1.64447" calcext:value-type="float">
            <text:p>-1.64447</text:p>
          </table:table-cell>
        </table:table-row>
        <table:table-row table:style-name="ro1">
          <table:table-cell office:value-type="float" office:value="-9.96" calcext:value-type="float">
            <text:p>-9.96</text:p>
          </table:table-cell>
          <table:table-cell office:value-type="float" office:value="-12.119" calcext:value-type="float">
            <text:p>-12.119</text:p>
          </table:table-cell>
          <table:table-cell office:value-type="float" office:value="3.89755" calcext:value-type="float">
            <text:p>3.89755</text:p>
          </table:table-cell>
        </table:table-row>
        <table:table-row table:style-name="ro1">
          <table:table-cell office:value-type="float" office:value="-9.92" calcext:value-type="float">
            <text:p>-9.92</text:p>
          </table:table-cell>
          <table:table-cell office:value-type="float" office:value="-9.64318" calcext:value-type="float">
            <text:p>-9.64318</text:p>
          </table:table-cell>
          <table:table-cell office:value-type="float" office:value="8.89456" calcext:value-type="float">
            <text:p>8.89456</text:p>
          </table:table-cell>
        </table:table-row>
        <table:table-row table:style-name="ro1">
          <table:table-cell office:value-type="float" office:value="-9.88" calcext:value-type="float">
            <text:p>-9.88</text:p>
          </table:table-cell>
          <table:table-cell office:value-type="float" office:value="-5.40975" calcext:value-type="float">
            <text:p>-5.40975</text:p>
          </table:table-cell>
          <table:table-cell office:value-type="float" office:value="12.5638" calcext:value-type="float">
            <text:p>12.5638</text:p>
          </table:table-cell>
        </table:table-row>
        <table:table-row table:style-name="ro1">
          <table:table-cell office:value-type="float" office:value="-9.84" calcext:value-type="float">
            <text:p>-9.84</text:p>
          </table:table-cell>
          <table:table-cell office:value-type="float" office:value="-0.0622052" calcext:value-type="float">
            <text:p>-0.0622052</text:p>
          </table:table-cell>
          <table:table-cell office:value-type="float" office:value="14.3225" calcext:value-type="float">
            <text:p>14.3225</text:p>
          </table:table-cell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5.57768" calcext:value-type="float">
            <text:p>5.57768</text:p>
          </table:table-cell>
          <table:table-cell office:value-type="float" office:value="13.8798" calcext:value-type="float">
            <text:p>13.8798</text:p>
          </table:table-cell>
        </table:table-row>
        <table:table-row table:style-name="ro1">
          <table:table-cell office:value-type="float" office:value="-9.76" calcext:value-type="float">
            <text:p>-9.76</text:p>
          </table:table-cell>
          <table:table-cell office:value-type="float" office:value="10.636" calcext:value-type="float">
            <text:p>10.636</text:p>
          </table:table-cell>
          <table:table-cell office:value-type="float" office:value="11.2843" calcext:value-type="float">
            <text:p>11.2843</text:p>
          </table:table-cell>
        </table:table-row>
        <table:table-row table:style-name="ro1">
          <table:table-cell office:value-type="float" office:value="-9.72" calcext:value-type="float">
            <text:p>-9.72</text:p>
          </table:table-cell>
          <table:table-cell office:value-type="float" office:value="14.3221" calcext:value-type="float">
            <text:p>14.3221</text:p>
          </table:table-cell>
          <table:table-cell office:value-type="float" office:value="6.9196" calcext:value-type="float">
            <text:p>6.9196</text:p>
          </table:table-cell>
        </table:table-row>
        <table:table-row table:style-name="ro1">
          <table:table-cell office:value-type="float" office:value="-9.68" calcext:value-type="float">
            <text:p>-9.68</text:p>
          </table:table-cell>
          <table:table-cell office:value-type="float" office:value="16.0516" calcext:value-type="float">
            <text:p>16.0516</text:p>
          </table:table-cell>
          <table:table-cell office:value-type="float" office:value="1.44689" calcext:value-type="float">
            <text:p>1.44689</text:p>
          </table:table-cell>
        </table:table-row>
        <table:table-row table:style-name="ro1">
          <table:table-cell office:value-type="float" office:value="-9.64" calcext:value-type="float">
            <text:p>-9.64</text:p>
          </table:table-cell>
          <table:table-cell office:value-type="float" office:value="15.5396" calcext:value-type="float">
            <text:p>15.5396</text:p>
          </table:table-cell>
          <table:table-cell office:value-type="float" office:value="-4.29493" calcext:value-type="float">
            <text:p>-4.29493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12.8464" calcext:value-type="float">
            <text:p>12.8464</text:p>
          </table:table-cell>
          <table:table-cell office:value-type="float" office:value="-9.41826" calcext:value-type="float">
            <text:p>-9.41826</text:p>
          </table:table-cell>
        </table:table-row>
        <table:table-row table:style-name="ro1">
          <table:table-cell office:value-type="float" office:value="-9.56" calcext:value-type="float">
            <text:p>-9.56</text:p>
          </table:table-cell>
          <table:table-cell office:value-type="float" office:value="8.37177" calcext:value-type="float">
            <text:p>8.37177</text:p>
          </table:table-cell>
          <table:table-cell office:value-type="float" office:value="-13.1241" calcext:value-type="float">
            <text:p>-13.1241</text:p>
          </table:table-cell>
        </table:table-row>
        <table:table-row table:style-name="ro1">
          <table:table-cell office:value-type="float" office:value="-9.52" calcext:value-type="float">
            <text:p>-9.52</text:p>
          </table:table-cell>
          <table:table-cell office:value-type="float" office:value="2.79537" calcext:value-type="float">
            <text:p>2.79537</text:p>
          </table:table-cell>
          <table:table-cell office:value-type="float" office:value="-14.8271" calcext:value-type="float">
            <text:p>-14.8271</text:p>
          </table:table-cell>
        </table:table-row>
        <table:table-row table:style-name="ro1">
          <table:table-cell office:value-type="float" office:value="-9.48" calcext:value-type="float">
            <text:p>-9.48</text:p>
          </table:table-cell>
          <table:table-cell office:value-type="float" office:value="-3.02646" calcext:value-type="float">
            <text:p>-3.02646</text:p>
          </table:table-cell>
          <table:table-cell office:value-type="float" office:value="-14.2478" calcext:value-type="float">
            <text:p>-14.2478</text:p>
          </table:table-cell>
        </table:table-row>
        <table:table-row table:style-name="ro1">
          <table:table-cell office:value-type="float" office:value="-9.44" calcext:value-type="float">
            <text:p>-9.44</text:p>
          </table:table-cell>
          <table:table-cell office:value-type="float" office:value="-8.19208" calcext:value-type="float">
            <text:p>-8.19208</text:p>
          </table:table-cell>
          <table:table-cell office:value-type="float" office:value="-11.4589" calcext:value-type="float">
            <text:p>-11.4589</text:p>
          </table:table-cell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-11.8942" calcext:value-type="float">
            <text:p>-11.8942</text:p>
          </table:table-cell>
          <table:table-cell office:value-type="float" office:value="-6.87681" calcext:value-type="float">
            <text:p>-6.87681</text:p>
          </table:table-cell>
        </table:table-row>
        <table:table-row table:style-name="ro1">
          <table:table-cell office:value-type="float" office:value="-9.36" calcext:value-type="float">
            <text:p>-9.36</text:p>
          </table:table-cell>
          <table:table-cell office:value-type="float" office:value="-13.5461" calcext:value-type="float">
            <text:p>-13.5461</text:p>
          </table:table-cell>
          <table:table-cell office:value-type="float" office:value="-1.19996" calcext:value-type="float">
            <text:p>-1.19996</text:p>
          </table:table-cell>
        </table:table-row>
        <table:table-row table:style-name="ro1">
          <table:table-cell office:value-type="float" office:value="-9.32" calcext:value-type="float">
            <text:p>-9.32</text:p>
          </table:table-cell>
          <table:table-cell office:value-type="float" office:value="-12.8743" calcext:value-type="float">
            <text:p>-12.8743</text:p>
          </table:table-cell>
          <table:table-cell office:value-type="float" office:value="4.69736" calcext:value-type="float">
            <text:p>4.69736</text:p>
          </table:table-cell>
        </table:table-row>
        <table:table-row table:style-name="ro1">
          <table:table-cell office:value-type="float" office:value="-9.28" calcext:value-type="float">
            <text:p>-9.28</text:p>
          </table:table-cell>
          <table:table-cell office:value-type="float" office:value="-9.96422" calcext:value-type="float">
            <text:p>-9.96422</text:p>
          </table:table-cell>
          <table:table-cell office:value-type="float" office:value="9.89917" calcext:value-type="float">
            <text:p>9.89917</text:p>
          </table:table-cell>
        </table:table-row>
        <table:table-row table:style-name="ro1">
          <table:table-cell office:value-type="float" office:value="-9.24" calcext:value-type="float">
            <text:p>-9.24</text:p>
          </table:table-cell>
          <table:table-cell office:value-type="float" office:value="-5.24936" calcext:value-type="float">
            <text:p>-5.24936</text:p>
          </table:table-cell>
          <table:table-cell office:value-type="float" office:value="13.5897" calcext:value-type="float">
            <text:p>13.5897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0.55259" calcext:value-type="float">
            <text:p>0.55259</text:p>
          </table:table-cell>
          <table:table-cell office:value-type="float" office:value="15.1808" calcext:value-type="float">
            <text:p>15.1808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6.54889" calcext:value-type="float">
            <text:p>6.54889</text:p>
          </table:table-cell>
          <table:table-cell office:value-type="float" office:value="14.4055" calcext:value-type="float">
            <text:p>14.4055</text:p>
          </table:table-cell>
        </table:table-row>
        <table:table-row table:style-name="ro1">
          <table:table-cell office:value-type="float" office:value="-9.12" calcext:value-type="float">
            <text:p>-9.12</text:p>
          </table:table-cell>
          <table:table-cell office:value-type="float" office:value="11.8089" calcext:value-type="float">
            <text:p>11.8089</text:p>
          </table:table-cell>
          <table:table-cell office:value-type="float" office:value="11.362" calcext:value-type="float">
            <text:p>11.362</text:p>
          </table:table-cell>
        </table:table-row>
        <table:table-row table:style-name="ro1">
          <table:table-cell office:value-type="float" office:value="-9.08" calcext:value-type="float">
            <text:p>-9.08</text:p>
          </table:table-cell>
          <table:table-cell office:value-type="float" office:value="15.508" calcext:value-type="float">
            <text:p>15.508</text:p>
          </table:table-cell>
          <table:table-cell office:value-type="float" office:value="6.50147" calcext:value-type="float">
            <text:p>6.50147</text:p>
          </table:table-cell>
        </table:table-row>
        <table:table-row table:style-name="ro1">
          <table:table-cell office:value-type="float" office:value="-9.04" calcext:value-type="float">
            <text:p>-9.04</text:p>
          </table:table-cell>
          <table:table-cell office:value-type="float" office:value="17.057" calcext:value-type="float">
            <text:p>17.057</text:p>
          </table:table-cell>
          <table:table-cell office:value-type="float" office:value="0.561479" calcext:value-type="float">
            <text:p>0.56147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6.1952" calcext:value-type="float">
            <text:p>16.1952</text:p>
          </table:table-cell>
          <table:table-cell office:value-type="float" office:value="-5.54632" calcext:value-type="float">
            <text:p>-5.54632</text:p>
          </table:table-cell>
        </table:table-row>
        <table:table-row table:style-name="ro1">
          <table:table-cell office:value-type="float" office:value="-8.96" calcext:value-type="float">
            <text:p>-8.96</text:p>
          </table:table-cell>
          <table:table-cell office:value-type="float" office:value="13.0341" calcext:value-type="float">
            <text:p>13.0341</text:p>
          </table:table-cell>
          <table:table-cell office:value-type="float" office:value="-10.8761" calcext:value-type="float">
            <text:p>-10.8761</text:p>
          </table:table-cell>
        </table:table-row>
        <table:table-row table:style-name="ro1">
          <table:table-cell office:value-type="float" office:value="-8.92" calcext:value-type="float">
            <text:p>-8.92</text:p>
          </table:table-cell>
          <table:table-cell office:value-type="float" office:value="8.04317" calcext:value-type="float">
            <text:p>8.04317</text:p>
          </table:table-cell>
          <table:table-cell office:value-type="float" office:value="-14.5945" calcext:value-type="float">
            <text:p>-14.5945</text:p>
          </table:table-cell>
        </table:table-row>
        <table:table-row table:style-name="ro1">
          <table:table-cell office:value-type="float" office:value="-8.88" calcext:value-type="float">
            <text:p>-8.88</text:p>
          </table:table-cell>
          <table:table-cell office:value-type="float" office:value="1.98037" calcext:value-type="float">
            <text:p>1.98037</text:p>
          </table:table-cell>
          <table:table-cell office:value-type="float" office:value="-16.1109" calcext:value-type="float">
            <text:p>-16.1109</text:p>
          </table:table-cell>
        </table:table-row>
        <table:table-row table:style-name="ro1">
          <table:table-cell office:value-type="float" office:value="-8.84" calcext:value-type="float">
            <text:p>-8.84</text:p>
          </table:table-cell>
          <table:table-cell office:value-type="float" office:value="-4.22325" calcext:value-type="float">
            <text:p>-4.22325</text:p>
          </table:table-cell>
          <table:table-cell office:value-type="float" office:value="-15.1714" calcext:value-type="float">
            <text:p>-15.1714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-9.60637" calcext:value-type="float">
            <text:p>-9.60637</text:p>
          </table:table-cell>
          <table:table-cell office:value-type="float" office:value="-11.9011" calcext:value-type="float">
            <text:p>-11.9011</text:p>
          </table:table-cell>
        </table:table-row>
        <table:table-row table:style-name="ro1">
          <table:table-cell office:value-type="float" office:value="-8.76" calcext:value-type="float">
            <text:p>-8.76</text:p>
          </table:table-cell>
          <table:table-cell office:value-type="float" office:value="-13.3264" calcext:value-type="float">
            <text:p>-13.3264</text:p>
          </table:table-cell>
          <table:table-cell office:value-type="float" office:value="-6.78821" calcext:value-type="float">
            <text:p>-6.78821</text:p>
          </table:table-cell>
        </table:table-row>
        <table:table-row table:style-name="ro1">
          <table:table-cell office:value-type="float" office:value="-8.72" calcext:value-type="float">
            <text:p>-8.72</text:p>
          </table:table-cell>
          <table:table-cell office:value-type="float" office:value="-14.7916" calcext:value-type="float">
            <text:p>-14.7916</text:p>
          </table:table-cell>
          <table:table-cell office:value-type="float" office:value="-0.611641" calcext:value-type="float">
            <text:p>-0.611641</text:p>
          </table:table-cell>
        </table:table-row>
        <table:table-row table:style-name="ro1">
          <table:table-cell office:value-type="float" office:value="-8.68" calcext:value-type="float">
            <text:p>-8.68</text:p>
          </table:table-cell>
          <table:table-cell office:value-type="float" office:value="-13.7548" calcext:value-type="float">
            <text:p>-13.7548</text:p>
          </table:table-cell>
          <table:table-cell office:value-type="float" office:value="5.67756" calcext:value-type="float">
            <text:p>5.67756</text:p>
          </table:table-cell>
        </table:table-row>
        <table:table-row table:style-name="ro1">
          <table:table-cell office:value-type="float" office:value="-8.64" calcext:value-type="float">
            <text:p>-8.64</text:p>
          </table:table-cell>
          <table:table-cell office:value-type="float" office:value="-10.3553" calcext:value-type="float">
            <text:p>-10.3553</text:p>
          </table:table-cell>
          <table:table-cell office:value-type="float" office:value="11.1022" calcext:value-type="float">
            <text:p>11.1022</text:p>
          </table:table-cell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-5.1007" calcext:value-type="float">
            <text:p>-5.1007</text:p>
          </table:table-cell>
          <table:table-cell office:value-type="float" office:value="14.8103" calcext:value-type="float">
            <text:p>14.8103</text:p>
          </table:table-cell>
        </table:table-row>
        <table:table-row table:style-name="ro1">
          <table:table-cell office:value-type="float" office:value="-8.56" calcext:value-type="float">
            <text:p>-8.56</text:p>
          </table:table-cell>
          <table:table-cell office:value-type="float" office:value="1.20864" calcext:value-type="float">
            <text:p>1.20864</text:p>
          </table:table-cell>
          <table:table-cell office:value-type="float" office:value="16.2087" calcext:value-type="float">
            <text:p>16.2087</text:p>
          </table:table-cell>
        </table:table-row>
        <table:table-row table:style-name="ro1">
          <table:table-cell office:value-type="float" office:value="-8.52" calcext:value-type="float">
            <text:p>-8.52</text:p>
          </table:table-cell>
          <table:table-cell office:value-type="float" office:value="7.60108" calcext:value-type="float">
            <text:p>7.60108</text:p>
          </table:table-cell>
          <table:table-cell office:value-type="float" office:value="15.0576" calcext:value-type="float">
            <text:p>15.0576</text:p>
          </table:table-cell>
        </table:table-row>
        <table:table-row table:style-name="ro1">
          <table:table-cell office:value-type="float" office:value="-8.48" calcext:value-type="float">
            <text:p>-8.48</text:p>
          </table:table-cell>
          <table:table-cell office:value-type="float" office:value="13.083" calcext:value-type="float">
            <text:p>13.083</text:p>
          </table:table-cell>
          <table:table-cell office:value-type="float" office:value="11.5108" calcext:value-type="float">
            <text:p>11.5108</text:p>
          </table:table-cell>
        </table:table-row>
        <table:table-row table:style-name="ro1">
          <table:table-cell office:value-type="float" office:value="-8.44" calcext:value-type="float">
            <text:p>-8.44</text:p>
          </table:table-cell>
          <table:table-cell office:value-type="float" office:value="16.7929" calcext:value-type="float">
            <text:p>16.7929</text:p>
          </table:table-cell>
          <table:table-cell office:value-type="float" office:value="6.09583" calcext:value-type="float">
            <text:p>6.09583</text:p>
          </table:table-cell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18.1363" calcext:value-type="float">
            <text:p>18.1363</text:p>
          </table:table-cell>
          <table:table-cell office:value-type="float" office:value="-0.364774" calcext:value-type="float">
            <text:p>-0.364774</text:p>
          </table:table-cell>
        </table:table-row>
        <table:table-row table:style-name="ro1">
          <table:table-cell office:value-type="float" office:value="-8.36" calcext:value-type="float">
            <text:p>-8.36</text:p>
          </table:table-cell>
          <table:table-cell office:value-type="float" office:value="16.8808" calcext:value-type="float">
            <text:p>16.8808</text:p>
          </table:table-cell>
          <table:table-cell office:value-type="float" office:value="-6.87817" calcext:value-type="float">
            <text:p>-6.87817</text:p>
          </table:table-cell>
        </table:table-row>
        <table:table-row table:style-name="ro1">
          <table:table-cell office:value-type="float" office:value="-8.32" calcext:value-type="float">
            <text:p>-8.32</text:p>
          </table:table-cell>
          <table:table-cell office:value-type="float" office:value="13.1953" calcext:value-type="float">
            <text:p>13.1953</text:p>
          </table:table-cell>
          <table:table-cell office:value-type="float" office:value="-12.4339" calcext:value-type="float">
            <text:p>-12.4339</text:p>
          </table:table-cell>
        </table:table-row>
        <table:table-row table:style-name="ro1">
          <table:table-cell office:value-type="float" office:value="-8.28" calcext:value-type="float">
            <text:p>-8.28</text:p>
          </table:table-cell>
          <table:table-cell office:value-type="float" office:value="7.62766" calcext:value-type="float">
            <text:p>7.62766</text:p>
          </table:table-cell>
          <table:table-cell office:value-type="float" office:value="-16.1605" calcext:value-type="float">
            <text:p>-16.1605</text:p>
          </table:table-cell>
        </table:table-row>
        <table:table-row table:style-name="ro1">
          <table:table-cell office:value-type="float" office:value="-8.24" calcext:value-type="float">
            <text:p>-8.24</text:p>
          </table:table-cell>
          <table:table-cell office:value-type="float" office:value="1.02352" calcext:value-type="float">
            <text:p>1.02352</text:p>
          </table:table-cell>
          <table:table-cell office:value-type="float" office:value="-17.4622" calcext:value-type="float">
            <text:p>-17.4622</text:p>
          </table:table-cell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-5.60251" calcext:value-type="float">
            <text:p>-5.60251</text:p>
          </table:table-cell>
          <table:table-cell office:value-type="float" office:value="-16.1142" calcext:value-type="float">
            <text:p>-16.1142</text:p>
          </table:table-cell>
        </table:table-row>
        <table:table-row table:style-name="ro1">
          <table:table-cell office:value-type="float" office:value="-8.16" calcext:value-type="float">
            <text:p>-8.16</text:p>
          </table:table-cell>
          <table:table-cell office:value-type="float" office:value="-11.2226" calcext:value-type="float">
            <text:p>-11.2226</text:p>
          </table:table-cell>
          <table:table-cell office:value-type="float" office:value="-12.301" calcext:value-type="float">
            <text:p>-12.301</text:p>
          </table:table-cell>
        </table:table-row>
        <table:table-row table:style-name="ro1">
          <table:table-cell office:value-type="float" office:value="-8.12" calcext:value-type="float">
            <text:p>-8.12</text:p>
          </table:table-cell>
          <table:table-cell office:value-type="float" office:value="-14.955" calcext:value-type="float">
            <text:p>-14.955</text:p>
          </table:table-cell>
          <table:table-cell office:value-type="float" office:value="-6.59164" calcext:value-type="float">
            <text:p>-6.59164</text:p>
          </table:table-cell>
        </table:table-row>
        <table:table-row table:style-name="ro1">
          <table:table-cell office:value-type="float" office:value="-8.08" calcext:value-type="float">
            <text:p>-8.08</text:p>
          </table:table-cell>
          <table:table-cell office:value-type="float" office:value="-16.2028" calcext:value-type="float">
            <text:p>-16.2028</text:p>
          </table:table-cell>
          <table:table-cell office:value-type="float" office:value="0.144701" calcext:value-type="float">
            <text:p>0.144701</text:p>
          </table:table-cell>
        </table:table-row>
        <table:table-row table:style-name="ro1">
          <table:table-cell office:value-type="float" office:value="-8.04" calcext:value-type="float">
            <text:p>-8.04</text:p>
          </table:table-cell>
          <table:table-cell office:value-type="float" office:value="-14.7489" calcext:value-type="float">
            <text:p>-14.7489</text:p>
          </table:table-cell>
          <table:table-cell office:value-type="float" office:value="6.87085" calcext:value-type="float">
            <text:p>6.8708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.7939" calcext:value-type="float">
            <text:p>-10.7939</text:p>
          </table:table-cell>
          <table:table-cell office:value-type="float" office:value="12.541" calcext:value-type="float">
            <text:p>12.541</text:p>
          </table:table-cell>
        </table:table-row>
        <table:table-row table:style-name="ro1">
          <table:table-cell office:value-type="float" office:value="-7.96" calcext:value-type="float">
            <text:p>-7.96</text:p>
          </table:table-cell>
          <table:table-cell office:value-type="float" office:value="-4.92872" calcext:value-type="float">
            <text:p>-4.92872</text:p>
          </table:table-cell>
          <table:table-cell office:value-type="float" office:value="16.2631" calcext:value-type="float">
            <text:p>16.2631</text:p>
          </table:table-cell>
        </table:table-row>
        <table:table-row table:style-name="ro1">
          <table:table-cell office:value-type="float" office:value="-7.92" calcext:value-type="float">
            <text:p>-7.92</text:p>
          </table:table-cell>
          <table:table-cell office:value-type="float" office:value="1.95312" calcext:value-type="float">
            <text:p>1.95312</text:p>
          </table:table-cell>
          <table:table-cell office:value-type="float" office:value="17.4387" calcext:value-type="float">
            <text:p>17.4387</text:p>
          </table:table-cell>
        </table:table-row>
        <table:table-row table:style-name="ro1">
          <table:table-cell office:value-type="float" office:value="-7.88" calcext:value-type="float">
            <text:p>-7.88</text:p>
          </table:table-cell>
          <table:table-cell office:value-type="float" office:value="8.79119" calcext:value-type="float">
            <text:p>8.79119</text:p>
          </table:table-cell>
          <table:table-cell office:value-type="float" office:value="15.8589" calcext:value-type="float">
            <text:p>15.8589</text:p>
          </table:table-cell>
        </table:table-row>
        <table:table-row table:style-name="ro1">
          <table:table-cell office:value-type="float" office:value="-7.84" calcext:value-type="float">
            <text:p>-7.84</text:p>
          </table:table-cell>
          <table:table-cell office:value-type="float" office:value="14.5212" calcext:value-type="float">
            <text:p>14.5212</text:p>
          </table:table-cell>
          <table:table-cell office:value-type="float" office:value="11.7409" calcext:value-type="float">
            <text:p>11.7409</text:p>
          </table:table-cell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18.2402" calcext:value-type="float">
            <text:p>18.2402</text:p>
          </table:table-cell>
          <table:table-cell office:value-type="float" office:value="5.69816" calcext:value-type="float">
            <text:p>5.69816</text:p>
          </table:table-cell>
        </table:table-row>
        <table:table-row table:style-name="ro1">
          <table:table-cell office:value-type="float" office:value="-7.76" calcext:value-type="float">
            <text:p>-7.76</text:p>
          </table:table-cell>
          <table:table-cell office:value-type="float" office:value="19.3484" calcext:value-type="float">
            <text:p>19.3484</text:p>
          </table:table-cell>
          <table:table-cell office:value-type="float" office:value="-1.35054" calcext:value-type="float">
            <text:p>-1.35054</text:p>
          </table:table-cell>
        </table:table-row>
        <table:table-row table:style-name="ro1">
          <table:table-cell office:value-type="float" office:value="-7.72" calcext:value-type="float">
            <text:p>-7.72</text:p>
          </table:table-cell>
          <table:table-cell office:value-type="float" office:value="17.6454" calcext:value-type="float">
            <text:p>17.6454</text:p>
          </table:table-cell>
          <table:table-cell office:value-type="float" office:value="-8.32077" calcext:value-type="float">
            <text:p>-8.32077</text:p>
          </table:table-cell>
        </table:table-row>
        <table:table-row table:style-name="ro1">
          <table:table-cell office:value-type="float" office:value="-7.68" calcext:value-type="float">
            <text:p>-7.68</text:p>
          </table:table-cell>
          <table:table-cell office:value-type="float" office:value="13.3654" calcext:value-type="float">
            <text:p>13.3654</text:p>
          </table:table-cell>
          <table:table-cell office:value-type="float" office:value="-14.1291" calcext:value-type="float">
            <text:p>-14.1291</text:p>
          </table:table-cell>
        </table:table-row>
        <table:table-row table:style-name="ro1">
          <table:table-cell office:value-type="float" office:value="-7.64" calcext:value-type="float">
            <text:p>-7.64</text:p>
          </table:table-cell>
          <table:table-cell office:value-type="float" office:value="7.14528" calcext:value-type="float">
            <text:p>7.14528</text:p>
          </table:table-cell>
          <table:table-cell office:value-type="float" office:value="-17.8614" calcext:value-type="float">
            <text:p>-17.8614</text:p>
          </table:table-cell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-0.0701002" calcext:value-type="float">
            <text:p>-0.0701002</text:p>
          </table:table-cell>
          <table:table-cell office:value-type="float" office:value="-18.9163" calcext:value-type="float">
            <text:p>-18.9163</text:p>
          </table:table-cell>
        </table:table-row>
        <table:table-row table:style-name="ro1">
          <table:table-cell office:value-type="float" office:value="-7.56" calcext:value-type="float">
            <text:p>-7.56</text:p>
          </table:table-cell>
          <table:table-cell office:value-type="float" office:value="-7.17146" calcext:value-type="float">
            <text:p>-7.17146</text:p>
          </table:table-cell>
          <table:table-cell office:value-type="float" office:value="-17.1023" calcext:value-type="float">
            <text:p>-17.1023</text:p>
          </table:table-cell>
        </table:table-row>
        <table:table-row table:style-name="ro1">
          <table:table-cell office:value-type="float" office:value="-7.52" calcext:value-type="float">
            <text:p>-7.52</text:p>
          </table:table-cell>
          <table:table-cell office:value-type="float" office:value="-13.0556" calcext:value-type="float">
            <text:p>-13.0556</text:p>
          </table:table-cell>
          <table:table-cell office:value-type="float" office:value="-12.6713" calcext:value-type="float">
            <text:p>-12.6713</text:p>
          </table:table-cell>
        </table:table-row>
        <table:table-row table:style-name="ro1">
          <table:table-cell office:value-type="float" office:value="-7.48" calcext:value-type="float">
            <text:p>-7.48</text:p>
          </table:table-cell>
          <table:table-cell office:value-type="float" office:value="-16.7966" calcext:value-type="float">
            <text:p>-16.7966</text:p>
          </table:table-cell>
          <table:table-cell office:value-type="float" office:value="-6.28415" calcext:value-type="float">
            <text:p>-6.28415</text:p>
          </table:table-cell>
        </table:table-row>
        <table:table-row table:style-name="ro1">
          <table:table-cell office:value-type="float" office:value="-7.44" calcext:value-type="float">
            <text:p>-7.44</text:p>
          </table:table-cell>
          <table:table-cell office:value-type="float" office:value="-17.7919" calcext:value-type="float">
            <text:p>-17.7919</text:p>
          </table:table-cell>
          <table:table-cell office:value-type="float" office:value="1.08717" calcext:value-type="float">
            <text:p>1.08717</text:p>
          </table:table-cell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-15.8588" calcext:value-type="float">
            <text:p>-15.8588</text:p>
          </table:table-cell>
          <table:table-cell office:value-type="float" office:value="8.30767" calcext:value-type="float">
            <text:p>8.30767</text:p>
          </table:table-cell>
        </table:table-row>
        <table:table-row table:style-name="ro1">
          <table:table-cell office:value-type="float" office:value="-7.36" calcext:value-type="float">
            <text:p>-7.36</text:p>
          </table:table-cell>
          <table:table-cell office:value-type="float" office:value="-11.2674" calcext:value-type="float">
            <text:p>-11.2674</text:p>
          </table:table-cell>
          <table:table-cell office:value-type="float" office:value="14.2536" calcext:value-type="float">
            <text:p>14.2536</text:p>
          </table:table-cell>
        </table:table-row>
        <table:table-row table:style-name="ro1">
          <table:table-cell office:value-type="float" office:value="-7.32" calcext:value-type="float">
            <text:p>-7.32</text:p>
          </table:table-cell>
          <table:table-cell office:value-type="float" office:value="-4.70389" calcext:value-type="float">
            <text:p>-4.70389</text:p>
          </table:table-cell>
          <table:table-cell office:value-type="float" office:value="17.9872" calcext:value-type="float">
            <text:p>17.9872</text:p>
          </table:table-cell>
        </table:table-row>
        <table:table-row table:style-name="ro1">
          <table:table-cell office:value-type="float" office:value="-7.28" calcext:value-type="float">
            <text:p>-7.28</text:p>
          </table:table-cell>
          <table:table-cell office:value-type="float" office:value="2.83208" calcext:value-type="float">
            <text:p>2.83208</text:p>
          </table:table-cell>
          <table:table-cell office:value-type="float" office:value="18.904" calcext:value-type="float">
            <text:p>18.904</text:p>
          </table:table-cell>
        </table:table-row>
        <table:table-row table:style-name="ro1">
          <table:table-cell office:value-type="float" office:value="-7.24" calcext:value-type="float">
            <text:p>-7.24</text:p>
          </table:table-cell>
          <table:table-cell office:value-type="float" office:value="10.1788" calcext:value-type="float">
            <text:p>10.1788</text:p>
          </table:table-cell>
          <table:table-cell office:value-type="float" office:value="16.8309" calcext:value-type="float">
            <text:p>16.8309</text:p>
          </table:table-cell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16.1912" calcext:value-type="float">
            <text:p>16.1912</text:p>
          </table:table-cell>
          <table:table-cell office:value-type="float" office:value="12.0568" calcext:value-type="float">
            <text:p>12.0568</text:p>
          </table:table-cell>
        </table:table-row>
        <table:table-row table:style-name="ro1">
          <table:table-cell office:value-type="float" office:value="-7.16" calcext:value-type="float">
            <text:p>-7.16</text:p>
          </table:table-cell>
          <table:table-cell office:value-type="float" office:value="19.9189" calcext:value-type="float">
            <text:p>19.9189</text:p>
          </table:table-cell>
          <table:table-cell office:value-type="float" office:value="5.29388" calcext:value-type="float">
            <text:p>5.29388</text:p>
          </table:table-cell>
        </table:table-row>
        <table:table-row table:style-name="ro1">
          <table:table-cell office:value-type="float" office:value="-7.12" calcext:value-type="float">
            <text:p>-7.12</text:p>
          </table:table-cell>
          <table:table-cell office:value-type="float" office:value="20.7561" calcext:value-type="float">
            <text:p>20.7561</text:p>
          </table:table-cell>
          <table:table-cell office:value-type="float" office:value="-2.42922" calcext:value-type="float">
            <text:p>-2.42922</text:p>
          </table:table-cell>
        </table:table-row>
        <table:table-row table:style-name="ro1">
          <table:table-cell office:value-type="float" office:value="-7.08" calcext:value-type="float">
            <text:p>-7.08</text:p>
          </table:table-cell>
          <table:table-cell office:value-type="float" office:value="18.539" calcext:value-type="float">
            <text:p>18.539</text:p>
          </table:table-cell>
          <table:table-cell office:value-type="float" office:value="-9.9231" calcext:value-type="float">
            <text:p>-9.9231</text:p>
          </table:table-cell>
        </table:table-row>
        <table:table-row table:style-name="ro1">
          <table:table-cell office:value-type="float" office:value="-7.04" calcext:value-type="float">
            <text:p>-7.04</text:p>
          </table:table-cell>
          <table:table-cell office:value-type="float" office:value="13.5764" calcext:value-type="float">
            <text:p>13.5764</text:p>
          </table:table-cell>
          <table:table-cell office:value-type="float" office:value="-16.0207" calcext:value-type="float">
            <text:p>-16.020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6.60714" calcext:value-type="float">
            <text:p>6.60714</text:p>
          </table:table-cell>
          <table:table-cell office:value-type="float" office:value="-19.7586" calcext:value-type="float">
            <text:p>-19.7586</text:p>
          </table:table-cell>
        </table:table-row>
        <table:table-row table:style-name="ro1">
          <table:table-cell office:value-type="float" office:value="-6.96" calcext:value-type="float">
            <text:p>-6.96</text:p>
          </table:table-cell>
          <table:table-cell office:value-type="float" office:value="-1.30989" calcext:value-type="float">
            <text:p>-1.30989</text:p>
          </table:table-cell>
          <table:table-cell office:value-type="float" office:value="-20.529" calcext:value-type="float">
            <text:p>-20.529</text:p>
          </table:table-cell>
        </table:table-row>
        <table:table-row table:style-name="ro1">
          <table:table-cell office:value-type="float" office:value="-6.92" calcext:value-type="float">
            <text:p>-6.92</text:p>
          </table:table-cell>
          <table:table-cell office:value-type="float" office:value="-8.95658" calcext:value-type="float">
            <text:p>-8.95658</text:p>
          </table:table-cell>
          <table:table-cell office:value-type="float" office:value="-18.1783" calcext:value-type="float">
            <text:p>-18.1783</text:p>
          </table:table-cell>
        </table:table-row>
        <table:table-row table:style-name="ro1">
          <table:table-cell office:value-type="float" office:value="-6.88" calcext:value-type="float">
            <text:p>-6.88</text:p>
          </table:table-cell>
          <table:table-cell office:value-type="float" office:value="-15.1429" calcext:value-type="float">
            <text:p>-15.1429</text:p>
          </table:table-cell>
          <table:table-cell office:value-type="float" office:value="-13.0356" calcext:value-type="float">
            <text:p>-13.0356</text:p>
          </table:table-cell>
        </table:table-row>
        <table:table-row table:style-name="ro1">
          <table:table-cell office:value-type="float" office:value="-6.84" calcext:value-type="float">
            <text:p>-6.84</text:p>
          </table:table-cell>
          <table:table-cell office:value-type="float" office:value="-18.8918" calcext:value-type="float">
            <text:p>-18.8918</text:p>
          </table:table-cell>
          <table:table-cell office:value-type="float" office:value="-5.86774" calcext:value-type="float">
            <text:p>-5.86774</text:p>
          </table:table-cell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-19.5937" calcext:value-type="float">
            <text:p>-19.5937</text:p>
          </table:table-cell>
          <table:table-cell office:value-type="float" office:value="2.2353" calcext:value-type="float">
            <text:p>2.2353</text:p>
          </table:table-cell>
        </table:table-row>
        <table:table-row table:style-name="ro1">
          <table:table-cell office:value-type="float" office:value="-6.76" calcext:value-type="float">
            <text:p>-6.76</text:p>
          </table:table-cell>
          <table:table-cell office:value-type="float" office:value="-17.1051" calcext:value-type="float">
            <text:p>-17.1051</text:p>
          </table:table-cell>
          <table:table-cell office:value-type="float" office:value="10.0255" calcext:value-type="float">
            <text:p>10.0255</text:p>
          </table:table-cell>
        </table:table-row>
        <table:table-row table:style-name="ro1">
          <table:table-cell office:value-type="float" office:value="-6.72" calcext:value-type="float">
            <text:p>-6.72</text:p>
          </table:table-cell>
          <table:table-cell office:value-type="float" office:value="-11.7765" calcext:value-type="float">
            <text:p>-11.7765</text:p>
          </table:table-cell>
          <table:table-cell office:value-type="float" office:value="16.2887" calcext:value-type="float">
            <text:p>16.2887</text:p>
          </table:table-cell>
        </table:table-row>
        <table:table-row table:style-name="ro1">
          <table:table-cell office:value-type="float" office:value="-6.68" calcext:value-type="float">
            <text:p>-6.68</text:p>
          </table:table-cell>
          <table:table-cell office:value-type="float" office:value="-4.40338" calcext:value-type="float">
            <text:p>-4.40338</text:p>
          </table:table-cell>
          <table:table-cell office:value-type="float" office:value="20.0339" calcext:value-type="float">
            <text:p>20.0339</text:p>
          </table:table-cell>
        </table:table-row>
        <table:table-row table:style-name="ro1">
          <table:table-cell office:value-type="float" office:value="-6.64" calcext:value-type="float">
            <text:p>-6.64</text:p>
          </table:table-cell>
          <table:table-cell office:value-type="float" office:value="3.89155" calcext:value-type="float">
            <text:p>3.89155</text:p>
          </table:table-cell>
          <table:table-cell office:value-type="float" office:value="20.6494" calcext:value-type="float">
            <text:p>20.6494</text:p>
          </table:table-cell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18.0024" calcext:value-type="float">
            <text:p>18.0024</text:p>
          </table:table-cell>
        </table:table-row>
        <table:table-row table:style-name="ro1">
          <table:table-cell office:value-type="float" office:value="-6.56" calcext:value-type="float">
            <text:p>-6.56</text:p>
          </table:table-cell>
          <table:table-cell office:value-type="float" office:value="18.1704" calcext:value-type="float">
            <text:p>18.1704</text:p>
          </table:table-cell>
          <table:table-cell office:value-type="float" office:value="12.465" calcext:value-type="float">
            <text:p>12.465</text:p>
          </table:table-cell>
        </table:table-row>
        <table:table-row table:style-name="ro1">
          <table:table-cell office:value-type="float" office:value="-6.52" calcext:value-type="float">
            <text:p>-6.52</text:p>
          </table:table-cell>
          <table:table-cell office:value-type="float" office:value="21.9095" calcext:value-type="float">
            <text:p>21.9095</text:p>
          </table:table-cell>
          <table:table-cell office:value-type="float" office:value="4.86325" calcext:value-type="float">
            <text:p>4.86325</text:p>
          </table:table-cell>
        </table:table-row>
        <table:table-row table:style-name="ro1">
          <table:table-cell office:value-type="float" office:value="-6.48" calcext:value-type="float">
            <text:p>-6.48</text:p>
          </table:table-cell>
          <table:table-cell office:value-type="float" office:value="22.4323" calcext:value-type="float">
            <text:p>22.4323</text:p>
          </table:table-cell>
          <table:table-cell office:value-type="float" office:value="-3.64653" calcext:value-type="float">
            <text:p>-3.64653</text:p>
          </table:table-cell>
        </table:table-row>
        <table:table-row table:style-name="ro1">
          <table:table-cell office:value-type="float" office:value="-6.44" calcext:value-type="float">
            <text:p>-6.44</text:p>
          </table:table-cell>
          <table:table-cell office:value-type="float" office:value="19.6172" calcext:value-type="float">
            <text:p>19.6172</text:p>
          </table:table-cell>
          <table:table-cell office:value-type="float" office:value="-11.7527" calcext:value-type="float">
            <text:p>-11.7527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13.8591" calcext:value-type="float">
            <text:p>13.8591</text:p>
          </table:table-cell>
          <table:table-cell office:value-type="float" office:value="-18.1902" calcext:value-type="float">
            <text:p>-18.1902</text:p>
          </table:table-cell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6.01524" calcext:value-type="float">
            <text:p>6.01524</text:p>
          </table:table-cell>
          <table:table-cell office:value-type="float" office:value="-21.9375" calcext:value-type="float">
            <text:p>-21.9375</text:p>
          </table:table-cell>
        </table:table-row>
        <table:table-row table:style-name="ro1">
          <table:table-cell office:value-type="float" office:value="-6.32" calcext:value-type="float">
            <text:p>-6.32</text:p>
          </table:table-cell>
          <table:table-cell office:value-type="float" office:value="-2.72261" calcext:value-type="float">
            <text:p>-2.72261</text:p>
          </table:table-cell>
          <table:table-cell office:value-type="float" office:value="-22.3783" calcext:value-type="float">
            <text:p>-22.3783</text:p>
          </table:table-cell>
        </table:table-row>
        <table:table-row table:style-name="ro1">
          <table:table-cell office:value-type="float" office:value="-6.28" calcext:value-type="float">
            <text:p>-6.28</text:p>
          </table:table-cell>
          <table:table-cell office:value-type="float" office:value="-11.0089" calcext:value-type="float">
            <text:p>-11.0089</text:p>
          </table:table-cell>
          <table:table-cell office:value-type="float" office:value="-19.4021" calcext:value-type="float">
            <text:p>-19.4021</text:p>
          </table:table-cell>
        </table:table-row>
        <table:table-row table:style-name="ro1">
          <table:table-cell office:value-type="float" office:value="-6.24" calcext:value-type="float">
            <text:p>-6.24</text:p>
          </table:table-cell>
          <table:table-cell office:value-type="float" office:value="-17.5514" calcext:value-type="float">
            <text:p>-17.5514</text:p>
          </table:table-cell>
          <table:table-cell office:value-type="float" office:value="-13.4277" calcext:value-type="float">
            <text:p>-13.4277</text:p>
          </table:table-cell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-21.3123" calcext:value-type="float">
            <text:p>-21.3123</text:p>
          </table:table-cell>
          <table:table-cell office:value-type="float" office:value="-5.34492" calcext:value-type="float">
            <text:p>-5.34492</text:p>
          </table:table-cell>
        </table:table-row>
        <table:table-row table:style-name="ro1">
          <table:table-cell office:value-type="float" office:value="-6.16" calcext:value-type="float">
            <text:p>-6.16</text:p>
          </table:table-cell>
          <table:table-cell office:value-type="float" office:value="-21.6724" calcext:value-type="float">
            <text:p>-21.6724</text:p>
          </table:table-cell>
          <table:table-cell office:value-type="float" office:value="3.61763" calcext:value-type="float">
            <text:p>3.61763</text:p>
          </table:table-cell>
        </table:table-row>
        <table:table-row table:style-name="ro1">
          <table:table-cell office:value-type="float" office:value="-6.12" calcext:value-type="float">
            <text:p>-6.12</text:p>
          </table:table-cell>
          <table:table-cell office:value-type="float" office:value="-18.5331" calcext:value-type="float">
            <text:p>-18.5331</text:p>
          </table:table-cell>
          <table:table-cell office:value-type="float" office:value="12.079" calcext:value-type="float">
            <text:p>12.079</text:p>
          </table:table-cell>
        </table:table-row>
        <table:table-row table:style-name="ro1">
          <table:table-cell office:value-type="float" office:value="-6.08" calcext:value-type="float">
            <text:p>-6.08</text:p>
          </table:table-cell>
          <table:table-cell office:value-type="float" office:value="-12.3378" calcext:value-type="float">
            <text:p>-12.3378</text:p>
          </table:table-cell>
          <table:table-cell office:value-type="float" office:value="18.7183" calcext:value-type="float">
            <text:p>18.7183</text:p>
          </table:table-cell>
        </table:table-row>
        <table:table-row table:style-name="ro1">
          <table:table-cell office:value-type="float" office:value="-6.04" calcext:value-type="float">
            <text:p>-6.04</text:p>
          </table:table-cell>
          <table:table-cell office:value-type="float" office:value="-4.01038" calcext:value-type="float">
            <text:p>-4.01038</text:p>
          </table:table-cell>
          <table:table-cell office:value-type="float" office:value="22.4805" calcext:value-type="float">
            <text:p>22.480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5.18206" calcext:value-type="float">
            <text:p>5.18206</text:p>
          </table:table-cell>
          <table:table-cell office:value-type="float" office:value="22.7435" calcext:value-type="float">
            <text:p>22.7435</text:p>
          </table:table-cell>
        </table:table-row>
        <table:table-row table:style-name="ro1">
          <table:table-cell office:value-type="float" office:value="-5.96" calcext:value-type="float">
            <text:p>-5.96</text:p>
          </table:table-cell>
          <table:table-cell office:value-type="float" office:value="13.8215" calcext:value-type="float">
            <text:p>13.8215</text:p>
          </table:table-cell>
          <table:table-cell office:value-type="float" office:value="19.4209" calcext:value-type="float">
            <text:p>19.4209</text:p>
          </table:table-cell>
        </table:table-row>
        <table:table-row table:style-name="ro1">
          <table:table-cell office:value-type="float" office:value="-5.92" calcext:value-type="float">
            <text:p>-5.92</text:p>
          </table:table-cell>
          <table:table-cell office:value-type="float" office:value="20.5569" calcext:value-type="float">
            <text:p>20.5569</text:p>
          </table:table-cell>
          <table:table-cell office:value-type="float" office:value="12.9817" calcext:value-type="float">
            <text:p>12.9817</text:p>
          </table:table-cell>
        </table:table-row>
        <table:table-row table:style-name="ro1">
          <table:table-cell office:value-type="float" office:value="-5.88" calcext:value-type="float">
            <text:p>-5.88</text:p>
          </table:table-cell>
          <table:table-cell office:value-type="float" office:value="24.3152" calcext:value-type="float">
            <text:p>24.3152</text:p>
          </table:table-cell>
          <table:table-cell office:value-type="float" office:value="4.3853" calcext:value-type="float">
            <text:p>4.3853</text:p>
          </table:table-cell>
        </table:table-row>
        <table:table-row table:style-name="ro1">
          <table:table-cell office:value-type="float" office:value="-5.84" calcext:value-type="float">
            <text:p>-5.84</text:p>
          </table:table-cell>
          <table:table-cell office:value-type="float" office:value="24.4711" calcext:value-type="float">
            <text:p>24.4711</text:p>
          </table:table-cell>
          <table:table-cell office:value-type="float" office:value="-5.06088" calcext:value-type="float">
            <text:p>-5.06088</text:p>
          </table:table-cell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20.9505" calcext:value-type="float">
            <text:p>20.9505</text:p>
          </table:table-cell>
          <table:table-cell office:value-type="float" office:value="-13.8999" calcext:value-type="float">
            <text:p>-13.8999</text:p>
          </table:table-cell>
        </table:table-row>
        <table:table-row table:style-name="ro1">
          <table:table-cell office:value-type="float" office:value="-5.76" calcext:value-type="float">
            <text:p>-5.76</text:p>
          </table:table-cell>
          <table:table-cell office:value-type="float" office:value="14.2494" calcext:value-type="float">
            <text:p>14.2494</text:p>
          </table:table-cell>
          <table:table-cell office:value-type="float" office:value="-20.7492" calcext:value-type="float">
            <text:p>-20.7492</text:p>
          </table:table-cell>
        </table:table-row>
        <table:table-row table:style-name="ro1">
          <table:table-cell office:value-type="float" office:value="-5.72" calcext:value-type="float">
            <text:p>-5.72</text:p>
          </table:table-cell>
          <table:table-cell office:value-type="float" office:value="5.36426" calcext:value-type="float">
            <text:p>5.36426</text:p>
          </table:table-cell>
          <table:table-cell office:value-type="float" office:value="-24.5164" calcext:value-type="float">
            <text:p>-24.5164</text:p>
          </table:table-cell>
        </table:table-row>
        <table:table-row table:style-name="ro1">
          <table:table-cell office:value-type="float" office:value="-5.68" calcext:value-type="float">
            <text:p>-5.68</text:p>
          </table:table-cell>
          <table:table-cell office:value-type="float" office:value="-4.3553" calcext:value-type="float">
            <text:p>-4.3553</text:p>
          </table:table-cell>
          <table:table-cell office:value-type="float" office:value="-24.5728" calcext:value-type="float">
            <text:p>-24.5728</text:p>
          </table:table-cell>
        </table:table-row>
        <table:table-row table:style-name="ro1">
          <table:table-cell office:value-type="float" office:value="-5.64" calcext:value-type="float">
            <text:p>-5.64</text:p>
          </table:table-cell>
          <table:table-cell office:value-type="float" office:value="-13.4114" calcext:value-type="float">
            <text:p>-13.4114</text:p>
          </table:table-cell>
          <table:table-cell office:value-type="float" office:value="-20.8571" calcext:value-type="float">
            <text:p>-20.8571</text:p>
          </table:table-cell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-20.3883" calcext:value-type="float">
            <text:p>-20.3883</text:p>
          </table:table-cell>
          <table:table-cell office:value-type="float" office:value="-13.8931" calcext:value-type="float">
            <text:p>-13.8931</text:p>
          </table:table-cell>
        </table:table-row>
        <table:table-row table:style-name="ro1">
          <table:table-cell office:value-type="float" office:value="-5.56" calcext:value-type="float">
            <text:p>-5.56</text:p>
          </table:table-cell>
          <table:table-cell office:value-type="float" office:value="-24.1733" calcext:value-type="float">
            <text:p>-24.1733</text:p>
          </table:table-cell>
          <table:table-cell office:value-type="float" office:value="-4.71634" calcext:value-type="float">
            <text:p>-4.71634</text:p>
          </table:table-cell>
        </table:table-row>
        <table:table-row table:style-name="ro1">
          <table:table-cell office:value-type="float" office:value="-5.52" calcext:value-type="float">
            <text:p>-5.52</text:p>
          </table:table-cell>
          <table:table-cell office:value-type="float" office:value="-24.1335" calcext:value-type="float">
            <text:p>-24.1335</text:p>
          </table:table-cell>
          <table:table-cell office:value-type="float" office:value="5.27938" calcext:value-type="float">
            <text:p>5.27938</text:p>
          </table:table-cell>
        </table:table-row>
        <table:table-row table:style-name="ro1">
          <table:table-cell office:value-type="float" office:value="-5.48" calcext:value-type="float">
            <text:p>-5.48</text:p>
          </table:table-cell>
          <table:table-cell office:value-type="float" office:value="-20.2211" calcext:value-type="float">
            <text:p>-20.2211</text:p>
          </table:table-cell>
          <table:table-cell office:value-type="float" office:value="14.5532" calcext:value-type="float">
            <text:p>14.5532</text:p>
          </table:table-cell>
        </table:table-row>
        <table:table-row table:style-name="ro1">
          <table:table-cell office:value-type="float" office:value="-5.44" calcext:value-type="float">
            <text:p>-5.44</text:p>
          </table:table-cell>
          <table:table-cell office:value-type="float" office:value="-12.9888" calcext:value-type="float">
            <text:p>-12.9888</text:p>
          </table:table-cell>
          <table:table-cell office:value-type="float" office:value="21.6541" calcext:value-type="float">
            <text:p>21.6541</text:p>
          </table:table-cell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-3.51299" calcext:value-type="float">
            <text:p>-3.51299</text:p>
          </table:table-cell>
          <table:table-cell office:value-type="float" office:value="25.4479" calcext:value-type="float">
            <text:p>25.4479</text:p>
          </table:table-cell>
        </table:table-row>
        <table:table-row table:style-name="ro1">
          <table:table-cell office:value-type="float" office:value="-5.36" calcext:value-type="float">
            <text:p>-5.36</text:p>
          </table:table-cell>
          <table:table-cell office:value-type="float" office:value="6.76589" calcext:value-type="float">
            <text:p>6.76589</text:p>
          </table:table-cell>
          <table:table-cell office:value-type="float" office:value="25.297" calcext:value-type="float">
            <text:p>25.297</text:p>
          </table:table-cell>
        </table:table-row>
        <table:table-row table:style-name="ro1">
          <table:table-cell office:value-type="float" office:value="-5.32" calcext:value-type="float">
            <text:p>-5.32</text:p>
          </table:table-cell>
          <table:table-cell office:value-type="float" office:value="16.2617" calcext:value-type="float">
            <text:p>16.2617</text:p>
          </table:table-cell>
          <table:table-cell office:value-type="float" office:value="21.1675" calcext:value-type="float">
            <text:p>21.1675</text:p>
          </table:table-cell>
        </table:table-row>
        <table:table-row table:style-name="ro1">
          <table:table-cell office:value-type="float" office:value="-5.28" calcext:value-type="float">
            <text:p>-5.28</text:p>
          </table:table-cell>
          <table:table-cell office:value-type="float" office:value="23.4863" calcext:value-type="float">
            <text:p>23.4863</text:p>
          </table:table-cell>
          <table:table-cell office:value-type="float" office:value="13.6424" calcext:value-type="float">
            <text:p>13.6424</text:p>
          </table:table-cell>
        </table:table-row>
        <table:table-row table:style-name="ro1">
          <table:table-cell office:value-type="float" office:value="-5.24" calcext:value-type="float">
            <text:p>-5.24</text:p>
          </table:table-cell>
          <table:table-cell office:value-type="float" office:value="27.2823" calcext:value-type="float">
            <text:p>27.2823</text:p>
          </table:table-cell>
          <table:table-cell office:value-type="float" office:value="3.84096" calcext:value-type="float">
            <text:p>3.84096</text:p>
          </table:table-cell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27.0072" calcext:value-type="float">
            <text:p>27.0072</text:p>
          </table:table-cell>
          <table:table-cell office:value-type="float" office:value="-6.74746" calcext:value-type="float">
            <text:p>-6.74746</text:p>
          </table:table-cell>
        </table:table-row>
        <table:table-row table:style-name="ro1">
          <table:table-cell office:value-type="float" office:value="-5.16" calcext:value-type="float">
            <text:p>-5.16</text:p>
          </table:table-cell>
          <table:table-cell office:value-type="float" office:value="22.6412" calcext:value-type="float">
            <text:p>22.6412</text:p>
          </table:table-cell>
          <table:table-cell office:value-type="float" office:value="-16.4888" calcext:value-type="float">
            <text:p>-16.4888</text:p>
          </table:table-cell>
        </table:table-row>
        <table:table-row table:style-name="ro1">
          <table:table-cell office:value-type="float" office:value="-5.12" calcext:value-type="float">
            <text:p>-5.12</text:p>
          </table:table-cell>
          <table:table-cell office:value-type="float" office:value="14.799" calcext:value-type="float">
            <text:p>14.799</text:p>
          </table:table-cell>
          <table:table-cell office:value-type="float" office:value="-23.8556" calcext:value-type="float">
            <text:p>-23.8556</text:p>
          </table:table-cell>
        </table:table-row>
        <table:table-row table:style-name="ro1">
          <table:table-cell office:value-type="float" office:value="-5.08" calcext:value-type="float">
            <text:p>-5.08</text:p>
          </table:table-cell>
          <table:table-cell office:value-type="float" office:value="4.64482" calcext:value-type="float">
            <text:p>4.64482</text:p>
          </table:table-cell>
          <table:table-cell office:value-type="float" office:value="-27.6657" calcext:value-type="float">
            <text:p>-27.6657</text:p>
          </table:table-cell>
        </table:table-row>
        <table:table-row table:style-name="ro1">
          <table:table-cell office:value-type="float" office:value="-5.04" calcext:value-type="float">
            <text:p>-5.04</text:p>
          </table:table-cell>
          <table:table-cell office:value-type="float" office:value="-6.28026" calcext:value-type="float">
            <text:p>-6.28026</text:p>
          </table:table-cell>
          <table:table-cell office:value-type="float" office:value="-27.271" calcext:value-type="float">
            <text:p>-27.27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6.2915" calcext:value-type="float">
            <text:p>-16.2915</text:p>
          </table:table-cell>
          <table:table-cell office:value-type="float" office:value="-22.666" calcext:value-type="float">
            <text:p>-22.666</text:p>
          </table:table-cell>
        </table:table-row>
        <table:table-row table:style-name="ro1">
          <table:table-cell office:value-type="float" office:value="-4.96" calcext:value-type="float">
            <text:p>-4.96</text:p>
          </table:table-cell>
          <table:table-cell office:value-type="float" office:value="-23.8196" calcext:value-type="float">
            <text:p>-23.8196</text:p>
          </table:table-cell>
          <table:table-cell office:value-type="float" office:value="-14.4989" calcext:value-type="float">
            <text:p>-14.4989</text:p>
          </table:table-cell>
        </table:table-row>
        <table:table-row table:style-name="ro1">
          <table:table-cell office:value-type="float" office:value="-4.92" calcext:value-type="float">
            <text:p>-4.92</text:p>
          </table:table-cell>
          <table:table-cell office:value-type="float" office:value="-27.656" calcext:value-type="float">
            <text:p>-27.656</text:p>
          </table:table-cell>
          <table:table-cell office:value-type="float" office:value="-3.98113" calcext:value-type="float">
            <text:p>-3.98113</text:p>
          </table:table-cell>
        </table:table-row>
        <table:table-row table:style-name="ro1">
          <table:table-cell office:value-type="float" office:value="-4.88" calcext:value-type="float">
            <text:p>-4.88</text:p>
          </table:table-cell>
          <table:table-cell office:value-type="float" office:value="-27.146" calcext:value-type="float">
            <text:p>-27.146</text:p>
          </table:table-cell>
          <table:table-cell office:value-type="float" office:value="7.29165" calcext:value-type="float">
            <text:p>7.29165</text:p>
          </table:table-cell>
        </table:table-row>
        <table:table-row table:style-name="ro1">
          <table:table-cell office:value-type="float" office:value="-4.84" calcext:value-type="float">
            <text:p>-4.84</text:p>
          </table:table-cell>
          <table:table-cell office:value-type="float" office:value="-22.2992" calcext:value-type="float">
            <text:p>-22.2992</text:p>
          </table:table-cell>
          <table:table-cell office:value-type="float" office:value="17.581" calcext:value-type="float">
            <text:p>17.581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-13.7984" calcext:value-type="float">
            <text:p>-13.7984</text:p>
          </table:table-cell>
          <table:table-cell office:value-type="float" office:value="25.2729" calcext:value-type="float">
            <text:p>25.2729</text:p>
          </table:table-cell>
        </table:table-row>
        <table:table-row table:style-name="ro1">
          <table:table-cell office:value-type="float" office:value="-4.76" calcext:value-type="float">
            <text:p>-4.76</text:p>
          </table:table-cell>
          <table:table-cell office:value-type="float" office:value="-2.90503" calcext:value-type="float">
            <text:p>-2.90503</text:p>
          </table:table-cell>
          <table:table-cell office:value-type="float" office:value="29.1305" calcext:value-type="float">
            <text:p>29.1305</text:p>
          </table:table-cell>
        </table:table-row>
        <table:table-row table:style-name="ro1">
          <table:table-cell office:value-type="float" office:value="-4.72" calcext:value-type="float">
            <text:p>-4.72</text:p>
          </table:table-cell>
          <table:table-cell office:value-type="float" office:value="8.72754" calcext:value-type="float">
            <text:p>8.72754</text:p>
          </table:table-cell>
          <table:table-cell office:value-type="float" office:value="28.4917" calcext:value-type="float">
            <text:p>28.4917</text:p>
          </table:table-cell>
        </table:table-row>
        <table:table-row table:style-name="ro1">
          <table:table-cell office:value-type="float" office:value="-4.68" calcext:value-type="float">
            <text:p>-4.68</text:p>
          </table:table-cell>
          <table:table-cell office:value-type="float" office:value="19.3037" calcext:value-type="float">
            <text:p>19.3037</text:p>
          </table:table-cell>
          <table:table-cell office:value-type="float" office:value="23.3812" calcext:value-type="float">
            <text:p>23.3812</text:p>
          </table:table-cell>
        </table:table-row>
        <table:table-row table:style-name="ro1">
          <table:table-cell office:value-type="float" office:value="-4.64" calcext:value-type="float">
            <text:p>-4.64</text:p>
          </table:table-cell>
          <table:table-cell office:value-type="float" office:value="27.162" calcext:value-type="float">
            <text:p>27.162</text:p>
          </table:table-cell>
          <table:table-cell office:value-type="float" office:value="14.5186" calcext:value-type="float">
            <text:p>14.5186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31.0347" calcext:value-type="float">
            <text:p>31.0347</text:p>
          </table:table-cell>
          <table:table-cell office:value-type="float" office:value="3.21764" calcext:value-type="float">
            <text:p>3.21764</text:p>
          </table:table-cell>
        </table:table-row>
        <table:table-row table:style-name="ro1">
          <table:table-cell office:value-type="float" office:value="-4.56" calcext:value-type="float">
            <text:p>-4.56</text:p>
          </table:table-cell>
          <table:table-cell office:value-type="float" office:value="30.2513" calcext:value-type="float">
            <text:p>30.2513</text:p>
          </table:table-cell>
          <table:table-cell office:value-type="float" office:value="-8.80686" calcext:value-type="float">
            <text:p>-8.80686</text:p>
          </table:table-cell>
        </table:table-row>
        <table:table-row table:style-name="ro1">
          <table:table-cell office:value-type="float" office:value="-4.52" calcext:value-type="float">
            <text:p>-4.52</text:p>
          </table:table-cell>
          <table:table-cell office:value-type="float" office:value="24.8522" calcext:value-type="float">
            <text:p>24.8522</text:p>
          </table:table-cell>
          <table:table-cell office:value-type="float" office:value="-19.6986" calcext:value-type="float">
            <text:p>-19.6986</text:p>
          </table:table-cell>
        </table:table-row>
        <table:table-row table:style-name="ro1">
          <table:table-cell office:value-type="float" office:value="-4.48" calcext:value-type="float">
            <text:p>-4.48</text:p>
          </table:table-cell>
          <table:table-cell office:value-type="float" office:value="15.5952" calcext:value-type="float">
            <text:p>15.5952</text:p>
          </table:table-cell>
          <table:table-cell office:value-type="float" office:value="-27.745" calcext:value-type="float">
            <text:p>-27.745</text:p>
          </table:table-cell>
        </table:table-row>
        <table:table-row table:style-name="ro1">
          <table:table-cell office:value-type="float" office:value="-4.44" calcext:value-type="float">
            <text:p>-4.44</text:p>
          </table:table-cell>
          <table:table-cell office:value-type="float" office:value="3.84988" calcext:value-type="float">
            <text:p>3.84988</text:p>
          </table:table-cell>
          <table:table-cell office:value-type="float" office:value="-31.6451" calcext:value-type="float">
            <text:p>-31.6451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-8.6041" calcext:value-type="float">
            <text:p>-8.6041</text:p>
          </table:table-cell>
          <table:table-cell office:value-type="float" office:value="-30.7188" calcext:value-type="float">
            <text:p>-30.7188</text:p>
          </table:table-cell>
        </table:table-row>
        <table:table-row table:style-name="ro1">
          <table:table-cell office:value-type="float" office:value="-4.36" calcext:value-type="float">
            <text:p>-4.36</text:p>
          </table:table-cell>
          <table:table-cell office:value-type="float" office:value="-19.8454" calcext:value-type="float">
            <text:p>-19.8454</text:p>
          </table:table-cell>
          <table:table-cell office:value-type="float" office:value="-25.0226" calcext:value-type="float">
            <text:p>-25.0226</text:p>
          </table:table-cell>
        </table:table-row>
        <table:table-row table:style-name="ro1">
          <table:table-cell office:value-type="float" office:value="-4.32" calcext:value-type="float">
            <text:p>-4.32</text:p>
          </table:table-cell>
          <table:table-cell office:value-type="float" office:value="-28.1067" calcext:value-type="float">
            <text:p>-28.1067</text:p>
          </table:table-cell>
          <table:table-cell office:value-type="float" office:value="-15.3544" calcext:value-type="float">
            <text:p>-15.3544</text:p>
          </table:table-cell>
        </table:table-row>
        <table:table-row table:style-name="ro1">
          <table:table-cell office:value-type="float" office:value="-4.28" calcext:value-type="float">
            <text:p>-4.28</text:p>
          </table:table-cell>
          <table:table-cell office:value-type="float" office:value="-32.051" calcext:value-type="float">
            <text:p>-32.051</text:p>
          </table:table-cell>
          <table:table-cell office:value-type="float" office:value="-3.14243" calcext:value-type="float">
            <text:p>-3.14243</text:p>
          </table:table-cell>
        </table:table-row>
        <table:table-row table:style-name="ro1">
          <table:table-cell office:value-type="float" office:value="-4.24" calcext:value-type="float">
            <text:p>-4.24</text:p>
          </table:table-cell>
          <table:table-cell office:value-type="float" office:value="-30.987" calcext:value-type="float">
            <text:p>-30.987</text:p>
          </table:table-cell>
          <table:table-cell office:value-type="float" office:value="9.76406" calcext:value-type="float">
            <text:p>9.76406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-24.9874" calcext:value-type="float">
            <text:p>-24.9874</text:p>
          </table:table-cell>
          <table:table-cell office:value-type="float" office:value="21.3744" calcext:value-type="float">
            <text:p>21.3744</text:p>
          </table:table-cell>
        </table:table-row>
        <table:table-row table:style-name="ro1">
          <table:table-cell office:value-type="float" office:value="-4.16" calcext:value-type="float">
            <text:p>-4.16</text:p>
          </table:table-cell>
          <table:table-cell office:value-type="float" office:value="-14.8924" calcext:value-type="float">
            <text:p>-14.8924</text:p>
          </table:table-cell>
          <table:table-cell office:value-type="float" office:value="29.862" calcext:value-type="float">
            <text:p>29.862</text:p>
          </table:table-cell>
        </table:table-row>
        <table:table-row table:style-name="ro1">
          <table:table-cell office:value-type="float" office:value="-4.12" calcext:value-type="float">
            <text:p>-4.12</text:p>
          </table:table-cell>
          <table:table-cell office:value-type="float" office:value="-2.19269" calcext:value-type="float">
            <text:p>-2.19269</text:p>
          </table:table-cell>
          <table:table-cell office:value-type="float" office:value="33.8507" calcext:value-type="float">
            <text:p>33.8507</text:p>
          </table:table-cell>
        </table:table-row>
        <table:table-row table:style-name="ro1">
          <table:table-cell office:value-type="float" office:value="-4.08" calcext:value-type="float">
            <text:p>-4.08</text:p>
          </table:table-cell>
          <table:table-cell office:value-type="float" office:value="11.1885" calcext:value-type="float">
            <text:p>11.1885</text:p>
          </table:table-cell>
          <table:table-cell office:value-type="float" office:value="32.6363" calcext:value-type="float">
            <text:p>32.6363</text:p>
          </table:table-cell>
        </table:table-row>
        <table:table-row table:style-name="ro1">
          <table:table-cell office:value-type="float" office:value="-4.04" calcext:value-type="float">
            <text:p>-4.04</text:p>
          </table:table-cell>
          <table:table-cell office:value-type="float" office:value="23.186" calcext:value-type="float">
            <text:p>23.186</text:p>
          </table:table-cell>
          <table:table-cell office:value-type="float" office:value="26.3081" calcext:value-type="float">
            <text:p>26.308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1.9093" calcext:value-type="float">
            <text:p>31.9093</text:p>
          </table:table-cell>
          <table:table-cell office:value-type="float" office:value="15.7504" calcext:value-type="float">
            <text:p>15.7504</text:p>
          </table:table-cell>
        </table:table-row>
        <table:table-row table:style-name="ro1">
          <table:table-cell office:value-type="float" office:value="-3.96" calcext:value-type="float">
            <text:p>-3.96</text:p>
          </table:table-cell>
          <table:table-cell office:value-type="float" office:value="35.9393" calcext:value-type="float">
            <text:p>35.9393</text:p>
          </table:table-cell>
          <table:table-cell office:value-type="float" office:value="2.52043" calcext:value-type="float">
            <text:p>2.52043</text:p>
          </table:table-cell>
        </table:table-row>
        <table:table-row table:style-name="ro1">
          <table:table-cell office:value-type="float" office:value="-3.92" calcext:value-type="float">
            <text:p>-3.92</text:p>
          </table:table-cell>
          <table:table-cell office:value-type="float" office:value="34.5567" calcext:value-type="float">
            <text:p>34.5567</text:p>
          </table:table-cell>
          <table:table-cell office:value-type="float" office:value="-11.3795" calcext:value-type="float">
            <text:p>-11.3795</text:p>
          </table:table-cell>
        </table:table-row>
        <table:table-row table:style-name="ro1">
          <table:table-cell office:value-type="float" office:value="-3.88" calcext:value-type="float">
            <text:p>-3.88</text:p>
          </table:table-cell>
          <table:table-cell office:value-type="float" office:value="27.8676" calcext:value-type="float">
            <text:p>27.8676</text:p>
          </table:table-cell>
          <table:table-cell office:value-type="float" office:value="-23.8039" calcext:value-type="float">
            <text:p>-23.8039</text:p>
          </table:table-cell>
        </table:table-row>
        <table:table-row table:style-name="ro1">
          <table:table-cell office:value-type="float" office:value="-3.84" calcext:value-type="float">
            <text:p>-3.84</text:p>
          </table:table-cell>
          <table:table-cell office:value-type="float" office:value="16.8027" calcext:value-type="float">
            <text:p>16.8027</text:p>
          </table:table-cell>
          <table:table-cell office:value-type="float" office:value="-32.793" calcext:value-type="float">
            <text:p>-32.793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2.99014" calcext:value-type="float">
            <text:p>2.99014</text:p>
          </table:table-cell>
          <table:table-cell office:value-type="float" office:value="-36.8804" calcext:value-type="float">
            <text:p>-36.8804</text:p>
          </table:table-cell>
        </table:table-row>
        <table:table-row table:style-name="ro1">
          <table:table-cell office:value-type="float" office:value="-3.76" calcext:value-type="float">
            <text:p>-3.76</text:p>
          </table:table-cell>
          <table:table-cell office:value-type="float" office:value="-11.4832" calcext:value-type="float">
            <text:p>-11.4832</text:p>
          </table:table-cell>
          <table:table-cell office:value-type="float" office:value="-35.3297" calcext:value-type="float">
            <text:p>-35.3297</text:p>
          </table:table-cell>
        </table:table-row>
        <table:table-row table:style-name="ro1">
          <table:table-cell office:value-type="float" office:value="-3.72" calcext:value-type="float">
            <text:p>-3.72</text:p>
          </table:table-cell>
          <table:table-cell office:value-type="float" office:value="-24.3848" calcext:value-type="float">
            <text:p>-24.3848</text:p>
          </table:table-cell>
          <table:table-cell office:value-type="float" office:value="-28.2633" calcext:value-type="float">
            <text:p>-28.2633</text:p>
          </table:table-cell>
        </table:table-row>
        <table:table-row table:style-name="ro1">
          <table:table-cell office:value-type="float" office:value="-3.68" calcext:value-type="float">
            <text:p>-3.68</text:p>
          </table:table-cell>
          <table:table-cell office:value-type="float" office:value="-33.6799" calcext:value-type="float">
            <text:p>-33.6799</text:p>
          </table:table-cell>
          <table:table-cell office:value-type="float" office:value="-16.661" calcext:value-type="float">
            <text:p>-16.661</text:p>
          </table:table-cell>
        </table:table-row>
        <table:table-row table:style-name="ro1">
          <table:table-cell office:value-type="float" office:value="-3.64" calcext:value-type="float">
            <text:p>-3.64</text:p>
          </table:table-cell>
          <table:table-cell office:value-type="float" office:value="-37.8496" calcext:value-type="float">
            <text:p>-37.8496</text:p>
          </table:table-cell>
          <table:table-cell office:value-type="float" office:value="-2.22611" calcext:value-type="float">
            <text:p>-2.22611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-36.1374" calcext:value-type="float">
            <text:p>-36.1374</text:p>
          </table:table-cell>
          <table:table-cell office:value-type="float" office:value="12.863" calcext:value-type="float">
            <text:p>12.863</text:p>
          </table:table-cell>
        </table:table-row>
        <table:table-row table:style-name="ro1">
          <table:table-cell office:value-type="float" office:value="-3.56" calcext:value-type="float">
            <text:p>-3.56</text:p>
          </table:table-cell>
          <table:table-cell office:value-type="float" office:value="-28.6819" calcext:value-type="float">
            <text:p>-28.6819</text:p>
          </table:table-cell>
          <table:table-cell office:value-type="float" office:value="26.28" calcext:value-type="float">
            <text:p>26.28</text:p>
          </table:table-cell>
        </table:table-row>
        <table:table-row table:style-name="ro1">
          <table:table-cell office:value-type="float" office:value="-3.52" calcext:value-type="float">
            <text:p>-3.52</text:p>
          </table:table-cell>
          <table:table-cell office:value-type="float" office:value="-16.5146" calcext:value-type="float">
            <text:p>-16.5146</text:p>
          </table:table-cell>
          <table:table-cell office:value-type="float" office:value="35.9076" calcext:value-type="float">
            <text:p>35.9076</text:p>
          </table:table-cell>
        </table:table-row>
        <table:table-row table:style-name="ro1">
          <table:table-cell office:value-type="float" office:value="-3.48" calcext:value-type="float">
            <text:p>-3.48</text:p>
          </table:table-cell>
          <table:table-cell office:value-type="float" office:value="-1.41927" calcext:value-type="float">
            <text:p>-1.41927</text:p>
          </table:table-cell>
          <table:table-cell office:value-type="float" office:value="40.1692" calcext:value-type="float">
            <text:p>40.1692</text:p>
          </table:table-cell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float" office:value="14.3273" calcext:value-type="float">
            <text:p>14.3273</text:p>
          </table:table-cell>
          <table:table-cell office:value-type="float" office:value="38.2846" calcext:value-type="float">
            <text:p>38.2846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28.2969" calcext:value-type="float">
            <text:p>28.2969</text:p>
          </table:table-cell>
          <table:table-cell office:value-type="float" office:value="30.4081" calcext:value-type="float">
            <text:p>30.4081</text:p>
          </table:table-cell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float" office:value="38.2816" calcext:value-type="float">
            <text:p>38.2816</text:p>
          </table:table-cell>
          <table:table-cell office:value-type="float" office:value="17.6253" calcext:value-type="float">
            <text:p>17.6253</text:p>
          </table:table-cell>
        </table:table-row>
        <table:table-row table:style-name="ro1">
          <table:table-cell office:value-type="float" office:value="-3.32" calcext:value-type="float">
            <text:p>-3.32</text:p>
          </table:table-cell>
          <table:table-cell office:value-type="float" office:value="42.6402" calcext:value-type="float">
            <text:p>42.6402</text:p>
          </table:table-cell>
          <table:table-cell office:value-type="float" office:value="1.80638" calcext:value-type="float">
            <text:p>1.80638</text:p>
          </table:table-cell>
        </table:table-row>
        <table:table-row table:style-name="ro1">
          <table:table-cell office:value-type="float" office:value="-3.28" calcext:value-type="float">
            <text:p>-3.28</text:p>
          </table:table-cell>
          <table:table-cell office:value-type="float" office:value="40.5649" calcext:value-type="float">
            <text:p>40.5649</text:p>
          </table:table-cell>
          <table:table-cell office:value-type="float" office:value="-14.6657" calcext:value-type="float">
            <text:p>-14.6657</text:p>
          </table:table-cell>
        </table:table-row>
        <table:table-row table:style-name="ro1">
          <table:table-cell office:value-type="float" office:value="-3.24" calcext:value-type="float">
            <text:p>-3.24</text:p>
          </table:table-cell>
          <table:table-cell office:value-type="float" office:value="32.2247" calcext:value-type="float">
            <text:p>32.2247</text:p>
          </table:table-cell>
          <table:table-cell office:value-type="float" office:value="-29.2512" calcext:value-type="float">
            <text:p>-29.2512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18.7621" calcext:value-type="float">
            <text:p>18.7621</text:p>
          </table:table-cell>
          <table:table-cell office:value-type="float" office:value="-39.6427" calcext:value-type="float">
            <text:p>-39.6427</text:p>
          </table:table-cell>
        </table:table-row>
        <table:table-row table:style-name="ro1">
          <table:table-cell office:value-type="float" office:value="-3.16" calcext:value-type="float">
            <text:p>-3.16</text:p>
          </table:table-cell>
          <table:table-cell office:value-type="float" office:value="2.13975" calcext:value-type="float">
            <text:p>2.13975</text:p>
          </table:table-cell>
          <table:table-cell office:value-type="float" office:value="-44.1265" calcext:value-type="float">
            <text:p>-44.1265</text:p>
          </table:table-cell>
        </table:table-row>
        <table:table-row table:style-name="ro1">
          <table:table-cell office:value-type="float" office:value="-3.12" calcext:value-type="float">
            <text:p>-3.12</text:p>
          </table:table-cell>
          <table:table-cell office:value-type="float" office:value="-15.144" calcext:value-type="float">
            <text:p>-15.144</text:p>
          </table:table-cell>
          <table:table-cell office:value-type="float" office:value="-41.862" calcext:value-type="float">
            <text:p>-41.862</text:p>
          </table:table-cell>
        </table:table-row>
        <table:table-row table:style-name="ro1">
          <table:table-cell office:value-type="float" office:value="-3.08" calcext:value-type="float">
            <text:p>-3.08</text:p>
          </table:table-cell>
          <table:table-cell office:value-type="float" office:value="-30.4276" calcext:value-type="float">
            <text:p>-30.4276</text:p>
          </table:table-cell>
          <table:table-cell office:value-type="float" office:value="-33.0316" calcext:value-type="float">
            <text:p>-33.0316</text:p>
          </table:table-cell>
        </table:table-row>
        <table:table-row table:style-name="ro1">
          <table:table-cell office:value-type="float" office:value="-3.04" calcext:value-type="float">
            <text:p>-3.04</text:p>
          </table:table-cell>
          <table:table-cell office:value-type="float" office:value="-41.293" calcext:value-type="float">
            <text:p>-41.293</text:p>
          </table:table-cell>
          <table:table-cell office:value-type="float" office:value="-18.8376" calcext:value-type="float">
            <text:p>-18.837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5.9452" calcext:value-type="float">
            <text:p>-45.9452</text:p>
          </table:table-cell>
          <table:table-cell office:value-type="float" office:value="-1.34173" calcext:value-type="float">
            <text:p>-1.34173</text:p>
          </table:table-cell>
        </table:table-row>
        <table:table-row table:style-name="ro1">
          <table:table-cell office:value-type="float" office:value="-2.96" calcext:value-type="float">
            <text:p>-2.96</text:p>
          </table:table-cell>
          <table:table-cell office:value-type="float" office:value="-43.5044" calcext:value-type="float">
            <text:p>-43.5044</text:p>
          </table:table-cell>
          <table:table-cell office:value-type="float" office:value="16.832" calcext:value-type="float">
            <text:p>16.832</text:p>
          </table:table-cell>
        </table:table-row>
        <table:table-row table:style-name="ro1">
          <table:table-cell office:value-type="float" office:value="-2.92" calcext:value-type="float">
            <text:p>-2.92</text:p>
          </table:table-cell>
          <table:table-cell office:value-type="float" office:value="-34.1644" calcext:value-type="float">
            <text:p>-34.1644</text:p>
          </table:table-cell>
          <table:table-cell office:value-type="float" office:value="32.888" calcext:value-type="float">
            <text:p>32.888</text:p>
          </table:table-cell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float" office:value="-19.1901" calcext:value-type="float">
            <text:p>-19.1901</text:p>
          </table:table-cell>
          <table:table-cell office:value-type="float" office:value="44.2853" calcext:value-type="float">
            <text:p>44.2853</text:p>
          </table:table-cell>
        </table:table-row>
        <table:table-row table:style-name="ro1">
          <table:table-cell office:value-type="float" office:value="-2.84" calcext:value-type="float">
            <text:p>-2.84</text:p>
          </table:table-cell>
          <table:table-cell office:value-type="float" office:value="-0.749815" calcext:value-type="float">
            <text:p>-0.749815</text:p>
          </table:table-cell>
          <table:table-cell office:value-type="float" office:value="49.1365" calcext:value-type="float">
            <text:p>49.1365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18.3954" calcext:value-type="float">
            <text:p>18.3954</text:p>
          </table:table-cell>
          <table:table-cell office:value-type="float" office:value="46.515" calcext:value-type="float">
            <text:p>46.515</text:p>
          </table:table-cell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float" office:value="35.3018" calcext:value-type="float">
            <text:p>35.3018</text:p>
          </table:table-cell>
          <table:table-cell office:value-type="float" office:value="36.6231" calcext:value-type="float">
            <text:p>36.6231</text:p>
          </table:table-cell>
        </table:table-row>
        <table:table-row table:style-name="ro1">
          <table:table-cell office:value-type="float" office:value="-2.72" calcext:value-type="float">
            <text:p>-2.72</text:p>
          </table:table-cell>
          <table:table-cell office:value-type="float" office:value="47.2911" calcext:value-type="float">
            <text:p>47.2911</text:p>
          </table:table-cell>
          <table:table-cell office:value-type="float" office:value="20.7909" calcext:value-type="float">
            <text:p>20.7909</text:p>
          </table:table-cell>
        </table:table-row>
        <table:table-row table:style-name="ro1">
          <table:table-cell office:value-type="float" office:value="-2.68" calcext:value-type="float">
            <text:p>-2.68</text:p>
          </table:table-cell>
          <table:table-cell office:value-type="float" office:value="52.3702" calcext:value-type="float">
            <text:p>52.3702</text:p>
          </table:table-cell>
          <table:table-cell office:value-type="float" office:value="1.30138" calcext:value-type="float">
            <text:p>1.30138</text:p>
          </table:table-cell>
        </table:table-row>
        <table:table-row table:style-name="ro1">
          <table:table-cell office:value-type="float" office:value="-2.64" calcext:value-type="float">
            <text:p>-2.64</text:p>
          </table:table-cell>
          <table:table-cell office:value-type="float" office:value="49.5563" calcext:value-type="float">
            <text:p>49.5563</text:p>
          </table:table-cell>
          <table:table-cell office:value-type="float" office:value="-18.9344" calcext:value-type="float">
            <text:p>-18.9344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39.0559" calcext:value-type="float">
            <text:p>39.0559</text:p>
          </table:table-cell>
          <table:table-cell office:value-type="float" office:value="-36.8084" calcext:value-type="float">
            <text:p>-36.8084</text:p>
          </table:table-cell>
        </table:table-row>
        <table:table-row table:style-name="ro1">
          <table:table-cell office:value-type="float" office:value="-2.56" calcext:value-type="float">
            <text:p>-2.56</text:p>
          </table:table-cell>
          <table:table-cell office:value-type="float" office:value="22.2665" calcext:value-type="float">
            <text:p>22.2665</text:p>
          </table:table-cell>
          <table:table-cell office:value-type="float" office:value="-49.4877" calcext:value-type="float">
            <text:p>-49.4877</text:p>
          </table:table-cell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float" office:value="1.59484" calcext:value-type="float">
            <text:p>1.59484</text:p>
          </table:table-cell>
          <table:table-cell office:value-type="float" office:value="-54.8576" calcext:value-type="float">
            <text:p>-54.8576</text:p>
          </table:table-cell>
        </table:table-row>
        <table:table-row table:style-name="ro1">
          <table:table-cell office:value-type="float" office:value="-2.48" calcext:value-type="float">
            <text:p>-2.48</text:p>
          </table:table-cell>
          <table:table-cell office:value-type="float" office:value="-19.8836" calcext:value-type="float">
            <text:p>-19.8836</text:p>
          </table:table-cell>
          <table:table-cell office:value-type="float" office:value="-51.8673" calcext:value-type="float">
            <text:p>-51.8673</text:p>
          </table:table-cell>
        </table:table-row>
        <table:table-row table:style-name="ro1">
          <table:table-cell office:value-type="float" office:value="-2.44" calcext:value-type="float">
            <text:p>-2.44</text:p>
          </table:table-cell>
          <table:table-cell office:value-type="float" office:value="-38.8775" calcext:value-type="float">
            <text:p>-38.8775</text:p>
          </table:table-cell>
          <table:table-cell office:value-type="float" office:value="-40.722" calcext:value-type="float">
            <text:p>-40.722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-52.3789" calcext:value-type="float">
            <text:p>-52.3789</text:p>
          </table:table-cell>
          <table:table-cell office:value-type="float" office:value="-22.8878" calcext:value-type="float">
            <text:p>-22.8878</text:p>
          </table:table-cell>
        </table:table-row>
        <table:table-row table:style-name="ro1">
          <table:table-cell office:value-type="float" office:value="-2.36" calcext:value-type="float">
            <text:p>-2.36</text:p>
          </table:table-cell>
          <table:table-cell office:value-type="float" office:value="-58.1325" calcext:value-type="float">
            <text:p>-58.1325</text:p>
          </table:table-cell>
          <table:table-cell office:value-type="float" office:value="-0.904785" calcext:value-type="float">
            <text:p>-0.904785</text:p>
          </table:table-cell>
        </table:table-row>
        <table:table-row table:style-name="ro1">
          <table:table-cell office:value-type="float" office:value="-2.32" calcext:value-type="float">
            <text:p>-2.32</text:p>
          </table:table-cell>
          <table:table-cell office:value-type="float" office:value="-55.0044" calcext:value-type="float">
            <text:p>-55.0044</text:p>
          </table:table-cell>
          <table:table-cell office:value-type="float" office:value="21.9703" calcext:value-type="float">
            <text:p>21.9703</text:p>
          </table:table-cell>
        </table:table-row>
        <table:table-row table:style-name="ro1">
          <table:table-cell office:value-type="float" office:value="-2.28" calcext:value-type="float">
            <text:p>-2.28</text:p>
          </table:table-cell>
          <table:table-cell office:value-type="float" office:value="-43.19" calcext:value-type="float">
            <text:p>-43.19</text:p>
          </table:table-cell>
          <table:table-cell office:value-type="float" office:value="42.2414" calcext:value-type="float">
            <text:p>42.2414</text:p>
          </table:table-cell>
        </table:table-row>
        <table:table-row table:style-name="ro1">
          <table:table-cell office:value-type="float" office:value="-2.24" calcext:value-type="float">
            <text:p>-2.24</text:p>
          </table:table-cell>
          <table:table-cell office:value-type="float" office:value="-24.2251" calcext:value-type="float">
            <text:p>-24.2251</text:p>
          </table:table-cell>
          <table:table-cell office:value-type="float" office:value="56.7006" calcext:value-type="float">
            <text:p>56.7006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-0.792763" calcext:value-type="float">
            <text:p>-0.792763</text:p>
          </table:table-cell>
          <table:table-cell office:value-type="float" office:value="62.9286" calcext:value-type="float">
            <text:p>62.9286</text:p>
          </table:table-cell>
        </table:table-row>
        <table:table-row table:style-name="ro1">
          <table:table-cell office:value-type="float" office:value="-2.16" calcext:value-type="float">
            <text:p>-2.16</text:p>
          </table:table-cell>
          <table:table-cell office:value-type="float" office:value="23.6503" calcext:value-type="float">
            <text:p>23.6503</text:p>
          </table:table-cell>
          <table:table-cell office:value-type="float" office:value="59.6891" calcext:value-type="float">
            <text:p>59.6891</text:p>
          </table:table-cell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float" office:value="45.3773" calcext:value-type="float">
            <text:p>45.3773</text:p>
          </table:table-cell>
          <table:table-cell office:value-type="float" office:value="47.1566" calcext:value-type="float">
            <text:p>47.1566</text:p>
          </table:table-cell>
        </table:table-row>
        <table:table-row table:style-name="ro1">
          <table:table-cell office:value-type="float" office:value="-2.08" calcext:value-type="float">
            <text:p>-2.08</text:p>
          </table:table-cell>
          <table:table-cell office:value-type="float" office:value="60.9514" calcext:value-type="float">
            <text:p>60.9514</text:p>
          </table:table-cell>
          <table:table-cell office:value-type="float" office:value="26.9349" calcext:value-type="float">
            <text:p>26.9349</text:p>
          </table:table-cell>
        </table:table-row>
        <table:table-row table:style-name="ro1">
          <table:table-cell office:value-type="float" office:value="-2.04" calcext:value-type="float">
            <text:p>-2.04</text:p>
          </table:table-cell>
          <table:table-cell office:value-type="float" office:value="67.7597" calcext:value-type="float">
            <text:p>67.7597</text:p>
          </table:table-cell>
          <table:table-cell office:value-type="float" office:value="1.86029" calcext:value-type="float">
            <text:p>1.8602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64.4394" calcext:value-type="float">
            <text:p>64.4394</text:p>
          </table:table-cell>
          <table:table-cell office:value-type="float" office:value="-24.3896" calcext:value-type="float">
            <text:p>-24.3896</text:p>
          </table:table-cell>
        </table:table-row>
        <table:table-row table:style-name="ro1">
          <table:table-cell office:value-type="float" office:value="-1.96" calcext:value-type="float">
            <text:p>-1.96</text:p>
          </table:table-cell>
          <table:table-cell office:value-type="float" office:value="51.1273" calcext:value-type="float">
            <text:p>51.1273</text:p>
          </table:table-cell>
          <table:table-cell office:value-type="float" office:value="-47.8273" calcext:value-type="float">
            <text:p>-47.8273</text:p>
          </table:table-cell>
        </table:table-row>
        <table:table-row table:style-name="ro1">
          <table:table-cell office:value-type="float" office:value="-1.92" calcext:value-type="float">
            <text:p>-1.92</text:p>
          </table:table-cell>
          <table:table-cell office:value-type="float" office:value="29.4915" calcext:value-type="float">
            <text:p>29.4915</text:p>
          </table:table-cell>
          <table:table-cell office:value-type="float" office:value="-64.7515" calcext:value-type="float">
            <text:p>-64.7515</text:p>
          </table:table-cell>
        </table:table-row>
        <table:table-row table:style-name="ro1">
          <table:table-cell office:value-type="float" office:value="-1.88" calcext:value-type="float">
            <text:p>-1.88</text:p>
          </table:table-cell>
          <table:table-cell office:value-type="float" office:value="2.53078" calcext:value-type="float">
            <text:p>2.53078</text:p>
          </table:table-cell>
          <table:table-cell office:value-type="float" office:value="-72.3196" calcext:value-type="float">
            <text:p>-72.3196</text:p>
          </table:table-cell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float" office:value="-25.833" calcext:value-type="float">
            <text:p>-25.833</text:p>
          </table:table-cell>
          <table:table-cell office:value-type="float" office:value="-69.0096" calcext:value-type="float">
            <text:p>-69.0096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-51.3169" calcext:value-type="float">
            <text:p>-51.3169</text:p>
          </table:table-cell>
          <table:table-cell office:value-type="float" office:value="-54.8988" calcext:value-type="float">
            <text:p>-54.8988</text:p>
          </table:table-cell>
        </table:table-row>
        <table:table-row table:style-name="ro1">
          <table:table-cell office:value-type="float" office:value="-1.76" calcext:value-type="float">
            <text:p>-1.76</text:p>
          </table:table-cell>
          <table:table-cell office:value-type="float" office:value="-69.9118" calcext:value-type="float">
            <text:p>-69.9118</text:p>
          </table:table-cell>
          <table:table-cell office:value-type="float" office:value="-31.7104" calcext:value-type="float">
            <text:p>-31.7104</text:p>
          </table:table-cell>
        </table:table-row>
        <table:table-row table:style-name="ro1">
          <table:table-cell office:value-type="float" office:value="-1.72" calcext:value-type="float">
            <text:p>-1.72</text:p>
          </table:table-cell>
          <table:table-cell office:value-type="float" office:value="-78.4997" calcext:value-type="float">
            <text:p>-78.4997</text:p>
          </table:table-cell>
          <table:table-cell office:value-type="float" office:value="-2.61365" calcext:value-type="float">
            <text:p>-2.61365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-75.3577" calcext:value-type="float">
            <text:p>-75.3577</text:p>
          </table:table-cell>
          <table:table-cell office:value-type="float" office:value="28.2006" calcext:value-type="float">
            <text:p>28.2006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-60.4714" calcext:value-type="float">
            <text:p>-60.4714</text:p>
          </table:table-cell>
          <table:table-cell office:value-type="float" office:value="56.1128" calcext:value-type="float">
            <text:p>56.1128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-35.603" calcext:value-type="float">
            <text:p>-35.603</text:p>
          </table:table-cell>
          <table:table-cell office:value-type="float" office:value="76.7542" calcext:value-type="float">
            <text:p>76.7542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-4.09575" calcext:value-type="float">
            <text:p>-4.09575</text:p>
          </table:table-cell>
          <table:table-cell office:value-type="float" office:value="86.6733" calcext:value-type="float">
            <text:p>86.6733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float" office:value="29.5645" calcext:value-type="float">
            <text:p>29.5645</text:p>
          </table:table-cell>
          <table:table-cell office:value-type="float" office:value="83.8904" calcext:value-type="float">
            <text:p>83.8904</text:p>
          </table:table-cell>
        </table:table-row>
        <table:table-row table:style-name="ro1">
          <table:table-cell office:value-type="float" office:value="-1.48" calcext:value-type="float">
            <text:p>-1.48</text:p>
          </table:table-cell>
          <table:table-cell office:value-type="float" office:value="60.3754" calcext:value-type="float">
            <text:p>60.3754</text:p>
          </table:table-cell>
          <table:table-cell office:value-type="float" office:value="68.2535" calcext:value-type="float">
            <text:p>68.2535</text:p>
          </table:table-cell>
        </table:table-row>
        <table:table-row table:style-name="ro1">
          <table:table-cell office:value-type="float" office:value="-1.44" calcext:value-type="float">
            <text:p>-1.44</text:p>
          </table:table-cell>
          <table:table-cell office:value-type="float" office:value="83.5451" calcext:value-type="float">
            <text:p>83.5451</text:p>
          </table:table-cell>
          <table:table-cell office:value-type="float" office:value="41.5359" calcext:value-type="float">
            <text:p>41.5359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95.2154" calcext:value-type="float">
            <text:p>95.2154</text:p>
          </table:table-cell>
          <table:table-cell office:value-type="float" office:value="7.25097" calcext:value-type="float">
            <text:p>7.25097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93.0751" calcext:value-type="float">
            <text:p>93.0751</text:p>
          </table:table-cell>
          <table:table-cell office:value-type="float" office:value="-29.7974" calcext:value-type="float">
            <text:p>-29.7974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76.7693" calcext:value-type="float">
            <text:p>76.7693</text:p>
          </table:table-cell>
          <table:table-cell office:value-type="float" office:value="-64.1732" calcext:value-type="float">
            <text:p>-64.1732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office:value-type="float" office:value="48.0357" calcext:value-type="float">
            <text:p>48.0357</text:p>
          </table:table-cell>
          <table:table-cell office:value-type="float" office:value="-90.5861" calcext:value-type="float">
            <text:p>-90.5861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office:value-type="float" office:value="10.5391" calcext:value-type="float">
            <text:p>10.5391</text:p>
          </table:table-cell>
          <table:table-cell office:value-type="float" office:value="-104.679" calcext:value-type="float">
            <text:p>-104.679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-30.583" calcext:value-type="float">
            <text:p>-30.583</text:p>
          </table:table-cell>
          <table:table-cell office:value-type="float" office:value="-103.71" calcext:value-type="float">
            <text:p>-103.71</text:p>
          </table:table-cell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float" office:value="-69.409" calcext:value-type="float">
            <text:p>-69.409</text:p>
          </table:table-cell>
          <table:table-cell office:value-type="float" office:value="-87.0271" calcext:value-type="float">
            <text:p>-87.0271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office:value-type="float" office:value="-100.064" calcext:value-type="float">
            <text:p>-100.064</text:p>
          </table:table-cell>
          <table:table-cell office:value-type="float" office:value="-56.2578" calcext:value-type="float">
            <text:p>-56.2578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-117.577" calcext:value-type="float">
            <text:p>-117.577</text:p>
          </table:table-cell>
          <table:table-cell office:value-type="float" office:value="-15.1739" calcext:value-type="float">
            <text:p>-15.1739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-118.644" calcext:value-type="float">
            <text:p>-118.644</text:p>
          </table:table-cell>
          <table:table-cell office:value-type="float" office:value="30.7566" calcext:value-type="float">
            <text:p>30.756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02.184" calcext:value-type="float">
            <text:p>-102.184</text:p>
          </table:table-cell>
          <table:table-cell office:value-type="float" office:value="75.0824" calcext:value-type="float">
            <text:p>75.0824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-69.5923" calcext:value-type="float">
            <text:p>-69.5923</text:p>
          </table:table-cell>
          <table:table-cell office:value-type="float" office:value="111.251" calcext:value-type="float">
            <text:p>111.251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-24.661" calcext:value-type="float">
            <text:p>-24.661</text:p>
          </table:table-cell>
          <table:table-cell office:value-type="float" office:value="133.544" calcext:value-type="float">
            <text:p>133.544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26.8543" calcext:value-type="float">
            <text:p>26.8543</text:p>
          </table:table-cell>
          <table:table-cell office:value-type="float" office:value="137.925" calcext:value-type="float">
            <text:p>137.925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77.9567" calcext:value-type="float">
            <text:p>77.9567</text:p>
          </table:table-cell>
          <table:table-cell office:value-type="float" office:value="122.697" calcext:value-type="float">
            <text:p>122.697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121.337" calcext:value-type="float">
            <text:p>121.337</text:p>
          </table:table-cell>
          <table:table-cell office:value-type="float" office:value="88.8425" calcext:value-type="float">
            <text:p>88.8425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150.384" calcext:value-type="float">
            <text:p>150.384</text:p>
          </table:table-cell>
          <table:table-cell office:value-type="float" office:value="40.0114" calcext:value-type="float">
            <text:p>40.0114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160.133" calcext:value-type="float">
            <text:p>160.133</text:p>
          </table:table-cell>
          <table:table-cell office:value-type="float" office:value="-17.8662" calcext:value-type="float">
            <text:p>-17.8662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148.027" calcext:value-type="float">
            <text:p>148.027</text:p>
          </table:table-cell>
          <table:table-cell office:value-type="float" office:value="-77.2985" calcext:value-type="float">
            <text:p>-77.2985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114.376" calcext:value-type="float">
            <text:p>114.376</text:p>
          </table:table-cell>
          <table:table-cell office:value-type="float" office:value="-130.192" calcext:value-type="float">
            <text:p>-130.192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62.4335" calcext:value-type="float">
            <text:p>62.4335</text:p>
          </table:table-cell>
          <table:table-cell office:value-type="float" office:value="-168.93" calcext:value-type="float">
            <text:p>-168.93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-1.9217" calcext:value-type="float">
            <text:p>-1.9217</text:p>
          </table:table-cell>
          <table:table-cell office:value-type="float" office:value="-187.423" calcext:value-type="float">
            <text:p>-187.423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-70.8672" calcext:value-type="float">
            <text:p>-70.8672</text:p>
          </table:table-cell>
          <table:table-cell office:value-type="float" office:value="-181.99" calcext:value-type="float">
            <text:p>-181.99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-135.608" calcext:value-type="float">
            <text:p>-135.608</text:p>
          </table:table-cell>
          <table:table-cell office:value-type="float" office:value="-151.939" calcext:value-type="float">
            <text:p>-151.939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-187.507" calcext:value-type="float">
            <text:p>-187.507</text:p>
          </table:table-cell>
          <table:table-cell office:value-type="float" office:value="-99.7776" calcext:value-type="float">
            <text:p>-99.7776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219.225" calcext:value-type="float">
            <text:p>-219.225</text:p>
          </table:table-cell>
          <table:table-cell office:value-type="float" office:value="-30.9844" calcext:value-type="float">
            <text:p>-30.9844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-225.725" calcext:value-type="float">
            <text:p>-225.725</text:p>
          </table:table-cell>
          <table:table-cell office:value-type="float" office:value="46.6019" calcext:value-type="float">
            <text:p>46.6019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-204.995" calcext:value-type="float">
            <text:p>-204.995</text:p>
          </table:table-cell>
          <table:table-cell office:value-type="float" office:value="123.731" calcext:value-type="float">
            <text:p>123.731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-158.394" calcext:value-type="float">
            <text:p>-158.394</text:p>
          </table:table-cell>
          <table:table-cell office:value-type="float" office:value="190.896" calcext:value-type="float">
            <text:p>190.896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-90.5612" calcext:value-type="float">
            <text:p>-90.5612</text:p>
          </table:table-cell>
          <table:table-cell office:value-type="float" office:value="239.54" calcext:value-type="float">
            <text:p>239.54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-8.90408" calcext:value-type="float">
            <text:p>-8.90408</text:p>
          </table:table-cell>
          <table:table-cell office:value-type="float" office:value="263.177" calcext:value-type="float">
            <text:p>263.177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77.2894" calcext:value-type="float">
            <text:p>77.2894</text:p>
          </table:table-cell>
          <table:table-cell office:value-type="float" office:value="258.247" calcext:value-type="float">
            <text:p>258.247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157.988" calcext:value-type="float">
            <text:p>157.988</text:p>
          </table:table-cell>
          <table:table-cell office:value-type="float" office:value="224.622" calcext:value-type="float">
            <text:p>224.62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223.669" calcext:value-type="float">
            <text:p>223.669</text:p>
          </table:table-cell>
          <table:table-cell office:value-type="float" office:value="165.668" calcext:value-type="float">
            <text:p>165.66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266.51" calcext:value-type="float">
            <text:p>266.51</text:p>
          </table:table-cell>
          <table:table-cell office:value-type="float" office:value="87.8585" calcext:value-type="float">
            <text:p>87.8585</text:p>
          </table:table-cell>
        </table:table-row>
        <table:table-row table:style-name="ro1">
          <table:table-cell table:style-name="ce3" office:value-type="float" office:value="-0.000000000000675557" calcext:value-type="float">
            <text:p>-6.76E-13</text:p>
          </table:table-cell>
          <table:table-cell office:value-type="float" office:value="281.386" calcext:value-type="float">
            <text:p>281.386</text:p>
          </table:table-cell>
          <table:table-cell table:style-name="ce3" office:value-type="float" office:value="0.00000000151284" calcext:value-type="float">
            <text:p>1.51E-09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266.51" calcext:value-type="float">
            <text:p>266.51</text:p>
          </table:table-cell>
          <table:table-cell office:value-type="float" office:value="-87.8585" calcext:value-type="float">
            <text:p>-87.858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23.669" calcext:value-type="float">
            <text:p>223.669</text:p>
          </table:table-cell>
          <table:table-cell office:value-type="float" office:value="-165.668" calcext:value-type="float">
            <text:p>-165.66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57.988" calcext:value-type="float">
            <text:p>157.988</text:p>
          </table:table-cell>
          <table:table-cell office:value-type="float" office:value="-224.622" calcext:value-type="float">
            <text:p>-224.62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77.2894" calcext:value-type="float">
            <text:p>77.2894</text:p>
          </table:table-cell>
          <table:table-cell office:value-type="float" office:value="-258.247" calcext:value-type="float">
            <text:p>-258.24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8.90408" calcext:value-type="float">
            <text:p>-8.90408</text:p>
          </table:table-cell>
          <table:table-cell office:value-type="float" office:value="-263.177" calcext:value-type="float">
            <text:p>-263.177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90.5612" calcext:value-type="float">
            <text:p>-90.5612</text:p>
          </table:table-cell>
          <table:table-cell office:value-type="float" office:value="-239.54" calcext:value-type="float">
            <text:p>-239.5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-158.394" calcext:value-type="float">
            <text:p>-158.394</text:p>
          </table:table-cell>
          <table:table-cell office:value-type="float" office:value="-190.896" calcext:value-type="float">
            <text:p>-190.896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-204.995" calcext:value-type="float">
            <text:p>-204.995</text:p>
          </table:table-cell>
          <table:table-cell office:value-type="float" office:value="-123.731" calcext:value-type="float">
            <text:p>-123.73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225.725" calcext:value-type="float">
            <text:p>-225.725</text:p>
          </table:table-cell>
          <table:table-cell office:value-type="float" office:value="-46.6019" calcext:value-type="float">
            <text:p>-46.601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219.225" calcext:value-type="float">
            <text:p>-219.225</text:p>
          </table:table-cell>
          <table:table-cell office:value-type="float" office:value="30.9844" calcext:value-type="float">
            <text:p>30.984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-187.507" calcext:value-type="float">
            <text:p>-187.507</text:p>
          </table:table-cell>
          <table:table-cell office:value-type="float" office:value="99.7776" calcext:value-type="float">
            <text:p>99.7776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135.608" calcext:value-type="float">
            <text:p>-135.608</text:p>
          </table:table-cell>
          <table:table-cell office:value-type="float" office:value="151.939" calcext:value-type="float">
            <text:p>151.93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-70.8672" calcext:value-type="float">
            <text:p>-70.8672</text:p>
          </table:table-cell>
          <table:table-cell office:value-type="float" office:value="181.99" calcext:value-type="float">
            <text:p>181.9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1.9217" calcext:value-type="float">
            <text:p>-1.9217</text:p>
          </table:table-cell>
          <table:table-cell office:value-type="float" office:value="187.423" calcext:value-type="float">
            <text:p>187.42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2.4335" calcext:value-type="float">
            <text:p>62.4335</text:p>
          </table:table-cell>
          <table:table-cell office:value-type="float" office:value="168.93" calcext:value-type="float">
            <text:p>168.93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14.376" calcext:value-type="float">
            <text:p>114.376</text:p>
          </table:table-cell>
          <table:table-cell office:value-type="float" office:value="130.192" calcext:value-type="float">
            <text:p>130.19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48.027" calcext:value-type="float">
            <text:p>148.027</text:p>
          </table:table-cell>
          <table:table-cell office:value-type="float" office:value="77.2985" calcext:value-type="float">
            <text:p>77.298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60.133" calcext:value-type="float">
            <text:p>160.133</text:p>
          </table:table-cell>
          <table:table-cell office:value-type="float" office:value="17.8662" calcext:value-type="float">
            <text:p>17.866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50.384" calcext:value-type="float">
            <text:p>150.384</text:p>
          </table:table-cell>
          <table:table-cell office:value-type="float" office:value="-40.0114" calcext:value-type="float">
            <text:p>-40.011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21.337" calcext:value-type="float">
            <text:p>121.337</text:p>
          </table:table-cell>
          <table:table-cell office:value-type="float" office:value="-88.8425" calcext:value-type="float">
            <text:p>-88.842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77.9567" calcext:value-type="float">
            <text:p>77.9567</text:p>
          </table:table-cell>
          <table:table-cell office:value-type="float" office:value="-122.697" calcext:value-type="float">
            <text:p>-122.69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6.8543" calcext:value-type="float">
            <text:p>26.8543</text:p>
          </table:table-cell>
          <table:table-cell office:value-type="float" office:value="-137.925" calcext:value-type="float">
            <text:p>-137.92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-24.661" calcext:value-type="float">
            <text:p>-24.661</text:p>
          </table:table-cell>
          <table:table-cell office:value-type="float" office:value="-133.544" calcext:value-type="float">
            <text:p>-133.54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69.5923" calcext:value-type="float">
            <text:p>-69.5923</text:p>
          </table:table-cell>
          <table:table-cell office:value-type="float" office:value="-111.251" calcext:value-type="float">
            <text:p>-111.2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2.184" calcext:value-type="float">
            <text:p>-102.184</text:p>
          </table:table-cell>
          <table:table-cell office:value-type="float" office:value="-75.0824" calcext:value-type="float">
            <text:p>-75.082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-118.644" calcext:value-type="float">
            <text:p>-118.644</text:p>
          </table:table-cell>
          <table:table-cell office:value-type="float" office:value="-30.7566" calcext:value-type="float">
            <text:p>-30.7566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117.577" calcext:value-type="float">
            <text:p>-117.577</text:p>
          </table:table-cell>
          <table:table-cell office:value-type="float" office:value="15.1739" calcext:value-type="float">
            <text:p>15.1739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-100.064" calcext:value-type="float">
            <text:p>-100.064</text:p>
          </table:table-cell>
          <table:table-cell office:value-type="float" office:value="56.2578" calcext:value-type="float">
            <text:p>56.257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-69.409" calcext:value-type="float">
            <text:p>-69.409</text:p>
          </table:table-cell>
          <table:table-cell office:value-type="float" office:value="87.0271" calcext:value-type="float">
            <text:p>87.0271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30.583" calcext:value-type="float">
            <text:p>-30.583</text:p>
          </table:table-cell>
          <table:table-cell office:value-type="float" office:value="103.71" calcext:value-type="float">
            <text:p>103.71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0.5391" calcext:value-type="float">
            <text:p>10.5391</text:p>
          </table:table-cell>
          <table:table-cell office:value-type="float" office:value="104.679" calcext:value-type="float">
            <text:p>104.679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48.0357" calcext:value-type="float">
            <text:p>48.0357</text:p>
          </table:table-cell>
          <table:table-cell office:value-type="float" office:value="90.5861" calcext:value-type="float">
            <text:p>90.5861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76.7693" calcext:value-type="float">
            <text:p>76.7693</text:p>
          </table:table-cell>
          <table:table-cell office:value-type="float" office:value="64.1732" calcext:value-type="float">
            <text:p>64.173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93.0751" calcext:value-type="float">
            <text:p>93.0751</text:p>
          </table:table-cell>
          <table:table-cell office:value-type="float" office:value="29.7974" calcext:value-type="float">
            <text:p>29.797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95.2154" calcext:value-type="float">
            <text:p>95.2154</text:p>
          </table:table-cell>
          <table:table-cell office:value-type="float" office:value="-7.25097" calcext:value-type="float">
            <text:p>-7.2509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83.5451" calcext:value-type="float">
            <text:p>83.5451</text:p>
          </table:table-cell>
          <table:table-cell office:value-type="float" office:value="-41.5359" calcext:value-type="float">
            <text:p>-41.5359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60.3754" calcext:value-type="float">
            <text:p>60.3754</text:p>
          </table:table-cell>
          <table:table-cell office:value-type="float" office:value="-68.2535" calcext:value-type="float">
            <text:p>-68.2535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29.5645" calcext:value-type="float">
            <text:p>29.5645</text:p>
          </table:table-cell>
          <table:table-cell office:value-type="float" office:value="-83.8904" calcext:value-type="float">
            <text:p>-83.890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-4.09575" calcext:value-type="float">
            <text:p>-4.09575</text:p>
          </table:table-cell>
          <table:table-cell office:value-type="float" office:value="-86.6733" calcext:value-type="float">
            <text:p>-86.673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35.603" calcext:value-type="float">
            <text:p>-35.603</text:p>
          </table:table-cell>
          <table:table-cell office:value-type="float" office:value="-76.7542" calcext:value-type="float">
            <text:p>-76.754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-60.4714" calcext:value-type="float">
            <text:p>-60.4714</text:p>
          </table:table-cell>
          <table:table-cell office:value-type="float" office:value="-56.1128" calcext:value-type="float">
            <text:p>-56.112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-75.3577" calcext:value-type="float">
            <text:p>-75.3577</text:p>
          </table:table-cell>
          <table:table-cell office:value-type="float" office:value="-28.2006" calcext:value-type="float">
            <text:p>-28.2006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-78.4997" calcext:value-type="float">
            <text:p>-78.4997</text:p>
          </table:table-cell>
          <table:table-cell office:value-type="float" office:value="2.61365" calcext:value-type="float">
            <text:p>2.6136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-69.9118" calcext:value-type="float">
            <text:p>-69.9118</text:p>
          </table:table-cell>
          <table:table-cell office:value-type="float" office:value="31.7104" calcext:value-type="float">
            <text:p>31.710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51.3169" calcext:value-type="float">
            <text:p>-51.3169</text:p>
          </table:table-cell>
          <table:table-cell office:value-type="float" office:value="54.8988" calcext:value-type="float">
            <text:p>54.8988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-25.833" calcext:value-type="float">
            <text:p>-25.833</text:p>
          </table:table-cell>
          <table:table-cell office:value-type="float" office:value="69.0096" calcext:value-type="float">
            <text:p>69.0096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2.53078" calcext:value-type="float">
            <text:p>2.53078</text:p>
          </table:table-cell>
          <table:table-cell office:value-type="float" office:value="72.3196" calcext:value-type="float">
            <text:p>72.3196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9.4915" calcext:value-type="float">
            <text:p>29.4915</text:p>
          </table:table-cell>
          <table:table-cell office:value-type="float" office:value="64.7515" calcext:value-type="float">
            <text:p>64.7515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51.1273" calcext:value-type="float">
            <text:p>51.1273</text:p>
          </table:table-cell>
          <table:table-cell office:value-type="float" office:value="47.8273" calcext:value-type="float">
            <text:p>47.8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.4394" calcext:value-type="float">
            <text:p>64.4394</text:p>
          </table:table-cell>
          <table:table-cell office:value-type="float" office:value="24.3896" calcext:value-type="float">
            <text:p>24.3896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67.7597" calcext:value-type="float">
            <text:p>67.7597</text:p>
          </table:table-cell>
          <table:table-cell office:value-type="float" office:value="-1.86029" calcext:value-type="float">
            <text:p>-1.86029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60.9514" calcext:value-type="float">
            <text:p>60.9514</text:p>
          </table:table-cell>
          <table:table-cell office:value-type="float" office:value="-26.9349" calcext:value-type="float">
            <text:p>-26.934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45.3773" calcext:value-type="float">
            <text:p>45.3773</text:p>
          </table:table-cell>
          <table:table-cell office:value-type="float" office:value="-47.1566" calcext:value-type="float">
            <text:p>-47.1566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3.6503" calcext:value-type="float">
            <text:p>23.6503</text:p>
          </table:table-cell>
          <table:table-cell office:value-type="float" office:value="-59.6891" calcext:value-type="float">
            <text:p>-59.689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792763" calcext:value-type="float">
            <text:p>-0.792763</text:p>
          </table:table-cell>
          <table:table-cell office:value-type="float" office:value="-62.9286" calcext:value-type="float">
            <text:p>-62.9286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-24.2251" calcext:value-type="float">
            <text:p>-24.2251</text:p>
          </table:table-cell>
          <table:table-cell office:value-type="float" office:value="-56.7006" calcext:value-type="float">
            <text:p>-56.7006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-43.19" calcext:value-type="float">
            <text:p>-43.19</text:p>
          </table:table-cell>
          <table:table-cell office:value-type="float" office:value="-42.2414" calcext:value-type="float">
            <text:p>-42.2414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-55.0044" calcext:value-type="float">
            <text:p>-55.0044</text:p>
          </table:table-cell>
          <table:table-cell office:value-type="float" office:value="-21.9703" calcext:value-type="float">
            <text:p>-21.9703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-58.1325" calcext:value-type="float">
            <text:p>-58.1325</text:p>
          </table:table-cell>
          <table:table-cell office:value-type="float" office:value="0.904785" calcext:value-type="float">
            <text:p>0.90478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52.3789" calcext:value-type="float">
            <text:p>-52.3789</text:p>
          </table:table-cell>
          <table:table-cell office:value-type="float" office:value="22.8878" calcext:value-type="float">
            <text:p>22.8878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-38.8775" calcext:value-type="float">
            <text:p>-38.8775</text:p>
          </table:table-cell>
          <table:table-cell office:value-type="float" office:value="40.722" calcext:value-type="float">
            <text:p>40.72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-19.8836" calcext:value-type="float">
            <text:p>-19.8836</text:p>
          </table:table-cell>
          <table:table-cell office:value-type="float" office:value="51.8673" calcext:value-type="float">
            <text:p>51.8673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1.59484" calcext:value-type="float">
            <text:p>1.59484</text:p>
          </table:table-cell>
          <table:table-cell office:value-type="float" office:value="54.8576" calcext:value-type="float">
            <text:p>54.8576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22.2665" calcext:value-type="float">
            <text:p>22.2665</text:p>
          </table:table-cell>
          <table:table-cell office:value-type="float" office:value="49.4877" calcext:value-type="float">
            <text:p>49.487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9.0559" calcext:value-type="float">
            <text:p>39.0559</text:p>
          </table:table-cell>
          <table:table-cell office:value-type="float" office:value="36.8084" calcext:value-type="float">
            <text:p>36.8084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49.5563" calcext:value-type="float">
            <text:p>49.5563</text:p>
          </table:table-cell>
          <table:table-cell office:value-type="float" office:value="18.9344" calcext:value-type="float">
            <text:p>18.934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52.3702" calcext:value-type="float">
            <text:p>52.3702</text:p>
          </table:table-cell>
          <table:table-cell office:value-type="float" office:value="-1.30138" calcext:value-type="float">
            <text:p>-1.30138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47.2911" calcext:value-type="float">
            <text:p>47.2911</text:p>
          </table:table-cell>
          <table:table-cell office:value-type="float" office:value="-20.7909" calcext:value-type="float">
            <text:p>-20.7909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5.3018" calcext:value-type="float">
            <text:p>35.3018</text:p>
          </table:table-cell>
          <table:table-cell office:value-type="float" office:value="-36.6231" calcext:value-type="float">
            <text:p>-36.6231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8.3954" calcext:value-type="float">
            <text:p>18.3954</text:p>
          </table:table-cell>
          <table:table-cell office:value-type="float" office:value="-46.515" calcext:value-type="float">
            <text:p>-46.515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-0.749815" calcext:value-type="float">
            <text:p>-0.749815</text:p>
          </table:table-cell>
          <table:table-cell office:value-type="float" office:value="-49.1365" calcext:value-type="float">
            <text:p>-49.1365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19.1901" calcext:value-type="float">
            <text:p>-19.1901</text:p>
          </table:table-cell>
          <table:table-cell office:value-type="float" office:value="-44.2853" calcext:value-type="float">
            <text:p>-44.2853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-34.1644" calcext:value-type="float">
            <text:p>-34.1644</text:p>
          </table:table-cell>
          <table:table-cell office:value-type="float" office:value="-32.888" calcext:value-type="float">
            <text:p>-32.888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-43.5044" calcext:value-type="float">
            <text:p>-43.5044</text:p>
          </table:table-cell>
          <table:table-cell office:value-type="float" office:value="-16.832" calcext:value-type="float">
            <text:p>-16.8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5.9452" calcext:value-type="float">
            <text:p>-45.9452</text:p>
          </table:table-cell>
          <table:table-cell office:value-type="float" office:value="1.34173" calcext:value-type="float">
            <text:p>1.34173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-41.293" calcext:value-type="float">
            <text:p>-41.293</text:p>
          </table:table-cell>
          <table:table-cell office:value-type="float" office:value="18.8376" calcext:value-type="float">
            <text:p>18.8376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-30.4276" calcext:value-type="float">
            <text:p>-30.4276</text:p>
          </table:table-cell>
          <table:table-cell office:value-type="float" office:value="33.0316" calcext:value-type="float">
            <text:p>33.0316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-15.144" calcext:value-type="float">
            <text:p>-15.144</text:p>
          </table:table-cell>
          <table:table-cell office:value-type="float" office:value="41.862" calcext:value-type="float">
            <text:p>41.862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2.13975" calcext:value-type="float">
            <text:p>2.13975</text:p>
          </table:table-cell>
          <table:table-cell office:value-type="float" office:value="44.1265" calcext:value-type="float">
            <text:p>44.126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8.7621" calcext:value-type="float">
            <text:p>18.7621</text:p>
          </table:table-cell>
          <table:table-cell office:value-type="float" office:value="39.6427" calcext:value-type="float">
            <text:p>39.6427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2.2247" calcext:value-type="float">
            <text:p>32.2247</text:p>
          </table:table-cell>
          <table:table-cell office:value-type="float" office:value="29.2512" calcext:value-type="float">
            <text:p>29.2512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40.5649" calcext:value-type="float">
            <text:p>40.5649</text:p>
          </table:table-cell>
          <table:table-cell office:value-type="float" office:value="14.6657" calcext:value-type="float">
            <text:p>14.6657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42.6402" calcext:value-type="float">
            <text:p>42.6402</text:p>
          </table:table-cell>
          <table:table-cell office:value-type="float" office:value="-1.80638" calcext:value-type="float">
            <text:p>-1.80638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8.2816" calcext:value-type="float">
            <text:p>38.2816</text:p>
          </table:table-cell>
          <table:table-cell office:value-type="float" office:value="-17.6253" calcext:value-type="float">
            <text:p>-17.625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8.2969" calcext:value-type="float">
            <text:p>28.2969</text:p>
          </table:table-cell>
          <table:table-cell office:value-type="float" office:value="-30.4081" calcext:value-type="float">
            <text:p>-30.4081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14.3273" calcext:value-type="float">
            <text:p>14.3273</text:p>
          </table:table-cell>
          <table:table-cell office:value-type="float" office:value="-38.2846" calcext:value-type="float">
            <text:p>-38.2846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-1.41927" calcext:value-type="float">
            <text:p>-1.41927</text:p>
          </table:table-cell>
          <table:table-cell office:value-type="float" office:value="-40.1692" calcext:value-type="float">
            <text:p>-40.169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-16.5146" calcext:value-type="float">
            <text:p>-16.5146</text:p>
          </table:table-cell>
          <table:table-cell office:value-type="float" office:value="-35.9076" calcext:value-type="float">
            <text:p>-35.9076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-28.6819" calcext:value-type="float">
            <text:p>-28.6819</text:p>
          </table:table-cell>
          <table:table-cell office:value-type="float" office:value="-26.28" calcext:value-type="float">
            <text:p>-26.2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36.1374" calcext:value-type="float">
            <text:p>-36.1374</text:p>
          </table:table-cell>
          <table:table-cell office:value-type="float" office:value="-12.863" calcext:value-type="float">
            <text:p>-12.863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-37.8496" calcext:value-type="float">
            <text:p>-37.8496</text:p>
          </table:table-cell>
          <table:table-cell office:value-type="float" office:value="2.22611" calcext:value-type="float">
            <text:p>2.22611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-33.6799" calcext:value-type="float">
            <text:p>-33.6799</text:p>
          </table:table-cell>
          <table:table-cell office:value-type="float" office:value="16.661" calcext:value-type="float">
            <text:p>16.66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-24.3848" calcext:value-type="float">
            <text:p>-24.3848</text:p>
          </table:table-cell>
          <table:table-cell office:value-type="float" office:value="28.2633" calcext:value-type="float">
            <text:p>28.2633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-11.4832" calcext:value-type="float">
            <text:p>-11.4832</text:p>
          </table:table-cell>
          <table:table-cell office:value-type="float" office:value="35.3297" calcext:value-type="float">
            <text:p>35.329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.99014" calcext:value-type="float">
            <text:p>2.99014</text:p>
          </table:table-cell>
          <table:table-cell office:value-type="float" office:value="36.8804" calcext:value-type="float">
            <text:p>36.8804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16.8027" calcext:value-type="float">
            <text:p>16.8027</text:p>
          </table:table-cell>
          <table:table-cell office:value-type="float" office:value="32.793" calcext:value-type="float">
            <text:p>32.793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7.8676" calcext:value-type="float">
            <text:p>27.8676</text:p>
          </table:table-cell>
          <table:table-cell office:value-type="float" office:value="23.8039" calcext:value-type="float">
            <text:p>23.8039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4.5567" calcext:value-type="float">
            <text:p>34.5567</text:p>
          </table:table-cell>
          <table:table-cell office:value-type="float" office:value="11.3795" calcext:value-type="float">
            <text:p>11.3795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5.9393" calcext:value-type="float">
            <text:p>35.9393</text:p>
          </table:table-cell>
          <table:table-cell office:value-type="float" office:value="-2.52043" calcext:value-type="float">
            <text:p>-2.52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.9093" calcext:value-type="float">
            <text:p>31.9093</text:p>
          </table:table-cell>
          <table:table-cell office:value-type="float" office:value="-15.7504" calcext:value-type="float">
            <text:p>-15.7504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23.186" calcext:value-type="float">
            <text:p>23.186</text:p>
          </table:table-cell>
          <table:table-cell office:value-type="float" office:value="-26.3081" calcext:value-type="float">
            <text:p>-26.308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1.1885" calcext:value-type="float">
            <text:p>11.1885</text:p>
          </table:table-cell>
          <table:table-cell office:value-type="float" office:value="-32.6363" calcext:value-type="float">
            <text:p>-32.6363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-2.19269" calcext:value-type="float">
            <text:p>-2.19269</text:p>
          </table:table-cell>
          <table:table-cell office:value-type="float" office:value="-33.8507" calcext:value-type="float">
            <text:p>-33.8507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-14.8924" calcext:value-type="float">
            <text:p>-14.8924</text:p>
          </table:table-cell>
          <table:table-cell office:value-type="float" office:value="-29.862" calcext:value-type="float">
            <text:p>-29.8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24.9874" calcext:value-type="float">
            <text:p>-24.9874</text:p>
          </table:table-cell>
          <table:table-cell office:value-type="float" office:value="-21.3744" calcext:value-type="float">
            <text:p>-21.3744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-30.987" calcext:value-type="float">
            <text:p>-30.987</text:p>
          </table:table-cell>
          <table:table-cell office:value-type="float" office:value="-9.76406" calcext:value-type="float">
            <text:p>-9.76406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-32.051" calcext:value-type="float">
            <text:p>-32.051</text:p>
          </table:table-cell>
          <table:table-cell office:value-type="float" office:value="3.14243" calcext:value-type="float">
            <text:p>3.1424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28.1067" calcext:value-type="float">
            <text:p>-28.1067</text:p>
          </table:table-cell>
          <table:table-cell office:value-type="float" office:value="15.3544" calcext:value-type="float">
            <text:p>15.3544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-19.8454" calcext:value-type="float">
            <text:p>-19.8454</text:p>
          </table:table-cell>
          <table:table-cell office:value-type="float" office:value="25.0226" calcext:value-type="float">
            <text:p>25.022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8.6041" calcext:value-type="float">
            <text:p>-8.6041</text:p>
          </table:table-cell>
          <table:table-cell office:value-type="float" office:value="30.7188" calcext:value-type="float">
            <text:p>30.7188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.84988" calcext:value-type="float">
            <text:p>3.84988</text:p>
          </table:table-cell>
          <table:table-cell office:value-type="float" office:value="31.6451" calcext:value-type="float">
            <text:p>31.6451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15.5952" calcext:value-type="float">
            <text:p>15.5952</text:p>
          </table:table-cell>
          <table:table-cell office:value-type="float" office:value="27.745" calcext:value-type="float">
            <text:p>27.745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24.8522" calcext:value-type="float">
            <text:p>24.8522</text:p>
          </table:table-cell>
          <table:table-cell office:value-type="float" office:value="19.6986" calcext:value-type="float">
            <text:p>19.6986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30.2513" calcext:value-type="float">
            <text:p>30.2513</text:p>
          </table:table-cell>
          <table:table-cell office:value-type="float" office:value="8.80686" calcext:value-type="float">
            <text:p>8.8068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1.0347" calcext:value-type="float">
            <text:p>31.0347</text:p>
          </table:table-cell>
          <table:table-cell office:value-type="float" office:value="-3.21764" calcext:value-type="float">
            <text:p>-3.21764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27.162" calcext:value-type="float">
            <text:p>27.162</text:p>
          </table:table-cell>
          <table:table-cell office:value-type="float" office:value="-14.5186" calcext:value-type="float">
            <text:p>-14.5186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19.3037" calcext:value-type="float">
            <text:p>19.3037</text:p>
          </table:table-cell>
          <table:table-cell office:value-type="float" office:value="-23.3812" calcext:value-type="float">
            <text:p>-23.3812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8.72754" calcext:value-type="float">
            <text:p>8.72754</text:p>
          </table:table-cell>
          <table:table-cell office:value-type="float" office:value="-28.4917" calcext:value-type="float">
            <text:p>-28.4917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-2.90503" calcext:value-type="float">
            <text:p>-2.90503</text:p>
          </table:table-cell>
          <table:table-cell office:value-type="float" office:value="-29.1305" calcext:value-type="float">
            <text:p>-29.1305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13.7984" calcext:value-type="float">
            <text:p>-13.7984</text:p>
          </table:table-cell>
          <table:table-cell office:value-type="float" office:value="-25.2729" calcext:value-type="float">
            <text:p>-25.2729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-22.2992" calcext:value-type="float">
            <text:p>-22.2992</text:p>
          </table:table-cell>
          <table:table-cell office:value-type="float" office:value="-17.581" calcext:value-type="float">
            <text:p>-17.581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-27.146" calcext:value-type="float">
            <text:p>-27.146</text:p>
          </table:table-cell>
          <table:table-cell office:value-type="float" office:value="-7.29165" calcext:value-type="float">
            <text:p>-7.29165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27.656" calcext:value-type="float">
            <text:p>-27.656</text:p>
          </table:table-cell>
          <table:table-cell office:value-type="float" office:value="3.98113" calcext:value-type="float">
            <text:p>3.98113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-23.8196" calcext:value-type="float">
            <text:p>-23.8196</text:p>
          </table:table-cell>
          <table:table-cell office:value-type="float" office:value="14.4989" calcext:value-type="float">
            <text:p>14.49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.2915" calcext:value-type="float">
            <text:p>-16.2915</text:p>
          </table:table-cell>
          <table:table-cell office:value-type="float" office:value="22.666" calcext:value-type="float">
            <text:p>22.666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-6.28026" calcext:value-type="float">
            <text:p>-6.28026</text:p>
          </table:table-cell>
          <table:table-cell office:value-type="float" office:value="27.271" calcext:value-type="float">
            <text:p>27.271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4.64482" calcext:value-type="float">
            <text:p>4.64482</text:p>
          </table:table-cell>
          <table:table-cell office:value-type="float" office:value="27.6657" calcext:value-type="float">
            <text:p>27.6657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14.799" calcext:value-type="float">
            <text:p>14.799</text:p>
          </table:table-cell>
          <table:table-cell office:value-type="float" office:value="23.8556" calcext:value-type="float">
            <text:p>23.8556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22.6412" calcext:value-type="float">
            <text:p>22.6412</text:p>
          </table:table-cell>
          <table:table-cell office:value-type="float" office:value="16.4888" calcext:value-type="float">
            <text:p>16.488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7.0072" calcext:value-type="float">
            <text:p>27.0072</text:p>
          </table:table-cell>
          <table:table-cell office:value-type="float" office:value="6.74746" calcext:value-type="float">
            <text:p>6.74746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27.2823" calcext:value-type="float">
            <text:p>27.2823</text:p>
          </table:table-cell>
          <table:table-cell office:value-type="float" office:value="-3.84096" calcext:value-type="float">
            <text:p>-3.84096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3.4863" calcext:value-type="float">
            <text:p>23.4863</text:p>
          </table:table-cell>
          <table:table-cell office:value-type="float" office:value="-13.6424" calcext:value-type="float">
            <text:p>-13.642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16.2617" calcext:value-type="float">
            <text:p>16.2617</text:p>
          </table:table-cell>
          <table:table-cell office:value-type="float" office:value="-21.1675" calcext:value-type="float">
            <text:p>-21.1675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6.76589" calcext:value-type="float">
            <text:p>6.76589</text:p>
          </table:table-cell>
          <table:table-cell office:value-type="float" office:value="-25.297" calcext:value-type="float">
            <text:p>-25.297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3.51299" calcext:value-type="float">
            <text:p>-3.51299</text:p>
          </table:table-cell>
          <table:table-cell office:value-type="float" office:value="-25.4479" calcext:value-type="float">
            <text:p>-25.4479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-12.9888" calcext:value-type="float">
            <text:p>-12.9888</text:p>
          </table:table-cell>
          <table:table-cell office:value-type="float" office:value="-21.6541" calcext:value-type="float">
            <text:p>-21.6541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-20.2211" calcext:value-type="float">
            <text:p>-20.2211</text:p>
          </table:table-cell>
          <table:table-cell office:value-type="float" office:value="-14.5532" calcext:value-type="float">
            <text:p>-14.5532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-24.1335" calcext:value-type="float">
            <text:p>-24.1335</text:p>
          </table:table-cell>
          <table:table-cell office:value-type="float" office:value="-5.27938" calcext:value-type="float">
            <text:p>-5.27938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-24.1733" calcext:value-type="float">
            <text:p>-24.1733</text:p>
          </table:table-cell>
          <table:table-cell office:value-type="float" office:value="4.71634" calcext:value-type="float">
            <text:p>4.7163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20.3883" calcext:value-type="float">
            <text:p>-20.3883</text:p>
          </table:table-cell>
          <table:table-cell office:value-type="float" office:value="13.8931" calcext:value-type="float">
            <text:p>13.893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-13.4114" calcext:value-type="float">
            <text:p>-13.4114</text:p>
          </table:table-cell>
          <table:table-cell office:value-type="float" office:value="20.8571" calcext:value-type="float">
            <text:p>20.8571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-4.3553" calcext:value-type="float">
            <text:p>-4.3553</text:p>
          </table:table-cell>
          <table:table-cell office:value-type="float" office:value="24.5728" calcext:value-type="float">
            <text:p>24.5728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5.36426" calcext:value-type="float">
            <text:p>5.36426</text:p>
          </table:table-cell>
          <table:table-cell office:value-type="float" office:value="24.5164" calcext:value-type="float">
            <text:p>24.5164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14.2494" calcext:value-type="float">
            <text:p>14.2494</text:p>
          </table:table-cell>
          <table:table-cell office:value-type="float" office:value="20.7492" calcext:value-type="float">
            <text:p>20.749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0.9505" calcext:value-type="float">
            <text:p>20.9505</text:p>
          </table:table-cell>
          <table:table-cell office:value-type="float" office:value="13.8999" calcext:value-type="float">
            <text:p>13.8999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24.4711" calcext:value-type="float">
            <text:p>24.4711</text:p>
          </table:table-cell>
          <table:table-cell office:value-type="float" office:value="5.06088" calcext:value-type="float">
            <text:p>5.06088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24.3152" calcext:value-type="float">
            <text:p>24.3152</text:p>
          </table:table-cell>
          <table:table-cell office:value-type="float" office:value="-4.3853" calcext:value-type="float">
            <text:p>-4.3853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20.5569" calcext:value-type="float">
            <text:p>20.5569</text:p>
          </table:table-cell>
          <table:table-cell office:value-type="float" office:value="-12.9817" calcext:value-type="float">
            <text:p>-12.9817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13.8215" calcext:value-type="float">
            <text:p>13.8215</text:p>
          </table:table-cell>
          <table:table-cell office:value-type="float" office:value="-19.4209" calcext:value-type="float">
            <text:p>-19.42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8206" calcext:value-type="float">
            <text:p>5.18206</text:p>
          </table:table-cell>
          <table:table-cell office:value-type="float" office:value="-22.7435" calcext:value-type="float">
            <text:p>-22.7435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-4.01038" calcext:value-type="float">
            <text:p>-4.01038</text:p>
          </table:table-cell>
          <table:table-cell office:value-type="float" office:value="-22.4805" calcext:value-type="float">
            <text:p>-22.4805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-12.3378" calcext:value-type="float">
            <text:p>-12.3378</text:p>
          </table:table-cell>
          <table:table-cell office:value-type="float" office:value="-18.7183" calcext:value-type="float">
            <text:p>-18.7183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-18.5331" calcext:value-type="float">
            <text:p>-18.5331</text:p>
          </table:table-cell>
          <table:table-cell office:value-type="float" office:value="-12.079" calcext:value-type="float">
            <text:p>-12.079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-21.6724" calcext:value-type="float">
            <text:p>-21.6724</text:p>
          </table:table-cell>
          <table:table-cell office:value-type="float" office:value="-3.61763" calcext:value-type="float">
            <text:p>-3.6176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21.3123" calcext:value-type="float">
            <text:p>-21.3123</text:p>
          </table:table-cell>
          <table:table-cell office:value-type="float" office:value="5.34492" calcext:value-type="float">
            <text:p>5.34492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-17.5514" calcext:value-type="float">
            <text:p>-17.5514</text:p>
          </table:table-cell>
          <table:table-cell office:value-type="float" office:value="13.4277" calcext:value-type="float">
            <text:p>13.4277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-11.0089" calcext:value-type="float">
            <text:p>-11.0089</text:p>
          </table:table-cell>
          <table:table-cell office:value-type="float" office:value="19.4021" calcext:value-type="float">
            <text:p>19.4021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-2.72261" calcext:value-type="float">
            <text:p>-2.72261</text:p>
          </table:table-cell>
          <table:table-cell office:value-type="float" office:value="22.3783" calcext:value-type="float">
            <text:p>22.3783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.01524" calcext:value-type="float">
            <text:p>6.01524</text:p>
          </table:table-cell>
          <table:table-cell office:value-type="float" office:value="21.9375" calcext:value-type="float">
            <text:p>21.937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3.8591" calcext:value-type="float">
            <text:p>13.8591</text:p>
          </table:table-cell>
          <table:table-cell office:value-type="float" office:value="18.1902" calcext:value-type="float">
            <text:p>18.1902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19.6172" calcext:value-type="float">
            <text:p>19.6172</text:p>
          </table:table-cell>
          <table:table-cell office:value-type="float" office:value="11.7527" calcext:value-type="float">
            <text:p>11.7527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22.4323" calcext:value-type="float">
            <text:p>22.4323</text:p>
          </table:table-cell>
          <table:table-cell office:value-type="float" office:value="3.64653" calcext:value-type="float">
            <text:p>3.64653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21.9095" calcext:value-type="float">
            <text:p>21.9095</text:p>
          </table:table-cell>
          <table:table-cell office:value-type="float" office:value="-4.86325" calcext:value-type="float">
            <text:p>-4.86325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18.1704" calcext:value-type="float">
            <text:p>18.1704</text:p>
          </table:table-cell>
          <table:table-cell office:value-type="float" office:value="-12.465" calcext:value-type="float">
            <text:p>-12.46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1.8291" calcext:value-type="float">
            <text:p>11.8291</text:p>
          </table:table-cell>
          <table:table-cell office:value-type="float" office:value="-18.0024" calcext:value-type="float">
            <text:p>-18.0024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3.89155" calcext:value-type="float">
            <text:p>3.89155</text:p>
          </table:table-cell>
          <table:table-cell office:value-type="float" office:value="-20.6494" calcext:value-type="float">
            <text:p>-20.649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-4.40338" calcext:value-type="float">
            <text:p>-4.40338</text:p>
          </table:table-cell>
          <table:table-cell office:value-type="float" office:value="-20.0339" calcext:value-type="float">
            <text:p>-20.0339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11.7765" calcext:value-type="float">
            <text:p>-11.7765</text:p>
          </table:table-cell>
          <table:table-cell office:value-type="float" office:value="-16.2887" calcext:value-type="float">
            <text:p>-16.2887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-17.1051" calcext:value-type="float">
            <text:p>-17.1051</text:p>
          </table:table-cell>
          <table:table-cell office:value-type="float" office:value="-10.0255" calcext:value-type="float">
            <text:p>-10.0255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19.5937" calcext:value-type="float">
            <text:p>-19.5937</text:p>
          </table:table-cell>
          <table:table-cell office:value-type="float" office:value="-2.2353" calcext:value-type="float">
            <text:p>-2.2353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-18.8918" calcext:value-type="float">
            <text:p>-18.8918</text:p>
          </table:table-cell>
          <table:table-cell office:value-type="float" office:value="5.86774" calcext:value-type="float">
            <text:p>5.86774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-15.1429" calcext:value-type="float">
            <text:p>-15.1429</text:p>
          </table:table-cell>
          <table:table-cell office:value-type="float" office:value="13.0356" calcext:value-type="float">
            <text:p>13.0356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-8.95658" calcext:value-type="float">
            <text:p>-8.95658</text:p>
          </table:table-cell>
          <table:table-cell office:value-type="float" office:value="18.1783" calcext:value-type="float">
            <text:p>18.1783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-1.30989" calcext:value-type="float">
            <text:p>-1.30989</text:p>
          </table:table-cell>
          <table:table-cell office:value-type="float" office:value="20.529" calcext:value-type="float">
            <text:p>20.5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60714" calcext:value-type="float">
            <text:p>6.60714</text:p>
          </table:table-cell>
          <table:table-cell office:value-type="float" office:value="19.7586" calcext:value-type="float">
            <text:p>19.7586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13.5764" calcext:value-type="float">
            <text:p>13.5764</text:p>
          </table:table-cell>
          <table:table-cell office:value-type="float" office:value="16.0207" calcext:value-type="float">
            <text:p>16.0207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8.539" calcext:value-type="float">
            <text:p>18.539</text:p>
          </table:table-cell>
          <table:table-cell office:value-type="float" office:value="9.9231" calcext:value-type="float">
            <text:p>9.9231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20.7561" calcext:value-type="float">
            <text:p>20.7561</text:p>
          </table:table-cell>
          <table:table-cell office:value-type="float" office:value="2.42922" calcext:value-type="float">
            <text:p>2.42922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19.9189" calcext:value-type="float">
            <text:p>19.9189</text:p>
          </table:table-cell>
          <table:table-cell office:value-type="float" office:value="-5.29388" calcext:value-type="float">
            <text:p>-5.2938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6.1912" calcext:value-type="float">
            <text:p>16.1912</text:p>
          </table:table-cell>
          <table:table-cell office:value-type="float" office:value="-12.0568" calcext:value-type="float">
            <text:p>-12.0568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10.1788" calcext:value-type="float">
            <text:p>10.1788</text:p>
          </table:table-cell>
          <table:table-cell office:value-type="float" office:value="-16.8309" calcext:value-type="float">
            <text:p>-16.8309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2.83208" calcext:value-type="float">
            <text:p>2.83208</text:p>
          </table:table-cell>
          <table:table-cell office:value-type="float" office:value="-18.904" calcext:value-type="float">
            <text:p>-18.904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-4.70389" calcext:value-type="float">
            <text:p>-4.70389</text:p>
          </table:table-cell>
          <table:table-cell office:value-type="float" office:value="-17.9872" calcext:value-type="float">
            <text:p>-17.9872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-11.2674" calcext:value-type="float">
            <text:p>-11.2674</text:p>
          </table:table-cell>
          <table:table-cell office:value-type="float" office:value="-14.2536" calcext:value-type="float">
            <text:p>-14.253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15.8588" calcext:value-type="float">
            <text:p>-15.8588</text:p>
          </table:table-cell>
          <table:table-cell office:value-type="float" office:value="-8.30767" calcext:value-type="float">
            <text:p>-8.30767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-17.7919" calcext:value-type="float">
            <text:p>-17.7919</text:p>
          </table:table-cell>
          <table:table-cell office:value-type="float" office:value="-1.08717" calcext:value-type="float">
            <text:p>-1.08717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-16.7966" calcext:value-type="float">
            <text:p>-16.7966</text:p>
          </table:table-cell>
          <table:table-cell office:value-type="float" office:value="6.28415" calcext:value-type="float">
            <text:p>6.28415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-13.0556" calcext:value-type="float">
            <text:p>-13.0556</text:p>
          </table:table-cell>
          <table:table-cell office:value-type="float" office:value="12.6713" calcext:value-type="float">
            <text:p>12.6713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-7.17146" calcext:value-type="float">
            <text:p>-7.17146</text:p>
          </table:table-cell>
          <table:table-cell office:value-type="float" office:value="17.1023" calcext:value-type="float">
            <text:p>17.102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0.0701002" calcext:value-type="float">
            <text:p>-0.0701002</text:p>
          </table:table-cell>
          <table:table-cell office:value-type="float" office:value="18.9163" calcext:value-type="float">
            <text:p>18.9163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7.14528" calcext:value-type="float">
            <text:p>7.14528</text:p>
          </table:table-cell>
          <table:table-cell office:value-type="float" office:value="17.8614" calcext:value-type="float">
            <text:p>17.8614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13.3654" calcext:value-type="float">
            <text:p>13.3654</text:p>
          </table:table-cell>
          <table:table-cell office:value-type="float" office:value="14.1291" calcext:value-type="float">
            <text:p>14.1291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17.6454" calcext:value-type="float">
            <text:p>17.6454</text:p>
          </table:table-cell>
          <table:table-cell office:value-type="float" office:value="8.32077" calcext:value-type="float">
            <text:p>8.32077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19.3484" calcext:value-type="float">
            <text:p>19.3484</text:p>
          </table:table-cell>
          <table:table-cell office:value-type="float" office:value="1.35054" calcext:value-type="float">
            <text:p>1.3505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8.2402" calcext:value-type="float">
            <text:p>18.2402</text:p>
          </table:table-cell>
          <table:table-cell office:value-type="float" office:value="-5.69816" calcext:value-type="float">
            <text:p>-5.69816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14.5212" calcext:value-type="float">
            <text:p>14.5212</text:p>
          </table:table-cell>
          <table:table-cell office:value-type="float" office:value="-11.7409" calcext:value-type="float">
            <text:p>-11.7409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8.79119" calcext:value-type="float">
            <text:p>8.79119</text:p>
          </table:table-cell>
          <table:table-cell office:value-type="float" office:value="-15.8589" calcext:value-type="float">
            <text:p>-15.8589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.95312" calcext:value-type="float">
            <text:p>1.95312</text:p>
          </table:table-cell>
          <table:table-cell office:value-type="float" office:value="-17.4387" calcext:value-type="float">
            <text:p>-17.4387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-4.92872" calcext:value-type="float">
            <text:p>-4.92872</text:p>
          </table:table-cell>
          <table:table-cell office:value-type="float" office:value="-16.2631" calcext:value-type="float">
            <text:p>-16.2631</text:p>
          </table:table-cell>
        </table:table-row>
        <table:table-row table:style-name="ro1">
          <table:table-cell table:style-name="ce3" office:value-type="float" office:value="8" calcext:value-type="float">
            <text:p>8.00E+00</text:p>
          </table:table-cell>
          <table:table-cell office:value-type="float" office:value="-10.7939" calcext:value-type="float">
            <text:p>-10.7939</text:p>
          </table:table-cell>
          <table:table-cell table:style-name="ce3" office:value-type="float" office:value="-12.541" calcext:value-type="float">
            <text:p>-1.25E+0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-14.7489" calcext:value-type="float">
            <text:p>-14.7489</text:p>
          </table:table-cell>
          <table:table-cell office:value-type="float" office:value="-6.87085" calcext:value-type="float">
            <text:p>-6.87085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-16.2028" calcext:value-type="float">
            <text:p>-16.2028</text:p>
          </table:table-cell>
          <table:table-cell office:value-type="float" office:value="-0.144701" calcext:value-type="float">
            <text:p>-0.144701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-14.955" calcext:value-type="float">
            <text:p>-14.955</text:p>
          </table:table-cell>
          <table:table-cell office:value-type="float" office:value="6.59164" calcext:value-type="float">
            <text:p>6.59164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-11.2226" calcext:value-type="float">
            <text:p>-11.2226</text:p>
          </table:table-cell>
          <table:table-cell office:value-type="float" office:value="12.301" calcext:value-type="float">
            <text:p>12.301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5.60251" calcext:value-type="float">
            <text:p>-5.60251</text:p>
          </table:table-cell>
          <table:table-cell office:value-type="float" office:value="16.1142" calcext:value-type="float">
            <text:p>16.1142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1.02352" calcext:value-type="float">
            <text:p>1.02352</text:p>
          </table:table-cell>
          <table:table-cell office:value-type="float" office:value="17.4622" calcext:value-type="float">
            <text:p>17.4622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7.62766" calcext:value-type="float">
            <text:p>7.62766</text:p>
          </table:table-cell>
          <table:table-cell office:value-type="float" office:value="16.1605" calcext:value-type="float">
            <text:p>16.1605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13.1953" calcext:value-type="float">
            <text:p>13.1953</text:p>
          </table:table-cell>
          <table:table-cell office:value-type="float" office:value="12.4339" calcext:value-type="float">
            <text:p>12.4339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16.8808" calcext:value-type="float">
            <text:p>16.8808</text:p>
          </table:table-cell>
          <table:table-cell office:value-type="float" office:value="6.87817" calcext:value-type="float">
            <text:p>6.87817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8.1363" calcext:value-type="float">
            <text:p>18.1363</text:p>
          </table:table-cell>
          <table:table-cell office:value-type="float" office:value="0.364774" calcext:value-type="float">
            <text:p>0.364774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6.7929" calcext:value-type="float">
            <text:p>16.7929</text:p>
          </table:table-cell>
          <table:table-cell office:value-type="float" office:value="-6.09583" calcext:value-type="float">
            <text:p>-6.09583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3.083" calcext:value-type="float">
            <text:p>13.083</text:p>
          </table:table-cell>
          <table:table-cell office:value-type="float" office:value="-11.5108" calcext:value-type="float">
            <text:p>-11.5108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7.60108" calcext:value-type="float">
            <text:p>7.60108</text:p>
          </table:table-cell>
          <table:table-cell office:value-type="float" office:value="-15.0576" calcext:value-type="float">
            <text:p>-15.0576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1.20864" calcext:value-type="float">
            <text:p>1.20864</text:p>
          </table:table-cell>
          <table:table-cell office:value-type="float" office:value="-16.2087" calcext:value-type="float">
            <text:p>-16.2087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5.1007" calcext:value-type="float">
            <text:p>-5.1007</text:p>
          </table:table-cell>
          <table:table-cell office:value-type="float" office:value="-14.8103" calcext:value-type="float">
            <text:p>-14.8103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-10.3553" calcext:value-type="float">
            <text:p>-10.3553</text:p>
          </table:table-cell>
          <table:table-cell office:value-type="float" office:value="-11.1022" calcext:value-type="float">
            <text:p>-11.1022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-13.7548" calcext:value-type="float">
            <text:p>-13.7548</text:p>
          </table:table-cell>
          <table:table-cell office:value-type="float" office:value="-5.67756" calcext:value-type="float">
            <text:p>-5.67756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-14.7916" calcext:value-type="float">
            <text:p>-14.7916</text:p>
          </table:table-cell>
          <table:table-cell office:value-type="float" office:value="0.611641" calcext:value-type="float">
            <text:p>0.61164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-13.3264" calcext:value-type="float">
            <text:p>-13.3264</text:p>
          </table:table-cell>
          <table:table-cell office:value-type="float" office:value="6.78821" calcext:value-type="float">
            <text:p>6.78821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9.60637" calcext:value-type="float">
            <text:p>-9.60637</text:p>
          </table:table-cell>
          <table:table-cell office:value-type="float" office:value="11.9011" calcext:value-type="float">
            <text:p>11.9011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-4.22325" calcext:value-type="float">
            <text:p>-4.22325</text:p>
          </table:table-cell>
          <table:table-cell office:value-type="float" office:value="15.1714" calcext:value-type="float">
            <text:p>15.1714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.98037" calcext:value-type="float">
            <text:p>1.98037</text:p>
          </table:table-cell>
          <table:table-cell office:value-type="float" office:value="16.1109" calcext:value-type="float">
            <text:p>16.1109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8.04317" calcext:value-type="float">
            <text:p>8.04317</text:p>
          </table:table-cell>
          <table:table-cell office:value-type="float" office:value="14.5945" calcext:value-type="float">
            <text:p>14.5945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13.0341" calcext:value-type="float">
            <text:p>13.0341</text:p>
          </table:table-cell>
          <table:table-cell office:value-type="float" office:value="10.8761" calcext:value-type="float">
            <text:p>10.87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1952" calcext:value-type="float">
            <text:p>16.1952</text:p>
          </table:table-cell>
          <table:table-cell office:value-type="float" office:value="5.54632" calcext:value-type="float">
            <text:p>5.54632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7.057" calcext:value-type="float">
            <text:p>17.057</text:p>
          </table:table-cell>
          <table:table-cell office:value-type="float" office:value="-0.561479" calcext:value-type="float">
            <text:p>-0.561479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5.508" calcext:value-type="float">
            <text:p>15.508</text:p>
          </table:table-cell>
          <table:table-cell office:value-type="float" office:value="-6.50147" calcext:value-type="float">
            <text:p>-6.50147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1.8089" calcext:value-type="float">
            <text:p>11.8089</text:p>
          </table:table-cell>
          <table:table-cell office:value-type="float" office:value="-11.362" calcext:value-type="float">
            <text:p>-11.362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6.54889" calcext:value-type="float">
            <text:p>6.54889</text:p>
          </table:table-cell>
          <table:table-cell office:value-type="float" office:value="-14.4055" calcext:value-type="float">
            <text:p>-14.405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0.55259" calcext:value-type="float">
            <text:p>0.55259</text:p>
          </table:table-cell>
          <table:table-cell office:value-type="float" office:value="-15.1808" calcext:value-type="float">
            <text:p>-15.1808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-5.24936" calcext:value-type="float">
            <text:p>-5.24936</text:p>
          </table:table-cell>
          <table:table-cell office:value-type="float" office:value="-13.5897" calcext:value-type="float">
            <text:p>-13.5897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-9.96422" calcext:value-type="float">
            <text:p>-9.96422</text:p>
          </table:table-cell>
          <table:table-cell office:value-type="float" office:value="-9.89917" calcext:value-type="float">
            <text:p>-9.8991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-12.8743" calcext:value-type="float">
            <text:p>-12.8743</text:p>
          </table:table-cell>
          <table:table-cell office:value-type="float" office:value="-4.69736" calcext:value-type="float">
            <text:p>-4.69736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-13.5461" calcext:value-type="float">
            <text:p>-13.5461</text:p>
          </table:table-cell>
          <table:table-cell office:value-type="float" office:value="1.19996" calcext:value-type="float">
            <text:p>1.1999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11.8942" calcext:value-type="float">
            <text:p>-11.8942</text:p>
          </table:table-cell>
          <table:table-cell office:value-type="float" office:value="6.87681" calcext:value-type="float">
            <text:p>6.87681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-8.19208" calcext:value-type="float">
            <text:p>-8.19208</text:p>
          </table:table-cell>
          <table:table-cell office:value-type="float" office:value="11.4589" calcext:value-type="float">
            <text:p>11.4589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-3.02646" calcext:value-type="float">
            <text:p>-3.02646</text:p>
          </table:table-cell>
          <table:table-cell office:value-type="float" office:value="14.2478" calcext:value-type="float">
            <text:p>14.2478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2.79537" calcext:value-type="float">
            <text:p>2.79537</text:p>
          </table:table-cell>
          <table:table-cell office:value-type="float" office:value="14.8271" calcext:value-type="float">
            <text:p>14.8271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8.37177" calcext:value-type="float">
            <text:p>8.37177</text:p>
          </table:table-cell>
          <table:table-cell office:value-type="float" office:value="13.1241" calcext:value-type="float">
            <text:p>13.124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2.8464" calcext:value-type="float">
            <text:p>12.8464</text:p>
          </table:table-cell>
          <table:table-cell office:value-type="float" office:value="9.41826" calcext:value-type="float">
            <text:p>9.41826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15.5396" calcext:value-type="float">
            <text:p>15.5396</text:p>
          </table:table-cell>
          <table:table-cell office:value-type="float" office:value="4.29493" calcext:value-type="float">
            <text:p>4.29493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16.0516" calcext:value-type="float">
            <text:p>16.0516</text:p>
          </table:table-cell>
          <table:table-cell office:value-type="float" office:value="-1.44689" calcext:value-type="float">
            <text:p>-1.44689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4.3221" calcext:value-type="float">
            <text:p>14.3221</text:p>
          </table:table-cell>
          <table:table-cell office:value-type="float" office:value="-6.9196" calcext:value-type="float">
            <text:p>-6.9196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10.636" calcext:value-type="float">
            <text:p>10.636</text:p>
          </table:table-cell>
          <table:table-cell office:value-type="float" office:value="-11.2843" calcext:value-type="float">
            <text:p>-11.284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5.57768" calcext:value-type="float">
            <text:p>5.57768</text:p>
          </table:table-cell>
          <table:table-cell office:value-type="float" office:value="-13.8798" calcext:value-type="float">
            <text:p>-13.8798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-0.0622052" calcext:value-type="float">
            <text:p>-0.0622052</text:p>
          </table:table-cell>
          <table:table-cell office:value-type="float" office:value="-14.3225" calcext:value-type="float">
            <text:p>-14.3225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-5.40975" calcext:value-type="float">
            <text:p>-5.40975</text:p>
          </table:table-cell>
          <table:table-cell office:value-type="float" office:value="-12.5638" calcext:value-type="float">
            <text:p>-12.5638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-9.64318" calcext:value-type="float">
            <text:p>-9.64318</text:p>
          </table:table-cell>
          <table:table-cell office:value-type="float" office:value="-8.89456" calcext:value-type="float">
            <text:p>-8.89456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-12.119" calcext:value-type="float">
            <text:p>-12.119</text:p>
          </table:table-cell>
          <table:table-cell office:value-type="float" office:value="-3.89755" calcext:value-type="float">
            <text:p>-3.897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2.4697" calcext:value-type="float">
            <text:p>-12.4697</text:p>
          </table:table-cell>
          <table:table-cell office:value-type="float" office:value="1.64447" calcext:value-type="float">
            <text:p>1.64447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-10.6581" calcext:value-type="float">
            <text:p>-10.6581</text:p>
          </table:table-cell>
          <table:table-cell office:value-type="float" office:value="6.87101" calcext:value-type="float">
            <text:p>6.87101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-6.98044" calcext:value-type="float">
            <text:p>-6.98044</text:p>
          </table:table-cell>
          <table:table-cell office:value-type="float" office:value="10.977" calcext:value-type="float">
            <text:p>10.977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-2.01827" calcext:value-type="float">
            <text:p>-2.01827</text:p>
          </table:table-cell>
          <table:table-cell office:value-type="float" office:value="13.3363" calcext:value-type="float">
            <text:p>13.3363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3.45355" calcext:value-type="float">
            <text:p>3.45355</text:p>
          </table:table-cell>
          <table:table-cell office:value-type="float" office:value="13.5968" calcext:value-type="float">
            <text:p>13.596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8.58763" calcext:value-type="float">
            <text:p>8.58763</text:p>
          </table:table-cell>
          <table:table-cell office:value-type="float" office:value="11.7326" calcext:value-type="float">
            <text:p>11.7326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2.5952" calcext:value-type="float">
            <text:p>12.5952</text:p>
          </table:table-cell>
          <table:table-cell office:value-type="float" office:value="8.04526" calcext:value-type="float">
            <text:p>8.04526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14.867" calcext:value-type="float">
            <text:p>14.867</text:p>
          </table:table-cell>
          <table:table-cell office:value-type="float" office:value="3.1148" calcext:value-type="float">
            <text:p>3.1148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5.066" calcext:value-type="float">
            <text:p>15.066</text:p>
          </table:table-cell>
          <table:table-cell office:value-type="float" office:value="-2.29157" calcext:value-type="float">
            <text:p>-2.29157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13.1772" calcext:value-type="float">
            <text:p>13.1772</text:p>
          </table:table-cell>
          <table:table-cell office:value-type="float" office:value="-7.33929" calcext:value-type="float">
            <text:p>-7.3392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9.50713" calcext:value-type="float">
            <text:p>9.50713</text:p>
          </table:table-cell>
          <table:table-cell office:value-type="float" office:value="-11.2555" calcext:value-type="float">
            <text:p>-11.2555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4.63449" calcext:value-type="float">
            <text:p>4.63449</text:p>
          </table:table-cell>
          <table:table-cell office:value-type="float" office:value="-13.4476" calcext:value-type="float">
            <text:p>-13.4476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-0.681159" calcext:value-type="float">
            <text:p>-0.681159</text:p>
          </table:table-cell>
          <table:table-cell office:value-type="float" office:value="-13.5931" calcext:value-type="float">
            <text:p>-13.5931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-5.61785" calcext:value-type="float">
            <text:p>-5.61785</text:p>
          </table:table-cell>
          <table:table-cell office:value-type="float" office:value="-11.6876" calcext:value-type="float">
            <text:p>-11.6876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-9.41832" calcext:value-type="float">
            <text:p>-9.41832</text:p>
          </table:table-cell>
          <table:table-cell office:value-type="float" office:value="-8.04261" calcext:value-type="float">
            <text:p>-8.0426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11.5061" calcext:value-type="float">
            <text:p>-11.5061</text:p>
          </table:table-cell>
          <table:table-cell office:value-type="float" office:value="-3.23532" calcext:value-type="float">
            <text:p>-3.23532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-11.5733" calcext:value-type="float">
            <text:p>-11.5733</text:p>
          </table:table-cell>
          <table:table-cell office:value-type="float" office:value="1.98218" calcext:value-type="float">
            <text:p>1.98218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-9.62542" calcext:value-type="float">
            <text:p>-9.62542</text:p>
          </table:table-cell>
          <table:table-cell office:value-type="float" office:value="6.80027" calcext:value-type="float">
            <text:p>6.80027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-5.97891" calcext:value-type="float">
            <text:p>-5.97891</text:p>
          </table:table-cell>
          <table:table-cell office:value-type="float" office:value="10.4769" calcext:value-type="float">
            <text:p>10.4769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-1.20957" calcext:value-type="float">
            <text:p>-1.20957</text:p>
          </table:table-cell>
          <table:table-cell office:value-type="float" office:value="12.4515" calcext:value-type="float">
            <text:p>12.4515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.93793" calcext:value-type="float">
            <text:p>3.93793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8.66601" calcext:value-type="float">
            <text:p>8.66601</text:p>
          </table:table-cell>
          <table:table-cell office:value-type="float" office:value="10.4281" calcext:value-type="float">
            <text:p>10.4281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2.2476" calcext:value-type="float">
            <text:p>12.2476</text:p>
          </table:table-cell>
          <table:table-cell office:value-type="float" office:value="6.76672" calcext:value-type="float">
            <text:p>6.76672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4.1374" calcext:value-type="float">
            <text:p>14.1374</text:p>
          </table:table-cell>
          <table:table-cell office:value-type="float" office:value="2.02021" calcext:value-type="float">
            <text:p>2.02021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14.0551" calcext:value-type="float">
            <text:p>14.0551</text:p>
          </table:table-cell>
          <table:table-cell office:value-type="float" office:value="-3.07401" calcext:value-type="float">
            <text:p>-3.074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0262" calcext:value-type="float">
            <text:p>12.0262</text:p>
          </table:table-cell>
          <table:table-cell office:value-type="float" office:value="-7.73021" calcext:value-type="float">
            <text:p>-7.7302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8.3758" calcext:value-type="float">
            <text:p>8.3758</text:p>
          </table:table-cell>
          <table:table-cell office:value-type="float" office:value="-11.2359" calcext:value-type="float">
            <text:p>-11.2359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3.67685" calcext:value-type="float">
            <text:p>3.67685</text:p>
          </table:table-cell>
          <table:table-cell office:value-type="float" office:value="-13.061" calcext:value-type="float">
            <text:p>-13.061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-1.34042" calcext:value-type="float">
            <text:p>-1.34042</text:p>
          </table:table-cell>
          <table:table-cell office:value-type="float" office:value="-12.9383" calcext:value-type="float">
            <text:p>-12.9383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5.90197" calcext:value-type="float">
            <text:p>-5.90197</text:p>
          </table:table-cell>
          <table:table-cell office:value-type="float" office:value="-10.9028" calcext:value-type="float">
            <text:p>-10.902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9.30962" calcext:value-type="float">
            <text:p>-9.30962</text:p>
          </table:table-cell>
          <table:table-cell office:value-type="float" office:value="-7.28403" calcext:value-type="float">
            <text:p>-7.28403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-11.0481" calcext:value-type="float">
            <text:p>-11.0481</text:p>
          </table:table-cell>
          <table:table-cell office:value-type="float" office:value="-2.65318" calcext:value-type="float">
            <text:p>-2.65318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-10.8632" calcext:value-type="float">
            <text:p>-10.8632</text:p>
          </table:table-cell>
          <table:table-cell office:value-type="float" office:value="2.26654" calcext:value-type="float">
            <text:p>2.26654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-8.79921" calcext:value-type="float">
            <text:p>-8.79921</text:p>
          </table:table-cell>
          <table:table-cell office:value-type="float" office:value="6.71257" calcext:value-type="float">
            <text:p>6.71257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-5.18964" calcext:value-type="float">
            <text:p>-5.18964</text:p>
          </table:table-cell>
          <table:table-cell office:value-type="float" office:value="10.0008" calcext:value-type="float">
            <text:p>10.000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0.604232" calcext:value-type="float">
            <text:p>-0.604232</text:p>
          </table:table-cell>
          <table:table-cell office:value-type="float" office:value="11.6304" calcext:value-type="float">
            <text:p>11.6304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4.24082" calcext:value-type="float">
            <text:p>4.24082</text:p>
          </table:table-cell>
          <table:table-cell office:value-type="float" office:value="11.3599" calcext:value-type="float">
            <text:p>11.3599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8.59419" calcext:value-type="float">
            <text:p>8.59419</text:p>
          </table:table-cell>
          <table:table-cell office:value-type="float" office:value="9.24255" calcext:value-type="float">
            <text:p>9.24255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1.7855" calcext:value-type="float">
            <text:p>11.7855</text:p>
          </table:table-cell>
          <table:table-cell office:value-type="float" office:value="5.61591" calcext:value-type="float">
            <text:p>5.61591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13.3282" calcext:value-type="float">
            <text:p>13.3282</text:p>
          </table:table-cell>
          <table:table-cell office:value-type="float" office:value="1.04806" calcext:value-type="float">
            <text:p>1.0480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2.993" calcext:value-type="float">
            <text:p>12.993</text:p>
          </table:table-cell>
          <table:table-cell office:value-type="float" office:value="-3.75165" calcext:value-type="float">
            <text:p>-3.75165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0.842" calcext:value-type="float">
            <text:p>10.842</text:p>
          </table:table-cell>
          <table:table-cell office:value-type="float" office:value="-8.04295" calcext:value-type="float">
            <text:p>-8.04295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7.21665" calcext:value-type="float">
            <text:p>7.21665</text:p>
          </table:table-cell>
          <table:table-cell office:value-type="float" office:value="-11.169" calcext:value-type="float">
            <text:p>-11.169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2.68324" calcext:value-type="float">
            <text:p>2.68324</text:p>
          </table:table-cell>
          <table:table-cell office:value-type="float" office:value="-12.6569" calcext:value-type="float">
            <text:p>-12.6569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-2.05568" calcext:value-type="float">
            <text:p>-2.05568</text:p>
          </table:table-cell>
          <table:table-cell office:value-type="float" office:value="-12.2898" calcext:value-type="float">
            <text:p>-12.2898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6.27072" calcext:value-type="float">
            <text:p>-6.27072</text:p>
          </table:table-cell>
          <table:table-cell office:value-type="float" office:value="-10.138" calcext:value-type="float">
            <text:p>-10.138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-9.31827" calcext:value-type="float">
            <text:p>-9.31827</text:p>
          </table:table-cell>
          <table:table-cell office:value-type="float" office:value="-6.54661" calcext:value-type="float">
            <text:p>-6.54661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-10.7392" calcext:value-type="float">
            <text:p>-10.7392</text:p>
          </table:table-cell>
          <table:table-cell office:value-type="float" office:value="-2.08035" calcext:value-type="float">
            <text:p>-2.08035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-10.3282" calcext:value-type="float">
            <text:p>-10.3282</text:p>
          </table:table-cell>
          <table:table-cell office:value-type="float" office:value="2.56507" calcext:value-type="float">
            <text:p>2.56507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-8.16408" calcext:value-type="float">
            <text:p>-8.16408</text:p>
          </table:table-cell>
          <table:table-cell office:value-type="float" office:value="6.671" calcext:value-type="float">
            <text:p>6.6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59547" calcext:value-type="float">
            <text:p>-4.59547</text:p>
          </table:table-cell>
          <table:table-cell office:value-type="float" office:value="9.60688" calcext:value-type="float">
            <text:p>9.60688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-0.185323" calcext:value-type="float">
            <text:p>-0.185323</text:p>
          </table:table-cell>
          <table:table-cell office:value-type="float" office:value="10.9269" calcext:value-type="float">
            <text:p>10.9269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4.37731" calcext:value-type="float">
            <text:p>4.37731</text:p>
          </table:table-cell>
          <table:table-cell office:value-type="float" office:value="10.4374" calcext:value-type="float">
            <text:p>10.4374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8.38434" calcext:value-type="float">
            <text:p>8.38434</text:p>
          </table:table-cell>
          <table:table-cell office:value-type="float" office:value="8.22526" calcext:value-type="float">
            <text:p>8.22526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1.218" calcext:value-type="float">
            <text:p>11.218</text:p>
          </table:table-cell>
          <table:table-cell office:value-type="float" office:value="4.64254" calcext:value-type="float">
            <text:p>4.6425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2.4455" calcext:value-type="float">
            <text:p>12.4455</text:p>
          </table:table-cell>
          <table:table-cell office:value-type="float" office:value="0.25046" calcext:value-type="float">
            <text:p>0.25046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1.8846" calcext:value-type="float">
            <text:p>11.8846</text:p>
          </table:table-cell>
          <table:table-cell office:value-type="float" office:value="-4.26851" calcext:value-type="float">
            <text:p>-4.26851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9.62992" calcext:value-type="float">
            <text:p>9.62992</text:p>
          </table:table-cell>
          <table:table-cell office:value-type="float" office:value="-8.21666" calcext:value-type="float">
            <text:p>-8.21666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6.03688" calcext:value-type="float">
            <text:p>6.03688</text:p>
          </table:table-cell>
          <table:table-cell office:value-type="float" office:value="-10.9887" calcext:value-type="float">
            <text:p>-10.9887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.66488" calcext:value-type="float">
            <text:p>1.66488</text:p>
          </table:table-cell>
          <table:table-cell office:value-type="float" office:value="-12.1648" calcext:value-type="float">
            <text:p>-12.164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-2.81016" calcext:value-type="float">
            <text:p>-2.81016</text:p>
          </table:table-cell>
          <table:table-cell office:value-type="float" office:value="-11.5735" calcext:value-type="float">
            <text:p>-11.5735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-6.70075" calcext:value-type="float">
            <text:p>-6.70075</text:p>
          </table:table-cell>
          <table:table-cell office:value-type="float" office:value="-9.31724" calcext:value-type="float">
            <text:p>-9.31724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-9.41402" calcext:value-type="float">
            <text:p>-9.41402</text:p>
          </table:table-cell>
          <table:table-cell office:value-type="float" office:value="-5.75449" calcext:value-type="float">
            <text:p>-5.75449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-10.5425" calcext:value-type="float">
            <text:p>-10.5425</text:p>
          </table:table-cell>
          <table:table-cell office:value-type="float" office:value="-1.44278" calcext:value-type="float">
            <text:p>-1.44278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-9.92572" calcext:value-type="float">
            <text:p>-9.92572</text:p>
          </table:table-cell>
          <table:table-cell office:value-type="float" office:value="2.94847" calcext:value-type="float">
            <text:p>2.94847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7.67358" calcext:value-type="float">
            <text:p>-7.67358</text:p>
          </table:table-cell>
          <table:table-cell office:value-type="float" office:value="6.74191" calcext:value-type="float">
            <text:p>6.74191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-4.14748" calcext:value-type="float">
            <text:p>-4.14748</text:p>
          </table:table-cell>
          <table:table-cell office:value-type="float" office:value="9.35685" calcext:value-type="float">
            <text:p>9.35685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0969297" calcext:value-type="float">
            <text:p>0.0969297</text:p>
          </table:table-cell>
          <table:table-cell office:value-type="float" office:value="10.3981" calcext:value-type="float">
            <text:p>10.3981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4.39666" calcext:value-type="float">
            <text:p>4.39666</text:p>
          </table:table-cell>
          <table:table-cell office:value-type="float" office:value="9.71598" calcext:value-type="float">
            <text:p>9.71598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8.08436" calcext:value-type="float">
            <text:p>8.08436</text:p>
          </table:table-cell>
          <table:table-cell office:value-type="float" office:value="7.42754" calcext:value-type="float">
            <text:p>7.4275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0.5913" calcext:value-type="float">
            <text:p>10.5913</text:p>
          </table:table-cell>
          <table:table-cell office:value-type="float" office:value="3.89714" calcext:value-type="float">
            <text:p>3.89714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1.5344" calcext:value-type="float">
            <text:p>11.5344</text:p>
          </table:table-cell>
          <table:table-cell office:value-type="float" office:value="-0.321433" calcext:value-type="float">
            <text:p>-0.321433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0.7742" calcext:value-type="float">
            <text:p>10.7742</text:p>
          </table:table-cell>
          <table:table-cell office:value-type="float" office:value="-4.57156" calcext:value-type="float">
            <text:p>-4.57156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8.43517" calcext:value-type="float">
            <text:p>8.43517</text:p>
          </table:table-cell>
          <table:table-cell office:value-type="float" office:value="-8.1957" calcext:value-type="float">
            <text:p>-8.1957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4.88426" calcext:value-type="float">
            <text:p>4.88426</text:p>
          </table:table-cell>
          <table:table-cell office:value-type="float" office:value="-10.6368" calcext:value-type="float">
            <text:p>-10.6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7337" calcext:value-type="float">
            <text:p>0.67337</text:p>
          </table:table-cell>
          <table:table-cell office:value-type="float" office:value="-11.5237" calcext:value-type="float">
            <text:p>-11.5237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-3.54719" calcext:value-type="float">
            <text:p>-3.54719</text:p>
          </table:table-cell>
          <table:table-cell office:value-type="float" office:value="-10.7271" calcext:value-type="float">
            <text:p>-10.7271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-7.12956" calcext:value-type="float">
            <text:p>-7.12956</text:p>
          </table:table-cell>
          <table:table-cell office:value-type="float" office:value="-8.37817" calcext:value-type="float">
            <text:p>-8.37817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-9.52824" calcext:value-type="float">
            <text:p>-9.52824</text:p>
          </table:table-cell>
          <table:table-cell office:value-type="float" office:value="-4.84664" calcext:value-type="float">
            <text:p>-4.84664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-10.3836" calcext:value-type="float">
            <text:p>-10.3836</text:p>
          </table:table-cell>
          <table:table-cell office:value-type="float" office:value="-0.682334" calcext:value-type="float">
            <text:p>-0.68233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9.57644" calcext:value-type="float">
            <text:p>-9.57644</text:p>
          </table:table-cell>
          <table:table-cell office:value-type="float" office:value="3.47073" calcext:value-type="float">
            <text:p>3.47073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-7.24446" calcext:value-type="float">
            <text:p>-7.24446</text:p>
          </table:table-cell>
          <table:table-cell office:value-type="float" office:value="6.9743" calcext:value-type="float">
            <text:p>6.9743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-3.75995" calcext:value-type="float">
            <text:p>-3.75995</text:p>
          </table:table-cell>
          <table:table-cell office:value-type="float" office:value="9.29427" calcext:value-type="float">
            <text:p>9.29427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0.329306" calcext:value-type="float">
            <text:p>0.329306</text:p>
          </table:table-cell>
          <table:table-cell office:value-type="float" office:value="10.0825" calcext:value-type="float">
            <text:p>10.0825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4.38559" calcext:value-type="float">
            <text:p>4.38559</text:p>
          </table:table-cell>
          <table:table-cell office:value-type="float" office:value="9.22947" calcext:value-type="float">
            <text:p>9.22947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7.78011" calcext:value-type="float">
            <text:p>7.78011</text:p>
          </table:table-cell>
          <table:table-cell office:value-type="float" office:value="6.87954" calcext:value-type="float">
            <text:p>6.87954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9.99005" calcext:value-type="float">
            <text:p>9.99005</text:p>
          </table:table-cell>
          <table:table-cell office:value-type="float" office:value="3.40741" calcext:value-type="float">
            <text:p>3.40741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0.6785" calcext:value-type="float">
            <text:p>10.6785</text:p>
          </table:table-cell>
          <table:table-cell office:value-type="float" office:value="-0.641201" calcext:value-type="float">
            <text:p>-0.641201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9.7455" calcext:value-type="float">
            <text:p>9.7455</text:p>
          </table:table-cell>
          <table:table-cell office:value-type="float" office:value="-4.63473" calcext:value-type="float">
            <text:p>-4.63473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7.34188" calcext:value-type="float">
            <text:p>7.34188</text:p>
          </table:table-cell>
          <table:table-cell office:value-type="float" office:value="-7.95375" calcext:value-type="float">
            <text:p>-7.95375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.84466" calcext:value-type="float">
            <text:p>3.84466</text:p>
          </table:table-cell>
          <table:table-cell office:value-type="float" office:value="-10.0864" calcext:value-type="float">
            <text:p>-10.0864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-0.202515" calcext:value-type="float">
            <text:p>-0.202515</text:p>
          </table:table-cell>
          <table:table-cell office:value-type="float" office:value="-10.7069" calcext:value-type="float">
            <text:p>-10.7069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-4.17419" calcext:value-type="float">
            <text:p>-4.17419</text:p>
          </table:table-cell>
          <table:table-cell office:value-type="float" office:value="-9.72452" calcext:value-type="float">
            <text:p>-9.72452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-7.46013" calcext:value-type="float">
            <text:p>-7.46013</text:p>
          </table:table-cell>
          <table:table-cell office:value-type="float" office:value="-7.29634" calcext:value-type="float">
            <text:p>-7.29634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-9.55934" calcext:value-type="float">
            <text:p>-9.55934</text:p>
          </table:table-cell>
          <table:table-cell office:value-type="float" office:value="-3.80157" calcext:value-type="float">
            <text:p>-3.8015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10.1568" calcext:value-type="float">
            <text:p>-10.1568</text:p>
          </table:table-cell>
          <table:table-cell office:value-type="float" office:value="0.218297" calcext:value-type="float">
            <text:p>0.218297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-9.17085" calcext:value-type="float">
            <text:p>-9.17085</text:p>
          </table:table-cell>
          <table:table-cell office:value-type="float" office:value="4.14394" calcext:value-type="float">
            <text:p>4.14394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-6.76468" calcext:value-type="float">
            <text:p>-6.76468</text:p>
          </table:table-cell>
          <table:table-cell office:value-type="float" office:value="7.37425" calcext:value-type="float">
            <text:p>7.37425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-3.3195" calcext:value-type="float">
            <text:p>-3.3195</text:p>
          </table:table-cell>
          <table:table-cell office:value-type="float" office:value="9.41896" calcext:value-type="float">
            <text:p>9.41896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0.625417" calcext:value-type="float">
            <text:p>0.625417</text:p>
          </table:table-cell>
          <table:table-cell office:value-type="float" office:value="9.97368" calcext:value-type="float">
            <text:p>9.973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45688" calcext:value-type="float">
            <text:p>4.45688</text:p>
          </table:table-cell>
          <table:table-cell office:value-type="float" office:value="8.96578" calcext:value-type="float">
            <text:p>8.96578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7.58284" calcext:value-type="float">
            <text:p>7.58284</text:p>
          </table:table-cell>
          <table:table-cell office:value-type="float" office:value="6.56428" calcext:value-type="float">
            <text:p>6.56428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9.52364" calcext:value-type="float">
            <text:p>9.52364</text:p>
          </table:table-cell>
          <table:table-cell office:value-type="float" office:value="3.15241" calcext:value-type="float">
            <text:p>3.15241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9.98541" calcext:value-type="float">
            <text:p>9.98541</text:p>
          </table:table-cell>
          <table:table-cell office:value-type="float" office:value="-0.732772" calcext:value-type="float">
            <text:p>-0.732772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8.90434" calcext:value-type="float">
            <text:p>8.90434</text:p>
          </table:table-cell>
          <table:table-cell office:value-type="float" office:value="-4.48414" calcext:value-type="float">
            <text:p>-4.4841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6.45528" calcext:value-type="float">
            <text:p>6.45528</text:p>
          </table:table-cell>
          <table:table-cell office:value-type="float" office:value="-7.51859" calcext:value-type="float">
            <text:p>-7.51859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3.02335" calcext:value-type="float">
            <text:p>3.02335</text:p>
          </table:table-cell>
          <table:table-cell office:value-type="float" office:value="-9.36686" calcext:value-type="float">
            <text:p>-9.3668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-0.856579" calcext:value-type="float">
            <text:p>-0.856579</text:p>
          </table:table-cell>
          <table:table-cell office:value-type="float" office:value="-9.7454" calcext:value-type="float">
            <text:p>-9.7454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-4.58336" calcext:value-type="float">
            <text:p>-4.58336</text:p>
          </table:table-cell>
          <table:table-cell office:value-type="float" office:value="-8.59901" calcext:value-type="float">
            <text:p>-8.59901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-7.58266" calcext:value-type="float">
            <text:p>-7.58266</text:p>
          </table:table-cell>
          <table:table-cell office:value-type="float" office:value="-6.10815" calcext:value-type="float">
            <text:p>-6.1081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9.39545" calcext:value-type="float">
            <text:p>-9.39545</text:p>
          </table:table-cell>
          <table:table-cell office:value-type="float" office:value="-2.65976" calcext:value-type="float">
            <text:p>-2.65976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-9.74823" calcext:value-type="float">
            <text:p>-9.74823</text:p>
          </table:table-cell>
          <table:table-cell office:value-type="float" office:value="1.2136" calcext:value-type="float">
            <text:p>1.2136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-8.59421" calcext:value-type="float">
            <text:p>-8.59421</text:p>
          </table:table-cell>
          <table:table-cell office:value-type="float" office:value="4.91672" calcext:value-type="float">
            <text:p>4.91672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-6.11925" calcext:value-type="float">
            <text:p>-6.11925</text:p>
          </table:table-cell>
          <table:table-cell office:value-type="float" office:value="7.88398" calcext:value-type="float">
            <text:p>7.88398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-2.71192" calcext:value-type="float">
            <text:p>-2.71192</text:p>
          </table:table-cell>
          <table:table-cell office:value-type="float" office:value="9.66646" calcext:value-type="float">
            <text:p>9.6664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09757" calcext:value-type="float">
            <text:p>1.09757</text:p>
          </table:table-cell>
          <table:table-cell office:value-type="float" office:value="10.0006" calcext:value-type="float">
            <text:p>10.0006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.72003" calcext:value-type="float">
            <text:p>4.72003</text:p>
          </table:table-cell>
          <table:table-cell office:value-type="float" office:value="8.84781" calcext:value-type="float">
            <text:p>8.84781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7.59854" calcext:value-type="float">
            <text:p>7.59854</text:p>
          </table:table-cell>
          <table:table-cell office:value-type="float" office:value="6.39928" calcext:value-type="float">
            <text:p>6.39928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9.29418" calcext:value-type="float">
            <text:p>9.29418</text:p>
          </table:table-cell>
          <table:table-cell office:value-type="float" office:value="3.04512" calcext:value-type="float">
            <text:p>3.04512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9.55324" calcext:value-type="float">
            <text:p>9.55324</text:p>
          </table:table-cell>
          <table:table-cell office:value-type="float" office:value="-0.686875" calcext:value-type="float">
            <text:p>-0.686875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8.34527" calcext:value-type="float">
            <text:p>8.34527</text:p>
          </table:table-cell>
          <table:table-cell office:value-type="float" office:value="-4.21347" calcext:value-type="float">
            <text:p>-4.21347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5.86666" calcext:value-type="float">
            <text:p>5.86666</text:p>
          </table:table-cell>
          <table:table-cell office:value-type="float" office:value="-6.98632" calcext:value-type="float">
            <text:p>-6.98632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2.50907" calcext:value-type="float">
            <text:p>2.50907</text:p>
          </table:table-cell>
          <table:table-cell office:value-type="float" office:value="-8.57642" calcext:value-type="float">
            <text:p>-8.57642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-1.20208" calcext:value-type="float">
            <text:p>-1.20208</text:p>
          </table:table-cell>
          <table:table-cell office:value-type="float" office:value="-8.7397" calcext:value-type="float">
            <text:p>-8.7397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-4.68942" calcext:value-type="float">
            <text:p>-4.68942</text:p>
          </table:table-cell>
          <table:table-cell office:value-type="float" office:value="-7.4537" calcext:value-type="float">
            <text:p>-7.45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41303" calcext:value-type="float">
            <text:p>-7.41303</text:p>
          </table:table-cell>
          <table:table-cell office:value-type="float" office:value="-4.9199" calcext:value-type="float">
            <text:p>-4.9199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-8.95359" calcext:value-type="float">
            <text:p>-8.95359</text:p>
          </table:table-cell>
          <table:table-cell office:value-type="float" office:value="-1.53138" calcext:value-type="float">
            <text:p>-1.53138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-9.07647" calcext:value-type="float">
            <text:p>-9.07647</text:p>
          </table:table-cell>
          <table:table-cell office:value-type="float" office:value="2.18882" calcext:value-type="float">
            <text:p>2.18882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-7.76696" calcext:value-type="float">
            <text:p>-7.76696</text:p>
          </table:table-cell>
          <table:table-cell office:value-type="float" office:value="5.66917" calcext:value-type="float">
            <text:p>5.66917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-5.2314" calcext:value-type="float">
            <text:p>-5.2314</text:p>
          </table:table-cell>
          <table:table-cell office:value-type="float" office:value="8.37807" calcext:value-type="float">
            <text:p>8.3780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1.86415" calcext:value-type="float">
            <text:p>-1.86415</text:p>
          </table:table-cell>
          <table:table-cell office:value-type="float" office:value="9.90574" calcext:value-type="float">
            <text:p>9.9057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.81425" calcext:value-type="float">
            <text:p>1.81425</text:p>
          </table:table-cell>
          <table:table-cell office:value-type="float" office:value="10.0268" calcext:value-type="float">
            <text:p>10.0268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5.23815" calcext:value-type="float">
            <text:p>5.23815</text:p>
          </table:table-cell>
          <table:table-cell office:value-type="float" office:value="8.73419" calcext:value-type="float">
            <text:p>8.73419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7.88428" calcext:value-type="float">
            <text:p>7.88428</text:p>
          </table:table-cell>
          <table:table-cell office:value-type="float" office:value="6.23888" calcext:value-type="float">
            <text:p>6.23888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9.35236" calcext:value-type="float">
            <text:p>9.35236</text:p>
          </table:table-cell>
          <table:table-cell office:value-type="float" office:value="2.93643" calcext:value-type="float">
            <text:p>2.9364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9.42621" calcext:value-type="float">
            <text:p>9.42621</text:p>
          </table:table-cell>
          <table:table-cell office:value-type="float" office:value="-0.655217" calcext:value-type="float">
            <text:p>-0.655217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8.1062" calcext:value-type="float">
            <text:p>8.1062</text:p>
          </table:table-cell>
          <table:table-cell office:value-type="float" office:value="-3.97628" calcext:value-type="float">
            <text:p>-3.97628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5.60804" calcext:value-type="float">
            <text:p>5.60804</text:p>
          </table:table-cell>
          <table:table-cell office:value-type="float" office:value="-6.51178" calcext:value-type="float">
            <text:p>-6.51178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2.32838" calcext:value-type="float">
            <text:p>2.32838</text:p>
          </table:table-cell>
          <table:table-cell office:value-type="float" office:value="-7.87084" calcext:value-type="float">
            <text:p>-7.87084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-1.21736" calcext:value-type="float">
            <text:p>-1.21736</text:p>
          </table:table-cell>
          <table:table-cell office:value-type="float" office:value="-7.84638" calcext:value-type="float">
            <text:p>-7.8463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4.47518" calcext:value-type="float">
            <text:p>-4.47518</text:p>
          </table:table-cell>
          <table:table-cell office:value-type="float" office:value="-6.44614" calcext:value-type="float">
            <text:p>-6.44614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-6.93827" calcext:value-type="float">
            <text:p>-6.93827</text:p>
          </table:table-cell>
          <table:table-cell office:value-type="float" office:value="-3.89043" calcext:value-type="float">
            <text:p>-3.89043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-8.22495" calcext:value-type="float">
            <text:p>-8.22495</text:p>
          </table:table-cell>
          <table:table-cell office:value-type="float" office:value="-0.576993" calcext:value-type="float">
            <text:p>-0.576993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-8.13702" calcext:value-type="float">
            <text:p>-8.13702</text:p>
          </table:table-cell>
          <table:table-cell office:value-type="float" office:value="2.98127" calcext:value-type="float">
            <text:p>2.98127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-6.68941" calcext:value-type="float">
            <text:p>-6.68941</text:p>
          </table:table-cell>
          <table:table-cell office:value-type="float" office:value="6.23608" calcext:value-type="float">
            <text:p>6.2360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4.10683" calcext:value-type="float">
            <text:p>-4.10683</text:p>
          </table:table-cell>
          <table:table-cell office:value-type="float" office:value="8.68861" calcext:value-type="float">
            <text:p>8.6886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-0.78797" calcext:value-type="float">
            <text:p>-0.78797</text:p>
          </table:table-cell>
          <table:table-cell office:value-type="float" office:value="9.96625" calcext:value-type="float">
            <text:p>9.96625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2.75688" calcext:value-type="float">
            <text:p>2.75688</text:p>
          </table:table-cell>
          <table:table-cell office:value-type="float" office:value="9.87945" calcext:value-type="float">
            <text:p>9.87945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5.98521" calcext:value-type="float">
            <text:p>5.98521</text:p>
          </table:table-cell>
          <table:table-cell office:value-type="float" office:value="8.45015" calcext:value-type="float">
            <text:p>8.45015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8.40616" calcext:value-type="float">
            <text:p>8.40616</text:p>
          </table:table-cell>
          <table:table-cell office:value-type="float" office:value="5.90722" calcext:value-type="float">
            <text:p>5.907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65609" calcext:value-type="float">
            <text:p>9.65609</text:p>
          </table:table-cell>
          <table:table-cell office:value-type="float" office:value="2.65016" calcext:value-type="float">
            <text:p>2.65016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9.55408" calcext:value-type="float">
            <text:p>9.55408</text:p>
          </table:table-cell>
          <table:table-cell office:value-type="float" office:value="-0.813452" calcext:value-type="float">
            <text:p>-0.813452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8.12891" calcext:value-type="float">
            <text:p>8.12891</text:p>
          </table:table-cell>
          <table:table-cell office:value-type="float" office:value="-3.94692" calcext:value-type="float">
            <text:p>-3.94692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5.6136" calcext:value-type="float">
            <text:p>5.6136</text:p>
          </table:table-cell>
          <table:table-cell office:value-type="float" office:value="-6.26738" calcext:value-type="float">
            <text:p>-6.26738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2.40841" calcext:value-type="float">
            <text:p>2.40841</text:p>
          </table:table-cell>
          <table:table-cell office:value-type="float" office:value="-7.42016" calcext:value-type="float">
            <text:p>-7.4201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0.981823" calcext:value-type="float">
            <text:p>-0.981823</text:p>
          </table:table-cell>
          <table:table-cell office:value-type="float" office:value="-7.23285" calcext:value-type="float">
            <text:p>-7.23285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-4.02613" calcext:value-type="float">
            <text:p>-4.02613</text:p>
          </table:table-cell>
          <table:table-cell office:value-type="float" office:value="-5.74109" calcext:value-type="float">
            <text:p>-5.74109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-6.24957" calcext:value-type="float">
            <text:p>-6.24957</text:p>
          </table:table-cell>
          <table:table-cell office:value-type="float" office:value="-3.182" calcext:value-type="float">
            <text:p>-3.182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-7.30626" calcext:value-type="float">
            <text:p>-7.30626</text:p>
          </table:table-cell>
          <table:table-cell office:value-type="float" office:value="0.0434197" calcext:value-type="float">
            <text:p>0.0434197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-7.03218" calcext:value-type="float">
            <text:p>-7.03218</text:p>
          </table:table-cell>
          <table:table-cell office:value-type="float" office:value="3.43297" calcext:value-type="float">
            <text:p>3.4329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5.46965" calcext:value-type="float">
            <text:p>-5.46965</text:p>
          </table:table-cell>
          <table:table-cell office:value-type="float" office:value="6.46134" calcext:value-type="float">
            <text:p>6.46134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-2.85975" calcext:value-type="float">
            <text:p>-2.85975</text:p>
          </table:table-cell>
          <table:table-cell office:value-type="float" office:value="8.6613" calcext:value-type="float">
            <text:p>8.6613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.395853" calcext:value-type="float">
            <text:p>0.395853</text:p>
          </table:table-cell>
          <table:table-cell office:value-type="float" office:value="9.69559" calcext:value-type="float">
            <text:p>9.69559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3.79767" calcext:value-type="float">
            <text:p>3.79767</text:p>
          </table:table-cell>
          <table:table-cell office:value-type="float" office:value="9.40835" calcext:value-type="float">
            <text:p>9.40835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6.82601" calcext:value-type="float">
            <text:p>6.82601</text:p>
          </table:table-cell>
          <table:table-cell office:value-type="float" office:value="7.84833" calcext:value-type="float">
            <text:p>7.8483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9.02131" calcext:value-type="float">
            <text:p>9.02131</text:p>
          </table:table-cell>
          <table:table-cell office:value-type="float" office:value="5.26036" calcext:value-type="float">
            <text:p>5.26036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10.0548" calcext:value-type="float">
            <text:p>10.0548</text:p>
          </table:table-cell>
          <table:table-cell office:value-type="float" office:value="2.04662" calcext:value-type="float">
            <text:p>2.04662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9.77874" calcext:value-type="float">
            <text:p>9.77874</text:p>
          </table:table-cell>
          <table:table-cell office:value-type="float" office:value="-1.29627" calcext:value-type="float">
            <text:p>-1.29627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8.24809" calcext:value-type="float">
            <text:p>8.24809</text:p>
          </table:table-cell>
          <table:table-cell office:value-type="float" office:value="-4.25433" calcext:value-type="float">
            <text:p>-4.25433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5.71134" calcext:value-type="float">
            <text:p>5.71134</text:p>
          </table:table-cell>
          <table:table-cell office:value-type="float" office:value="-6.37571" calcext:value-type="float">
            <text:p>-6.3757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57105" calcext:value-type="float">
            <text:p>2.57105</text:p>
          </table:table-cell>
          <table:table-cell office:value-type="float" office:value="-7.34016" calcext:value-type="float">
            <text:p>-7.34016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-0.679036" calcext:value-type="float">
            <text:p>-0.679036</text:p>
          </table:table-cell>
          <table:table-cell office:value-type="float" office:value="-7.00787" calcext:value-type="float">
            <text:p>-7.00787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-3.53066" calcext:value-type="float">
            <text:p>-3.53066</text:p>
          </table:table-cell>
          <table:table-cell office:value-type="float" office:value="-5.44017" calcext:value-type="float">
            <text:p>-5.44017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-5.53965" calcext:value-type="float">
            <text:p>-5.53965</text:p>
          </table:table-cell>
          <table:table-cell office:value-type="float" office:value="-2.88914" calcext:value-type="float">
            <text:p>-2.88914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-6.3942" calcext:value-type="float">
            <text:p>-6.3942</text:p>
          </table:table-cell>
          <table:table-cell office:value-type="float" office:value="0.242235" calcext:value-type="float">
            <text:p>0.2422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.96241" calcext:value-type="float">
            <text:p>-5.96241</text:p>
          </table:table-cell>
          <table:table-cell office:value-type="float" office:value="3.46304" calcext:value-type="float">
            <text:p>3.46304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-4.31183" calcext:value-type="float">
            <text:p>-4.31183</text:p>
          </table:table-cell>
          <table:table-cell office:value-type="float" office:value="6.27062" calcext:value-type="float">
            <text:p>6.27062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-1.69809" calcext:value-type="float">
            <text:p>-1.69809</text:p>
          </table:table-cell>
          <table:table-cell office:value-type="float" office:value="8.22831" calcext:value-type="float">
            <text:p>8.22831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1.47544" calcext:value-type="float">
            <text:p>1.47544</text:p>
          </table:table-cell>
          <table:table-cell office:value-type="float" office:value="9.03254" calcext:value-type="float">
            <text:p>9.03254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4.72064" calcext:value-type="float">
            <text:p>4.72064</text:p>
          </table:table-cell>
          <table:table-cell office:value-type="float" office:value="8.55913" calcext:value-type="float">
            <text:p>8.5591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7.54039" calcext:value-type="float">
            <text:p>7.54039</text:p>
          </table:table-cell>
          <table:table-cell office:value-type="float" office:value="6.88162" calcext:value-type="float">
            <text:p>6.88162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9.50542" calcext:value-type="float">
            <text:p>9.50542</text:p>
          </table:table-cell>
          <table:table-cell office:value-type="float" office:value="4.25897" calcext:value-type="float">
            <text:p>4.25897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0.3202" calcext:value-type="float">
            <text:p>10.3202</text:p>
          </table:table-cell>
          <table:table-cell office:value-type="float" office:value="1.0948" calcext:value-type="float">
            <text:p>1.0948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9.86815" calcext:value-type="float">
            <text:p>9.86815</text:p>
          </table:table-cell>
          <table:table-cell office:value-type="float" office:value="-2.12569" calcext:value-type="float">
            <text:p>-2.12569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8.22851" calcext:value-type="float">
            <text:p>8.22851</text:p>
          </table:table-cell>
          <table:table-cell office:value-type="float" office:value="-4.911" calcext:value-type="float">
            <text:p>-4.91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5.66347" calcext:value-type="float">
            <text:p>5.66347</text:p>
          </table:table-cell>
          <table:table-cell office:value-type="float" office:value="-6.83926" calcext:value-type="float">
            <text:p>-6.83926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2.57671" calcext:value-type="float">
            <text:p>2.57671</text:p>
          </table:table-cell>
          <table:table-cell office:value-type="float" office:value="-7.62305" calcext:value-type="float">
            <text:p>-7.62305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-0.549628" calcext:value-type="float">
            <text:p>-0.549628</text:p>
          </table:table-cell>
          <table:table-cell office:value-type="float" office:value="-7.15318" calcext:value-type="float">
            <text:p>-7.15318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-3.22971" calcext:value-type="float">
            <text:p>-3.22971</text:p>
          </table:table-cell>
          <table:table-cell office:value-type="float" office:value="-5.51473" calcext:value-type="float">
            <text:p>-5.51473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-5.0491" calcext:value-type="float">
            <text:p>-5.0491</text:p>
          </table:table-cell>
          <table:table-cell office:value-type="float" office:value="-2.973" calcext:value-type="float">
            <text:p>-2.97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5.72846" calcext:value-type="float">
            <text:p>-5.72846</text:p>
          </table:table-cell>
          <table:table-cell office:value-type="float" office:value="0.0682668" calcext:value-type="float">
            <text:p>0.0682668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-5.16607" calcext:value-type="float">
            <text:p>-5.16607</text:p>
          </table:table-cell>
          <table:table-cell office:value-type="float" office:value="3.12992" calcext:value-type="float">
            <text:p>3.12992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-3.45274" calcext:value-type="float">
            <text:p>-3.45274</text:p>
          </table:table-cell>
          <table:table-cell office:value-type="float" office:value="5.73173" calcext:value-type="float">
            <text:p>5.73173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-0.856937" calcext:value-type="float">
            <text:p>-0.856937</text:p>
          </table:table-cell>
          <table:table-cell office:value-type="float" office:value="7.4666" calcext:value-type="float">
            <text:p>7.4666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2.2175" calcext:value-type="float">
            <text:p>2.2175</text:p>
          </table:table-cell>
          <table:table-cell office:value-type="float" office:value="8.06311" calcext:value-type="float">
            <text:p>8.0631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.29435" calcext:value-type="float">
            <text:p>5.29435</text:p>
          </table:table-cell>
          <table:table-cell office:value-type="float" office:value="7.42684" calcext:value-type="float">
            <text:p>7.42684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7.89884" calcext:value-type="float">
            <text:p>7.89884</text:p>
          </table:table-cell>
          <table:table-cell office:value-type="float" office:value="5.6542" calcext:value-type="float">
            <text:p>5.6542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9.63104" calcext:value-type="float">
            <text:p>9.63104</text:p>
          </table:table-cell>
          <table:table-cell office:value-type="float" office:value="3.01664" calcext:value-type="float">
            <text:p>3.01664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10.2272" calcext:value-type="float">
            <text:p>10.2272</text:p>
          </table:table-cell>
          <table:table-cell office:value-type="float" office:value="-0.0819856" calcext:value-type="float">
            <text:p>-0.0819856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9.60011" calcext:value-type="float">
            <text:p>9.60011</text:p>
          </table:table-cell>
          <table:table-cell office:value-type="float" office:value="-3.16843" calcext:value-type="float">
            <text:p>-3.168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85138" calcext:value-type="float">
            <text:p>7.85138</text:p>
          </table:table-cell>
          <table:table-cell office:value-type="float" office:value="-5.77344" calcext:value-type="float">
            <text:p>-5.77344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5.2553" calcext:value-type="float">
            <text:p>5.2553</text:p>
          </table:table-cell>
          <table:table-cell office:value-type="float" office:value="-7.50416" calcext:value-type="float">
            <text:p>-7.50416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2.21553" calcext:value-type="float">
            <text:p>2.21553</text:p>
          </table:table-cell>
          <table:table-cell office:value-type="float" office:value="-8.10456" calcext:value-type="float">
            <text:p>-8.10456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-0.797826" calcext:value-type="float">
            <text:p>-0.797826</text:p>
          </table:table-cell>
          <table:table-cell office:value-type="float" office:value="-7.49428" calcext:value-type="float">
            <text:p>-7.49428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-3.32111" calcext:value-type="float">
            <text:p>-3.32111</text:p>
          </table:table-cell>
          <table:table-cell office:value-type="float" office:value="-5.78028" calcext:value-type="float">
            <text:p>-5.7802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4.96868" calcext:value-type="float">
            <text:p>-4.96868</text:p>
          </table:table-cell>
          <table:table-cell office:value-type="float" office:value="-3.23952" calcext:value-type="float">
            <text:p>-3.23952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-5.49217" calcext:value-type="float">
            <text:p>-5.49217</text:p>
          </table:table-cell>
          <table:table-cell office:value-type="float" office:value="-0.275376" calcext:value-type="float">
            <text:p>-0.275376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-4.81823" calcext:value-type="float">
            <text:p>-4.81823</text:p>
          </table:table-cell>
          <table:table-cell office:value-type="float" office:value="2.64523" calcext:value-type="float">
            <text:p>2.64523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-3.05911" calcext:value-type="float">
            <text:p>-3.05911</text:p>
          </table:table-cell>
          <table:table-cell office:value-type="float" office:value="5.06423" calcext:value-type="float">
            <text:p>5.06423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-0.494461" calcext:value-type="float">
            <text:p>-0.494461</text:p>
          </table:table-cell>
          <table:table-cell office:value-type="float" office:value="6.60316" calcext:value-type="float">
            <text:p>6.6031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.47253" calcext:value-type="float">
            <text:p>2.47253</text:p>
          </table:table-cell>
          <table:table-cell office:value-type="float" office:value="7.02127" calcext:value-type="float">
            <text:p>7.02127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5.37803" calcext:value-type="float">
            <text:p>5.37803</text:p>
          </table:table-cell>
          <table:table-cell office:value-type="float" office:value="6.25215" calcext:value-type="float">
            <text:p>6.25215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7.76941" calcext:value-type="float">
            <text:p>7.76941</text:p>
          </table:table-cell>
          <table:table-cell office:value-type="float" office:value="4.41324" calcext:value-type="float">
            <text:p>4.41324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9.27521" calcext:value-type="float">
            <text:p>9.27521</text:p>
          </table:table-cell>
          <table:table-cell office:value-type="float" office:value="1.78687" calcext:value-type="float">
            <text:p>1.78687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9.66209" calcext:value-type="float">
            <text:p>9.66209</text:p>
          </table:table-cell>
          <table:table-cell office:value-type="float" office:value="-1.224" calcext:value-type="float">
            <text:p>-1.22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8.87034" calcext:value-type="float">
            <text:p>8.87034</text:p>
          </table:table-cell>
          <table:table-cell office:value-type="float" office:value="-4.15857" calcext:value-type="float">
            <text:p>-4.15857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7.02237" calcext:value-type="float">
            <text:p>7.02237</text:p>
          </table:table-cell>
          <table:table-cell office:value-type="float" office:value="-6.56962" calcext:value-type="float">
            <text:p>-6.56962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4.40297" calcext:value-type="float">
            <text:p>4.40297</text:p>
          </table:table-cell>
          <table:table-cell office:value-type="float" office:value="-8.09253" calcext:value-type="float">
            <text:p>-8.09253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.4147" calcext:value-type="float">
            <text:p>1.4147</text:p>
          </table:table-cell>
          <table:table-cell office:value-type="float" office:value="-8.50124" calcext:value-type="float">
            <text:p>-8.50124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-1.48483" calcext:value-type="float">
            <text:p>-1.48483</text:p>
          </table:table-cell>
          <table:table-cell office:value-type="float" office:value="-7.74257" calcext:value-type="float">
            <text:p>-7.74257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3.8539" calcext:value-type="float">
            <text:p>-3.8539</text:p>
          </table:table-cell>
          <table:table-cell office:value-type="float" office:value="-5.94368" calcext:value-type="float">
            <text:p>-5.94368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-5.3348" calcext:value-type="float">
            <text:p>-5.3348</text:p>
          </table:table-cell>
          <table:table-cell office:value-type="float" office:value="-3.39167" calcext:value-type="float">
            <text:p>-3.39167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-5.70875" calcext:value-type="float">
            <text:p>-5.70875</text:p>
          </table:table-cell>
          <table:table-cell office:value-type="float" office:value="-0.488535" calcext:value-type="float">
            <text:p>-0.488535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-4.92911" calcext:value-type="float">
            <text:p>-4.92911</text:p>
          </table:table-cell>
          <table:table-cell office:value-type="float" office:value="2.31145" calcext:value-type="float">
            <text:p>2.31145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-3.12781" calcext:value-type="float">
            <text:p>-3.12781</text:p>
          </table:table-cell>
          <table:table-cell office:value-type="float" office:value="4.57212" calcext:value-type="float">
            <text:p>4.572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594238" calcext:value-type="float">
            <text:p>-0.594238</text:p>
          </table:table-cell>
          <table:table-cell office:value-type="float" office:value="5.94276" calcext:value-type="float">
            <text:p>5.94276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2.27014" calcext:value-type="float">
            <text:p>2.27014</text:p>
          </table:table-cell>
          <table:table-cell office:value-type="float" office:value="6.21189" calcext:value-type="float">
            <text:p>6.21189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5.01431" calcext:value-type="float">
            <text:p>5.01431</text:p>
          </table:table-cell>
          <table:table-cell office:value-type="float" office:value="5.33942" calcext:value-type="float">
            <text:p>5.33942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7.2076" calcext:value-type="float">
            <text:p>7.2076</text:p>
          </table:table-cell>
          <table:table-cell office:value-type="float" office:value="3.46209" calcext:value-type="float">
            <text:p>3.46209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8.50613" calcext:value-type="float">
            <text:p>8.50613</text:p>
          </table:table-cell>
          <table:table-cell office:value-type="float" office:value="0.871599" calcext:value-type="float">
            <text:p>0.871599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8.70561" calcext:value-type="float">
            <text:p>8.70561</text:p>
          </table:table-cell>
          <table:table-cell office:value-type="float" office:value="-2.03105" calcext:value-type="float">
            <text:p>-2.03105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7.77231" calcext:value-type="float">
            <text:p>7.77231</text:p>
          </table:table-cell>
          <table:table-cell office:value-type="float" office:value="-4.798" calcext:value-type="float">
            <text:p>-4.798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5.84761" calcext:value-type="float">
            <text:p>5.84761</text:p>
          </table:table-cell>
          <table:table-cell office:value-type="float" office:value="-7.00391" calcext:value-type="float">
            <text:p>-7.00391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3.2254" calcext:value-type="float">
            <text:p>3.2254</text:p>
          </table:table-cell>
          <table:table-cell office:value-type="float" office:value="-8.31156" calcext:value-type="float">
            <text:p>-8.31156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0.306112" calcext:value-type="float">
            <text:p>0.306112</text:p>
          </table:table-cell>
          <table:table-cell office:value-type="float" office:value="-8.52361" calcext:value-type="float">
            <text:p>-8.52361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2.46563" calcext:value-type="float">
            <text:p>-2.46563</text:p>
          </table:table-cell>
          <table:table-cell office:value-type="float" office:value="-7.61247" calcext:value-type="float">
            <text:p>-7.61247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-4.66983" calcext:value-type="float">
            <text:p>-4.66983</text:p>
          </table:table-cell>
          <table:table-cell office:value-type="float" office:value="-5.72391" calcext:value-type="float">
            <text:p>-5.72391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-5.97591" calcext:value-type="float">
            <text:p>-5.97591</text:p>
          </table:table-cell>
          <table:table-cell office:value-type="float" office:value="-3.15379" calcext:value-type="float">
            <text:p>-3.15379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-6.19343" calcext:value-type="float">
            <text:p>-6.19343</text:p>
          </table:table-cell>
          <table:table-cell office:value-type="float" office:value="-0.301741" calcext:value-type="float">
            <text:p>-0.301741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-5.30086" calcext:value-type="float">
            <text:p>-5.30086</text:p>
          </table:table-cell>
          <table:table-cell office:value-type="float" office:value="2.39101" calcext:value-type="float">
            <text:p>2.39101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-3.44827" calcext:value-type="float">
            <text:p>-3.44827</text:p>
          </table:table-cell>
          <table:table-cell office:value-type="float" office:value="4.50996" calcext:value-type="float">
            <text:p>4.50996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-0.933382" calcext:value-type="float">
            <text:p>-0.933382</text:p>
          </table:table-cell>
          <table:table-cell office:value-type="float" office:value="5.73129" calcext:value-type="float">
            <text:p>5.73129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.84502" calcext:value-type="float">
            <text:p>1.84502</text:p>
          </table:table-cell>
          <table:table-cell office:value-type="float" office:value="5.87151" calcext:value-type="float">
            <text:p>5.87151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4.44913" calcext:value-type="float">
            <text:p>4.44913</text:p>
          </table:table-cell>
          <table:table-cell office:value-type="float" office:value="4.91522" calcext:value-type="float">
            <text:p>4.91522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6.46997" calcext:value-type="float">
            <text:p>6.46997</text:p>
          </table:table-cell>
          <table:table-cell office:value-type="float" office:value="3.01684" calcext:value-type="float">
            <text:p>3.0168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.59043" calcext:value-type="float">
            <text:p>7.59043</text:p>
          </table:table-cell>
          <table:table-cell office:value-type="float" office:value="0.476053" calcext:value-type="float">
            <text:p>0.476053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7.63395" calcext:value-type="float">
            <text:p>7.63395</text:p>
          </table:table-cell>
          <table:table-cell office:value-type="float" office:value="-2.30913" calcext:value-type="float">
            <text:p>-2.30913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6.5912" calcext:value-type="float">
            <text:p>6.5912</text:p>
          </table:table-cell>
          <table:table-cell office:value-type="float" office:value="-4.90421" calcext:value-type="float">
            <text:p>-4.90421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.62092" calcext:value-type="float">
            <text:p>4.62092</text:p>
          </table:table-cell>
          <table:table-cell office:value-type="float" office:value="-6.90555" calcext:value-type="float">
            <text:p>-6.90555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2.02469" calcext:value-type="float">
            <text:p>2.02469</text:p>
          </table:table-cell>
          <table:table-cell office:value-type="float" office:value="-8.00256" calcext:value-type="float">
            <text:p>-8.002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800212" calcext:value-type="float">
            <text:p>-0.800212</text:p>
          </table:table-cell>
          <table:table-cell office:value-type="float" office:value="-8.02538" calcext:value-type="float">
            <text:p>-8.02538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-3.42257" calcext:value-type="float">
            <text:p>-3.42257</text:p>
          </table:table-cell>
          <table:table-cell office:value-type="float" office:value="-6.97054" calcext:value-type="float">
            <text:p>-6.97054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-5.44398" calcext:value-type="float">
            <text:p>-5.44398</text:p>
          </table:table-cell>
          <table:table-cell office:value-type="float" office:value="-5.00085" calcext:value-type="float">
            <text:p>-5.00085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-6.56026" calcext:value-type="float">
            <text:p>-6.56026</text:p>
          </table:table-cell>
          <table:table-cell office:value-type="float" office:value="-2.41957" calcext:value-type="float">
            <text:p>-2.41957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-6.60809" calcext:value-type="float">
            <text:p>-6.60809</text:p>
          </table:table-cell>
          <table:table-cell office:value-type="float" office:value="0.376947" calcext:value-type="float">
            <text:p>0.376947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-5.58965" calcext:value-type="float">
            <text:p>-5.58965</text:p>
          </table:table-cell>
          <table:table-cell office:value-type="float" office:value="2.96091" calcext:value-type="float">
            <text:p>2.96091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-3.67163" calcext:value-type="float">
            <text:p>-3.67163</text:p>
          </table:table-cell>
          <table:table-cell office:value-type="float" office:value="4.93928" calcext:value-type="float">
            <text:p>4.93928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-1.15881" calcext:value-type="float">
            <text:p>-1.15881</text:p>
          </table:table-cell>
          <table:table-cell office:value-type="float" office:value="6.01435" calcext:value-type="float">
            <text:p>6.01435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1.55358" calcext:value-type="float">
            <text:p>1.55358</text:p>
          </table:table-cell>
          <table:table-cell office:value-type="float" office:value="6.02938" calcext:value-type="float">
            <text:p>6.02938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4.04131" calcext:value-type="float">
            <text:p>4.04131</text:p>
          </table:table-cell>
          <table:table-cell office:value-type="float" office:value="4.99222" calcext:value-type="float">
            <text:p>4.99222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5.91681" calcext:value-type="float">
            <text:p>5.91681</text:p>
          </table:table-cell>
          <table:table-cell office:value-type="float" office:value="3.07345" calcext:value-type="float">
            <text:p>3.07345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6.88894" calcext:value-type="float">
            <text:p>6.88894</text:p>
          </table:table-cell>
          <table:table-cell office:value-type="float" office:value="0.579398" calcext:value-type="float">
            <text:p>0.579398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6.80759" calcext:value-type="float">
            <text:p>6.80759</text:p>
          </table:table-cell>
          <table:table-cell office:value-type="float" office:value="-2.09579" calcext:value-type="float">
            <text:p>-2.09579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5.68634" calcext:value-type="float">
            <text:p>5.68634</text:p>
          </table:table-cell>
          <table:table-cell office:value-type="float" office:value="-4.53137" calcext:value-type="float">
            <text:p>-4.53137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3.69975" calcext:value-type="float">
            <text:p>3.69975</text:p>
          </table:table-cell>
          <table:table-cell office:value-type="float" office:value="-6.34517" calcext:value-type="float">
            <text:p>-6.34517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.1557" calcext:value-type="float">
            <text:p>1.1557</text:p>
          </table:table-cell>
          <table:table-cell office:value-type="float" office:value="-7.25247" calcext:value-type="float">
            <text:p>-7.25247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-1.55259" calcext:value-type="float">
            <text:p>-1.55259</text:p>
          </table:table-cell>
          <table:table-cell office:value-type="float" office:value="-7.10968" calcext:value-type="float">
            <text:p>-7.10968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-4.00778" calcext:value-type="float">
            <text:p>-4.00778</text:p>
          </table:table-cell>
          <table:table-cell office:value-type="float" office:value="-5.93595" calcext:value-type="float">
            <text:p>-5.93595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-5.83288" calcext:value-type="float">
            <text:p>-5.83288</text:p>
          </table:table-cell>
          <table:table-cell office:value-type="float" office:value="-3.90964" calcext:value-type="float">
            <text:p>-3.90964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-6.74941" calcext:value-type="float">
            <text:p>-6.74941</text:p>
          </table:table-cell>
          <table:table-cell office:value-type="float" office:value="-1.34013" calcext:value-type="float">
            <text:p>-1.3401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-6.62004" calcext:value-type="float">
            <text:p>-6.62004</text:p>
          </table:table-cell>
          <table:table-cell office:value-type="float" office:value="1.38044" calcext:value-type="float">
            <text:p>1.38044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-5.46925" calcext:value-type="float">
            <text:p>-5.46925</text:p>
          </table:table-cell>
          <table:table-cell office:value-type="float" office:value="3.83813" calcext:value-type="float">
            <text:p>3.83813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-3.47895" calcext:value-type="float">
            <text:p>-3.47895</text:p>
          </table:table-cell>
          <table:table-cell office:value-type="float" office:value="5.66118" calcext:value-type="float">
            <text:p>5.66118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-0.959768" calcext:value-type="float">
            <text:p>-0.959768</text:p>
          </table:table-cell>
          <table:table-cell office:value-type="float" office:value="6.57731" calcext:value-type="float">
            <text:p>6.57731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1.69747" calcext:value-type="float">
            <text:p>1.69747</text:p>
          </table:table-cell>
          <table:table-cell office:value-type="float" office:value="6.45537" calcext:value-type="float">
            <text:p>6.455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08241" calcext:value-type="float">
            <text:p>4.08241</text:p>
          </table:table-cell>
          <table:table-cell office:value-type="float" office:value="5.3251" calcext:value-type="float">
            <text:p>5.3251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5.82867" calcext:value-type="float">
            <text:p>5.82867</text:p>
          </table:table-cell>
          <table:table-cell office:value-type="float" office:value="3.37186" calcext:value-type="float">
            <text:p>3.37186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6.6703" calcext:value-type="float">
            <text:p>6.6703</text:p>
          </table:table-cell>
          <table:table-cell office:value-type="float" office:value="0.9074" calcext:value-type="float">
            <text:p>0.9074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6.48245" calcext:value-type="float">
            <text:p>6.48245</text:p>
          </table:table-cell>
          <table:table-cell office:value-type="float" office:value="-1.6788" calcext:value-type="float">
            <text:p>-1.6788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5.30018" calcext:value-type="float">
            <text:p>5.30018</text:p>
          </table:table-cell>
          <table:table-cell office:value-type="float" office:value="-3.98007" calcext:value-type="float">
            <text:p>-3.98007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.31238" calcext:value-type="float">
            <text:p>3.31238</text:p>
          </table:table-cell>
          <table:table-cell office:value-type="float" office:value="-5.63543" calcext:value-type="float">
            <text:p>-5.63543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0.832056" calcext:value-type="float">
            <text:p>0.832056</text:p>
          </table:table-cell>
          <table:table-cell office:value-type="float" office:value="-6.38525" calcext:value-type="float">
            <text:p>-6.38525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-1.7526" calcext:value-type="float">
            <text:p>-1.7526</text:p>
          </table:table-cell>
          <table:table-cell office:value-type="float" office:value="-6.11098" calcext:value-type="float">
            <text:p>-6.11098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-4.03842" calcext:value-type="float">
            <text:p>-4.03842</text:p>
          </table:table-cell>
          <table:table-cell office:value-type="float" office:value="-4.853" calcext:value-type="float">
            <text:p>-4.853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-5.66967" calcext:value-type="float">
            <text:p>-5.66967</text:p>
          </table:table-cell>
          <table:table-cell office:value-type="float" office:value="-2.80374" calcext:value-type="float">
            <text:p>-2.80374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6.39285" calcext:value-type="float">
            <text:p>-6.39285</text:p>
          </table:table-cell>
          <table:table-cell office:value-type="float" office:value="-0.277413" calcext:value-type="float">
            <text:p>-0.277413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-6.0955" calcext:value-type="float">
            <text:p>-6.0955</text:p>
          </table:table-cell>
          <table:table-cell office:value-type="float" office:value="2.33897" calcext:value-type="float">
            <text:p>2.33897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-4.82306" calcext:value-type="float">
            <text:p>-4.82306</text:p>
          </table:table-cell>
          <table:table-cell office:value-type="float" office:value="4.64569" calcext:value-type="float">
            <text:p>4.64569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-2.77127" calcext:value-type="float">
            <text:p>-2.77127</text:p>
          </table:table-cell>
          <table:table-cell office:value-type="float" office:value="6.29213" calcext:value-type="float">
            <text:p>6.29213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-0.2554" calcext:value-type="float">
            <text:p>-0.2554</text:p>
          </table:table-cell>
          <table:table-cell office:value-type="float" office:value="7.03076" calcext:value-type="float">
            <text:p>7.0307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.33894" calcext:value-type="float">
            <text:p>2.33894</text:p>
          </table:table-cell>
          <table:table-cell office:value-type="float" office:value="6.75501" calcext:value-type="float">
            <text:p>6.75501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4.61563" calcext:value-type="float">
            <text:p>4.61563</text:p>
          </table:table-cell>
          <table:table-cell office:value-type="float" office:value="5.51517" calcext:value-type="float">
            <text:p>5.51517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6.22925" calcext:value-type="float">
            <text:p>6.22925</text:p>
          </table:table-cell>
          <table:table-cell office:value-type="float" office:value="3.51009" calcext:value-type="float">
            <text:p>3.51009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6.93832" calcext:value-type="float">
            <text:p>6.93832</text:p>
          </table:table-cell>
          <table:table-cell office:value-type="float" office:value="1.05584" calcext:value-type="float">
            <text:p>1.05584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6.64217" calcext:value-type="float">
            <text:p>6.64217</text:p>
          </table:table-cell>
          <table:table-cell office:value-type="float" office:value="-1.46354" calcext:value-type="float">
            <text:p>-1.46354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5.396" calcext:value-type="float">
            <text:p>5.396</text:p>
          </table:table-cell>
          <table:table-cell office:value-type="float" office:value="-3.65569" calcext:value-type="float">
            <text:p>-3.65569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3.40173" calcext:value-type="float">
            <text:p>3.40173</text:p>
          </table:table-cell>
          <table:table-cell office:value-type="float" office:value="-5.18057" calcext:value-type="float">
            <text:p>-5.18057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0.976269" calcext:value-type="float">
            <text:p>0.976269</text:p>
          </table:table-cell>
          <table:table-cell office:value-type="float" office:value="-5.80284" calcext:value-type="float">
            <text:p>-5.80284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-1.49791" calcext:value-type="float">
            <text:p>-1.49791</text:p>
          </table:table-cell>
          <table:table-cell office:value-type="float" office:value="-5.42786" calcext:value-type="float">
            <text:p>-5.42786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-3.63216" calcext:value-type="float">
            <text:p>-3.63216</text:p>
          </table:table-cell>
          <table:table-cell office:value-type="float" office:value="-4.1158" calcext:value-type="float">
            <text:p>-4.11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5.09174" calcext:value-type="float">
            <text:p>-5.09174</text:p>
          </table:table-cell>
          <table:table-cell office:value-type="float" office:value="-2.07177" calcext:value-type="float">
            <text:p>-2.07177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-5.64737" calcext:value-type="float">
            <text:p>-5.64737</text:p>
          </table:table-cell>
          <table:table-cell office:value-type="float" office:value="0.386378" calcext:value-type="float">
            <text:p>0.386378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-5.21033" calcext:value-type="float">
            <text:p>-5.21033</text:p>
          </table:table-cell>
          <table:table-cell office:value-type="float" office:value="2.87761" calcext:value-type="float">
            <text:p>2.87761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-3.84567" calcext:value-type="float">
            <text:p>-3.84567</text:p>
          </table:table-cell>
          <table:table-cell office:value-type="float" office:value="5.01681" calcext:value-type="float">
            <text:p>5.01681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-1.76159" calcext:value-type="float">
            <text:p>-1.76159</text:p>
          </table:table-cell>
          <table:table-cell office:value-type="float" office:value="6.47434" calcext:value-type="float">
            <text:p>6.4743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.723203" calcext:value-type="float">
            <text:p>0.723203</text:p>
          </table:table-cell>
          <table:table-cell office:value-type="float" office:value="7.02676" calcext:value-type="float">
            <text:p>7.02676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3.22913" calcext:value-type="float">
            <text:p>3.22913</text:p>
          </table:table-cell>
          <table:table-cell office:value-type="float" office:value="6.59102" calcext:value-type="float">
            <text:p>6.59102</text:p>
          </table:table-cell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5.37465" calcext:value-type="float">
            <text:p>5.37465</text:p>
          </table:table-cell>
          <table:table-cell office:value-type="float" office:value="5.23676" calcext:value-type="float">
            <text:p>5.2367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6.83516" calcext:value-type="float">
            <text:p>6.83516</text:p>
          </table:table-cell>
          <table:table-cell office:value-type="float" office:value="3.17502" calcext:value-type="float">
            <text:p>3.17502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7.393" calcext:value-type="float">
            <text:p>7.393</text:p>
          </table:table-cell>
          <table:table-cell office:value-type="float" office:value="0.725106" calcext:value-type="float">
            <text:p>0.725106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6.97066" calcext:value-type="float">
            <text:p>6.97066</text:p>
          </table:table-cell>
          <table:table-cell office:value-type="float" office:value="-1.73511" calcext:value-type="float">
            <text:p>-1.73511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5.64226" calcext:value-type="float">
            <text:p>5.64226</text:p>
          </table:table-cell>
          <table:table-cell office:value-type="float" office:value="-3.82781" calcext:value-type="float">
            <text:p>-3.82781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3.62151" calcext:value-type="float">
            <text:p>3.62151</text:p>
          </table:table-cell>
          <table:table-cell office:value-type="float" office:value="-5.23366" calcext:value-type="float">
            <text:p>-5.23366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1.22821" calcext:value-type="float">
            <text:p>1.22821</text:p>
          </table:table-cell>
          <table:table-cell office:value-type="float" office:value="-5.74087" calcext:value-type="float">
            <text:p>-5.74087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-1.1616" calcext:value-type="float">
            <text:p>-1.1616</text:p>
          </table:table-cell>
          <table:table-cell office:value-type="float" office:value="-5.2776" calcext:value-type="float">
            <text:p>-5.2776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-3.17399" calcext:value-type="float">
            <text:p>-3.17399</text:p>
          </table:table-cell>
          <table:table-cell office:value-type="float" office:value="-3.92253" calcext:value-type="float">
            <text:p>-3.92253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-4.49491" calcext:value-type="float">
            <text:p>-4.49491</text:p>
          </table:table-cell>
          <table:table-cell office:value-type="float" office:value="-1.89215" calcext:value-type="float">
            <text:p>-1.89215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-4.91854" calcext:value-type="float">
            <text:p>-4.91854</text:p>
          </table:table-cell>
          <table:table-cell office:value-type="float" office:value="0.493175" calcext:value-type="float">
            <text:p>0.493175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-4.37877" calcext:value-type="float">
            <text:p>-4.37877</text:p>
          </table:table-cell>
          <table:table-cell office:value-type="float" office:value="2.85913" calcext:value-type="float">
            <text:p>2.85913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-2.95888" calcext:value-type="float">
            <text:p>-2.95888</text:p>
          </table:table-cell>
          <table:table-cell office:value-type="float" office:value="4.83551" calcext:value-type="float">
            <text:p>4.83551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-0.878209" calcext:value-type="float">
            <text:p>-0.878209</text:p>
          </table:table-cell>
          <table:table-cell office:value-type="float" office:value="6.11341" calcext:value-type="float">
            <text:p>6.11341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1.54225" calcext:value-type="float">
            <text:p>1.54225</text:p>
          </table:table-cell>
          <table:table-cell office:value-type="float" office:value="6.49282" calcext:value-type="float">
            <text:p>6.49282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3.92978" calcext:value-type="float">
            <text:p>3.92978</text:p>
          </table:table-cell>
          <table:table-cell office:value-type="float" office:value="5.91311" calcext:value-type="float">
            <text:p>5.91311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5.91777" calcext:value-type="float">
            <text:p>5.91777</text:p>
          </table:table-cell>
          <table:table-cell office:value-type="float" office:value="4.46202" calcext:value-type="float">
            <text:p>4.46202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7.20228" calcext:value-type="float">
            <text:p>7.20228</text:p>
          </table:table-cell>
          <table:table-cell office:value-type="float" office:value="2.36152" calcext:value-type="float">
            <text:p>2.361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58887" calcext:value-type="float">
            <text:p>7.58887</text:p>
          </table:table-cell>
          <table:table-cell office:value-type="float" office:value="-0.066925" calcext:value-type="float">
            <text:p>-0.066925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7.0222" calcext:value-type="float">
            <text:p>7.0222</text:p>
          </table:table-cell>
          <table:table-cell office:value-type="float" office:value="-2.45235" calcext:value-type="float">
            <text:p>-2.45235</text:p>
          </table:table-cell>
        </table:table-row>
        <table:table-row table:style-name="ro1">
          <table:table-cell office:value-type="float" office:value="23.08" calcext:value-type="float">
            <text:p>23.08</text:p>
          </table:table-cell>
          <table:table-cell office:value-type="float" office:value="5.59416" calcext:value-type="float">
            <text:p>5.59416</text:p>
          </table:table-cell>
          <table:table-cell office:value-type="float" office:value="-4.43181" calcext:value-type="float">
            <text:p>-4.43181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3.5291" calcext:value-type="float">
            <text:p>3.5291</text:p>
          </table:table-cell>
          <table:table-cell office:value-type="float" office:value="-5.70642" calcext:value-type="float">
            <text:p>-5.70642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1.14871" calcext:value-type="float">
            <text:p>1.14871</text:p>
          </table:table-cell>
          <table:table-cell office:value-type="float" office:value="-6.08731" calcext:value-type="float">
            <text:p>-6.08731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-1.17804" calcext:value-type="float">
            <text:p>-1.17804</text:p>
          </table:table-cell>
          <table:table-cell office:value-type="float" office:value="-5.52444" calcext:value-type="float">
            <text:p>-5.52444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-3.09211" calcext:value-type="float">
            <text:p>-3.09211</text:p>
          </table:table-cell>
          <table:table-cell office:value-type="float" office:value="-4.11381" calcext:value-type="float">
            <text:p>-4.11381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-4.29981" calcext:value-type="float">
            <text:p>-4.29981</text:p>
          </table:table-cell>
          <table:table-cell office:value-type="float" office:value="-2.0821" calcext:value-type="float">
            <text:p>-2.0821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-4.61806" calcext:value-type="float">
            <text:p>-4.61806</text:p>
          </table:table-cell>
          <table:table-cell office:value-type="float" office:value="0.248801" calcext:value-type="float">
            <text:p>0.248801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-4.00222" calcext:value-type="float">
            <text:p>-4.00222</text:p>
          </table:table-cell>
          <table:table-cell office:value-type="float" office:value="2.51195" calcext:value-type="float">
            <text:p>2.51195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2.55255" calcext:value-type="float">
            <text:p>-2.55255</text:p>
          </table:table-cell>
          <table:table-cell office:value-type="float" office:value="4.35221" calcext:value-type="float">
            <text:p>4.35221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-0.498224" calcext:value-type="float">
            <text:p>-0.498224</text:p>
          </table:table-cell>
          <table:table-cell office:value-type="float" office:value="5.48115" calcext:value-type="float">
            <text:p>5.48115</text:p>
          </table:table-cell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1.83856" calcext:value-type="float">
            <text:p>1.83856</text:p>
          </table:table-cell>
          <table:table-cell office:value-type="float" office:value="5.72138" calcext:value-type="float">
            <text:p>5.72138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4.0927" calcext:value-type="float">
            <text:p>4.0927</text:p>
          </table:table-cell>
          <table:table-cell office:value-type="float" office:value="5.03366" calcext:value-type="float">
            <text:p>5.03366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5.91278" calcext:value-type="float">
            <text:p>5.91278</text:p>
          </table:table-cell>
          <table:table-cell office:value-type="float" office:value="3.52251" calcext:value-type="float">
            <text:p>3.52251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7.01535" calcext:value-type="float">
            <text:p>7.01535</text:p>
          </table:table-cell>
          <table:table-cell office:value-type="float" office:value="1.41955" calcext:value-type="float">
            <text:p>1.41955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7.22853" calcext:value-type="float">
            <text:p>7.22853</text:p>
          </table:table-cell>
          <table:table-cell office:value-type="float" office:value="-0.952686" calcext:value-type="float">
            <text:p>-0.952686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6.51822" calcext:value-type="float">
            <text:p>6.51822</text:p>
          </table:table-cell>
          <table:table-cell office:value-type="float" office:value="-3.2309" calcext:value-type="float">
            <text:p>-3.2309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4.99287" calcext:value-type="float">
            <text:p>4.99287</text:p>
          </table:table-cell>
          <table:table-cell office:value-type="float" office:value="-5.06732" calcext:value-type="float">
            <text:p>-5.06732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2.88631" calcext:value-type="float">
            <text:p>2.88631</text:p>
          </table:table-cell>
          <table:table-cell office:value-type="float" office:value="-6.18338" calcext:value-type="float">
            <text:p>-6.1833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.521176" calcext:value-type="float">
            <text:p>0.521176</text:p>
          </table:table-cell>
          <table:table-cell office:value-type="float" office:value="-6.41252" calcext:value-type="float">
            <text:p>-6.41252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-1.74128" calcext:value-type="float">
            <text:p>-1.74128</text:p>
          </table:table-cell>
          <table:table-cell office:value-type="float" office:value="-5.72557" calcext:value-type="float">
            <text:p>-5.72557</text:p>
          </table:table-cell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-3.55711" calcext:value-type="float">
            <text:p>-3.55711</text:p>
          </table:table-cell>
          <table:table-cell office:value-type="float" office:value="-4.23476" calcext:value-type="float">
            <text:p>-4.23476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-4.65277" calcext:value-type="float">
            <text:p>-4.65277</text:p>
          </table:table-cell>
          <table:table-cell office:value-type="float" office:value="-2.1759" calcext:value-type="float">
            <text:p>-2.1759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-4.86715" calcext:value-type="float">
            <text:p>-4.86715</text:p>
          </table:table-cell>
          <table:table-cell office:value-type="float" office:value="0.128537" calcext:value-type="float">
            <text:p>0.1285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4.17613" calcext:value-type="float">
            <text:p>-4.17613</text:p>
          </table:table-cell>
          <table:table-cell office:value-type="float" office:value="2.31951" calcext:value-type="float">
            <text:p>2.31951</text:p>
          </table:table-cell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-2.69575" calcext:value-type="float">
            <text:p>-2.69575</text:p>
          </table:table-cell>
          <table:table-cell office:value-type="float" office:value="4.05707" calcext:value-type="float">
            <text:p>4.05707</text:p>
          </table:table-cell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-0.663856" calcext:value-type="float">
            <text:p>-0.663856</text:p>
          </table:table-cell>
          <table:table-cell office:value-type="float" office:value="5.0729" calcext:value-type="float">
            <text:p>5.0729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1.59711" calcext:value-type="float">
            <text:p>1.59711</text:p>
          </table:table-cell>
          <table:table-cell office:value-type="float" office:value="5.21148" calcext:value-type="float">
            <text:p>5.21148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3.73029" calcext:value-type="float">
            <text:p>3.73029</text:p>
          </table:table-cell>
          <table:table-cell office:value-type="float" office:value="4.45384" calcext:value-type="float">
            <text:p>4.45384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5.39965" calcext:value-type="float">
            <text:p>5.39965</text:p>
          </table:table-cell>
          <table:table-cell office:value-type="float" office:value="2.92001" calcext:value-type="float">
            <text:p>2.92001</text:p>
          </table:table-cell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6.34195" calcext:value-type="float">
            <text:p>6.34195</text:p>
          </table:table-cell>
          <table:table-cell office:value-type="float" office:value="0.850017" calcext:value-type="float">
            <text:p>0.850017</text:p>
          </table:table-cell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float" office:value="6.40716" calcext:value-type="float">
            <text:p>6.40716</text:p>
          </table:table-cell>
          <table:table-cell office:value-type="float" office:value="-1.43361" calcext:value-type="float">
            <text:p>-1.43361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5.58134" calcext:value-type="float">
            <text:p>5.58134</text:p>
          </table:table-cell>
          <table:table-cell office:value-type="float" office:value="-3.57596" calcext:value-type="float">
            <text:p>-3.57596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3.98835" calcext:value-type="float">
            <text:p>3.98835</text:p>
          </table:table-cell>
          <table:table-cell office:value-type="float" office:value="-5.24473" calcext:value-type="float">
            <text:p>-5.2447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.8703" calcext:value-type="float">
            <text:p>1.8703</text:p>
          </table:table-cell>
          <table:table-cell office:value-type="float" office:value="-6.18149" calcext:value-type="float">
            <text:p>-6.18149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-0.450285" calcext:value-type="float">
            <text:p>-0.450285</text:p>
          </table:table-cell>
          <table:table-cell office:value-type="float" office:value="-6.24142" calcext:value-type="float">
            <text:p>-6.24142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-2.62051" calcext:value-type="float">
            <text:p>-2.62051</text:p>
          </table:table-cell>
          <table:table-cell office:value-type="float" office:value="-5.41531" calcext:value-type="float">
            <text:p>-5.41531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-4.3118" calcext:value-type="float">
            <text:p>-4.3118</text:p>
          </table:table-cell>
          <table:table-cell office:value-type="float" office:value="-3.83056" calcext:value-type="float">
            <text:p>-3.83056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-5.27052" calcext:value-type="float">
            <text:p>-5.27052</text:p>
          </table:table-cell>
          <table:table-cell office:value-type="float" office:value="-1.73101" calcext:value-type="float">
            <text:p>-1.73101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-5.357" calcext:value-type="float">
            <text:p>-5.357</text:p>
          </table:table-cell>
          <table:table-cell office:value-type="float" office:value="0.561091" calcext:value-type="float">
            <text:p>0.561091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-4.56666" calcext:value-type="float">
            <text:p>-4.56666</text:p>
          </table:table-cell>
          <table:table-cell office:value-type="float" office:value="2.69516" calcext:value-type="float">
            <text:p>2.69516</text:p>
          </table:table-cell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-3.03031" calcext:value-type="float">
            <text:p>-3.03031</text:p>
          </table:table-cell>
          <table:table-cell office:value-type="float" office:value="4.34658" calcext:value-type="float">
            <text:p>4.34658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-0.993418" calcext:value-type="float">
            <text:p>-0.993418</text:p>
          </table:table-cell>
          <table:table-cell office:value-type="float" office:value="5.26678" calcext:value-type="float">
            <text:p>5.26678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1.22218" calcext:value-type="float">
            <text:p>1.22218</text:p>
          </table:table-cell>
          <table:table-cell office:value-type="float" office:value="5.32139" calcext:value-type="float">
            <text:p>5.32139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.26835" calcext:value-type="float">
            <text:p>3.26835</text:p>
          </table:table-cell>
          <table:table-cell office:value-type="float" office:value="4.51067" calcext:value-type="float">
            <text:p>4.51067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4.82455" calcext:value-type="float">
            <text:p>4.82455</text:p>
          </table:table-cell>
          <table:table-cell office:value-type="float" office:value="2.96898" calcext:value-type="float">
            <text:p>2.96898</text:p>
          </table:table-cell>
        </table:table-row>
        <table:table-row table:style-name="ro1">
          <table:table-cell office:value-type="float" office:value="24.88" calcext:value-type="float">
            <text:p>24.88</text:p>
          </table:table-cell>
          <table:table-cell office:value-type="float" office:value="5.64734" calcext:value-type="float">
            <text:p>5.64734</text:p>
          </table:table-cell>
          <table:table-cell office:value-type="float" office:value="0.943588" calcext:value-type="float">
            <text:p>0.943588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5.60778" calcext:value-type="float">
            <text:p>5.60778</text:p>
          </table:table-cell>
          <table:table-cell office:value-type="float" office:value="-1.24393" calcext:value-type="float">
            <text:p>-1.24393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4.71102" calcext:value-type="float">
            <text:p>4.71102</text:p>
          </table:table-cell>
          <table:table-cell office:value-type="float" office:value="-3.24769" calcext:value-type="float">
            <text:p>-3.247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09507" calcext:value-type="float">
            <text:p>3.09507</text:p>
          </table:table-cell>
          <table:table-cell office:value-type="float" office:value="-4.75104" calcext:value-type="float">
            <text:p>-4.75104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1.00909" calcext:value-type="float">
            <text:p>1.00909</text:p>
          </table:table-cell>
          <table:table-cell office:value-type="float" office:value="-5.51544" calcext:value-type="float">
            <text:p>-5.51544</text:p>
          </table:table-cell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-1.22547" calcext:value-type="float">
            <text:p>-1.22547</text:p>
          </table:table-cell>
          <table:table-cell office:value-type="float" office:value="-5.41715" calcext:value-type="float">
            <text:p>-5.41715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-3.26483" calcext:value-type="float">
            <text:p>-3.26483</text:p>
          </table:table-cell>
          <table:table-cell office:value-type="float" office:value="-4.46595" calcext:value-type="float">
            <text:p>-4.46595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-4.79603" calcext:value-type="float">
            <text:p>-4.79603</text:p>
          </table:table-cell>
          <table:table-cell office:value-type="float" office:value="-2.80329" calcext:value-type="float">
            <text:p>-2.80329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-5.58521" calcext:value-type="float">
            <text:p>-5.58521</text:p>
          </table:table-cell>
          <table:table-cell office:value-type="float" office:value="-0.679986" calcext:value-type="float">
            <text:p>-0.679986</text:p>
          </table:table-cell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-5.51354" calcext:value-type="float">
            <text:p>-5.51354</text:p>
          </table:table-cell>
          <table:table-cell office:value-type="float" office:value="1.58287" calcext:value-type="float">
            <text:p>1.58287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-4.59519" calcext:value-type="float">
            <text:p>-4.59519</text:p>
          </table:table-cell>
          <table:table-cell office:value-type="float" office:value="3.64376" calcext:value-type="float">
            <text:p>3.64376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-2.97469" calcext:value-type="float">
            <text:p>-2.97469</text:p>
          </table:table-cell>
          <table:table-cell office:value-type="float" office:value="5.19353" calcext:value-type="float">
            <text:p>5.19353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-0.904205" calcext:value-type="float">
            <text:p>-0.904205</text:p>
          </table:table-cell>
          <table:table-cell office:value-type="float" office:value="6.00314" calcext:value-type="float">
            <text:p>6.00314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.29582" calcext:value-type="float">
            <text:p>1.29582</text:p>
          </table:table-cell>
          <table:table-cell office:value-type="float" office:value="5.95871" calcext:value-type="float">
            <text:p>5.95871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3.28641" calcext:value-type="float">
            <text:p>3.28641</text:p>
          </table:table-cell>
          <table:table-cell office:value-type="float" office:value="5.07882" calcext:value-type="float">
            <text:p>5.07882</text:p>
          </table:table-cell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4.76255" calcext:value-type="float">
            <text:p>4.76255</text:p>
          </table:table-cell>
          <table:table-cell office:value-type="float" office:value="3.5111" calcext:value-type="float">
            <text:p>3.5111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5.50021" calcext:value-type="float">
            <text:p>5.50021</text:p>
          </table:table-cell>
          <table:table-cell office:value-type="float" office:value="1.50906" calcext:value-type="float">
            <text:p>1.50906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5.39075" calcext:value-type="float">
            <text:p>5.39075</text:p>
          </table:table-cell>
          <table:table-cell office:value-type="float" office:value="-0.607503" calcext:value-type="float">
            <text:p>-0.60750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.45733" calcext:value-type="float">
            <text:p>4.45733</text:p>
          </table:table-cell>
          <table:table-cell office:value-type="float" office:value="-2.5022" calcext:value-type="float">
            <text:p>-2.5022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2.85094" calcext:value-type="float">
            <text:p>2.85094</text:p>
          </table:table-cell>
          <table:table-cell office:value-type="float" office:value="-3.87409" calcext:value-type="float">
            <text:p>-3.87409</text:p>
          </table:table-cell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0.82665" calcext:value-type="float">
            <text:p>0.82665</text:p>
          </table:table-cell>
          <table:table-cell office:value-type="float" office:value="-4.50418" calcext:value-type="float">
            <text:p>-4.50418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-1.29618" calcext:value-type="float">
            <text:p>-1.29618</text:p>
          </table:table-cell>
          <table:table-cell office:value-type="float" office:value="-4.28902" calcext:value-type="float">
            <text:p>-4.28902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-3.18345" calcext:value-type="float">
            <text:p>-3.18345</text:p>
          </table:table-cell>
          <table:table-cell office:value-type="float" office:value="-3.25635" calcext:value-type="float">
            <text:p>-3.25635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-4.53807" calcext:value-type="float">
            <text:p>-4.53807</text:p>
          </table:table-cell>
          <table:table-cell office:value-type="float" office:value="-1.56048" calcext:value-type="float">
            <text:p>-1.56048</text:p>
          </table:table-cell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-5.14572" calcext:value-type="float">
            <text:p>-5.14572</text:p>
          </table:table-cell>
          <table:table-cell office:value-type="float" office:value="0.541961" calcext:value-type="float">
            <text:p>0.541961</text:p>
          </table:table-cell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-4.90784" calcext:value-type="float">
            <text:p>-4.90784</text:p>
          </table:table-cell>
          <table:table-cell office:value-type="float" office:value="2.732" calcext:value-type="float">
            <text:p>2.732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-3.85642" calcext:value-type="float">
            <text:p>-3.85642</text:p>
          </table:table-cell>
          <table:table-cell office:value-type="float" office:value="4.67778" calcext:value-type="float">
            <text:p>4.67778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-2.14873" calcext:value-type="float">
            <text:p>-2.14873</text:p>
          </table:table-cell>
          <table:table-cell office:value-type="float" office:value="6.08592" calcext:value-type="float">
            <text:p>6.085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426493" calcext:value-type="float">
            <text:p>-0.0426493</text:p>
          </table:table-cell>
          <table:table-cell office:value-type="float" office:value="6.74668" calcext:value-type="float">
            <text:p>6.74668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2.14357" calcext:value-type="float">
            <text:p>2.14357</text:p>
          </table:table-cell>
          <table:table-cell office:value-type="float" office:value="6.56615" calcext:value-type="float">
            <text:p>6.56615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4.0806" calcext:value-type="float">
            <text:p>4.0806</text:p>
          </table:table-cell>
          <table:table-cell office:value-type="float" office:value="5.58037" calcext:value-type="float">
            <text:p>5.58037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5.47901" calcext:value-type="float">
            <text:p>5.47901</text:p>
          </table:table-cell>
          <table:table-cell office:value-type="float" office:value="3.94936" calcext:value-type="float">
            <text:p>3.94936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6.13387" calcext:value-type="float">
            <text:p>6.13387</text:p>
          </table:table-cell>
          <table:table-cell office:value-type="float" office:value="1.93195" calcext:value-type="float">
            <text:p>1.9319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5.95611" calcext:value-type="float">
            <text:p>5.95611</text:p>
          </table:table-cell>
          <table:table-cell office:value-type="float" office:value="-0.154553" calcext:value-type="float">
            <text:p>-0.154553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4.986" calcext:value-type="float">
            <text:p>4.986</text:p>
          </table:table-cell>
          <table:table-cell office:value-type="float" office:value="-1.9836" calcext:value-type="float">
            <text:p>-1.9836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3.3864" calcext:value-type="float">
            <text:p>3.3864</text:p>
          </table:table-cell>
          <table:table-cell office:value-type="float" office:value="-3.26997" calcext:value-type="float">
            <text:p>-3.26997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1.41727" calcext:value-type="float">
            <text:p>1.41727</text:p>
          </table:table-cell>
          <table:table-cell office:value-type="float" office:value="-3.81372" calcext:value-type="float">
            <text:p>-3.81372</text:p>
          </table:table-cell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-0.604903" calcext:value-type="float">
            <text:p>-0.604903</text:p>
          </table:table-cell>
          <table:table-cell office:value-type="float" office:value="-3.53088" calcext:value-type="float">
            <text:p>-3.5308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2.35621" calcext:value-type="float">
            <text:p>-2.35621</text:p>
          </table:table-cell>
          <table:table-cell office:value-type="float" office:value="-2.46609" calcext:value-type="float">
            <text:p>-2.46609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-3.55547" calcext:value-type="float">
            <text:p>-3.55547</text:p>
          </table:table-cell>
          <table:table-cell office:value-type="float" office:value="-0.785338" calcext:value-type="float">
            <text:p>-0.785338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-4.0076" calcext:value-type="float">
            <text:p>-4.0076</text:p>
          </table:table-cell>
          <table:table-cell office:value-type="float" office:value="1.25011" calcext:value-type="float">
            <text:p>1.25011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-3.63352" calcext:value-type="float">
            <text:p>-3.63352</text:p>
          </table:table-cell>
          <table:table-cell office:value-type="float" office:value="3.32432" calcext:value-type="float">
            <text:p>3.32432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-2.48213" calcext:value-type="float">
            <text:p>-2.48213</text:p>
          </table:table-cell>
          <table:table-cell office:value-type="float" office:value="5.11577" calcext:value-type="float">
            <text:p>5.11577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0.722319" calcext:value-type="float">
            <text:p>-0.722319</text:p>
          </table:table-cell>
          <table:table-cell office:value-type="float" office:value="6.34702" calcext:value-type="float">
            <text:p>6.34702</text:p>
          </table:table-cell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1.38343" calcext:value-type="float">
            <text:p>1.38343</text:p>
          </table:table-cell>
          <table:table-cell office:value-type="float" office:value="6.82747" calcext:value-type="float">
            <text:p>6.82747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3.51989" calcext:value-type="float">
            <text:p>3.51989</text:p>
          </table:table-cell>
          <table:table-cell office:value-type="float" office:value="6.48263" calcext:value-type="float">
            <text:p>6.48263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5.36795" calcext:value-type="float">
            <text:p>5.36795</text:p>
          </table:table-cell>
          <table:table-cell office:value-type="float" office:value="5.36522" calcext:value-type="float">
            <text:p>5.36522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6.65395" calcext:value-type="float">
            <text:p>6.65395</text:p>
          </table:table-cell>
          <table:table-cell office:value-type="float" office:value="3.64667" calcext:value-type="float">
            <text:p>3.64667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7.1918" calcext:value-type="float">
            <text:p>7.1918</text:p>
          </table:table-cell>
          <table:table-cell office:value-type="float" office:value="1.59029" calcext:value-type="float">
            <text:p>1.59029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6.91148" calcext:value-type="float">
            <text:p>6.91148</text:p>
          </table:table-cell>
          <table:table-cell office:value-type="float" office:value="-0.489779" calcext:value-type="float">
            <text:p>-0.489779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5.86949" calcext:value-type="float">
            <text:p>5.86949</text:p>
          </table:table-cell>
          <table:table-cell office:value-type="float" office:value="-2.27721" calcext:value-type="float">
            <text:p>-2.27721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4.2397" calcext:value-type="float">
            <text:p>4.2397</text:p>
          </table:table-cell>
          <table:table-cell office:value-type="float" office:value="-3.50244" calcext:value-type="float">
            <text:p>-3.50244</text:p>
          </table:table-cell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2.28607" calcext:value-type="float">
            <text:p>2.28607</text:p>
          </table:table-cell>
          <table:table-cell office:value-type="float" office:value="-3.9842" calcext:value-type="float">
            <text:p>-3.98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21578" calcext:value-type="float">
            <text:p>0.321578</text:p>
          </table:table-cell>
          <table:table-cell office:value-type="float" office:value="-3.65723" calcext:value-type="float">
            <text:p>-3.65723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-1.34039" calcext:value-type="float">
            <text:p>-1.34039</text:p>
          </table:table-cell>
          <table:table-cell office:value-type="float" office:value="-2.58208" calcext:value-type="float">
            <text:p>-2.58208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-2.43451" calcext:value-type="float">
            <text:p>-2.43451</text:p>
          </table:table-cell>
          <table:table-cell office:value-type="float" office:value="-0.935276" calcext:value-type="float">
            <text:p>-0.935276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-2.78441" calcext:value-type="float">
            <text:p>-2.78441</text:p>
          </table:table-cell>
          <table:table-cell office:value-type="float" office:value="1.01827" calcext:value-type="float">
            <text:p>1.01827</text:p>
          </table:table-cell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-2.32974" calcext:value-type="float">
            <text:p>-2.32974</text:p>
          </table:table-cell>
          <table:table-cell office:value-type="float" office:value="2.96653" calcext:value-type="float">
            <text:p>2.9665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-1.13518" calcext:value-type="float">
            <text:p>-1.13518</text:p>
          </table:table-cell>
          <table:table-cell office:value-type="float" office:value="4.59876" calcext:value-type="float">
            <text:p>4.59876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0.619915" calcext:value-type="float">
            <text:p>0.619915</text:p>
          </table:table-cell>
          <table:table-cell office:value-type="float" office:value="5.65359" calcext:value-type="float">
            <text:p>5.65359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2.66956" calcext:value-type="float">
            <text:p>2.66956</text:p>
          </table:table-cell>
          <table:table-cell office:value-type="float" office:value="5.95927" calcext:value-type="float">
            <text:p>5.95927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4.7025" calcext:value-type="float">
            <text:p>4.7025</text:p>
          </table:table-cell>
          <table:table-cell office:value-type="float" office:value="5.46004" calcext:value-type="float">
            <text:p>5.46004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6.41043" calcext:value-type="float">
            <text:p>6.41043</text:p>
          </table:table-cell>
          <table:table-cell office:value-type="float" office:value="4.22441" calcext:value-type="float">
            <text:p>4.22441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7.53566" calcext:value-type="float">
            <text:p>7.53566</text:p>
          </table:table-cell>
          <table:table-cell office:value-type="float" office:value="2.43424" calcext:value-type="float">
            <text:p>2.43424</text:p>
          </table:table-cell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7.91079" calcext:value-type="float">
            <text:p>7.91079</text:p>
          </table:table-cell>
          <table:table-cell office:value-type="float" office:value="0.356313" calcext:value-type="float">
            <text:p>0.356313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7.48432" calcext:value-type="float">
            <text:p>7.48432</text:p>
          </table:table-cell>
          <table:table-cell office:value-type="float" office:value="-1.69913" calcext:value-type="float">
            <text:p>-1.69913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6.32825" calcext:value-type="float">
            <text:p>6.32825</text:p>
          </table:table-cell>
          <table:table-cell office:value-type="float" office:value="-3.42645" calcext:value-type="float">
            <text:p>-3.42645</text:p>
          </table:table-cell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4.62658" calcext:value-type="float">
            <text:p>4.62658</text:p>
          </table:table-cell>
          <table:table-cell office:value-type="float" office:value="-4.57183" calcext:value-type="float">
            <text:p>-4.5718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.64652" calcext:value-type="float">
            <text:p>2.64652</text:p>
          </table:table-cell>
          <table:table-cell office:value-type="float" office:value="-4.97237" calcext:value-type="float">
            <text:p>-4.97237</text:p>
          </table:table-cell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0.696929" calcext:value-type="float">
            <text:p>0.696929</text:p>
          </table:table-cell>
          <table:table-cell office:value-type="float" office:value="-4.58091" calcext:value-type="float">
            <text:p>-4.58091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-0.919575" calcext:value-type="float">
            <text:p>-0.919575</text:p>
          </table:table-cell>
          <table:table-cell office:value-type="float" office:value="-3.47303" calcext:value-type="float">
            <text:p>-3.47303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-1.9534" calcext:value-type="float">
            <text:p>-1.9534</text:p>
          </table:table-cell>
          <table:table-cell office:value-type="float" office:value="-1.8349" calcext:value-type="float">
            <text:p>-1.8349</text:p>
          </table:table-cell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-2.24643" calcext:value-type="float">
            <text:p>-2.24643</text:p>
          </table:table-cell>
          <table:table-cell office:value-type="float" office:value="0.0657823" calcext:value-type="float">
            <text:p>0.065782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-1.75619" calcext:value-type="float">
            <text:p>-1.75619</text:p>
          </table:table-cell>
          <table:table-cell office:value-type="float" office:value="1.92153" calcext:value-type="float">
            <text:p>1.92153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-0.56211" calcext:value-type="float">
            <text:p>-0.56211</text:p>
          </table:table-cell>
          <table:table-cell office:value-type="float" office:value="3.43271" calcext:value-type="float">
            <text:p>3.43271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1.14713" calcext:value-type="float">
            <text:p>1.14713</text:p>
          </table:table-cell>
          <table:table-cell office:value-type="float" office:value="4.35392" calcext:value-type="float">
            <text:p>4.35392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3.1031" calcext:value-type="float">
            <text:p>3.1031</text:p>
          </table:table-cell>
          <table:table-cell office:value-type="float" office:value="4.53181" calcext:value-type="float">
            <text:p>4.53181</text:p>
          </table:table-cell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4.99932" calcext:value-type="float">
            <text:p>4.99932</text:p>
          </table:table-cell>
          <table:table-cell office:value-type="float" office:value="3.92854" calcext:value-type="float">
            <text:p>3.928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53884" calcext:value-type="float">
            <text:p>6.53884</text:p>
          </table:table-cell>
          <table:table-cell office:value-type="float" office:value="2.62737" calcext:value-type="float">
            <text:p>2.62737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7.48007" calcext:value-type="float">
            <text:p>7.48007</text:p>
          </table:table-cell>
          <table:table-cell office:value-type="float" office:value="0.819453" calcext:value-type="float">
            <text:p>0.819453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7.67403" calcext:value-type="float">
            <text:p>7.67403</text:p>
          </table:table-cell>
          <table:table-cell office:value-type="float" office:value="-1.22598" calcext:value-type="float">
            <text:p>-1.22598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7.08716" calcext:value-type="float">
            <text:p>7.08716</text:p>
          </table:table-cell>
          <table:table-cell office:value-type="float" office:value="-3.20348" calcext:value-type="float">
            <text:p>-3.20348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5.80612" calcext:value-type="float">
            <text:p>5.80612</text:p>
          </table:table-cell>
          <table:table-cell office:value-type="float" office:value="-4.81863" calcext:value-type="float">
            <text:p>-4.8186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.02416" calcext:value-type="float">
            <text:p>4.02416</text:p>
          </table:table-cell>
          <table:table-cell office:value-type="float" office:value="-5.83356" calcext:value-type="float">
            <text:p>-5.83356</text:p>
          </table:table-cell>
        </table:table-row>
        <table:table-row table:style-name="ro1">
          <table:table-cell office:value-type="float" office:value="28.24" calcext:value-type="float">
            <text:p>28.24</text:p>
          </table:table-cell>
          <table:table-cell office:value-type="float" office:value="2.01089" calcext:value-type="float">
            <text:p>2.01089</text:p>
          </table:table-cell>
          <table:table-cell office:value-type="float" office:value="-6.1035" calcext:value-type="float">
            <text:p>-6.1035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0.0704021" calcext:value-type="float">
            <text:p>0.0704021</text:p>
          </table:table-cell>
          <table:table-cell office:value-type="float" office:value="-5.59891" calcext:value-type="float">
            <text:p>-5.59891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-1.50579" calcext:value-type="float">
            <text:p>-1.50579</text:p>
          </table:table-cell>
          <table:table-cell office:value-type="float" office:value="-4.40967" calcext:value-type="float">
            <text:p>-4.40967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-2.48382" calcext:value-type="float">
            <text:p>-2.48382</text:p>
          </table:table-cell>
          <table:table-cell office:value-type="float" office:value="-2.73083" calcext:value-type="float">
            <text:p>-2.73083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-2.72341" calcext:value-type="float">
            <text:p>-2.72341</text:p>
          </table:table-cell>
          <table:table-cell office:value-type="float" office:value="-0.8321" calcext:value-type="float">
            <text:p>-0.8321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-2.19928" calcext:value-type="float">
            <text:p>-2.19928</text:p>
          </table:table-cell>
          <table:table-cell office:value-type="float" office:value="0.984041" calcext:value-type="float">
            <text:p>0.984041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-1.00471" calcext:value-type="float">
            <text:p>-1.00471</text:p>
          </table:table-cell>
          <table:table-cell office:value-type="float" office:value="2.42927" calcext:value-type="float">
            <text:p>2.42927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0.663247" calcext:value-type="float">
            <text:p>0.663247</text:p>
          </table:table-cell>
          <table:table-cell office:value-type="float" office:value="3.27399" calcext:value-type="float">
            <text:p>3.27399</text:p>
          </table:table-cell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2.53457" calcext:value-type="float">
            <text:p>2.53457</text:p>
          </table:table-cell>
          <table:table-cell office:value-type="float" office:value="3.38265" calcext:value-type="float">
            <text:p>3.38265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.30825" calcext:value-type="float">
            <text:p>4.30825</text:p>
          </table:table-cell>
          <table:table-cell office:value-type="float" office:value="2.73451" calcext:value-type="float">
            <text:p>2.73451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5.69896" calcext:value-type="float">
            <text:p>5.69896</text:p>
          </table:table-cell>
          <table:table-cell office:value-type="float" office:value="1.42649" calcext:value-type="float">
            <text:p>1.42649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6.48118" calcext:value-type="float">
            <text:p>6.48118</text:p>
          </table:table-cell>
          <table:table-cell office:value-type="float" office:value="-0.342088" calcext:value-type="float">
            <text:p>-0.342088</text:p>
          </table:table-cell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6.52392" calcext:value-type="float">
            <text:p>6.52392</text:p>
          </table:table-cell>
          <table:table-cell office:value-type="float" office:value="-2.30063" calcext:value-type="float">
            <text:p>-2.30063</text:p>
          </table:table-cell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5.81076" calcext:value-type="float">
            <text:p>5.81076</text:p>
          </table:table-cell>
          <table:table-cell office:value-type="float" office:value="-4.14929" calcext:value-type="float">
            <text:p>-4.14929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.44211" calcext:value-type="float">
            <text:p>4.44211</text:p>
          </table:table-cell>
          <table:table-cell office:value-type="float" office:value="-5.60543" calcext:value-type="float">
            <text:p>-5.60543</text:p>
          </table:table-cell>
        </table:table-row>
        <table:table-row table:style-name="ro1">
          <table:table-cell office:value-type="float" office:value="28.84" calcext:value-type="float">
            <text:p>28.84</text:p>
          </table:table-cell>
          <table:table-cell office:value-type="float" office:value="2.61938" calcext:value-type="float">
            <text:p>2.61938</text:p>
          </table:table-cell>
          <table:table-cell office:value-type="float" office:value="-6.44724" calcext:value-type="float">
            <text:p>-6.44724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0.613598" calcext:value-type="float">
            <text:p>0.613598</text:p>
          </table:table-cell>
          <table:table-cell office:value-type="float" office:value="-6.54791" calcext:value-type="float">
            <text:p>-6.54791</text:p>
          </table:table-cell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-1.27666" calcext:value-type="float">
            <text:p>-1.27666</text:p>
          </table:table-cell>
          <table:table-cell office:value-type="float" office:value="-5.89494" calcext:value-type="float">
            <text:p>-5.89494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-2.77147" calcext:value-type="float">
            <text:p>-2.77147</text:p>
          </table:table-cell>
          <table:table-cell office:value-type="float" office:value="-4.59181" calcext:value-type="float">
            <text:p>-4.591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.6528" calcext:value-type="float">
            <text:p>-3.6528</text:p>
          </table:table-cell>
          <table:table-cell office:value-type="float" office:value="-2.84159" calcext:value-type="float">
            <text:p>-2.84159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-3.79797" calcext:value-type="float">
            <text:p>-3.79797</text:p>
          </table:table-cell>
          <table:table-cell office:value-type="float" office:value="-0.91534" calcext:value-type="float">
            <text:p>-0.91534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-3.19836" calcext:value-type="float">
            <text:p>-3.19836</text:p>
          </table:table-cell>
          <table:table-cell office:value-type="float" office:value="0.890045" calcext:value-type="float">
            <text:p>0.890045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-1.96038" calcext:value-type="float">
            <text:p>-1.96038</text:p>
          </table:table-cell>
          <table:table-cell office:value-type="float" office:value="2.29777" calcext:value-type="float">
            <text:p>2.29777</text:p>
          </table:table-cell>
        </table:table-row>
        <table:table-row table:style-name="ro1">
          <table:table-cell office:value-type="float" office:value="29.16" calcext:value-type="float">
            <text:p>29.16</text:p>
          </table:table-cell>
          <table:table-cell office:value-type="float" office:value="-0.288677" calcext:value-type="float">
            <text:p>-0.288677</text:p>
          </table:table-cell>
          <table:table-cell office:value-type="float" office:value="3.09388" calcext:value-type="float">
            <text:p>3.09388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.54582" calcext:value-type="float">
            <text:p>1.54582</text:p>
          </table:table-cell>
          <table:table-cell office:value-type="float" office:value="3.16019" calcext:value-type="float">
            <text:p>3.16019</text:p>
          </table:table-cell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3.24803" calcext:value-type="float">
            <text:p>3.24803</text:p>
          </table:table-cell>
          <table:table-cell office:value-type="float" office:value="2.49224" calcext:value-type="float">
            <text:p>2.49224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4.54442" calcext:value-type="float">
            <text:p>4.54442</text:p>
          </table:table-cell>
          <table:table-cell office:value-type="float" office:value="1.1997" calcext:value-type="float">
            <text:p>1.1997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5.22528" calcext:value-type="float">
            <text:p>5.22528</text:p>
          </table:table-cell>
          <table:table-cell office:value-type="float" office:value="-0.510966" calcext:value-type="float">
            <text:p>-0.510966</text:p>
          </table:table-cell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5.17704" calcext:value-type="float">
            <text:p>5.17704</text:p>
          </table:table-cell>
          <table:table-cell office:value-type="float" office:value="-2.36868" calcext:value-type="float">
            <text:p>-2.36868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.39956" calcext:value-type="float">
            <text:p>4.39956</text:p>
          </table:table-cell>
          <table:table-cell office:value-type="float" office:value="-4.0799" calcext:value-type="float">
            <text:p>-4.0799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3.00589" calcext:value-type="float">
            <text:p>3.00589</text:p>
          </table:table-cell>
          <table:table-cell office:value-type="float" office:value="-5.37407" calcext:value-type="float">
            <text:p>-5.37407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1.20449" calcext:value-type="float">
            <text:p>1.20449</text:p>
          </table:table-cell>
          <table:table-cell office:value-type="float" office:value="-6.04544" calcext:value-type="float">
            <text:p>-6.04544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-0.733231" calcext:value-type="float">
            <text:p>-0.733231</text:p>
          </table:table-cell>
          <table:table-cell office:value-type="float" office:value="-5.98476" calcext:value-type="float">
            <text:p>-5.98476</text:p>
          </table:table-cell>
        </table:table-row>
        <table:table-row table:style-name="ro1">
          <table:table-cell office:value-type="float" office:value="29.56" calcext:value-type="float">
            <text:p>29.56</text:p>
          </table:table-cell>
          <table:table-cell office:value-type="float" office:value="-2.51504" calcext:value-type="float">
            <text:p>-2.51504</text:p>
          </table:table-cell>
          <table:table-cell office:value-type="float" office:value="-5.1959" calcext:value-type="float">
            <text:p>-5.1959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-3.87313" calcext:value-type="float">
            <text:p>-3.87313</text:p>
          </table:table-cell>
          <table:table-cell office:value-type="float" office:value="-3.795" calcext:value-type="float">
            <text:p>-3.795</text:p>
          </table:table-cell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-4.60542" calcext:value-type="float">
            <text:p>-4.60542</text:p>
          </table:table-cell>
          <table:table-cell office:value-type="float" office:value="-1.99225" calcext:value-type="float">
            <text:p>-1.99225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-4.60665" calcext:value-type="float">
            <text:p>-4.60665</text:p>
          </table:table-cell>
          <table:table-cell office:value-type="float" office:value="-0.0591202" calcext:value-type="float">
            <text:p>-0.0591202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-3.88436" calcext:value-type="float">
            <text:p>-3.88436</text:p>
          </table:table-cell>
          <table:table-cell office:value-type="float" office:value="1.7137" calcext:value-type="float">
            <text:p>1.7137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-2.55743" calcext:value-type="float">
            <text:p>-2.55743</text:p>
          </table:table-cell>
          <table:table-cell office:value-type="float" office:value="3.06133" calcext:value-type="float">
            <text:p>3.0613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-0.837357" calcext:value-type="float">
            <text:p>-0.837357</text:p>
          </table:table-cell>
          <table:table-cell office:value-type="float" office:value="3.78549" calcext:value-type="float">
            <text:p>3.78549</text:p>
          </table:table-cell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1.00467" calcext:value-type="float">
            <text:p>1.00467</text:p>
          </table:table-cell>
          <table:table-cell office:value-type="float" office:value="3.78503" calcext:value-type="float">
            <text:p>3.78503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2.67989" calcext:value-type="float">
            <text:p>2.67989</text:p>
          </table:table-cell>
          <table:table-cell office:value-type="float" office:value="3.07122" calcext:value-type="float">
            <text:p>3.07122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3.92669" calcext:value-type="float">
            <text:p>3.92669</text:p>
          </table:table-cell>
          <table:table-cell office:value-type="float" office:value="1.76568" calcext:value-type="float">
            <text:p>1.76568</text:p>
          </table:table-cell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4.55097" calcext:value-type="float">
            <text:p>4.55097</text:p>
          </table:table-cell>
          <table:table-cell office:value-type="float" office:value="0.0812788" calcext:value-type="float">
            <text:p>0.08127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5598" calcext:value-type="float">
            <text:p>4.45598</text:p>
          </table:table-cell>
          <table:table-cell office:value-type="float" office:value="-1.71112" calcext:value-type="float">
            <text:p>-1.71112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3.65705" calcext:value-type="float">
            <text:p>3.65705</text:p>
          </table:table-cell>
          <table:table-cell office:value-type="float" office:value="-3.3247" calcext:value-type="float">
            <text:p>-3.3247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2.27884" calcext:value-type="float">
            <text:p>2.27884</text:p>
          </table:table-cell>
          <table:table-cell office:value-type="float" office:value="-4.50114" calcext:value-type="float">
            <text:p>-4.50114</text:p>
          </table:table-cell>
        </table:table-row>
        <table:table-row table:style-name="ro1">
          <table:table-cell office:value-type="float" office:value="30.12" calcext:value-type="float">
            <text:p>30.12</text:p>
          </table:table-cell>
          <table:table-cell office:value-type="float" office:value="0.53585" calcext:value-type="float">
            <text:p>0.53585</text:p>
          </table:table-cell>
          <table:table-cell office:value-type="float" office:value="-5.05051" calcext:value-type="float">
            <text:p>-5.05051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-1.30106" calcext:value-type="float">
            <text:p>-1.30106</text:p>
          </table:table-cell>
          <table:table-cell office:value-type="float" office:value="-4.88051" calcext:value-type="float">
            <text:p>-4.88051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-2.94671" calcext:value-type="float">
            <text:p>-2.94671</text:p>
          </table:table-cell>
          <table:table-cell office:value-type="float" office:value="-4.01052" calcext:value-type="float">
            <text:p>-4.01052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-4.14576" calcext:value-type="float">
            <text:p>-4.14576</text:p>
          </table:table-cell>
          <table:table-cell office:value-type="float" office:value="-2.5683" calcext:value-type="float">
            <text:p>-2.5683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-4.71211" calcext:value-type="float">
            <text:p>-4.71211</text:p>
          </table:table-cell>
          <table:table-cell office:value-type="float" office:value="-0.770036" calcext:value-type="float">
            <text:p>-0.770036</text:p>
          </table:table-cell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-4.55756" calcext:value-type="float">
            <text:p>-4.55756</text:p>
          </table:table-cell>
          <table:table-cell office:value-type="float" office:value="1.11335" calcext:value-type="float">
            <text:p>1.11335</text:p>
          </table:table-cell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-3.70519" calcext:value-type="float">
            <text:p>-3.70519</text:p>
          </table:table-cell>
          <table:table-cell office:value-type="float" office:value="2.79818" calcext:value-type="float">
            <text:p>2.79818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-2.28553" calcext:value-type="float">
            <text:p>-2.28553</text:p>
          </table:table-cell>
          <table:table-cell office:value-type="float" office:value="4.03194" calcext:value-type="float">
            <text:p>4.03194</text:p>
          </table:table-cell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-0.516077" calcext:value-type="float">
            <text:p>-0.516077</text:p>
          </table:table-cell>
          <table:table-cell office:value-type="float" office:value="4.63218" calcext:value-type="float">
            <text:p>4.63218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1.33248" calcext:value-type="float">
            <text:p>1.33248</text:p>
          </table:table-cell>
          <table:table-cell office:value-type="float" office:value="4.51457" calcext:value-type="float">
            <text:p>4.51457</text:p>
          </table:table-cell>
        </table:table-row>
        <table:table-row table:style-name="ro1">
          <table:table-cell office:value-type="float" office:value="30.52" calcext:value-type="float">
            <text:p>30.52</text:p>
          </table:table-cell>
          <table:table-cell office:value-type="float" office:value="2.97827" calcext:value-type="float">
            <text:p>2.97827</text:p>
          </table:table-cell>
          <table:table-cell office:value-type="float" office:value="3.70562" calcext:value-type="float">
            <text:p>3.70562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4.17187" calcext:value-type="float">
            <text:p>4.17187</text:p>
          </table:table-cell>
          <table:table-cell office:value-type="float" office:value="2.33831" calcext:value-type="float">
            <text:p>2.33831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4.73469" calcext:value-type="float">
            <text:p>4.73469</text:p>
          </table:table-cell>
          <table:table-cell office:value-type="float" office:value="0.631193" calcext:value-type="float">
            <text:p>0.631193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4.58644" calcext:value-type="float">
            <text:p>4.58644</text:p>
          </table:table-cell>
          <table:table-cell office:value-type="float" office:value="-1.14562" calcext:value-type="float">
            <text:p>-1.14562</text:p>
          </table:table-cell>
        </table:table-row>
        <table:table-row table:style-name="ro1">
          <table:table-cell office:value-type="float" office:value="30.68" calcext:value-type="float">
            <text:p>30.68</text:p>
          </table:table-cell>
          <table:table-cell office:value-type="float" office:value="3.75722" calcext:value-type="float">
            <text:p>3.75722</text:p>
          </table:table-cell>
          <table:table-cell office:value-type="float" office:value="-2.71239" calcext:value-type="float">
            <text:p>-2.71239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2.38257" calcext:value-type="float">
            <text:p>2.38257</text:p>
          </table:table-cell>
          <table:table-cell office:value-type="float" office:value="-3.82305" calcext:value-type="float">
            <text:p>-3.82305</text:p>
          </table:table-cell>
        </table:table-row>
        <table:table-row table:style-name="ro1">
          <table:table-cell office:value-type="float" office:value="30.76" calcext:value-type="float">
            <text:p>30.76</text:p>
          </table:table-cell>
          <table:table-cell office:value-type="float" office:value="0.682196" calcext:value-type="float">
            <text:p>0.682196</text:p>
          </table:table-cell>
          <table:table-cell office:value-type="float" office:value="-4.30319" calcext:value-type="float">
            <text:p>-4.30319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-1.07428" calcext:value-type="float">
            <text:p>-1.07428</text:p>
          </table:table-cell>
          <table:table-cell office:value-type="float" office:value="-4.07683" calcext:value-type="float">
            <text:p>-4.07683</text:p>
          </table:table-cell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-2.60916" calcext:value-type="float">
            <text:p>-2.60916</text:p>
          </table:table-cell>
          <table:table-cell office:value-type="float" office:value="-3.17795" calcext:value-type="float">
            <text:p>-3.17795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-3.67969" calcext:value-type="float">
            <text:p>-3.67969</text:p>
          </table:table-cell>
          <table:table-cell office:value-type="float" office:value="-1.74492" calcext:value-type="float">
            <text:p>-1.74492</text:p>
          </table:table-cell>
        </table:table-row>
        <table:table-row table:style-name="ro1">
          <table:table-cell office:value-type="float" office:value="30.92" calcext:value-type="float">
            <text:p>30.92</text:p>
          </table:table-cell>
          <table:table-cell office:value-type="float" office:value="-4.11554" calcext:value-type="float">
            <text:p>-4.11554</text:p>
          </table:table-cell>
          <table:table-cell office:value-type="float" office:value="0.00114932" calcext:value-type="float">
            <text:p>0.00114932</text:p>
          </table:table-cell>
        </table:table-row>
        <table:table-row table:style-name="ro1">
          <table:table-cell office:value-type="float" office:value="30.96" calcext:value-type="float">
            <text:p>30.96</text:p>
          </table:table-cell>
          <table:table-cell office:value-type="float" office:value="-3.84499" calcext:value-type="float">
            <text:p>-3.84499</text:p>
          </table:table-cell>
          <table:table-cell office:value-type="float" office:value="1.79083" calcext:value-type="float">
            <text:p>1.790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.90581" calcext:value-type="float">
            <text:p>-2.90581</text:p>
          </table:table-cell>
          <table:table-cell office:value-type="float" office:value="3.34817" calcext:value-type="float">
            <text:p>3.34817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-1.43917" calcext:value-type="float">
            <text:p>-1.43917</text:p>
          </table:table-cell>
          <table:table-cell office:value-type="float" office:value="4.4334" calcext:value-type="float">
            <text:p>4.4334</text:p>
          </table:table-cell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0.332457" calcext:value-type="float">
            <text:p>0.332457</text:p>
          </table:table-cell>
          <table:table-cell office:value-type="float" office:value="4.87994" calcext:value-type="float">
            <text:p>4.87994</text:p>
          </table:table-cell>
        </table:table-row>
        <table:table-row table:style-name="ro1">
          <table:table-cell office:value-type="float" office:value="31.12" calcext:value-type="float">
            <text:p>31.12</text:p>
          </table:table-cell>
          <table:table-cell office:value-type="float" office:value="2.13982" calcext:value-type="float">
            <text:p>2.13982</text:p>
          </table:table-cell>
          <table:table-cell office:value-type="float" office:value="4.61997" calcext:value-type="float">
            <text:p>4.61997</text:p>
          </table:table-cell>
        </table:table-row>
        <table:table-row table:style-name="ro1">
          <table:table-cell office:value-type="float" office:value="31.16" calcext:value-type="float">
            <text:p>31.16</text:p>
          </table:table-cell>
          <table:table-cell office:value-type="float" office:value="3.70869" calcext:value-type="float">
            <text:p>3.70869</text:p>
          </table:table-cell>
          <table:table-cell office:value-type="float" office:value="3.69468" calcext:value-type="float">
            <text:p>3.69468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.8022" calcext:value-type="float">
            <text:p>4.8022</text:p>
          </table:table-cell>
          <table:table-cell office:value-type="float" office:value="2.24766" calcext:value-type="float">
            <text:p>2.24766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5.25738" calcext:value-type="float">
            <text:p>5.25738</text:p>
          </table:table-cell>
          <table:table-cell office:value-type="float" office:value="0.502422" calcext:value-type="float">
            <text:p>0.502422</text:p>
          </table:table-cell>
        </table:table-row>
        <table:table-row table:style-name="ro1">
          <table:table-cell office:value-type="float" office:value="31.28" calcext:value-type="float">
            <text:p>31.28</text:p>
          </table:table-cell>
          <table:table-cell office:value-type="float" office:value="5.01017" calcext:value-type="float">
            <text:p>5.01017</text:p>
          </table:table-cell>
          <table:table-cell office:value-type="float" office:value="-1.27235" calcext:value-type="float">
            <text:p>-1.27235</text:p>
          </table:table-cell>
        </table:table-row>
        <table:table-row table:style-name="ro1">
          <table:table-cell office:value-type="float" office:value="31.32" calcext:value-type="float">
            <text:p>31.32</text:p>
          </table:table-cell>
          <table:table-cell office:value-type="float" office:value="4.10499" calcext:value-type="float">
            <text:p>4.10499</text:p>
          </table:table-cell>
          <table:table-cell office:value-type="float" office:value="-2.80444" calcext:value-type="float">
            <text:p>-2.80444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2.68762" calcext:value-type="float">
            <text:p>2.68762</text:p>
          </table:table-cell>
          <table:table-cell office:value-type="float" office:value="-3.8602" calcext:value-type="float">
            <text:p>-3.8602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0.982334" calcext:value-type="float">
            <text:p>0.982334</text:p>
          </table:table-cell>
          <table:table-cell office:value-type="float" office:value="-4.28054" calcext:value-type="float">
            <text:p>-4.28054</text:p>
          </table:table-cell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-0.742971" calcext:value-type="float">
            <text:p>-0.742971</text:p>
          </table:table-cell>
          <table:table-cell office:value-type="float" office:value="-4.00534" calcext:value-type="float">
            <text:p>-4.00534</text:p>
          </table:table-cell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-2.21837" calcext:value-type="float">
            <text:p>-2.21837</text:p>
          </table:table-cell>
          <table:table-cell office:value-type="float" office:value="-3.08247" calcext:value-type="float">
            <text:p>-3.08247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-3.21366" calcext:value-type="float">
            <text:p>-3.21366</text:p>
          </table:table-cell>
          <table:table-cell office:value-type="float" office:value="-1.66006" calcext:value-type="float">
            <text:p>-1.66006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-3.5739" calcext:value-type="float">
            <text:p>-3.5739</text:p>
          </table:table-cell>
          <table:table-cell office:value-type="float" office:value="0.0366837" calcext:value-type="float">
            <text:p>0.0366837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-3.24318" calcext:value-type="float">
            <text:p>-3.24318</text:p>
          </table:table-cell>
          <table:table-cell office:value-type="float" office:value="1.74052" calcext:value-type="float">
            <text:p>1.74052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-2.27301" calcext:value-type="float">
            <text:p>-2.27301</text:p>
          </table:table-cell>
          <table:table-cell office:value-type="float" office:value="3.18368" calcext:value-type="float">
            <text:p>3.18368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-0.81416" calcext:value-type="float">
            <text:p>-0.81416</text:p>
          </table:table-cell>
          <table:table-cell office:value-type="float" office:value="4.13928" calcext:value-type="float">
            <text:p>4.13928</text:p>
          </table:table-cell>
        </table:table-row>
        <table:table-row table:style-name="ro1">
          <table:table-cell office:value-type="float" office:value="31.72" calcext:value-type="float">
            <text:p>31.72</text:p>
          </table:table-cell>
          <table:table-cell office:value-type="float" office:value="0.906996" calcext:value-type="float">
            <text:p>0.906996</text:p>
          </table:table-cell>
          <table:table-cell office:value-type="float" office:value="4.45638" calcext:value-type="float">
            <text:p>4.45638</text:p>
          </table:table-cell>
        </table:table-row>
        <table:table-row table:style-name="ro1">
          <table:table-cell office:value-type="float" office:value="31.76" calcext:value-type="float">
            <text:p>31.76</text:p>
          </table:table-cell>
          <table:table-cell office:value-type="float" office:value="2.62361" calcext:value-type="float">
            <text:p>2.62361</text:p>
          </table:table-cell>
          <table:table-cell office:value-type="float" office:value="4.08313" calcext:value-type="float">
            <text:p>4.08313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.06975" calcext:value-type="float">
            <text:p>4.06975</text:p>
          </table:table-cell>
          <table:table-cell office:value-type="float" office:value="3.07461" calcext:value-type="float">
            <text:p>3.07461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5.02157" calcext:value-type="float">
            <text:p>5.02157</text:p>
          </table:table-cell>
          <table:table-cell office:value-type="float" office:value="1.58407" calcext:value-type="float">
            <text:p>1.58407</text:p>
          </table:table-cell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5.33175" calcext:value-type="float">
            <text:p>5.33175</text:p>
          </table:table-cell>
          <table:table-cell office:value-type="float" office:value="-0.161016" calcext:value-type="float">
            <text:p>-0.161016</text:p>
          </table:table-cell>
        </table:table-row>
        <table:table-row table:style-name="ro1">
          <table:table-cell office:value-type="float" office:value="31.92" calcext:value-type="float">
            <text:p>31.92</text:p>
          </table:table-cell>
          <table:table-cell office:value-type="float" office:value="4.95217" calcext:value-type="float">
            <text:p>4.95217</text:p>
          </table:table-cell>
          <table:table-cell office:value-type="float" office:value="-1.89424" calcext:value-type="float">
            <text:p>-1.89424</text:p>
          </table:table-cell>
        </table:table-row>
        <table:table-row table:style-name="ro1">
          <table:table-cell office:value-type="float" office:value="31.96" calcext:value-type="float">
            <text:p>31.96</text:p>
          </table:table-cell>
          <table:table-cell office:value-type="float" office:value="3.94107" calcext:value-type="float">
            <text:p>3.94107</text:p>
          </table:table-cell>
          <table:table-cell office:value-type="float" office:value="-3.35154" calcext:value-type="float">
            <text:p>-3.351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45381" calcext:value-type="float">
            <text:p>2.45381</text:p>
          </table:table-cell>
          <table:table-cell office:value-type="float" office:value="-4.31205" calcext:value-type="float">
            <text:p>-4.31205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0.71859" calcext:value-type="float">
            <text:p>0.71859</text:p>
          </table:table-cell>
          <table:table-cell office:value-type="float" office:value="-4.63203" calcext:value-type="float">
            <text:p>-4.63203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-0.998997" calcext:value-type="float">
            <text:p>-0.998997</text:p>
          </table:table-cell>
          <table:table-cell office:value-type="float" office:value="-4.26696" calcext:value-type="float">
            <text:p>-4.26696</text:p>
          </table:table-cell>
        </table:table-row>
        <table:table-row table:style-name="ro1">
          <table:table-cell office:value-type="float" office:value="32.12" calcext:value-type="float">
            <text:p>32.12</text:p>
          </table:table-cell>
          <table:table-cell office:value-type="float" office:value="-2.43713" calcext:value-type="float">
            <text:p>-2.43713</text:p>
          </table:table-cell>
          <table:table-cell office:value-type="float" office:value="-3.27809" calcext:value-type="float">
            <text:p>-3.27809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-3.3782" calcext:value-type="float">
            <text:p>-3.3782</text:p>
          </table:table-cell>
          <table:table-cell office:value-type="float" office:value="-1.82272" calcext:value-type="float">
            <text:p>-1.82272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-3.6824" calcext:value-type="float">
            <text:p>-3.6824</text:p>
          </table:table-cell>
          <table:table-cell office:value-type="float" office:value="-0.129559" calcext:value-type="float">
            <text:p>-0.129559</text:p>
          </table:table-cell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-3.30903" calcext:value-type="float">
            <text:p>-3.30903</text:p>
          </table:table-cell>
          <table:table-cell office:value-type="float" office:value="1.53684" calcext:value-type="float">
            <text:p>1.53684</text:p>
          </table:table-cell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-2.32262" calcext:value-type="float">
            <text:p>-2.32262</text:p>
          </table:table-cell>
          <table:table-cell office:value-type="float" office:value="2.91708" calcext:value-type="float">
            <text:p>2.91708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-0.882607" calcext:value-type="float">
            <text:p>-0.882607</text:p>
          </table:table-cell>
          <table:table-cell office:value-type="float" office:value="3.79711" calcext:value-type="float">
            <text:p>3.79711</text:p>
          </table:table-cell>
        </table:table-row>
        <table:table-row table:style-name="ro1">
          <table:table-cell office:value-type="float" office:value="32.36" calcext:value-type="float">
            <text:p>32.36</text:p>
          </table:table-cell>
          <table:table-cell office:value-type="float" office:value="0.781586" calcext:value-type="float">
            <text:p>0.781586</text:p>
          </table:table-cell>
          <table:table-cell office:value-type="float" office:value="4.0412" calcext:value-type="float">
            <text:p>4.0412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.40622" calcext:value-type="float">
            <text:p>2.40622</text:p>
          </table:table-cell>
          <table:table-cell office:value-type="float" office:value="3.61275" calcext:value-type="float">
            <text:p>3.61275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3.73418" calcext:value-type="float">
            <text:p>3.73418</text:p>
          </table:table-cell>
          <table:table-cell office:value-type="float" office:value="2.57977" calcext:value-type="float">
            <text:p>2.57977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4.55472" calcext:value-type="float">
            <text:p>4.55472</text:p>
          </table:table-cell>
          <table:table-cell office:value-type="float" office:value="1.10409" calcext:value-type="float">
            <text:p>1.10409</text:p>
          </table:table-cell>
        </table:table-row>
        <table:table-row table:style-name="ro1">
          <table:table-cell office:value-type="float" office:value="32.52" calcext:value-type="float">
            <text:p>32.52</text:p>
          </table:table-cell>
          <table:table-cell office:value-type="float" office:value="4.73601" calcext:value-type="float">
            <text:p>4.73601</text:p>
          </table:table-cell>
          <table:table-cell office:value-type="float" office:value="-0.583901" calcext:value-type="float">
            <text:p>-0.583901</text:p>
          </table:table-cell>
        </table:table-row>
        <table:table-row table:style-name="ro1">
          <table:table-cell office:value-type="float" office:value="32.56" calcext:value-type="float">
            <text:p>32.56</text:p>
          </table:table-cell>
          <table:table-cell office:value-type="float" office:value="4.24538" calcext:value-type="float">
            <text:p>4.24538</text:p>
          </table:table-cell>
          <table:table-cell office:value-type="float" office:value="-2.22102" calcext:value-type="float">
            <text:p>-2.22102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.15412" calcext:value-type="float">
            <text:p>3.15412</text:p>
          </table:table-cell>
          <table:table-cell office:value-type="float" office:value="-3.55208" calcext:value-type="float">
            <text:p>-3.55208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1.62628" calcext:value-type="float">
            <text:p>1.62628</text:p>
          </table:table-cell>
          <table:table-cell office:value-type="float" office:value="-4.36935" calcext:value-type="float">
            <text:p>-4.36935</text:p>
          </table:table-cell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-0.106905" calcext:value-type="float">
            <text:p>-0.106905</text:p>
          </table:table-cell>
          <table:table-cell office:value-type="float" office:value="-4.54455" calcext:value-type="float">
            <text:p>-4.54455</text:p>
          </table:table-cell>
        </table:table-row>
        <table:table-row table:style-name="ro1">
          <table:table-cell office:value-type="float" office:value="32.72" calcext:value-type="float">
            <text:p>32.72</text:p>
          </table:table-cell>
          <table:table-cell office:value-type="float" office:value="-1.78293" calcext:value-type="float">
            <text:p>-1.78293</text:p>
          </table:table-cell>
          <table:table-cell office:value-type="float" office:value="-4.0485" calcext:value-type="float">
            <text:p>-4.0485</text:p>
          </table:table-cell>
        </table:table-row>
        <table:table-row table:style-name="ro1">
          <table:table-cell office:value-type="float" office:value="32.76" calcext:value-type="float">
            <text:p>32.76</text:p>
          </table:table-cell>
          <table:table-cell office:value-type="float" office:value="-3.14863" calcext:value-type="float">
            <text:p>-3.14863</text:p>
          </table:table-cell>
          <table:table-cell office:value-type="float" office:value="-2.95539" calcext:value-type="float">
            <text:p>-2.95539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-3.99928" calcext:value-type="float">
            <text:p>-3.99928</text:p>
          </table:table-cell>
          <table:table-cell office:value-type="float" office:value="-1.43106" calcext:value-type="float">
            <text:p>-1.43106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-4.21013" calcext:value-type="float">
            <text:p>-4.21013</text:p>
          </table:table-cell>
          <table:table-cell office:value-type="float" office:value="0.292832" calcext:value-type="float">
            <text:p>0.292832</text:p>
          </table:table-cell>
        </table:table-row>
        <table:table-row table:style-name="ro1">
          <table:table-cell office:value-type="float" office:value="32.88" calcext:value-type="float">
            <text:p>32.88</text:p>
          </table:table-cell>
          <table:table-cell office:value-type="float" office:value="-3.75544" calcext:value-type="float">
            <text:p>-3.75544</text:p>
          </table:table-cell>
          <table:table-cell office:value-type="float" office:value="1.95487" calcext:value-type="float">
            <text:p>1.95487</text:p>
          </table:table-cell>
        </table:table-row>
        <table:table-row table:style-name="ro1">
          <table:table-cell office:value-type="float" office:value="32.92" calcext:value-type="float">
            <text:p>32.92</text:p>
          </table:table-cell>
          <table:table-cell office:value-type="float" office:value="-2.71219" calcext:value-type="float">
            <text:p>-2.71219</text:p>
          </table:table-cell>
          <table:table-cell office:value-type="float" office:value="3.30429" calcext:value-type="float">
            <text:p>3.30429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-1.24789" calcext:value-type="float">
            <text:p>-1.24789</text:p>
          </table:table-cell>
          <table:table-cell office:value-type="float" office:value="4.13978" calcext:value-type="float">
            <text:p>4.139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05564" calcext:value-type="float">
            <text:p>0.405564</text:p>
          </table:table-cell>
          <table:table-cell office:value-type="float" office:value="4.34046" calcext:value-type="float">
            <text:p>4.34046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1.988" calcext:value-type="float">
            <text:p>1.988</text:p>
          </table:table-cell>
          <table:table-cell office:value-type="float" office:value="3.88436" calcext:value-type="float">
            <text:p>3.88436</text:p>
          </table:table-cell>
        </table:table-row>
        <table:table-row table:style-name="ro1">
          <table:table-cell office:value-type="float" office:value="33.08" calcext:value-type="float">
            <text:p>33.08</text:p>
          </table:table-cell>
          <table:table-cell office:value-type="float" office:value="3.25128" calcext:value-type="float">
            <text:p>3.25128</text:p>
          </table:table-cell>
          <table:table-cell office:value-type="float" office:value="2.85156" calcext:value-type="float">
            <text:p>2.85156</text:p>
          </table:table-cell>
        </table:table-row>
        <table:table-row table:style-name="ro1">
          <table:table-cell office:value-type="float" office:value="33.12" calcext:value-type="float">
            <text:p>33.12</text:p>
          </table:table-cell>
          <table:table-cell office:value-type="float" office:value="3.99767" calcext:value-type="float">
            <text:p>3.99767</text:p>
          </table:table-cell>
          <table:table-cell office:value-type="float" office:value="1.41153" calcext:value-type="float">
            <text:p>1.41153</text:p>
          </table:table-cell>
        </table:table-row>
        <table:table-row table:style-name="ro1">
          <table:table-cell office:value-type="float" office:value="33.16" calcext:value-type="float">
            <text:p>33.16</text:p>
          </table:table-cell>
          <table:table-cell office:value-type="float" office:value="4.11037" calcext:value-type="float">
            <text:p>4.11037</text:p>
          </table:table-cell>
          <table:table-cell office:value-type="float" office:value="-0.20332" calcext:value-type="float">
            <text:p>-0.20332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.57138" calcext:value-type="float">
            <text:p>3.57138</text:p>
          </table:table-cell>
          <table:table-cell office:value-type="float" office:value="-1.73378" calcext:value-type="float">
            <text:p>-1.73378</text:p>
          </table:table-cell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2.4641" calcext:value-type="float">
            <text:p>2.4641</text:p>
          </table:table-cell>
          <table:table-cell office:value-type="float" office:value="-2.93404" calcext:value-type="float">
            <text:p>-2.93404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0.960201" calcext:value-type="float">
            <text:p>0.960201</text:p>
          </table:table-cell>
          <table:table-cell office:value-type="float" office:value="-3.60967" calcext:value-type="float">
            <text:p>-3.60967</text:p>
          </table:table-cell>
        </table:table-row>
        <table:table-row table:style-name="ro1">
          <table:table-cell office:value-type="float" office:value="33.32" calcext:value-type="float">
            <text:p>33.32</text:p>
          </table:table-cell>
          <table:table-cell office:value-type="float" office:value="-0.707134" calcext:value-type="float">
            <text:p>-0.707134</text:p>
          </table:table-cell>
          <table:table-cell office:value-type="float" office:value="-3.64768" calcext:value-type="float">
            <text:p>-3.64768</text:p>
          </table:table-cell>
        </table:table-row>
        <table:table-row table:style-name="ro1">
          <table:table-cell office:value-type="float" office:value="33.36" calcext:value-type="float">
            <text:p>33.36</text:p>
          </table:table-cell>
          <table:table-cell office:value-type="float" office:value="-2.27939" calcext:value-type="float">
            <text:p>-2.27939</text:p>
          </table:table-cell>
          <table:table-cell office:value-type="float" office:value="-3.03377" calcext:value-type="float">
            <text:p>-3.03377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-3.51275" calcext:value-type="float">
            <text:p>-3.51275</text:p>
          </table:table-cell>
          <table:table-cell office:value-type="float" office:value="-1.85437" calcext:value-type="float">
            <text:p>-1.85437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-4.21576" calcext:value-type="float">
            <text:p>-4.21576</text:p>
          </table:table-cell>
          <table:table-cell office:value-type="float" office:value="-0.283087" calcext:value-type="float">
            <text:p>-0.283087</text:p>
          </table:table-cell>
        </table:table-row>
        <table:table-row table:style-name="ro1">
          <table:table-cell office:value-type="float" office:value="33.48" calcext:value-type="float">
            <text:p>33.48</text:p>
          </table:table-cell>
          <table:table-cell office:value-type="float" office:value="-4.27881" calcext:value-type="float">
            <text:p>-4.27881</text:p>
          </table:table-cell>
          <table:table-cell office:value-type="float" office:value="1.44634" calcext:value-type="float">
            <text:p>1.44634</text:p>
          </table:table-cell>
        </table:table-row>
        <table:table-row table:style-name="ro1">
          <table:table-cell office:value-type="float" office:value="33.52" calcext:value-type="float">
            <text:p>33.52</text:p>
          </table:table-cell>
          <table:table-cell office:value-type="float" office:value="-3.69089" calcext:value-type="float">
            <text:p>-3.69089</text:p>
          </table:table-cell>
          <table:table-cell office:value-type="float" office:value="3.07628" calcext:value-type="float">
            <text:p>3.07628</text:p>
          </table:table-cell>
        </table:table-row>
        <table:table-row table:style-name="ro1">
          <table:table-cell office:value-type="float" office:value="33.56" calcext:value-type="float">
            <text:p>33.56</text:p>
          </table:table-cell>
          <table:table-cell office:value-type="float" office:value="-2.54103" calcext:value-type="float">
            <text:p>-2.54103</text:p>
          </table:table-cell>
          <table:table-cell office:value-type="float" office:value="4.36507" calcext:value-type="float">
            <text:p>4.36507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-1.00429" calcext:value-type="float">
            <text:p>-1.00429</text:p>
          </table:table-cell>
          <table:table-cell office:value-type="float" office:value="5.12434" calcext:value-type="float">
            <text:p>5.12434</text:p>
          </table:table-cell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0.685476" calcext:value-type="float">
            <text:p>0.685476</text:p>
          </table:table-cell>
          <table:table-cell office:value-type="float" office:value="5.24794" calcext:value-type="float">
            <text:p>5.24794</text:p>
          </table:table-cell>
        </table:table-row>
        <table:table-row table:style-name="ro1">
          <table:table-cell office:value-type="float" office:value="33.68" calcext:value-type="float">
            <text:p>33.68</text:p>
          </table:table-cell>
          <table:table-cell office:value-type="float" office:value="2.27201" calcext:value-type="float">
            <text:p>2.27201</text:p>
          </table:table-cell>
          <table:table-cell office:value-type="float" office:value="4.72815" calcext:value-type="float">
            <text:p>4.72815</text:p>
          </table:table-cell>
        </table:table-row>
        <table:table-row table:style-name="ro1">
          <table:table-cell office:value-type="float" office:value="33.72" calcext:value-type="float">
            <text:p>33.72</text:p>
          </table:table-cell>
          <table:table-cell office:value-type="float" office:value="3.51628" calcext:value-type="float">
            <text:p>3.51628</text:p>
          </table:table-cell>
          <table:table-cell office:value-type="float" office:value="3.65658" calcext:value-type="float">
            <text:p>3.65658</text:p>
          </table:table-cell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4.2334" calcext:value-type="float">
            <text:p>4.2334</text:p>
          </table:table-cell>
          <table:table-cell office:value-type="float" office:value="2.20971" calcext:value-type="float">
            <text:p>2.20971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4.32113" calcext:value-type="float">
            <text:p>4.32113</text:p>
          </table:table-cell>
          <table:table-cell office:value-type="float" office:value="0.621375" calcext:value-type="float">
            <text:p>0.621375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3.77545" calcext:value-type="float">
            <text:p>3.77545</text:p>
          </table:table-cell>
          <table:table-cell office:value-type="float" office:value="-0.853611" calcext:value-type="float">
            <text:p>-0.853611</text:p>
          </table:table-cell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2.69093" calcext:value-type="float">
            <text:p>2.69093</text:p>
          </table:table-cell>
          <table:table-cell office:value-type="float" office:value="-1.97895" calcext:value-type="float">
            <text:p>-1.97895</text:p>
          </table:table-cell>
        </table:table-row>
        <table:table-row table:style-name="ro1">
          <table:table-cell office:value-type="float" office:value="33.92" calcext:value-type="float">
            <text:p>33.92</text:p>
          </table:table-cell>
          <table:table-cell office:value-type="float" office:value="1.24587" calcext:value-type="float">
            <text:p>1.24587</text:p>
          </table:table-cell>
          <table:table-cell office:value-type="float" office:value="-2.57342" calcext:value-type="float">
            <text:p>-2.57342</text:p>
          </table:table-cell>
        </table:table-row>
        <table:table-row table:style-name="ro1">
          <table:table-cell office:value-type="float" office:value="33.96" calcext:value-type="float">
            <text:p>33.96</text:p>
          </table:table-cell>
          <table:table-cell office:value-type="float" office:value="-0.325535" calcext:value-type="float">
            <text:p>-0.325535</text:p>
          </table:table-cell>
          <table:table-cell office:value-type="float" office:value="-2.53879" calcext:value-type="float">
            <text:p>-2.538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.76954" calcext:value-type="float">
            <text:p>-1.76954</text:p>
          </table:table-cell>
          <table:table-cell office:value-type="float" office:value="-1.8749" calcext:value-type="float">
            <text:p>-1.8749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-2.85219" calcext:value-type="float">
            <text:p>-2.85219</text:p>
          </table:table-cell>
          <table:table-cell office:value-type="float" office:value="-0.679471" calcext:value-type="float">
            <text:p>-0.679471</text:p>
          </table:table-cell>
        </table:table-row>
        <table:table-row table:style-name="ro1">
          <table:table-cell office:value-type="float" office:value="34.08" calcext:value-type="float">
            <text:p>34.08</text:p>
          </table:table-cell>
          <table:table-cell office:value-type="float" office:value="-3.39552" calcext:value-type="float">
            <text:p>-3.39552</text:p>
          </table:table-cell>
          <table:table-cell office:value-type="float" office:value="0.867221" calcext:value-type="float">
            <text:p>0.867221</text:p>
          </table:table-cell>
        </table:table-row>
        <table:table-row table:style-name="ro1">
          <table:table-cell office:value-type="float" office:value="34.12" calcext:value-type="float">
            <text:p>34.12</text:p>
          </table:table-cell>
          <table:table-cell office:value-type="float" office:value="-3.30494" calcext:value-type="float">
            <text:p>-3.30494</text:p>
          </table:table-cell>
          <table:table-cell office:value-type="float" office:value="2.53036" calcext:value-type="float">
            <text:p>2.53036</text:p>
          </table:table-cell>
        </table:table-row>
        <table:table-row table:style-name="ro1">
          <table:table-cell office:value-type="float" office:value="34.16" calcext:value-type="float">
            <text:p>34.16</text:p>
          </table:table-cell>
          <table:table-cell office:value-type="float" office:value="-2.58374" calcext:value-type="float">
            <text:p>-2.58374</text:p>
          </table:table-cell>
          <table:table-cell office:value-type="float" office:value="4.05702" calcext:value-type="float">
            <text:p>4.05702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-1.33238" calcext:value-type="float">
            <text:p>-1.33238</text:p>
          </table:table-cell>
          <table:table-cell office:value-type="float" office:value="5.2153" calcext:value-type="float">
            <text:p>5.2153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0.267234" calcext:value-type="float">
            <text:p>0.267234</text:p>
          </table:table-cell>
          <table:table-cell office:value-type="float" office:value="5.83014" calcext:value-type="float">
            <text:p>5.83014</text:p>
          </table:table-cell>
        </table:table-row>
        <table:table-row table:style-name="ro1">
          <table:table-cell office:value-type="float" office:value="34.28" calcext:value-type="float">
            <text:p>34.28</text:p>
          </table:table-cell>
          <table:table-cell office:value-type="float" office:value="1.98003" calcext:value-type="float">
            <text:p>1.98003</text:p>
          </table:table-cell>
          <table:table-cell office:value-type="float" office:value="5.8102" calcext:value-type="float">
            <text:p>5.8102</text:p>
          </table:table-cell>
        </table:table-row>
        <table:table-row table:style-name="ro1">
          <table:table-cell office:value-type="float" office:value="34.32" calcext:value-type="float">
            <text:p>34.32</text:p>
          </table:table-cell>
          <table:table-cell office:value-type="float" office:value="3.55423" calcext:value-type="float">
            <text:p>3.55423</text:p>
          </table:table-cell>
          <table:table-cell office:value-type="float" office:value="5.1618" calcext:value-type="float">
            <text:p>5.1618</text:p>
          </table:table-cell>
        </table:table-row>
        <table:table-row table:style-name="ro1">
          <table:table-cell office:value-type="float" office:value="34.36" calcext:value-type="float">
            <text:p>34.36</text:p>
          </table:table-cell>
          <table:table-cell office:value-type="float" office:value="4.76025" calcext:value-type="float">
            <text:p>4.76025</text:p>
          </table:table-cell>
          <table:table-cell office:value-type="float" office:value="3.9877" calcext:value-type="float">
            <text:p>3.987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5.42618" calcext:value-type="float">
            <text:p>5.42618</text:p>
          </table:table-cell>
          <table:table-cell office:value-type="float" office:value="2.47094" calcext:value-type="float">
            <text:p>2.47094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5.4641" calcext:value-type="float">
            <text:p>5.4641</text:p>
          </table:table-cell>
          <table:table-cell office:value-type="float" office:value="0.846362" calcext:value-type="float">
            <text:p>0.846362</text:p>
          </table:table-cell>
        </table:table-row>
        <table:table-row table:style-name="ro1">
          <table:table-cell office:value-type="float" office:value="34.48" calcext:value-type="float">
            <text:p>34.48</text:p>
          </table:table-cell>
          <table:table-cell office:value-type="float" office:value="4.88354" calcext:value-type="float">
            <text:p>4.88354</text:p>
          </table:table-cell>
          <table:table-cell office:value-type="float" office:value="-0.635891" calcext:value-type="float">
            <text:p>-0.635891</text:p>
          </table:table-cell>
        </table:table-row>
        <table:table-row table:style-name="ro1">
          <table:table-cell office:value-type="float" office:value="34.52" calcext:value-type="float">
            <text:p>34.52</text:p>
          </table:table-cell>
          <table:table-cell office:value-type="float" office:value="3.78962" calcext:value-type="float">
            <text:p>3.78962</text:p>
          </table:table-cell>
          <table:table-cell office:value-type="float" office:value="-1.74907" calcext:value-type="float">
            <text:p>-1.74907</text:p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2.36662" calcext:value-type="float">
            <text:p>2.36662</text:p>
          </table:table-cell>
          <table:table-cell office:value-type="float" office:value="-2.32488" calcext:value-type="float">
            <text:p>-2.32488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0.849166" calcext:value-type="float">
            <text:p>0.849166</text:p>
          </table:table-cell>
          <table:table-cell office:value-type="float" office:value="-2.27932" calcext:value-type="float">
            <text:p>-2.27932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-0.514209" calcext:value-type="float">
            <text:p>-0.514209</text:p>
          </table:table-cell>
          <table:table-cell office:value-type="float" office:value="-1.62557" calcext:value-type="float">
            <text:p>-1.62557</text:p>
          </table:table-cell>
        </table:table-row>
        <table:table-row table:style-name="ro1">
          <table:table-cell office:value-type="float" office:value="34.68" calcext:value-type="float">
            <text:p>34.68</text:p>
          </table:table-cell>
          <table:table-cell office:value-type="float" office:value="-1.49958" calcext:value-type="float">
            <text:p>-1.49958</text:p>
          </table:table-cell>
          <table:table-cell office:value-type="float" office:value="-0.471614" calcext:value-type="float">
            <text:p>-0.471614</text:p>
          </table:table-cell>
        </table:table-row>
        <table:table-row table:style-name="ro1">
          <table:table-cell office:value-type="float" office:value="34.72" calcext:value-type="float">
            <text:p>34.72</text:p>
          </table:table-cell>
          <table:table-cell office:value-type="float" office:value="-1.94228" calcext:value-type="float">
            <text:p>-1.94228</text:p>
          </table:table-cell>
          <table:table-cell office:value-type="float" office:value="0.996604" calcext:value-type="float">
            <text:p>0.996604</text:p>
          </table:table-cell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-1.76229" calcext:value-type="float">
            <text:p>-1.76229</text:p>
          </table:table-cell>
          <table:table-cell office:value-type="float" office:value="2.54419" calcext:value-type="float">
            <text:p>2.54419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-0.976436" calcext:value-type="float">
            <text:p>-0.976436</text:p>
          </table:table-cell>
          <table:table-cell office:value-type="float" office:value="3.92373" calcext:value-type="float">
            <text:p>3.92373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0.30433" calcext:value-type="float">
            <text:p>0.30433</text:p>
          </table:table-cell>
          <table:table-cell office:value-type="float" office:value="4.91366" calcext:value-type="float">
            <text:p>4.91366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1.89231" calcext:value-type="float">
            <text:p>1.89231</text:p>
          </table:table-cell>
          <table:table-cell office:value-type="float" office:value="5.35244" calcext:value-type="float">
            <text:p>5.35244</text:p>
          </table:table-cell>
        </table:table-row>
        <table:table-row table:style-name="ro1">
          <table:table-cell office:value-type="float" office:value="34.92" calcext:value-type="float">
            <text:p>34.92</text:p>
          </table:table-cell>
          <table:table-cell office:value-type="float" office:value="3.55219" calcext:value-type="float">
            <text:p>3.55219</text:p>
          </table:table-cell>
          <table:table-cell office:value-type="float" office:value="5.16349" calcext:value-type="float">
            <text:p>5.16349</text:p>
          </table:table-cell>
        </table:table-row>
        <table:table-row table:style-name="ro1">
          <table:table-cell office:value-type="float" office:value="34.96" calcext:value-type="float">
            <text:p>34.96</text:p>
          </table:table-cell>
          <table:table-cell office:value-type="float" office:value="5.03754" calcext:value-type="float">
            <text:p>5.03754</text:p>
          </table:table-cell>
          <table:table-cell office:value-type="float" office:value="4.36682" calcext:value-type="float">
            <text:p>4.366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12888" calcext:value-type="float">
            <text:p>6.12888</text:p>
          </table:table-cell>
          <table:table-cell office:value-type="float" office:value="3.07579" calcext:value-type="float">
            <text:p>3.07579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6.66755" calcext:value-type="float">
            <text:p>6.66755</text:p>
          </table:table-cell>
          <table:table-cell office:value-type="float" office:value="1.47938" calcext:value-type="float">
            <text:p>1.47938</text:p>
          </table:table-cell>
        </table:table-row>
        <table:table-row table:style-name="ro1">
          <table:table-cell office:value-type="float" office:value="35.08" calcext:value-type="float">
            <text:p>35.08</text:p>
          </table:table-cell>
          <table:table-cell office:value-type="float" office:value="6.58008" calcext:value-type="float">
            <text:p>6.58008</text:p>
          </table:table-cell>
          <table:table-cell office:value-type="float" office:value="-0.187178" calcext:value-type="float">
            <text:p>-0.187178</text:p>
          </table:table-cell>
        </table:table-row>
        <table:table-row table:style-name="ro1">
          <table:table-cell office:value-type="float" office:value="35.12" calcext:value-type="float">
            <text:p>35.12</text:p>
          </table:table-cell>
          <table:table-cell office:value-type="float" office:value="5.88929" calcext:value-type="float">
            <text:p>5.88929</text:p>
          </table:table-cell>
          <table:table-cell office:value-type="float" office:value="-1.67886" calcext:value-type="float">
            <text:p>-1.67886</text:p>
          </table:table-cell>
        </table:table-row>
        <table:table-row table:style-name="ro1">
          <table:table-cell office:value-type="float" office:value="35.16" calcext:value-type="float">
            <text:p>35.16</text:p>
          </table:table-cell>
          <table:table-cell office:value-type="float" office:value="4.71056" calcext:value-type="float">
            <text:p>4.71056</text:p>
          </table:table-cell>
          <table:table-cell office:value-type="float" office:value="-2.77871" calcext:value-type="float">
            <text:p>-2.77871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.2337" calcext:value-type="float">
            <text:p>3.2337</text:p>
          </table:table-cell>
          <table:table-cell office:value-type="float" office:value="-3.33131" calcext:value-type="float">
            <text:p>-3.33131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1.6934" calcext:value-type="float">
            <text:p>1.6934</text:p>
          </table:table-cell>
          <table:table-cell office:value-type="float" office:value="-3.26663" calcext:value-type="float">
            <text:p>-3.26663</text:p>
          </table:table-cell>
        </table:table-row>
        <table:table-row table:style-name="ro1">
          <table:table-cell office:value-type="float" office:value="35.28" calcext:value-type="float">
            <text:p>35.28</text:p>
          </table:table-cell>
          <table:table-cell office:value-type="float" office:value="0.332816" calcext:value-type="float">
            <text:p>0.332816</text:p>
          </table:table-cell>
          <table:table-cell office:value-type="float" office:value="-2.6106" calcext:value-type="float">
            <text:p>-2.6106</text:p>
          </table:table-cell>
        </table:table-row>
        <table:table-row table:style-name="ro1">
          <table:table-cell office:value-type="float" office:value="35.32" calcext:value-type="float">
            <text:p>35.32</text:p>
          </table:table-cell>
          <table:table-cell office:value-type="float" office:value="-0.634103" calcext:value-type="float">
            <text:p>-0.634103</text:p>
          </table:table-cell>
          <table:table-cell office:value-type="float" office:value="-1.48085" calcext:value-type="float">
            <text:p>-1.48085</text:p>
          </table:table-cell>
        </table:table-row>
        <table:table-row table:style-name="ro1">
          <table:table-cell office:value-type="float" office:value="35.36" calcext:value-type="float">
            <text:p>35.36</text:p>
          </table:table-cell>
          <table:table-cell office:value-type="float" office:value="-1.05565" calcext:value-type="float">
            <text:p>-1.05565</text:p>
          </table:table-cell>
          <table:table-cell office:value-type="float" office:value="-0.0682559" calcext:value-type="float">
            <text:p>-0.0682559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-0.865727" calcext:value-type="float">
            <text:p>-0.865727</text:p>
          </table:table-cell>
          <table:table-cell office:value-type="float" office:value="1.39283" calcext:value-type="float">
            <text:p>1.39283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-0.0938375" calcext:value-type="float">
            <text:p>-0.0938375</text:p>
          </table:table-cell>
          <table:table-cell office:value-type="float" office:value="2.66098" calcext:value-type="float">
            <text:p>2.66098</text:p>
          </table:table-cell>
        </table:table-row>
        <table:table-row table:style-name="ro1">
          <table:table-cell office:value-type="float" office:value="35.48" calcext:value-type="float">
            <text:p>35.48</text:p>
          </table:table-cell>
          <table:table-cell office:value-type="float" office:value="1.13964" calcext:value-type="float">
            <text:p>1.13964</text:p>
          </table:table-cell>
          <table:table-cell office:value-type="float" office:value="3.52508" calcext:value-type="float">
            <text:p>3.52508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2.64228" calcext:value-type="float">
            <text:p>2.64228</text:p>
          </table:table-cell>
          <table:table-cell office:value-type="float" office:value="3.83701" calcext:value-type="float">
            <text:p>3.83701</text:p>
          </table:table-cell>
        </table:table-row>
        <table:table-row table:style-name="ro1">
          <table:table-cell office:value-type="float" office:value="35.56" calcext:value-type="float">
            <text:p>35.56</text:p>
          </table:table-cell>
          <table:table-cell office:value-type="float" office:value="4.17958" calcext:value-type="float">
            <text:p>4.17958</text:p>
          </table:table-cell>
          <table:table-cell office:value-type="float" office:value="3.53447" calcext:value-type="float">
            <text:p>3.53447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5.51129" calcext:value-type="float">
            <text:p>5.51129</text:p>
          </table:table-cell>
          <table:table-cell office:value-type="float" office:value="2.65045" calcext:value-type="float">
            <text:p>2.65045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6.42859" calcext:value-type="float">
            <text:p>6.42859</text:p>
          </table:table-cell>
          <table:table-cell office:value-type="float" office:value="1.308" calcext:value-type="float">
            <text:p>1.308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6.78641" calcext:value-type="float">
            <text:p>6.78641</text:p>
          </table:table-cell>
          <table:table-cell office:value-type="float" office:value="-0.298955" calcext:value-type="float">
            <text:p>-0.298955</text:p>
          </table:table-cell>
        </table:table-row>
        <table:table-row table:style-name="ro1">
          <table:table-cell office:value-type="float" office:value="35.72" calcext:value-type="float">
            <text:p>35.72</text:p>
          </table:table-cell>
          <table:table-cell office:value-type="float" office:value="6.52563" calcext:value-type="float">
            <text:p>6.52563</text:p>
          </table:table-cell>
          <table:table-cell office:value-type="float" office:value="-1.93573" calcext:value-type="float">
            <text:p>-1.93573</text:p>
          </table:table-cell>
        </table:table-row>
        <table:table-row table:style-name="ro1">
          <table:table-cell office:value-type="float" office:value="35.76" calcext:value-type="float">
            <text:p>35.76</text:p>
          </table:table-cell>
          <table:table-cell office:value-type="float" office:value="5.68217" calcext:value-type="float">
            <text:p>5.68217</text:p>
          </table:table-cell>
          <table:table-cell office:value-type="float" office:value="-3.3632" calcext:value-type="float">
            <text:p>-3.3632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4.38114" calcext:value-type="float">
            <text:p>4.38114</text:p>
          </table:table-cell>
          <table:table-cell office:value-type="float" office:value="-4.37479" calcext:value-type="float">
            <text:p>-4.37479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2.81739" calcext:value-type="float">
            <text:p>2.81739</text:p>
          </table:table-cell>
          <table:table-cell office:value-type="float" office:value="-4.82825" calcext:value-type="float">
            <text:p>-4.82825</text:p>
          </table:table-cell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1.22518" calcext:value-type="float">
            <text:p>1.22518</text:p>
          </table:table-cell>
          <table:table-cell office:value-type="float" office:value="-4.66751" calcext:value-type="float">
            <text:p>-4.66751</text:p>
          </table:table-cell>
        </table:table-row>
        <table:table-row table:style-name="ro1">
          <table:table-cell office:value-type="float" office:value="35.92" calcext:value-type="float">
            <text:p>35.92</text:p>
          </table:table-cell>
          <table:table-cell office:value-type="float" office:value="-0.158046" calcext:value-type="float">
            <text:p>-0.158046</text:p>
          </table:table-cell>
          <table:table-cell office:value-type="float" office:value="-3.93109" calcext:value-type="float">
            <text:p>-3.93109</text:p>
          </table:table-cell>
        </table:table-row>
        <table:table-row table:style-name="ro1">
          <table:table-cell office:value-type="float" office:value="35.96" calcext:value-type="float">
            <text:p>35.96</text:p>
          </table:table-cell>
          <table:table-cell office:value-type="float" office:value="-1.12843" calcext:value-type="float">
            <text:p>-1.12843</text:p>
          </table:table-cell>
          <table:table-cell office:value-type="float" office:value="-2.74589" calcext:value-type="float">
            <text:p>-2.745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.54709" calcext:value-type="float">
            <text:p>-1.54709</text:p>
          </table:table-cell>
          <table:table-cell office:value-type="float" office:value="-1.30733" calcext:value-type="float">
            <text:p>-1.30733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-1.36139" calcext:value-type="float">
            <text:p>-1.36139</text:p>
          </table:table-cell>
          <table:table-cell office:value-type="float" office:value="0.151089" calcext:value-type="float">
            <text:p>0.151089</text:p>
          </table:table-cell>
        </table:table-row>
        <table:table-row table:style-name="ro1">
          <table:table-cell office:value-type="float" office:value="36.08" calcext:value-type="float">
            <text:p>36.08</text:p>
          </table:table-cell>
          <table:table-cell office:value-type="float" office:value="-0.612923" calcext:value-type="float">
            <text:p>-0.612923</text:p>
          </table:table-cell>
          <table:table-cell office:value-type="float" office:value="1.39401" calcext:value-type="float">
            <text:p>1.39401</text:p>
          </table:table-cell>
        </table:table-row>
        <table:table-row table:style-name="ro1">
          <table:table-cell office:value-type="float" office:value="36.12" calcext:value-type="float">
            <text:p>36.12</text:p>
          </table:table-cell>
          <table:table-cell office:value-type="float" office:value="0.569261" calcext:value-type="float">
            <text:p>0.569261</text:p>
          </table:table-cell>
          <table:table-cell office:value-type="float" office:value="2.22071" calcext:value-type="float">
            <text:p>2.22071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1.98881" calcext:value-type="float">
            <text:p>1.98881</text:p>
          </table:table-cell>
          <table:table-cell office:value-type="float" office:value="2.49603" calcext:value-type="float">
            <text:p>2.4960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.41267" calcext:value-type="float">
            <text:p>3.41267</text:p>
          </table:table-cell>
          <table:table-cell office:value-type="float" office:value="2.17126" calcext:value-type="float">
            <text:p>2.17126</text:p>
          </table:table-cell>
        </table:table-row>
        <table:table-row table:style-name="ro1">
          <table:table-cell office:value-type="float" office:value="36.24" calcext:value-type="float">
            <text:p>36.24</text:p>
          </table:table-cell>
          <table:table-cell office:value-type="float" office:value="4.60724" calcext:value-type="float">
            <text:p>4.60724</text:p>
          </table:table-cell>
          <table:table-cell office:value-type="float" office:value="1.29143" calcext:value-type="float">
            <text:p>1.29143</text:p>
          </table:table-cell>
        </table:table-row>
        <table:table-row table:style-name="ro1">
          <table:table-cell office:value-type="float" office:value="36.28" calcext:value-type="float">
            <text:p>36.28</text:p>
          </table:table-cell>
          <table:table-cell office:value-type="float" office:value="5.37463" calcext:value-type="float">
            <text:p>5.37463</text:p>
          </table:table-cell>
          <table:table-cell office:value-type="float" office:value="-0.01179" calcext:value-type="float">
            <text:p>-0.01179</text:p>
          </table:table-cell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5.58315" calcext:value-type="float">
            <text:p>5.58315</text:p>
          </table:table-cell>
          <table:table-cell office:value-type="float" office:value="-1.54067" calcext:value-type="float">
            <text:p>-1.54067</text:p>
          </table:table-cell>
        </table:table-row>
        <table:table-row table:style-name="ro1">
          <table:table-cell office:value-type="float" office:value="36.36" calcext:value-type="float">
            <text:p>36.36</text:p>
          </table:table-cell>
          <table:table-cell office:value-type="float" office:value="5.18771" calcext:value-type="float">
            <text:p>5.18771</text:p>
          </table:table-cell>
          <table:table-cell office:value-type="float" office:value="-3.0621" calcext:value-type="float">
            <text:p>-3.0621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4.23657" calcext:value-type="float">
            <text:p>4.23657</text:p>
          </table:table-cell>
          <table:table-cell office:value-type="float" office:value="-4.34375" calcext:value-type="float">
            <text:p>-4.34375</text:p>
          </table:table-cell>
        </table:table-row>
        <table:table-row table:style-name="ro1">
          <table:table-cell office:value-type="float" office:value="36.44" calcext:value-type="float">
            <text:p>36.44</text:p>
          </table:table-cell>
          <table:table-cell office:value-type="float" office:value="2.86377" calcext:value-type="float">
            <text:p>2.86377</text:p>
          </table:table-cell>
          <table:table-cell office:value-type="float" office:value="-5.19001" calcext:value-type="float">
            <text:p>-5.19001</text:p>
          </table:table-cell>
        </table:table-row>
        <table:table-row table:style-name="ro1">
          <table:table-cell office:value-type="float" office:value="36.48" calcext:value-type="float">
            <text:p>36.48</text:p>
          </table:table-cell>
          <table:table-cell office:value-type="float" office:value="1.26826" calcext:value-type="float">
            <text:p>1.26826</text:p>
          </table:table-cell>
          <table:table-cell office:value-type="float" office:value="-5.47211" calcext:value-type="float">
            <text:p>-5.47211</text:p>
          </table:table-cell>
        </table:table-row>
        <table:table-row table:style-name="ro1">
          <table:table-cell office:value-type="float" office:value="36.52" calcext:value-type="float">
            <text:p>36.52</text:p>
          </table:table-cell>
          <table:table-cell office:value-type="float" office:value="-0.316954" calcext:value-type="float">
            <text:p>-0.316954</text:p>
          </table:table-cell>
          <table:table-cell office:value-type="float" office:value="-5.14796" calcext:value-type="float">
            <text:p>-5.14796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-1.6609" calcext:value-type="float">
            <text:p>-1.6609</text:p>
          </table:table-cell>
          <table:table-cell office:value-type="float" office:value="-4.26846" calcext:value-type="float">
            <text:p>-4.26846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-2.57027" calcext:value-type="float">
            <text:p>-2.57027</text:p>
          </table:table-cell>
          <table:table-cell office:value-type="float" office:value="-2.96941" calcext:value-type="float">
            <text:p>-2.96941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-2.9192" calcext:value-type="float">
            <text:p>-2.9192</text:p>
          </table:table-cell>
          <table:table-cell office:value-type="float" office:value="-1.45033" calcext:value-type="float">
            <text:p>-1.45033</text:p>
          </table:table-cell>
        </table:table-row>
        <table:table-row table:style-name="ro1">
          <table:table-cell office:value-type="float" office:value="36.68" calcext:value-type="float">
            <text:p>36.68</text:p>
          </table:table-cell>
          <table:table-cell office:value-type="float" office:value="-2.66855" calcext:value-type="float">
            <text:p>-2.66855</text:p>
          </table:table-cell>
          <table:table-cell office:value-type="float" office:value="0.0564936" calcext:value-type="float">
            <text:p>0.0564936</text:p>
          </table:table-cell>
        </table:table-row>
        <table:table-row table:style-name="ro1">
          <table:table-cell office:value-type="float" office:value="36.72" calcext:value-type="float">
            <text:p>36.72</text:p>
          </table:table-cell>
          <table:table-cell office:value-type="float" office:value="-1.8717" calcext:value-type="float">
            <text:p>-1.8717</text:p>
          </table:table-cell>
          <table:table-cell office:value-type="float" office:value="1.32202" calcext:value-type="float">
            <text:p>1.32202</text:p>
          </table:table-cell>
        </table:table-row>
        <table:table-row table:style-name="ro1">
          <table:table-cell office:value-type="float" office:value="36.76" calcext:value-type="float">
            <text:p>36.76</text:p>
          </table:table-cell>
          <table:table-cell office:value-type="float" office:value="-0.666036" calcext:value-type="float">
            <text:p>-0.666036</text:p>
          </table:table-cell>
          <table:table-cell office:value-type="float" office:value="2.15584" calcext:value-type="float">
            <text:p>2.15584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0.748535" calcext:value-type="float">
            <text:p>0.748535</text:p>
          </table:table-cell>
          <table:table-cell office:value-type="float" office:value="2.43555" calcext:value-type="float">
            <text:p>2.43555</text:p>
          </table:table-cell>
        </table:table-row>
        <table:table-row table:style-name="ro1">
          <table:table-cell office:value-type="float" office:value="36.84" calcext:value-type="float">
            <text:p>36.84</text:p>
          </table:table-cell>
          <table:table-cell office:value-type="float" office:value="2.1407" calcext:value-type="float">
            <text:p>2.1407</text:p>
          </table:table-cell>
          <table:table-cell office:value-type="float" office:value="2.12546" calcext:value-type="float">
            <text:p>2.12546</text:p>
          </table:table-cell>
        </table:table-row>
        <table:table-row table:style-name="ro1">
          <table:table-cell office:value-type="float" office:value="36.88" calcext:value-type="float">
            <text:p>36.88</text:p>
          </table:table-cell>
          <table:table-cell office:value-type="float" office:value="3.28362" calcext:value-type="float">
            <text:p>3.28362</text:p>
          </table:table-cell>
          <table:table-cell office:value-type="float" office:value="1.28194" calcext:value-type="float">
            <text:p>1.28194</text:p>
          </table:table-cell>
        </table:table-row>
        <table:table-row table:style-name="ro1">
          <table:table-cell office:value-type="float" office:value="36.92" calcext:value-type="float">
            <text:p>36.92</text:p>
          </table:table-cell>
          <table:table-cell office:value-type="float" office:value="3.99009" calcext:value-type="float">
            <text:p>3.99009</text:p>
          </table:table-cell>
          <table:table-cell office:value-type="float" office:value="0.0444307" calcext:value-type="float">
            <text:p>0.0444307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4.14145" calcext:value-type="float">
            <text:p>4.14145</text:p>
          </table:table-cell>
          <table:table-cell office:value-type="float" office:value="-1.38635" calcext:value-type="float">
            <text:p>-1.386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70579" calcext:value-type="float">
            <text:p>3.70579</text:p>
          </table:table-cell>
          <table:table-cell office:value-type="float" office:value="-2.77961" calcext:value-type="float">
            <text:p>-2.77961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2.74279" calcext:value-type="float">
            <text:p>2.74279</text:p>
          </table:table-cell>
          <table:table-cell office:value-type="float" office:value="-3.91033" calcext:value-type="float">
            <text:p>-3.91033</text:p>
          </table:table-cell>
        </table:table-row>
        <table:table-row table:style-name="ro1">
          <table:table-cell office:value-type="float" office:value="37.08" calcext:value-type="float">
            <text:p>37.08</text:p>
          </table:table-cell>
          <table:table-cell office:value-type="float" office:value="1.39432" calcext:value-type="float">
            <text:p>1.39432</text:p>
          </table:table-cell>
          <table:table-cell office:value-type="float" office:value="-4.59408" calcext:value-type="float">
            <text:p>-4.59408</text:p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-0.137717" calcext:value-type="float">
            <text:p>-0.137717</text:p>
          </table:table-cell>
          <table:table-cell office:value-type="float" office:value="-4.71553" calcext:value-type="float">
            <text:p>-4.71553</text:p>
          </table:table-cell>
        </table:table-row>
        <table:table-row table:style-name="ro1">
          <table:table-cell office:value-type="float" office:value="37.16" calcext:value-type="float">
            <text:p>37.16</text:p>
          </table:table-cell>
          <table:table-cell office:value-type="float" office:value="-1.62264" calcext:value-type="float">
            <text:p>-1.62264</text:p>
          </table:table-cell>
          <table:table-cell office:value-type="float" office:value="-4.24621" calcext:value-type="float">
            <text:p>-4.24621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-2.83678" calcext:value-type="float">
            <text:p>-2.83678</text:p>
          </table:table-cell>
          <table:table-cell office:value-type="float" office:value="-3.24874" calcext:value-type="float">
            <text:p>-3.24874</text:p>
          </table:table-cell>
        </table:table-row>
        <table:table-row table:style-name="ro1">
          <table:table-cell office:value-type="float" office:value="37.24" calcext:value-type="float">
            <text:p>37.24</text:p>
          </table:table-cell>
          <table:table-cell office:value-type="float" office:value="-3.598" calcext:value-type="float">
            <text:p>-3.598</text:p>
          </table:table-cell>
          <table:table-cell office:value-type="float" office:value="-1.86706" calcext:value-type="float">
            <text:p>-1.86706</text:p>
          </table:table-cell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-3.79381" calcext:value-type="float">
            <text:p>-3.79381</text:p>
          </table:table-cell>
          <table:table-cell office:value-type="float" office:value="-0.303983" calcext:value-type="float">
            <text:p>-0.303983</text:p>
          </table:table-cell>
        </table:table-row>
        <table:table-row table:style-name="ro1">
          <table:table-cell office:value-type="float" office:value="37.32" calcext:value-type="float">
            <text:p>37.32</text:p>
          </table:table-cell>
          <table:table-cell office:value-type="float" office:value="-3.39858" calcext:value-type="float">
            <text:p>-3.39858</text:p>
          </table:table-cell>
          <table:table-cell office:value-type="float" office:value="1.21019" calcext:value-type="float">
            <text:p>1.21019</text:p>
          </table:table-cell>
        </table:table-row>
        <table:table-row table:style-name="ro1">
          <table:table-cell office:value-type="float" office:value="37.36" calcext:value-type="float">
            <text:p>37.36</text:p>
          </table:table-cell>
          <table:table-cell office:value-type="float" office:value="-2.47733" calcext:value-type="float">
            <text:p>-2.47733</text:p>
          </table:table-cell>
          <table:table-cell office:value-type="float" office:value="2.45335" calcext:value-type="float">
            <text:p>2.45335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-1.17546" calcext:value-type="float">
            <text:p>-1.17546</text:p>
          </table:table-cell>
          <table:table-cell office:value-type="float" office:value="3.24582" calcext:value-type="float">
            <text:p>3.24582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0.303915" calcext:value-type="float">
            <text:p>0.303915</text:p>
          </table:table-cell>
          <table:table-cell office:value-type="float" office:value="3.47803" calcext:value-type="float">
            <text:p>3.47803</text:p>
          </table:table-cell>
        </table:table-row>
        <table:table-row table:style-name="ro1">
          <table:table-cell office:value-type="float" office:value="37.48" calcext:value-type="float">
            <text:p>37.48</text:p>
          </table:table-cell>
          <table:table-cell office:value-type="float" office:value="1.73148" calcext:value-type="float">
            <text:p>1.73148</text:p>
          </table:table-cell>
          <table:table-cell office:value-type="float" office:value="3.12726" calcext:value-type="float">
            <text:p>3.12726</text:p>
          </table:table-cell>
        </table:table-row>
        <table:table-row table:style-name="ro1">
          <table:table-cell office:value-type="float" office:value="37.52" calcext:value-type="float">
            <text:p>37.52</text:p>
          </table:table-cell>
          <table:table-cell office:value-type="float" office:value="2.88729" calcext:value-type="float">
            <text:p>2.88729</text:p>
          </table:table-cell>
          <table:table-cell office:value-type="float" office:value="2.2609" calcext:value-type="float">
            <text:p>2.2609</text:p>
          </table:table-cell>
        </table:table-row>
        <table:table-row table:style-name="ro1">
          <table:table-cell office:value-type="float" office:value="37.56" calcext:value-type="float">
            <text:p>37.56</text:p>
          </table:table-cell>
          <table:table-cell office:value-type="float" office:value="3.59469" calcext:value-type="float">
            <text:p>3.59469</text:p>
          </table:table-cell>
          <table:table-cell office:value-type="float" office:value="1.02576" calcext:value-type="float">
            <text:p>1.02576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.74762" calcext:value-type="float">
            <text:p>3.74762</text:p>
          </table:table-cell>
          <table:table-cell office:value-type="float" office:value="-0.374819" calcext:value-type="float">
            <text:p>-0.374819</text:p>
          </table:table-cell>
        </table:table-row>
        <table:table-row table:style-name="ro1">
          <table:table-cell office:value-type="float" office:value="37.64" calcext:value-type="float">
            <text:p>37.64</text:p>
          </table:table-cell>
          <table:table-cell office:value-type="float" office:value="3.32678" calcext:value-type="float">
            <text:p>3.32678</text:p>
          </table:table-cell>
          <table:table-cell office:value-type="float" office:value="-1.71265" calcext:value-type="float">
            <text:p>-1.71265</text:p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2.40245" calcext:value-type="float">
            <text:p>2.40245</text:p>
          </table:table-cell>
          <table:table-cell office:value-type="float" office:value="-2.77008" calcext:value-type="float">
            <text:p>-2.77008</text:p>
          </table:table-cell>
        </table:table-row>
        <table:table-row table:style-name="ro1">
          <table:table-cell office:value-type="float" office:value="37.72" calcext:value-type="float">
            <text:p>37.72</text:p>
          </table:table-cell>
          <table:table-cell office:value-type="float" office:value="1.12339" calcext:value-type="float">
            <text:p>1.12339</text:p>
          </table:table-cell>
          <table:table-cell office:value-type="float" office:value="-3.37369" calcext:value-type="float">
            <text:p>-3.37369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-0.306399" calcext:value-type="float">
            <text:p>-0.306399</text:p>
          </table:table-cell>
          <table:table-cell office:value-type="float" office:value="-3.42109" calcext:value-type="float">
            <text:p>-3.42109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-1.65935" calcext:value-type="float">
            <text:p>-1.65935</text:p>
          </table:table-cell>
          <table:table-cell office:value-type="float" office:value="-2.89664" calcext:value-type="float">
            <text:p>-2.89664</text:p>
          </table:table-cell>
        </table:table-row>
        <table:table-row table:style-name="ro1">
          <table:table-cell office:value-type="float" office:value="37.84" calcext:value-type="float">
            <text:p>37.84</text:p>
          </table:table-cell>
          <table:table-cell office:value-type="float" office:value="-2.71965" calcext:value-type="float">
            <text:p>-2.71965</text:p>
          </table:table-cell>
          <table:table-cell office:value-type="float" office:value="-1.87375" calcext:value-type="float">
            <text:p>-1.87375</text:p>
          </table:table-cell>
        </table:table-row>
        <table:table-row table:style-name="ro1">
          <table:table-cell office:value-type="float" office:value="37.88" calcext:value-type="float">
            <text:p>37.88</text:p>
          </table:table-cell>
          <table:table-cell office:value-type="float" office:value="-3.31663" calcext:value-type="float">
            <text:p>-3.31663</text:p>
          </table:table-cell>
          <table:table-cell office:value-type="float" office:value="-0.503353" calcext:value-type="float">
            <text:p>-0.503353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-3.35113" calcext:value-type="float">
            <text:p>-3.35113</text:p>
          </table:table-cell>
          <table:table-cell office:value-type="float" office:value="1.00955" calcext:value-type="float">
            <text:p>1.00955</text:p>
          </table:table-cell>
        </table:table-row>
        <table:table-row table:style-name="ro1">
          <table:table-cell office:value-type="float" office:value="37.96" calcext:value-type="float">
            <text:p>37.96</text:p>
          </table:table-cell>
          <table:table-cell office:value-type="float" office:value="-2.81071" calcext:value-type="float">
            <text:p>-2.81071</text:p>
          </table:table-cell>
          <table:table-cell office:value-type="float" office:value="2.43769" calcext:value-type="float">
            <text:p>2.437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.77148" calcext:value-type="float">
            <text:p>-1.77148</text:p>
          </table:table-cell>
          <table:table-cell office:value-type="float" office:value="3.56673" calcext:value-type="float">
            <text:p>3.56673</text:p>
          </table:table-cell>
        </table:table-row>
        <table:table-row table:style-name="ro1">
          <table:table-cell office:value-type="float" office:value="38.04" calcext:value-type="float">
            <text:p>38.04</text:p>
          </table:table-cell>
          <table:table-cell office:value-type="float" office:value="-0.386148" calcext:value-type="float">
            <text:p>-0.386148</text:p>
          </table:table-cell>
          <table:table-cell office:value-type="float" office:value="4.22833" calcext:value-type="float">
            <text:p>4.22833</text:p>
          </table:table-cell>
        </table:table-row>
        <table:table-row table:style-name="ro1">
          <table:table-cell office:value-type="float" office:value="38.08" calcext:value-type="float">
            <text:p>38.08</text:p>
          </table:table-cell>
          <table:table-cell office:value-type="float" office:value="1.13967" calcext:value-type="float">
            <text:p>1.13967</text:p>
          </table:table-cell>
          <table:table-cell office:value-type="float" office:value="4.3261" calcext:value-type="float">
            <text:p>4.3261</text:p>
          </table:table-cell>
        </table:table-row>
        <table:table-row table:style-name="ro1">
          <table:table-cell office:value-type="float" office:value="38.12" calcext:value-type="float">
            <text:p>38.12</text:p>
          </table:table-cell>
          <table:table-cell office:value-type="float" office:value="2.57936" calcext:value-type="float">
            <text:p>2.57936</text:p>
          </table:table-cell>
          <table:table-cell office:value-type="float" office:value="3.85031" calcext:value-type="float">
            <text:p>3.85031</text:p>
          </table:table-cell>
        </table:table-row>
        <table:table-row table:style-name="ro1">
          <table:table-cell office:value-type="float" office:value="38.16" calcext:value-type="float">
            <text:p>38.16</text:p>
          </table:table-cell>
          <table:table-cell office:value-type="float" office:value="3.72033" calcext:value-type="float">
            <text:p>3.72033</text:p>
          </table:table-cell>
          <table:table-cell office:value-type="float" office:value="2.87924" calcext:value-type="float">
            <text:p>2.87924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4.39681" calcext:value-type="float">
            <text:p>4.39681</text:p>
          </table:table-cell>
          <table:table-cell office:value-type="float" office:value="1.56683" calcext:value-type="float">
            <text:p>1.56683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4.51537" calcext:value-type="float">
            <text:p>4.51537</text:p>
          </table:table-cell>
          <table:table-cell office:value-type="float" office:value="0.118744" calcext:value-type="float">
            <text:p>0.118744</text:p>
          </table:table-cell>
        </table:table-row>
        <table:table-row table:style-name="ro1">
          <table:table-cell office:value-type="float" office:value="38.28" calcext:value-type="float">
            <text:p>38.28</text:p>
          </table:table-cell>
          <table:table-cell office:value-type="float" office:value="4.06913" calcext:value-type="float">
            <text:p>4.06913</text:p>
          </table:table-cell>
          <table:table-cell office:value-type="float" office:value="-1.23961" calcext:value-type="float">
            <text:p>-1.23961</text:p>
          </table:table-cell>
        </table:table-row>
        <table:table-row table:style-name="ro1">
          <table:table-cell office:value-type="float" office:value="38.32" calcext:value-type="float">
            <text:p>38.32</text:p>
          </table:table-cell>
          <table:table-cell office:value-type="float" office:value="3.13863" calcext:value-type="float">
            <text:p>3.13863</text:p>
          </table:table-cell>
          <table:table-cell office:value-type="float" office:value="-2.29797" calcext:value-type="float">
            <text:p>-2.29797</text:p>
          </table:table-cell>
        </table:table-row>
        <table:table-row table:style-name="ro1">
          <table:table-cell office:value-type="float" office:value="38.36" calcext:value-type="float">
            <text:p>38.36</text:p>
          </table:table-cell>
          <table:table-cell office:value-type="float" office:value="1.87907" calcext:value-type="float">
            <text:p>1.87907</text:p>
          </table:table-cell>
          <table:table-cell office:value-type="float" office:value="-2.89369" calcext:value-type="float">
            <text:p>-2.89369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0.496153" calcext:value-type="float">
            <text:p>0.496153</text:p>
          </table:table-cell>
          <table:table-cell office:value-type="float" office:value="-2.93683" calcext:value-type="float">
            <text:p>-2.93683</text:p>
          </table:table-cell>
        </table:table-row>
        <table:table-row table:style-name="ro1">
          <table:table-cell office:value-type="float" office:value="38.44" calcext:value-type="float">
            <text:p>38.44</text:p>
          </table:table-cell>
          <table:table-cell office:value-type="float" office:value="-0.785949" calcext:value-type="float">
            <text:p>-0.785949</text:p>
          </table:table-cell>
          <table:table-cell office:value-type="float" office:value="-2.4239" calcext:value-type="float">
            <text:p>-2.4239</text:p>
          </table:table-cell>
        </table:table-row>
        <table:table-row table:style-name="ro1">
          <table:table-cell office:value-type="float" office:value="38.48" calcext:value-type="float">
            <text:p>38.48</text:p>
          </table:table-cell>
          <table:table-cell office:value-type="float" office:value="-1.75935" calcext:value-type="float">
            <text:p>-1.75935</text:p>
          </table:table-cell>
          <table:table-cell office:value-type="float" office:value="-1.43819" calcext:value-type="float">
            <text:p>-1.43819</text:p>
          </table:table-cell>
        </table:table-row>
        <table:table-row table:style-name="ro1">
          <table:table-cell office:value-type="float" office:value="38.52" calcext:value-type="float">
            <text:p>38.52</text:p>
          </table:table-cell>
          <table:table-cell office:value-type="float" office:value="-2.26463" calcext:value-type="float">
            <text:p>-2.26463</text:p>
          </table:table-cell>
          <table:table-cell office:value-type="float" office:value="-0.136692" calcext:value-type="float">
            <text:p>-0.136692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-2.21544" calcext:value-type="float">
            <text:p>-2.21544</text:p>
          </table:table-cell>
          <table:table-cell office:value-type="float" office:value="1.27438" calcext:value-type="float">
            <text:p>1.27438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-1.61181" calcext:value-type="float">
            <text:p>-1.61181</text:p>
          </table:table-cell>
          <table:table-cell office:value-type="float" office:value="2.57159" calcext:value-type="float">
            <text:p>2.57159</text:p>
          </table:table-cell>
        </table:table-row>
        <table:table-row table:style-name="ro1">
          <table:table-cell office:value-type="float" office:value="38.64" calcext:value-type="float">
            <text:p>38.64</text:p>
          </table:table-cell>
          <table:table-cell office:value-type="float" office:value="-0.539933" calcext:value-type="float">
            <text:p>-0.539933</text:p>
          </table:table-cell>
          <table:table-cell office:value-type="float" office:value="3.54894" calcext:value-type="float">
            <text:p>3.54894</text:p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0.841242" calcext:value-type="float">
            <text:p>0.841242</text:p>
          </table:table-cell>
          <table:table-cell office:value-type="float" office:value="4.04975" calcext:value-type="float">
            <text:p>4.04975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2.32473" calcext:value-type="float">
            <text:p>2.32473</text:p>
          </table:table-cell>
          <table:table-cell office:value-type="float" office:value="3.99079" calcext:value-type="float">
            <text:p>3.99079</text:p>
          </table:table-cell>
        </table:table-row>
        <table:table-row table:style-name="ro1">
          <table:table-cell office:value-type="float" office:value="38.76" calcext:value-type="float">
            <text:p>38.76</text:p>
          </table:table-cell>
          <table:table-cell office:value-type="float" office:value="3.6876" calcext:value-type="float">
            <text:p>3.6876</text:p>
          </table:table-cell>
          <table:table-cell office:value-type="float" office:value="3.37509" calcext:value-type="float">
            <text:p>3.37509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4.72543" calcext:value-type="float">
            <text:p>4.72543</text:p>
          </table:table-cell>
          <table:table-cell office:value-type="float" office:value="2.2913" calcext:value-type="float">
            <text:p>2.2913</text:p>
          </table:table-cell>
        </table:table-row>
        <table:table-row table:style-name="ro1">
          <table:table-cell office:value-type="float" office:value="38.84" calcext:value-type="float">
            <text:p>38.84</text:p>
          </table:table-cell>
          <table:table-cell office:value-type="float" office:value="5.28391" calcext:value-type="float">
            <text:p>5.28391</text:p>
          </table:table-cell>
          <table:table-cell office:value-type="float" office:value="0.899893" calcext:value-type="float">
            <text:p>0.899893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5.28255" calcext:value-type="float">
            <text:p>5.28255</text:p>
          </table:table-cell>
          <table:table-cell office:value-type="float" office:value="-0.591826" calcext:value-type="float">
            <text:p>-0.591826</text:p>
          </table:table-cell>
        </table:table-row>
        <table:table-row table:style-name="ro1">
          <table:table-cell office:value-type="float" office:value="38.92" calcext:value-type="float">
            <text:p>38.92</text:p>
          </table:table-cell>
          <table:table-cell office:value-type="float" office:value="4.72694" calcext:value-type="float">
            <text:p>4.72694</text:p>
          </table:table-cell>
          <table:table-cell office:value-type="float" office:value="-1.96178" calcext:value-type="float">
            <text:p>-1.96178</text:p>
          </table:table-cell>
        </table:table-row>
        <table:table-row table:style-name="ro1">
          <table:table-cell office:value-type="float" office:value="38.96" calcext:value-type="float">
            <text:p>38.96</text:p>
          </table:table-cell>
          <table:table-cell office:value-type="float" office:value="3.70774" calcext:value-type="float">
            <text:p>3.70774</text:p>
          </table:table-cell>
          <table:table-cell office:value-type="float" office:value="-3.00751" calcext:value-type="float">
            <text:p>-3.007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38641" calcext:value-type="float">
            <text:p>2.38641</text:p>
          </table:table-cell>
          <table:table-cell office:value-type="float" office:value="-3.57733" calcext:value-type="float">
            <text:p>-3.57733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0.970082" calcext:value-type="float">
            <text:p>0.970082</text:p>
          </table:table-cell>
          <table:table-cell office:value-type="float" office:value="-3.59373" calcext:value-type="float">
            <text:p>-3.59373</text:p>
          </table:table-cell>
        </table:table-row>
        <table:table-row table:style-name="ro1">
          <table:table-cell office:value-type="float" office:value="39.08" calcext:value-type="float">
            <text:p>39.08</text:p>
          </table:table-cell>
          <table:table-cell office:value-type="float" office:value="-0.320563" calcext:value-type="float">
            <text:p>-0.320563</text:p>
          </table:table-cell>
          <table:table-cell office:value-type="float" office:value="-3.06507" calcext:value-type="float">
            <text:p>-3.06507</text:p>
          </table:table-cell>
        </table:table-row>
        <table:table-row table:style-name="ro1">
          <table:table-cell office:value-type="float" office:value="39.12" calcext:value-type="float">
            <text:p>39.12</text:p>
          </table:table-cell>
          <table:table-cell office:value-type="float" office:value="-1.2855" calcext:value-type="float">
            <text:p>-1.2855</text:p>
          </table:table-cell>
          <table:table-cell office:value-type="float" office:value="-2.08414" calcext:value-type="float">
            <text:p>-2.08414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-1.77626" calcext:value-type="float">
            <text:p>-1.77626</text:p>
          </table:table-cell>
          <table:table-cell office:value-type="float" office:value="-0.813489" calcext:value-type="float">
            <text:p>-0.813489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-1.71878" calcext:value-type="float">
            <text:p>-1.71878</text:p>
          </table:table-cell>
          <table:table-cell office:value-type="float" office:value="0.539845" calcext:value-type="float">
            <text:p>0.539845</text:p>
          </table:table-cell>
        </table:table-row>
        <table:table-row table:style-name="ro1">
          <table:table-cell office:value-type="float" office:value="39.24" calcext:value-type="float">
            <text:p>39.24</text:p>
          </table:table-cell>
          <table:table-cell office:value-type="float" office:value="-1.12472" calcext:value-type="float">
            <text:p>-1.12472</text:p>
          </table:table-cell>
          <table:table-cell office:value-type="float" office:value="1.75656" calcext:value-type="float">
            <text:p>1.75656</text:p>
          </table:table-cell>
        </table:table-row>
        <table:table-row table:style-name="ro1">
          <table:table-cell office:value-type="float" office:value="39.28" calcext:value-type="float">
            <text:p>39.28</text:p>
          </table:table-cell>
          <table:table-cell office:value-type="float" office:value="-0.0894492" calcext:value-type="float">
            <text:p>-0.0894492</text:p>
          </table:table-cell>
          <table:table-cell office:value-type="float" office:value="2.63908" calcext:value-type="float">
            <text:p>2.63908</text:p>
          </table:table-cell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1.22285" calcext:value-type="float">
            <text:p>1.22285</text:p>
          </table:table-cell>
          <table:table-cell office:value-type="float" office:value="3.04214" calcext:value-type="float">
            <text:p>3.04214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2.6048" calcext:value-type="float">
            <text:p>2.6048</text:p>
          </table:table-cell>
          <table:table-cell office:value-type="float" office:value="2.89518" calcext:value-type="float">
            <text:p>2.89518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3.83796" calcext:value-type="float">
            <text:p>3.83796</text:p>
          </table:table-cell>
          <table:table-cell office:value-type="float" office:value="2.21322" calcext:value-type="float">
            <text:p>2.21322</text:p>
          </table:table-cell>
        </table:table-row>
        <table:table-row table:style-name="ro1">
          <table:table-cell office:value-type="float" office:value="39.44" calcext:value-type="float">
            <text:p>39.44</text:p>
          </table:table-cell>
          <table:table-cell office:value-type="float" office:value="4.72671" calcext:value-type="float">
            <text:p>4.72671</text:p>
          </table:table-cell>
          <table:table-cell office:value-type="float" office:value="1.09434" calcext:value-type="float">
            <text:p>1.09434</text:p>
          </table:table-cell>
        </table:table-row>
        <table:table-row table:style-name="ro1">
          <table:table-cell office:value-type="float" office:value="39.48" calcext:value-type="float">
            <text:p>39.48</text:p>
          </table:table-cell>
          <table:table-cell office:value-type="float" office:value="5.12851" calcext:value-type="float">
            <text:p>5.12851</text:p>
          </table:table-cell>
          <table:table-cell office:value-type="float" office:value="-0.295575" calcext:value-type="float">
            <text:p>-0.295575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4.97582" calcext:value-type="float">
            <text:p>4.97582</text:p>
          </table:table-cell>
          <table:table-cell office:value-type="float" office:value="-1.74859" calcext:value-type="float">
            <text:p>-1.74859</text:p>
          </table:table-cell>
        </table:table-row>
        <table:table-row table:style-name="ro1">
          <table:table-cell office:value-type="float" office:value="39.56" calcext:value-type="float">
            <text:p>39.56</text:p>
          </table:table-cell>
          <table:table-cell office:value-type="float" office:value="4.28649" calcext:value-type="float">
            <text:p>4.28649</text:p>
          </table:table-cell>
          <table:table-cell office:value-type="float" office:value="-3.04694" calcext:value-type="float">
            <text:p>-3.04694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.16084" calcext:value-type="float">
            <text:p>3.16084</text:p>
          </table:table-cell>
          <table:table-cell office:value-type="float" office:value="-3.99673" calcext:value-type="float">
            <text:p>-3.99673</text:p>
          </table:table-cell>
        </table:table-row>
        <table:table-row table:style-name="ro1">
          <table:table-cell office:value-type="float" office:value="39.64" calcext:value-type="float">
            <text:p>39.64</text:p>
          </table:table-cell>
          <table:table-cell office:value-type="float" office:value="1.76602" calcext:value-type="float">
            <text:p>1.76602</text:p>
          </table:table-cell>
          <table:table-cell office:value-type="float" office:value="-4.45781" calcext:value-type="float">
            <text:p>-4.45781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310061" calcext:value-type="float">
            <text:p>0.310061</text:p>
          </table:table-cell>
          <table:table-cell office:value-type="float" office:value="-4.36531" calcext:value-type="float">
            <text:p>-4.36531</text:p>
          </table:table-cell>
        </table:table-row>
        <table:table-row table:style-name="ro1">
          <table:table-cell office:value-type="float" office:value="39.72" calcext:value-type="float">
            <text:p>39.72</text:p>
          </table:table-cell>
          <table:table-cell office:value-type="float" office:value="-0.990369" calcext:value-type="float">
            <text:p>-0.990369</text:p>
          </table:table-cell>
          <table:table-cell office:value-type="float" office:value="-3.73956" calcext:value-type="float">
            <text:p>-3.73956</text:p>
          </table:table-cell>
        </table:table-row>
        <table:table-row table:style-name="ro1">
          <table:table-cell office:value-type="float" office:value="39.76" calcext:value-type="float">
            <text:p>39.76</text:p>
          </table:table-cell>
          <table:table-cell office:value-type="float" office:value="-1.94342" calcext:value-type="float">
            <text:p>-1.94342</text:p>
          </table:table-cell>
          <table:table-cell office:value-type="float" office:value="-2.68266" calcext:value-type="float">
            <text:p>-2.68266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-2.41167" calcext:value-type="float">
            <text:p>-2.41167</text:p>
          </table:table-cell>
          <table:table-cell office:value-type="float" office:value="-1.36257" calcext:value-type="float">
            <text:p>-1.36257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-2.3332" calcext:value-type="float">
            <text:p>-2.3332</text:p>
          </table:table-cell>
          <table:table-cell office:value-type="float" office:value="0.0130592" calcext:value-type="float">
            <text:p>0.0130592</text:p>
          </table:table-cell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-1.73101" calcext:value-type="float">
            <text:p>-1.73101</text:p>
          </table:table-cell>
          <table:table-cell office:value-type="float" office:value="1.22912" calcext:value-type="float">
            <text:p>1.22912</text:p>
          </table:table-cell>
        </table:table-row>
        <table:table-row table:style-name="ro1">
          <table:table-cell office:value-type="float" office:value="39.92" calcext:value-type="float">
            <text:p>39.92</text:p>
          </table:table-cell>
          <table:table-cell office:value-type="float" office:value="-0.709182" calcext:value-type="float">
            <text:p>-0.709182</text:p>
          </table:table-cell>
          <table:table-cell office:value-type="float" office:value="2.09631" calcext:value-type="float">
            <text:p>2.09631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0.563393" calcext:value-type="float">
            <text:p>0.563393</text:p>
          </table:table-cell>
          <table:table-cell office:value-type="float" office:value="2.48044" calcext:value-type="float">
            <text:p>2.480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7935" calcext:value-type="float">
            <text:p>1.87935</text:p>
          </table:table-cell>
          <table:table-cell office:value-type="float" office:value="2.32299" calcext:value-type="float">
            <text:p>2.32299</text:p>
          </table:table-cell>
        </table:table-row>
        <table:table-row table:style-name="ro1" table:number-rows-repeated="2999">
          <table:table-cell table:number-columns-repeated="3"/>
        </table:table-row>
        <table:table-row table:style-name="ro1">
          <table:table-cell table:style-name="ce3"/>
          <table:table-cell/>
          <table:table-cell table:style-name="ce3"/>
        </table:table-row>
        <table:table-row table:style-name="ro1" table:number-rows-repeated="1043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21:07:11.124378241</meta:creation-date>
    <dc:date>2019-12-06T00:14:32.013656152</dc:date>
    <meta:editing-duration>PT2H26M10S</meta:editing-duration>
    <meta:editing-cycles>1</meta:editing-cycles>
    <meta:document-statistic meta:table-count="1" meta:cell-count="6006" meta:object-count="1"/>
    <meta:generator>LibreOffice/6.2.8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27cm" svg:height="15.061cm" xlink:href=".." xlink:type="simple" chart:class="chart:scatter" chart:style-name="ch1">
        <chart:legend chart:legend-position="end" svg:x="23.075cm" svg:y="6.982cm" style:legend-expansion="high" chart:style-name="ch2"/>
        <chart:plot-area chart:style-name="ch3" table:cell-range-address="Sheet1.A2:Sheet1.C2002" svg:x="0.518cm" svg:y="0.301cm" svg:width="22.039cm" svg:height="14.459cm">
          <chartooo:coordinate-region svg:x="0.756cm" svg:y="0.5cm" svg:width="21.614cm" svg:height="14.0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002" chart:class="chart:scatter">
            <chart:domain table:cell-range-address="Sheet1.A2:Sheet1.A2002"/>
            <chart:data-point chart:repeated="2001"/>
          </chart:series>
          <chart:series chart:style-name="ch7" chart:values-cell-range-address="Sheet1.C2:Sheet1.C2002" chart:class="chart:scatter">
            <chart:data-point chart:repeated="2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0">
                <text:p>-40</text:p>
                <draw:g>
                  <svg:desc>Sheet1.A2:Sheet1.A2002</svg:desc>
                </draw:g>
              </table:table-cell>
              <table:table-cell office:value-type="float" office:value="1.87935">
                <text:p>1.87935</text:p>
                <draw:g>
                  <svg:desc>Sheet1.B2:Sheet1.B2002</svg:desc>
                </draw:g>
              </table:table-cell>
              <table:table-cell office:value-type="float" office:value="-2.32299">
                <text:p>-2.32299</text:p>
                <draw:g>
                  <svg:desc>Sheet1.C2:Sheet1.C2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9.96">
                <text:p>-39.96</text:p>
              </table:table-cell>
              <table:table-cell office:value-type="float" office:value="0.563393">
                <text:p>0.563393</text:p>
              </table:table-cell>
              <table:table-cell office:value-type="float" office:value="-2.48044">
                <text:p>-2.48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9.92">
                <text:p>-39.92</text:p>
              </table:table-cell>
              <table:table-cell office:value-type="float" office:value="-0.709182">
                <text:p>-0.709182</text:p>
              </table:table-cell>
              <table:table-cell office:value-type="float" office:value="-2.09631">
                <text:p>-2.096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9.88">
                <text:p>-39.88</text:p>
              </table:table-cell>
              <table:table-cell office:value-type="float" office:value="-1.73101">
                <text:p>-1.73101</text:p>
              </table:table-cell>
              <table:table-cell office:value-type="float" office:value="-1.22912">
                <text:p>-1.22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9.84">
                <text:p>-39.84</text:p>
              </table:table-cell>
              <table:table-cell office:value-type="float" office:value="-2.3332">
                <text:p>-2.3332</text:p>
              </table:table-cell>
              <table:table-cell office:value-type="float" office:value="-0.0130592">
                <text:p>-0.0130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9.8">
                <text:p>-39.8</text:p>
              </table:table-cell>
              <table:table-cell office:value-type="float" office:value="-2.41167">
                <text:p>-2.41167</text:p>
              </table:table-cell>
              <table:table-cell office:value-type="float" office:value="1.36257">
                <text:p>1.362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9.76">
                <text:p>-39.76</text:p>
              </table:table-cell>
              <table:table-cell office:value-type="float" office:value="-1.94342">
                <text:p>-1.94342</text:p>
              </table:table-cell>
              <table:table-cell office:value-type="float" office:value="2.68266">
                <text:p>2.68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9.72">
                <text:p>-39.72</text:p>
              </table:table-cell>
              <table:table-cell office:value-type="float" office:value="-0.990369">
                <text:p>-0.990369</text:p>
              </table:table-cell>
              <table:table-cell office:value-type="float" office:value="3.73956">
                <text:p>3.73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9.68">
                <text:p>-39.68</text:p>
              </table:table-cell>
              <table:table-cell office:value-type="float" office:value="0.310061">
                <text:p>0.310061</text:p>
              </table:table-cell>
              <table:table-cell office:value-type="float" office:value="4.36531">
                <text:p>4.36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9.64">
                <text:p>-39.64</text:p>
              </table:table-cell>
              <table:table-cell office:value-type="float" office:value="1.76602">
                <text:p>1.76602</text:p>
              </table:table-cell>
              <table:table-cell office:value-type="float" office:value="4.45781">
                <text:p>4.45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9.6">
                <text:p>-39.6</text:p>
              </table:table-cell>
              <table:table-cell office:value-type="float" office:value="3.16084">
                <text:p>3.16084</text:p>
              </table:table-cell>
              <table:table-cell office:value-type="float" office:value="3.99673">
                <text:p>3.99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9.56">
                <text:p>-39.56</text:p>
              </table:table-cell>
              <table:table-cell office:value-type="float" office:value="4.28649">
                <text:p>4.28649</text:p>
              </table:table-cell>
              <table:table-cell office:value-type="float" office:value="3.04694">
                <text:p>3.04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.52">
                <text:p>-39.52</text:p>
              </table:table-cell>
              <table:table-cell office:value-type="float" office:value="4.97582">
                <text:p>4.97582</text:p>
              </table:table-cell>
              <table:table-cell office:value-type="float" office:value="1.74859">
                <text:p>1.74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9.48">
                <text:p>-39.48</text:p>
              </table:table-cell>
              <table:table-cell office:value-type="float" office:value="5.12851">
                <text:p>5.12851</text:p>
              </table:table-cell>
              <table:table-cell office:value-type="float" office:value="0.295575">
                <text:p>0.295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9.44">
                <text:p>-39.44</text:p>
              </table:table-cell>
              <table:table-cell office:value-type="float" office:value="4.72671">
                <text:p>4.72671</text:p>
              </table:table-cell>
              <table:table-cell office:value-type="float" office:value="-1.09434">
                <text:p>-1.094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9.4">
                <text:p>-39.4</text:p>
              </table:table-cell>
              <table:table-cell office:value-type="float" office:value="3.83796">
                <text:p>3.83796</text:p>
              </table:table-cell>
              <table:table-cell office:value-type="float" office:value="-2.21322">
                <text:p>-2.21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9.36">
                <text:p>-39.36</text:p>
              </table:table-cell>
              <table:table-cell office:value-type="float" office:value="2.6048">
                <text:p>2.6048</text:p>
              </table:table-cell>
              <table:table-cell office:value-type="float" office:value="-2.89518">
                <text:p>-2.89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9.32">
                <text:p>-39.32</text:p>
              </table:table-cell>
              <table:table-cell office:value-type="float" office:value="1.22285">
                <text:p>1.22285</text:p>
              </table:table-cell>
              <table:table-cell office:value-type="float" office:value="-3.04214">
                <text:p>-3.04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9.28">
                <text:p>-39.28</text:p>
              </table:table-cell>
              <table:table-cell office:value-type="float" office:value="-0.0894492">
                <text:p>-0.0894492</text:p>
              </table:table-cell>
              <table:table-cell office:value-type="float" office:value="-2.63908">
                <text:p>-2.639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9.24">
                <text:p>-39.24</text:p>
              </table:table-cell>
              <table:table-cell office:value-type="float" office:value="-1.12472">
                <text:p>-1.12472</text:p>
              </table:table-cell>
              <table:table-cell office:value-type="float" office:value="-1.75656">
                <text:p>-1.75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9.2">
                <text:p>-39.2</text:p>
              </table:table-cell>
              <table:table-cell office:value-type="float" office:value="-1.71878">
                <text:p>-1.71878</text:p>
              </table:table-cell>
              <table:table-cell office:value-type="float" office:value="-0.539845">
                <text:p>-0.539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9.16">
                <text:p>-39.16</text:p>
              </table:table-cell>
              <table:table-cell office:value-type="float" office:value="-1.77626">
                <text:p>-1.77626</text:p>
              </table:table-cell>
              <table:table-cell office:value-type="float" office:value="0.813489">
                <text:p>0.8134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9.12">
                <text:p>-39.12</text:p>
              </table:table-cell>
              <table:table-cell office:value-type="float" office:value="-1.2855">
                <text:p>-1.2855</text:p>
              </table:table-cell>
              <table:table-cell office:value-type="float" office:value="2.08414">
                <text:p>2.08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9.08">
                <text:p>-39.08</text:p>
              </table:table-cell>
              <table:table-cell office:value-type="float" office:value="-0.320563">
                <text:p>-0.320563</text:p>
              </table:table-cell>
              <table:table-cell office:value-type="float" office:value="3.06507">
                <text:p>3.065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9.04">
                <text:p>-39.04</text:p>
              </table:table-cell>
              <table:table-cell office:value-type="float" office:value="0.970082">
                <text:p>0.970082</text:p>
              </table:table-cell>
              <table:table-cell office:value-type="float" office:value="3.59373">
                <text:p>3.59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9">
                <text:p>-39</text:p>
              </table:table-cell>
              <table:table-cell office:value-type="float" office:value="2.38641">
                <text:p>2.38641</text:p>
              </table:table-cell>
              <table:table-cell office:value-type="float" office:value="3.57733">
                <text:p>3.57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8.96">
                <text:p>-38.96</text:p>
              </table:table-cell>
              <table:table-cell office:value-type="float" office:value="3.70774">
                <text:p>3.70774</text:p>
              </table:table-cell>
              <table:table-cell office:value-type="float" office:value="3.00751">
                <text:p>3.007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8.92">
                <text:p>-38.92</text:p>
              </table:table-cell>
              <table:table-cell office:value-type="float" office:value="4.72694">
                <text:p>4.72694</text:p>
              </table:table-cell>
              <table:table-cell office:value-type="float" office:value="1.96178">
                <text:p>1.961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8.88">
                <text:p>-38.88</text:p>
              </table:table-cell>
              <table:table-cell office:value-type="float" office:value="5.28255">
                <text:p>5.28255</text:p>
              </table:table-cell>
              <table:table-cell office:value-type="float" office:value="0.591826">
                <text:p>0.591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8.84">
                <text:p>-38.84</text:p>
              </table:table-cell>
              <table:table-cell office:value-type="float" office:value="5.28391">
                <text:p>5.28391</text:p>
              </table:table-cell>
              <table:table-cell office:value-type="float" office:value="-0.899893">
                <text:p>-0.8998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8.8">
                <text:p>-38.8</text:p>
              </table:table-cell>
              <table:table-cell office:value-type="float" office:value="4.72543">
                <text:p>4.72543</text:p>
              </table:table-cell>
              <table:table-cell office:value-type="float" office:value="-2.2913">
                <text:p>-2.2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8.76">
                <text:p>-38.76</text:p>
              </table:table-cell>
              <table:table-cell office:value-type="float" office:value="3.6876">
                <text:p>3.6876</text:p>
              </table:table-cell>
              <table:table-cell office:value-type="float" office:value="-3.37509">
                <text:p>-3.375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8.72">
                <text:p>-38.72</text:p>
              </table:table-cell>
              <table:table-cell office:value-type="float" office:value="2.32473">
                <text:p>2.32473</text:p>
              </table:table-cell>
              <table:table-cell office:value-type="float" office:value="-3.99079">
                <text:p>-3.9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8.68">
                <text:p>-38.68</text:p>
              </table:table-cell>
              <table:table-cell office:value-type="float" office:value="0.841242">
                <text:p>0.841242</text:p>
              </table:table-cell>
              <table:table-cell office:value-type="float" office:value="-4.04975">
                <text:p>-4.049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8.64">
                <text:p>-38.64</text:p>
              </table:table-cell>
              <table:table-cell office:value-type="float" office:value="-0.539933">
                <text:p>-0.539933</text:p>
              </table:table-cell>
              <table:table-cell office:value-type="float" office:value="-3.54894">
                <text:p>-3.548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8.6">
                <text:p>-38.6</text:p>
              </table:table-cell>
              <table:table-cell office:value-type="float" office:value="-1.61181">
                <text:p>-1.61181</text:p>
              </table:table-cell>
              <table:table-cell office:value-type="float" office:value="-2.57159">
                <text:p>-2.57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8.56">
                <text:p>-38.56</text:p>
              </table:table-cell>
              <table:table-cell office:value-type="float" office:value="-2.21544">
                <text:p>-2.21544</text:p>
              </table:table-cell>
              <table:table-cell office:value-type="float" office:value="-1.27438">
                <text:p>-1.274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8.52">
                <text:p>-38.52</text:p>
              </table:table-cell>
              <table:table-cell office:value-type="float" office:value="-2.26463">
                <text:p>-2.26463</text:p>
              </table:table-cell>
              <table:table-cell office:value-type="float" office:value="0.136692">
                <text:p>0.1366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8.48">
                <text:p>-38.48</text:p>
              </table:table-cell>
              <table:table-cell office:value-type="float" office:value="-1.75935">
                <text:p>-1.75935</text:p>
              </table:table-cell>
              <table:table-cell office:value-type="float" office:value="1.43819">
                <text:p>1.43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8.44">
                <text:p>-38.44</text:p>
              </table:table-cell>
              <table:table-cell office:value-type="float" office:value="-0.785949">
                <text:p>-0.785949</text:p>
              </table:table-cell>
              <table:table-cell office:value-type="float" office:value="2.4239">
                <text:p>2.4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38.4">
                <text:p>-38.4</text:p>
              </table:table-cell>
              <table:table-cell office:value-type="float" office:value="0.496153">
                <text:p>0.496153</text:p>
              </table:table-cell>
              <table:table-cell office:value-type="float" office:value="2.93683">
                <text:p>2.936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38.36">
                <text:p>-38.36</text:p>
              </table:table-cell>
              <table:table-cell office:value-type="float" office:value="1.87907">
                <text:p>1.87907</text:p>
              </table:table-cell>
              <table:table-cell office:value-type="float" office:value="2.89369">
                <text:p>2.893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8.32">
                <text:p>-38.32</text:p>
              </table:table-cell>
              <table:table-cell office:value-type="float" office:value="3.13863">
                <text:p>3.13863</text:p>
              </table:table-cell>
              <table:table-cell office:value-type="float" office:value="2.29797">
                <text:p>2.297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8.28">
                <text:p>-38.28</text:p>
              </table:table-cell>
              <table:table-cell office:value-type="float" office:value="4.06913">
                <text:p>4.06913</text:p>
              </table:table-cell>
              <table:table-cell office:value-type="float" office:value="1.23961">
                <text:p>1.239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8.24">
                <text:p>-38.24</text:p>
              </table:table-cell>
              <table:table-cell office:value-type="float" office:value="4.51537">
                <text:p>4.51537</text:p>
              </table:table-cell>
              <table:table-cell office:value-type="float" office:value="-0.118744">
                <text:p>-0.1187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8.2">
                <text:p>-38.2</text:p>
              </table:table-cell>
              <table:table-cell office:value-type="float" office:value="4.39681">
                <text:p>4.39681</text:p>
              </table:table-cell>
              <table:table-cell office:value-type="float" office:value="-1.56683">
                <text:p>-1.56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8.16">
                <text:p>-38.16</text:p>
              </table:table-cell>
              <table:table-cell office:value-type="float" office:value="3.72033">
                <text:p>3.72033</text:p>
              </table:table-cell>
              <table:table-cell office:value-type="float" office:value="-2.87924">
                <text:p>-2.879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8.12">
                <text:p>-38.12</text:p>
              </table:table-cell>
              <table:table-cell office:value-type="float" office:value="2.57936">
                <text:p>2.57936</text:p>
              </table:table-cell>
              <table:table-cell office:value-type="float" office:value="-3.85031">
                <text:p>-3.850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8.08">
                <text:p>-38.08</text:p>
              </table:table-cell>
              <table:table-cell office:value-type="float" office:value="1.13967">
                <text:p>1.13967</text:p>
              </table:table-cell>
              <table:table-cell office:value-type="float" office:value="-4.3261">
                <text:p>-4.3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8.04">
                <text:p>-38.04</text:p>
              </table:table-cell>
              <table:table-cell office:value-type="float" office:value="-0.386148">
                <text:p>-0.386148</text:p>
              </table:table-cell>
              <table:table-cell office:value-type="float" office:value="-4.22833">
                <text:p>-4.228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8">
                <text:p>-38</text:p>
              </table:table-cell>
              <table:table-cell office:value-type="float" office:value="-1.77148">
                <text:p>-1.77148</text:p>
              </table:table-cell>
              <table:table-cell office:value-type="float" office:value="-3.56673">
                <text:p>-3.566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7.96">
                <text:p>-37.96</text:p>
              </table:table-cell>
              <table:table-cell office:value-type="float" office:value="-2.81071">
                <text:p>-2.81071</text:p>
              </table:table-cell>
              <table:table-cell office:value-type="float" office:value="-2.43769">
                <text:p>-2.43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7.92">
                <text:p>-37.92</text:p>
              </table:table-cell>
              <table:table-cell office:value-type="float" office:value="-3.35113">
                <text:p>-3.35113</text:p>
              </table:table-cell>
              <table:table-cell office:value-type="float" office:value="-1.00955">
                <text:p>-1.009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7.88">
                <text:p>-37.88</text:p>
              </table:table-cell>
              <table:table-cell office:value-type="float" office:value="-3.31663">
                <text:p>-3.31663</text:p>
              </table:table-cell>
              <table:table-cell office:value-type="float" office:value="0.503353">
                <text:p>0.5033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7.84">
                <text:p>-37.84</text:p>
              </table:table-cell>
              <table:table-cell office:value-type="float" office:value="-2.71965">
                <text:p>-2.71965</text:p>
              </table:table-cell>
              <table:table-cell office:value-type="float" office:value="1.87375">
                <text:p>1.87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7.8">
                <text:p>-37.8</text:p>
              </table:table-cell>
              <table:table-cell office:value-type="float" office:value="-1.65935">
                <text:p>-1.65935</text:p>
              </table:table-cell>
              <table:table-cell office:value-type="float" office:value="2.89664">
                <text:p>2.89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7.76">
                <text:p>-37.76</text:p>
              </table:table-cell>
              <table:table-cell office:value-type="float" office:value="-0.306399">
                <text:p>-0.306399</text:p>
              </table:table-cell>
              <table:table-cell office:value-type="float" office:value="3.42109">
                <text:p>3.421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7.72">
                <text:p>-37.72</text:p>
              </table:table-cell>
              <table:table-cell office:value-type="float" office:value="1.12339">
                <text:p>1.12339</text:p>
              </table:table-cell>
              <table:table-cell office:value-type="float" office:value="3.37369">
                <text:p>3.373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7.68">
                <text:p>-37.68</text:p>
              </table:table-cell>
              <table:table-cell office:value-type="float" office:value="2.40245">
                <text:p>2.40245</text:p>
              </table:table-cell>
              <table:table-cell office:value-type="float" office:value="2.77008">
                <text:p>2.77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7.64">
                <text:p>-37.64</text:p>
              </table:table-cell>
              <table:table-cell office:value-type="float" office:value="3.32678">
                <text:p>3.32678</text:p>
              </table:table-cell>
              <table:table-cell office:value-type="float" office:value="1.71265">
                <text:p>1.712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7.6">
                <text:p>-37.6</text:p>
              </table:table-cell>
              <table:table-cell office:value-type="float" office:value="3.74762">
                <text:p>3.74762</text:p>
              </table:table-cell>
              <table:table-cell office:value-type="float" office:value="0.374819">
                <text:p>0.374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7.56">
                <text:p>-37.56</text:p>
              </table:table-cell>
              <table:table-cell office:value-type="float" office:value="3.59469">
                <text:p>3.59469</text:p>
              </table:table-cell>
              <table:table-cell office:value-type="float" office:value="-1.02576">
                <text:p>-1.025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7.52">
                <text:p>-37.52</text:p>
              </table:table-cell>
              <table:table-cell office:value-type="float" office:value="2.88729">
                <text:p>2.88729</text:p>
              </table:table-cell>
              <table:table-cell office:value-type="float" office:value="-2.2609">
                <text:p>-2.26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.48">
                <text:p>-37.48</text:p>
              </table:table-cell>
              <table:table-cell office:value-type="float" office:value="1.73148">
                <text:p>1.73148</text:p>
              </table:table-cell>
              <table:table-cell office:value-type="float" office:value="-3.12726">
                <text:p>-3.127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7.44">
                <text:p>-37.44</text:p>
              </table:table-cell>
              <table:table-cell office:value-type="float" office:value="0.303915">
                <text:p>0.303915</text:p>
              </table:table-cell>
              <table:table-cell office:value-type="float" office:value="-3.47803">
                <text:p>-3.478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7.4">
                <text:p>-37.4</text:p>
              </table:table-cell>
              <table:table-cell office:value-type="float" office:value="-1.17546">
                <text:p>-1.17546</text:p>
              </table:table-cell>
              <table:table-cell office:value-type="float" office:value="-3.24582">
                <text:p>-3.245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7.36">
                <text:p>-37.36</text:p>
              </table:table-cell>
              <table:table-cell office:value-type="float" office:value="-2.47733">
                <text:p>-2.47733</text:p>
              </table:table-cell>
              <table:table-cell office:value-type="float" office:value="-2.45335">
                <text:p>-2.453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7.32">
                <text:p>-37.32</text:p>
              </table:table-cell>
              <table:table-cell office:value-type="float" office:value="-3.39858">
                <text:p>-3.39858</text:p>
              </table:table-cell>
              <table:table-cell office:value-type="float" office:value="-1.21019">
                <text:p>-1.210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7.28">
                <text:p>-37.28</text:p>
              </table:table-cell>
              <table:table-cell office:value-type="float" office:value="-3.79381">
                <text:p>-3.79381</text:p>
              </table:table-cell>
              <table:table-cell office:value-type="float" office:value="0.303983">
                <text:p>0.303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7.24">
                <text:p>-37.24</text:p>
              </table:table-cell>
              <table:table-cell office:value-type="float" office:value="-3.598">
                <text:p>-3.598</text:p>
              </table:table-cell>
              <table:table-cell office:value-type="float" office:value="1.86706">
                <text:p>1.86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7.2">
                <text:p>-37.2</text:p>
              </table:table-cell>
              <table:table-cell office:value-type="float" office:value="-2.83678">
                <text:p>-2.83678</text:p>
              </table:table-cell>
              <table:table-cell office:value-type="float" office:value="3.24874">
                <text:p>3.248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7.16">
                <text:p>-37.16</text:p>
              </table:table-cell>
              <table:table-cell office:value-type="float" office:value="-1.62264">
                <text:p>-1.62264</text:p>
              </table:table-cell>
              <table:table-cell office:value-type="float" office:value="4.24621">
                <text:p>4.246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7.12">
                <text:p>-37.12</text:p>
              </table:table-cell>
              <table:table-cell office:value-type="float" office:value="-0.137717">
                <text:p>-0.137717</text:p>
              </table:table-cell>
              <table:table-cell office:value-type="float" office:value="4.71553">
                <text:p>4.715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7.08">
                <text:p>-37.08</text:p>
              </table:table-cell>
              <table:table-cell office:value-type="float" office:value="1.39432">
                <text:p>1.39432</text:p>
              </table:table-cell>
              <table:table-cell office:value-type="float" office:value="4.59408">
                <text:p>4.594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7.04">
                <text:p>-37.04</text:p>
              </table:table-cell>
              <table:table-cell office:value-type="float" office:value="2.74279">
                <text:p>2.74279</text:p>
              </table:table-cell>
              <table:table-cell office:value-type="float" office:value="3.91033">
                <text:p>3.910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7">
                <text:p>-37</text:p>
              </table:table-cell>
              <table:table-cell office:value-type="float" office:value="3.70579">
                <text:p>3.70579</text:p>
              </table:table-cell>
              <table:table-cell office:value-type="float" office:value="2.77961">
                <text:p>2.779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6.96">
                <text:p>-36.96</text:p>
              </table:table-cell>
              <table:table-cell office:value-type="float" office:value="4.14145">
                <text:p>4.14145</text:p>
              </table:table-cell>
              <table:table-cell office:value-type="float" office:value="1.38635">
                <text:p>1.386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6.92">
                <text:p>-36.92</text:p>
              </table:table-cell>
              <table:table-cell office:value-type="float" office:value="3.99009">
                <text:p>3.99009</text:p>
              </table:table-cell>
              <table:table-cell office:value-type="float" office:value="-0.0444307">
                <text:p>-0.04443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6.88">
                <text:p>-36.88</text:p>
              </table:table-cell>
              <table:table-cell office:value-type="float" office:value="3.28362">
                <text:p>3.28362</text:p>
              </table:table-cell>
              <table:table-cell office:value-type="float" office:value="-1.28194">
                <text:p>-1.28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6.84">
                <text:p>-36.84</text:p>
              </table:table-cell>
              <table:table-cell office:value-type="float" office:value="2.1407">
                <text:p>2.1407</text:p>
              </table:table-cell>
              <table:table-cell office:value-type="float" office:value="-2.12546">
                <text:p>-2.125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6.8">
                <text:p>-36.8</text:p>
              </table:table-cell>
              <table:table-cell office:value-type="float" office:value="0.748535">
                <text:p>0.748535</text:p>
              </table:table-cell>
              <table:table-cell office:value-type="float" office:value="-2.43555">
                <text:p>-2.435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6.76">
                <text:p>-36.76</text:p>
              </table:table-cell>
              <table:table-cell office:value-type="float" office:value="-0.666036">
                <text:p>-0.666036</text:p>
              </table:table-cell>
              <table:table-cell office:value-type="float" office:value="-2.15584">
                <text:p>-2.155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6.72">
                <text:p>-36.72</text:p>
              </table:table-cell>
              <table:table-cell office:value-type="float" office:value="-1.8717">
                <text:p>-1.8717</text:p>
              </table:table-cell>
              <table:table-cell office:value-type="float" office:value="-1.32202">
                <text:p>-1.322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6.68">
                <text:p>-36.68</text:p>
              </table:table-cell>
              <table:table-cell office:value-type="float" office:value="-2.66855">
                <text:p>-2.66855</text:p>
              </table:table-cell>
              <table:table-cell office:value-type="float" office:value="-0.0564936">
                <text:p>-0.0564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6.64">
                <text:p>-36.64</text:p>
              </table:table-cell>
              <table:table-cell office:value-type="float" office:value="-2.9192">
                <text:p>-2.9192</text:p>
              </table:table-cell>
              <table:table-cell office:value-type="float" office:value="1.45033">
                <text:p>1.450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6.6">
                <text:p>-36.6</text:p>
              </table:table-cell>
              <table:table-cell office:value-type="float" office:value="-2.57027">
                <text:p>-2.57027</text:p>
              </table:table-cell>
              <table:table-cell office:value-type="float" office:value="2.96941">
                <text:p>2.969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6.56">
                <text:p>-36.56</text:p>
              </table:table-cell>
              <table:table-cell office:value-type="float" office:value="-1.6609">
                <text:p>-1.6609</text:p>
              </table:table-cell>
              <table:table-cell office:value-type="float" office:value="4.26846">
                <text:p>4.268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6.52">
                <text:p>-36.52</text:p>
              </table:table-cell>
              <table:table-cell office:value-type="float" office:value="-0.316954">
                <text:p>-0.316954</text:p>
              </table:table-cell>
              <table:table-cell office:value-type="float" office:value="5.14796">
                <text:p>5.147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6.48">
                <text:p>-36.48</text:p>
              </table:table-cell>
              <table:table-cell office:value-type="float" office:value="1.26826">
                <text:p>1.26826</text:p>
              </table:table-cell>
              <table:table-cell office:value-type="float" office:value="5.47211">
                <text:p>5.472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6.44">
                <text:p>-36.44</text:p>
              </table:table-cell>
              <table:table-cell office:value-type="float" office:value="2.86377">
                <text:p>2.86377</text:p>
              </table:table-cell>
              <table:table-cell office:value-type="float" office:value="5.19001">
                <text:p>5.19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6.4">
                <text:p>-36.4</text:p>
              </table:table-cell>
              <table:table-cell office:value-type="float" office:value="4.23657">
                <text:p>4.23657</text:p>
              </table:table-cell>
              <table:table-cell office:value-type="float" office:value="4.34375">
                <text:p>4.34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6.36">
                <text:p>-36.36</text:p>
              </table:table-cell>
              <table:table-cell office:value-type="float" office:value="5.18771">
                <text:p>5.18771</text:p>
              </table:table-cell>
              <table:table-cell office:value-type="float" office:value="3.0621">
                <text:p>3.06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6.32">
                <text:p>-36.32</text:p>
              </table:table-cell>
              <table:table-cell office:value-type="float" office:value="5.58315">
                <text:p>5.58315</text:p>
              </table:table-cell>
              <table:table-cell office:value-type="float" office:value="1.54067">
                <text:p>1.540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6.28">
                <text:p>-36.28</text:p>
              </table:table-cell>
              <table:table-cell office:value-type="float" office:value="5.37463">
                <text:p>5.37463</text:p>
              </table:table-cell>
              <table:table-cell office:value-type="float" office:value="0.01179">
                <text:p>0.01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6.24">
                <text:p>-36.24</text:p>
              </table:table-cell>
              <table:table-cell office:value-type="float" office:value="4.60724">
                <text:p>4.60724</text:p>
              </table:table-cell>
              <table:table-cell office:value-type="float" office:value="-1.29143">
                <text:p>-1.291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6.2">
                <text:p>-36.2</text:p>
              </table:table-cell>
              <table:table-cell office:value-type="float" office:value="3.41267">
                <text:p>3.41267</text:p>
              </table:table-cell>
              <table:table-cell office:value-type="float" office:value="-2.17126">
                <text:p>-2.17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6.16">
                <text:p>-36.16</text:p>
              </table:table-cell>
              <table:table-cell office:value-type="float" office:value="1.98881">
                <text:p>1.98881</text:p>
              </table:table-cell>
              <table:table-cell office:value-type="float" office:value="-2.49603">
                <text:p>-2.496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6.12">
                <text:p>-36.12</text:p>
              </table:table-cell>
              <table:table-cell office:value-type="float" office:value="0.569261">
                <text:p>0.569261</text:p>
              </table:table-cell>
              <table:table-cell office:value-type="float" office:value="-2.22071">
                <text:p>-2.220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6.08">
                <text:p>-36.08</text:p>
              </table:table-cell>
              <table:table-cell office:value-type="float" office:value="-0.612923">
                <text:p>-0.612923</text:p>
              </table:table-cell>
              <table:table-cell office:value-type="float" office:value="-1.39401">
                <text:p>-1.394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6.04">
                <text:p>-36.04</text:p>
              </table:table-cell>
              <table:table-cell office:value-type="float" office:value="-1.36139">
                <text:p>-1.36139</text:p>
              </table:table-cell>
              <table:table-cell office:value-type="float" office:value="-0.151089">
                <text:p>-0.151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6">
                <text:p>-36</text:p>
              </table:table-cell>
              <table:table-cell office:value-type="float" office:value="-1.54709">
                <text:p>-1.54709</text:p>
              </table:table-cell>
              <table:table-cell office:value-type="float" office:value="1.30733">
                <text:p>1.307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5.96">
                <text:p>-35.96</text:p>
              </table:table-cell>
              <table:table-cell office:value-type="float" office:value="-1.12843">
                <text:p>-1.12843</text:p>
              </table:table-cell>
              <table:table-cell office:value-type="float" office:value="2.74589">
                <text:p>2.745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5.92">
                <text:p>-35.92</text:p>
              </table:table-cell>
              <table:table-cell office:value-type="float" office:value="-0.158046">
                <text:p>-0.158046</text:p>
              </table:table-cell>
              <table:table-cell office:value-type="float" office:value="3.93109">
                <text:p>3.931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5.88">
                <text:p>-35.88</text:p>
              </table:table-cell>
              <table:table-cell office:value-type="float" office:value="1.22518">
                <text:p>1.22518</text:p>
              </table:table-cell>
              <table:table-cell office:value-type="float" office:value="4.66751">
                <text:p>4.667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5.84">
                <text:p>-35.84</text:p>
              </table:table-cell>
              <table:table-cell office:value-type="float" office:value="2.81739">
                <text:p>2.81739</text:p>
              </table:table-cell>
              <table:table-cell office:value-type="float" office:value="4.82825">
                <text:p>4.828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5.8">
                <text:p>-35.8</text:p>
              </table:table-cell>
              <table:table-cell office:value-type="float" office:value="4.38114">
                <text:p>4.38114</text:p>
              </table:table-cell>
              <table:table-cell office:value-type="float" office:value="4.37479">
                <text:p>4.374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35.76">
                <text:p>-35.76</text:p>
              </table:table-cell>
              <table:table-cell office:value-type="float" office:value="5.68217">
                <text:p>5.68217</text:p>
              </table:table-cell>
              <table:table-cell office:value-type="float" office:value="3.3632">
                <text:p>3.36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5.72">
                <text:p>-35.72</text:p>
              </table:table-cell>
              <table:table-cell office:value-type="float" office:value="6.52563">
                <text:p>6.52563</text:p>
              </table:table-cell>
              <table:table-cell office:value-type="float" office:value="1.93573">
                <text:p>1.93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5.68">
                <text:p>-35.68</text:p>
              </table:table-cell>
              <table:table-cell office:value-type="float" office:value="6.78641">
                <text:p>6.78641</text:p>
              </table:table-cell>
              <table:table-cell office:value-type="float" office:value="0.298955">
                <text:p>0.2989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5.64">
                <text:p>-35.64</text:p>
              </table:table-cell>
              <table:table-cell office:value-type="float" office:value="6.42859">
                <text:p>6.42859</text:p>
              </table:table-cell>
              <table:table-cell office:value-type="float" office:value="-1.308">
                <text:p>-1.3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5.6">
                <text:p>-35.6</text:p>
              </table:table-cell>
              <table:table-cell office:value-type="float" office:value="5.51129">
                <text:p>5.51129</text:p>
              </table:table-cell>
              <table:table-cell office:value-type="float" office:value="-2.65045">
                <text:p>-2.650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.56">
                <text:p>-35.56</text:p>
              </table:table-cell>
              <table:table-cell office:value-type="float" office:value="4.17958">
                <text:p>4.17958</text:p>
              </table:table-cell>
              <table:table-cell office:value-type="float" office:value="-3.53447">
                <text:p>-3.534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5.52">
                <text:p>-35.52</text:p>
              </table:table-cell>
              <table:table-cell office:value-type="float" office:value="2.64228">
                <text:p>2.64228</text:p>
              </table:table-cell>
              <table:table-cell office:value-type="float" office:value="-3.83701">
                <text:p>-3.83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5.48">
                <text:p>-35.48</text:p>
              </table:table-cell>
              <table:table-cell office:value-type="float" office:value="1.13964">
                <text:p>1.13964</text:p>
              </table:table-cell>
              <table:table-cell office:value-type="float" office:value="-3.52508">
                <text:p>-3.525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5.44">
                <text:p>-35.44</text:p>
              </table:table-cell>
              <table:table-cell office:value-type="float" office:value="-0.0938375">
                <text:p>-0.0938375</text:p>
              </table:table-cell>
              <table:table-cell office:value-type="float" office:value="-2.66098">
                <text:p>-2.660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5.4">
                <text:p>-35.4</text:p>
              </table:table-cell>
              <table:table-cell office:value-type="float" office:value="-0.865727">
                <text:p>-0.865727</text:p>
              </table:table-cell>
              <table:table-cell office:value-type="float" office:value="-1.39283">
                <text:p>-1.392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5.36">
                <text:p>-35.36</text:p>
              </table:table-cell>
              <table:table-cell office:value-type="float" office:value="-1.05565">
                <text:p>-1.05565</text:p>
              </table:table-cell>
              <table:table-cell office:value-type="float" office:value="0.0682559">
                <text:p>0.06825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5.32">
                <text:p>-35.32</text:p>
              </table:table-cell>
              <table:table-cell office:value-type="float" office:value="-0.634103">
                <text:p>-0.634103</text:p>
              </table:table-cell>
              <table:table-cell office:value-type="float" office:value="1.48085">
                <text:p>1.480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5.28">
                <text:p>-35.28</text:p>
              </table:table-cell>
              <table:table-cell office:value-type="float" office:value="0.332816">
                <text:p>0.332816</text:p>
              </table:table-cell>
              <table:table-cell office:value-type="float" office:value="2.6106">
                <text:p>2.61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35.24">
                <text:p>-35.24</text:p>
              </table:table-cell>
              <table:table-cell office:value-type="float" office:value="1.6934">
                <text:p>1.6934</text:p>
              </table:table-cell>
              <table:table-cell office:value-type="float" office:value="3.26663">
                <text:p>3.266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5.2">
                <text:p>-35.2</text:p>
              </table:table-cell>
              <table:table-cell office:value-type="float" office:value="3.2337">
                <text:p>3.2337</text:p>
              </table:table-cell>
              <table:table-cell office:value-type="float" office:value="3.33131">
                <text:p>3.331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5.16">
                <text:p>-35.16</text:p>
              </table:table-cell>
              <table:table-cell office:value-type="float" office:value="4.71056">
                <text:p>4.71056</text:p>
              </table:table-cell>
              <table:table-cell office:value-type="float" office:value="2.77871">
                <text:p>2.778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5.12">
                <text:p>-35.12</text:p>
              </table:table-cell>
              <table:table-cell office:value-type="float" office:value="5.88929">
                <text:p>5.88929</text:p>
              </table:table-cell>
              <table:table-cell office:value-type="float" office:value="1.67886">
                <text:p>1.678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5.08">
                <text:p>-35.08</text:p>
              </table:table-cell>
              <table:table-cell office:value-type="float" office:value="6.58008">
                <text:p>6.58008</text:p>
              </table:table-cell>
              <table:table-cell office:value-type="float" office:value="0.187178">
                <text:p>0.1871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5.04">
                <text:p>-35.04</text:p>
              </table:table-cell>
              <table:table-cell office:value-type="float" office:value="6.66755">
                <text:p>6.66755</text:p>
              </table:table-cell>
              <table:table-cell office:value-type="float" office:value="-1.47938">
                <text:p>-1.479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5">
                <text:p>-35</text:p>
              </table:table-cell>
              <table:table-cell office:value-type="float" office:value="6.12888">
                <text:p>6.12888</text:p>
              </table:table-cell>
              <table:table-cell office:value-type="float" office:value="-3.07579">
                <text:p>-3.075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4.96">
                <text:p>-34.96</text:p>
              </table:table-cell>
              <table:table-cell office:value-type="float" office:value="5.03754">
                <text:p>5.03754</text:p>
              </table:table-cell>
              <table:table-cell office:value-type="float" office:value="-4.36682">
                <text:p>-4.366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4.92">
                <text:p>-34.92</text:p>
              </table:table-cell>
              <table:table-cell office:value-type="float" office:value="3.55219">
                <text:p>3.55219</text:p>
              </table:table-cell>
              <table:table-cell office:value-type="float" office:value="-5.16349">
                <text:p>-5.163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4.88">
                <text:p>-34.88</text:p>
              </table:table-cell>
              <table:table-cell office:value-type="float" office:value="1.89231">
                <text:p>1.89231</text:p>
              </table:table-cell>
              <table:table-cell office:value-type="float" office:value="-5.35244">
                <text:p>-5.352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34.84">
                <text:p>-34.84</text:p>
              </table:table-cell>
              <table:table-cell office:value-type="float" office:value="0.30433">
                <text:p>0.30433</text:p>
              </table:table-cell>
              <table:table-cell office:value-type="float" office:value="-4.91366">
                <text:p>-4.913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4.8">
                <text:p>-34.8</text:p>
              </table:table-cell>
              <table:table-cell office:value-type="float" office:value="-0.976436">
                <text:p>-0.976436</text:p>
              </table:table-cell>
              <table:table-cell office:value-type="float" office:value="-3.92373">
                <text:p>-3.923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4.76">
                <text:p>-34.76</text:p>
              </table:table-cell>
              <table:table-cell office:value-type="float" office:value="-1.76229">
                <text:p>-1.76229</text:p>
              </table:table-cell>
              <table:table-cell office:value-type="float" office:value="-2.54419">
                <text:p>-2.544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34.72">
                <text:p>-34.72</text:p>
              </table:table-cell>
              <table:table-cell office:value-type="float" office:value="-1.94228">
                <text:p>-1.94228</text:p>
              </table:table-cell>
              <table:table-cell office:value-type="float" office:value="-0.996604">
                <text:p>-0.996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34.68">
                <text:p>-34.68</text:p>
              </table:table-cell>
              <table:table-cell office:value-type="float" office:value="-1.49958">
                <text:p>-1.49958</text:p>
              </table:table-cell>
              <table:table-cell office:value-type="float" office:value="0.471614">
                <text:p>0.4716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4.64">
                <text:p>-34.64</text:p>
              </table:table-cell>
              <table:table-cell office:value-type="float" office:value="-0.514209">
                <text:p>-0.514209</text:p>
              </table:table-cell>
              <table:table-cell office:value-type="float" office:value="1.62557">
                <text:p>1.625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34.6">
                <text:p>-34.6</text:p>
              </table:table-cell>
              <table:table-cell office:value-type="float" office:value="0.849166">
                <text:p>0.849166</text:p>
              </table:table-cell>
              <table:table-cell office:value-type="float" office:value="2.27932">
                <text:p>2.279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4.56">
                <text:p>-34.56</text:p>
              </table:table-cell>
              <table:table-cell office:value-type="float" office:value="2.36662">
                <text:p>2.36662</text:p>
              </table:table-cell>
              <table:table-cell office:value-type="float" office:value="2.32488">
                <text:p>2.324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4.52">
                <text:p>-34.52</text:p>
              </table:table-cell>
              <table:table-cell office:value-type="float" office:value="3.78962">
                <text:p>3.78962</text:p>
              </table:table-cell>
              <table:table-cell office:value-type="float" office:value="1.74907">
                <text:p>1.749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4.48">
                <text:p>-34.48</text:p>
              </table:table-cell>
              <table:table-cell office:value-type="float" office:value="4.88354">
                <text:p>4.88354</text:p>
              </table:table-cell>
              <table:table-cell office:value-type="float" office:value="0.635891">
                <text:p>0.6358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4.44">
                <text:p>-34.44</text:p>
              </table:table-cell>
              <table:table-cell office:value-type="float" office:value="5.4641">
                <text:p>5.4641</text:p>
              </table:table-cell>
              <table:table-cell office:value-type="float" office:value="-0.846362">
                <text:p>-0.8463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4.4">
                <text:p>-34.4</text:p>
              </table:table-cell>
              <table:table-cell office:value-type="float" office:value="5.42618">
                <text:p>5.42618</text:p>
              </table:table-cell>
              <table:table-cell office:value-type="float" office:value="-2.47094">
                <text:p>-2.470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4.36">
                <text:p>-34.36</text:p>
              </table:table-cell>
              <table:table-cell office:value-type="float" office:value="4.76025">
                <text:p>4.76025</text:p>
              </table:table-cell>
              <table:table-cell office:value-type="float" office:value="-3.9877">
                <text:p>-3.98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4.32">
                <text:p>-34.32</text:p>
              </table:table-cell>
              <table:table-cell office:value-type="float" office:value="3.55423">
                <text:p>3.55423</text:p>
              </table:table-cell>
              <table:table-cell office:value-type="float" office:value="-5.1618">
                <text:p>-5.16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34.28">
                <text:p>-34.28</text:p>
              </table:table-cell>
              <table:table-cell office:value-type="float" office:value="1.98003">
                <text:p>1.98003</text:p>
              </table:table-cell>
              <table:table-cell office:value-type="float" office:value="-5.8102">
                <text:p>-5.81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4.24">
                <text:p>-34.24</text:p>
              </table:table-cell>
              <table:table-cell office:value-type="float" office:value="0.267234">
                <text:p>0.267234</text:p>
              </table:table-cell>
              <table:table-cell office:value-type="float" office:value="-5.83014">
                <text:p>-5.830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4.2">
                <text:p>-34.2</text:p>
              </table:table-cell>
              <table:table-cell office:value-type="float" office:value="-1.33238">
                <text:p>-1.33238</text:p>
              </table:table-cell>
              <table:table-cell office:value-type="float" office:value="-5.2153">
                <text:p>-5.21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34.16">
                <text:p>-34.16</text:p>
              </table:table-cell>
              <table:table-cell office:value-type="float" office:value="-2.58374">
                <text:p>-2.58374</text:p>
              </table:table-cell>
              <table:table-cell office:value-type="float" office:value="-4.05702">
                <text:p>-4.057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4.12">
                <text:p>-34.12</text:p>
              </table:table-cell>
              <table:table-cell office:value-type="float" office:value="-3.30494">
                <text:p>-3.30494</text:p>
              </table:table-cell>
              <table:table-cell office:value-type="float" office:value="-2.53036">
                <text:p>-2.530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4.08">
                <text:p>-34.08</text:p>
              </table:table-cell>
              <table:table-cell office:value-type="float" office:value="-3.39552">
                <text:p>-3.39552</text:p>
              </table:table-cell>
              <table:table-cell office:value-type="float" office:value="-0.867221">
                <text:p>-0.867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4.04">
                <text:p>-34.04</text:p>
              </table:table-cell>
              <table:table-cell office:value-type="float" office:value="-2.85219">
                <text:p>-2.85219</text:p>
              </table:table-cell>
              <table:table-cell office:value-type="float" office:value="0.679471">
                <text:p>0.6794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4">
                <text:p>-34</text:p>
              </table:table-cell>
              <table:table-cell office:value-type="float" office:value="-1.76954">
                <text:p>-1.76954</text:p>
              </table:table-cell>
              <table:table-cell office:value-type="float" office:value="1.8749">
                <text:p>1.87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33.96">
                <text:p>-33.96</text:p>
              </table:table-cell>
              <table:table-cell office:value-type="float" office:value="-0.325535">
                <text:p>-0.325535</text:p>
              </table:table-cell>
              <table:table-cell office:value-type="float" office:value="2.53879">
                <text:p>2.538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3.92">
                <text:p>-33.92</text:p>
              </table:table-cell>
              <table:table-cell office:value-type="float" office:value="1.24587">
                <text:p>1.24587</text:p>
              </table:table-cell>
              <table:table-cell office:value-type="float" office:value="2.57342">
                <text:p>2.573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3.88">
                <text:p>-33.88</text:p>
              </table:table-cell>
              <table:table-cell office:value-type="float" office:value="2.69093">
                <text:p>2.69093</text:p>
              </table:table-cell>
              <table:table-cell office:value-type="float" office:value="1.97895">
                <text:p>1.978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3.84">
                <text:p>-33.84</text:p>
              </table:table-cell>
              <table:table-cell office:value-type="float" office:value="3.77545">
                <text:p>3.77545</text:p>
              </table:table-cell>
              <table:table-cell office:value-type="float" office:value="0.853611">
                <text:p>0.8536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3.8">
                <text:p>-33.8</text:p>
              </table:table-cell>
              <table:table-cell office:value-type="float" office:value="4.32113">
                <text:p>4.32113</text:p>
              </table:table-cell>
              <table:table-cell office:value-type="float" office:value="-0.621375">
                <text:p>-0.621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3.76">
                <text:p>-33.76</text:p>
              </table:table-cell>
              <table:table-cell office:value-type="float" office:value="4.2334">
                <text:p>4.2334</text:p>
              </table:table-cell>
              <table:table-cell office:value-type="float" office:value="-2.20971">
                <text:p>-2.209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3.72">
                <text:p>-33.72</text:p>
              </table:table-cell>
              <table:table-cell office:value-type="float" office:value="3.51628">
                <text:p>3.51628</text:p>
              </table:table-cell>
              <table:table-cell office:value-type="float" office:value="-3.65658">
                <text:p>-3.656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3.68">
                <text:p>-33.68</text:p>
              </table:table-cell>
              <table:table-cell office:value-type="float" office:value="2.27201">
                <text:p>2.27201</text:p>
              </table:table-cell>
              <table:table-cell office:value-type="float" office:value="-4.72815">
                <text:p>-4.728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3.64">
                <text:p>-33.64</text:p>
              </table:table-cell>
              <table:table-cell office:value-type="float" office:value="0.685476">
                <text:p>0.685476</text:p>
              </table:table-cell>
              <table:table-cell office:value-type="float" office:value="-5.24794">
                <text:p>-5.247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3.6">
                <text:p>-33.6</text:p>
              </table:table-cell>
              <table:table-cell office:value-type="float" office:value="-1.00429">
                <text:p>-1.00429</text:p>
              </table:table-cell>
              <table:table-cell office:value-type="float" office:value="-5.12434">
                <text:p>-5.124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3.56">
                <text:p>-33.56</text:p>
              </table:table-cell>
              <table:table-cell office:value-type="float" office:value="-2.54103">
                <text:p>-2.54103</text:p>
              </table:table-cell>
              <table:table-cell office:value-type="float" office:value="-4.36507">
                <text:p>-4.365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3.52">
                <text:p>-33.52</text:p>
              </table:table-cell>
              <table:table-cell office:value-type="float" office:value="-3.69089">
                <text:p>-3.69089</text:p>
              </table:table-cell>
              <table:table-cell office:value-type="float" office:value="-3.07628">
                <text:p>-3.076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3.48">
                <text:p>-33.48</text:p>
              </table:table-cell>
              <table:table-cell office:value-type="float" office:value="-4.27881">
                <text:p>-4.27881</text:p>
              </table:table-cell>
              <table:table-cell office:value-type="float" office:value="-1.44634">
                <text:p>-1.446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3.44">
                <text:p>-33.44</text:p>
              </table:table-cell>
              <table:table-cell office:value-type="float" office:value="-4.21576">
                <text:p>-4.21576</text:p>
              </table:table-cell>
              <table:table-cell office:value-type="float" office:value="0.283087">
                <text:p>0.2830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3.4">
                <text:p>-33.4</text:p>
              </table:table-cell>
              <table:table-cell office:value-type="float" office:value="-3.51275">
                <text:p>-3.51275</text:p>
              </table:table-cell>
              <table:table-cell office:value-type="float" office:value="1.85437">
                <text:p>1.85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3.36">
                <text:p>-33.36</text:p>
              </table:table-cell>
              <table:table-cell office:value-type="float" office:value="-2.27939">
                <text:p>-2.27939</text:p>
              </table:table-cell>
              <table:table-cell office:value-type="float" office:value="3.03377">
                <text:p>3.033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3.32">
                <text:p>-33.32</text:p>
              </table:table-cell>
              <table:table-cell office:value-type="float" office:value="-0.707134">
                <text:p>-0.707134</text:p>
              </table:table-cell>
              <table:table-cell office:value-type="float" office:value="3.64768">
                <text:p>3.64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3.28">
                <text:p>-33.28</text:p>
              </table:table-cell>
              <table:table-cell office:value-type="float" office:value="0.960201">
                <text:p>0.960201</text:p>
              </table:table-cell>
              <table:table-cell office:value-type="float" office:value="3.60967">
                <text:p>3.609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3.24">
                <text:p>-33.24</text:p>
              </table:table-cell>
              <table:table-cell office:value-type="float" office:value="2.4641">
                <text:p>2.4641</text:p>
              </table:table-cell>
              <table:table-cell office:value-type="float" office:value="2.93404">
                <text:p>2.934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3.2">
                <text:p>-33.2</text:p>
              </table:table-cell>
              <table:table-cell office:value-type="float" office:value="3.57138">
                <text:p>3.57138</text:p>
              </table:table-cell>
              <table:table-cell office:value-type="float" office:value="1.73378">
                <text:p>1.733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3.16">
                <text:p>-33.16</text:p>
              </table:table-cell>
              <table:table-cell office:value-type="float" office:value="4.11037">
                <text:p>4.11037</text:p>
              </table:table-cell>
              <table:table-cell office:value-type="float" office:value="0.20332">
                <text:p>0.203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3.12">
                <text:p>-33.12</text:p>
              </table:table-cell>
              <table:table-cell office:value-type="float" office:value="3.99767">
                <text:p>3.99767</text:p>
              </table:table-cell>
              <table:table-cell office:value-type="float" office:value="-1.41153">
                <text:p>-1.411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3.08">
                <text:p>-33.08</text:p>
              </table:table-cell>
              <table:table-cell office:value-type="float" office:value="3.25128">
                <text:p>3.25128</text:p>
              </table:table-cell>
              <table:table-cell office:value-type="float" office:value="-2.85156">
                <text:p>-2.851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3.04">
                <text:p>-33.04</text:p>
              </table:table-cell>
              <table:table-cell office:value-type="float" office:value="1.988">
                <text:p>1.988</text:p>
              </table:table-cell>
              <table:table-cell office:value-type="float" office:value="-3.88436">
                <text:p>-3.884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3">
                <text:p>-33</text:p>
              </table:table-cell>
              <table:table-cell office:value-type="float" office:value="0.405564">
                <text:p>0.405564</text:p>
              </table:table-cell>
              <table:table-cell office:value-type="float" office:value="-4.34046">
                <text:p>-4.340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2.96">
                <text:p>-32.96</text:p>
              </table:table-cell>
              <table:table-cell office:value-type="float" office:value="-1.24789">
                <text:p>-1.24789</text:p>
              </table:table-cell>
              <table:table-cell office:value-type="float" office:value="-4.13978">
                <text:p>-4.139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2.92">
                <text:p>-32.92</text:p>
              </table:table-cell>
              <table:table-cell office:value-type="float" office:value="-2.71219">
                <text:p>-2.71219</text:p>
              </table:table-cell>
              <table:table-cell office:value-type="float" office:value="-3.30429">
                <text:p>-3.304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2.88">
                <text:p>-32.88</text:p>
              </table:table-cell>
              <table:table-cell office:value-type="float" office:value="-3.75544">
                <text:p>-3.75544</text:p>
              </table:table-cell>
              <table:table-cell office:value-type="float" office:value="-1.95487">
                <text:p>-1.954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32.84">
                <text:p>-32.84</text:p>
              </table:table-cell>
              <table:table-cell office:value-type="float" office:value="-4.21013">
                <text:p>-4.21013</text:p>
              </table:table-cell>
              <table:table-cell office:value-type="float" office:value="-0.292832">
                <text:p>-0.2928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2.8">
                <text:p>-32.8</text:p>
              </table:table-cell>
              <table:table-cell office:value-type="float" office:value="-3.99928">
                <text:p>-3.99928</text:p>
              </table:table-cell>
              <table:table-cell office:value-type="float" office:value="1.43106">
                <text:p>1.431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32.76">
                <text:p>-32.76</text:p>
              </table:table-cell>
              <table:table-cell office:value-type="float" office:value="-3.14863">
                <text:p>-3.14863</text:p>
              </table:table-cell>
              <table:table-cell office:value-type="float" office:value="2.95539">
                <text:p>2.955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32.72">
                <text:p>-32.72</text:p>
              </table:table-cell>
              <table:table-cell office:value-type="float" office:value="-1.78293">
                <text:p>-1.78293</text:p>
              </table:table-cell>
              <table:table-cell office:value-type="float" office:value="4.0485">
                <text:p>4.0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2.68">
                <text:p>-32.68</text:p>
              </table:table-cell>
              <table:table-cell office:value-type="float" office:value="-0.106905">
                <text:p>-0.106905</text:p>
              </table:table-cell>
              <table:table-cell office:value-type="float" office:value="4.54455">
                <text:p>4.544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2.64">
                <text:p>-32.64</text:p>
              </table:table-cell>
              <table:table-cell office:value-type="float" office:value="1.62628">
                <text:p>1.62628</text:p>
              </table:table-cell>
              <table:table-cell office:value-type="float" office:value="4.36935">
                <text:p>4.369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2.6">
                <text:p>-32.6</text:p>
              </table:table-cell>
              <table:table-cell office:value-type="float" office:value="3.15412">
                <text:p>3.15412</text:p>
              </table:table-cell>
              <table:table-cell office:value-type="float" office:value="3.55208">
                <text:p>3.552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2.56">
                <text:p>-32.56</text:p>
              </table:table-cell>
              <table:table-cell office:value-type="float" office:value="4.24538">
                <text:p>4.24538</text:p>
              </table:table-cell>
              <table:table-cell office:value-type="float" office:value="2.22102">
                <text:p>2.221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2.52">
                <text:p>-32.52</text:p>
              </table:table-cell>
              <table:table-cell office:value-type="float" office:value="4.73601">
                <text:p>4.73601</text:p>
              </table:table-cell>
              <table:table-cell office:value-type="float" office:value="0.583901">
                <text:p>0.5839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2.48">
                <text:p>-32.48</text:p>
              </table:table-cell>
              <table:table-cell office:value-type="float" office:value="4.55472">
                <text:p>4.55472</text:p>
              </table:table-cell>
              <table:table-cell office:value-type="float" office:value="-1.10409">
                <text:p>-1.104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32.44">
                <text:p>-32.44</text:p>
              </table:table-cell>
              <table:table-cell office:value-type="float" office:value="3.73418">
                <text:p>3.73418</text:p>
              </table:table-cell>
              <table:table-cell office:value-type="float" office:value="-2.57977">
                <text:p>-2.579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2.4">
                <text:p>-32.4</text:p>
              </table:table-cell>
              <table:table-cell office:value-type="float" office:value="2.40622">
                <text:p>2.40622</text:p>
              </table:table-cell>
              <table:table-cell office:value-type="float" office:value="-3.61275">
                <text:p>-3.612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2.36">
                <text:p>-32.36</text:p>
              </table:table-cell>
              <table:table-cell office:value-type="float" office:value="0.781586">
                <text:p>0.781586</text:p>
              </table:table-cell>
              <table:table-cell office:value-type="float" office:value="-4.0412">
                <text:p>-4.04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2.32">
                <text:p>-32.32</text:p>
              </table:table-cell>
              <table:table-cell office:value-type="float" office:value="-0.882607">
                <text:p>-0.882607</text:p>
              </table:table-cell>
              <table:table-cell office:value-type="float" office:value="-3.79711">
                <text:p>-3.797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2.28">
                <text:p>-32.28</text:p>
              </table:table-cell>
              <table:table-cell office:value-type="float" office:value="-2.32262">
                <text:p>-2.32262</text:p>
              </table:table-cell>
              <table:table-cell office:value-type="float" office:value="-2.91708">
                <text:p>-2.917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2.24">
                <text:p>-32.24</text:p>
              </table:table-cell>
              <table:table-cell office:value-type="float" office:value="-3.30903">
                <text:p>-3.30903</text:p>
              </table:table-cell>
              <table:table-cell office:value-type="float" office:value="-1.53684">
                <text:p>-1.536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2.2">
                <text:p>-32.2</text:p>
              </table:table-cell>
              <table:table-cell office:value-type="float" office:value="-3.6824">
                <text:p>-3.6824</text:p>
              </table:table-cell>
              <table:table-cell office:value-type="float" office:value="0.129559">
                <text:p>0.1295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32.16">
                <text:p>-32.16</text:p>
              </table:table-cell>
              <table:table-cell office:value-type="float" office:value="-3.3782">
                <text:p>-3.3782</text:p>
              </table:table-cell>
              <table:table-cell office:value-type="float" office:value="1.82272">
                <text:p>1.822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2.12">
                <text:p>-32.12</text:p>
              </table:table-cell>
              <table:table-cell office:value-type="float" office:value="-2.43713">
                <text:p>-2.43713</text:p>
              </table:table-cell>
              <table:table-cell office:value-type="float" office:value="3.27809">
                <text:p>3.278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2.08">
                <text:p>-32.08</text:p>
              </table:table-cell>
              <table:table-cell office:value-type="float" office:value="-0.998997">
                <text:p>-0.998997</text:p>
              </table:table-cell>
              <table:table-cell office:value-type="float" office:value="4.26696">
                <text:p>4.266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2.04">
                <text:p>-32.04</text:p>
              </table:table-cell>
              <table:table-cell office:value-type="float" office:value="0.71859">
                <text:p>0.71859</text:p>
              </table:table-cell>
              <table:table-cell office:value-type="float" office:value="4.63203">
                <text:p>4.632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2">
                <text:p>-32</text:p>
              </table:table-cell>
              <table:table-cell office:value-type="float" office:value="2.45381">
                <text:p>2.45381</text:p>
              </table:table-cell>
              <table:table-cell office:value-type="float" office:value="4.31205">
                <text:p>4.3120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1.96">
                <text:p>-31.96</text:p>
              </table:table-cell>
              <table:table-cell office:value-type="float" office:value="3.94107">
                <text:p>3.94107</text:p>
              </table:table-cell>
              <table:table-cell office:value-type="float" office:value="3.35154">
                <text:p>3.35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1.92">
                <text:p>-31.92</text:p>
              </table:table-cell>
              <table:table-cell office:value-type="float" office:value="4.95217">
                <text:p>4.95217</text:p>
              </table:table-cell>
              <table:table-cell office:value-type="float" office:value="1.89424">
                <text:p>1.894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1.88">
                <text:p>-31.88</text:p>
              </table:table-cell>
              <table:table-cell office:value-type="float" office:value="5.33175">
                <text:p>5.33175</text:p>
              </table:table-cell>
              <table:table-cell office:value-type="float" office:value="0.161016">
                <text:p>0.1610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1.84">
                <text:p>-31.84</text:p>
              </table:table-cell>
              <table:table-cell office:value-type="float" office:value="5.02157">
                <text:p>5.02157</text:p>
              </table:table-cell>
              <table:table-cell office:value-type="float" office:value="-1.58407">
                <text:p>-1.584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1.8">
                <text:p>-31.8</text:p>
              </table:table-cell>
              <table:table-cell office:value-type="float" office:value="4.06975">
                <text:p>4.06975</text:p>
              </table:table-cell>
              <table:table-cell office:value-type="float" office:value="-3.07461">
                <text:p>-3.074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31.76">
                <text:p>-31.76</text:p>
              </table:table-cell>
              <table:table-cell office:value-type="float" office:value="2.62361">
                <text:p>2.62361</text:p>
              </table:table-cell>
              <table:table-cell office:value-type="float" office:value="-4.08313">
                <text:p>-4.083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31.72">
                <text:p>-31.72</text:p>
              </table:table-cell>
              <table:table-cell office:value-type="float" office:value="0.906996">
                <text:p>0.906996</text:p>
              </table:table-cell>
              <table:table-cell office:value-type="float" office:value="-4.45638">
                <text:p>-4.456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1.68">
                <text:p>-31.68</text:p>
              </table:table-cell>
              <table:table-cell office:value-type="float" office:value="-0.81416">
                <text:p>-0.81416</text:p>
              </table:table-cell>
              <table:table-cell office:value-type="float" office:value="-4.13928">
                <text:p>-4.139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1.64">
                <text:p>-31.64</text:p>
              </table:table-cell>
              <table:table-cell office:value-type="float" office:value="-2.27301">
                <text:p>-2.27301</text:p>
              </table:table-cell>
              <table:table-cell office:value-type="float" office:value="-3.18368">
                <text:p>-3.183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1.6">
                <text:p>-31.6</text:p>
              </table:table-cell>
              <table:table-cell office:value-type="float" office:value="-3.24318">
                <text:p>-3.24318</text:p>
              </table:table-cell>
              <table:table-cell office:value-type="float" office:value="-1.74052">
                <text:p>-1.740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31.56">
                <text:p>-31.56</text:p>
              </table:table-cell>
              <table:table-cell office:value-type="float" office:value="-3.5739">
                <text:p>-3.5739</text:p>
              </table:table-cell>
              <table:table-cell office:value-type="float" office:value="-0.0366837">
                <text:p>-0.03668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1.52">
                <text:p>-31.52</text:p>
              </table:table-cell>
              <table:table-cell office:value-type="float" office:value="-3.21366">
                <text:p>-3.21366</text:p>
              </table:table-cell>
              <table:table-cell office:value-type="float" office:value="1.66006">
                <text:p>1.660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1.48">
                <text:p>-31.48</text:p>
              </table:table-cell>
              <table:table-cell office:value-type="float" office:value="-2.21837">
                <text:p>-2.21837</text:p>
              </table:table-cell>
              <table:table-cell office:value-type="float" office:value="3.08247">
                <text:p>3.082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1.44">
                <text:p>-31.44</text:p>
              </table:table-cell>
              <table:table-cell office:value-type="float" office:value="-0.742971">
                <text:p>-0.742971</text:p>
              </table:table-cell>
              <table:table-cell office:value-type="float" office:value="4.00534">
                <text:p>4.005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1.4">
                <text:p>-31.4</text:p>
              </table:table-cell>
              <table:table-cell office:value-type="float" office:value="0.982334">
                <text:p>0.982334</text:p>
              </table:table-cell>
              <table:table-cell office:value-type="float" office:value="4.28054">
                <text:p>4.280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31.36">
                <text:p>-31.36</text:p>
              </table:table-cell>
              <table:table-cell office:value-type="float" office:value="2.68762">
                <text:p>2.68762</text:p>
              </table:table-cell>
              <table:table-cell office:value-type="float" office:value="3.8602">
                <text:p>3.86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31.32">
                <text:p>-31.32</text:p>
              </table:table-cell>
              <table:table-cell office:value-type="float" office:value="4.10499">
                <text:p>4.10499</text:p>
              </table:table-cell>
              <table:table-cell office:value-type="float" office:value="2.80444">
                <text:p>2.804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31.28">
                <text:p>-31.28</text:p>
              </table:table-cell>
              <table:table-cell office:value-type="float" office:value="5.01017">
                <text:p>5.01017</text:p>
              </table:table-cell>
              <table:table-cell office:value-type="float" office:value="1.27235">
                <text:p>1.272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31.24">
                <text:p>-31.24</text:p>
              </table:table-cell>
              <table:table-cell office:value-type="float" office:value="5.25738">
                <text:p>5.25738</text:p>
              </table:table-cell>
              <table:table-cell office:value-type="float" office:value="-0.502422">
                <text:p>-0.5024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31.2">
                <text:p>-31.2</text:p>
              </table:table-cell>
              <table:table-cell office:value-type="float" office:value="4.8022">
                <text:p>4.8022</text:p>
              </table:table-cell>
              <table:table-cell office:value-type="float" office:value="-2.24766">
                <text:p>-2.247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31.16">
                <text:p>-31.16</text:p>
              </table:table-cell>
              <table:table-cell office:value-type="float" office:value="3.70869">
                <text:p>3.70869</text:p>
              </table:table-cell>
              <table:table-cell office:value-type="float" office:value="-3.69468">
                <text:p>-3.694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31.12">
                <text:p>-31.12</text:p>
              </table:table-cell>
              <table:table-cell office:value-type="float" office:value="2.13982">
                <text:p>2.13982</text:p>
              </table:table-cell>
              <table:table-cell office:value-type="float" office:value="-4.61997">
                <text:p>-4.619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1.08">
                <text:p>-31.08</text:p>
              </table:table-cell>
              <table:table-cell office:value-type="float" office:value="0.332457">
                <text:p>0.332457</text:p>
              </table:table-cell>
              <table:table-cell office:value-type="float" office:value="-4.87994">
                <text:p>-4.879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1.04">
                <text:p>-31.04</text:p>
              </table:table-cell>
              <table:table-cell office:value-type="float" office:value="-1.43917">
                <text:p>-1.43917</text:p>
              </table:table-cell>
              <table:table-cell office:value-type="float" office:value="-4.4334">
                <text:p>-4.4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1">
                <text:p>-31</text:p>
              </table:table-cell>
              <table:table-cell office:value-type="float" office:value="-2.90581">
                <text:p>-2.90581</text:p>
              </table:table-cell>
              <table:table-cell office:value-type="float" office:value="-3.34817">
                <text:p>-3.348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0.96">
                <text:p>-30.96</text:p>
              </table:table-cell>
              <table:table-cell office:value-type="float" office:value="-3.84499">
                <text:p>-3.84499</text:p>
              </table:table-cell>
              <table:table-cell office:value-type="float" office:value="-1.79083">
                <text:p>-1.7908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0.92">
                <text:p>-30.92</text:p>
              </table:table-cell>
              <table:table-cell office:value-type="float" office:value="-4.11554">
                <text:p>-4.11554</text:p>
              </table:table-cell>
              <table:table-cell office:value-type="float" office:value="-0.00114932">
                <text:p>-0.001149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0.88">
                <text:p>-30.88</text:p>
              </table:table-cell>
              <table:table-cell office:value-type="float" office:value="-3.67969">
                <text:p>-3.67969</text:p>
              </table:table-cell>
              <table:table-cell office:value-type="float" office:value="1.74492">
                <text:p>1.744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0.84">
                <text:p>-30.84</text:p>
              </table:table-cell>
              <table:table-cell office:value-type="float" office:value="-2.60916">
                <text:p>-2.60916</text:p>
              </table:table-cell>
              <table:table-cell office:value-type="float" office:value="3.17795">
                <text:p>3.177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0.8">
                <text:p>-30.8</text:p>
              </table:table-cell>
              <table:table-cell office:value-type="float" office:value="-1.07428">
                <text:p>-1.07428</text:p>
              </table:table-cell>
              <table:table-cell office:value-type="float" office:value="4.07683">
                <text:p>4.076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0.76">
                <text:p>-30.76</text:p>
              </table:table-cell>
              <table:table-cell office:value-type="float" office:value="0.682196">
                <text:p>0.682196</text:p>
              </table:table-cell>
              <table:table-cell office:value-type="float" office:value="4.30319">
                <text:p>4.303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0.72">
                <text:p>-30.72</text:p>
              </table:table-cell>
              <table:table-cell office:value-type="float" office:value="2.38257">
                <text:p>2.38257</text:p>
              </table:table-cell>
              <table:table-cell office:value-type="float" office:value="3.82305">
                <text:p>3.823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0.68">
                <text:p>-30.68</text:p>
              </table:table-cell>
              <table:table-cell office:value-type="float" office:value="3.75722">
                <text:p>3.75722</text:p>
              </table:table-cell>
              <table:table-cell office:value-type="float" office:value="2.71239">
                <text:p>2.712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0.64">
                <text:p>-30.64</text:p>
              </table:table-cell>
              <table:table-cell office:value-type="float" office:value="4.58644">
                <text:p>4.58644</text:p>
              </table:table-cell>
              <table:table-cell office:value-type="float" office:value="1.14562">
                <text:p>1.145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0.6">
                <text:p>-30.6</text:p>
              </table:table-cell>
              <table:table-cell office:value-type="float" office:value="4.73469">
                <text:p>4.73469</text:p>
              </table:table-cell>
              <table:table-cell office:value-type="float" office:value="-0.631193">
                <text:p>-0.63119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0.56">
                <text:p>-30.56</text:p>
              </table:table-cell>
              <table:table-cell office:value-type="float" office:value="4.17187">
                <text:p>4.17187</text:p>
              </table:table-cell>
              <table:table-cell office:value-type="float" office:value="-2.33831">
                <text:p>-2.338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0.52">
                <text:p>-30.52</text:p>
              </table:table-cell>
              <table:table-cell office:value-type="float" office:value="2.97827">
                <text:p>2.97827</text:p>
              </table:table-cell>
              <table:table-cell office:value-type="float" office:value="-3.70562">
                <text:p>-3.705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0.48">
                <text:p>-30.48</text:p>
              </table:table-cell>
              <table:table-cell office:value-type="float" office:value="1.33248">
                <text:p>1.33248</text:p>
              </table:table-cell>
              <table:table-cell office:value-type="float" office:value="-4.51457">
                <text:p>-4.5145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0.44">
                <text:p>-30.44</text:p>
              </table:table-cell>
              <table:table-cell office:value-type="float" office:value="-0.516077">
                <text:p>-0.516077</text:p>
              </table:table-cell>
              <table:table-cell office:value-type="float" office:value="-4.63218">
                <text:p>-4.632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0.4">
                <text:p>-30.4</text:p>
              </table:table-cell>
              <table:table-cell office:value-type="float" office:value="-2.28553">
                <text:p>-2.28553</text:p>
              </table:table-cell>
              <table:table-cell office:value-type="float" office:value="-4.03194">
                <text:p>-4.0319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0.36">
                <text:p>-30.36</text:p>
              </table:table-cell>
              <table:table-cell office:value-type="float" office:value="-3.70519">
                <text:p>-3.70519</text:p>
              </table:table-cell>
              <table:table-cell office:value-type="float" office:value="-2.79818">
                <text:p>-2.798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0.32">
                <text:p>-30.32</text:p>
              </table:table-cell>
              <table:table-cell office:value-type="float" office:value="-4.55756">
                <text:p>-4.55756</text:p>
              </table:table-cell>
              <table:table-cell office:value-type="float" office:value="-1.11335">
                <text:p>-1.113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0.28">
                <text:p>-30.28</text:p>
              </table:table-cell>
              <table:table-cell office:value-type="float" office:value="-4.71211">
                <text:p>-4.71211</text:p>
              </table:table-cell>
              <table:table-cell office:value-type="float" office:value="0.770036">
                <text:p>0.7700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0.24">
                <text:p>-30.24</text:p>
              </table:table-cell>
              <table:table-cell office:value-type="float" office:value="-4.14576">
                <text:p>-4.14576</text:p>
              </table:table-cell>
              <table:table-cell office:value-type="float" office:value="2.5683">
                <text:p>2.56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0.2">
                <text:p>-30.2</text:p>
              </table:table-cell>
              <table:table-cell office:value-type="float" office:value="-2.94671">
                <text:p>-2.94671</text:p>
              </table:table-cell>
              <table:table-cell office:value-type="float" office:value="4.01052">
                <text:p>4.010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30.16">
                <text:p>-30.16</text:p>
              </table:table-cell>
              <table:table-cell office:value-type="float" office:value="-1.30106">
                <text:p>-1.30106</text:p>
              </table:table-cell>
              <table:table-cell office:value-type="float" office:value="4.88051">
                <text:p>4.8805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30.12">
                <text:p>-30.12</text:p>
              </table:table-cell>
              <table:table-cell office:value-type="float" office:value="0.53585">
                <text:p>0.53585</text:p>
              </table:table-cell>
              <table:table-cell office:value-type="float" office:value="5.05051">
                <text:p>5.050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30.08">
                <text:p>-30.08</text:p>
              </table:table-cell>
              <table:table-cell office:value-type="float" office:value="2.27884">
                <text:p>2.27884</text:p>
              </table:table-cell>
              <table:table-cell office:value-type="float" office:value="4.50114">
                <text:p>4.501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30.04">
                <text:p>-30.04</text:p>
              </table:table-cell>
              <table:table-cell office:value-type="float" office:value="3.65705">
                <text:p>3.65705</text:p>
              </table:table-cell>
              <table:table-cell office:value-type="float" office:value="3.3247">
                <text:p>3.32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30">
                <text:p>-30</text:p>
              </table:table-cell>
              <table:table-cell office:value-type="float" office:value="4.45598">
                <text:p>4.45598</text:p>
              </table:table-cell>
              <table:table-cell office:value-type="float" office:value="1.71112">
                <text:p>1.711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9.96">
                <text:p>-29.96</text:p>
              </table:table-cell>
              <table:table-cell office:value-type="float" office:value="4.55097">
                <text:p>4.55097</text:p>
              </table:table-cell>
              <table:table-cell office:value-type="float" office:value="-0.0812788">
                <text:p>-0.08127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9.92">
                <text:p>-29.92</text:p>
              </table:table-cell>
              <table:table-cell office:value-type="float" office:value="3.92669">
                <text:p>3.92669</text:p>
              </table:table-cell>
              <table:table-cell office:value-type="float" office:value="-1.76568">
                <text:p>-1.7656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9.88">
                <text:p>-29.88</text:p>
              </table:table-cell>
              <table:table-cell office:value-type="float" office:value="2.67989">
                <text:p>2.67989</text:p>
              </table:table-cell>
              <table:table-cell office:value-type="float" office:value="-3.07122">
                <text:p>-3.071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9.84">
                <text:p>-29.84</text:p>
              </table:table-cell>
              <table:table-cell office:value-type="float" office:value="1.00467">
                <text:p>1.00467</text:p>
              </table:table-cell>
              <table:table-cell office:value-type="float" office:value="-3.78503">
                <text:p>-3.785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29.8">
                <text:p>-29.8</text:p>
              </table:table-cell>
              <table:table-cell office:value-type="float" office:value="-0.837357">
                <text:p>-0.837357</text:p>
              </table:table-cell>
              <table:table-cell office:value-type="float" office:value="-3.78549">
                <text:p>-3.785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29.76">
                <text:p>-29.76</text:p>
              </table:table-cell>
              <table:table-cell office:value-type="float" office:value="-2.55743">
                <text:p>-2.55743</text:p>
              </table:table-cell>
              <table:table-cell office:value-type="float" office:value="-3.06133">
                <text:p>-3.061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9.72">
                <text:p>-29.72</text:p>
              </table:table-cell>
              <table:table-cell office:value-type="float" office:value="-3.88436">
                <text:p>-3.88436</text:p>
              </table:table-cell>
              <table:table-cell office:value-type="float" office:value="-1.7137">
                <text:p>-1.71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9.68">
                <text:p>-29.68</text:p>
              </table:table-cell>
              <table:table-cell office:value-type="float" office:value="-4.60665">
                <text:p>-4.60665</text:p>
              </table:table-cell>
              <table:table-cell office:value-type="float" office:value="0.0591202">
                <text:p>0.05912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29.64">
                <text:p>-29.64</text:p>
              </table:table-cell>
              <table:table-cell office:value-type="float" office:value="-4.60542">
                <text:p>-4.60542</text:p>
              </table:table-cell>
              <table:table-cell office:value-type="float" office:value="1.99225">
                <text:p>1.992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29.6">
                <text:p>-29.6</text:p>
              </table:table-cell>
              <table:table-cell office:value-type="float" office:value="-3.87313">
                <text:p>-3.87313</text:p>
              </table:table-cell>
              <table:table-cell office:value-type="float" office:value="3.795">
                <text:p>3.7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29.56">
                <text:p>-29.56</text:p>
              </table:table-cell>
              <table:table-cell office:value-type="float" office:value="-2.51504">
                <text:p>-2.51504</text:p>
              </table:table-cell>
              <table:table-cell office:value-type="float" office:value="5.1959">
                <text:p>5.19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29.52">
                <text:p>-29.52</text:p>
              </table:table-cell>
              <table:table-cell office:value-type="float" office:value="-0.733231">
                <text:p>-0.733231</text:p>
              </table:table-cell>
              <table:table-cell office:value-type="float" office:value="5.98476">
                <text:p>5.984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29.48">
                <text:p>-29.48</text:p>
              </table:table-cell>
              <table:table-cell office:value-type="float" office:value="1.20449">
                <text:p>1.20449</text:p>
              </table:table-cell>
              <table:table-cell office:value-type="float" office:value="6.04544">
                <text:p>6.045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9.44">
                <text:p>-29.44</text:p>
              </table:table-cell>
              <table:table-cell office:value-type="float" office:value="3.00589">
                <text:p>3.00589</text:p>
              </table:table-cell>
              <table:table-cell office:value-type="float" office:value="5.37407">
                <text:p>5.374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9.4">
                <text:p>-29.4</text:p>
              </table:table-cell>
              <table:table-cell office:value-type="float" office:value="4.39956">
                <text:p>4.39956</text:p>
              </table:table-cell>
              <table:table-cell office:value-type="float" office:value="4.0799">
                <text:p>4.07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9.36">
                <text:p>-29.36</text:p>
              </table:table-cell>
              <table:table-cell office:value-type="float" office:value="5.17704">
                <text:p>5.17704</text:p>
              </table:table-cell>
              <table:table-cell office:value-type="float" office:value="2.36868">
                <text:p>2.368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9.32">
                <text:p>-29.32</text:p>
              </table:table-cell>
              <table:table-cell office:value-type="float" office:value="5.22528">
                <text:p>5.22528</text:p>
              </table:table-cell>
              <table:table-cell office:value-type="float" office:value="0.510966">
                <text:p>0.5109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9.28">
                <text:p>-29.28</text:p>
              </table:table-cell>
              <table:table-cell office:value-type="float" office:value="4.54442">
                <text:p>4.54442</text:p>
              </table:table-cell>
              <table:table-cell office:value-type="float" office:value="-1.1997">
                <text:p>-1.19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9.24">
                <text:p>-29.24</text:p>
              </table:table-cell>
              <table:table-cell office:value-type="float" office:value="3.24803">
                <text:p>3.24803</text:p>
              </table:table-cell>
              <table:table-cell office:value-type="float" office:value="-2.49224">
                <text:p>-2.492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9.2">
                <text:p>-29.2</text:p>
              </table:table-cell>
              <table:table-cell office:value-type="float" office:value="1.54582">
                <text:p>1.54582</text:p>
              </table:table-cell>
              <table:table-cell office:value-type="float" office:value="-3.16019">
                <text:p>-3.160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9.16">
                <text:p>-29.16</text:p>
              </table:table-cell>
              <table:table-cell office:value-type="float" office:value="-0.288677">
                <text:p>-0.288677</text:p>
              </table:table-cell>
              <table:table-cell office:value-type="float" office:value="-3.09388">
                <text:p>-3.093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29.12">
                <text:p>-29.12</text:p>
              </table:table-cell>
              <table:table-cell office:value-type="float" office:value="-1.96038">
                <text:p>-1.96038</text:p>
              </table:table-cell>
              <table:table-cell office:value-type="float" office:value="-2.29777">
                <text:p>-2.297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29.08">
                <text:p>-29.08</text:p>
              </table:table-cell>
              <table:table-cell office:value-type="float" office:value="-3.19836">
                <text:p>-3.19836</text:p>
              </table:table-cell>
              <table:table-cell office:value-type="float" office:value="-0.890045">
                <text:p>-0.8900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29.04">
                <text:p>-29.04</text:p>
              </table:table-cell>
              <table:table-cell office:value-type="float" office:value="-3.79797">
                <text:p>-3.79797</text:p>
              </table:table-cell>
              <table:table-cell office:value-type="float" office:value="0.91534">
                <text:p>0.915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9">
                <text:p>-29</text:p>
              </table:table-cell>
              <table:table-cell office:value-type="float" office:value="-3.6528">
                <text:p>-3.6528</text:p>
              </table:table-cell>
              <table:table-cell office:value-type="float" office:value="2.84159">
                <text:p>2.841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28.96">
                <text:p>-28.96</text:p>
              </table:table-cell>
              <table:table-cell office:value-type="float" office:value="-2.77147">
                <text:p>-2.77147</text:p>
              </table:table-cell>
              <table:table-cell office:value-type="float" office:value="4.59181">
                <text:p>4.591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28.92">
                <text:p>-28.92</text:p>
              </table:table-cell>
              <table:table-cell office:value-type="float" office:value="-1.27666">
                <text:p>-1.27666</text:p>
              </table:table-cell>
              <table:table-cell office:value-type="float" office:value="5.89494">
                <text:p>5.894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28.88">
                <text:p>-28.88</text:p>
              </table:table-cell>
              <table:table-cell office:value-type="float" office:value="0.613598">
                <text:p>0.613598</text:p>
              </table:table-cell>
              <table:table-cell office:value-type="float" office:value="6.54791">
                <text:p>6.547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8.84">
                <text:p>-28.84</text:p>
              </table:table-cell>
              <table:table-cell office:value-type="float" office:value="2.61938">
                <text:p>2.61938</text:p>
              </table:table-cell>
              <table:table-cell office:value-type="float" office:value="6.44724">
                <text:p>6.447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8.8">
                <text:p>-28.8</text:p>
              </table:table-cell>
              <table:table-cell office:value-type="float" office:value="4.44211">
                <text:p>4.44211</text:p>
              </table:table-cell>
              <table:table-cell office:value-type="float" office:value="5.60543">
                <text:p>5.605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8.76">
                <text:p>-28.76</text:p>
              </table:table-cell>
              <table:table-cell office:value-type="float" office:value="5.81076">
                <text:p>5.81076</text:p>
              </table:table-cell>
              <table:table-cell office:value-type="float" office:value="4.14929">
                <text:p>4.149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8.72">
                <text:p>-28.72</text:p>
              </table:table-cell>
              <table:table-cell office:value-type="float" office:value="6.52392">
                <text:p>6.52392</text:p>
              </table:table-cell>
              <table:table-cell office:value-type="float" office:value="2.30063">
                <text:p>2.300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8.68">
                <text:p>-28.68</text:p>
              </table:table-cell>
              <table:table-cell office:value-type="float" office:value="6.48118">
                <text:p>6.48118</text:p>
              </table:table-cell>
              <table:table-cell office:value-type="float" office:value="0.342088">
                <text:p>0.3420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8.64">
                <text:p>-28.64</text:p>
              </table:table-cell>
              <table:table-cell office:value-type="float" office:value="5.69896">
                <text:p>5.69896</text:p>
              </table:table-cell>
              <table:table-cell office:value-type="float" office:value="-1.42649">
                <text:p>-1.426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8.6">
                <text:p>-28.6</text:p>
              </table:table-cell>
              <table:table-cell office:value-type="float" office:value="4.30825">
                <text:p>4.30825</text:p>
              </table:table-cell>
              <table:table-cell office:value-type="float" office:value="-2.73451">
                <text:p>-2.734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28.56">
                <text:p>-28.56</text:p>
              </table:table-cell>
              <table:table-cell office:value-type="float" office:value="2.53457">
                <text:p>2.53457</text:p>
              </table:table-cell>
              <table:table-cell office:value-type="float" office:value="-3.38265">
                <text:p>-3.382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28.52">
                <text:p>-28.52</text:p>
              </table:table-cell>
              <table:table-cell office:value-type="float" office:value="0.663247">
                <text:p>0.663247</text:p>
              </table:table-cell>
              <table:table-cell office:value-type="float" office:value="-3.27399">
                <text:p>-3.273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28.48">
                <text:p>-28.48</text:p>
              </table:table-cell>
              <table:table-cell office:value-type="float" office:value="-1.00471">
                <text:p>-1.00471</text:p>
              </table:table-cell>
              <table:table-cell office:value-type="float" office:value="-2.42927">
                <text:p>-2.429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28.44">
                <text:p>-28.44</text:p>
              </table:table-cell>
              <table:table-cell office:value-type="float" office:value="-2.19928">
                <text:p>-2.19928</text:p>
              </table:table-cell>
              <table:table-cell office:value-type="float" office:value="-0.984041">
                <text:p>-0.9840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28.4">
                <text:p>-28.4</text:p>
              </table:table-cell>
              <table:table-cell office:value-type="float" office:value="-2.72341">
                <text:p>-2.72341</text:p>
              </table:table-cell>
              <table:table-cell office:value-type="float" office:value="0.8321">
                <text:p>0.83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28.36">
                <text:p>-28.36</text:p>
              </table:table-cell>
              <table:table-cell office:value-type="float" office:value="-2.48382">
                <text:p>-2.48382</text:p>
              </table:table-cell>
              <table:table-cell office:value-type="float" office:value="2.73083">
                <text:p>2.7308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28.32">
                <text:p>-28.32</text:p>
              </table:table-cell>
              <table:table-cell office:value-type="float" office:value="-1.50579">
                <text:p>-1.50579</text:p>
              </table:table-cell>
              <table:table-cell office:value-type="float" office:value="4.40967">
                <text:p>4.409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28.28">
                <text:p>-28.28</text:p>
              </table:table-cell>
              <table:table-cell office:value-type="float" office:value="0.0704021">
                <text:p>0.0704021</text:p>
              </table:table-cell>
              <table:table-cell office:value-type="float" office:value="5.59891">
                <text:p>5.598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28.24">
                <text:p>-28.24</text:p>
              </table:table-cell>
              <table:table-cell office:value-type="float" office:value="2.01089">
                <text:p>2.01089</text:p>
              </table:table-cell>
              <table:table-cell office:value-type="float" office:value="6.1035">
                <text:p>6.10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28.2">
                <text:p>-28.2</text:p>
              </table:table-cell>
              <table:table-cell office:value-type="float" office:value="4.02416">
                <text:p>4.02416</text:p>
              </table:table-cell>
              <table:table-cell office:value-type="float" office:value="5.83356">
                <text:p>5.83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28.16">
                <text:p>-28.16</text:p>
              </table:table-cell>
              <table:table-cell office:value-type="float" office:value="5.80612">
                <text:p>5.80612</text:p>
              </table:table-cell>
              <table:table-cell office:value-type="float" office:value="4.81863">
                <text:p>4.818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28.12">
                <text:p>-28.12</text:p>
              </table:table-cell>
              <table:table-cell office:value-type="float" office:value="7.08716">
                <text:p>7.08716</text:p>
              </table:table-cell>
              <table:table-cell office:value-type="float" office:value="3.20348">
                <text:p>3.203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28.08">
                <text:p>-28.08</text:p>
              </table:table-cell>
              <table:table-cell office:value-type="float" office:value="7.67403">
                <text:p>7.67403</text:p>
              </table:table-cell>
              <table:table-cell office:value-type="float" office:value="1.22598">
                <text:p>1.225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28.04">
                <text:p>-28.04</text:p>
              </table:table-cell>
              <table:table-cell office:value-type="float" office:value="7.48007">
                <text:p>7.48007</text:p>
              </table:table-cell>
              <table:table-cell office:value-type="float" office:value="-0.819453">
                <text:p>-0.8194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28">
                <text:p>-28</text:p>
              </table:table-cell>
              <table:table-cell office:value-type="float" office:value="6.53884">
                <text:p>6.53884</text:p>
              </table:table-cell>
              <table:table-cell office:value-type="float" office:value="-2.62737">
                <text:p>-2.6273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27.96">
                <text:p>-27.96</text:p>
              </table:table-cell>
              <table:table-cell office:value-type="float" office:value="4.99932">
                <text:p>4.99932</text:p>
              </table:table-cell>
              <table:table-cell office:value-type="float" office:value="-3.92854">
                <text:p>-3.928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27.92">
                <text:p>-27.92</text:p>
              </table:table-cell>
              <table:table-cell office:value-type="float" office:value="3.1031">
                <text:p>3.1031</text:p>
              </table:table-cell>
              <table:table-cell office:value-type="float" office:value="-4.53181">
                <text:p>-4.531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27.88">
                <text:p>-27.88</text:p>
              </table:table-cell>
              <table:table-cell office:value-type="float" office:value="1.14713">
                <text:p>1.14713</text:p>
              </table:table-cell>
              <table:table-cell office:value-type="float" office:value="-4.35392">
                <text:p>-4.353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27.84">
                <text:p>-27.84</text:p>
              </table:table-cell>
              <table:table-cell office:value-type="float" office:value="-0.56211">
                <text:p>-0.56211</text:p>
              </table:table-cell>
              <table:table-cell office:value-type="float" office:value="-3.43271">
                <text:p>-3.432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7.8">
                <text:p>-27.8</text:p>
              </table:table-cell>
              <table:table-cell office:value-type="float" office:value="-1.75619">
                <text:p>-1.75619</text:p>
              </table:table-cell>
              <table:table-cell office:value-type="float" office:value="-1.92153">
                <text:p>-1.921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7.76">
                <text:p>-27.76</text:p>
              </table:table-cell>
              <table:table-cell office:value-type="float" office:value="-2.24643">
                <text:p>-2.24643</text:p>
              </table:table-cell>
              <table:table-cell office:value-type="float" office:value="-0.0657823">
                <text:p>-0.06578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7.72">
                <text:p>-27.72</text:p>
              </table:table-cell>
              <table:table-cell office:value-type="float" office:value="-1.9534">
                <text:p>-1.9534</text:p>
              </table:table-cell>
              <table:table-cell office:value-type="float" office:value="1.8349">
                <text:p>1.83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7.68">
                <text:p>-27.68</text:p>
              </table:table-cell>
              <table:table-cell office:value-type="float" office:value="-0.919575">
                <text:p>-0.919575</text:p>
              </table:table-cell>
              <table:table-cell office:value-type="float" office:value="3.47303">
                <text:p>3.473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27.64">
                <text:p>-27.64</text:p>
              </table:table-cell>
              <table:table-cell office:value-type="float" office:value="0.696929">
                <text:p>0.696929</text:p>
              </table:table-cell>
              <table:table-cell office:value-type="float" office:value="4.58091">
                <text:p>4.580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27.6">
                <text:p>-27.6</text:p>
              </table:table-cell>
              <table:table-cell office:value-type="float" office:value="2.64652">
                <text:p>2.64652</text:p>
              </table:table-cell>
              <table:table-cell office:value-type="float" office:value="4.97237">
                <text:p>4.972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27.56">
                <text:p>-27.56</text:p>
              </table:table-cell>
              <table:table-cell office:value-type="float" office:value="4.62658">
                <text:p>4.62658</text:p>
              </table:table-cell>
              <table:table-cell office:value-type="float" office:value="4.57183">
                <text:p>4.571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27.52">
                <text:p>-27.52</text:p>
              </table:table-cell>
              <table:table-cell office:value-type="float" office:value="6.32825">
                <text:p>6.32825</text:p>
              </table:table-cell>
              <table:table-cell office:value-type="float" office:value="3.42645">
                <text:p>3.426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27.48">
                <text:p>-27.48</text:p>
              </table:table-cell>
              <table:table-cell office:value-type="float" office:value="7.48432">
                <text:p>7.48432</text:p>
              </table:table-cell>
              <table:table-cell office:value-type="float" office:value="1.69913">
                <text:p>1.699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27.44">
                <text:p>-27.44</text:p>
              </table:table-cell>
              <table:table-cell office:value-type="float" office:value="7.91079">
                <text:p>7.91079</text:p>
              </table:table-cell>
              <table:table-cell office:value-type="float" office:value="-0.356313">
                <text:p>-0.3563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27.4">
                <text:p>-27.4</text:p>
              </table:table-cell>
              <table:table-cell office:value-type="float" office:value="7.53566">
                <text:p>7.53566</text:p>
              </table:table-cell>
              <table:table-cell office:value-type="float" office:value="-2.43424">
                <text:p>-2.434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27.36">
                <text:p>-27.36</text:p>
              </table:table-cell>
              <table:table-cell office:value-type="float" office:value="6.41043">
                <text:p>6.41043</text:p>
              </table:table-cell>
              <table:table-cell office:value-type="float" office:value="-4.22441">
                <text:p>-4.224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27.32">
                <text:p>-27.32</text:p>
              </table:table-cell>
              <table:table-cell office:value-type="float" office:value="4.7025">
                <text:p>4.7025</text:p>
              </table:table-cell>
              <table:table-cell office:value-type="float" office:value="-5.46004">
                <text:p>-5.460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7.28">
                <text:p>-27.28</text:p>
              </table:table-cell>
              <table:table-cell office:value-type="float" office:value="2.66956">
                <text:p>2.66956</text:p>
              </table:table-cell>
              <table:table-cell office:value-type="float" office:value="-5.95927">
                <text:p>-5.959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27.24">
                <text:p>-27.24</text:p>
              </table:table-cell>
              <table:table-cell office:value-type="float" office:value="0.619915">
                <text:p>0.619915</text:p>
              </table:table-cell>
              <table:table-cell office:value-type="float" office:value="-5.65359">
                <text:p>-5.653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7.2">
                <text:p>-27.2</text:p>
              </table:table-cell>
              <table:table-cell office:value-type="float" office:value="-1.13518">
                <text:p>-1.13518</text:p>
              </table:table-cell>
              <table:table-cell office:value-type="float" office:value="-4.59876">
                <text:p>-4.598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7.16">
                <text:p>-27.16</text:p>
              </table:table-cell>
              <table:table-cell office:value-type="float" office:value="-2.32974">
                <text:p>-2.32974</text:p>
              </table:table-cell>
              <table:table-cell office:value-type="float" office:value="-2.96653">
                <text:p>-2.966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7.12">
                <text:p>-27.12</text:p>
              </table:table-cell>
              <table:table-cell office:value-type="float" office:value="-2.78441">
                <text:p>-2.78441</text:p>
              </table:table-cell>
              <table:table-cell office:value-type="float" office:value="-1.01827">
                <text:p>-1.018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7.08">
                <text:p>-27.08</text:p>
              </table:table-cell>
              <table:table-cell office:value-type="float" office:value="-2.43451">
                <text:p>-2.43451</text:p>
              </table:table-cell>
              <table:table-cell office:value-type="float" office:value="0.935276">
                <text:p>0.9352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7.04">
                <text:p>-27.04</text:p>
              </table:table-cell>
              <table:table-cell office:value-type="float" office:value="-1.34039">
                <text:p>-1.34039</text:p>
              </table:table-cell>
              <table:table-cell office:value-type="float" office:value="2.58208">
                <text:p>2.582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7">
                <text:p>-27</text:p>
              </table:table-cell>
              <table:table-cell office:value-type="float" office:value="0.321578">
                <text:p>0.321578</text:p>
              </table:table-cell>
              <table:table-cell office:value-type="float" office:value="3.65723">
                <text:p>3.657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6.96">
                <text:p>-26.96</text:p>
              </table:table-cell>
              <table:table-cell office:value-type="float" office:value="2.28607">
                <text:p>2.28607</text:p>
              </table:table-cell>
              <table:table-cell office:value-type="float" office:value="3.9842">
                <text:p>3.98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6.92">
                <text:p>-26.92</text:p>
              </table:table-cell>
              <table:table-cell office:value-type="float" office:value="4.2397">
                <text:p>4.2397</text:p>
              </table:table-cell>
              <table:table-cell office:value-type="float" office:value="3.50244">
                <text:p>3.502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6.88">
                <text:p>-26.88</text:p>
              </table:table-cell>
              <table:table-cell office:value-type="float" office:value="5.86949">
                <text:p>5.86949</text:p>
              </table:table-cell>
              <table:table-cell office:value-type="float" office:value="2.27721">
                <text:p>2.277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6.84">
                <text:p>-26.84</text:p>
              </table:table-cell>
              <table:table-cell office:value-type="float" office:value="6.91148">
                <text:p>6.91148</text:p>
              </table:table-cell>
              <table:table-cell office:value-type="float" office:value="0.489779">
                <text:p>0.4897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6.8">
                <text:p>-26.8</text:p>
              </table:table-cell>
              <table:table-cell office:value-type="float" office:value="7.1918">
                <text:p>7.1918</text:p>
              </table:table-cell>
              <table:table-cell office:value-type="float" office:value="-1.59029">
                <text:p>-1.590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6.76">
                <text:p>-26.76</text:p>
              </table:table-cell>
              <table:table-cell office:value-type="float" office:value="6.65395">
                <text:p>6.65395</text:p>
              </table:table-cell>
              <table:table-cell office:value-type="float" office:value="-3.64667">
                <text:p>-3.64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6.72">
                <text:p>-26.72</text:p>
              </table:table-cell>
              <table:table-cell office:value-type="float" office:value="5.36795">
                <text:p>5.36795</text:p>
              </table:table-cell>
              <table:table-cell office:value-type="float" office:value="-5.36522">
                <text:p>-5.365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6.68">
                <text:p>-26.68</text:p>
              </table:table-cell>
              <table:table-cell office:value-type="float" office:value="3.51989">
                <text:p>3.51989</text:p>
              </table:table-cell>
              <table:table-cell office:value-type="float" office:value="-6.48263">
                <text:p>-6.482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6.64">
                <text:p>-26.64</text:p>
              </table:table-cell>
              <table:table-cell office:value-type="float" office:value="1.38343">
                <text:p>1.38343</text:p>
              </table:table-cell>
              <table:table-cell office:value-type="float" office:value="-6.82747">
                <text:p>-6.827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6.6">
                <text:p>-26.6</text:p>
              </table:table-cell>
              <table:table-cell office:value-type="float" office:value="-0.722319">
                <text:p>-0.722319</text:p>
              </table:table-cell>
              <table:table-cell office:value-type="float" office:value="-6.34702">
                <text:p>-6.347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6.56">
                <text:p>-26.56</text:p>
              </table:table-cell>
              <table:table-cell office:value-type="float" office:value="-2.48213">
                <text:p>-2.48213</text:p>
              </table:table-cell>
              <table:table-cell office:value-type="float" office:value="-5.11577">
                <text:p>-5.1157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6.52">
                <text:p>-26.52</text:p>
              </table:table-cell>
              <table:table-cell office:value-type="float" office:value="-3.63352">
                <text:p>-3.63352</text:p>
              </table:table-cell>
              <table:table-cell office:value-type="float" office:value="-3.32432">
                <text:p>-3.324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6.48">
                <text:p>-26.48</text:p>
              </table:table-cell>
              <table:table-cell office:value-type="float" office:value="-4.0076">
                <text:p>-4.0076</text:p>
              </table:table-cell>
              <table:table-cell office:value-type="float" office:value="-1.25011">
                <text:p>-1.250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6.44">
                <text:p>-26.44</text:p>
              </table:table-cell>
              <table:table-cell office:value-type="float" office:value="-3.55547">
                <text:p>-3.55547</text:p>
              </table:table-cell>
              <table:table-cell office:value-type="float" office:value="0.785338">
                <text:p>0.7853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6.4">
                <text:p>-26.4</text:p>
              </table:table-cell>
              <table:table-cell office:value-type="float" office:value="-2.35621">
                <text:p>-2.35621</text:p>
              </table:table-cell>
              <table:table-cell office:value-type="float" office:value="2.46609">
                <text:p>2.466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6.36">
                <text:p>-26.36</text:p>
              </table:table-cell>
              <table:table-cell office:value-type="float" office:value="-0.604903">
                <text:p>-0.604903</text:p>
              </table:table-cell>
              <table:table-cell office:value-type="float" office:value="3.53088">
                <text:p>3.530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6.32">
                <text:p>-26.32</text:p>
              </table:table-cell>
              <table:table-cell office:value-type="float" office:value="1.41727">
                <text:p>1.41727</text:p>
              </table:table-cell>
              <table:table-cell office:value-type="float" office:value="3.81372">
                <text:p>3.813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6.28">
                <text:p>-26.28</text:p>
              </table:table-cell>
              <table:table-cell office:value-type="float" office:value="3.3864">
                <text:p>3.3864</text:p>
              </table:table-cell>
              <table:table-cell office:value-type="float" office:value="3.26997">
                <text:p>3.269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6.24">
                <text:p>-26.24</text:p>
              </table:table-cell>
              <table:table-cell office:value-type="float" office:value="4.986">
                <text:p>4.986</text:p>
              </table:table-cell>
              <table:table-cell office:value-type="float" office:value="1.9836">
                <text:p>1.98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6.2">
                <text:p>-26.2</text:p>
              </table:table-cell>
              <table:table-cell office:value-type="float" office:value="5.95611">
                <text:p>5.95611</text:p>
              </table:table-cell>
              <table:table-cell office:value-type="float" office:value="0.154553">
                <text:p>0.1545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6.16">
                <text:p>-26.16</text:p>
              </table:table-cell>
              <table:table-cell office:value-type="float" office:value="6.13387">
                <text:p>6.13387</text:p>
              </table:table-cell>
              <table:table-cell office:value-type="float" office:value="-1.93195">
                <text:p>-1.931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6.12">
                <text:p>-26.12</text:p>
              </table:table-cell>
              <table:table-cell office:value-type="float" office:value="5.47901">
                <text:p>5.47901</text:p>
              </table:table-cell>
              <table:table-cell office:value-type="float" office:value="-3.94936">
                <text:p>-3.949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6.08">
                <text:p>-26.08</text:p>
              </table:table-cell>
              <table:table-cell office:value-type="float" office:value="4.0806">
                <text:p>4.0806</text:p>
              </table:table-cell>
              <table:table-cell office:value-type="float" office:value="-5.58037">
                <text:p>-5.580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6.04">
                <text:p>-26.04</text:p>
              </table:table-cell>
              <table:table-cell office:value-type="float" office:value="2.14357">
                <text:p>2.14357</text:p>
              </table:table-cell>
              <table:table-cell office:value-type="float" office:value="-6.56615">
                <text:p>-6.566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6">
                <text:p>-26</text:p>
              </table:table-cell>
              <table:table-cell office:value-type="float" office:value="-0.0426493">
                <text:p>-0.0426493</text:p>
              </table:table-cell>
              <table:table-cell office:value-type="float" office:value="-6.74668">
                <text:p>-6.746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5.96">
                <text:p>-25.96</text:p>
              </table:table-cell>
              <table:table-cell office:value-type="float" office:value="-2.14873">
                <text:p>-2.14873</text:p>
              </table:table-cell>
              <table:table-cell office:value-type="float" office:value="-6.08592">
                <text:p>-6.085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5.92">
                <text:p>-25.92</text:p>
              </table:table-cell>
              <table:table-cell office:value-type="float" office:value="-3.85642">
                <text:p>-3.85642</text:p>
              </table:table-cell>
              <table:table-cell office:value-type="float" office:value="-4.67778">
                <text:p>-4.677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5.88">
                <text:p>-25.88</text:p>
              </table:table-cell>
              <table:table-cell office:value-type="float" office:value="-4.90784">
                <text:p>-4.90784</text:p>
              </table:table-cell>
              <table:table-cell office:value-type="float" office:value="-2.732">
                <text:p>-2.7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5.84">
                <text:p>-25.84</text:p>
              </table:table-cell>
              <table:table-cell office:value-type="float" office:value="-5.14572">
                <text:p>-5.14572</text:p>
              </table:table-cell>
              <table:table-cell office:value-type="float" office:value="-0.541961">
                <text:p>-0.54196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5.8">
                <text:p>-25.8</text:p>
              </table:table-cell>
              <table:table-cell office:value-type="float" office:value="-4.53807">
                <text:p>-4.53807</text:p>
              </table:table-cell>
              <table:table-cell office:value-type="float" office:value="1.56048">
                <text:p>1.560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5.76">
                <text:p>-25.76</text:p>
              </table:table-cell>
              <table:table-cell office:value-type="float" office:value="-3.18345">
                <text:p>-3.18345</text:p>
              </table:table-cell>
              <table:table-cell office:value-type="float" office:value="3.25635">
                <text:p>3.256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5.72">
                <text:p>-25.72</text:p>
              </table:table-cell>
              <table:table-cell office:value-type="float" office:value="-1.29618">
                <text:p>-1.29618</text:p>
              </table:table-cell>
              <table:table-cell office:value-type="float" office:value="4.28902">
                <text:p>4.289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5.68">
                <text:p>-25.68</text:p>
              </table:table-cell>
              <table:table-cell office:value-type="float" office:value="0.82665">
                <text:p>0.82665</text:p>
              </table:table-cell>
              <table:table-cell office:value-type="float" office:value="4.50418">
                <text:p>4.504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5.64">
                <text:p>-25.64</text:p>
              </table:table-cell>
              <table:table-cell office:value-type="float" office:value="2.85094">
                <text:p>2.85094</text:p>
              </table:table-cell>
              <table:table-cell office:value-type="float" office:value="3.87409">
                <text:p>3.874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5.6">
                <text:p>-25.6</text:p>
              </table:table-cell>
              <table:table-cell office:value-type="float" office:value="4.45733">
                <text:p>4.45733</text:p>
              </table:table-cell>
              <table:table-cell office:value-type="float" office:value="2.5022">
                <text:p>2.50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5.56">
                <text:p>-25.56</text:p>
              </table:table-cell>
              <table:table-cell office:value-type="float" office:value="5.39075">
                <text:p>5.39075</text:p>
              </table:table-cell>
              <table:table-cell office:value-type="float" office:value="0.607503">
                <text:p>0.6075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5.52">
                <text:p>-25.52</text:p>
              </table:table-cell>
              <table:table-cell office:value-type="float" office:value="5.50021">
                <text:p>5.50021</text:p>
              </table:table-cell>
              <table:table-cell office:value-type="float" office:value="-1.50906">
                <text:p>-1.5090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5.48">
                <text:p>-25.48</text:p>
              </table:table-cell>
              <table:table-cell office:value-type="float" office:value="4.76255">
                <text:p>4.76255</text:p>
              </table:table-cell>
              <table:table-cell office:value-type="float" office:value="-3.5111">
                <text:p>-3.51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5.44">
                <text:p>-25.44</text:p>
              </table:table-cell>
              <table:table-cell office:value-type="float" office:value="3.28641">
                <text:p>3.28641</text:p>
              </table:table-cell>
              <table:table-cell office:value-type="float" office:value="-5.07882">
                <text:p>-5.0788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5.4">
                <text:p>-25.4</text:p>
              </table:table-cell>
              <table:table-cell office:value-type="float" office:value="1.29582">
                <text:p>1.29582</text:p>
              </table:table-cell>
              <table:table-cell office:value-type="float" office:value="-5.95871">
                <text:p>-5.958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25.36">
                <text:p>-25.36</text:p>
              </table:table-cell>
              <table:table-cell office:value-type="float" office:value="-0.904205">
                <text:p>-0.904205</text:p>
              </table:table-cell>
              <table:table-cell office:value-type="float" office:value="-6.00314">
                <text:p>-6.003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25.32">
                <text:p>-25.32</text:p>
              </table:table-cell>
              <table:table-cell office:value-type="float" office:value="-2.97469">
                <text:p>-2.97469</text:p>
              </table:table-cell>
              <table:table-cell office:value-type="float" office:value="-5.19353">
                <text:p>-5.193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25.28">
                <text:p>-25.28</text:p>
              </table:table-cell>
              <table:table-cell office:value-type="float" office:value="-4.59519">
                <text:p>-4.59519</text:p>
              </table:table-cell>
              <table:table-cell office:value-type="float" office:value="-3.64376">
                <text:p>-3.643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25.24">
                <text:p>-25.24</text:p>
              </table:table-cell>
              <table:table-cell office:value-type="float" office:value="-5.51354">
                <text:p>-5.51354</text:p>
              </table:table-cell>
              <table:table-cell office:value-type="float" office:value="-1.58287">
                <text:p>-1.582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25.2">
                <text:p>-25.2</text:p>
              </table:table-cell>
              <table:table-cell office:value-type="float" office:value="-5.58521">
                <text:p>-5.58521</text:p>
              </table:table-cell>
              <table:table-cell office:value-type="float" office:value="0.679986">
                <text:p>0.6799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25.16">
                <text:p>-25.16</text:p>
              </table:table-cell>
              <table:table-cell office:value-type="float" office:value="-4.79603">
                <text:p>-4.79603</text:p>
              </table:table-cell>
              <table:table-cell office:value-type="float" office:value="2.80329">
                <text:p>2.803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25.12">
                <text:p>-25.12</text:p>
              </table:table-cell>
              <table:table-cell office:value-type="float" office:value="-3.26483">
                <text:p>-3.26483</text:p>
              </table:table-cell>
              <table:table-cell office:value-type="float" office:value="4.46595">
                <text:p>4.465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25.08">
                <text:p>-25.08</text:p>
              </table:table-cell>
              <table:table-cell office:value-type="float" office:value="-1.22547">
                <text:p>-1.22547</text:p>
              </table:table-cell>
              <table:table-cell office:value-type="float" office:value="5.41715">
                <text:p>5.4171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25.04">
                <text:p>-25.04</text:p>
              </table:table-cell>
              <table:table-cell office:value-type="float" office:value="1.00909">
                <text:p>1.00909</text:p>
              </table:table-cell>
              <table:table-cell office:value-type="float" office:value="5.51544">
                <text:p>5.515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25">
                <text:p>-25</text:p>
              </table:table-cell>
              <table:table-cell office:value-type="float" office:value="3.09507">
                <text:p>3.09507</text:p>
              </table:table-cell>
              <table:table-cell office:value-type="float" office:value="4.75104">
                <text:p>4.751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24.96">
                <text:p>-24.96</text:p>
              </table:table-cell>
              <table:table-cell office:value-type="float" office:value="4.71102">
                <text:p>4.71102</text:p>
              </table:table-cell>
              <table:table-cell office:value-type="float" office:value="3.24769">
                <text:p>3.247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4.92">
                <text:p>-24.92</text:p>
              </table:table-cell>
              <table:table-cell office:value-type="float" office:value="5.60778">
                <text:p>5.60778</text:p>
              </table:table-cell>
              <table:table-cell office:value-type="float" office:value="1.24393">
                <text:p>1.243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24.88">
                <text:p>-24.88</text:p>
              </table:table-cell>
              <table:table-cell office:value-type="float" office:value="5.64734">
                <text:p>5.64734</text:p>
              </table:table-cell>
              <table:table-cell office:value-type="float" office:value="-0.943588">
                <text:p>-0.9435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24.84">
                <text:p>-24.84</text:p>
              </table:table-cell>
              <table:table-cell office:value-type="float" office:value="4.82455">
                <text:p>4.82455</text:p>
              </table:table-cell>
              <table:table-cell office:value-type="float" office:value="-2.96898">
                <text:p>-2.968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24.8">
                <text:p>-24.8</text:p>
              </table:table-cell>
              <table:table-cell office:value-type="float" office:value="3.26835">
                <text:p>3.26835</text:p>
              </table:table-cell>
              <table:table-cell office:value-type="float" office:value="-4.51067">
                <text:p>-4.510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24.76">
                <text:p>-24.76</text:p>
              </table:table-cell>
              <table:table-cell office:value-type="float" office:value="1.22218">
                <text:p>1.22218</text:p>
              </table:table-cell>
              <table:table-cell office:value-type="float" office:value="-5.32139">
                <text:p>-5.321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24.72">
                <text:p>-24.72</text:p>
              </table:table-cell>
              <table:table-cell office:value-type="float" office:value="-0.993418">
                <text:p>-0.993418</text:p>
              </table:table-cell>
              <table:table-cell office:value-type="float" office:value="-5.26678">
                <text:p>-5.266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4.68">
                <text:p>-24.68</text:p>
              </table:table-cell>
              <table:table-cell office:value-type="float" office:value="-3.03031">
                <text:p>-3.03031</text:p>
              </table:table-cell>
              <table:table-cell office:value-type="float" office:value="-4.34658">
                <text:p>-4.346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4.64">
                <text:p>-24.64</text:p>
              </table:table-cell>
              <table:table-cell office:value-type="float" office:value="-4.56666">
                <text:p>-4.56666</text:p>
              </table:table-cell>
              <table:table-cell office:value-type="float" office:value="-2.69516">
                <text:p>-2.695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4.6">
                <text:p>-24.6</text:p>
              </table:table-cell>
              <table:table-cell office:value-type="float" office:value="-5.357">
                <text:p>-5.357</text:p>
              </table:table-cell>
              <table:table-cell office:value-type="float" office:value="-0.561091">
                <text:p>-0.5610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4.56">
                <text:p>-24.56</text:p>
              </table:table-cell>
              <table:table-cell office:value-type="float" office:value="-5.27052">
                <text:p>-5.27052</text:p>
              </table:table-cell>
              <table:table-cell office:value-type="float" office:value="1.73101">
                <text:p>1.731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24.52">
                <text:p>-24.52</text:p>
              </table:table-cell>
              <table:table-cell office:value-type="float" office:value="-4.3118">
                <text:p>-4.3118</text:p>
              </table:table-cell>
              <table:table-cell office:value-type="float" office:value="3.83056">
                <text:p>3.830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4.48">
                <text:p>-24.48</text:p>
              </table:table-cell>
              <table:table-cell office:value-type="float" office:value="-2.62051">
                <text:p>-2.62051</text:p>
              </table:table-cell>
              <table:table-cell office:value-type="float" office:value="5.41531">
                <text:p>5.415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24.44">
                <text:p>-24.44</text:p>
              </table:table-cell>
              <table:table-cell office:value-type="float" office:value="-0.450285">
                <text:p>-0.450285</text:p>
              </table:table-cell>
              <table:table-cell office:value-type="float" office:value="6.24142">
                <text:p>6.241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4.4">
                <text:p>-24.4</text:p>
              </table:table-cell>
              <table:table-cell office:value-type="float" office:value="1.8703">
                <text:p>1.8703</text:p>
              </table:table-cell>
              <table:table-cell office:value-type="float" office:value="6.18149">
                <text:p>6.181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4.36">
                <text:p>-24.36</text:p>
              </table:table-cell>
              <table:table-cell office:value-type="float" office:value="3.98835">
                <text:p>3.98835</text:p>
              </table:table-cell>
              <table:table-cell office:value-type="float" office:value="5.24473">
                <text:p>5.244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4.32">
                <text:p>-24.32</text:p>
              </table:table-cell>
              <table:table-cell office:value-type="float" office:value="5.58134">
                <text:p>5.58134</text:p>
              </table:table-cell>
              <table:table-cell office:value-type="float" office:value="3.57596">
                <text:p>3.575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4.28">
                <text:p>-24.28</text:p>
              </table:table-cell>
              <table:table-cell office:value-type="float" office:value="6.40716">
                <text:p>6.40716</text:p>
              </table:table-cell>
              <table:table-cell office:value-type="float" office:value="1.43361">
                <text:p>1.433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4.24">
                <text:p>-24.24</text:p>
              </table:table-cell>
              <table:table-cell office:value-type="float" office:value="6.34195">
                <text:p>6.34195</text:p>
              </table:table-cell>
              <table:table-cell office:value-type="float" office:value="-0.850017">
                <text:p>-0.8500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4.2">
                <text:p>-24.2</text:p>
              </table:table-cell>
              <table:table-cell office:value-type="float" office:value="5.39965">
                <text:p>5.39965</text:p>
              </table:table-cell>
              <table:table-cell office:value-type="float" office:value="-2.92001">
                <text:p>-2.92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4.16">
                <text:p>-24.16</text:p>
              </table:table-cell>
              <table:table-cell office:value-type="float" office:value="3.73029">
                <text:p>3.73029</text:p>
              </table:table-cell>
              <table:table-cell office:value-type="float" office:value="-4.45384">
                <text:p>-4.453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4.12">
                <text:p>-24.12</text:p>
              </table:table-cell>
              <table:table-cell office:value-type="float" office:value="1.59711">
                <text:p>1.59711</text:p>
              </table:table-cell>
              <table:table-cell office:value-type="float" office:value="-5.21148">
                <text:p>-5.2114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4.08">
                <text:p>-24.08</text:p>
              </table:table-cell>
              <table:table-cell office:value-type="float" office:value="-0.663856">
                <text:p>-0.663856</text:p>
              </table:table-cell>
              <table:table-cell office:value-type="float" office:value="-5.0729">
                <text:p>-5.072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24.04">
                <text:p>-24.04</text:p>
              </table:table-cell>
              <table:table-cell office:value-type="float" office:value="-2.69575">
                <text:p>-2.69575</text:p>
              </table:table-cell>
              <table:table-cell office:value-type="float" office:value="-4.05707">
                <text:p>-4.0570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4">
                <text:p>-24</text:p>
              </table:table-cell>
              <table:table-cell office:value-type="float" office:value="-4.17613">
                <text:p>-4.17613</text:p>
              </table:table-cell>
              <table:table-cell office:value-type="float" office:value="-2.31951">
                <text:p>-2.3195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23.96">
                <text:p>-23.96</text:p>
              </table:table-cell>
              <table:table-cell office:value-type="float" office:value="-4.86715">
                <text:p>-4.86715</text:p>
              </table:table-cell>
              <table:table-cell office:value-type="float" office:value="-0.128537">
                <text:p>-0.1285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23.92">
                <text:p>-23.92</text:p>
              </table:table-cell>
              <table:table-cell office:value-type="float" office:value="-4.65277">
                <text:p>-4.65277</text:p>
              </table:table-cell>
              <table:table-cell office:value-type="float" office:value="2.1759">
                <text:p>2.17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23.88">
                <text:p>-23.88</text:p>
              </table:table-cell>
              <table:table-cell office:value-type="float" office:value="-3.55711">
                <text:p>-3.55711</text:p>
              </table:table-cell>
              <table:table-cell office:value-type="float" office:value="4.23476">
                <text:p>4.234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3.84">
                <text:p>-23.84</text:p>
              </table:table-cell>
              <table:table-cell office:value-type="float" office:value="-1.74128">
                <text:p>-1.74128</text:p>
              </table:table-cell>
              <table:table-cell office:value-type="float" office:value="5.72557">
                <text:p>5.725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3.8">
                <text:p>-23.8</text:p>
              </table:table-cell>
              <table:table-cell office:value-type="float" office:value="0.521176">
                <text:p>0.521176</text:p>
              </table:table-cell>
              <table:table-cell office:value-type="float" office:value="6.41252">
                <text:p>6.412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3.76">
                <text:p>-23.76</text:p>
              </table:table-cell>
              <table:table-cell office:value-type="float" office:value="2.88631">
                <text:p>2.88631</text:p>
              </table:table-cell>
              <table:table-cell office:value-type="float" office:value="6.18338">
                <text:p>6.183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3.72">
                <text:p>-23.72</text:p>
              </table:table-cell>
              <table:table-cell office:value-type="float" office:value="4.99287">
                <text:p>4.99287</text:p>
              </table:table-cell>
              <table:table-cell office:value-type="float" office:value="5.06732">
                <text:p>5.067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3.68">
                <text:p>-23.68</text:p>
              </table:table-cell>
              <table:table-cell office:value-type="float" office:value="6.51822">
                <text:p>6.51822</text:p>
              </table:table-cell>
              <table:table-cell office:value-type="float" office:value="3.2309">
                <text:p>3.23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3.64">
                <text:p>-23.64</text:p>
              </table:table-cell>
              <table:table-cell office:value-type="float" office:value="7.22853">
                <text:p>7.22853</text:p>
              </table:table-cell>
              <table:table-cell office:value-type="float" office:value="0.952686">
                <text:p>0.9526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3.6">
                <text:p>-23.6</text:p>
              </table:table-cell>
              <table:table-cell office:value-type="float" office:value="7.01535">
                <text:p>7.01535</text:p>
              </table:table-cell>
              <table:table-cell office:value-type="float" office:value="-1.41955">
                <text:p>-1.419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3.56">
                <text:p>-23.56</text:p>
              </table:table-cell>
              <table:table-cell office:value-type="float" office:value="5.91278">
                <text:p>5.91278</text:p>
              </table:table-cell>
              <table:table-cell office:value-type="float" office:value="-3.52251">
                <text:p>-3.522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3.52">
                <text:p>-23.52</text:p>
              </table:table-cell>
              <table:table-cell office:value-type="float" office:value="4.0927">
                <text:p>4.0927</text:p>
              </table:table-cell>
              <table:table-cell office:value-type="float" office:value="-5.03366">
                <text:p>-5.033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3.48">
                <text:p>-23.48</text:p>
              </table:table-cell>
              <table:table-cell office:value-type="float" office:value="1.83856">
                <text:p>1.83856</text:p>
              </table:table-cell>
              <table:table-cell office:value-type="float" office:value="-5.72138">
                <text:p>-5.721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3.44">
                <text:p>-23.44</text:p>
              </table:table-cell>
              <table:table-cell office:value-type="float" office:value="-0.498224">
                <text:p>-0.498224</text:p>
              </table:table-cell>
              <table:table-cell office:value-type="float" office:value="-5.48115">
                <text:p>-5.481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3.4">
                <text:p>-23.4</text:p>
              </table:table-cell>
              <table:table-cell office:value-type="float" office:value="-2.55255">
                <text:p>-2.55255</text:p>
              </table:table-cell>
              <table:table-cell office:value-type="float" office:value="-4.35221">
                <text:p>-4.352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3.36">
                <text:p>-23.36</text:p>
              </table:table-cell>
              <table:table-cell office:value-type="float" office:value="-4.00222">
                <text:p>-4.00222</text:p>
              </table:table-cell>
              <table:table-cell office:value-type="float" office:value="-2.51195">
                <text:p>-2.511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3.32">
                <text:p>-23.32</text:p>
              </table:table-cell>
              <table:table-cell office:value-type="float" office:value="-4.61806">
                <text:p>-4.61806</text:p>
              </table:table-cell>
              <table:table-cell office:value-type="float" office:value="-0.248801">
                <text:p>-0.2488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3.28">
                <text:p>-23.28</text:p>
              </table:table-cell>
              <table:table-cell office:value-type="float" office:value="-4.29981">
                <text:p>-4.29981</text:p>
              </table:table-cell>
              <table:table-cell office:value-type="float" office:value="2.0821">
                <text:p>2.08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3.24">
                <text:p>-23.24</text:p>
              </table:table-cell>
              <table:table-cell office:value-type="float" office:value="-3.09211">
                <text:p>-3.09211</text:p>
              </table:table-cell>
              <table:table-cell office:value-type="float" office:value="4.11381">
                <text:p>4.113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3.2">
                <text:p>-23.2</text:p>
              </table:table-cell>
              <table:table-cell office:value-type="float" office:value="-1.17804">
                <text:p>-1.17804</text:p>
              </table:table-cell>
              <table:table-cell office:value-type="float" office:value="5.52444">
                <text:p>5.524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3.16">
                <text:p>-23.16</text:p>
              </table:table-cell>
              <table:table-cell office:value-type="float" office:value="1.14871">
                <text:p>1.14871</text:p>
              </table:table-cell>
              <table:table-cell office:value-type="float" office:value="6.08731">
                <text:p>6.087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3.12">
                <text:p>-23.12</text:p>
              </table:table-cell>
              <table:table-cell office:value-type="float" office:value="3.5291">
                <text:p>3.5291</text:p>
              </table:table-cell>
              <table:table-cell office:value-type="float" office:value="5.70642">
                <text:p>5.706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3.08">
                <text:p>-23.08</text:p>
              </table:table-cell>
              <table:table-cell office:value-type="float" office:value="5.59416">
                <text:p>5.59416</text:p>
              </table:table-cell>
              <table:table-cell office:value-type="float" office:value="4.43181">
                <text:p>4.4318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3.04">
                <text:p>-23.04</text:p>
              </table:table-cell>
              <table:table-cell office:value-type="float" office:value="7.0222">
                <text:p>7.0222</text:p>
              </table:table-cell>
              <table:table-cell office:value-type="float" office:value="2.45235">
                <text:p>2.452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3">
                <text:p>-23</text:p>
              </table:table-cell>
              <table:table-cell office:value-type="float" office:value="7.58887">
                <text:p>7.58887</text:p>
              </table:table-cell>
              <table:table-cell office:value-type="float" office:value="0.066925">
                <text:p>0.0669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2.96">
                <text:p>-22.96</text:p>
              </table:table-cell>
              <table:table-cell office:value-type="float" office:value="7.20228">
                <text:p>7.20228</text:p>
              </table:table-cell>
              <table:table-cell office:value-type="float" office:value="-2.36152">
                <text:p>-2.361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2.92">
                <text:p>-22.92</text:p>
              </table:table-cell>
              <table:table-cell office:value-type="float" office:value="5.91777">
                <text:p>5.91777</text:p>
              </table:table-cell>
              <table:table-cell office:value-type="float" office:value="-4.46202">
                <text:p>-4.462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2.88">
                <text:p>-22.88</text:p>
              </table:table-cell>
              <table:table-cell office:value-type="float" office:value="3.92978">
                <text:p>3.92978</text:p>
              </table:table-cell>
              <table:table-cell office:value-type="float" office:value="-5.91311">
                <text:p>-5.913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2.84">
                <text:p>-22.84</text:p>
              </table:table-cell>
              <table:table-cell office:value-type="float" office:value="1.54225">
                <text:p>1.54225</text:p>
              </table:table-cell>
              <table:table-cell office:value-type="float" office:value="-6.49282">
                <text:p>-6.492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2.8">
                <text:p>-22.8</text:p>
              </table:table-cell>
              <table:table-cell office:value-type="float" office:value="-0.878209">
                <text:p>-0.878209</text:p>
              </table:table-cell>
              <table:table-cell office:value-type="float" office:value="-6.11341">
                <text:p>-6.1134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2.76">
                <text:p>-22.76</text:p>
              </table:table-cell>
              <table:table-cell office:value-type="float" office:value="-2.95888">
                <text:p>-2.95888</text:p>
              </table:table-cell>
              <table:table-cell office:value-type="float" office:value="-4.83551">
                <text:p>-4.835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2.72">
                <text:p>-22.72</text:p>
              </table:table-cell>
              <table:table-cell office:value-type="float" office:value="-4.37877">
                <text:p>-4.37877</text:p>
              </table:table-cell>
              <table:table-cell office:value-type="float" office:value="-2.85913">
                <text:p>-2.859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2.68">
                <text:p>-22.68</text:p>
              </table:table-cell>
              <table:table-cell office:value-type="float" office:value="-4.91854">
                <text:p>-4.91854</text:p>
              </table:table-cell>
              <table:table-cell office:value-type="float" office:value="-0.493175">
                <text:p>-0.49317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2.64">
                <text:p>-22.64</text:p>
              </table:table-cell>
              <table:table-cell office:value-type="float" office:value="-4.49491">
                <text:p>-4.49491</text:p>
              </table:table-cell>
              <table:table-cell office:value-type="float" office:value="1.89215">
                <text:p>1.8921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2.6">
                <text:p>-22.6</text:p>
              </table:table-cell>
              <table:table-cell office:value-type="float" office:value="-3.17399">
                <text:p>-3.17399</text:p>
              </table:table-cell>
              <table:table-cell office:value-type="float" office:value="3.92253">
                <text:p>3.922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2.56">
                <text:p>-22.56</text:p>
              </table:table-cell>
              <table:table-cell office:value-type="float" office:value="-1.1616">
                <text:p>-1.1616</text:p>
              </table:table-cell>
              <table:table-cell office:value-type="float" office:value="5.2776">
                <text:p>5.27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2.52">
                <text:p>-22.52</text:p>
              </table:table-cell>
              <table:table-cell office:value-type="float" office:value="1.22821">
                <text:p>1.22821</text:p>
              </table:table-cell>
              <table:table-cell office:value-type="float" office:value="5.74087">
                <text:p>5.740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2.48">
                <text:p>-22.48</text:p>
              </table:table-cell>
              <table:table-cell office:value-type="float" office:value="3.62151">
                <text:p>3.62151</text:p>
              </table:table-cell>
              <table:table-cell office:value-type="float" office:value="5.23366">
                <text:p>5.233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2.44">
                <text:p>-22.44</text:p>
              </table:table-cell>
              <table:table-cell office:value-type="float" office:value="5.64226">
                <text:p>5.64226</text:p>
              </table:table-cell>
              <table:table-cell office:value-type="float" office:value="3.82781">
                <text:p>3.8278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2.4">
                <text:p>-22.4</text:p>
              </table:table-cell>
              <table:table-cell office:value-type="float" office:value="6.97066">
                <text:p>6.97066</text:p>
              </table:table-cell>
              <table:table-cell office:value-type="float" office:value="1.73511">
                <text:p>1.735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2.36">
                <text:p>-22.36</text:p>
              </table:table-cell>
              <table:table-cell office:value-type="float" office:value="7.393">
                <text:p>7.393</text:p>
              </table:table-cell>
              <table:table-cell office:value-type="float" office:value="-0.725106">
                <text:p>-0.7251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2.32">
                <text:p>-22.32</text:p>
              </table:table-cell>
              <table:table-cell office:value-type="float" office:value="6.83516">
                <text:p>6.83516</text:p>
              </table:table-cell>
              <table:table-cell office:value-type="float" office:value="-3.17502">
                <text:p>-3.1750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2.28">
                <text:p>-22.28</text:p>
              </table:table-cell>
              <table:table-cell office:value-type="float" office:value="5.37465">
                <text:p>5.37465</text:p>
              </table:table-cell>
              <table:table-cell office:value-type="float" office:value="-5.23676">
                <text:p>-5.236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2.24">
                <text:p>-22.24</text:p>
              </table:table-cell>
              <table:table-cell office:value-type="float" office:value="3.22913">
                <text:p>3.22913</text:p>
              </table:table-cell>
              <table:table-cell office:value-type="float" office:value="-6.59102">
                <text:p>-6.5910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2.2">
                <text:p>-22.2</text:p>
              </table:table-cell>
              <table:table-cell office:value-type="float" office:value="0.723203">
                <text:p>0.723203</text:p>
              </table:table-cell>
              <table:table-cell office:value-type="float" office:value="-7.02676">
                <text:p>-7.026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2.16">
                <text:p>-22.16</text:p>
              </table:table-cell>
              <table:table-cell office:value-type="float" office:value="-1.76159">
                <text:p>-1.76159</text:p>
              </table:table-cell>
              <table:table-cell office:value-type="float" office:value="-6.47434">
                <text:p>-6.474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2.12">
                <text:p>-22.12</text:p>
              </table:table-cell>
              <table:table-cell office:value-type="float" office:value="-3.84567">
                <text:p>-3.84567</text:p>
              </table:table-cell>
              <table:table-cell office:value-type="float" office:value="-5.01681">
                <text:p>-5.016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2.08">
                <text:p>-22.08</text:p>
              </table:table-cell>
              <table:table-cell office:value-type="float" office:value="-5.21033">
                <text:p>-5.21033</text:p>
              </table:table-cell>
              <table:table-cell office:value-type="float" office:value="-2.87761">
                <text:p>-2.877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2.04">
                <text:p>-22.04</text:p>
              </table:table-cell>
              <table:table-cell office:value-type="float" office:value="-5.64737">
                <text:p>-5.64737</text:p>
              </table:table-cell>
              <table:table-cell office:value-type="float" office:value="-0.386378">
                <text:p>-0.38637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2">
                <text:p>-22</text:p>
              </table:table-cell>
              <table:table-cell office:value-type="float" office:value="-5.09174">
                <text:p>-5.09174</text:p>
              </table:table-cell>
              <table:table-cell office:value-type="float" office:value="2.07177">
                <text:p>2.071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1.96">
                <text:p>-21.96</text:p>
              </table:table-cell>
              <table:table-cell office:value-type="float" office:value="-3.63216">
                <text:p>-3.63216</text:p>
              </table:table-cell>
              <table:table-cell office:value-type="float" office:value="4.1158">
                <text:p>4.11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1.92">
                <text:p>-21.92</text:p>
              </table:table-cell>
              <table:table-cell office:value-type="float" office:value="-1.49791">
                <text:p>-1.49791</text:p>
              </table:table-cell>
              <table:table-cell office:value-type="float" office:value="5.42786">
                <text:p>5.427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1.88">
                <text:p>-21.88</text:p>
              </table:table-cell>
              <table:table-cell office:value-type="float" office:value="0.976269">
                <text:p>0.976269</text:p>
              </table:table-cell>
              <table:table-cell office:value-type="float" office:value="5.80284">
                <text:p>5.802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1.84">
                <text:p>-21.84</text:p>
              </table:table-cell>
              <table:table-cell office:value-type="float" office:value="3.40173">
                <text:p>3.40173</text:p>
              </table:table-cell>
              <table:table-cell office:value-type="float" office:value="5.18057">
                <text:p>5.180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1.8">
                <text:p>-21.8</text:p>
              </table:table-cell>
              <table:table-cell office:value-type="float" office:value="5.396">
                <text:p>5.396</text:p>
              </table:table-cell>
              <table:table-cell office:value-type="float" office:value="3.65569">
                <text:p>3.655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1.76">
                <text:p>-21.76</text:p>
              </table:table-cell>
              <table:table-cell office:value-type="float" office:value="6.64217">
                <text:p>6.64217</text:p>
              </table:table-cell>
              <table:table-cell office:value-type="float" office:value="1.46354">
                <text:p>1.463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1.72">
                <text:p>-21.72</text:p>
              </table:table-cell>
              <table:table-cell office:value-type="float" office:value="6.93832">
                <text:p>6.93832</text:p>
              </table:table-cell>
              <table:table-cell office:value-type="float" office:value="-1.05584">
                <text:p>-1.055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1.68">
                <text:p>-21.68</text:p>
              </table:table-cell>
              <table:table-cell office:value-type="float" office:value="6.22925">
                <text:p>6.22925</text:p>
              </table:table-cell>
              <table:table-cell office:value-type="float" office:value="-3.51009">
                <text:p>-3.5100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1.64">
                <text:p>-21.64</text:p>
              </table:table-cell>
              <table:table-cell office:value-type="float" office:value="4.61563">
                <text:p>4.61563</text:p>
              </table:table-cell>
              <table:table-cell office:value-type="float" office:value="-5.51517">
                <text:p>-5.515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1.6">
                <text:p>-21.6</text:p>
              </table:table-cell>
              <table:table-cell office:value-type="float" office:value="2.33894">
                <text:p>2.33894</text:p>
              </table:table-cell>
              <table:table-cell office:value-type="float" office:value="-6.75501">
                <text:p>-6.755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1.56">
                <text:p>-21.56</text:p>
              </table:table-cell>
              <table:table-cell office:value-type="float" office:value="-0.2554">
                <text:p>-0.2554</text:p>
              </table:table-cell>
              <table:table-cell office:value-type="float" office:value="-7.03076">
                <text:p>-7.0307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1.52">
                <text:p>-21.52</text:p>
              </table:table-cell>
              <table:table-cell office:value-type="float" office:value="-2.77127">
                <text:p>-2.77127</text:p>
              </table:table-cell>
              <table:table-cell office:value-type="float" office:value="-6.29213">
                <text:p>-6.292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1.48">
                <text:p>-21.48</text:p>
              </table:table-cell>
              <table:table-cell office:value-type="float" office:value="-4.82306">
                <text:p>-4.82306</text:p>
              </table:table-cell>
              <table:table-cell office:value-type="float" office:value="-4.64569">
                <text:p>-4.645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1.44">
                <text:p>-21.44</text:p>
              </table:table-cell>
              <table:table-cell office:value-type="float" office:value="-6.0955">
                <text:p>-6.0955</text:p>
              </table:table-cell>
              <table:table-cell office:value-type="float" office:value="-2.33897">
                <text:p>-2.338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1.4">
                <text:p>-21.4</text:p>
              </table:table-cell>
              <table:table-cell office:value-type="float" office:value="-6.39285">
                <text:p>-6.39285</text:p>
              </table:table-cell>
              <table:table-cell office:value-type="float" office:value="0.277413">
                <text:p>0.2774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1.36">
                <text:p>-21.36</text:p>
              </table:table-cell>
              <table:table-cell office:value-type="float" office:value="-5.66967">
                <text:p>-5.66967</text:p>
              </table:table-cell>
              <table:table-cell office:value-type="float" office:value="2.80374">
                <text:p>2.803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1.32">
                <text:p>-21.32</text:p>
              </table:table-cell>
              <table:table-cell office:value-type="float" office:value="-4.03842">
                <text:p>-4.03842</text:p>
              </table:table-cell>
              <table:table-cell office:value-type="float" office:value="4.853">
                <text:p>4.85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1.28">
                <text:p>-21.28</text:p>
              </table:table-cell>
              <table:table-cell office:value-type="float" office:value="-1.7526">
                <text:p>-1.7526</text:p>
              </table:table-cell>
              <table:table-cell office:value-type="float" office:value="6.11098">
                <text:p>6.110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1.24">
                <text:p>-21.24</text:p>
              </table:table-cell>
              <table:table-cell office:value-type="float" office:value="0.832056">
                <text:p>0.832056</text:p>
              </table:table-cell>
              <table:table-cell office:value-type="float" office:value="6.38525">
                <text:p>6.385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21.2">
                <text:p>-21.2</text:p>
              </table:table-cell>
              <table:table-cell office:value-type="float" office:value="3.31238">
                <text:p>3.31238</text:p>
              </table:table-cell>
              <table:table-cell office:value-type="float" office:value="5.63543">
                <text:p>5.635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1.16">
                <text:p>-21.16</text:p>
              </table:table-cell>
              <table:table-cell office:value-type="float" office:value="5.30018">
                <text:p>5.30018</text:p>
              </table:table-cell>
              <table:table-cell office:value-type="float" office:value="3.98007">
                <text:p>3.980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21.12">
                <text:p>-21.12</text:p>
              </table:table-cell>
              <table:table-cell office:value-type="float" office:value="6.48245">
                <text:p>6.48245</text:p>
              </table:table-cell>
              <table:table-cell office:value-type="float" office:value="1.6788">
                <text:p>1.6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1.08">
                <text:p>-21.08</text:p>
              </table:table-cell>
              <table:table-cell office:value-type="float" office:value="6.6703">
                <text:p>6.6703</text:p>
              </table:table-cell>
              <table:table-cell office:value-type="float" office:value="-0.9074">
                <text:p>-0.907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1.04">
                <text:p>-21.04</text:p>
              </table:table-cell>
              <table:table-cell office:value-type="float" office:value="5.82867">
                <text:p>5.82867</text:p>
              </table:table-cell>
              <table:table-cell office:value-type="float" office:value="-3.37186">
                <text:p>-3.3718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1">
                <text:p>-21</text:p>
              </table:table-cell>
              <table:table-cell office:value-type="float" office:value="4.08241">
                <text:p>4.08241</text:p>
              </table:table-cell>
              <table:table-cell office:value-type="float" office:value="-5.3251">
                <text:p>-5.325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0.96">
                <text:p>-20.96</text:p>
              </table:table-cell>
              <table:table-cell office:value-type="float" office:value="1.69747">
                <text:p>1.69747</text:p>
              </table:table-cell>
              <table:table-cell office:value-type="float" office:value="-6.45537">
                <text:p>-6.4553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0.92">
                <text:p>-20.92</text:p>
              </table:table-cell>
              <table:table-cell office:value-type="float" office:value="-0.959768">
                <text:p>-0.959768</text:p>
              </table:table-cell>
              <table:table-cell office:value-type="float" office:value="-6.57731">
                <text:p>-6.5773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0.88">
                <text:p>-20.88</text:p>
              </table:table-cell>
              <table:table-cell office:value-type="float" office:value="-3.47895">
                <text:p>-3.47895</text:p>
              </table:table-cell>
              <table:table-cell office:value-type="float" office:value="-5.66118">
                <text:p>-5.661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0.84">
                <text:p>-20.84</text:p>
              </table:table-cell>
              <table:table-cell office:value-type="float" office:value="-5.46925">
                <text:p>-5.46925</text:p>
              </table:table-cell>
              <table:table-cell office:value-type="float" office:value="-3.83813">
                <text:p>-3.838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0.8">
                <text:p>-20.8</text:p>
              </table:table-cell>
              <table:table-cell office:value-type="float" office:value="-6.62004">
                <text:p>-6.62004</text:p>
              </table:table-cell>
              <table:table-cell office:value-type="float" office:value="-1.38044">
                <text:p>-1.380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0.76">
                <text:p>-20.76</text:p>
              </table:table-cell>
              <table:table-cell office:value-type="float" office:value="-6.74941">
                <text:p>-6.74941</text:p>
              </table:table-cell>
              <table:table-cell office:value-type="float" office:value="1.34013">
                <text:p>1.340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0.72">
                <text:p>-20.72</text:p>
              </table:table-cell>
              <table:table-cell office:value-type="float" office:value="-5.83288">
                <text:p>-5.83288</text:p>
              </table:table-cell>
              <table:table-cell office:value-type="float" office:value="3.90964">
                <text:p>3.909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0.68">
                <text:p>-20.68</text:p>
              </table:table-cell>
              <table:table-cell office:value-type="float" office:value="-4.00778">
                <text:p>-4.00778</text:p>
              </table:table-cell>
              <table:table-cell office:value-type="float" office:value="5.93595">
                <text:p>5.935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0.64">
                <text:p>-20.64</text:p>
              </table:table-cell>
              <table:table-cell office:value-type="float" office:value="-1.55259">
                <text:p>-1.55259</text:p>
              </table:table-cell>
              <table:table-cell office:value-type="float" office:value="7.10968">
                <text:p>7.109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0.6">
                <text:p>-20.6</text:p>
              </table:table-cell>
              <table:table-cell office:value-type="float" office:value="1.1557">
                <text:p>1.1557</text:p>
              </table:table-cell>
              <table:table-cell office:value-type="float" office:value="7.25247">
                <text:p>7.252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0.56">
                <text:p>-20.56</text:p>
              </table:table-cell>
              <table:table-cell office:value-type="float" office:value="3.69975">
                <text:p>3.69975</text:p>
              </table:table-cell>
              <table:table-cell office:value-type="float" office:value="6.34517">
                <text:p>6.345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0.52">
                <text:p>-20.52</text:p>
              </table:table-cell>
              <table:table-cell office:value-type="float" office:value="5.68634">
                <text:p>5.68634</text:p>
              </table:table-cell>
              <table:table-cell office:value-type="float" office:value="4.53137">
                <text:p>4.531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0.48">
                <text:p>-20.48</text:p>
              </table:table-cell>
              <table:table-cell office:value-type="float" office:value="6.80759">
                <text:p>6.80759</text:p>
              </table:table-cell>
              <table:table-cell office:value-type="float" office:value="2.09579">
                <text:p>2.095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0.44">
                <text:p>-20.44</text:p>
              </table:table-cell>
              <table:table-cell office:value-type="float" office:value="6.88894">
                <text:p>6.88894</text:p>
              </table:table-cell>
              <table:table-cell office:value-type="float" office:value="-0.579398">
                <text:p>-0.5793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0.4">
                <text:p>-20.4</text:p>
              </table:table-cell>
              <table:table-cell office:value-type="float" office:value="5.91681">
                <text:p>5.91681</text:p>
              </table:table-cell>
              <table:table-cell office:value-type="float" office:value="-3.07345">
                <text:p>-3.0734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20.36">
                <text:p>-20.36</text:p>
              </table:table-cell>
              <table:table-cell office:value-type="float" office:value="4.04131">
                <text:p>4.04131</text:p>
              </table:table-cell>
              <table:table-cell office:value-type="float" office:value="-4.99222">
                <text:p>-4.992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0.32">
                <text:p>-20.32</text:p>
              </table:table-cell>
              <table:table-cell office:value-type="float" office:value="1.55358">
                <text:p>1.55358</text:p>
              </table:table-cell>
              <table:table-cell office:value-type="float" office:value="-6.02938">
                <text:p>-6.029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0.28">
                <text:p>-20.28</text:p>
              </table:table-cell>
              <table:table-cell office:value-type="float" office:value="-1.15881">
                <text:p>-1.15881</text:p>
              </table:table-cell>
              <table:table-cell office:value-type="float" office:value="-6.01435">
                <text:p>-6.014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20.24">
                <text:p>-20.24</text:p>
              </table:table-cell>
              <table:table-cell office:value-type="float" office:value="-3.67163">
                <text:p>-3.67163</text:p>
              </table:table-cell>
              <table:table-cell office:value-type="float" office:value="-4.93928">
                <text:p>-4.939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0.2">
                <text:p>-20.2</text:p>
              </table:table-cell>
              <table:table-cell office:value-type="float" office:value="-5.58965">
                <text:p>-5.58965</text:p>
              </table:table-cell>
              <table:table-cell office:value-type="float" office:value="-2.96091">
                <text:p>-2.960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0.16">
                <text:p>-20.16</text:p>
              </table:table-cell>
              <table:table-cell office:value-type="float" office:value="-6.60809">
                <text:p>-6.60809</text:p>
              </table:table-cell>
              <table:table-cell office:value-type="float" office:value="-0.376947">
                <text:p>-0.3769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0.12">
                <text:p>-20.12</text:p>
              </table:table-cell>
              <table:table-cell office:value-type="float" office:value="-6.56026">
                <text:p>-6.56026</text:p>
              </table:table-cell>
              <table:table-cell office:value-type="float" office:value="2.41957">
                <text:p>2.419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0.08">
                <text:p>-20.08</text:p>
              </table:table-cell>
              <table:table-cell office:value-type="float" office:value="-5.44398">
                <text:p>-5.44398</text:p>
              </table:table-cell>
              <table:table-cell office:value-type="float" office:value="5.00085">
                <text:p>5.000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0.04">
                <text:p>-20.04</text:p>
              </table:table-cell>
              <table:table-cell office:value-type="float" office:value="-3.42257">
                <text:p>-3.42257</text:p>
              </table:table-cell>
              <table:table-cell office:value-type="float" office:value="6.97054">
                <text:p>6.9705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0">
                <text:p>-20</text:p>
              </table:table-cell>
              <table:table-cell office:value-type="float" office:value="-0.800212">
                <text:p>-0.800212</text:p>
              </table:table-cell>
              <table:table-cell office:value-type="float" office:value="8.02538">
                <text:p>8.0253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9.96">
                <text:p>-19.96</text:p>
              </table:table-cell>
              <table:table-cell office:value-type="float" office:value="2.02469">
                <text:p>2.02469</text:p>
              </table:table-cell>
              <table:table-cell office:value-type="float" office:value="8.00256">
                <text:p>8.002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9.92">
                <text:p>-19.92</text:p>
              </table:table-cell>
              <table:table-cell office:value-type="float" office:value="4.62092">
                <text:p>4.62092</text:p>
              </table:table-cell>
              <table:table-cell office:value-type="float" office:value="6.90555">
                <text:p>6.905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9.88">
                <text:p>-19.88</text:p>
              </table:table-cell>
              <table:table-cell office:value-type="float" office:value="6.5912">
                <text:p>6.5912</text:p>
              </table:table-cell>
              <table:table-cell office:value-type="float" office:value="4.90421">
                <text:p>4.904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9.84">
                <text:p>-19.84</text:p>
              </table:table-cell>
              <table:table-cell office:value-type="float" office:value="7.63395">
                <text:p>7.63395</text:p>
              </table:table-cell>
              <table:table-cell office:value-type="float" office:value="2.30913">
                <text:p>2.309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9.8">
                <text:p>-19.8</text:p>
              </table:table-cell>
              <table:table-cell office:value-type="float" office:value="7.59043">
                <text:p>7.59043</text:p>
              </table:table-cell>
              <table:table-cell office:value-type="float" office:value="-0.476053">
                <text:p>-0.4760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9.76">
                <text:p>-19.76</text:p>
              </table:table-cell>
              <table:table-cell office:value-type="float" office:value="6.46997">
                <text:p>6.46997</text:p>
              </table:table-cell>
              <table:table-cell office:value-type="float" office:value="-3.01684">
                <text:p>-3.016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9.72">
                <text:p>-19.72</text:p>
              </table:table-cell>
              <table:table-cell office:value-type="float" office:value="4.44913">
                <text:p>4.44913</text:p>
              </table:table-cell>
              <table:table-cell office:value-type="float" office:value="-4.91522">
                <text:p>-4.915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9.68">
                <text:p>-19.68</text:p>
              </table:table-cell>
              <table:table-cell office:value-type="float" office:value="1.84502">
                <text:p>1.84502</text:p>
              </table:table-cell>
              <table:table-cell office:value-type="float" office:value="-5.87151">
                <text:p>-5.871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9.64">
                <text:p>-19.64</text:p>
              </table:table-cell>
              <table:table-cell office:value-type="float" office:value="-0.933382">
                <text:p>-0.933382</text:p>
              </table:table-cell>
              <table:table-cell office:value-type="float" office:value="-5.73129">
                <text:p>-5.7312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9.6">
                <text:p>-19.6</text:p>
              </table:table-cell>
              <table:table-cell office:value-type="float" office:value="-3.44827">
                <text:p>-3.44827</text:p>
              </table:table-cell>
              <table:table-cell office:value-type="float" office:value="-4.50996">
                <text:p>-4.509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9.56">
                <text:p>-19.56</text:p>
              </table:table-cell>
              <table:table-cell office:value-type="float" office:value="-5.30086">
                <text:p>-5.30086</text:p>
              </table:table-cell>
              <table:table-cell office:value-type="float" office:value="-2.39101">
                <text:p>-2.391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9.52">
                <text:p>-19.52</text:p>
              </table:table-cell>
              <table:table-cell office:value-type="float" office:value="-6.19343">
                <text:p>-6.19343</text:p>
              </table:table-cell>
              <table:table-cell office:value-type="float" office:value="0.301741">
                <text:p>0.3017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9.48">
                <text:p>-19.48</text:p>
              </table:table-cell>
              <table:table-cell office:value-type="float" office:value="-5.97591">
                <text:p>-5.97591</text:p>
              </table:table-cell>
              <table:table-cell office:value-type="float" office:value="3.15379">
                <text:p>3.1537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9.44">
                <text:p>-19.44</text:p>
              </table:table-cell>
              <table:table-cell office:value-type="float" office:value="-4.66983">
                <text:p>-4.66983</text:p>
              </table:table-cell>
              <table:table-cell office:value-type="float" office:value="5.72391">
                <text:p>5.7239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9.4">
                <text:p>-19.4</text:p>
              </table:table-cell>
              <table:table-cell office:value-type="float" office:value="-2.46563">
                <text:p>-2.46563</text:p>
              </table:table-cell>
              <table:table-cell office:value-type="float" office:value="7.61247">
                <text:p>7.612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9.36">
                <text:p>-19.36</text:p>
              </table:table-cell>
              <table:table-cell office:value-type="float" office:value="0.306112">
                <text:p>0.306112</text:p>
              </table:table-cell>
              <table:table-cell office:value-type="float" office:value="8.52361">
                <text:p>8.5236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9.32">
                <text:p>-19.32</text:p>
              </table:table-cell>
              <table:table-cell office:value-type="float" office:value="3.2254">
                <text:p>3.2254</text:p>
              </table:table-cell>
              <table:table-cell office:value-type="float" office:value="8.31156">
                <text:p>8.311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9.28">
                <text:p>-19.28</text:p>
              </table:table-cell>
              <table:table-cell office:value-type="float" office:value="5.84761">
                <text:p>5.84761</text:p>
              </table:table-cell>
              <table:table-cell office:value-type="float" office:value="7.00391">
                <text:p>7.003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9.24">
                <text:p>-19.24</text:p>
              </table:table-cell>
              <table:table-cell office:value-type="float" office:value="7.77231">
                <text:p>7.77231</text:p>
              </table:table-cell>
              <table:table-cell office:value-type="float" office:value="4.798">
                <text:p>4.7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9.2">
                <text:p>-19.2</text:p>
              </table:table-cell>
              <table:table-cell office:value-type="float" office:value="8.70561">
                <text:p>8.70561</text:p>
              </table:table-cell>
              <table:table-cell office:value-type="float" office:value="2.03105">
                <text:p>2.031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9.16">
                <text:p>-19.16</text:p>
              </table:table-cell>
              <table:table-cell office:value-type="float" office:value="8.50613">
                <text:p>8.50613</text:p>
              </table:table-cell>
              <table:table-cell office:value-type="float" office:value="-0.871599">
                <text:p>-0.8715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9.12">
                <text:p>-19.12</text:p>
              </table:table-cell>
              <table:table-cell office:value-type="float" office:value="7.2076">
                <text:p>7.2076</text:p>
              </table:table-cell>
              <table:table-cell office:value-type="float" office:value="-3.46209">
                <text:p>-3.4620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9.08">
                <text:p>-19.08</text:p>
              </table:table-cell>
              <table:table-cell office:value-type="float" office:value="5.01431">
                <text:p>5.01431</text:p>
              </table:table-cell>
              <table:table-cell office:value-type="float" office:value="-5.33942">
                <text:p>-5.339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9.04">
                <text:p>-19.04</text:p>
              </table:table-cell>
              <table:table-cell office:value-type="float" office:value="2.27014">
                <text:p>2.27014</text:p>
              </table:table-cell>
              <table:table-cell office:value-type="float" office:value="-6.21189">
                <text:p>-6.211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9">
                <text:p>-19</text:p>
              </table:table-cell>
              <table:table-cell office:value-type="float" office:value="-0.594238">
                <text:p>-0.594238</text:p>
              </table:table-cell>
              <table:table-cell office:value-type="float" office:value="-5.94276">
                <text:p>-5.942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8.96">
                <text:p>-18.96</text:p>
              </table:table-cell>
              <table:table-cell office:value-type="float" office:value="-3.12781">
                <text:p>-3.12781</text:p>
              </table:table-cell>
              <table:table-cell office:value-type="float" office:value="-4.57212">
                <text:p>-4.572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8.92">
                <text:p>-18.92</text:p>
              </table:table-cell>
              <table:table-cell office:value-type="float" office:value="-4.92911">
                <text:p>-4.92911</text:p>
              </table:table-cell>
              <table:table-cell office:value-type="float" office:value="-2.31145">
                <text:p>-2.3114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8.88">
                <text:p>-18.88</text:p>
              </table:table-cell>
              <table:table-cell office:value-type="float" office:value="-5.70875">
                <text:p>-5.70875</text:p>
              </table:table-cell>
              <table:table-cell office:value-type="float" office:value="0.488535">
                <text:p>0.48853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8.84">
                <text:p>-18.84</text:p>
              </table:table-cell>
              <table:table-cell office:value-type="float" office:value="-5.3348">
                <text:p>-5.3348</text:p>
              </table:table-cell>
              <table:table-cell office:value-type="float" office:value="3.39167">
                <text:p>3.391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8.8">
                <text:p>-18.8</text:p>
              </table:table-cell>
              <table:table-cell office:value-type="float" office:value="-3.8539">
                <text:p>-3.8539</text:p>
              </table:table-cell>
              <table:table-cell office:value-type="float" office:value="5.94368">
                <text:p>5.943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8.76">
                <text:p>-18.76</text:p>
              </table:table-cell>
              <table:table-cell office:value-type="float" office:value="-1.48483">
                <text:p>-1.48483</text:p>
              </table:table-cell>
              <table:table-cell office:value-type="float" office:value="7.74257">
                <text:p>7.742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8.72">
                <text:p>-18.72</text:p>
              </table:table-cell>
              <table:table-cell office:value-type="float" office:value="1.4147">
                <text:p>1.4147</text:p>
              </table:table-cell>
              <table:table-cell office:value-type="float" office:value="8.50124">
                <text:p>8.501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8.68">
                <text:p>-18.68</text:p>
              </table:table-cell>
              <table:table-cell office:value-type="float" office:value="4.40297">
                <text:p>4.40297</text:p>
              </table:table-cell>
              <table:table-cell office:value-type="float" office:value="8.09253">
                <text:p>8.0925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8.64">
                <text:p>-18.64</text:p>
              </table:table-cell>
              <table:table-cell office:value-type="float" office:value="7.02237">
                <text:p>7.02237</text:p>
              </table:table-cell>
              <table:table-cell office:value-type="float" office:value="6.56962">
                <text:p>6.569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8.6">
                <text:p>-18.6</text:p>
              </table:table-cell>
              <table:table-cell office:value-type="float" office:value="8.87034">
                <text:p>8.87034</text:p>
              </table:table-cell>
              <table:table-cell office:value-type="float" office:value="4.15857">
                <text:p>4.158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8.56">
                <text:p>-18.56</text:p>
              </table:table-cell>
              <table:table-cell office:value-type="float" office:value="9.66209">
                <text:p>9.66209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8.52">
                <text:p>-18.52</text:p>
              </table:table-cell>
              <table:table-cell office:value-type="float" office:value="9.27521">
                <text:p>9.27521</text:p>
              </table:table-cell>
              <table:table-cell office:value-type="float" office:value="-1.78687">
                <text:p>-1.7868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8.48">
                <text:p>-18.48</text:p>
              </table:table-cell>
              <table:table-cell office:value-type="float" office:value="7.76941">
                <text:p>7.76941</text:p>
              </table:table-cell>
              <table:table-cell office:value-type="float" office:value="-4.41324">
                <text:p>-4.413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8.44">
                <text:p>-18.44</text:p>
              </table:table-cell>
              <table:table-cell office:value-type="float" office:value="5.37803">
                <text:p>5.37803</text:p>
              </table:table-cell>
              <table:table-cell office:value-type="float" office:value="-6.25215">
                <text:p>-6.2521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8.4">
                <text:p>-18.4</text:p>
              </table:table-cell>
              <table:table-cell office:value-type="float" office:value="2.47253">
                <text:p>2.47253</text:p>
              </table:table-cell>
              <table:table-cell office:value-type="float" office:value="-7.02127">
                <text:p>-7.021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8.36">
                <text:p>-18.36</text:p>
              </table:table-cell>
              <table:table-cell office:value-type="float" office:value="-0.494461">
                <text:p>-0.494461</text:p>
              </table:table-cell>
              <table:table-cell office:value-type="float" office:value="-6.60316">
                <text:p>-6.603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8.32">
                <text:p>-18.32</text:p>
              </table:table-cell>
              <table:table-cell office:value-type="float" office:value="-3.05911">
                <text:p>-3.05911</text:p>
              </table:table-cell>
              <table:table-cell office:value-type="float" office:value="-5.06423">
                <text:p>-5.0642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8.28">
                <text:p>-18.28</text:p>
              </table:table-cell>
              <table:table-cell office:value-type="float" office:value="-4.81823">
                <text:p>-4.81823</text:p>
              </table:table-cell>
              <table:table-cell office:value-type="float" office:value="-2.64523">
                <text:p>-2.6452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8.24">
                <text:p>-18.24</text:p>
              </table:table-cell>
              <table:table-cell office:value-type="float" office:value="-5.49217">
                <text:p>-5.49217</text:p>
              </table:table-cell>
              <table:table-cell office:value-type="float" office:value="0.275376">
                <text:p>0.27537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8.2">
                <text:p>-18.2</text:p>
              </table:table-cell>
              <table:table-cell office:value-type="float" office:value="-4.96868">
                <text:p>-4.96868</text:p>
              </table:table-cell>
              <table:table-cell office:value-type="float" office:value="3.23952">
                <text:p>3.239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8.16">
                <text:p>-18.16</text:p>
              </table:table-cell>
              <table:table-cell office:value-type="float" office:value="-3.32111">
                <text:p>-3.32111</text:p>
              </table:table-cell>
              <table:table-cell office:value-type="float" office:value="5.78028">
                <text:p>5.7802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8.12">
                <text:p>-18.12</text:p>
              </table:table-cell>
              <table:table-cell office:value-type="float" office:value="-0.797826">
                <text:p>-0.797826</text:p>
              </table:table-cell>
              <table:table-cell office:value-type="float" office:value="7.49428">
                <text:p>7.4942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8.08">
                <text:p>-18.08</text:p>
              </table:table-cell>
              <table:table-cell office:value-type="float" office:value="2.21553">
                <text:p>2.21553</text:p>
              </table:table-cell>
              <table:table-cell office:value-type="float" office:value="8.10456">
                <text:p>8.104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8.04">
                <text:p>-18.04</text:p>
              </table:table-cell>
              <table:table-cell office:value-type="float" office:value="5.2553">
                <text:p>5.2553</text:p>
              </table:table-cell>
              <table:table-cell office:value-type="float" office:value="7.50416">
                <text:p>7.5041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8">
                <text:p>-18</text:p>
              </table:table-cell>
              <table:table-cell office:value-type="float" office:value="7.85138">
                <text:p>7.85138</text:p>
              </table:table-cell>
              <table:table-cell office:value-type="float" office:value="5.77344">
                <text:p>5.773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7.96">
                <text:p>-17.96</text:p>
              </table:table-cell>
              <table:table-cell office:value-type="float" office:value="9.60011">
                <text:p>9.60011</text:p>
              </table:table-cell>
              <table:table-cell office:value-type="float" office:value="3.16843">
                <text:p>3.1684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7.92">
                <text:p>-17.92</text:p>
              </table:table-cell>
              <table:table-cell office:value-type="float" office:value="10.2272">
                <text:p>10.2272</text:p>
              </table:table-cell>
              <table:table-cell office:value-type="float" office:value="0.0819856">
                <text:p>0.08198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7.88">
                <text:p>-17.88</text:p>
              </table:table-cell>
              <table:table-cell office:value-type="float" office:value="9.63104">
                <text:p>9.63104</text:p>
              </table:table-cell>
              <table:table-cell office:value-type="float" office:value="-3.01664">
                <text:p>-3.016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7.84">
                <text:p>-17.84</text:p>
              </table:table-cell>
              <table:table-cell office:value-type="float" office:value="7.89884">
                <text:p>7.89884</text:p>
              </table:table-cell>
              <table:table-cell office:value-type="float" office:value="-5.6542">
                <text:p>-5.654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7.8">
                <text:p>-17.8</text:p>
              </table:table-cell>
              <table:table-cell office:value-type="float" office:value="5.29435">
                <text:p>5.29435</text:p>
              </table:table-cell>
              <table:table-cell office:value-type="float" office:value="-7.42684">
                <text:p>-7.426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7.76">
                <text:p>-17.76</text:p>
              </table:table-cell>
              <table:table-cell office:value-type="float" office:value="2.2175">
                <text:p>2.2175</text:p>
              </table:table-cell>
              <table:table-cell office:value-type="float" office:value="-8.06311">
                <text:p>-8.063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7.72">
                <text:p>-17.72</text:p>
              </table:table-cell>
              <table:table-cell office:value-type="float" office:value="-0.856937">
                <text:p>-0.856937</text:p>
              </table:table-cell>
              <table:table-cell office:value-type="float" office:value="-7.4666">
                <text:p>-7.46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7.68">
                <text:p>-17.68</text:p>
              </table:table-cell>
              <table:table-cell office:value-type="float" office:value="-3.45274">
                <text:p>-3.45274</text:p>
              </table:table-cell>
              <table:table-cell office:value-type="float" office:value="-5.73173">
                <text:p>-5.731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7.64">
                <text:p>-17.64</text:p>
              </table:table-cell>
              <table:table-cell office:value-type="float" office:value="-5.16607">
                <text:p>-5.16607</text:p>
              </table:table-cell>
              <table:table-cell office:value-type="float" office:value="-3.12992">
                <text:p>-3.1299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7.6">
                <text:p>-17.6</text:p>
              </table:table-cell>
              <table:table-cell office:value-type="float" office:value="-5.72846">
                <text:p>-5.72846</text:p>
              </table:table-cell>
              <table:table-cell office:value-type="float" office:value="-0.0682668">
                <text:p>-0.06826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7.56">
                <text:p>-17.56</text:p>
              </table:table-cell>
              <table:table-cell office:value-type="float" office:value="-5.0491">
                <text:p>-5.0491</text:p>
              </table:table-cell>
              <table:table-cell office:value-type="float" office:value="2.973">
                <text:p>2.9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7.52">
                <text:p>-17.52</text:p>
              </table:table-cell>
              <table:table-cell office:value-type="float" office:value="-3.22971">
                <text:p>-3.22971</text:p>
              </table:table-cell>
              <table:table-cell office:value-type="float" office:value="5.51473">
                <text:p>5.5147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7.48">
                <text:p>-17.48</text:p>
              </table:table-cell>
              <table:table-cell office:value-type="float" office:value="-0.549628">
                <text:p>-0.549628</text:p>
              </table:table-cell>
              <table:table-cell office:value-type="float" office:value="7.15318">
                <text:p>7.153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7.44">
                <text:p>-17.44</text:p>
              </table:table-cell>
              <table:table-cell office:value-type="float" office:value="2.57671">
                <text:p>2.57671</text:p>
              </table:table-cell>
              <table:table-cell office:value-type="float" office:value="7.62305">
                <text:p>7.623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7.4">
                <text:p>-17.4</text:p>
              </table:table-cell>
              <table:table-cell office:value-type="float" office:value="5.66347">
                <text:p>5.66347</text:p>
              </table:table-cell>
              <table:table-cell office:value-type="float" office:value="6.83926">
                <text:p>6.8392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7.36">
                <text:p>-17.36</text:p>
              </table:table-cell>
              <table:table-cell office:value-type="float" office:value="8.22851">
                <text:p>8.22851</text:p>
              </table:table-cell>
              <table:table-cell office:value-type="float" office:value="4.911">
                <text:p>4.9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7.32">
                <text:p>-17.32</text:p>
              </table:table-cell>
              <table:table-cell office:value-type="float" office:value="9.86815">
                <text:p>9.86815</text:p>
              </table:table-cell>
              <table:table-cell office:value-type="float" office:value="2.12569">
                <text:p>2.1256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7.28">
                <text:p>-17.28</text:p>
              </table:table-cell>
              <table:table-cell office:value-type="float" office:value="10.3202">
                <text:p>10.3202</text:p>
              </table:table-cell>
              <table:table-cell office:value-type="float" office:value="-1.0948">
                <text:p>-1.09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7.24">
                <text:p>-17.24</text:p>
              </table:table-cell>
              <table:table-cell office:value-type="float" office:value="9.50542">
                <text:p>9.50542</text:p>
              </table:table-cell>
              <table:table-cell office:value-type="float" office:value="-4.25897">
                <text:p>-4.258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7.2">
                <text:p>-17.2</text:p>
              </table:table-cell>
              <table:table-cell office:value-type="float" office:value="7.54039">
                <text:p>7.54039</text:p>
              </table:table-cell>
              <table:table-cell office:value-type="float" office:value="-6.88162">
                <text:p>-6.8816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7.16">
                <text:p>-17.16</text:p>
              </table:table-cell>
              <table:table-cell office:value-type="float" office:value="4.72064">
                <text:p>4.72064</text:p>
              </table:table-cell>
              <table:table-cell office:value-type="float" office:value="-8.55913">
                <text:p>-8.559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7.12">
                <text:p>-17.12</text:p>
              </table:table-cell>
              <table:table-cell office:value-type="float" office:value="1.47544">
                <text:p>1.47544</text:p>
              </table:table-cell>
              <table:table-cell office:value-type="float" office:value="-9.03254">
                <text:p>-9.032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7.08">
                <text:p>-17.08</text:p>
              </table:table-cell>
              <table:table-cell office:value-type="float" office:value="-1.69809">
                <text:p>-1.69809</text:p>
              </table:table-cell>
              <table:table-cell office:value-type="float" office:value="-8.22831">
                <text:p>-8.228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7.04">
                <text:p>-17.04</text:p>
              </table:table-cell>
              <table:table-cell office:value-type="float" office:value="-4.31183">
                <text:p>-4.31183</text:p>
              </table:table-cell>
              <table:table-cell office:value-type="float" office:value="-6.27062">
                <text:p>-6.270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7">
                <text:p>-17</text:p>
              </table:table-cell>
              <table:table-cell office:value-type="float" office:value="-5.96241">
                <text:p>-5.96241</text:p>
              </table:table-cell>
              <table:table-cell office:value-type="float" office:value="-3.46304">
                <text:p>-3.463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6.96">
                <text:p>-16.96</text:p>
              </table:table-cell>
              <table:table-cell office:value-type="float" office:value="-6.3942">
                <text:p>-6.3942</text:p>
              </table:table-cell>
              <table:table-cell office:value-type="float" office:value="-0.242235">
                <text:p>-0.2422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6.92">
                <text:p>-16.92</text:p>
              </table:table-cell>
              <table:table-cell office:value-type="float" office:value="-5.53965">
                <text:p>-5.53965</text:p>
              </table:table-cell>
              <table:table-cell office:value-type="float" office:value="2.88914">
                <text:p>2.889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6.88">
                <text:p>-16.88</text:p>
              </table:table-cell>
              <table:table-cell office:value-type="float" office:value="-3.53066">
                <text:p>-3.53066</text:p>
              </table:table-cell>
              <table:table-cell office:value-type="float" office:value="5.44017">
                <text:p>5.440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6.84">
                <text:p>-16.84</text:p>
              </table:table-cell>
              <table:table-cell office:value-type="float" office:value="-0.679036">
                <text:p>-0.679036</text:p>
              </table:table-cell>
              <table:table-cell office:value-type="float" office:value="7.00787">
                <text:p>7.0078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6.8">
                <text:p>-16.8</text:p>
              </table:table-cell>
              <table:table-cell office:value-type="float" office:value="2.57105">
                <text:p>2.57105</text:p>
              </table:table-cell>
              <table:table-cell office:value-type="float" office:value="7.34016">
                <text:p>7.3401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6.76">
                <text:p>-16.76</text:p>
              </table:table-cell>
              <table:table-cell office:value-type="float" office:value="5.71134">
                <text:p>5.71134</text:p>
              </table:table-cell>
              <table:table-cell office:value-type="float" office:value="6.37571">
                <text:p>6.375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6.72">
                <text:p>-16.72</text:p>
              </table:table-cell>
              <table:table-cell office:value-type="float" office:value="8.24809">
                <text:p>8.24809</text:p>
              </table:table-cell>
              <table:table-cell office:value-type="float" office:value="4.25433">
                <text:p>4.254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6.68">
                <text:p>-16.68</text:p>
              </table:table-cell>
              <table:table-cell office:value-type="float" office:value="9.77874">
                <text:p>9.77874</text:p>
              </table:table-cell>
              <table:table-cell office:value-type="float" office:value="1.29627">
                <text:p>1.296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6.64">
                <text:p>-16.64</text:p>
              </table:table-cell>
              <table:table-cell office:value-type="float" office:value="10.0548">
                <text:p>10.0548</text:p>
              </table:table-cell>
              <table:table-cell office:value-type="float" office:value="-2.04662">
                <text:p>-2.0466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6.6">
                <text:p>-16.6</text:p>
              </table:table-cell>
              <table:table-cell office:value-type="float" office:value="9.02131">
                <text:p>9.02131</text:p>
              </table:table-cell>
              <table:table-cell office:value-type="float" office:value="-5.26036">
                <text:p>-5.2603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6.56">
                <text:p>-16.56</text:p>
              </table:table-cell>
              <table:table-cell office:value-type="float" office:value="6.82601">
                <text:p>6.82601</text:p>
              </table:table-cell>
              <table:table-cell office:value-type="float" office:value="-7.84833">
                <text:p>-7.848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6.52">
                <text:p>-16.52</text:p>
              </table:table-cell>
              <table:table-cell office:value-type="float" office:value="3.79767">
                <text:p>3.79767</text:p>
              </table:table-cell>
              <table:table-cell office:value-type="float" office:value="-9.40835">
                <text:p>-9.408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6.48">
                <text:p>-16.48</text:p>
              </table:table-cell>
              <table:table-cell office:value-type="float" office:value="0.395853">
                <text:p>0.395853</text:p>
              </table:table-cell>
              <table:table-cell office:value-type="float" office:value="-9.69559">
                <text:p>-9.695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6.44">
                <text:p>-16.44</text:p>
              </table:table-cell>
              <table:table-cell office:value-type="float" office:value="-2.85975">
                <text:p>-2.85975</text:p>
              </table:table-cell>
              <table:table-cell office:value-type="float" office:value="-8.6613">
                <text:p>-8.66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6.4">
                <text:p>-16.4</text:p>
              </table:table-cell>
              <table:table-cell office:value-type="float" office:value="-5.46965">
                <text:p>-5.46965</text:p>
              </table:table-cell>
              <table:table-cell office:value-type="float" office:value="-6.46134">
                <text:p>-6.461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6.36">
                <text:p>-16.36</text:p>
              </table:table-cell>
              <table:table-cell office:value-type="float" office:value="-7.03218">
                <text:p>-7.03218</text:p>
              </table:table-cell>
              <table:table-cell office:value-type="float" office:value="-3.43297">
                <text:p>-3.432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6.32">
                <text:p>-16.32</text:p>
              </table:table-cell>
              <table:table-cell office:value-type="float" office:value="-7.30626">
                <text:p>-7.30626</text:p>
              </table:table-cell>
              <table:table-cell office:value-type="float" office:value="-0.0434197">
                <text:p>-0.04341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6.28">
                <text:p>-16.28</text:p>
              </table:table-cell>
              <table:table-cell office:value-type="float" office:value="-6.24957">
                <text:p>-6.24957</text:p>
              </table:table-cell>
              <table:table-cell office:value-type="float" office:value="3.182">
                <text:p>3.18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6.24">
                <text:p>-16.24</text:p>
              </table:table-cell>
              <table:table-cell office:value-type="float" office:value="-4.02613">
                <text:p>-4.02613</text:p>
              </table:table-cell>
              <table:table-cell office:value-type="float" office:value="5.74109">
                <text:p>5.7410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6.2">
                <text:p>-16.2</text:p>
              </table:table-cell>
              <table:table-cell office:value-type="float" office:value="-0.981823">
                <text:p>-0.981823</text:p>
              </table:table-cell>
              <table:table-cell office:value-type="float" office:value="7.23285">
                <text:p>7.232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6.16">
                <text:p>-16.16</text:p>
              </table:table-cell>
              <table:table-cell office:value-type="float" office:value="2.40841">
                <text:p>2.40841</text:p>
              </table:table-cell>
              <table:table-cell office:value-type="float" office:value="7.42016">
                <text:p>7.4201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6.12">
                <text:p>-16.12</text:p>
              </table:table-cell>
              <table:table-cell office:value-type="float" office:value="5.6136">
                <text:p>5.6136</text:p>
              </table:table-cell>
              <table:table-cell office:value-type="float" office:value="6.26738">
                <text:p>6.267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6.08">
                <text:p>-16.08</text:p>
              </table:table-cell>
              <table:table-cell office:value-type="float" office:value="8.12891">
                <text:p>8.12891</text:p>
              </table:table-cell>
              <table:table-cell office:value-type="float" office:value="3.94692">
                <text:p>3.946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6.04">
                <text:p>-16.04</text:p>
              </table:table-cell>
              <table:table-cell office:value-type="float" office:value="9.55408">
                <text:p>9.55408</text:p>
              </table:table-cell>
              <table:table-cell office:value-type="float" office:value="0.813452">
                <text:p>0.8134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6">
                <text:p>-16</text:p>
              </table:table-cell>
              <table:table-cell office:value-type="float" office:value="9.65609">
                <text:p>9.65609</text:p>
              </table:table-cell>
              <table:table-cell office:value-type="float" office:value="-2.65016">
                <text:p>-2.650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5.96">
                <text:p>-15.96</text:p>
              </table:table-cell>
              <table:table-cell office:value-type="float" office:value="8.40616">
                <text:p>8.40616</text:p>
              </table:table-cell>
              <table:table-cell office:value-type="float" office:value="-5.90722">
                <text:p>-5.907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5.92">
                <text:p>-15.92</text:p>
              </table:table-cell>
              <table:table-cell office:value-type="float" office:value="5.98521">
                <text:p>5.98521</text:p>
              </table:table-cell>
              <table:table-cell office:value-type="float" office:value="-8.45015">
                <text:p>-8.450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5.88">
                <text:p>-15.88</text:p>
              </table:table-cell>
              <table:table-cell office:value-type="float" office:value="2.75688">
                <text:p>2.75688</text:p>
              </table:table-cell>
              <table:table-cell office:value-type="float" office:value="-9.87945">
                <text:p>-9.879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5.84">
                <text:p>-15.84</text:p>
              </table:table-cell>
              <table:table-cell office:value-type="float" office:value="-0.78797">
                <text:p>-0.78797</text:p>
              </table:table-cell>
              <table:table-cell office:value-type="float" office:value="-9.96625">
                <text:p>-9.966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5.8">
                <text:p>-15.8</text:p>
              </table:table-cell>
              <table:table-cell office:value-type="float" office:value="-4.10683">
                <text:p>-4.10683</text:p>
              </table:table-cell>
              <table:table-cell office:value-type="float" office:value="-8.68861">
                <text:p>-8.6886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5.76">
                <text:p>-15.76</text:p>
              </table:table-cell>
              <table:table-cell office:value-type="float" office:value="-6.68941">
                <text:p>-6.68941</text:p>
              </table:table-cell>
              <table:table-cell office:value-type="float" office:value="-6.23608">
                <text:p>-6.236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5.72">
                <text:p>-15.72</text:p>
              </table:table-cell>
              <table:table-cell office:value-type="float" office:value="-8.13702">
                <text:p>-8.13702</text:p>
              </table:table-cell>
              <table:table-cell office:value-type="float" office:value="-2.98127">
                <text:p>-2.981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5.68">
                <text:p>-15.68</text:p>
              </table:table-cell>
              <table:table-cell office:value-type="float" office:value="-8.22495">
                <text:p>-8.22495</text:p>
              </table:table-cell>
              <table:table-cell office:value-type="float" office:value="0.576993">
                <text:p>0.57699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5.64">
                <text:p>-15.64</text:p>
              </table:table-cell>
              <table:table-cell office:value-type="float" office:value="-6.93827">
                <text:p>-6.93827</text:p>
              </table:table-cell>
              <table:table-cell office:value-type="float" office:value="3.89043">
                <text:p>3.8904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5.6">
                <text:p>-15.6</text:p>
              </table:table-cell>
              <table:table-cell office:value-type="float" office:value="-4.47518">
                <text:p>-4.47518</text:p>
              </table:table-cell>
              <table:table-cell office:value-type="float" office:value="6.44614">
                <text:p>6.446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5.56">
                <text:p>-15.56</text:p>
              </table:table-cell>
              <table:table-cell office:value-type="float" office:value="-1.21736">
                <text:p>-1.21736</text:p>
              </table:table-cell>
              <table:table-cell office:value-type="float" office:value="7.84638">
                <text:p>7.8463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5.52">
                <text:p>-15.52</text:p>
              </table:table-cell>
              <table:table-cell office:value-type="float" office:value="2.32838">
                <text:p>2.32838</text:p>
              </table:table-cell>
              <table:table-cell office:value-type="float" office:value="7.87084">
                <text:p>7.870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5.48">
                <text:p>-15.48</text:p>
              </table:table-cell>
              <table:table-cell office:value-type="float" office:value="5.60804">
                <text:p>5.60804</text:p>
              </table:table-cell>
              <table:table-cell office:value-type="float" office:value="6.51178">
                <text:p>6.5117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5.44">
                <text:p>-15.44</text:p>
              </table:table-cell>
              <table:table-cell office:value-type="float" office:value="8.1062">
                <text:p>8.1062</text:p>
              </table:table-cell>
              <table:table-cell office:value-type="float" office:value="3.97628">
                <text:p>3.976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5.4">
                <text:p>-15.4</text:p>
              </table:table-cell>
              <table:table-cell office:value-type="float" office:value="9.42621">
                <text:p>9.42621</text:p>
              </table:table-cell>
              <table:table-cell office:value-type="float" office:value="0.655217">
                <text:p>0.6552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5.36">
                <text:p>-15.36</text:p>
              </table:table-cell>
              <table:table-cell office:value-type="float" office:value="9.35236">
                <text:p>9.35236</text:p>
              </table:table-cell>
              <table:table-cell office:value-type="float" office:value="-2.93643">
                <text:p>-2.9364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5.32">
                <text:p>-15.32</text:p>
              </table:table-cell>
              <table:table-cell office:value-type="float" office:value="7.88428">
                <text:p>7.88428</text:p>
              </table:table-cell>
              <table:table-cell office:value-type="float" office:value="-6.23888">
                <text:p>-6.238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5.28">
                <text:p>-15.28</text:p>
              </table:table-cell>
              <table:table-cell office:value-type="float" office:value="5.23815">
                <text:p>5.23815</text:p>
              </table:table-cell>
              <table:table-cell office:value-type="float" office:value="-8.73419">
                <text:p>-8.7341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5.24">
                <text:p>-15.24</text:p>
              </table:table-cell>
              <table:table-cell office:value-type="float" office:value="1.81425">
                <text:p>1.81425</text:p>
              </table:table-cell>
              <table:table-cell office:value-type="float" office:value="-10.0268">
                <text:p>-10.02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5.2">
                <text:p>-15.2</text:p>
              </table:table-cell>
              <table:table-cell office:value-type="float" office:value="-1.86415">
                <text:p>-1.86415</text:p>
              </table:table-cell>
              <table:table-cell office:value-type="float" office:value="-9.90574">
                <text:p>-9.9057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5.16">
                <text:p>-15.16</text:p>
              </table:table-cell>
              <table:table-cell office:value-type="float" office:value="-5.2314">
                <text:p>-5.2314</text:p>
              </table:table-cell>
              <table:table-cell office:value-type="float" office:value="-8.37807">
                <text:p>-8.3780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5.12">
                <text:p>-15.12</text:p>
              </table:table-cell>
              <table:table-cell office:value-type="float" office:value="-7.76696">
                <text:p>-7.76696</text:p>
              </table:table-cell>
              <table:table-cell office:value-type="float" office:value="-5.66917">
                <text:p>-5.669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5.08">
                <text:p>-15.08</text:p>
              </table:table-cell>
              <table:table-cell office:value-type="float" office:value="-9.07647">
                <text:p>-9.07647</text:p>
              </table:table-cell>
              <table:table-cell office:value-type="float" office:value="-2.18882">
                <text:p>-2.188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5.04">
                <text:p>-15.04</text:p>
              </table:table-cell>
              <table:table-cell office:value-type="float" office:value="-8.95359">
                <text:p>-8.95359</text:p>
              </table:table-cell>
              <table:table-cell office:value-type="float" office:value="1.53138">
                <text:p>1.5313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5">
                <text:p>-15</text:p>
              </table:table-cell>
              <table:table-cell office:value-type="float" office:value="-7.41303">
                <text:p>-7.41303</text:p>
              </table:table-cell>
              <table:table-cell office:value-type="float" office:value="4.9199">
                <text:p>4.91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4.96">
                <text:p>-14.96</text:p>
              </table:table-cell>
              <table:table-cell office:value-type="float" office:value="-4.68942">
                <text:p>-4.68942</text:p>
              </table:table-cell>
              <table:table-cell office:value-type="float" office:value="7.4537">
                <text:p>7.45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4.92">
                <text:p>-14.92</text:p>
              </table:table-cell>
              <table:table-cell office:value-type="float" office:value="-1.20208">
                <text:p>-1.20208</text:p>
              </table:table-cell>
              <table:table-cell office:value-type="float" office:value="8.7397">
                <text:p>8.73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4.88">
                <text:p>-14.88</text:p>
              </table:table-cell>
              <table:table-cell office:value-type="float" office:value="2.50907">
                <text:p>2.50907</text:p>
              </table:table-cell>
              <table:table-cell office:value-type="float" office:value="8.57642">
                <text:p>8.5764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4.84">
                <text:p>-14.84</text:p>
              </table:table-cell>
              <table:table-cell office:value-type="float" office:value="5.86666">
                <text:p>5.86666</text:p>
              </table:table-cell>
              <table:table-cell office:value-type="float" office:value="6.98632">
                <text:p>6.9863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4.8">
                <text:p>-14.8</text:p>
              </table:table-cell>
              <table:table-cell office:value-type="float" office:value="8.34527">
                <text:p>8.34527</text:p>
              </table:table-cell>
              <table:table-cell office:value-type="float" office:value="4.21347">
                <text:p>4.2134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4.76">
                <text:p>-14.76</text:p>
              </table:table-cell>
              <table:table-cell office:value-type="float" office:value="9.55324">
                <text:p>9.55324</text:p>
              </table:table-cell>
              <table:table-cell office:value-type="float" office:value="0.686875">
                <text:p>0.6868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4.72">
                <text:p>-14.72</text:p>
              </table:table-cell>
              <table:table-cell office:value-type="float" office:value="9.29418">
                <text:p>9.29418</text:p>
              </table:table-cell>
              <table:table-cell office:value-type="float" office:value="-3.04512">
                <text:p>-3.045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4.68">
                <text:p>-14.68</text:p>
              </table:table-cell>
              <table:table-cell office:value-type="float" office:value="7.59854">
                <text:p>7.59854</text:p>
              </table:table-cell>
              <table:table-cell office:value-type="float" office:value="-6.39928">
                <text:p>-6.399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4.64">
                <text:p>-14.64</text:p>
              </table:table-cell>
              <table:table-cell office:value-type="float" office:value="4.72003">
                <text:p>4.72003</text:p>
              </table:table-cell>
              <table:table-cell office:value-type="float" office:value="-8.84781">
                <text:p>-8.8478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4.6">
                <text:p>-14.6</text:p>
              </table:table-cell>
              <table:table-cell office:value-type="float" office:value="1.09757">
                <text:p>1.09757</text:p>
              </table:table-cell>
              <table:table-cell office:value-type="float" office:value="-10.0006">
                <text:p>-10.000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4.56">
                <text:p>-14.56</text:p>
              </table:table-cell>
              <table:table-cell office:value-type="float" office:value="-2.71192">
                <text:p>-2.71192</text:p>
              </table:table-cell>
              <table:table-cell office:value-type="float" office:value="-9.66646">
                <text:p>-9.666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4.52">
                <text:p>-14.52</text:p>
              </table:table-cell>
              <table:table-cell office:value-type="float" office:value="-6.11925">
                <text:p>-6.11925</text:p>
              </table:table-cell>
              <table:table-cell office:value-type="float" office:value="-7.88398">
                <text:p>-7.8839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4.48">
                <text:p>-14.48</text:p>
              </table:table-cell>
              <table:table-cell office:value-type="float" office:value="-8.59421">
                <text:p>-8.59421</text:p>
              </table:table-cell>
              <table:table-cell office:value-type="float" office:value="-4.91672">
                <text:p>-4.9167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4.44">
                <text:p>-14.44</text:p>
              </table:table-cell>
              <table:table-cell office:value-type="float" office:value="-9.74823">
                <text:p>-9.74823</text:p>
              </table:table-cell>
              <table:table-cell office:value-type="float" office:value="-1.2136">
                <text:p>-1.213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4.4">
                <text:p>-14.4</text:p>
              </table:table-cell>
              <table:table-cell office:value-type="float" office:value="-9.39545">
                <text:p>-9.39545</text:p>
              </table:table-cell>
              <table:table-cell office:value-type="float" office:value="2.65976">
                <text:p>2.6597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4.36">
                <text:p>-14.36</text:p>
              </table:table-cell>
              <table:table-cell office:value-type="float" office:value="-7.58266">
                <text:p>-7.58266</text:p>
              </table:table-cell>
              <table:table-cell office:value-type="float" office:value="6.10815">
                <text:p>6.108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4.32">
                <text:p>-14.32</text:p>
              </table:table-cell>
              <table:table-cell office:value-type="float" office:value="-4.58336">
                <text:p>-4.58336</text:p>
              </table:table-cell>
              <table:table-cell office:value-type="float" office:value="8.59901">
                <text:p>8.599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4.28">
                <text:p>-14.28</text:p>
              </table:table-cell>
              <table:table-cell office:value-type="float" office:value="-0.856579">
                <text:p>-0.856579</text:p>
              </table:table-cell>
              <table:table-cell office:value-type="float" office:value="9.7454">
                <text:p>9.745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4.24">
                <text:p>-14.24</text:p>
              </table:table-cell>
              <table:table-cell office:value-type="float" office:value="3.02335">
                <text:p>3.02335</text:p>
              </table:table-cell>
              <table:table-cell office:value-type="float" office:value="9.36686">
                <text:p>9.366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4.2">
                <text:p>-14.2</text:p>
              </table:table-cell>
              <table:table-cell office:value-type="float" office:value="6.45528">
                <text:p>6.45528</text:p>
              </table:table-cell>
              <table:table-cell office:value-type="float" office:value="7.51859">
                <text:p>7.518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4.16">
                <text:p>-14.16</text:p>
              </table:table-cell>
              <table:table-cell office:value-type="float" office:value="8.90434">
                <text:p>8.90434</text:p>
              </table:table-cell>
              <table:table-cell office:value-type="float" office:value="4.48414">
                <text:p>4.4841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4.12">
                <text:p>-14.12</text:p>
              </table:table-cell>
              <table:table-cell office:value-type="float" office:value="9.98541">
                <text:p>9.98541</text:p>
              </table:table-cell>
              <table:table-cell office:value-type="float" office:value="0.732772">
                <text:p>0.73277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4.08">
                <text:p>-14.08</text:p>
              </table:table-cell>
              <table:table-cell office:value-type="float" office:value="9.52364">
                <text:p>9.52364</text:p>
              </table:table-cell>
              <table:table-cell office:value-type="float" office:value="-3.15241">
                <text:p>-3.1524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4.04">
                <text:p>-14.04</text:p>
              </table:table-cell>
              <table:table-cell office:value-type="float" office:value="7.58284">
                <text:p>7.58284</text:p>
              </table:table-cell>
              <table:table-cell office:value-type="float" office:value="-6.56428">
                <text:p>-6.564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4">
                <text:p>-14</text:p>
              </table:table-cell>
              <table:table-cell office:value-type="float" office:value="4.45688">
                <text:p>4.45688</text:p>
              </table:table-cell>
              <table:table-cell office:value-type="float" office:value="-8.96578">
                <text:p>-8.9657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3.96">
                <text:p>-13.96</text:p>
              </table:table-cell>
              <table:table-cell office:value-type="float" office:value="0.625417">
                <text:p>0.625417</text:p>
              </table:table-cell>
              <table:table-cell office:value-type="float" office:value="-9.97368">
                <text:p>-9.9736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3.92">
                <text:p>-13.92</text:p>
              </table:table-cell>
              <table:table-cell office:value-type="float" office:value="-3.3195">
                <text:p>-3.3195</text:p>
              </table:table-cell>
              <table:table-cell office:value-type="float" office:value="-9.41896">
                <text:p>-9.4189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3.88">
                <text:p>-13.88</text:p>
              </table:table-cell>
              <table:table-cell office:value-type="float" office:value="-6.76468">
                <text:p>-6.76468</text:p>
              </table:table-cell>
              <table:table-cell office:value-type="float" office:value="-7.37425">
                <text:p>-7.374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3.84">
                <text:p>-13.84</text:p>
              </table:table-cell>
              <table:table-cell office:value-type="float" office:value="-9.17085">
                <text:p>-9.17085</text:p>
              </table:table-cell>
              <table:table-cell office:value-type="float" office:value="-4.14394">
                <text:p>-4.143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3.8">
                <text:p>-13.8</text:p>
              </table:table-cell>
              <table:table-cell office:value-type="float" office:value="-10.1568">
                <text:p>-10.1568</text:p>
              </table:table-cell>
              <table:table-cell office:value-type="float" office:value="-0.218297">
                <text:p>-0.2182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3.76">
                <text:p>-13.76</text:p>
              </table:table-cell>
              <table:table-cell office:value-type="float" office:value="-9.55934">
                <text:p>-9.55934</text:p>
              </table:table-cell>
              <table:table-cell office:value-type="float" office:value="3.80157">
                <text:p>3.801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3.72">
                <text:p>-13.72</text:p>
              </table:table-cell>
              <table:table-cell office:value-type="float" office:value="-7.46013">
                <text:p>-7.46013</text:p>
              </table:table-cell>
              <table:table-cell office:value-type="float" office:value="7.29634">
                <text:p>7.296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3.68">
                <text:p>-13.68</text:p>
              </table:table-cell>
              <table:table-cell office:value-type="float" office:value="-4.17419">
                <text:p>-4.17419</text:p>
              </table:table-cell>
              <table:table-cell office:value-type="float" office:value="9.72452">
                <text:p>9.724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3.64">
                <text:p>-13.64</text:p>
              </table:table-cell>
              <table:table-cell office:value-type="float" office:value="-0.202515">
                <text:p>-0.202515</text:p>
              </table:table-cell>
              <table:table-cell office:value-type="float" office:value="10.7069">
                <text:p>10.706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3.6">
                <text:p>-13.6</text:p>
              </table:table-cell>
              <table:table-cell office:value-type="float" office:value="3.84466">
                <text:p>3.84466</text:p>
              </table:table-cell>
              <table:table-cell office:value-type="float" office:value="10.0864">
                <text:p>10.086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3.56">
                <text:p>-13.56</text:p>
              </table:table-cell>
              <table:table-cell office:value-type="float" office:value="7.34188">
                <text:p>7.34188</text:p>
              </table:table-cell>
              <table:table-cell office:value-type="float" office:value="7.95375">
                <text:p>7.953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3.52">
                <text:p>-13.52</text:p>
              </table:table-cell>
              <table:table-cell office:value-type="float" office:value="9.7455">
                <text:p>9.7455</text:p>
              </table:table-cell>
              <table:table-cell office:value-type="float" office:value="4.63473">
                <text:p>4.634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3.48">
                <text:p>-13.48</text:p>
              </table:table-cell>
              <table:table-cell office:value-type="float" office:value="10.6785">
                <text:p>10.6785</text:p>
              </table:table-cell>
              <table:table-cell office:value-type="float" office:value="0.641201">
                <text:p>0.64120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3.44">
                <text:p>-13.44</text:p>
              </table:table-cell>
              <table:table-cell office:value-type="float" office:value="9.99005">
                <text:p>9.99005</text:p>
              </table:table-cell>
              <table:table-cell office:value-type="float" office:value="-3.40741">
                <text:p>-3.407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3.4">
                <text:p>-13.4</text:p>
              </table:table-cell>
              <table:table-cell office:value-type="float" office:value="7.78011">
                <text:p>7.78011</text:p>
              </table:table-cell>
              <table:table-cell office:value-type="float" office:value="-6.87954">
                <text:p>-6.8795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3.36">
                <text:p>-13.36</text:p>
              </table:table-cell>
              <table:table-cell office:value-type="float" office:value="4.38559">
                <text:p>4.38559</text:p>
              </table:table-cell>
              <table:table-cell office:value-type="float" office:value="-9.22947">
                <text:p>-9.2294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3.32">
                <text:p>-13.32</text:p>
              </table:table-cell>
              <table:table-cell office:value-type="float" office:value="0.329306">
                <text:p>0.329306</text:p>
              </table:table-cell>
              <table:table-cell office:value-type="float" office:value="-10.0825">
                <text:p>-10.08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3.28">
                <text:p>-13.28</text:p>
              </table:table-cell>
              <table:table-cell office:value-type="float" office:value="-3.75995">
                <text:p>-3.75995</text:p>
              </table:table-cell>
              <table:table-cell office:value-type="float" office:value="-9.29427">
                <text:p>-9.294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3.24">
                <text:p>-13.24</text:p>
              </table:table-cell>
              <table:table-cell office:value-type="float" office:value="-7.24446">
                <text:p>-7.24446</text:p>
              </table:table-cell>
              <table:table-cell office:value-type="float" office:value="-6.9743">
                <text:p>-6.974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3.2">
                <text:p>-13.2</text:p>
              </table:table-cell>
              <table:table-cell office:value-type="float" office:value="-9.57644">
                <text:p>-9.57644</text:p>
              </table:table-cell>
              <table:table-cell office:value-type="float" office:value="-3.47073">
                <text:p>-3.470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3.16">
                <text:p>-13.16</text:p>
              </table:table-cell>
              <table:table-cell office:value-type="float" office:value="-10.3836">
                <text:p>-10.3836</text:p>
              </table:table-cell>
              <table:table-cell office:value-type="float" office:value="0.682334">
                <text:p>0.6823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3.12">
                <text:p>-13.12</text:p>
              </table:table-cell>
              <table:table-cell office:value-type="float" office:value="-9.52824">
                <text:p>-9.52824</text:p>
              </table:table-cell>
              <table:table-cell office:value-type="float" office:value="4.84664">
                <text:p>4.846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3.08">
                <text:p>-13.08</text:p>
              </table:table-cell>
              <table:table-cell office:value-type="float" office:value="-7.12956">
                <text:p>-7.12956</text:p>
              </table:table-cell>
              <table:table-cell office:value-type="float" office:value="8.37817">
                <text:p>8.378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3.04">
                <text:p>-13.04</text:p>
              </table:table-cell>
              <table:table-cell office:value-type="float" office:value="-3.54719">
                <text:p>-3.54719</text:p>
              </table:table-cell>
              <table:table-cell office:value-type="float" office:value="10.7271">
                <text:p>10.72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3">
                <text:p>-13</text:p>
              </table:table-cell>
              <table:table-cell office:value-type="float" office:value="0.67337">
                <text:p>0.67337</text:p>
              </table:table-cell>
              <table:table-cell office:value-type="float" office:value="11.5237">
                <text:p>11.523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2.96">
                <text:p>-12.96</text:p>
              </table:table-cell>
              <table:table-cell office:value-type="float" office:value="4.88426">
                <text:p>4.88426</text:p>
              </table:table-cell>
              <table:table-cell office:value-type="float" office:value="10.6368">
                <text:p>10.63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2.92">
                <text:p>-12.92</text:p>
              </table:table-cell>
              <table:table-cell office:value-type="float" office:value="8.43517">
                <text:p>8.43517</text:p>
              </table:table-cell>
              <table:table-cell office:value-type="float" office:value="8.1957">
                <text:p>8.19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2.88">
                <text:p>-12.88</text:p>
              </table:table-cell>
              <table:table-cell office:value-type="float" office:value="10.7742">
                <text:p>10.7742</text:p>
              </table:table-cell>
              <table:table-cell office:value-type="float" office:value="4.57156">
                <text:p>4.571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2.84">
                <text:p>-12.84</text:p>
              </table:table-cell>
              <table:table-cell office:value-type="float" office:value="11.5344">
                <text:p>11.5344</text:p>
              </table:table-cell>
              <table:table-cell office:value-type="float" office:value="0.321433">
                <text:p>0.3214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2.8">
                <text:p>-12.8</text:p>
              </table:table-cell>
              <table:table-cell office:value-type="float" office:value="10.5913">
                <text:p>10.5913</text:p>
              </table:table-cell>
              <table:table-cell office:value-type="float" office:value="-3.89714">
                <text:p>-3.8971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2.76">
                <text:p>-12.76</text:p>
              </table:table-cell>
              <table:table-cell office:value-type="float" office:value="8.08436">
                <text:p>8.08436</text:p>
              </table:table-cell>
              <table:table-cell office:value-type="float" office:value="-7.42754">
                <text:p>-7.4275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2.72">
                <text:p>-12.72</text:p>
              </table:table-cell>
              <table:table-cell office:value-type="float" office:value="4.39666">
                <text:p>4.39666</text:p>
              </table:table-cell>
              <table:table-cell office:value-type="float" office:value="-9.71598">
                <text:p>-9.715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2.68">
                <text:p>-12.68</text:p>
              </table:table-cell>
              <table:table-cell office:value-type="float" office:value="0.0969297">
                <text:p>0.0969297</text:p>
              </table:table-cell>
              <table:table-cell office:value-type="float" office:value="-10.3981">
                <text:p>-10.398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2.64">
                <text:p>-12.64</text:p>
              </table:table-cell>
              <table:table-cell office:value-type="float" office:value="-4.14748">
                <text:p>-4.14748</text:p>
              </table:table-cell>
              <table:table-cell office:value-type="float" office:value="-9.35685">
                <text:p>-9.356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2.6">
                <text:p>-12.6</text:p>
              </table:table-cell>
              <table:table-cell office:value-type="float" office:value="-7.67358">
                <text:p>-7.67358</text:p>
              </table:table-cell>
              <table:table-cell office:value-type="float" office:value="-6.74191">
                <text:p>-6.741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2.56">
                <text:p>-12.56</text:p>
              </table:table-cell>
              <table:table-cell office:value-type="float" office:value="-9.92572">
                <text:p>-9.92572</text:p>
              </table:table-cell>
              <table:table-cell office:value-type="float" office:value="-2.94847">
                <text:p>-2.948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2.52">
                <text:p>-12.52</text:p>
              </table:table-cell>
              <table:table-cell office:value-type="float" office:value="-10.5425">
                <text:p>-10.5425</text:p>
              </table:table-cell>
              <table:table-cell office:value-type="float" office:value="1.44278">
                <text:p>1.4427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2.48">
                <text:p>-12.48</text:p>
              </table:table-cell>
              <table:table-cell office:value-type="float" office:value="-9.41402">
                <text:p>-9.41402</text:p>
              </table:table-cell>
              <table:table-cell office:value-type="float" office:value="5.75449">
                <text:p>5.754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2.44">
                <text:p>-12.44</text:p>
              </table:table-cell>
              <table:table-cell office:value-type="float" office:value="-6.70075">
                <text:p>-6.70075</text:p>
              </table:table-cell>
              <table:table-cell office:value-type="float" office:value="9.31724">
                <text:p>9.3172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2.4">
                <text:p>-12.4</text:p>
              </table:table-cell>
              <table:table-cell office:value-type="float" office:value="-2.81016">
                <text:p>-2.81016</text:p>
              </table:table-cell>
              <table:table-cell office:value-type="float" office:value="11.5735">
                <text:p>11.57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2.36">
                <text:p>-12.36</text:p>
              </table:table-cell>
              <table:table-cell office:value-type="float" office:value="1.66488">
                <text:p>1.66488</text:p>
              </table:table-cell>
              <table:table-cell office:value-type="float" office:value="12.1648">
                <text:p>12.16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2.32">
                <text:p>-12.32</text:p>
              </table:table-cell>
              <table:table-cell office:value-type="float" office:value="6.03688">
                <text:p>6.03688</text:p>
              </table:table-cell>
              <table:table-cell office:value-type="float" office:value="10.9887">
                <text:p>10.98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2.28">
                <text:p>-12.28</text:p>
              </table:table-cell>
              <table:table-cell office:value-type="float" office:value="9.62992">
                <text:p>9.62992</text:p>
              </table:table-cell>
              <table:table-cell office:value-type="float" office:value="8.21666">
                <text:p>8.216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2.24">
                <text:p>-12.24</text:p>
              </table:table-cell>
              <table:table-cell office:value-type="float" office:value="11.8846">
                <text:p>11.8846</text:p>
              </table:table-cell>
              <table:table-cell office:value-type="float" office:value="4.26851">
                <text:p>4.2685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2.2">
                <text:p>-12.2</text:p>
              </table:table-cell>
              <table:table-cell office:value-type="float" office:value="12.4455">
                <text:p>12.4455</text:p>
              </table:table-cell>
              <table:table-cell office:value-type="float" office:value="-0.25046">
                <text:p>-0.250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2.16">
                <text:p>-12.16</text:p>
              </table:table-cell>
              <table:table-cell office:value-type="float" office:value="11.218">
                <text:p>11.218</text:p>
              </table:table-cell>
              <table:table-cell office:value-type="float" office:value="-4.64254">
                <text:p>-4.6425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2.12">
                <text:p>-12.12</text:p>
              </table:table-cell>
              <table:table-cell office:value-type="float" office:value="8.38434">
                <text:p>8.38434</text:p>
              </table:table-cell>
              <table:table-cell office:value-type="float" office:value="-8.22526">
                <text:p>-8.2252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2.08">
                <text:p>-12.08</text:p>
              </table:table-cell>
              <table:table-cell office:value-type="float" office:value="4.37731">
                <text:p>4.37731</text:p>
              </table:table-cell>
              <table:table-cell office:value-type="float" office:value="-10.4374">
                <text:p>-10.437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2.04">
                <text:p>-12.04</text:p>
              </table:table-cell>
              <table:table-cell office:value-type="float" office:value="-0.185323">
                <text:p>-0.185323</text:p>
              </table:table-cell>
              <table:table-cell office:value-type="float" office:value="-10.9269">
                <text:p>-10.926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2">
                <text:p>-12</text:p>
              </table:table-cell>
              <table:table-cell office:value-type="float" office:value="-4.59547">
                <text:p>-4.59547</text:p>
              </table:table-cell>
              <table:table-cell office:value-type="float" office:value="-9.60688">
                <text:p>-9.606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1.96">
                <text:p>-11.96</text:p>
              </table:table-cell>
              <table:table-cell office:value-type="float" office:value="-8.16408">
                <text:p>-8.16408</text:p>
              </table:table-cell>
              <table:table-cell office:value-type="float" office:value="-6.671">
                <text:p>-6.67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1.92">
                <text:p>-11.92</text:p>
              </table:table-cell>
              <table:table-cell office:value-type="float" office:value="-10.3282">
                <text:p>-10.3282</text:p>
              </table:table-cell>
              <table:table-cell office:value-type="float" office:value="-2.56507">
                <text:p>-2.5650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1.88">
                <text:p>-11.88</text:p>
              </table:table-cell>
              <table:table-cell office:value-type="float" office:value="-10.7392">
                <text:p>-10.7392</text:p>
              </table:table-cell>
              <table:table-cell office:value-type="float" office:value="2.08035">
                <text:p>2.080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1.84">
                <text:p>-11.84</text:p>
              </table:table-cell>
              <table:table-cell office:value-type="float" office:value="-9.31827">
                <text:p>-9.31827</text:p>
              </table:table-cell>
              <table:table-cell office:value-type="float" office:value="6.54661">
                <text:p>6.546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1.8">
                <text:p>-11.8</text:p>
              </table:table-cell>
              <table:table-cell office:value-type="float" office:value="-6.27072">
                <text:p>-6.27072</text:p>
              </table:table-cell>
              <table:table-cell office:value-type="float" office:value="10.138">
                <text:p>10.13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1.76">
                <text:p>-11.76</text:p>
              </table:table-cell>
              <table:table-cell office:value-type="float" office:value="-2.05568">
                <text:p>-2.05568</text:p>
              </table:table-cell>
              <table:table-cell office:value-type="float" office:value="12.2898">
                <text:p>12.289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1.72">
                <text:p>-11.72</text:p>
              </table:table-cell>
              <table:table-cell office:value-type="float" office:value="2.68324">
                <text:p>2.68324</text:p>
              </table:table-cell>
              <table:table-cell office:value-type="float" office:value="12.6569">
                <text:p>12.656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1.68">
                <text:p>-11.68</text:p>
              </table:table-cell>
              <table:table-cell office:value-type="float" office:value="7.21665">
                <text:p>7.21665</text:p>
              </table:table-cell>
              <table:table-cell office:value-type="float" office:value="11.169">
                <text:p>11.1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1.64">
                <text:p>-11.64</text:p>
              </table:table-cell>
              <table:table-cell office:value-type="float" office:value="10.842">
                <text:p>10.842</text:p>
              </table:table-cell>
              <table:table-cell office:value-type="float" office:value="8.04295">
                <text:p>8.042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1.6">
                <text:p>-11.6</text:p>
              </table:table-cell>
              <table:table-cell office:value-type="float" office:value="12.993">
                <text:p>12.993</text:p>
              </table:table-cell>
              <table:table-cell office:value-type="float" office:value="3.75165">
                <text:p>3.751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1.56">
                <text:p>-11.56</text:p>
              </table:table-cell>
              <table:table-cell office:value-type="float" office:value="13.3282">
                <text:p>13.3282</text:p>
              </table:table-cell>
              <table:table-cell office:value-type="float" office:value="-1.04806">
                <text:p>-1.048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1.52">
                <text:p>-11.52</text:p>
              </table:table-cell>
              <table:table-cell office:value-type="float" office:value="11.7855">
                <text:p>11.7855</text:p>
              </table:table-cell>
              <table:table-cell office:value-type="float" office:value="-5.61591">
                <text:p>-5.615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1.48">
                <text:p>-11.48</text:p>
              </table:table-cell>
              <table:table-cell office:value-type="float" office:value="8.59419">
                <text:p>8.59419</text:p>
              </table:table-cell>
              <table:table-cell office:value-type="float" office:value="-9.24255">
                <text:p>-9.242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1.44">
                <text:p>-11.44</text:p>
              </table:table-cell>
              <table:table-cell office:value-type="float" office:value="4.24082">
                <text:p>4.24082</text:p>
              </table:table-cell>
              <table:table-cell office:value-type="float" office:value="-11.3599">
                <text:p>-11.359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1.4">
                <text:p>-11.4</text:p>
              </table:table-cell>
              <table:table-cell office:value-type="float" office:value="-0.604232">
                <text:p>-0.604232</text:p>
              </table:table-cell>
              <table:table-cell office:value-type="float" office:value="-11.6304">
                <text:p>-11.63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1.36">
                <text:p>-11.36</text:p>
              </table:table-cell>
              <table:table-cell office:value-type="float" office:value="-5.18964">
                <text:p>-5.18964</text:p>
              </table:table-cell>
              <table:table-cell office:value-type="float" office:value="-10.0008">
                <text:p>-10.00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1.32">
                <text:p>-11.32</text:p>
              </table:table-cell>
              <table:table-cell office:value-type="float" office:value="-8.79921">
                <text:p>-8.79921</text:p>
              </table:table-cell>
              <table:table-cell office:value-type="float" office:value="-6.71257">
                <text:p>-6.712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1.28">
                <text:p>-11.28</text:p>
              </table:table-cell>
              <table:table-cell office:value-type="float" office:value="-10.8632">
                <text:p>-10.8632</text:p>
              </table:table-cell>
              <table:table-cell office:value-type="float" office:value="-2.26654">
                <text:p>-2.266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1.24">
                <text:p>-11.24</text:p>
              </table:table-cell>
              <table:table-cell office:value-type="float" office:value="-11.0481">
                <text:p>-11.0481</text:p>
              </table:table-cell>
              <table:table-cell office:value-type="float" office:value="2.65318">
                <text:p>2.653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1.2">
                <text:p>-11.2</text:p>
              </table:table-cell>
              <table:table-cell office:value-type="float" office:value="-9.30962">
                <text:p>-9.30962</text:p>
              </table:table-cell>
              <table:table-cell office:value-type="float" office:value="7.28403">
                <text:p>7.284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1.16">
                <text:p>-11.16</text:p>
              </table:table-cell>
              <table:table-cell office:value-type="float" office:value="-5.90197">
                <text:p>-5.90197</text:p>
              </table:table-cell>
              <table:table-cell office:value-type="float" office:value="10.9028">
                <text:p>10.902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1.12">
                <text:p>-11.12</text:p>
              </table:table-cell>
              <table:table-cell office:value-type="float" office:value="-1.34042">
                <text:p>-1.34042</text:p>
              </table:table-cell>
              <table:table-cell office:value-type="float" office:value="12.9383">
                <text:p>12.938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1.08">
                <text:p>-11.08</text:p>
              </table:table-cell>
              <table:table-cell office:value-type="float" office:value="3.67685">
                <text:p>3.67685</text:p>
              </table:table-cell>
              <table:table-cell office:value-type="float" office:value="13.061">
                <text:p>13.0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1.04">
                <text:p>-11.04</text:p>
              </table:table-cell>
              <table:table-cell office:value-type="float" office:value="8.3758">
                <text:p>8.3758</text:p>
              </table:table-cell>
              <table:table-cell office:value-type="float" office:value="11.2359">
                <text:p>11.23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1">
                <text:p>-11</text:p>
              </table:table-cell>
              <table:table-cell office:value-type="float" office:value="12.0262">
                <text:p>12.0262</text:p>
              </table:table-cell>
              <table:table-cell office:value-type="float" office:value="7.73021">
                <text:p>7.730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0.96">
                <text:p>-10.96</text:p>
              </table:table-cell>
              <table:table-cell office:value-type="float" office:value="14.0551">
                <text:p>14.0551</text:p>
              </table:table-cell>
              <table:table-cell office:value-type="float" office:value="3.07401">
                <text:p>3.074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0.92">
                <text:p>-10.92</text:p>
              </table:table-cell>
              <table:table-cell office:value-type="float" office:value="14.1374">
                <text:p>14.1374</text:p>
              </table:table-cell>
              <table:table-cell office:value-type="float" office:value="-2.02021">
                <text:p>-2.0202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0.88">
                <text:p>-10.88</text:p>
              </table:table-cell>
              <table:table-cell office:value-type="float" office:value="12.2476">
                <text:p>12.2476</text:p>
              </table:table-cell>
              <table:table-cell office:value-type="float" office:value="-6.76672">
                <text:p>-6.766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0.84">
                <text:p>-10.84</text:p>
              </table:table-cell>
              <table:table-cell office:value-type="float" office:value="8.66601">
                <text:p>8.66601</text:p>
              </table:table-cell>
              <table:table-cell office:value-type="float" office:value="-10.4281">
                <text:p>-10.428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0.8">
                <text:p>-10.8</text:p>
              </table:table-cell>
              <table:table-cell office:value-type="float" office:value="3.93793">
                <text:p>3.93793</text:p>
              </table:table-cell>
              <table:table-cell office:value-type="float" office:value="-12.43">
                <text:p>-12.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0.76">
                <text:p>-10.76</text:p>
              </table:table-cell>
              <table:table-cell office:value-type="float" office:value="-1.20957">
                <text:p>-1.20957</text:p>
              </table:table-cell>
              <table:table-cell office:value-type="float" office:value="-12.4515">
                <text:p>-12.451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0.72">
                <text:p>-10.72</text:p>
              </table:table-cell>
              <table:table-cell office:value-type="float" office:value="-5.97891">
                <text:p>-5.97891</text:p>
              </table:table-cell>
              <table:table-cell office:value-type="float" office:value="-10.4769">
                <text:p>-10.47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0.68">
                <text:p>-10.68</text:p>
              </table:table-cell>
              <table:table-cell office:value-type="float" office:value="-9.62542">
                <text:p>-9.62542</text:p>
              </table:table-cell>
              <table:table-cell office:value-type="float" office:value="-6.80027">
                <text:p>-6.800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0.64">
                <text:p>-10.64</text:p>
              </table:table-cell>
              <table:table-cell office:value-type="float" office:value="-11.5733">
                <text:p>-11.5733</text:p>
              </table:table-cell>
              <table:table-cell office:value-type="float" office:value="-1.98218">
                <text:p>-1.982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0.6">
                <text:p>-10.6</text:p>
              </table:table-cell>
              <table:table-cell office:value-type="float" office:value="-11.5061">
                <text:p>-11.5061</text:p>
              </table:table-cell>
              <table:table-cell office:value-type="float" office:value="3.23532">
                <text:p>3.235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0.56">
                <text:p>-10.56</text:p>
              </table:table-cell>
              <table:table-cell office:value-type="float" office:value="-9.41832">
                <text:p>-9.41832</text:p>
              </table:table-cell>
              <table:table-cell office:value-type="float" office:value="8.04261">
                <text:p>8.0426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0.52">
                <text:p>-10.52</text:p>
              </table:table-cell>
              <table:table-cell office:value-type="float" office:value="-5.61785">
                <text:p>-5.61785</text:p>
              </table:table-cell>
              <table:table-cell office:value-type="float" office:value="11.6876">
                <text:p>11.687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0.48">
                <text:p>-10.48</text:p>
              </table:table-cell>
              <table:table-cell office:value-type="float" office:value="-0.681159">
                <text:p>-0.681159</text:p>
              </table:table-cell>
              <table:table-cell office:value-type="float" office:value="13.5931">
                <text:p>13.59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0.44">
                <text:p>-10.44</text:p>
              </table:table-cell>
              <table:table-cell office:value-type="float" office:value="4.63449">
                <text:p>4.63449</text:p>
              </table:table-cell>
              <table:table-cell office:value-type="float" office:value="13.4476">
                <text:p>13.447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0.4">
                <text:p>-10.4</text:p>
              </table:table-cell>
              <table:table-cell office:value-type="float" office:value="9.50713">
                <text:p>9.50713</text:p>
              </table:table-cell>
              <table:table-cell office:value-type="float" office:value="11.2555">
                <text:p>11.255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0.36">
                <text:p>-10.36</text:p>
              </table:table-cell>
              <table:table-cell office:value-type="float" office:value="13.1772">
                <text:p>13.1772</text:p>
              </table:table-cell>
              <table:table-cell office:value-type="float" office:value="7.33929">
                <text:p>7.3392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0.32">
                <text:p>-10.32</text:p>
              </table:table-cell>
              <table:table-cell office:value-type="float" office:value="15.066">
                <text:p>15.066</text:p>
              </table:table-cell>
              <table:table-cell office:value-type="float" office:value="2.29157">
                <text:p>2.291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0.28">
                <text:p>-10.28</text:p>
              </table:table-cell>
              <table:table-cell office:value-type="float" office:value="14.867">
                <text:p>14.867</text:p>
              </table:table-cell>
              <table:table-cell office:value-type="float" office:value="-3.1148">
                <text:p>-3.114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0.24">
                <text:p>-10.24</text:p>
              </table:table-cell>
              <table:table-cell office:value-type="float" office:value="12.5952">
                <text:p>12.5952</text:p>
              </table:table-cell>
              <table:table-cell office:value-type="float" office:value="-8.04526">
                <text:p>-8.045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0.2">
                <text:p>-10.2</text:p>
              </table:table-cell>
              <table:table-cell office:value-type="float" office:value="8.58763">
                <text:p>8.58763</text:p>
              </table:table-cell>
              <table:table-cell office:value-type="float" office:value="-11.7326">
                <text:p>-11.732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0.16">
                <text:p>-10.16</text:p>
              </table:table-cell>
              <table:table-cell office:value-type="float" office:value="3.45355">
                <text:p>3.45355</text:p>
              </table:table-cell>
              <table:table-cell office:value-type="float" office:value="-13.5968">
                <text:p>-13.596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0.12">
                <text:p>-10.12</text:p>
              </table:table-cell>
              <table:table-cell office:value-type="float" office:value="-2.01827">
                <text:p>-2.01827</text:p>
              </table:table-cell>
              <table:table-cell office:value-type="float" office:value="-13.3363">
                <text:p>-13.33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0.08">
                <text:p>-10.08</text:p>
              </table:table-cell>
              <table:table-cell office:value-type="float" office:value="-6.98044">
                <text:p>-6.98044</text:p>
              </table:table-cell>
              <table:table-cell office:value-type="float" office:value="-10.977">
                <text:p>-10.97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0.04">
                <text:p>-10.04</text:p>
              </table:table-cell>
              <table:table-cell office:value-type="float" office:value="-10.6581">
                <text:p>-10.6581</text:p>
              </table:table-cell>
              <table:table-cell office:value-type="float" office:value="-6.87101">
                <text:p>-6.8710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0">
                <text:p>-10</text:p>
              </table:table-cell>
              <table:table-cell office:value-type="float" office:value="-12.4697">
                <text:p>-12.4697</text:p>
              </table:table-cell>
              <table:table-cell office:value-type="float" office:value="-1.64447">
                <text:p>-1.6444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9.96">
                <text:p>-9.96</text:p>
              </table:table-cell>
              <table:table-cell office:value-type="float" office:value="-12.119">
                <text:p>-12.119</text:p>
              </table:table-cell>
              <table:table-cell office:value-type="float" office:value="3.89755">
                <text:p>3.897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9.92">
                <text:p>-9.92</text:p>
              </table:table-cell>
              <table:table-cell office:value-type="float" office:value="-9.64318">
                <text:p>-9.64318</text:p>
              </table:table-cell>
              <table:table-cell office:value-type="float" office:value="8.89456">
                <text:p>8.894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9.88">
                <text:p>-9.88</text:p>
              </table:table-cell>
              <table:table-cell office:value-type="float" office:value="-5.40975">
                <text:p>-5.40975</text:p>
              </table:table-cell>
              <table:table-cell office:value-type="float" office:value="12.5638">
                <text:p>12.563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9.84">
                <text:p>-9.84</text:p>
              </table:table-cell>
              <table:table-cell office:value-type="float" office:value="-0.0622052">
                <text:p>-0.0622052</text:p>
              </table:table-cell>
              <table:table-cell office:value-type="float" office:value="14.3225">
                <text:p>14.32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9.8">
                <text:p>-9.8</text:p>
              </table:table-cell>
              <table:table-cell office:value-type="float" office:value="5.57768">
                <text:p>5.57768</text:p>
              </table:table-cell>
              <table:table-cell office:value-type="float" office:value="13.8798">
                <text:p>13.879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9.76">
                <text:p>-9.76</text:p>
              </table:table-cell>
              <table:table-cell office:value-type="float" office:value="10.636">
                <text:p>10.636</text:p>
              </table:table-cell>
              <table:table-cell office:value-type="float" office:value="11.2843">
                <text:p>11.28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9.72">
                <text:p>-9.72</text:p>
              </table:table-cell>
              <table:table-cell office:value-type="float" office:value="14.3221">
                <text:p>14.3221</text:p>
              </table:table-cell>
              <table:table-cell office:value-type="float" office:value="6.9196">
                <text:p>6.919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9.68">
                <text:p>-9.68</text:p>
              </table:table-cell>
              <table:table-cell office:value-type="float" office:value="16.0516">
                <text:p>16.0516</text:p>
              </table:table-cell>
              <table:table-cell office:value-type="float" office:value="1.44689">
                <text:p>1.4468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9.64">
                <text:p>-9.64</text:p>
              </table:table-cell>
              <table:table-cell office:value-type="float" office:value="15.5396">
                <text:p>15.5396</text:p>
              </table:table-cell>
              <table:table-cell office:value-type="float" office:value="-4.29493">
                <text:p>-4.2949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9.6">
                <text:p>-9.6</text:p>
              </table:table-cell>
              <table:table-cell office:value-type="float" office:value="12.8464">
                <text:p>12.8464</text:p>
              </table:table-cell>
              <table:table-cell office:value-type="float" office:value="-9.41826">
                <text:p>-9.4182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9.56">
                <text:p>-9.56</text:p>
              </table:table-cell>
              <table:table-cell office:value-type="float" office:value="8.37177">
                <text:p>8.37177</text:p>
              </table:table-cell>
              <table:table-cell office:value-type="float" office:value="-13.1241">
                <text:p>-13.12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9.52">
                <text:p>-9.52</text:p>
              </table:table-cell>
              <table:table-cell office:value-type="float" office:value="2.79537">
                <text:p>2.79537</text:p>
              </table:table-cell>
              <table:table-cell office:value-type="float" office:value="-14.8271">
                <text:p>-14.827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9.48">
                <text:p>-9.48</text:p>
              </table:table-cell>
              <table:table-cell office:value-type="float" office:value="-3.02646">
                <text:p>-3.02646</text:p>
              </table:table-cell>
              <table:table-cell office:value-type="float" office:value="-14.2478">
                <text:p>-14.247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9.44">
                <text:p>-9.44</text:p>
              </table:table-cell>
              <table:table-cell office:value-type="float" office:value="-8.19208">
                <text:p>-8.19208</text:p>
              </table:table-cell>
              <table:table-cell office:value-type="float" office:value="-11.4589">
                <text:p>-11.458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9.4">
                <text:p>-9.4</text:p>
              </table:table-cell>
              <table:table-cell office:value-type="float" office:value="-11.8942">
                <text:p>-11.8942</text:p>
              </table:table-cell>
              <table:table-cell office:value-type="float" office:value="-6.87681">
                <text:p>-6.8768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9.36">
                <text:p>-9.36</text:p>
              </table:table-cell>
              <table:table-cell office:value-type="float" office:value="-13.5461">
                <text:p>-13.5461</text:p>
              </table:table-cell>
              <table:table-cell office:value-type="float" office:value="-1.19996">
                <text:p>-1.1999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9.32">
                <text:p>-9.32</text:p>
              </table:table-cell>
              <table:table-cell office:value-type="float" office:value="-12.8743">
                <text:p>-12.8743</text:p>
              </table:table-cell>
              <table:table-cell office:value-type="float" office:value="4.69736">
                <text:p>4.697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9.28">
                <text:p>-9.28</text:p>
              </table:table-cell>
              <table:table-cell office:value-type="float" office:value="-9.96422">
                <text:p>-9.96422</text:p>
              </table:table-cell>
              <table:table-cell office:value-type="float" office:value="9.89917">
                <text:p>9.899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9.24">
                <text:p>-9.24</text:p>
              </table:table-cell>
              <table:table-cell office:value-type="float" office:value="-5.24936">
                <text:p>-5.24936</text:p>
              </table:table-cell>
              <table:table-cell office:value-type="float" office:value="13.5897">
                <text:p>13.589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9.2">
                <text:p>-9.2</text:p>
              </table:table-cell>
              <table:table-cell office:value-type="float" office:value="0.55259">
                <text:p>0.55259</text:p>
              </table:table-cell>
              <table:table-cell office:value-type="float" office:value="15.1808">
                <text:p>15.180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9.16">
                <text:p>-9.16</text:p>
              </table:table-cell>
              <table:table-cell office:value-type="float" office:value="6.54889">
                <text:p>6.54889</text:p>
              </table:table-cell>
              <table:table-cell office:value-type="float" office:value="14.4055">
                <text:p>14.40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9.12">
                <text:p>-9.12</text:p>
              </table:table-cell>
              <table:table-cell office:value-type="float" office:value="11.8089">
                <text:p>11.8089</text:p>
              </table:table-cell>
              <table:table-cell office:value-type="float" office:value="11.362">
                <text:p>11.3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9.08">
                <text:p>-9.08</text:p>
              </table:table-cell>
              <table:table-cell office:value-type="float" office:value="15.508">
                <text:p>15.508</text:p>
              </table:table-cell>
              <table:table-cell office:value-type="float" office:value="6.50147">
                <text:p>6.501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9.04">
                <text:p>-9.04</text:p>
              </table:table-cell>
              <table:table-cell office:value-type="float" office:value="17.057">
                <text:p>17.057</text:p>
              </table:table-cell>
              <table:table-cell office:value-type="float" office:value="0.561479">
                <text:p>0.56147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9">
                <text:p>-9</text:p>
              </table:table-cell>
              <table:table-cell office:value-type="float" office:value="16.1952">
                <text:p>16.1952</text:p>
              </table:table-cell>
              <table:table-cell office:value-type="float" office:value="-5.54632">
                <text:p>-5.5463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8.96">
                <text:p>-8.96</text:p>
              </table:table-cell>
              <table:table-cell office:value-type="float" office:value="13.0341">
                <text:p>13.0341</text:p>
              </table:table-cell>
              <table:table-cell office:value-type="float" office:value="-10.8761">
                <text:p>-10.876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8.92">
                <text:p>-8.92</text:p>
              </table:table-cell>
              <table:table-cell office:value-type="float" office:value="8.04317">
                <text:p>8.04317</text:p>
              </table:table-cell>
              <table:table-cell office:value-type="float" office:value="-14.5945">
                <text:p>-14.594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8.88">
                <text:p>-8.88</text:p>
              </table:table-cell>
              <table:table-cell office:value-type="float" office:value="1.98037">
                <text:p>1.98037</text:p>
              </table:table-cell>
              <table:table-cell office:value-type="float" office:value="-16.1109">
                <text:p>-16.110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8.84">
                <text:p>-8.84</text:p>
              </table:table-cell>
              <table:table-cell office:value-type="float" office:value="-4.22325">
                <text:p>-4.22325</text:p>
              </table:table-cell>
              <table:table-cell office:value-type="float" office:value="-15.1714">
                <text:p>-15.17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8.8">
                <text:p>-8.8</text:p>
              </table:table-cell>
              <table:table-cell office:value-type="float" office:value="-9.60637">
                <text:p>-9.60637</text:p>
              </table:table-cell>
              <table:table-cell office:value-type="float" office:value="-11.9011">
                <text:p>-11.90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8.76">
                <text:p>-8.76</text:p>
              </table:table-cell>
              <table:table-cell office:value-type="float" office:value="-13.3264">
                <text:p>-13.3264</text:p>
              </table:table-cell>
              <table:table-cell office:value-type="float" office:value="-6.78821">
                <text:p>-6.7882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8.72">
                <text:p>-8.72</text:p>
              </table:table-cell>
              <table:table-cell office:value-type="float" office:value="-14.7916">
                <text:p>-14.7916</text:p>
              </table:table-cell>
              <table:table-cell office:value-type="float" office:value="-0.611641">
                <text:p>-0.61164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8.68">
                <text:p>-8.68</text:p>
              </table:table-cell>
              <table:table-cell office:value-type="float" office:value="-13.7548">
                <text:p>-13.7548</text:p>
              </table:table-cell>
              <table:table-cell office:value-type="float" office:value="5.67756">
                <text:p>5.6775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8.64">
                <text:p>-8.64</text:p>
              </table:table-cell>
              <table:table-cell office:value-type="float" office:value="-10.3553">
                <text:p>-10.3553</text:p>
              </table:table-cell>
              <table:table-cell office:value-type="float" office:value="11.1022">
                <text:p>11.10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8.6">
                <text:p>-8.6</text:p>
              </table:table-cell>
              <table:table-cell office:value-type="float" office:value="-5.1007">
                <text:p>-5.1007</text:p>
              </table:table-cell>
              <table:table-cell office:value-type="float" office:value="14.8103">
                <text:p>14.81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8.56">
                <text:p>-8.56</text:p>
              </table:table-cell>
              <table:table-cell office:value-type="float" office:value="1.20864">
                <text:p>1.20864</text:p>
              </table:table-cell>
              <table:table-cell office:value-type="float" office:value="16.2087">
                <text:p>16.208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8.52">
                <text:p>-8.52</text:p>
              </table:table-cell>
              <table:table-cell office:value-type="float" office:value="7.60108">
                <text:p>7.60108</text:p>
              </table:table-cell>
              <table:table-cell office:value-type="float" office:value="15.0576">
                <text:p>15.05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8.48">
                <text:p>-8.48</text:p>
              </table:table-cell>
              <table:table-cell office:value-type="float" office:value="13.083">
                <text:p>13.083</text:p>
              </table:table-cell>
              <table:table-cell office:value-type="float" office:value="11.5108">
                <text:p>11.51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8.44">
                <text:p>-8.44</text:p>
              </table:table-cell>
              <table:table-cell office:value-type="float" office:value="16.7929">
                <text:p>16.7929</text:p>
              </table:table-cell>
              <table:table-cell office:value-type="float" office:value="6.09583">
                <text:p>6.0958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8.4">
                <text:p>-8.4</text:p>
              </table:table-cell>
              <table:table-cell office:value-type="float" office:value="18.1363">
                <text:p>18.1363</text:p>
              </table:table-cell>
              <table:table-cell office:value-type="float" office:value="-0.364774">
                <text:p>-0.3647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8.36">
                <text:p>-8.36</text:p>
              </table:table-cell>
              <table:table-cell office:value-type="float" office:value="16.8808">
                <text:p>16.8808</text:p>
              </table:table-cell>
              <table:table-cell office:value-type="float" office:value="-6.87817">
                <text:p>-6.8781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8.32">
                <text:p>-8.32</text:p>
              </table:table-cell>
              <table:table-cell office:value-type="float" office:value="13.1953">
                <text:p>13.1953</text:p>
              </table:table-cell>
              <table:table-cell office:value-type="float" office:value="-12.4339">
                <text:p>-12.433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8.28">
                <text:p>-8.28</text:p>
              </table:table-cell>
              <table:table-cell office:value-type="float" office:value="7.62766">
                <text:p>7.62766</text:p>
              </table:table-cell>
              <table:table-cell office:value-type="float" office:value="-16.1605">
                <text:p>-16.16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8.24">
                <text:p>-8.24</text:p>
              </table:table-cell>
              <table:table-cell office:value-type="float" office:value="1.02352">
                <text:p>1.02352</text:p>
              </table:table-cell>
              <table:table-cell office:value-type="float" office:value="-17.4622">
                <text:p>-17.462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8.2">
                <text:p>-8.2</text:p>
              </table:table-cell>
              <table:table-cell office:value-type="float" office:value="-5.60251">
                <text:p>-5.60251</text:p>
              </table:table-cell>
              <table:table-cell office:value-type="float" office:value="-16.1142">
                <text:p>-16.11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8.16">
                <text:p>-8.16</text:p>
              </table:table-cell>
              <table:table-cell office:value-type="float" office:value="-11.2226">
                <text:p>-11.2226</text:p>
              </table:table-cell>
              <table:table-cell office:value-type="float" office:value="-12.301">
                <text:p>-12.3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8.12">
                <text:p>-8.12</text:p>
              </table:table-cell>
              <table:table-cell office:value-type="float" office:value="-14.955">
                <text:p>-14.955</text:p>
              </table:table-cell>
              <table:table-cell office:value-type="float" office:value="-6.59164">
                <text:p>-6.5916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8.08">
                <text:p>-8.08</text:p>
              </table:table-cell>
              <table:table-cell office:value-type="float" office:value="-16.2028">
                <text:p>-16.2028</text:p>
              </table:table-cell>
              <table:table-cell office:value-type="float" office:value="0.144701">
                <text:p>0.1447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8.04">
                <text:p>-8.04</text:p>
              </table:table-cell>
              <table:table-cell office:value-type="float" office:value="-14.7489">
                <text:p>-14.7489</text:p>
              </table:table-cell>
              <table:table-cell office:value-type="float" office:value="6.87085">
                <text:p>6.8708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8">
                <text:p>-8</text:p>
              </table:table-cell>
              <table:table-cell office:value-type="float" office:value="-10.7939">
                <text:p>-10.7939</text:p>
              </table:table-cell>
              <table:table-cell office:value-type="float" office:value="12.541">
                <text:p>12.5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7.96">
                <text:p>-7.96</text:p>
              </table:table-cell>
              <table:table-cell office:value-type="float" office:value="-4.92872">
                <text:p>-4.92872</text:p>
              </table:table-cell>
              <table:table-cell office:value-type="float" office:value="16.2631">
                <text:p>16.263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7.92">
                <text:p>-7.92</text:p>
              </table:table-cell>
              <table:table-cell office:value-type="float" office:value="1.95312">
                <text:p>1.95312</text:p>
              </table:table-cell>
              <table:table-cell office:value-type="float" office:value="17.4387">
                <text:p>17.438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7.88">
                <text:p>-7.88</text:p>
              </table:table-cell>
              <table:table-cell office:value-type="float" office:value="8.79119">
                <text:p>8.79119</text:p>
              </table:table-cell>
              <table:table-cell office:value-type="float" office:value="15.8589">
                <text:p>15.858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7.84">
                <text:p>-7.84</text:p>
              </table:table-cell>
              <table:table-cell office:value-type="float" office:value="14.5212">
                <text:p>14.5212</text:p>
              </table:table-cell>
              <table:table-cell office:value-type="float" office:value="11.7409">
                <text:p>11.740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7.8">
                <text:p>-7.8</text:p>
              </table:table-cell>
              <table:table-cell office:value-type="float" office:value="18.2402">
                <text:p>18.2402</text:p>
              </table:table-cell>
              <table:table-cell office:value-type="float" office:value="5.69816">
                <text:p>5.698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7.76">
                <text:p>-7.76</text:p>
              </table:table-cell>
              <table:table-cell office:value-type="float" office:value="19.3484">
                <text:p>19.3484</text:p>
              </table:table-cell>
              <table:table-cell office:value-type="float" office:value="-1.35054">
                <text:p>-1.350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7.72">
                <text:p>-7.72</text:p>
              </table:table-cell>
              <table:table-cell office:value-type="float" office:value="17.6454">
                <text:p>17.6454</text:p>
              </table:table-cell>
              <table:table-cell office:value-type="float" office:value="-8.32077">
                <text:p>-8.320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7.68">
                <text:p>-7.68</text:p>
              </table:table-cell>
              <table:table-cell office:value-type="float" office:value="13.3654">
                <text:p>13.3654</text:p>
              </table:table-cell>
              <table:table-cell office:value-type="float" office:value="-14.1291">
                <text:p>-14.129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7.64">
                <text:p>-7.64</text:p>
              </table:table-cell>
              <table:table-cell office:value-type="float" office:value="7.14528">
                <text:p>7.14528</text:p>
              </table:table-cell>
              <table:table-cell office:value-type="float" office:value="-17.8614">
                <text:p>-17.861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7.6">
                <text:p>-7.6</text:p>
              </table:table-cell>
              <table:table-cell office:value-type="float" office:value="-0.0701002">
                <text:p>-0.0701002</text:p>
              </table:table-cell>
              <table:table-cell office:value-type="float" office:value="-18.9163">
                <text:p>-18.916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7.56">
                <text:p>-7.56</text:p>
              </table:table-cell>
              <table:table-cell office:value-type="float" office:value="-7.17146">
                <text:p>-7.17146</text:p>
              </table:table-cell>
              <table:table-cell office:value-type="float" office:value="-17.1023">
                <text:p>-17.102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7.52">
                <text:p>-7.52</text:p>
              </table:table-cell>
              <table:table-cell office:value-type="float" office:value="-13.0556">
                <text:p>-13.0556</text:p>
              </table:table-cell>
              <table:table-cell office:value-type="float" office:value="-12.6713">
                <text:p>-12.67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7.48">
                <text:p>-7.48</text:p>
              </table:table-cell>
              <table:table-cell office:value-type="float" office:value="-16.7966">
                <text:p>-16.7966</text:p>
              </table:table-cell>
              <table:table-cell office:value-type="float" office:value="-6.28415">
                <text:p>-6.2841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7.44">
                <text:p>-7.44</text:p>
              </table:table-cell>
              <table:table-cell office:value-type="float" office:value="-17.7919">
                <text:p>-17.7919</text:p>
              </table:table-cell>
              <table:table-cell office:value-type="float" office:value="1.08717">
                <text:p>1.087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7.4">
                <text:p>-7.4</text:p>
              </table:table-cell>
              <table:table-cell office:value-type="float" office:value="-15.8588">
                <text:p>-15.8588</text:p>
              </table:table-cell>
              <table:table-cell office:value-type="float" office:value="8.30767">
                <text:p>8.3076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7.36">
                <text:p>-7.36</text:p>
              </table:table-cell>
              <table:table-cell office:value-type="float" office:value="-11.2674">
                <text:p>-11.2674</text:p>
              </table:table-cell>
              <table:table-cell office:value-type="float" office:value="14.2536">
                <text:p>14.253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7.32">
                <text:p>-7.32</text:p>
              </table:table-cell>
              <table:table-cell office:value-type="float" office:value="-4.70389">
                <text:p>-4.70389</text:p>
              </table:table-cell>
              <table:table-cell office:value-type="float" office:value="17.9872">
                <text:p>17.987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7.28">
                <text:p>-7.28</text:p>
              </table:table-cell>
              <table:table-cell office:value-type="float" office:value="2.83208">
                <text:p>2.83208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7.24">
                <text:p>-7.24</text:p>
              </table:table-cell>
              <table:table-cell office:value-type="float" office:value="10.1788">
                <text:p>10.1788</text:p>
              </table:table-cell>
              <table:table-cell office:value-type="float" office:value="16.8309">
                <text:p>16.830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7.2">
                <text:p>-7.2</text:p>
              </table:table-cell>
              <table:table-cell office:value-type="float" office:value="16.1912">
                <text:p>16.1912</text:p>
              </table:table-cell>
              <table:table-cell office:value-type="float" office:value="12.0568">
                <text:p>12.056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7.16">
                <text:p>-7.16</text:p>
              </table:table-cell>
              <table:table-cell office:value-type="float" office:value="19.9189">
                <text:p>19.9189</text:p>
              </table:table-cell>
              <table:table-cell office:value-type="float" office:value="5.29388">
                <text:p>5.2938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7.12">
                <text:p>-7.12</text:p>
              </table:table-cell>
              <table:table-cell office:value-type="float" office:value="20.7561">
                <text:p>20.7561</text:p>
              </table:table-cell>
              <table:table-cell office:value-type="float" office:value="-2.42922">
                <text:p>-2.4292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7.08">
                <text:p>-7.08</text:p>
              </table:table-cell>
              <table:table-cell office:value-type="float" office:value="18.539">
                <text:p>18.539</text:p>
              </table:table-cell>
              <table:table-cell office:value-type="float" office:value="-9.9231">
                <text:p>-9.923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7.04">
                <text:p>-7.04</text:p>
              </table:table-cell>
              <table:table-cell office:value-type="float" office:value="13.5764">
                <text:p>13.5764</text:p>
              </table:table-cell>
              <table:table-cell office:value-type="float" office:value="-16.0207">
                <text:p>-16.02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7">
                <text:p>-7</text:p>
              </table:table-cell>
              <table:table-cell office:value-type="float" office:value="6.60714">
                <text:p>6.60714</text:p>
              </table:table-cell>
              <table:table-cell office:value-type="float" office:value="-19.7586">
                <text:p>-19.758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6.96">
                <text:p>-6.96</text:p>
              </table:table-cell>
              <table:table-cell office:value-type="float" office:value="-1.30989">
                <text:p>-1.30989</text:p>
              </table:table-cell>
              <table:table-cell office:value-type="float" office:value="-20.529">
                <text:p>-20.5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6.92">
                <text:p>-6.92</text:p>
              </table:table-cell>
              <table:table-cell office:value-type="float" office:value="-8.95658">
                <text:p>-8.95658</text:p>
              </table:table-cell>
              <table:table-cell office:value-type="float" office:value="-18.1783">
                <text:p>-18.17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6.88">
                <text:p>-6.88</text:p>
              </table:table-cell>
              <table:table-cell office:value-type="float" office:value="-15.1429">
                <text:p>-15.1429</text:p>
              </table:table-cell>
              <table:table-cell office:value-type="float" office:value="-13.0356">
                <text:p>-13.03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6.84">
                <text:p>-6.84</text:p>
              </table:table-cell>
              <table:table-cell office:value-type="float" office:value="-18.8918">
                <text:p>-18.8918</text:p>
              </table:table-cell>
              <table:table-cell office:value-type="float" office:value="-5.86774">
                <text:p>-5.8677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6.8">
                <text:p>-6.8</text:p>
              </table:table-cell>
              <table:table-cell office:value-type="float" office:value="-19.5937">
                <text:p>-19.5937</text:p>
              </table:table-cell>
              <table:table-cell office:value-type="float" office:value="2.2353">
                <text:p>2.235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6.76">
                <text:p>-6.76</text:p>
              </table:table-cell>
              <table:table-cell office:value-type="float" office:value="-17.1051">
                <text:p>-17.1051</text:p>
              </table:table-cell>
              <table:table-cell office:value-type="float" office:value="10.0255">
                <text:p>10.025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6.72">
                <text:p>-6.72</text:p>
              </table:table-cell>
              <table:table-cell office:value-type="float" office:value="-11.7765">
                <text:p>-11.7765</text:p>
              </table:table-cell>
              <table:table-cell office:value-type="float" office:value="16.2887">
                <text:p>16.288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6.68">
                <text:p>-6.68</text:p>
              </table:table-cell>
              <table:table-cell office:value-type="float" office:value="-4.40338">
                <text:p>-4.40338</text:p>
              </table:table-cell>
              <table:table-cell office:value-type="float" office:value="20.0339">
                <text:p>20.033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6.64">
                <text:p>-6.64</text:p>
              </table:table-cell>
              <table:table-cell office:value-type="float" office:value="3.89155">
                <text:p>3.89155</text:p>
              </table:table-cell>
              <table:table-cell office:value-type="float" office:value="20.6494">
                <text:p>20.649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6.6">
                <text:p>-6.6</text:p>
              </table:table-cell>
              <table:table-cell office:value-type="float" office:value="11.8291">
                <text:p>11.8291</text:p>
              </table:table-cell>
              <table:table-cell office:value-type="float" office:value="18.0024">
                <text:p>18.002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6.56">
                <text:p>-6.56</text:p>
              </table:table-cell>
              <table:table-cell office:value-type="float" office:value="18.1704">
                <text:p>18.1704</text:p>
              </table:table-cell>
              <table:table-cell office:value-type="float" office:value="12.465">
                <text:p>12.46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6.52">
                <text:p>-6.52</text:p>
              </table:table-cell>
              <table:table-cell office:value-type="float" office:value="21.9095">
                <text:p>21.9095</text:p>
              </table:table-cell>
              <table:table-cell office:value-type="float" office:value="4.86325">
                <text:p>4.863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6.48">
                <text:p>-6.48</text:p>
              </table:table-cell>
              <table:table-cell office:value-type="float" office:value="22.4323">
                <text:p>22.4323</text:p>
              </table:table-cell>
              <table:table-cell office:value-type="float" office:value="-3.64653">
                <text:p>-3.6465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6.44">
                <text:p>-6.44</text:p>
              </table:table-cell>
              <table:table-cell office:value-type="float" office:value="19.6172">
                <text:p>19.6172</text:p>
              </table:table-cell>
              <table:table-cell office:value-type="float" office:value="-11.7527">
                <text:p>-11.752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6.4">
                <text:p>-6.4</text:p>
              </table:table-cell>
              <table:table-cell office:value-type="float" office:value="13.8591">
                <text:p>13.8591</text:p>
              </table:table-cell>
              <table:table-cell office:value-type="float" office:value="-18.1902">
                <text:p>-18.190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6.36">
                <text:p>-6.36</text:p>
              </table:table-cell>
              <table:table-cell office:value-type="float" office:value="6.01524">
                <text:p>6.01524</text:p>
              </table:table-cell>
              <table:table-cell office:value-type="float" office:value="-21.9375">
                <text:p>-21.93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6.32">
                <text:p>-6.32</text:p>
              </table:table-cell>
              <table:table-cell office:value-type="float" office:value="-2.72261">
                <text:p>-2.72261</text:p>
              </table:table-cell>
              <table:table-cell office:value-type="float" office:value="-22.3783">
                <text:p>-22.378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6.28">
                <text:p>-6.28</text:p>
              </table:table-cell>
              <table:table-cell office:value-type="float" office:value="-11.0089">
                <text:p>-11.0089</text:p>
              </table:table-cell>
              <table:table-cell office:value-type="float" office:value="-19.4021">
                <text:p>-19.40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6.24">
                <text:p>-6.24</text:p>
              </table:table-cell>
              <table:table-cell office:value-type="float" office:value="-17.5514">
                <text:p>-17.5514</text:p>
              </table:table-cell>
              <table:table-cell office:value-type="float" office:value="-13.4277">
                <text:p>-13.427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6.2">
                <text:p>-6.2</text:p>
              </table:table-cell>
              <table:table-cell office:value-type="float" office:value="-21.3123">
                <text:p>-21.3123</text:p>
              </table:table-cell>
              <table:table-cell office:value-type="float" office:value="-5.34492">
                <text:p>-5.3449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6.16">
                <text:p>-6.16</text:p>
              </table:table-cell>
              <table:table-cell office:value-type="float" office:value="-21.6724">
                <text:p>-21.6724</text:p>
              </table:table-cell>
              <table:table-cell office:value-type="float" office:value="3.61763">
                <text:p>3.6176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6.12">
                <text:p>-6.12</text:p>
              </table:table-cell>
              <table:table-cell office:value-type="float" office:value="-18.5331">
                <text:p>-18.5331</text:p>
              </table:table-cell>
              <table:table-cell office:value-type="float" office:value="12.079">
                <text:p>12.0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6.08">
                <text:p>-6.08</text:p>
              </table:table-cell>
              <table:table-cell office:value-type="float" office:value="-12.3378">
                <text:p>-12.3378</text:p>
              </table:table-cell>
              <table:table-cell office:value-type="float" office:value="18.7183">
                <text:p>18.71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6.04">
                <text:p>-6.04</text:p>
              </table:table-cell>
              <table:table-cell office:value-type="float" office:value="-4.01038">
                <text:p>-4.01038</text:p>
              </table:table-cell>
              <table:table-cell office:value-type="float" office:value="22.4805">
                <text:p>22.480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6">
                <text:p>-6</text:p>
              </table:table-cell>
              <table:table-cell office:value-type="float" office:value="5.18206">
                <text:p>5.18206</text:p>
              </table:table-cell>
              <table:table-cell office:value-type="float" office:value="22.7435">
                <text:p>22.743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5.96">
                <text:p>-5.96</text:p>
              </table:table-cell>
              <table:table-cell office:value-type="float" office:value="13.8215">
                <text:p>13.8215</text:p>
              </table:table-cell>
              <table:table-cell office:value-type="float" office:value="19.4209">
                <text:p>19.420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5.92">
                <text:p>-5.92</text:p>
              </table:table-cell>
              <table:table-cell office:value-type="float" office:value="20.5569">
                <text:p>20.5569</text:p>
              </table:table-cell>
              <table:table-cell office:value-type="float" office:value="12.9817">
                <text:p>12.98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5.88">
                <text:p>-5.88</text:p>
              </table:table-cell>
              <table:table-cell office:value-type="float" office:value="24.3152">
                <text:p>24.3152</text:p>
              </table:table-cell>
              <table:table-cell office:value-type="float" office:value="4.3853">
                <text:p>4.38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5.84">
                <text:p>-5.84</text:p>
              </table:table-cell>
              <table:table-cell office:value-type="float" office:value="24.4711">
                <text:p>24.4711</text:p>
              </table:table-cell>
              <table:table-cell office:value-type="float" office:value="-5.06088">
                <text:p>-5.0608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5.8">
                <text:p>-5.8</text:p>
              </table:table-cell>
              <table:table-cell office:value-type="float" office:value="20.9505">
                <text:p>20.9505</text:p>
              </table:table-cell>
              <table:table-cell office:value-type="float" office:value="-13.8999">
                <text:p>-13.899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5.76">
                <text:p>-5.76</text:p>
              </table:table-cell>
              <table:table-cell office:value-type="float" office:value="14.2494">
                <text:p>14.2494</text:p>
              </table:table-cell>
              <table:table-cell office:value-type="float" office:value="-20.7492">
                <text:p>-20.749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5.72">
                <text:p>-5.72</text:p>
              </table:table-cell>
              <table:table-cell office:value-type="float" office:value="5.36426">
                <text:p>5.36426</text:p>
              </table:table-cell>
              <table:table-cell office:value-type="float" office:value="-24.5164">
                <text:p>-24.516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5.68">
                <text:p>-5.68</text:p>
              </table:table-cell>
              <table:table-cell office:value-type="float" office:value="-4.3553">
                <text:p>-4.3553</text:p>
              </table:table-cell>
              <table:table-cell office:value-type="float" office:value="-24.5728">
                <text:p>-24.572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5.64">
                <text:p>-5.64</text:p>
              </table:table-cell>
              <table:table-cell office:value-type="float" office:value="-13.4114">
                <text:p>-13.4114</text:p>
              </table:table-cell>
              <table:table-cell office:value-type="float" office:value="-20.8571">
                <text:p>-20.857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5.6">
                <text:p>-5.6</text:p>
              </table:table-cell>
              <table:table-cell office:value-type="float" office:value="-20.3883">
                <text:p>-20.3883</text:p>
              </table:table-cell>
              <table:table-cell office:value-type="float" office:value="-13.8931">
                <text:p>-13.89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5.56">
                <text:p>-5.56</text:p>
              </table:table-cell>
              <table:table-cell office:value-type="float" office:value="-24.1733">
                <text:p>-24.1733</text:p>
              </table:table-cell>
              <table:table-cell office:value-type="float" office:value="-4.71634">
                <text:p>-4.716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5.52">
                <text:p>-5.52</text:p>
              </table:table-cell>
              <table:table-cell office:value-type="float" office:value="-24.1335">
                <text:p>-24.1335</text:p>
              </table:table-cell>
              <table:table-cell office:value-type="float" office:value="5.27938">
                <text:p>5.2793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5.48">
                <text:p>-5.48</text:p>
              </table:table-cell>
              <table:table-cell office:value-type="float" office:value="-20.2211">
                <text:p>-20.2211</text:p>
              </table:table-cell>
              <table:table-cell office:value-type="float" office:value="14.5532">
                <text:p>14.55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5.44">
                <text:p>-5.44</text:p>
              </table:table-cell>
              <table:table-cell office:value-type="float" office:value="-12.9888">
                <text:p>-12.9888</text:p>
              </table:table-cell>
              <table:table-cell office:value-type="float" office:value="21.6541">
                <text:p>21.654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5.4">
                <text:p>-5.4</text:p>
              </table:table-cell>
              <table:table-cell office:value-type="float" office:value="-3.51299">
                <text:p>-3.51299</text:p>
              </table:table-cell>
              <table:table-cell office:value-type="float" office:value="25.4479">
                <text:p>25.447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5.36">
                <text:p>-5.36</text:p>
              </table:table-cell>
              <table:table-cell office:value-type="float" office:value="6.76589">
                <text:p>6.76589</text:p>
              </table:table-cell>
              <table:table-cell office:value-type="float" office:value="25.297">
                <text:p>25.2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5.32">
                <text:p>-5.32</text:p>
              </table:table-cell>
              <table:table-cell office:value-type="float" office:value="16.2617">
                <text:p>16.2617</text:p>
              </table:table-cell>
              <table:table-cell office:value-type="float" office:value="21.1675">
                <text:p>21.167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5.28">
                <text:p>-5.28</text:p>
              </table:table-cell>
              <table:table-cell office:value-type="float" office:value="23.4863">
                <text:p>23.4863</text:p>
              </table:table-cell>
              <table:table-cell office:value-type="float" office:value="13.6424">
                <text:p>13.64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5.24">
                <text:p>-5.24</text:p>
              </table:table-cell>
              <table:table-cell office:value-type="float" office:value="27.2823">
                <text:p>27.2823</text:p>
              </table:table-cell>
              <table:table-cell office:value-type="float" office:value="3.84096">
                <text:p>3.840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5.2">
                <text:p>-5.2</text:p>
              </table:table-cell>
              <table:table-cell office:value-type="float" office:value="27.0072">
                <text:p>27.0072</text:p>
              </table:table-cell>
              <table:table-cell office:value-type="float" office:value="-6.74746">
                <text:p>-6.7474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5.16">
                <text:p>-5.16</text:p>
              </table:table-cell>
              <table:table-cell office:value-type="float" office:value="22.6412">
                <text:p>22.6412</text:p>
              </table:table-cell>
              <table:table-cell office:value-type="float" office:value="-16.4888">
                <text:p>-16.488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5.12">
                <text:p>-5.12</text:p>
              </table:table-cell>
              <table:table-cell office:value-type="float" office:value="14.799">
                <text:p>14.799</text:p>
              </table:table-cell>
              <table:table-cell office:value-type="float" office:value="-23.8556">
                <text:p>-23.855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5.08">
                <text:p>-5.08</text:p>
              </table:table-cell>
              <table:table-cell office:value-type="float" office:value="4.64482">
                <text:p>4.64482</text:p>
              </table:table-cell>
              <table:table-cell office:value-type="float" office:value="-27.6657">
                <text:p>-27.665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5.04">
                <text:p>-5.04</text:p>
              </table:table-cell>
              <table:table-cell office:value-type="float" office:value="-6.28026">
                <text:p>-6.28026</text:p>
              </table:table-cell>
              <table:table-cell office:value-type="float" office:value="-27.271">
                <text:p>-27.27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5">
                <text:p>-5</text:p>
              </table:table-cell>
              <table:table-cell office:value-type="float" office:value="-16.2915">
                <text:p>-16.2915</text:p>
              </table:table-cell>
              <table:table-cell office:value-type="float" office:value="-22.666">
                <text:p>-22.6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4.96">
                <text:p>-4.96</text:p>
              </table:table-cell>
              <table:table-cell office:value-type="float" office:value="-23.8196">
                <text:p>-23.8196</text:p>
              </table:table-cell>
              <table:table-cell office:value-type="float" office:value="-14.4989">
                <text:p>-14.498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4.92">
                <text:p>-4.92</text:p>
              </table:table-cell>
              <table:table-cell office:value-type="float" office:value="-27.656">
                <text:p>-27.656</text:p>
              </table:table-cell>
              <table:table-cell office:value-type="float" office:value="-3.98113">
                <text:p>-3.981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4.88">
                <text:p>-4.88</text:p>
              </table:table-cell>
              <table:table-cell office:value-type="float" office:value="-27.146">
                <text:p>-27.146</text:p>
              </table:table-cell>
              <table:table-cell office:value-type="float" office:value="7.29165">
                <text:p>7.2916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4.84">
                <text:p>-4.84</text:p>
              </table:table-cell>
              <table:table-cell office:value-type="float" office:value="-22.2992">
                <text:p>-22.2992</text:p>
              </table:table-cell>
              <table:table-cell office:value-type="float" office:value="17.581">
                <text:p>17.58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4.8">
                <text:p>-4.8</text:p>
              </table:table-cell>
              <table:table-cell office:value-type="float" office:value="-13.7984">
                <text:p>-13.7984</text:p>
              </table:table-cell>
              <table:table-cell office:value-type="float" office:value="25.2729">
                <text:p>25.27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4.76">
                <text:p>-4.76</text:p>
              </table:table-cell>
              <table:table-cell office:value-type="float" office:value="-2.90503">
                <text:p>-2.90503</text:p>
              </table:table-cell>
              <table:table-cell office:value-type="float" office:value="29.1305">
                <text:p>29.13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4.72">
                <text:p>-4.72</text:p>
              </table:table-cell>
              <table:table-cell office:value-type="float" office:value="8.72754">
                <text:p>8.72754</text:p>
              </table:table-cell>
              <table:table-cell office:value-type="float" office:value="28.4917">
                <text:p>28.49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4.68">
                <text:p>-4.68</text:p>
              </table:table-cell>
              <table:table-cell office:value-type="float" office:value="19.3037">
                <text:p>19.3037</text:p>
              </table:table-cell>
              <table:table-cell office:value-type="float" office:value="23.3812">
                <text:p>23.3812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4.64">
                <text:p>-4.64</text:p>
              </table:table-cell>
              <table:table-cell office:value-type="float" office:value="27.162">
                <text:p>27.162</text:p>
              </table:table-cell>
              <table:table-cell office:value-type="float" office:value="14.5186">
                <text:p>14.518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4.6">
                <text:p>-4.6</text:p>
              </table:table-cell>
              <table:table-cell office:value-type="float" office:value="31.0347">
                <text:p>31.0347</text:p>
              </table:table-cell>
              <table:table-cell office:value-type="float" office:value="3.21764">
                <text:p>3.2176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4.56">
                <text:p>-4.56</text:p>
              </table:table-cell>
              <table:table-cell office:value-type="float" office:value="30.2513">
                <text:p>30.2513</text:p>
              </table:table-cell>
              <table:table-cell office:value-type="float" office:value="-8.80686">
                <text:p>-8.8068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4.52">
                <text:p>-4.52</text:p>
              </table:table-cell>
              <table:table-cell office:value-type="float" office:value="24.8522">
                <text:p>24.8522</text:p>
              </table:table-cell>
              <table:table-cell office:value-type="float" office:value="-19.6986">
                <text:p>-19.698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4.48">
                <text:p>-4.48</text:p>
              </table:table-cell>
              <table:table-cell office:value-type="float" office:value="15.5952">
                <text:p>15.5952</text:p>
              </table:table-cell>
              <table:table-cell office:value-type="float" office:value="-27.745">
                <text:p>-27.74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4.44">
                <text:p>-4.44</text:p>
              </table:table-cell>
              <table:table-cell office:value-type="float" office:value="3.84988">
                <text:p>3.84988</text:p>
              </table:table-cell>
              <table:table-cell office:value-type="float" office:value="-31.6451">
                <text:p>-31.64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4.4">
                <text:p>-4.4</text:p>
              </table:table-cell>
              <table:table-cell office:value-type="float" office:value="-8.6041">
                <text:p>-8.6041</text:p>
              </table:table-cell>
              <table:table-cell office:value-type="float" office:value="-30.7188">
                <text:p>-30.718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4.36">
                <text:p>-4.36</text:p>
              </table:table-cell>
              <table:table-cell office:value-type="float" office:value="-19.8454">
                <text:p>-19.8454</text:p>
              </table:table-cell>
              <table:table-cell office:value-type="float" office:value="-25.0226">
                <text:p>-25.02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4.32">
                <text:p>-4.32</text:p>
              </table:table-cell>
              <table:table-cell office:value-type="float" office:value="-28.1067">
                <text:p>-28.1067</text:p>
              </table:table-cell>
              <table:table-cell office:value-type="float" office:value="-15.3544">
                <text:p>-15.354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4.28">
                <text:p>-4.28</text:p>
              </table:table-cell>
              <table:table-cell office:value-type="float" office:value="-32.051">
                <text:p>-32.051</text:p>
              </table:table-cell>
              <table:table-cell office:value-type="float" office:value="-3.14243">
                <text:p>-3.1424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4.24">
                <text:p>-4.24</text:p>
              </table:table-cell>
              <table:table-cell office:value-type="float" office:value="-30.987">
                <text:p>-30.987</text:p>
              </table:table-cell>
              <table:table-cell office:value-type="float" office:value="9.76406">
                <text:p>9.7640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4.2">
                <text:p>-4.2</text:p>
              </table:table-cell>
              <table:table-cell office:value-type="float" office:value="-24.9874">
                <text:p>-24.9874</text:p>
              </table:table-cell>
              <table:table-cell office:value-type="float" office:value="21.3744">
                <text:p>21.37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4.16">
                <text:p>-4.16</text:p>
              </table:table-cell>
              <table:table-cell office:value-type="float" office:value="-14.8924">
                <text:p>-14.8924</text:p>
              </table:table-cell>
              <table:table-cell office:value-type="float" office:value="29.862">
                <text:p>29.86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4.12">
                <text:p>-4.12</text:p>
              </table:table-cell>
              <table:table-cell office:value-type="float" office:value="-2.19269">
                <text:p>-2.19269</text:p>
              </table:table-cell>
              <table:table-cell office:value-type="float" office:value="33.8507">
                <text:p>33.850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4.08">
                <text:p>-4.08</text:p>
              </table:table-cell>
              <table:table-cell office:value-type="float" office:value="11.1885">
                <text:p>11.1885</text:p>
              </table:table-cell>
              <table:table-cell office:value-type="float" office:value="32.6363">
                <text:p>32.636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4.04">
                <text:p>-4.04</text:p>
              </table:table-cell>
              <table:table-cell office:value-type="float" office:value="23.186">
                <text:p>23.186</text:p>
              </table:table-cell>
              <table:table-cell office:value-type="float" office:value="26.3081">
                <text:p>26.308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4">
                <text:p>-4</text:p>
              </table:table-cell>
              <table:table-cell office:value-type="float" office:value="31.9093">
                <text:p>31.9093</text:p>
              </table:table-cell>
              <table:table-cell office:value-type="float" office:value="15.7504">
                <text:p>15.750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3.96">
                <text:p>-3.96</text:p>
              </table:table-cell>
              <table:table-cell office:value-type="float" office:value="35.9393">
                <text:p>35.9393</text:p>
              </table:table-cell>
              <table:table-cell office:value-type="float" office:value="2.52043">
                <text:p>2.5204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3.92">
                <text:p>-3.92</text:p>
              </table:table-cell>
              <table:table-cell office:value-type="float" office:value="34.5567">
                <text:p>34.5567</text:p>
              </table:table-cell>
              <table:table-cell office:value-type="float" office:value="-11.3795">
                <text:p>-11.379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3.88">
                <text:p>-3.88</text:p>
              </table:table-cell>
              <table:table-cell office:value-type="float" office:value="27.8676">
                <text:p>27.8676</text:p>
              </table:table-cell>
              <table:table-cell office:value-type="float" office:value="-23.8039">
                <text:p>-23.803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3.84">
                <text:p>-3.84</text:p>
              </table:table-cell>
              <table:table-cell office:value-type="float" office:value="16.8027">
                <text:p>16.8027</text:p>
              </table:table-cell>
              <table:table-cell office:value-type="float" office:value="-32.793">
                <text:p>-32.79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3.8">
                <text:p>-3.8</text:p>
              </table:table-cell>
              <table:table-cell office:value-type="float" office:value="2.99014">
                <text:p>2.99014</text:p>
              </table:table-cell>
              <table:table-cell office:value-type="float" office:value="-36.8804">
                <text:p>-36.880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3.76">
                <text:p>-3.76</text:p>
              </table:table-cell>
              <table:table-cell office:value-type="float" office:value="-11.4832">
                <text:p>-11.4832</text:p>
              </table:table-cell>
              <table:table-cell office:value-type="float" office:value="-35.3297">
                <text:p>-35.329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3.72">
                <text:p>-3.72</text:p>
              </table:table-cell>
              <table:table-cell office:value-type="float" office:value="-24.3848">
                <text:p>-24.3848</text:p>
              </table:table-cell>
              <table:table-cell office:value-type="float" office:value="-28.2633">
                <text:p>-28.26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3.68">
                <text:p>-3.68</text:p>
              </table:table-cell>
              <table:table-cell office:value-type="float" office:value="-33.6799">
                <text:p>-33.6799</text:p>
              </table:table-cell>
              <table:table-cell office:value-type="float" office:value="-16.661">
                <text:p>-16.6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3.64">
                <text:p>-3.64</text:p>
              </table:table-cell>
              <table:table-cell office:value-type="float" office:value="-37.8496">
                <text:p>-37.8496</text:p>
              </table:table-cell>
              <table:table-cell office:value-type="float" office:value="-2.22611">
                <text:p>-2.2261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3.6">
                <text:p>-3.6</text:p>
              </table:table-cell>
              <table:table-cell office:value-type="float" office:value="-36.1374">
                <text:p>-36.1374</text:p>
              </table:table-cell>
              <table:table-cell office:value-type="float" office:value="12.863">
                <text:p>12.86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3.56">
                <text:p>-3.56</text:p>
              </table:table-cell>
              <table:table-cell office:value-type="float" office:value="-28.6819">
                <text:p>-28.6819</text:p>
              </table:table-cell>
              <table:table-cell office:value-type="float" office:value="26.28">
                <text:p>26.2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3.52">
                <text:p>-3.52</text:p>
              </table:table-cell>
              <table:table-cell office:value-type="float" office:value="-16.5146">
                <text:p>-16.5146</text:p>
              </table:table-cell>
              <table:table-cell office:value-type="float" office:value="35.9076">
                <text:p>35.907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3.48">
                <text:p>-3.48</text:p>
              </table:table-cell>
              <table:table-cell office:value-type="float" office:value="-1.41927">
                <text:p>-1.41927</text:p>
              </table:table-cell>
              <table:table-cell office:value-type="float" office:value="40.1692">
                <text:p>40.16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3.44">
                <text:p>-3.44</text:p>
              </table:table-cell>
              <table:table-cell office:value-type="float" office:value="14.3273">
                <text:p>14.3273</text:p>
              </table:table-cell>
              <table:table-cell office:value-type="float" office:value="38.2846">
                <text:p>38.28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3.4">
                <text:p>-3.4</text:p>
              </table:table-cell>
              <table:table-cell office:value-type="float" office:value="28.2969">
                <text:p>28.2969</text:p>
              </table:table-cell>
              <table:table-cell office:value-type="float" office:value="30.4081">
                <text:p>30.408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3.36">
                <text:p>-3.36</text:p>
              </table:table-cell>
              <table:table-cell office:value-type="float" office:value="38.2816">
                <text:p>38.2816</text:p>
              </table:table-cell>
              <table:table-cell office:value-type="float" office:value="17.6253">
                <text:p>17.62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3.32">
                <text:p>-3.32</text:p>
              </table:table-cell>
              <table:table-cell office:value-type="float" office:value="42.6402">
                <text:p>42.6402</text:p>
              </table:table-cell>
              <table:table-cell office:value-type="float" office:value="1.80638">
                <text:p>1.8063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3.28">
                <text:p>-3.28</text:p>
              </table:table-cell>
              <table:table-cell office:value-type="float" office:value="40.5649">
                <text:p>40.5649</text:p>
              </table:table-cell>
              <table:table-cell office:value-type="float" office:value="-14.6657">
                <text:p>-14.665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3.24">
                <text:p>-3.24</text:p>
              </table:table-cell>
              <table:table-cell office:value-type="float" office:value="32.2247">
                <text:p>32.2247</text:p>
              </table:table-cell>
              <table:table-cell office:value-type="float" office:value="-29.2512">
                <text:p>-29.251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3.2">
                <text:p>-3.2</text:p>
              </table:table-cell>
              <table:table-cell office:value-type="float" office:value="18.7621">
                <text:p>18.7621</text:p>
              </table:table-cell>
              <table:table-cell office:value-type="float" office:value="-39.6427">
                <text:p>-39.642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3.16">
                <text:p>-3.16</text:p>
              </table:table-cell>
              <table:table-cell office:value-type="float" office:value="2.13975">
                <text:p>2.13975</text:p>
              </table:table-cell>
              <table:table-cell office:value-type="float" office:value="-44.1265">
                <text:p>-44.12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3.12">
                <text:p>-3.12</text:p>
              </table:table-cell>
              <table:table-cell office:value-type="float" office:value="-15.144">
                <text:p>-15.144</text:p>
              </table:table-cell>
              <table:table-cell office:value-type="float" office:value="-41.862">
                <text:p>-41.86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3.08">
                <text:p>-3.08</text:p>
              </table:table-cell>
              <table:table-cell office:value-type="float" office:value="-30.4276">
                <text:p>-30.4276</text:p>
              </table:table-cell>
              <table:table-cell office:value-type="float" office:value="-33.0316">
                <text:p>-33.031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3.04">
                <text:p>-3.04</text:p>
              </table:table-cell>
              <table:table-cell office:value-type="float" office:value="-41.293">
                <text:p>-41.293</text:p>
              </table:table-cell>
              <table:table-cell office:value-type="float" office:value="-18.8376">
                <text:p>-18.837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3">
                <text:p>-3</text:p>
              </table:table-cell>
              <table:table-cell office:value-type="float" office:value="-45.9452">
                <text:p>-45.9452</text:p>
              </table:table-cell>
              <table:table-cell office:value-type="float" office:value="-1.34173">
                <text:p>-1.3417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2.96">
                <text:p>-2.96</text:p>
              </table:table-cell>
              <table:table-cell office:value-type="float" office:value="-43.5044">
                <text:p>-43.5044</text:p>
              </table:table-cell>
              <table:table-cell office:value-type="float" office:value="16.832">
                <text:p>16.83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2.92">
                <text:p>-2.92</text:p>
              </table:table-cell>
              <table:table-cell office:value-type="float" office:value="-34.1644">
                <text:p>-34.1644</text:p>
              </table:table-cell>
              <table:table-cell office:value-type="float" office:value="32.888">
                <text:p>32.8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2.88">
                <text:p>-2.88</text:p>
              </table:table-cell>
              <table:table-cell office:value-type="float" office:value="-19.1901">
                <text:p>-19.1901</text:p>
              </table:table-cell>
              <table:table-cell office:value-type="float" office:value="44.2853">
                <text:p>44.285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2.84">
                <text:p>-2.84</text:p>
              </table:table-cell>
              <table:table-cell office:value-type="float" office:value="-0.749815">
                <text:p>-0.749815</text:p>
              </table:table-cell>
              <table:table-cell office:value-type="float" office:value="49.1365">
                <text:p>49.136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2.8">
                <text:p>-2.8</text:p>
              </table:table-cell>
              <table:table-cell office:value-type="float" office:value="18.3954">
                <text:p>18.3954</text:p>
              </table:table-cell>
              <table:table-cell office:value-type="float" office:value="46.515">
                <text:p>46.51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2.76">
                <text:p>-2.76</text:p>
              </table:table-cell>
              <table:table-cell office:value-type="float" office:value="35.3018">
                <text:p>35.3018</text:p>
              </table:table-cell>
              <table:table-cell office:value-type="float" office:value="36.6231">
                <text:p>36.62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2.72">
                <text:p>-2.72</text:p>
              </table:table-cell>
              <table:table-cell office:value-type="float" office:value="47.2911">
                <text:p>47.2911</text:p>
              </table:table-cell>
              <table:table-cell office:value-type="float" office:value="20.7909">
                <text:p>20.790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2.68">
                <text:p>-2.68</text:p>
              </table:table-cell>
              <table:table-cell office:value-type="float" office:value="52.3702">
                <text:p>52.3702</text:p>
              </table:table-cell>
              <table:table-cell office:value-type="float" office:value="1.30138">
                <text:p>1.3013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2.64">
                <text:p>-2.64</text:p>
              </table:table-cell>
              <table:table-cell office:value-type="float" office:value="49.5563">
                <text:p>49.5563</text:p>
              </table:table-cell>
              <table:table-cell office:value-type="float" office:value="-18.9344">
                <text:p>-18.934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2.6">
                <text:p>-2.6</text:p>
              </table:table-cell>
              <table:table-cell office:value-type="float" office:value="39.0559">
                <text:p>39.0559</text:p>
              </table:table-cell>
              <table:table-cell office:value-type="float" office:value="-36.8084">
                <text:p>-36.808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2.56">
                <text:p>-2.56</text:p>
              </table:table-cell>
              <table:table-cell office:value-type="float" office:value="22.2665">
                <text:p>22.2665</text:p>
              </table:table-cell>
              <table:table-cell office:value-type="float" office:value="-49.4877">
                <text:p>-49.48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2.52">
                <text:p>-2.52</text:p>
              </table:table-cell>
              <table:table-cell office:value-type="float" office:value="1.59484">
                <text:p>1.59484</text:p>
              </table:table-cell>
              <table:table-cell office:value-type="float" office:value="-54.8576">
                <text:p>-54.85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2.48">
                <text:p>-2.48</text:p>
              </table:table-cell>
              <table:table-cell office:value-type="float" office:value="-19.8836">
                <text:p>-19.8836</text:p>
              </table:table-cell>
              <table:table-cell office:value-type="float" office:value="-51.8673">
                <text:p>-51.86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2.44">
                <text:p>-2.44</text:p>
              </table:table-cell>
              <table:table-cell office:value-type="float" office:value="-38.8775">
                <text:p>-38.8775</text:p>
              </table:table-cell>
              <table:table-cell office:value-type="float" office:value="-40.722">
                <text:p>-40.72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2.4">
                <text:p>-2.4</text:p>
              </table:table-cell>
              <table:table-cell office:value-type="float" office:value="-52.3789">
                <text:p>-52.3789</text:p>
              </table:table-cell>
              <table:table-cell office:value-type="float" office:value="-22.8878">
                <text:p>-22.887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2.36">
                <text:p>-2.36</text:p>
              </table:table-cell>
              <table:table-cell office:value-type="float" office:value="-58.1325">
                <text:p>-58.1325</text:p>
              </table:table-cell>
              <table:table-cell office:value-type="float" office:value="-0.904785">
                <text:p>-0.90478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2.32">
                <text:p>-2.32</text:p>
              </table:table-cell>
              <table:table-cell office:value-type="float" office:value="-55.0044">
                <text:p>-55.0044</text:p>
              </table:table-cell>
              <table:table-cell office:value-type="float" office:value="21.9703">
                <text:p>21.970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2.28">
                <text:p>-2.28</text:p>
              </table:table-cell>
              <table:table-cell office:value-type="float" office:value="-43.19">
                <text:p>-43.19</text:p>
              </table:table-cell>
              <table:table-cell office:value-type="float" office:value="42.2414">
                <text:p>42.241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2.24">
                <text:p>-2.24</text:p>
              </table:table-cell>
              <table:table-cell office:value-type="float" office:value="-24.2251">
                <text:p>-24.2251</text:p>
              </table:table-cell>
              <table:table-cell office:value-type="float" office:value="56.7006">
                <text:p>56.700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2.2">
                <text:p>-2.2</text:p>
              </table:table-cell>
              <table:table-cell office:value-type="float" office:value="-0.792763">
                <text:p>-0.792763</text:p>
              </table:table-cell>
              <table:table-cell office:value-type="float" office:value="62.9286">
                <text:p>62.92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2.16">
                <text:p>-2.16</text:p>
              </table:table-cell>
              <table:table-cell office:value-type="float" office:value="23.6503">
                <text:p>23.6503</text:p>
              </table:table-cell>
              <table:table-cell office:value-type="float" office:value="59.6891">
                <text:p>59.68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2.12">
                <text:p>-2.12</text:p>
              </table:table-cell>
              <table:table-cell office:value-type="float" office:value="45.3773">
                <text:p>45.3773</text:p>
              </table:table-cell>
              <table:table-cell office:value-type="float" office:value="47.1566">
                <text:p>47.15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2.08">
                <text:p>-2.08</text:p>
              </table:table-cell>
              <table:table-cell office:value-type="float" office:value="60.9514">
                <text:p>60.9514</text:p>
              </table:table-cell>
              <table:table-cell office:value-type="float" office:value="26.9349">
                <text:p>26.934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2.04">
                <text:p>-2.04</text:p>
              </table:table-cell>
              <table:table-cell office:value-type="float" office:value="67.7597">
                <text:p>67.7597</text:p>
              </table:table-cell>
              <table:table-cell office:value-type="float" office:value="1.86029">
                <text:p>1.8602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2">
                <text:p>-2</text:p>
              </table:table-cell>
              <table:table-cell office:value-type="float" office:value="64.4394">
                <text:p>64.4394</text:p>
              </table:table-cell>
              <table:table-cell office:value-type="float" office:value="-24.3896">
                <text:p>-24.38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1.96">
                <text:p>-1.96</text:p>
              </table:table-cell>
              <table:table-cell office:value-type="float" office:value="51.1273">
                <text:p>51.1273</text:p>
              </table:table-cell>
              <table:table-cell office:value-type="float" office:value="-47.8273">
                <text:p>-47.827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1.92">
                <text:p>-1.92</text:p>
              </table:table-cell>
              <table:table-cell office:value-type="float" office:value="29.4915">
                <text:p>29.4915</text:p>
              </table:table-cell>
              <table:table-cell office:value-type="float" office:value="-64.7515">
                <text:p>-64.75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1.88">
                <text:p>-1.88</text:p>
              </table:table-cell>
              <table:table-cell office:value-type="float" office:value="2.53078">
                <text:p>2.53078</text:p>
              </table:table-cell>
              <table:table-cell office:value-type="float" office:value="-72.3196">
                <text:p>-72.319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1.84">
                <text:p>-1.84</text:p>
              </table:table-cell>
              <table:table-cell office:value-type="float" office:value="-25.833">
                <text:p>-25.833</text:p>
              </table:table-cell>
              <table:table-cell office:value-type="float" office:value="-69.0096">
                <text:p>-69.00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1.8">
                <text:p>-1.8</text:p>
              </table:table-cell>
              <table:table-cell office:value-type="float" office:value="-51.3169">
                <text:p>-51.3169</text:p>
              </table:table-cell>
              <table:table-cell office:value-type="float" office:value="-54.8988">
                <text:p>-54.89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1.76">
                <text:p>-1.76</text:p>
              </table:table-cell>
              <table:table-cell office:value-type="float" office:value="-69.9118">
                <text:p>-69.9118</text:p>
              </table:table-cell>
              <table:table-cell office:value-type="float" office:value="-31.7104">
                <text:p>-31.710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1.72">
                <text:p>-1.72</text:p>
              </table:table-cell>
              <table:table-cell office:value-type="float" office:value="-78.4997">
                <text:p>-78.4997</text:p>
              </table:table-cell>
              <table:table-cell office:value-type="float" office:value="-2.61365">
                <text:p>-2.6136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1.68">
                <text:p>-1.68</text:p>
              </table:table-cell>
              <table:table-cell office:value-type="float" office:value="-75.3577">
                <text:p>-75.3577</text:p>
              </table:table-cell>
              <table:table-cell office:value-type="float" office:value="28.2006">
                <text:p>28.200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1.64">
                <text:p>-1.64</text:p>
              </table:table-cell>
              <table:table-cell office:value-type="float" office:value="-60.4714">
                <text:p>-60.4714</text:p>
              </table:table-cell>
              <table:table-cell office:value-type="float" office:value="56.1128">
                <text:p>56.112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1.6">
                <text:p>-1.6</text:p>
              </table:table-cell>
              <table:table-cell office:value-type="float" office:value="-35.603">
                <text:p>-35.603</text:p>
              </table:table-cell>
              <table:table-cell office:value-type="float" office:value="76.7542">
                <text:p>76.754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1.56">
                <text:p>-1.56</text:p>
              </table:table-cell>
              <table:table-cell office:value-type="float" office:value="-4.09575">
                <text:p>-4.09575</text:p>
              </table:table-cell>
              <table:table-cell office:value-type="float" office:value="86.6733">
                <text:p>86.67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1.52">
                <text:p>-1.52</text:p>
              </table:table-cell>
              <table:table-cell office:value-type="float" office:value="29.5645">
                <text:p>29.5645</text:p>
              </table:table-cell>
              <table:table-cell office:value-type="float" office:value="83.8904">
                <text:p>83.89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1.48">
                <text:p>-1.48</text:p>
              </table:table-cell>
              <table:table-cell office:value-type="float" office:value="60.3754">
                <text:p>60.3754</text:p>
              </table:table-cell>
              <table:table-cell office:value-type="float" office:value="68.2535">
                <text:p>68.253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1.44">
                <text:p>-1.44</text:p>
              </table:table-cell>
              <table:table-cell office:value-type="float" office:value="83.5451">
                <text:p>83.5451</text:p>
              </table:table-cell>
              <table:table-cell office:value-type="float" office:value="41.5359">
                <text:p>41.535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1.4">
                <text:p>-1.4</text:p>
              </table:table-cell>
              <table:table-cell office:value-type="float" office:value="95.2154">
                <text:p>95.2154</text:p>
              </table:table-cell>
              <table:table-cell office:value-type="float" office:value="7.25097">
                <text:p>7.2509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1.36">
                <text:p>-1.36</text:p>
              </table:table-cell>
              <table:table-cell office:value-type="float" office:value="93.0751">
                <text:p>93.0751</text:p>
              </table:table-cell>
              <table:table-cell office:value-type="float" office:value="-29.7974">
                <text:p>-29.79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1.32">
                <text:p>-1.32</text:p>
              </table:table-cell>
              <table:table-cell office:value-type="float" office:value="76.7693">
                <text:p>76.7693</text:p>
              </table:table-cell>
              <table:table-cell office:value-type="float" office:value="-64.1732">
                <text:p>-64.17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1.28">
                <text:p>-1.28</text:p>
              </table:table-cell>
              <table:table-cell office:value-type="float" office:value="48.0357">
                <text:p>48.0357</text:p>
              </table:table-cell>
              <table:table-cell office:value-type="float" office:value="-90.5861">
                <text:p>-90.586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1.24">
                <text:p>-1.24</text:p>
              </table:table-cell>
              <table:table-cell office:value-type="float" office:value="10.5391">
                <text:p>10.5391</text:p>
              </table:table-cell>
              <table:table-cell office:value-type="float" office:value="-104.679">
                <text:p>-104.67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1.2">
                <text:p>-1.2</text:p>
              </table:table-cell>
              <table:table-cell office:value-type="float" office:value="-30.583">
                <text:p>-30.583</text:p>
              </table:table-cell>
              <table:table-cell office:value-type="float" office:value="-103.71">
                <text:p>-103.7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1.16">
                <text:p>-1.16</text:p>
              </table:table-cell>
              <table:table-cell office:value-type="float" office:value="-69.409">
                <text:p>-69.409</text:p>
              </table:table-cell>
              <table:table-cell office:value-type="float" office:value="-87.0271">
                <text:p>-87.027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1.12">
                <text:p>-1.12</text:p>
              </table:table-cell>
              <table:table-cell office:value-type="float" office:value="-100.064">
                <text:p>-100.064</text:p>
              </table:table-cell>
              <table:table-cell office:value-type="float" office:value="-56.2578">
                <text:p>-56.257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1.08">
                <text:p>-1.08</text:p>
              </table:table-cell>
              <table:table-cell office:value-type="float" office:value="-117.577">
                <text:p>-117.577</text:p>
              </table:table-cell>
              <table:table-cell office:value-type="float" office:value="-15.1739">
                <text:p>-15.17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1.04">
                <text:p>-1.04</text:p>
              </table:table-cell>
              <table:table-cell office:value-type="float" office:value="-118.644">
                <text:p>-118.644</text:p>
              </table:table-cell>
              <table:table-cell office:value-type="float" office:value="30.7566">
                <text:p>30.756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1">
                <text:p>-1</text:p>
              </table:table-cell>
              <table:table-cell office:value-type="float" office:value="-102.184">
                <text:p>-102.184</text:p>
              </table:table-cell>
              <table:table-cell office:value-type="float" office:value="75.0824">
                <text:p>75.08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96">
                <text:p>-0.96</text:p>
              </table:table-cell>
              <table:table-cell office:value-type="float" office:value="-69.5923">
                <text:p>-69.5923</text:p>
              </table:table-cell>
              <table:table-cell office:value-type="float" office:value="111.251">
                <text:p>111.25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92">
                <text:p>-0.92</text:p>
              </table:table-cell>
              <table:table-cell office:value-type="float" office:value="-24.661">
                <text:p>-24.661</text:p>
              </table:table-cell>
              <table:table-cell office:value-type="float" office:value="133.544">
                <text:p>133.5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88">
                <text:p>-0.88</text:p>
              </table:table-cell>
              <table:table-cell office:value-type="float" office:value="26.8543">
                <text:p>26.8543</text:p>
              </table:table-cell>
              <table:table-cell office:value-type="float" office:value="137.925">
                <text:p>137.9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84">
                <text:p>-0.84</text:p>
              </table:table-cell>
              <table:table-cell office:value-type="float" office:value="77.9567">
                <text:p>77.9567</text:p>
              </table:table-cell>
              <table:table-cell office:value-type="float" office:value="122.697">
                <text:p>122.6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8">
                <text:p>-0.8</text:p>
              </table:table-cell>
              <table:table-cell office:value-type="float" office:value="121.337">
                <text:p>121.337</text:p>
              </table:table-cell>
              <table:table-cell office:value-type="float" office:value="88.8425">
                <text:p>88.84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76">
                <text:p>-0.76</text:p>
              </table:table-cell>
              <table:table-cell office:value-type="float" office:value="150.384">
                <text:p>150.384</text:p>
              </table:table-cell>
              <table:table-cell office:value-type="float" office:value="40.0114">
                <text:p>40.011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72">
                <text:p>-0.72</text:p>
              </table:table-cell>
              <table:table-cell office:value-type="float" office:value="160.133">
                <text:p>160.133</text:p>
              </table:table-cell>
              <table:table-cell office:value-type="float" office:value="-17.8662">
                <text:p>-17.866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68">
                <text:p>-0.68</text:p>
              </table:table-cell>
              <table:table-cell office:value-type="float" office:value="148.027">
                <text:p>148.027</text:p>
              </table:table-cell>
              <table:table-cell office:value-type="float" office:value="-77.2985">
                <text:p>-77.29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64">
                <text:p>-0.64</text:p>
              </table:table-cell>
              <table:table-cell office:value-type="float" office:value="114.376">
                <text:p>114.376</text:p>
              </table:table-cell>
              <table:table-cell office:value-type="float" office:value="-130.192">
                <text:p>-130.19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6">
                <text:p>-0.6</text:p>
              </table:table-cell>
              <table:table-cell office:value-type="float" office:value="62.4335">
                <text:p>62.4335</text:p>
              </table:table-cell>
              <table:table-cell office:value-type="float" office:value="-168.93">
                <text:p>-168.9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56">
                <text:p>-0.56</text:p>
              </table:table-cell>
              <table:table-cell office:value-type="float" office:value="-1.9217">
                <text:p>-1.9217</text:p>
              </table:table-cell>
              <table:table-cell office:value-type="float" office:value="-187.423">
                <text:p>-187.42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52">
                <text:p>-0.52</text:p>
              </table:table-cell>
              <table:table-cell office:value-type="float" office:value="-70.8672">
                <text:p>-70.8672</text:p>
              </table:table-cell>
              <table:table-cell office:value-type="float" office:value="-181.99">
                <text:p>-181.9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48">
                <text:p>-0.48</text:p>
              </table:table-cell>
              <table:table-cell office:value-type="float" office:value="-135.608">
                <text:p>-135.608</text:p>
              </table:table-cell>
              <table:table-cell office:value-type="float" office:value="-151.939">
                <text:p>-151.93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44">
                <text:p>-0.44</text:p>
              </table:table-cell>
              <table:table-cell office:value-type="float" office:value="-187.507">
                <text:p>-187.507</text:p>
              </table:table-cell>
              <table:table-cell office:value-type="float" office:value="-99.7776">
                <text:p>-99.777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4">
                <text:p>-0.4</text:p>
              </table:table-cell>
              <table:table-cell office:value-type="float" office:value="-219.225">
                <text:p>-219.225</text:p>
              </table:table-cell>
              <table:table-cell office:value-type="float" office:value="-30.9844">
                <text:p>-30.984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36">
                <text:p>-0.36</text:p>
              </table:table-cell>
              <table:table-cell office:value-type="float" office:value="-225.725">
                <text:p>-225.725</text:p>
              </table:table-cell>
              <table:table-cell office:value-type="float" office:value="46.6019">
                <text:p>46.60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32">
                <text:p>-0.32</text:p>
              </table:table-cell>
              <table:table-cell office:value-type="float" office:value="-204.995">
                <text:p>-204.995</text:p>
              </table:table-cell>
              <table:table-cell office:value-type="float" office:value="123.731">
                <text:p>123.73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28">
                <text:p>-0.28</text:p>
              </table:table-cell>
              <table:table-cell office:value-type="float" office:value="-158.394">
                <text:p>-158.394</text:p>
              </table:table-cell>
              <table:table-cell office:value-type="float" office:value="190.896">
                <text:p>190.89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24">
                <text:p>-0.24</text:p>
              </table:table-cell>
              <table:table-cell office:value-type="float" office:value="-90.5612">
                <text:p>-90.5612</text:p>
              </table:table-cell>
              <table:table-cell office:value-type="float" office:value="239.54">
                <text:p>239.5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2">
                <text:p>-0.2</text:p>
              </table:table-cell>
              <table:table-cell office:value-type="float" office:value="-8.90408">
                <text:p>-8.90408</text:p>
              </table:table-cell>
              <table:table-cell office:value-type="float" office:value="263.177">
                <text:p>263.17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16">
                <text:p>-0.16</text:p>
              </table:table-cell>
              <table:table-cell office:value-type="float" office:value="77.2894">
                <text:p>77.2894</text:p>
              </table:table-cell>
              <table:table-cell office:value-type="float" office:value="258.247">
                <text:p>258.2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12">
                <text:p>-0.12</text:p>
              </table:table-cell>
              <table:table-cell office:value-type="float" office:value="157.988">
                <text:p>157.988</text:p>
              </table:table-cell>
              <table:table-cell office:value-type="float" office:value="224.622">
                <text:p>224.62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08">
                <text:p>-0.08</text:p>
              </table:table-cell>
              <table:table-cell office:value-type="float" office:value="223.669">
                <text:p>223.669</text:p>
              </table:table-cell>
              <table:table-cell office:value-type="float" office:value="165.668">
                <text:p>165.66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4">
                <text:p>-0.04</text:p>
              </table:table-cell>
              <table:table-cell office:value-type="float" office:value="266.51">
                <text:p>266.51</text:p>
              </table:table-cell>
              <table:table-cell office:value-type="float" office:value="87.8585">
                <text:p>87.858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000000000000675557">
                <text:p>-0.000000000000675557</text:p>
              </table:table-cell>
              <table:table-cell office:value-type="float" office:value="281.386">
                <text:p>281.386</text:p>
              </table:table-cell>
              <table:table-cell office:value-type="float" office:value="0.00000000151284">
                <text:p>0.0000000015128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4">
                <text:p>0.04</text:p>
              </table:table-cell>
              <table:table-cell office:value-type="float" office:value="266.51">
                <text:p>266.51</text:p>
              </table:table-cell>
              <table:table-cell office:value-type="float" office:value="-87.8585">
                <text:p>-87.858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8">
                <text:p>0.08</text:p>
              </table:table-cell>
              <table:table-cell office:value-type="float" office:value="223.669">
                <text:p>223.669</text:p>
              </table:table-cell>
              <table:table-cell office:value-type="float" office:value="-165.668">
                <text:p>-165.6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12">
                <text:p>0.12</text:p>
              </table:table-cell>
              <table:table-cell office:value-type="float" office:value="157.988">
                <text:p>157.988</text:p>
              </table:table-cell>
              <table:table-cell office:value-type="float" office:value="-224.622">
                <text:p>-224.6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16">
                <text:p>0.16</text:p>
              </table:table-cell>
              <table:table-cell office:value-type="float" office:value="77.2894">
                <text:p>77.2894</text:p>
              </table:table-cell>
              <table:table-cell office:value-type="float" office:value="-258.247">
                <text:p>-258.24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2">
                <text:p>0.2</text:p>
              </table:table-cell>
              <table:table-cell office:value-type="float" office:value="-8.90408">
                <text:p>-8.90408</text:p>
              </table:table-cell>
              <table:table-cell office:value-type="float" office:value="-263.177">
                <text:p>-263.17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24">
                <text:p>0.24</text:p>
              </table:table-cell>
              <table:table-cell office:value-type="float" office:value="-90.5612">
                <text:p>-90.5612</text:p>
              </table:table-cell>
              <table:table-cell office:value-type="float" office:value="-239.54">
                <text:p>-239.5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28">
                <text:p>0.28</text:p>
              </table:table-cell>
              <table:table-cell office:value-type="float" office:value="-158.394">
                <text:p>-158.394</text:p>
              </table:table-cell>
              <table:table-cell office:value-type="float" office:value="-190.896">
                <text:p>-190.8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32">
                <text:p>0.32</text:p>
              </table:table-cell>
              <table:table-cell office:value-type="float" office:value="-204.995">
                <text:p>-204.995</text:p>
              </table:table-cell>
              <table:table-cell office:value-type="float" office:value="-123.731">
                <text:p>-123.73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36">
                <text:p>0.36</text:p>
              </table:table-cell>
              <table:table-cell office:value-type="float" office:value="-225.725">
                <text:p>-225.725</text:p>
              </table:table-cell>
              <table:table-cell office:value-type="float" office:value="-46.6019">
                <text:p>-46.601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">
                <text:p>0.4</text:p>
              </table:table-cell>
              <table:table-cell office:value-type="float" office:value="-219.225">
                <text:p>-219.225</text:p>
              </table:table-cell>
              <table:table-cell office:value-type="float" office:value="30.9844">
                <text:p>30.9844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44">
                <text:p>0.44</text:p>
              </table:table-cell>
              <table:table-cell office:value-type="float" office:value="-187.507">
                <text:p>-187.507</text:p>
              </table:table-cell>
              <table:table-cell office:value-type="float" office:value="99.7776">
                <text:p>99.777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8">
                <text:p>0.48</text:p>
              </table:table-cell>
              <table:table-cell office:value-type="float" office:value="-135.608">
                <text:p>-135.608</text:p>
              </table:table-cell>
              <table:table-cell office:value-type="float" office:value="151.939">
                <text:p>151.93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52">
                <text:p>0.52</text:p>
              </table:table-cell>
              <table:table-cell office:value-type="float" office:value="-70.8672">
                <text:p>-70.8672</text:p>
              </table:table-cell>
              <table:table-cell office:value-type="float" office:value="181.99">
                <text:p>181.9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56">
                <text:p>0.56</text:p>
              </table:table-cell>
              <table:table-cell office:value-type="float" office:value="-1.9217">
                <text:p>-1.9217</text:p>
              </table:table-cell>
              <table:table-cell office:value-type="float" office:value="187.423">
                <text:p>187.42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">
                <text:p>0.6</text:p>
              </table:table-cell>
              <table:table-cell office:value-type="float" office:value="62.4335">
                <text:p>62.4335</text:p>
              </table:table-cell>
              <table:table-cell office:value-type="float" office:value="168.93">
                <text:p>168.9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64">
                <text:p>0.64</text:p>
              </table:table-cell>
              <table:table-cell office:value-type="float" office:value="114.376">
                <text:p>114.376</text:p>
              </table:table-cell>
              <table:table-cell office:value-type="float" office:value="130.192">
                <text:p>130.19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68">
                <text:p>0.68</text:p>
              </table:table-cell>
              <table:table-cell office:value-type="float" office:value="148.027">
                <text:p>148.027</text:p>
              </table:table-cell>
              <table:table-cell office:value-type="float" office:value="77.2985">
                <text:p>77.298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72">
                <text:p>0.72</text:p>
              </table:table-cell>
              <table:table-cell office:value-type="float" office:value="160.133">
                <text:p>160.133</text:p>
              </table:table-cell>
              <table:table-cell office:value-type="float" office:value="17.8662">
                <text:p>17.866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76">
                <text:p>0.76</text:p>
              </table:table-cell>
              <table:table-cell office:value-type="float" office:value="150.384">
                <text:p>150.384</text:p>
              </table:table-cell>
              <table:table-cell office:value-type="float" office:value="-40.0114">
                <text:p>-40.01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8">
                <text:p>0.8</text:p>
              </table:table-cell>
              <table:table-cell office:value-type="float" office:value="121.337">
                <text:p>121.337</text:p>
              </table:table-cell>
              <table:table-cell office:value-type="float" office:value="-88.8425">
                <text:p>-88.84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84">
                <text:p>0.84</text:p>
              </table:table-cell>
              <table:table-cell office:value-type="float" office:value="77.9567">
                <text:p>77.9567</text:p>
              </table:table-cell>
              <table:table-cell office:value-type="float" office:value="-122.697">
                <text:p>-122.69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88">
                <text:p>0.88</text:p>
              </table:table-cell>
              <table:table-cell office:value-type="float" office:value="26.8543">
                <text:p>26.8543</text:p>
              </table:table-cell>
              <table:table-cell office:value-type="float" office:value="-137.925">
                <text:p>-137.9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92">
                <text:p>0.92</text:p>
              </table:table-cell>
              <table:table-cell office:value-type="float" office:value="-24.661">
                <text:p>-24.661</text:p>
              </table:table-cell>
              <table:table-cell office:value-type="float" office:value="-133.544">
                <text:p>-133.54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96">
                <text:p>0.96</text:p>
              </table:table-cell>
              <table:table-cell office:value-type="float" office:value="-69.5923">
                <text:p>-69.5923</text:p>
              </table:table-cell>
              <table:table-cell office:value-type="float" office:value="-111.251">
                <text:p>-111.25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">
                <text:p>1</text:p>
              </table:table-cell>
              <table:table-cell office:value-type="float" office:value="-102.184">
                <text:p>-102.184</text:p>
              </table:table-cell>
              <table:table-cell office:value-type="float" office:value="-75.0824">
                <text:p>-75.082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.04">
                <text:p>1.04</text:p>
              </table:table-cell>
              <table:table-cell office:value-type="float" office:value="-118.644">
                <text:p>-118.644</text:p>
              </table:table-cell>
              <table:table-cell office:value-type="float" office:value="-30.7566">
                <text:p>-30.756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.08">
                <text:p>1.08</text:p>
              </table:table-cell>
              <table:table-cell office:value-type="float" office:value="-117.577">
                <text:p>-117.577</text:p>
              </table:table-cell>
              <table:table-cell office:value-type="float" office:value="15.1739">
                <text:p>15.173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.12">
                <text:p>1.12</text:p>
              </table:table-cell>
              <table:table-cell office:value-type="float" office:value="-100.064">
                <text:p>-100.064</text:p>
              </table:table-cell>
              <table:table-cell office:value-type="float" office:value="56.2578">
                <text:p>56.257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16">
                <text:p>1.16</text:p>
              </table:table-cell>
              <table:table-cell office:value-type="float" office:value="-69.409">
                <text:p>-69.409</text:p>
              </table:table-cell>
              <table:table-cell office:value-type="float" office:value="87.0271">
                <text:p>87.027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.2">
                <text:p>1.2</text:p>
              </table:table-cell>
              <table:table-cell office:value-type="float" office:value="-30.583">
                <text:p>-30.583</text:p>
              </table:table-cell>
              <table:table-cell office:value-type="float" office:value="103.71">
                <text:p>103.7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.24">
                <text:p>1.24</text:p>
              </table:table-cell>
              <table:table-cell office:value-type="float" office:value="10.5391">
                <text:p>10.5391</text:p>
              </table:table-cell>
              <table:table-cell office:value-type="float" office:value="104.679">
                <text:p>104.67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.28">
                <text:p>1.28</text:p>
              </table:table-cell>
              <table:table-cell office:value-type="float" office:value="48.0357">
                <text:p>48.0357</text:p>
              </table:table-cell>
              <table:table-cell office:value-type="float" office:value="90.5861">
                <text:p>90.586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.32">
                <text:p>1.32</text:p>
              </table:table-cell>
              <table:table-cell office:value-type="float" office:value="76.7693">
                <text:p>76.7693</text:p>
              </table:table-cell>
              <table:table-cell office:value-type="float" office:value="64.1732">
                <text:p>64.173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.36">
                <text:p>1.36</text:p>
              </table:table-cell>
              <table:table-cell office:value-type="float" office:value="93.0751">
                <text:p>93.0751</text:p>
              </table:table-cell>
              <table:table-cell office:value-type="float" office:value="29.7974">
                <text:p>29.797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.4">
                <text:p>1.4</text:p>
              </table:table-cell>
              <table:table-cell office:value-type="float" office:value="95.2154">
                <text:p>95.2154</text:p>
              </table:table-cell>
              <table:table-cell office:value-type="float" office:value="-7.25097">
                <text:p>-7.2509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.44">
                <text:p>1.44</text:p>
              </table:table-cell>
              <table:table-cell office:value-type="float" office:value="83.5451">
                <text:p>83.5451</text:p>
              </table:table-cell>
              <table:table-cell office:value-type="float" office:value="-41.5359">
                <text:p>-41.535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.48">
                <text:p>1.48</text:p>
              </table:table-cell>
              <table:table-cell office:value-type="float" office:value="60.3754">
                <text:p>60.3754</text:p>
              </table:table-cell>
              <table:table-cell office:value-type="float" office:value="-68.2535">
                <text:p>-68.253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52">
                <text:p>1.52</text:p>
              </table:table-cell>
              <table:table-cell office:value-type="float" office:value="29.5645">
                <text:p>29.5645</text:p>
              </table:table-cell>
              <table:table-cell office:value-type="float" office:value="-83.8904">
                <text:p>-83.890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.56">
                <text:p>1.56</text:p>
              </table:table-cell>
              <table:table-cell office:value-type="float" office:value="-4.09575">
                <text:p>-4.09575</text:p>
              </table:table-cell>
              <table:table-cell office:value-type="float" office:value="-86.6733">
                <text:p>-86.673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.6">
                <text:p>1.6</text:p>
              </table:table-cell>
              <table:table-cell office:value-type="float" office:value="-35.603">
                <text:p>-35.603</text:p>
              </table:table-cell>
              <table:table-cell office:value-type="float" office:value="-76.7542">
                <text:p>-76.754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64">
                <text:p>1.64</text:p>
              </table:table-cell>
              <table:table-cell office:value-type="float" office:value="-60.4714">
                <text:p>-60.4714</text:p>
              </table:table-cell>
              <table:table-cell office:value-type="float" office:value="-56.1128">
                <text:p>-56.112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.68">
                <text:p>1.68</text:p>
              </table:table-cell>
              <table:table-cell office:value-type="float" office:value="-75.3577">
                <text:p>-75.3577</text:p>
              </table:table-cell>
              <table:table-cell office:value-type="float" office:value="-28.2006">
                <text:p>-28.200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72">
                <text:p>1.72</text:p>
              </table:table-cell>
              <table:table-cell office:value-type="float" office:value="-78.4997">
                <text:p>-78.4997</text:p>
              </table:table-cell>
              <table:table-cell office:value-type="float" office:value="2.61365">
                <text:p>2.6136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.76">
                <text:p>1.76</text:p>
              </table:table-cell>
              <table:table-cell office:value-type="float" office:value="-69.9118">
                <text:p>-69.9118</text:p>
              </table:table-cell>
              <table:table-cell office:value-type="float" office:value="31.7104">
                <text:p>31.710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.8">
                <text:p>1.8</text:p>
              </table:table-cell>
              <table:table-cell office:value-type="float" office:value="-51.3169">
                <text:p>-51.3169</text:p>
              </table:table-cell>
              <table:table-cell office:value-type="float" office:value="54.8988">
                <text:p>54.898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84">
                <text:p>1.84</text:p>
              </table:table-cell>
              <table:table-cell office:value-type="float" office:value="-25.833">
                <text:p>-25.833</text:p>
              </table:table-cell>
              <table:table-cell office:value-type="float" office:value="69.0096">
                <text:p>69.009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.88">
                <text:p>1.88</text:p>
              </table:table-cell>
              <table:table-cell office:value-type="float" office:value="2.53078">
                <text:p>2.53078</text:p>
              </table:table-cell>
              <table:table-cell office:value-type="float" office:value="72.3196">
                <text:p>72.319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.92">
                <text:p>1.92</text:p>
              </table:table-cell>
              <table:table-cell office:value-type="float" office:value="29.4915">
                <text:p>29.4915</text:p>
              </table:table-cell>
              <table:table-cell office:value-type="float" office:value="64.7515">
                <text:p>64.751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.96">
                <text:p>1.96</text:p>
              </table:table-cell>
              <table:table-cell office:value-type="float" office:value="51.1273">
                <text:p>51.1273</text:p>
              </table:table-cell>
              <table:table-cell office:value-type="float" office:value="47.8273">
                <text:p>47.827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">
                <text:p>2</text:p>
              </table:table-cell>
              <table:table-cell office:value-type="float" office:value="64.4394">
                <text:p>64.4394</text:p>
              </table:table-cell>
              <table:table-cell office:value-type="float" office:value="24.3896">
                <text:p>24.389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.04">
                <text:p>2.04</text:p>
              </table:table-cell>
              <table:table-cell office:value-type="float" office:value="67.7597">
                <text:p>67.7597</text:p>
              </table:table-cell>
              <table:table-cell office:value-type="float" office:value="-1.86029">
                <text:p>-1.8602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.08">
                <text:p>2.08</text:p>
              </table:table-cell>
              <table:table-cell office:value-type="float" office:value="60.9514">
                <text:p>60.9514</text:p>
              </table:table-cell>
              <table:table-cell office:value-type="float" office:value="-26.9349">
                <text:p>-26.934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.12">
                <text:p>2.12</text:p>
              </table:table-cell>
              <table:table-cell office:value-type="float" office:value="45.3773">
                <text:p>45.3773</text:p>
              </table:table-cell>
              <table:table-cell office:value-type="float" office:value="-47.1566">
                <text:p>-47.156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.16">
                <text:p>2.16</text:p>
              </table:table-cell>
              <table:table-cell office:value-type="float" office:value="23.6503">
                <text:p>23.6503</text:p>
              </table:table-cell>
              <table:table-cell office:value-type="float" office:value="-59.6891">
                <text:p>-59.68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.2">
                <text:p>2.2</text:p>
              </table:table-cell>
              <table:table-cell office:value-type="float" office:value="-0.792763">
                <text:p>-0.792763</text:p>
              </table:table-cell>
              <table:table-cell office:value-type="float" office:value="-62.9286">
                <text:p>-62.928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.24">
                <text:p>2.24</text:p>
              </table:table-cell>
              <table:table-cell office:value-type="float" office:value="-24.2251">
                <text:p>-24.2251</text:p>
              </table:table-cell>
              <table:table-cell office:value-type="float" office:value="-56.7006">
                <text:p>-56.700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.28">
                <text:p>2.28</text:p>
              </table:table-cell>
              <table:table-cell office:value-type="float" office:value="-43.19">
                <text:p>-43.19</text:p>
              </table:table-cell>
              <table:table-cell office:value-type="float" office:value="-42.2414">
                <text:p>-42.241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.32">
                <text:p>2.32</text:p>
              </table:table-cell>
              <table:table-cell office:value-type="float" office:value="-55.0044">
                <text:p>-55.0044</text:p>
              </table:table-cell>
              <table:table-cell office:value-type="float" office:value="-21.9703">
                <text:p>-21.970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.36">
                <text:p>2.36</text:p>
              </table:table-cell>
              <table:table-cell office:value-type="float" office:value="-58.1325">
                <text:p>-58.1325</text:p>
              </table:table-cell>
              <table:table-cell office:value-type="float" office:value="0.904785">
                <text:p>0.90478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.4">
                <text:p>2.4</text:p>
              </table:table-cell>
              <table:table-cell office:value-type="float" office:value="-52.3789">
                <text:p>-52.3789</text:p>
              </table:table-cell>
              <table:table-cell office:value-type="float" office:value="22.8878">
                <text:p>22.887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.44">
                <text:p>2.44</text:p>
              </table:table-cell>
              <table:table-cell office:value-type="float" office:value="-38.8775">
                <text:p>-38.8775</text:p>
              </table:table-cell>
              <table:table-cell office:value-type="float" office:value="40.722">
                <text:p>40.72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.48">
                <text:p>2.48</text:p>
              </table:table-cell>
              <table:table-cell office:value-type="float" office:value="-19.8836">
                <text:p>-19.8836</text:p>
              </table:table-cell>
              <table:table-cell office:value-type="float" office:value="51.8673">
                <text:p>51.867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.52">
                <text:p>2.52</text:p>
              </table:table-cell>
              <table:table-cell office:value-type="float" office:value="1.59484">
                <text:p>1.59484</text:p>
              </table:table-cell>
              <table:table-cell office:value-type="float" office:value="54.8576">
                <text:p>54.857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.56">
                <text:p>2.56</text:p>
              </table:table-cell>
              <table:table-cell office:value-type="float" office:value="22.2665">
                <text:p>22.2665</text:p>
              </table:table-cell>
              <table:table-cell office:value-type="float" office:value="49.4877">
                <text:p>49.487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.6">
                <text:p>2.6</text:p>
              </table:table-cell>
              <table:table-cell office:value-type="float" office:value="39.0559">
                <text:p>39.0559</text:p>
              </table:table-cell>
              <table:table-cell office:value-type="float" office:value="36.8084">
                <text:p>36.8084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.64">
                <text:p>2.64</text:p>
              </table:table-cell>
              <table:table-cell office:value-type="float" office:value="49.5563">
                <text:p>49.5563</text:p>
              </table:table-cell>
              <table:table-cell office:value-type="float" office:value="18.9344">
                <text:p>18.934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.68">
                <text:p>2.68</text:p>
              </table:table-cell>
              <table:table-cell office:value-type="float" office:value="52.3702">
                <text:p>52.3702</text:p>
              </table:table-cell>
              <table:table-cell office:value-type="float" office:value="-1.30138">
                <text:p>-1.3013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.72">
                <text:p>2.72</text:p>
              </table:table-cell>
              <table:table-cell office:value-type="float" office:value="47.2911">
                <text:p>47.2911</text:p>
              </table:table-cell>
              <table:table-cell office:value-type="float" office:value="-20.7909">
                <text:p>-20.790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.76">
                <text:p>2.76</text:p>
              </table:table-cell>
              <table:table-cell office:value-type="float" office:value="35.3018">
                <text:p>35.3018</text:p>
              </table:table-cell>
              <table:table-cell office:value-type="float" office:value="-36.6231">
                <text:p>-36.6231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.8">
                <text:p>2.8</text:p>
              </table:table-cell>
              <table:table-cell office:value-type="float" office:value="18.3954">
                <text:p>18.3954</text:p>
              </table:table-cell>
              <table:table-cell office:value-type="float" office:value="-46.515">
                <text:p>-46.51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.84">
                <text:p>2.84</text:p>
              </table:table-cell>
              <table:table-cell office:value-type="float" office:value="-0.749815">
                <text:p>-0.749815</text:p>
              </table:table-cell>
              <table:table-cell office:value-type="float" office:value="-49.1365">
                <text:p>-49.136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.88">
                <text:p>2.88</text:p>
              </table:table-cell>
              <table:table-cell office:value-type="float" office:value="-19.1901">
                <text:p>-19.1901</text:p>
              </table:table-cell>
              <table:table-cell office:value-type="float" office:value="-44.2853">
                <text:p>-44.285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.92">
                <text:p>2.92</text:p>
              </table:table-cell>
              <table:table-cell office:value-type="float" office:value="-34.1644">
                <text:p>-34.1644</text:p>
              </table:table-cell>
              <table:table-cell office:value-type="float" office:value="-32.888">
                <text:p>-32.8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.96">
                <text:p>2.96</text:p>
              </table:table-cell>
              <table:table-cell office:value-type="float" office:value="-43.5044">
                <text:p>-43.5044</text:p>
              </table:table-cell>
              <table:table-cell office:value-type="float" office:value="-16.832">
                <text:p>-16.83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">
                <text:p>3</text:p>
              </table:table-cell>
              <table:table-cell office:value-type="float" office:value="-45.9452">
                <text:p>-45.9452</text:p>
              </table:table-cell>
              <table:table-cell office:value-type="float" office:value="1.34173">
                <text:p>1.3417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04">
                <text:p>3.04</text:p>
              </table:table-cell>
              <table:table-cell office:value-type="float" office:value="-41.293">
                <text:p>-41.293</text:p>
              </table:table-cell>
              <table:table-cell office:value-type="float" office:value="18.8376">
                <text:p>18.8376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08">
                <text:p>3.08</text:p>
              </table:table-cell>
              <table:table-cell office:value-type="float" office:value="-30.4276">
                <text:p>-30.4276</text:p>
              </table:table-cell>
              <table:table-cell office:value-type="float" office:value="33.0316">
                <text:p>33.031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12">
                <text:p>3.12</text:p>
              </table:table-cell>
              <table:table-cell office:value-type="float" office:value="-15.144">
                <text:p>-15.144</text:p>
              </table:table-cell>
              <table:table-cell office:value-type="float" office:value="41.862">
                <text:p>41.86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16">
                <text:p>3.16</text:p>
              </table:table-cell>
              <table:table-cell office:value-type="float" office:value="2.13975">
                <text:p>2.13975</text:p>
              </table:table-cell>
              <table:table-cell office:value-type="float" office:value="44.1265">
                <text:p>44.126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.2">
                <text:p>3.2</text:p>
              </table:table-cell>
              <table:table-cell office:value-type="float" office:value="18.7621">
                <text:p>18.7621</text:p>
              </table:table-cell>
              <table:table-cell office:value-type="float" office:value="39.6427">
                <text:p>39.642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.24">
                <text:p>3.24</text:p>
              </table:table-cell>
              <table:table-cell office:value-type="float" office:value="32.2247">
                <text:p>32.2247</text:p>
              </table:table-cell>
              <table:table-cell office:value-type="float" office:value="29.2512">
                <text:p>29.251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28">
                <text:p>3.28</text:p>
              </table:table-cell>
              <table:table-cell office:value-type="float" office:value="40.5649">
                <text:p>40.5649</text:p>
              </table:table-cell>
              <table:table-cell office:value-type="float" office:value="14.6657">
                <text:p>14.665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32">
                <text:p>3.32</text:p>
              </table:table-cell>
              <table:table-cell office:value-type="float" office:value="42.6402">
                <text:p>42.6402</text:p>
              </table:table-cell>
              <table:table-cell office:value-type="float" office:value="-1.80638">
                <text:p>-1.8063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36">
                <text:p>3.36</text:p>
              </table:table-cell>
              <table:table-cell office:value-type="float" office:value="38.2816">
                <text:p>38.2816</text:p>
              </table:table-cell>
              <table:table-cell office:value-type="float" office:value="-17.6253">
                <text:p>-17.625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.4">
                <text:p>3.4</text:p>
              </table:table-cell>
              <table:table-cell office:value-type="float" office:value="28.2969">
                <text:p>28.2969</text:p>
              </table:table-cell>
              <table:table-cell office:value-type="float" office:value="-30.4081">
                <text:p>-30.408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44">
                <text:p>3.44</text:p>
              </table:table-cell>
              <table:table-cell office:value-type="float" office:value="14.3273">
                <text:p>14.3273</text:p>
              </table:table-cell>
              <table:table-cell office:value-type="float" office:value="-38.2846">
                <text:p>-38.2846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48">
                <text:p>3.48</text:p>
              </table:table-cell>
              <table:table-cell office:value-type="float" office:value="-1.41927">
                <text:p>-1.41927</text:p>
              </table:table-cell>
              <table:table-cell office:value-type="float" office:value="-40.1692">
                <text:p>-40.169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52">
                <text:p>3.52</text:p>
              </table:table-cell>
              <table:table-cell office:value-type="float" office:value="-16.5146">
                <text:p>-16.5146</text:p>
              </table:table-cell>
              <table:table-cell office:value-type="float" office:value="-35.9076">
                <text:p>-35.907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56">
                <text:p>3.56</text:p>
              </table:table-cell>
              <table:table-cell office:value-type="float" office:value="-28.6819">
                <text:p>-28.6819</text:p>
              </table:table-cell>
              <table:table-cell office:value-type="float" office:value="-26.28">
                <text:p>-26.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6">
                <text:p>3.6</text:p>
              </table:table-cell>
              <table:table-cell office:value-type="float" office:value="-36.1374">
                <text:p>-36.1374</text:p>
              </table:table-cell>
              <table:table-cell office:value-type="float" office:value="-12.863">
                <text:p>-12.86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64">
                <text:p>3.64</text:p>
              </table:table-cell>
              <table:table-cell office:value-type="float" office:value="-37.8496">
                <text:p>-37.8496</text:p>
              </table:table-cell>
              <table:table-cell office:value-type="float" office:value="2.22611">
                <text:p>2.226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68">
                <text:p>3.68</text:p>
              </table:table-cell>
              <table:table-cell office:value-type="float" office:value="-33.6799">
                <text:p>-33.6799</text:p>
              </table:table-cell>
              <table:table-cell office:value-type="float" office:value="16.661">
                <text:p>16.66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72">
                <text:p>3.72</text:p>
              </table:table-cell>
              <table:table-cell office:value-type="float" office:value="-24.3848">
                <text:p>-24.3848</text:p>
              </table:table-cell>
              <table:table-cell office:value-type="float" office:value="28.2633">
                <text:p>28.26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76">
                <text:p>3.76</text:p>
              </table:table-cell>
              <table:table-cell office:value-type="float" office:value="-11.4832">
                <text:p>-11.4832</text:p>
              </table:table-cell>
              <table:table-cell office:value-type="float" office:value="35.3297">
                <text:p>35.329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8">
                <text:p>3.8</text:p>
              </table:table-cell>
              <table:table-cell office:value-type="float" office:value="2.99014">
                <text:p>2.99014</text:p>
              </table:table-cell>
              <table:table-cell office:value-type="float" office:value="36.8804">
                <text:p>36.880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.84">
                <text:p>3.84</text:p>
              </table:table-cell>
              <table:table-cell office:value-type="float" office:value="16.8027">
                <text:p>16.8027</text:p>
              </table:table-cell>
              <table:table-cell office:value-type="float" office:value="32.793">
                <text:p>32.79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.88">
                <text:p>3.88</text:p>
              </table:table-cell>
              <table:table-cell office:value-type="float" office:value="27.8676">
                <text:p>27.8676</text:p>
              </table:table-cell>
              <table:table-cell office:value-type="float" office:value="23.8039">
                <text:p>23.803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.92">
                <text:p>3.92</text:p>
              </table:table-cell>
              <table:table-cell office:value-type="float" office:value="34.5567">
                <text:p>34.5567</text:p>
              </table:table-cell>
              <table:table-cell office:value-type="float" office:value="11.3795">
                <text:p>11.37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96">
                <text:p>3.96</text:p>
              </table:table-cell>
              <table:table-cell office:value-type="float" office:value="35.9393">
                <text:p>35.9393</text:p>
              </table:table-cell>
              <table:table-cell office:value-type="float" office:value="-2.52043">
                <text:p>-2.5204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4">
                <text:p>4</text:p>
              </table:table-cell>
              <table:table-cell office:value-type="float" office:value="31.9093">
                <text:p>31.9093</text:p>
              </table:table-cell>
              <table:table-cell office:value-type="float" office:value="-15.7504">
                <text:p>-15.750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.04">
                <text:p>4.04</text:p>
              </table:table-cell>
              <table:table-cell office:value-type="float" office:value="23.186">
                <text:p>23.186</text:p>
              </table:table-cell>
              <table:table-cell office:value-type="float" office:value="-26.3081">
                <text:p>-26.308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4.08">
                <text:p>4.08</text:p>
              </table:table-cell>
              <table:table-cell office:value-type="float" office:value="11.1885">
                <text:p>11.1885</text:p>
              </table:table-cell>
              <table:table-cell office:value-type="float" office:value="-32.6363">
                <text:p>-32.636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.12">
                <text:p>4.12</text:p>
              </table:table-cell>
              <table:table-cell office:value-type="float" office:value="-2.19269">
                <text:p>-2.19269</text:p>
              </table:table-cell>
              <table:table-cell office:value-type="float" office:value="-33.8507">
                <text:p>-33.850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.16">
                <text:p>4.16</text:p>
              </table:table-cell>
              <table:table-cell office:value-type="float" office:value="-14.8924">
                <text:p>-14.8924</text:p>
              </table:table-cell>
              <table:table-cell office:value-type="float" office:value="-29.862">
                <text:p>-29.86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4.2">
                <text:p>4.2</text:p>
              </table:table-cell>
              <table:table-cell office:value-type="float" office:value="-24.9874">
                <text:p>-24.9874</text:p>
              </table:table-cell>
              <table:table-cell office:value-type="float" office:value="-21.3744">
                <text:p>-21.374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4.24">
                <text:p>4.24</text:p>
              </table:table-cell>
              <table:table-cell office:value-type="float" office:value="-30.987">
                <text:p>-30.987</text:p>
              </table:table-cell>
              <table:table-cell office:value-type="float" office:value="-9.76406">
                <text:p>-9.7640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4.28">
                <text:p>4.28</text:p>
              </table:table-cell>
              <table:table-cell office:value-type="float" office:value="-32.051">
                <text:p>-32.051</text:p>
              </table:table-cell>
              <table:table-cell office:value-type="float" office:value="3.14243">
                <text:p>3.1424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4.32">
                <text:p>4.32</text:p>
              </table:table-cell>
              <table:table-cell office:value-type="float" office:value="-28.1067">
                <text:p>-28.1067</text:p>
              </table:table-cell>
              <table:table-cell office:value-type="float" office:value="15.3544">
                <text:p>15.354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.36">
                <text:p>4.36</text:p>
              </table:table-cell>
              <table:table-cell office:value-type="float" office:value="-19.8454">
                <text:p>-19.8454</text:p>
              </table:table-cell>
              <table:table-cell office:value-type="float" office:value="25.0226">
                <text:p>25.022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.4">
                <text:p>4.4</text:p>
              </table:table-cell>
              <table:table-cell office:value-type="float" office:value="-8.6041">
                <text:p>-8.6041</text:p>
              </table:table-cell>
              <table:table-cell office:value-type="float" office:value="30.7188">
                <text:p>30.718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4.44">
                <text:p>4.44</text:p>
              </table:table-cell>
              <table:table-cell office:value-type="float" office:value="3.84988">
                <text:p>3.84988</text:p>
              </table:table-cell>
              <table:table-cell office:value-type="float" office:value="31.6451">
                <text:p>31.645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4.48">
                <text:p>4.48</text:p>
              </table:table-cell>
              <table:table-cell office:value-type="float" office:value="15.5952">
                <text:p>15.5952</text:p>
              </table:table-cell>
              <table:table-cell office:value-type="float" office:value="27.745">
                <text:p>27.74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4.52">
                <text:p>4.52</text:p>
              </table:table-cell>
              <table:table-cell office:value-type="float" office:value="24.8522">
                <text:p>24.8522</text:p>
              </table:table-cell>
              <table:table-cell office:value-type="float" office:value="19.6986">
                <text:p>19.698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4.56">
                <text:p>4.56</text:p>
              </table:table-cell>
              <table:table-cell office:value-type="float" office:value="30.2513">
                <text:p>30.2513</text:p>
              </table:table-cell>
              <table:table-cell office:value-type="float" office:value="8.80686">
                <text:p>8.8068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.6">
                <text:p>4.6</text:p>
              </table:table-cell>
              <table:table-cell office:value-type="float" office:value="31.0347">
                <text:p>31.0347</text:p>
              </table:table-cell>
              <table:table-cell office:value-type="float" office:value="-3.21764">
                <text:p>-3.2176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4.64">
                <text:p>4.64</text:p>
              </table:table-cell>
              <table:table-cell office:value-type="float" office:value="27.162">
                <text:p>27.162</text:p>
              </table:table-cell>
              <table:table-cell office:value-type="float" office:value="-14.5186">
                <text:p>-14.5186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.68">
                <text:p>4.68</text:p>
              </table:table-cell>
              <table:table-cell office:value-type="float" office:value="19.3037">
                <text:p>19.3037</text:p>
              </table:table-cell>
              <table:table-cell office:value-type="float" office:value="-23.3812">
                <text:p>-23.381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4.72">
                <text:p>4.72</text:p>
              </table:table-cell>
              <table:table-cell office:value-type="float" office:value="8.72754">
                <text:p>8.72754</text:p>
              </table:table-cell>
              <table:table-cell office:value-type="float" office:value="-28.4917">
                <text:p>-28.491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4.76">
                <text:p>4.76</text:p>
              </table:table-cell>
              <table:table-cell office:value-type="float" office:value="-2.90503">
                <text:p>-2.90503</text:p>
              </table:table-cell>
              <table:table-cell office:value-type="float" office:value="-29.1305">
                <text:p>-29.130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.8">
                <text:p>4.8</text:p>
              </table:table-cell>
              <table:table-cell office:value-type="float" office:value="-13.7984">
                <text:p>-13.7984</text:p>
              </table:table-cell>
              <table:table-cell office:value-type="float" office:value="-25.2729">
                <text:p>-25.272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.84">
                <text:p>4.84</text:p>
              </table:table-cell>
              <table:table-cell office:value-type="float" office:value="-22.2992">
                <text:p>-22.2992</text:p>
              </table:table-cell>
              <table:table-cell office:value-type="float" office:value="-17.581">
                <text:p>-17.58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4.88">
                <text:p>4.88</text:p>
              </table:table-cell>
              <table:table-cell office:value-type="float" office:value="-27.146">
                <text:p>-27.146</text:p>
              </table:table-cell>
              <table:table-cell office:value-type="float" office:value="-7.29165">
                <text:p>-7.2916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4.92">
                <text:p>4.92</text:p>
              </table:table-cell>
              <table:table-cell office:value-type="float" office:value="-27.656">
                <text:p>-27.656</text:p>
              </table:table-cell>
              <table:table-cell office:value-type="float" office:value="3.98113">
                <text:p>3.9811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4.96">
                <text:p>4.96</text:p>
              </table:table-cell>
              <table:table-cell office:value-type="float" office:value="-23.8196">
                <text:p>-23.8196</text:p>
              </table:table-cell>
              <table:table-cell office:value-type="float" office:value="14.4989">
                <text:p>14.498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">
                <text:p>5</text:p>
              </table:table-cell>
              <table:table-cell office:value-type="float" office:value="-16.2915">
                <text:p>-16.2915</text:p>
              </table:table-cell>
              <table:table-cell office:value-type="float" office:value="22.666">
                <text:p>22.66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.04">
                <text:p>5.04</text:p>
              </table:table-cell>
              <table:table-cell office:value-type="float" office:value="-6.28026">
                <text:p>-6.28026</text:p>
              </table:table-cell>
              <table:table-cell office:value-type="float" office:value="27.271">
                <text:p>27.27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.08">
                <text:p>5.08</text:p>
              </table:table-cell>
              <table:table-cell office:value-type="float" office:value="4.64482">
                <text:p>4.64482</text:p>
              </table:table-cell>
              <table:table-cell office:value-type="float" office:value="27.6657">
                <text:p>27.665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.12">
                <text:p>5.12</text:p>
              </table:table-cell>
              <table:table-cell office:value-type="float" office:value="14.799">
                <text:p>14.799</text:p>
              </table:table-cell>
              <table:table-cell office:value-type="float" office:value="23.8556">
                <text:p>23.855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.16">
                <text:p>5.16</text:p>
              </table:table-cell>
              <table:table-cell office:value-type="float" office:value="22.6412">
                <text:p>22.6412</text:p>
              </table:table-cell>
              <table:table-cell office:value-type="float" office:value="16.4888">
                <text:p>16.488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.2">
                <text:p>5.2</text:p>
              </table:table-cell>
              <table:table-cell office:value-type="float" office:value="27.0072">
                <text:p>27.0072</text:p>
              </table:table-cell>
              <table:table-cell office:value-type="float" office:value="6.74746">
                <text:p>6.7474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.24">
                <text:p>5.24</text:p>
              </table:table-cell>
              <table:table-cell office:value-type="float" office:value="27.2823">
                <text:p>27.2823</text:p>
              </table:table-cell>
              <table:table-cell office:value-type="float" office:value="-3.84096">
                <text:p>-3.8409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.28">
                <text:p>5.28</text:p>
              </table:table-cell>
              <table:table-cell office:value-type="float" office:value="23.4863">
                <text:p>23.4863</text:p>
              </table:table-cell>
              <table:table-cell office:value-type="float" office:value="-13.6424">
                <text:p>-13.642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.32">
                <text:p>5.32</text:p>
              </table:table-cell>
              <table:table-cell office:value-type="float" office:value="16.2617">
                <text:p>16.2617</text:p>
              </table:table-cell>
              <table:table-cell office:value-type="float" office:value="-21.1675">
                <text:p>-21.167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.36">
                <text:p>5.36</text:p>
              </table:table-cell>
              <table:table-cell office:value-type="float" office:value="6.76589">
                <text:p>6.76589</text:p>
              </table:table-cell>
              <table:table-cell office:value-type="float" office:value="-25.297">
                <text:p>-25.297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.4">
                <text:p>5.4</text:p>
              </table:table-cell>
              <table:table-cell office:value-type="float" office:value="-3.51299">
                <text:p>-3.51299</text:p>
              </table:table-cell>
              <table:table-cell office:value-type="float" office:value="-25.4479">
                <text:p>-25.447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.44">
                <text:p>5.44</text:p>
              </table:table-cell>
              <table:table-cell office:value-type="float" office:value="-12.9888">
                <text:p>-12.9888</text:p>
              </table:table-cell>
              <table:table-cell office:value-type="float" office:value="-21.6541">
                <text:p>-21.654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.48">
                <text:p>5.48</text:p>
              </table:table-cell>
              <table:table-cell office:value-type="float" office:value="-20.2211">
                <text:p>-20.2211</text:p>
              </table:table-cell>
              <table:table-cell office:value-type="float" office:value="-14.5532">
                <text:p>-14.553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.52">
                <text:p>5.52</text:p>
              </table:table-cell>
              <table:table-cell office:value-type="float" office:value="-24.1335">
                <text:p>-24.1335</text:p>
              </table:table-cell>
              <table:table-cell office:value-type="float" office:value="-5.27938">
                <text:p>-5.2793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.56">
                <text:p>5.56</text:p>
              </table:table-cell>
              <table:table-cell office:value-type="float" office:value="-24.1733">
                <text:p>-24.1733</text:p>
              </table:table-cell>
              <table:table-cell office:value-type="float" office:value="4.71634">
                <text:p>4.7163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.6">
                <text:p>5.6</text:p>
              </table:table-cell>
              <table:table-cell office:value-type="float" office:value="-20.3883">
                <text:p>-20.3883</text:p>
              </table:table-cell>
              <table:table-cell office:value-type="float" office:value="13.8931">
                <text:p>13.893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.64">
                <text:p>5.64</text:p>
              </table:table-cell>
              <table:table-cell office:value-type="float" office:value="-13.4114">
                <text:p>-13.4114</text:p>
              </table:table-cell>
              <table:table-cell office:value-type="float" office:value="20.8571">
                <text:p>20.857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.68">
                <text:p>5.68</text:p>
              </table:table-cell>
              <table:table-cell office:value-type="float" office:value="-4.3553">
                <text:p>-4.3553</text:p>
              </table:table-cell>
              <table:table-cell office:value-type="float" office:value="24.5728">
                <text:p>24.572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.72">
                <text:p>5.72</text:p>
              </table:table-cell>
              <table:table-cell office:value-type="float" office:value="5.36426">
                <text:p>5.36426</text:p>
              </table:table-cell>
              <table:table-cell office:value-type="float" office:value="24.5164">
                <text:p>24.516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.76">
                <text:p>5.76</text:p>
              </table:table-cell>
              <table:table-cell office:value-type="float" office:value="14.2494">
                <text:p>14.2494</text:p>
              </table:table-cell>
              <table:table-cell office:value-type="float" office:value="20.7492">
                <text:p>20.74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.8">
                <text:p>5.8</text:p>
              </table:table-cell>
              <table:table-cell office:value-type="float" office:value="20.9505">
                <text:p>20.9505</text:p>
              </table:table-cell>
              <table:table-cell office:value-type="float" office:value="13.8999">
                <text:p>13.899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.84">
                <text:p>5.84</text:p>
              </table:table-cell>
              <table:table-cell office:value-type="float" office:value="24.4711">
                <text:p>24.4711</text:p>
              </table:table-cell>
              <table:table-cell office:value-type="float" office:value="5.06088">
                <text:p>5.0608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.88">
                <text:p>5.88</text:p>
              </table:table-cell>
              <table:table-cell office:value-type="float" office:value="24.3152">
                <text:p>24.3152</text:p>
              </table:table-cell>
              <table:table-cell office:value-type="float" office:value="-4.3853">
                <text:p>-4.385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.92">
                <text:p>5.92</text:p>
              </table:table-cell>
              <table:table-cell office:value-type="float" office:value="20.5569">
                <text:p>20.5569</text:p>
              </table:table-cell>
              <table:table-cell office:value-type="float" office:value="-12.9817">
                <text:p>-12.98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.96">
                <text:p>5.96</text:p>
              </table:table-cell>
              <table:table-cell office:value-type="float" office:value="13.8215">
                <text:p>13.8215</text:p>
              </table:table-cell>
              <table:table-cell office:value-type="float" office:value="-19.4209">
                <text:p>-19.420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">
                <text:p>6</text:p>
              </table:table-cell>
              <table:table-cell office:value-type="float" office:value="5.18206">
                <text:p>5.18206</text:p>
              </table:table-cell>
              <table:table-cell office:value-type="float" office:value="-22.7435">
                <text:p>-22.743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.04">
                <text:p>6.04</text:p>
              </table:table-cell>
              <table:table-cell office:value-type="float" office:value="-4.01038">
                <text:p>-4.01038</text:p>
              </table:table-cell>
              <table:table-cell office:value-type="float" office:value="-22.4805">
                <text:p>-22.480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.08">
                <text:p>6.08</text:p>
              </table:table-cell>
              <table:table-cell office:value-type="float" office:value="-12.3378">
                <text:p>-12.3378</text:p>
              </table:table-cell>
              <table:table-cell office:value-type="float" office:value="-18.7183">
                <text:p>-18.718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.12">
                <text:p>6.12</text:p>
              </table:table-cell>
              <table:table-cell office:value-type="float" office:value="-18.5331">
                <text:p>-18.5331</text:p>
              </table:table-cell>
              <table:table-cell office:value-type="float" office:value="-12.079">
                <text:p>-12.07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.16">
                <text:p>6.16</text:p>
              </table:table-cell>
              <table:table-cell office:value-type="float" office:value="-21.6724">
                <text:p>-21.6724</text:p>
              </table:table-cell>
              <table:table-cell office:value-type="float" office:value="-3.61763">
                <text:p>-3.6176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.2">
                <text:p>6.2</text:p>
              </table:table-cell>
              <table:table-cell office:value-type="float" office:value="-21.3123">
                <text:p>-21.3123</text:p>
              </table:table-cell>
              <table:table-cell office:value-type="float" office:value="5.34492">
                <text:p>5.3449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.24">
                <text:p>6.24</text:p>
              </table:table-cell>
              <table:table-cell office:value-type="float" office:value="-17.5514">
                <text:p>-17.5514</text:p>
              </table:table-cell>
              <table:table-cell office:value-type="float" office:value="13.4277">
                <text:p>13.427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.28">
                <text:p>6.28</text:p>
              </table:table-cell>
              <table:table-cell office:value-type="float" office:value="-11.0089">
                <text:p>-11.0089</text:p>
              </table:table-cell>
              <table:table-cell office:value-type="float" office:value="19.4021">
                <text:p>19.4021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.32">
                <text:p>6.32</text:p>
              </table:table-cell>
              <table:table-cell office:value-type="float" office:value="-2.72261">
                <text:p>-2.72261</text:p>
              </table:table-cell>
              <table:table-cell office:value-type="float" office:value="22.3783">
                <text:p>22.378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.36">
                <text:p>6.36</text:p>
              </table:table-cell>
              <table:table-cell office:value-type="float" office:value="6.01524">
                <text:p>6.01524</text:p>
              </table:table-cell>
              <table:table-cell office:value-type="float" office:value="21.9375">
                <text:p>21.937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.4">
                <text:p>6.4</text:p>
              </table:table-cell>
              <table:table-cell office:value-type="float" office:value="13.8591">
                <text:p>13.8591</text:p>
              </table:table-cell>
              <table:table-cell office:value-type="float" office:value="18.1902">
                <text:p>18.190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.44">
                <text:p>6.44</text:p>
              </table:table-cell>
              <table:table-cell office:value-type="float" office:value="19.6172">
                <text:p>19.6172</text:p>
              </table:table-cell>
              <table:table-cell office:value-type="float" office:value="11.7527">
                <text:p>11.752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.48">
                <text:p>6.48</text:p>
              </table:table-cell>
              <table:table-cell office:value-type="float" office:value="22.4323">
                <text:p>22.4323</text:p>
              </table:table-cell>
              <table:table-cell office:value-type="float" office:value="3.64653">
                <text:p>3.6465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.52">
                <text:p>6.52</text:p>
              </table:table-cell>
              <table:table-cell office:value-type="float" office:value="21.9095">
                <text:p>21.9095</text:p>
              </table:table-cell>
              <table:table-cell office:value-type="float" office:value="-4.86325">
                <text:p>-4.8632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.56">
                <text:p>6.56</text:p>
              </table:table-cell>
              <table:table-cell office:value-type="float" office:value="18.1704">
                <text:p>18.1704</text:p>
              </table:table-cell>
              <table:table-cell office:value-type="float" office:value="-12.465">
                <text:p>-12.46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.6">
                <text:p>6.6</text:p>
              </table:table-cell>
              <table:table-cell office:value-type="float" office:value="11.8291">
                <text:p>11.8291</text:p>
              </table:table-cell>
              <table:table-cell office:value-type="float" office:value="-18.0024">
                <text:p>-18.002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.64">
                <text:p>6.64</text:p>
              </table:table-cell>
              <table:table-cell office:value-type="float" office:value="3.89155">
                <text:p>3.89155</text:p>
              </table:table-cell>
              <table:table-cell office:value-type="float" office:value="-20.6494">
                <text:p>-20.6494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.68">
                <text:p>6.68</text:p>
              </table:table-cell>
              <table:table-cell office:value-type="float" office:value="-4.40338">
                <text:p>-4.40338</text:p>
              </table:table-cell>
              <table:table-cell office:value-type="float" office:value="-20.0339">
                <text:p>-20.0339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.72">
                <text:p>6.72</text:p>
              </table:table-cell>
              <table:table-cell office:value-type="float" office:value="-11.7765">
                <text:p>-11.7765</text:p>
              </table:table-cell>
              <table:table-cell office:value-type="float" office:value="-16.2887">
                <text:p>-16.288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.76">
                <text:p>6.76</text:p>
              </table:table-cell>
              <table:table-cell office:value-type="float" office:value="-17.1051">
                <text:p>-17.1051</text:p>
              </table:table-cell>
              <table:table-cell office:value-type="float" office:value="-10.0255">
                <text:p>-10.025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.8">
                <text:p>6.8</text:p>
              </table:table-cell>
              <table:table-cell office:value-type="float" office:value="-19.5937">
                <text:p>-19.5937</text:p>
              </table:table-cell>
              <table:table-cell office:value-type="float" office:value="-2.2353">
                <text:p>-2.235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.84">
                <text:p>6.84</text:p>
              </table:table-cell>
              <table:table-cell office:value-type="float" office:value="-18.8918">
                <text:p>-18.8918</text:p>
              </table:table-cell>
              <table:table-cell office:value-type="float" office:value="5.86774">
                <text:p>5.8677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.88">
                <text:p>6.88</text:p>
              </table:table-cell>
              <table:table-cell office:value-type="float" office:value="-15.1429">
                <text:p>-15.1429</text:p>
              </table:table-cell>
              <table:table-cell office:value-type="float" office:value="13.0356">
                <text:p>13.035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.92">
                <text:p>6.92</text:p>
              </table:table-cell>
              <table:table-cell office:value-type="float" office:value="-8.95658">
                <text:p>-8.95658</text:p>
              </table:table-cell>
              <table:table-cell office:value-type="float" office:value="18.1783">
                <text:p>18.178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.96">
                <text:p>6.96</text:p>
              </table:table-cell>
              <table:table-cell office:value-type="float" office:value="-1.30989">
                <text:p>-1.30989</text:p>
              </table:table-cell>
              <table:table-cell office:value-type="float" office:value="20.529">
                <text:p>20.52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">
                <text:p>7</text:p>
              </table:table-cell>
              <table:table-cell office:value-type="float" office:value="6.60714">
                <text:p>6.60714</text:p>
              </table:table-cell>
              <table:table-cell office:value-type="float" office:value="19.7586">
                <text:p>19.7586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.04">
                <text:p>7.04</text:p>
              </table:table-cell>
              <table:table-cell office:value-type="float" office:value="13.5764">
                <text:p>13.5764</text:p>
              </table:table-cell>
              <table:table-cell office:value-type="float" office:value="16.0207">
                <text:p>16.020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.08">
                <text:p>7.08</text:p>
              </table:table-cell>
              <table:table-cell office:value-type="float" office:value="18.539">
                <text:p>18.539</text:p>
              </table:table-cell>
              <table:table-cell office:value-type="float" office:value="9.9231">
                <text:p>9.923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7.12">
                <text:p>7.12</text:p>
              </table:table-cell>
              <table:table-cell office:value-type="float" office:value="20.7561">
                <text:p>20.7561</text:p>
              </table:table-cell>
              <table:table-cell office:value-type="float" office:value="2.42922">
                <text:p>2.4292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.16">
                <text:p>7.16</text:p>
              </table:table-cell>
              <table:table-cell office:value-type="float" office:value="19.9189">
                <text:p>19.9189</text:p>
              </table:table-cell>
              <table:table-cell office:value-type="float" office:value="-5.29388">
                <text:p>-5.2938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7.2">
                <text:p>7.2</text:p>
              </table:table-cell>
              <table:table-cell office:value-type="float" office:value="16.1912">
                <text:p>16.1912</text:p>
              </table:table-cell>
              <table:table-cell office:value-type="float" office:value="-12.0568">
                <text:p>-12.056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7.24">
                <text:p>7.24</text:p>
              </table:table-cell>
              <table:table-cell office:value-type="float" office:value="10.1788">
                <text:p>10.1788</text:p>
              </table:table-cell>
              <table:table-cell office:value-type="float" office:value="-16.8309">
                <text:p>-16.830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7.28">
                <text:p>7.28</text:p>
              </table:table-cell>
              <table:table-cell office:value-type="float" office:value="2.83208">
                <text:p>2.83208</text:p>
              </table:table-cell>
              <table:table-cell office:value-type="float" office:value="-18.904">
                <text:p>-18.90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.32">
                <text:p>7.32</text:p>
              </table:table-cell>
              <table:table-cell office:value-type="float" office:value="-4.70389">
                <text:p>-4.70389</text:p>
              </table:table-cell>
              <table:table-cell office:value-type="float" office:value="-17.9872">
                <text:p>-17.987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7.36">
                <text:p>7.36</text:p>
              </table:table-cell>
              <table:table-cell office:value-type="float" office:value="-11.2674">
                <text:p>-11.2674</text:p>
              </table:table-cell>
              <table:table-cell office:value-type="float" office:value="-14.2536">
                <text:p>-14.2536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7.4">
                <text:p>7.4</text:p>
              </table:table-cell>
              <table:table-cell office:value-type="float" office:value="-15.8588">
                <text:p>-15.8588</text:p>
              </table:table-cell>
              <table:table-cell office:value-type="float" office:value="-8.30767">
                <text:p>-8.3076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7.44">
                <text:p>7.44</text:p>
              </table:table-cell>
              <table:table-cell office:value-type="float" office:value="-17.7919">
                <text:p>-17.7919</text:p>
              </table:table-cell>
              <table:table-cell office:value-type="float" office:value="-1.08717">
                <text:p>-1.0871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.48">
                <text:p>7.48</text:p>
              </table:table-cell>
              <table:table-cell office:value-type="float" office:value="-16.7966">
                <text:p>-16.7966</text:p>
              </table:table-cell>
              <table:table-cell office:value-type="float" office:value="6.28415">
                <text:p>6.2841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7.52">
                <text:p>7.52</text:p>
              </table:table-cell>
              <table:table-cell office:value-type="float" office:value="-13.0556">
                <text:p>-13.0556</text:p>
              </table:table-cell>
              <table:table-cell office:value-type="float" office:value="12.6713">
                <text:p>12.671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7.56">
                <text:p>7.56</text:p>
              </table:table-cell>
              <table:table-cell office:value-type="float" office:value="-7.17146">
                <text:p>-7.17146</text:p>
              </table:table-cell>
              <table:table-cell office:value-type="float" office:value="17.1023">
                <text:p>17.102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.6">
                <text:p>7.6</text:p>
              </table:table-cell>
              <table:table-cell office:value-type="float" office:value="-0.0701002">
                <text:p>-0.0701002</text:p>
              </table:table-cell>
              <table:table-cell office:value-type="float" office:value="18.9163">
                <text:p>18.916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7.64">
                <text:p>7.64</text:p>
              </table:table-cell>
              <table:table-cell office:value-type="float" office:value="7.14528">
                <text:p>7.14528</text:p>
              </table:table-cell>
              <table:table-cell office:value-type="float" office:value="17.8614">
                <text:p>17.861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7.68">
                <text:p>7.68</text:p>
              </table:table-cell>
              <table:table-cell office:value-type="float" office:value="13.3654">
                <text:p>13.3654</text:p>
              </table:table-cell>
              <table:table-cell office:value-type="float" office:value="14.1291">
                <text:p>14.129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7.72">
                <text:p>7.72</text:p>
              </table:table-cell>
              <table:table-cell office:value-type="float" office:value="17.6454">
                <text:p>17.6454</text:p>
              </table:table-cell>
              <table:table-cell office:value-type="float" office:value="8.32077">
                <text:p>8.3207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7.76">
                <text:p>7.76</text:p>
              </table:table-cell>
              <table:table-cell office:value-type="float" office:value="19.3484">
                <text:p>19.3484</text:p>
              </table:table-cell>
              <table:table-cell office:value-type="float" office:value="1.35054">
                <text:p>1.35054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7.8">
                <text:p>7.8</text:p>
              </table:table-cell>
              <table:table-cell office:value-type="float" office:value="18.2402">
                <text:p>18.2402</text:p>
              </table:table-cell>
              <table:table-cell office:value-type="float" office:value="-5.69816">
                <text:p>-5.69816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7.84">
                <text:p>7.84</text:p>
              </table:table-cell>
              <table:table-cell office:value-type="float" office:value="14.5212">
                <text:p>14.5212</text:p>
              </table:table-cell>
              <table:table-cell office:value-type="float" office:value="-11.7409">
                <text:p>-11.740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7.88">
                <text:p>7.88</text:p>
              </table:table-cell>
              <table:table-cell office:value-type="float" office:value="8.79119">
                <text:p>8.79119</text:p>
              </table:table-cell>
              <table:table-cell office:value-type="float" office:value="-15.8589">
                <text:p>-15.858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.92">
                <text:p>7.92</text:p>
              </table:table-cell>
              <table:table-cell office:value-type="float" office:value="1.95312">
                <text:p>1.95312</text:p>
              </table:table-cell>
              <table:table-cell office:value-type="float" office:value="-17.4387">
                <text:p>-17.438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7.96">
                <text:p>7.96</text:p>
              </table:table-cell>
              <table:table-cell office:value-type="float" office:value="-4.92872">
                <text:p>-4.92872</text:p>
              </table:table-cell>
              <table:table-cell office:value-type="float" office:value="-16.2631">
                <text:p>-16.263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">
                <text:p>8</text:p>
              </table:table-cell>
              <table:table-cell office:value-type="float" office:value="-10.7939">
                <text:p>-10.7939</text:p>
              </table:table-cell>
              <table:table-cell office:value-type="float" office:value="-12.541">
                <text:p>-12.54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8.04">
                <text:p>8.04</text:p>
              </table:table-cell>
              <table:table-cell office:value-type="float" office:value="-14.7489">
                <text:p>-14.7489</text:p>
              </table:table-cell>
              <table:table-cell office:value-type="float" office:value="-6.87085">
                <text:p>-6.87085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8.08">
                <text:p>8.08</text:p>
              </table:table-cell>
              <table:table-cell office:value-type="float" office:value="-16.2028">
                <text:p>-16.2028</text:p>
              </table:table-cell>
              <table:table-cell office:value-type="float" office:value="-0.144701">
                <text:p>-0.14470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8.12">
                <text:p>8.12</text:p>
              </table:table-cell>
              <table:table-cell office:value-type="float" office:value="-14.955">
                <text:p>-14.955</text:p>
              </table:table-cell>
              <table:table-cell office:value-type="float" office:value="6.59164">
                <text:p>6.5916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8.16">
                <text:p>8.16</text:p>
              </table:table-cell>
              <table:table-cell office:value-type="float" office:value="-11.2226">
                <text:p>-11.2226</text:p>
              </table:table-cell>
              <table:table-cell office:value-type="float" office:value="12.301">
                <text:p>12.301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.2">
                <text:p>8.2</text:p>
              </table:table-cell>
              <table:table-cell office:value-type="float" office:value="-5.60251">
                <text:p>-5.60251</text:p>
              </table:table-cell>
              <table:table-cell office:value-type="float" office:value="16.1142">
                <text:p>16.114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8.24">
                <text:p>8.24</text:p>
              </table:table-cell>
              <table:table-cell office:value-type="float" office:value="1.02352">
                <text:p>1.02352</text:p>
              </table:table-cell>
              <table:table-cell office:value-type="float" office:value="17.4622">
                <text:p>17.462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.28">
                <text:p>8.28</text:p>
              </table:table-cell>
              <table:table-cell office:value-type="float" office:value="7.62766">
                <text:p>7.62766</text:p>
              </table:table-cell>
              <table:table-cell office:value-type="float" office:value="16.1605">
                <text:p>16.160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8.32">
                <text:p>8.32</text:p>
              </table:table-cell>
              <table:table-cell office:value-type="float" office:value="13.1953">
                <text:p>13.1953</text:p>
              </table:table-cell>
              <table:table-cell office:value-type="float" office:value="12.4339">
                <text:p>12.4339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8.36">
                <text:p>8.36</text:p>
              </table:table-cell>
              <table:table-cell office:value-type="float" office:value="16.8808">
                <text:p>16.8808</text:p>
              </table:table-cell>
              <table:table-cell office:value-type="float" office:value="6.87817">
                <text:p>6.8781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8.4">
                <text:p>8.4</text:p>
              </table:table-cell>
              <table:table-cell office:value-type="float" office:value="18.1363">
                <text:p>18.1363</text:p>
              </table:table-cell>
              <table:table-cell office:value-type="float" office:value="0.364774">
                <text:p>0.364774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.44">
                <text:p>8.44</text:p>
              </table:table-cell>
              <table:table-cell office:value-type="float" office:value="16.7929">
                <text:p>16.7929</text:p>
              </table:table-cell>
              <table:table-cell office:value-type="float" office:value="-6.09583">
                <text:p>-6.0958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8.48">
                <text:p>8.48</text:p>
              </table:table-cell>
              <table:table-cell office:value-type="float" office:value="13.083">
                <text:p>13.083</text:p>
              </table:table-cell>
              <table:table-cell office:value-type="float" office:value="-11.5108">
                <text:p>-11.510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.52">
                <text:p>8.52</text:p>
              </table:table-cell>
              <table:table-cell office:value-type="float" office:value="7.60108">
                <text:p>7.60108</text:p>
              </table:table-cell>
              <table:table-cell office:value-type="float" office:value="-15.0576">
                <text:p>-15.0576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8.56">
                <text:p>8.56</text:p>
              </table:table-cell>
              <table:table-cell office:value-type="float" office:value="1.20864">
                <text:p>1.20864</text:p>
              </table:table-cell>
              <table:table-cell office:value-type="float" office:value="-16.2087">
                <text:p>-16.208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8.6">
                <text:p>8.6</text:p>
              </table:table-cell>
              <table:table-cell office:value-type="float" office:value="-5.1007">
                <text:p>-5.1007</text:p>
              </table:table-cell>
              <table:table-cell office:value-type="float" office:value="-14.8103">
                <text:p>-14.810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8.64">
                <text:p>8.64</text:p>
              </table:table-cell>
              <table:table-cell office:value-type="float" office:value="-10.3553">
                <text:p>-10.3553</text:p>
              </table:table-cell>
              <table:table-cell office:value-type="float" office:value="-11.1022">
                <text:p>-11.102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.68">
                <text:p>8.68</text:p>
              </table:table-cell>
              <table:table-cell office:value-type="float" office:value="-13.7548">
                <text:p>-13.7548</text:p>
              </table:table-cell>
              <table:table-cell office:value-type="float" office:value="-5.67756">
                <text:p>-5.6775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8.72">
                <text:p>8.72</text:p>
              </table:table-cell>
              <table:table-cell office:value-type="float" office:value="-14.7916">
                <text:p>-14.7916</text:p>
              </table:table-cell>
              <table:table-cell office:value-type="float" office:value="0.611641">
                <text:p>0.61164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8.76">
                <text:p>8.76</text:p>
              </table:table-cell>
              <table:table-cell office:value-type="float" office:value="-13.3264">
                <text:p>-13.3264</text:p>
              </table:table-cell>
              <table:table-cell office:value-type="float" office:value="6.78821">
                <text:p>6.78821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8.8">
                <text:p>8.8</text:p>
              </table:table-cell>
              <table:table-cell office:value-type="float" office:value="-9.60637">
                <text:p>-9.60637</text:p>
              </table:table-cell>
              <table:table-cell office:value-type="float" office:value="11.9011">
                <text:p>11.901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.84">
                <text:p>8.84</text:p>
              </table:table-cell>
              <table:table-cell office:value-type="float" office:value="-4.22325">
                <text:p>-4.22325</text:p>
              </table:table-cell>
              <table:table-cell office:value-type="float" office:value="15.1714">
                <text:p>15.171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8.88">
                <text:p>8.88</text:p>
              </table:table-cell>
              <table:table-cell office:value-type="float" office:value="1.98037">
                <text:p>1.98037</text:p>
              </table:table-cell>
              <table:table-cell office:value-type="float" office:value="16.1109">
                <text:p>16.110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8.92">
                <text:p>8.92</text:p>
              </table:table-cell>
              <table:table-cell office:value-type="float" office:value="8.04317">
                <text:p>8.04317</text:p>
              </table:table-cell>
              <table:table-cell office:value-type="float" office:value="14.5945">
                <text:p>14.594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.96">
                <text:p>8.96</text:p>
              </table:table-cell>
              <table:table-cell office:value-type="float" office:value="13.0341">
                <text:p>13.0341</text:p>
              </table:table-cell>
              <table:table-cell office:value-type="float" office:value="10.8761">
                <text:p>10.876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9">
                <text:p>9</text:p>
              </table:table-cell>
              <table:table-cell office:value-type="float" office:value="16.1952">
                <text:p>16.1952</text:p>
              </table:table-cell>
              <table:table-cell office:value-type="float" office:value="5.54632">
                <text:p>5.5463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9.04">
                <text:p>9.04</text:p>
              </table:table-cell>
              <table:table-cell office:value-type="float" office:value="17.057">
                <text:p>17.057</text:p>
              </table:table-cell>
              <table:table-cell office:value-type="float" office:value="-0.561479">
                <text:p>-0.56147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.08">
                <text:p>9.08</text:p>
              </table:table-cell>
              <table:table-cell office:value-type="float" office:value="15.508">
                <text:p>15.508</text:p>
              </table:table-cell>
              <table:table-cell office:value-type="float" office:value="-6.50147">
                <text:p>-6.5014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9.12">
                <text:p>9.12</text:p>
              </table:table-cell>
              <table:table-cell office:value-type="float" office:value="11.8089">
                <text:p>11.8089</text:p>
              </table:table-cell>
              <table:table-cell office:value-type="float" office:value="-11.362">
                <text:p>-11.36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9.16">
                <text:p>9.16</text:p>
              </table:table-cell>
              <table:table-cell office:value-type="float" office:value="6.54889">
                <text:p>6.54889</text:p>
              </table:table-cell>
              <table:table-cell office:value-type="float" office:value="-14.4055">
                <text:p>-14.405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9.2">
                <text:p>9.2</text:p>
              </table:table-cell>
              <table:table-cell office:value-type="float" office:value="0.55259">
                <text:p>0.55259</text:p>
              </table:table-cell>
              <table:table-cell office:value-type="float" office:value="-15.1808">
                <text:p>-15.180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9.24">
                <text:p>9.24</text:p>
              </table:table-cell>
              <table:table-cell office:value-type="float" office:value="-5.24936">
                <text:p>-5.24936</text:p>
              </table:table-cell>
              <table:table-cell office:value-type="float" office:value="-13.5897">
                <text:p>-13.589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9.28">
                <text:p>9.28</text:p>
              </table:table-cell>
              <table:table-cell office:value-type="float" office:value="-9.96422">
                <text:p>-9.96422</text:p>
              </table:table-cell>
              <table:table-cell office:value-type="float" office:value="-9.89917">
                <text:p>-9.8991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9.32">
                <text:p>9.32</text:p>
              </table:table-cell>
              <table:table-cell office:value-type="float" office:value="-12.8743">
                <text:p>-12.8743</text:p>
              </table:table-cell>
              <table:table-cell office:value-type="float" office:value="-4.69736">
                <text:p>-4.6973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9.36">
                <text:p>9.36</text:p>
              </table:table-cell>
              <table:table-cell office:value-type="float" office:value="-13.5461">
                <text:p>-13.5461</text:p>
              </table:table-cell>
              <table:table-cell office:value-type="float" office:value="1.19996">
                <text:p>1.1999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9.4">
                <text:p>9.4</text:p>
              </table:table-cell>
              <table:table-cell office:value-type="float" office:value="-11.8942">
                <text:p>-11.8942</text:p>
              </table:table-cell>
              <table:table-cell office:value-type="float" office:value="6.87681">
                <text:p>6.8768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9.44">
                <text:p>9.44</text:p>
              </table:table-cell>
              <table:table-cell office:value-type="float" office:value="-8.19208">
                <text:p>-8.19208</text:p>
              </table:table-cell>
              <table:table-cell office:value-type="float" office:value="11.4589">
                <text:p>11.458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9.48">
                <text:p>9.48</text:p>
              </table:table-cell>
              <table:table-cell office:value-type="float" office:value="-3.02646">
                <text:p>-3.02646</text:p>
              </table:table-cell>
              <table:table-cell office:value-type="float" office:value="14.2478">
                <text:p>14.247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9.52">
                <text:p>9.52</text:p>
              </table:table-cell>
              <table:table-cell office:value-type="float" office:value="2.79537">
                <text:p>2.79537</text:p>
              </table:table-cell>
              <table:table-cell office:value-type="float" office:value="14.8271">
                <text:p>14.8271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9.56">
                <text:p>9.56</text:p>
              </table:table-cell>
              <table:table-cell office:value-type="float" office:value="8.37177">
                <text:p>8.37177</text:p>
              </table:table-cell>
              <table:table-cell office:value-type="float" office:value="13.1241">
                <text:p>13.124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9.6">
                <text:p>9.6</text:p>
              </table:table-cell>
              <table:table-cell office:value-type="float" office:value="12.8464">
                <text:p>12.8464</text:p>
              </table:table-cell>
              <table:table-cell office:value-type="float" office:value="9.41826">
                <text:p>9.4182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9.64">
                <text:p>9.64</text:p>
              </table:table-cell>
              <table:table-cell office:value-type="float" office:value="15.5396">
                <text:p>15.5396</text:p>
              </table:table-cell>
              <table:table-cell office:value-type="float" office:value="4.29493">
                <text:p>4.2949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9.68">
                <text:p>9.68</text:p>
              </table:table-cell>
              <table:table-cell office:value-type="float" office:value="16.0516">
                <text:p>16.0516</text:p>
              </table:table-cell>
              <table:table-cell office:value-type="float" office:value="-1.44689">
                <text:p>-1.4468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9.72">
                <text:p>9.72</text:p>
              </table:table-cell>
              <table:table-cell office:value-type="float" office:value="14.3221">
                <text:p>14.3221</text:p>
              </table:table-cell>
              <table:table-cell office:value-type="float" office:value="-6.9196">
                <text:p>-6.919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9.76">
                <text:p>9.76</text:p>
              </table:table-cell>
              <table:table-cell office:value-type="float" office:value="10.636">
                <text:p>10.636</text:p>
              </table:table-cell>
              <table:table-cell office:value-type="float" office:value="-11.2843">
                <text:p>-11.284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9.8">
                <text:p>9.8</text:p>
              </table:table-cell>
              <table:table-cell office:value-type="float" office:value="5.57768">
                <text:p>5.57768</text:p>
              </table:table-cell>
              <table:table-cell office:value-type="float" office:value="-13.8798">
                <text:p>-13.879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9.84">
                <text:p>9.84</text:p>
              </table:table-cell>
              <table:table-cell office:value-type="float" office:value="-0.0622052">
                <text:p>-0.0622052</text:p>
              </table:table-cell>
              <table:table-cell office:value-type="float" office:value="-14.3225">
                <text:p>-14.3225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9.88">
                <text:p>9.88</text:p>
              </table:table-cell>
              <table:table-cell office:value-type="float" office:value="-5.40975">
                <text:p>-5.40975</text:p>
              </table:table-cell>
              <table:table-cell office:value-type="float" office:value="-12.5638">
                <text:p>-12.563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9.92">
                <text:p>9.92</text:p>
              </table:table-cell>
              <table:table-cell office:value-type="float" office:value="-9.64318">
                <text:p>-9.64318</text:p>
              </table:table-cell>
              <table:table-cell office:value-type="float" office:value="-8.89456">
                <text:p>-8.8945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9.96">
                <text:p>9.96</text:p>
              </table:table-cell>
              <table:table-cell office:value-type="float" office:value="-12.119">
                <text:p>-12.119</text:p>
              </table:table-cell>
              <table:table-cell office:value-type="float" office:value="-3.89755">
                <text:p>-3.8975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0">
                <text:p>10</text:p>
              </table:table-cell>
              <table:table-cell office:value-type="float" office:value="-12.4697">
                <text:p>-12.4697</text:p>
              </table:table-cell>
              <table:table-cell office:value-type="float" office:value="1.64447">
                <text:p>1.6444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.04">
                <text:p>10.04</text:p>
              </table:table-cell>
              <table:table-cell office:value-type="float" office:value="-10.6581">
                <text:p>-10.6581</text:p>
              </table:table-cell>
              <table:table-cell office:value-type="float" office:value="6.87101">
                <text:p>6.8710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0.08">
                <text:p>10.08</text:p>
              </table:table-cell>
              <table:table-cell office:value-type="float" office:value="-6.98044">
                <text:p>-6.98044</text:p>
              </table:table-cell>
              <table:table-cell office:value-type="float" office:value="10.977">
                <text:p>10.97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0.12">
                <text:p>10.12</text:p>
              </table:table-cell>
              <table:table-cell office:value-type="float" office:value="-2.01827">
                <text:p>-2.01827</text:p>
              </table:table-cell>
              <table:table-cell office:value-type="float" office:value="13.3363">
                <text:p>13.3363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.16">
                <text:p>10.16</text:p>
              </table:table-cell>
              <table:table-cell office:value-type="float" office:value="3.45355">
                <text:p>3.45355</text:p>
              </table:table-cell>
              <table:table-cell office:value-type="float" office:value="13.5968">
                <text:p>13.596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0.2">
                <text:p>10.2</text:p>
              </table:table-cell>
              <table:table-cell office:value-type="float" office:value="8.58763">
                <text:p>8.58763</text:p>
              </table:table-cell>
              <table:table-cell office:value-type="float" office:value="11.7326">
                <text:p>11.732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0.24">
                <text:p>10.24</text:p>
              </table:table-cell>
              <table:table-cell office:value-type="float" office:value="12.5952">
                <text:p>12.5952</text:p>
              </table:table-cell>
              <table:table-cell office:value-type="float" office:value="8.04526">
                <text:p>8.0452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0.28">
                <text:p>10.28</text:p>
              </table:table-cell>
              <table:table-cell office:value-type="float" office:value="14.867">
                <text:p>14.867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0.32">
                <text:p>10.32</text:p>
              </table:table-cell>
              <table:table-cell office:value-type="float" office:value="15.066">
                <text:p>15.066</text:p>
              </table:table-cell>
              <table:table-cell office:value-type="float" office:value="-2.29157">
                <text:p>-2.2915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.36">
                <text:p>10.36</text:p>
              </table:table-cell>
              <table:table-cell office:value-type="float" office:value="13.1772">
                <text:p>13.1772</text:p>
              </table:table-cell>
              <table:table-cell office:value-type="float" office:value="-7.33929">
                <text:p>-7.33929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0.4">
                <text:p>10.4</text:p>
              </table:table-cell>
              <table:table-cell office:value-type="float" office:value="9.50713">
                <text:p>9.50713</text:p>
              </table:table-cell>
              <table:table-cell office:value-type="float" office:value="-11.2555">
                <text:p>-11.255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0.44">
                <text:p>10.44</text:p>
              </table:table-cell>
              <table:table-cell office:value-type="float" office:value="4.63449">
                <text:p>4.63449</text:p>
              </table:table-cell>
              <table:table-cell office:value-type="float" office:value="-13.4476">
                <text:p>-13.4476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0.48">
                <text:p>10.48</text:p>
              </table:table-cell>
              <table:table-cell office:value-type="float" office:value="-0.681159">
                <text:p>-0.681159</text:p>
              </table:table-cell>
              <table:table-cell office:value-type="float" office:value="-13.5931">
                <text:p>-13.5931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0.52">
                <text:p>10.52</text:p>
              </table:table-cell>
              <table:table-cell office:value-type="float" office:value="-5.61785">
                <text:p>-5.61785</text:p>
              </table:table-cell>
              <table:table-cell office:value-type="float" office:value="-11.6876">
                <text:p>-11.687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0.56">
                <text:p>10.56</text:p>
              </table:table-cell>
              <table:table-cell office:value-type="float" office:value="-9.41832">
                <text:p>-9.41832</text:p>
              </table:table-cell>
              <table:table-cell office:value-type="float" office:value="-8.04261">
                <text:p>-8.0426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0.6">
                <text:p>10.6</text:p>
              </table:table-cell>
              <table:table-cell office:value-type="float" office:value="-11.5061">
                <text:p>-11.5061</text:p>
              </table:table-cell>
              <table:table-cell office:value-type="float" office:value="-3.23532">
                <text:p>-3.2353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0.64">
                <text:p>10.64</text:p>
              </table:table-cell>
              <table:table-cell office:value-type="float" office:value="-11.5733">
                <text:p>-11.5733</text:p>
              </table:table-cell>
              <table:table-cell office:value-type="float" office:value="1.98218">
                <text:p>1.98218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0.68">
                <text:p>10.68</text:p>
              </table:table-cell>
              <table:table-cell office:value-type="float" office:value="-9.62542">
                <text:p>-9.62542</text:p>
              </table:table-cell>
              <table:table-cell office:value-type="float" office:value="6.80027">
                <text:p>6.8002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0.72">
                <text:p>10.72</text:p>
              </table:table-cell>
              <table:table-cell office:value-type="float" office:value="-5.97891">
                <text:p>-5.97891</text:p>
              </table:table-cell>
              <table:table-cell office:value-type="float" office:value="10.4769">
                <text:p>10.476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.76">
                <text:p>10.76</text:p>
              </table:table-cell>
              <table:table-cell office:value-type="float" office:value="-1.20957">
                <text:p>-1.20957</text:p>
              </table:table-cell>
              <table:table-cell office:value-type="float" office:value="12.4515">
                <text:p>12.451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.8">
                <text:p>10.8</text:p>
              </table:table-cell>
              <table:table-cell office:value-type="float" office:value="3.93793">
                <text:p>3.93793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0.84">
                <text:p>10.84</text:p>
              </table:table-cell>
              <table:table-cell office:value-type="float" office:value="8.66601">
                <text:p>8.66601</text:p>
              </table:table-cell>
              <table:table-cell office:value-type="float" office:value="10.4281">
                <text:p>10.428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.88">
                <text:p>10.88</text:p>
              </table:table-cell>
              <table:table-cell office:value-type="float" office:value="12.2476">
                <text:p>12.2476</text:p>
              </table:table-cell>
              <table:table-cell office:value-type="float" office:value="6.76672">
                <text:p>6.7667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0.92">
                <text:p>10.92</text:p>
              </table:table-cell>
              <table:table-cell office:value-type="float" office:value="14.1374">
                <text:p>14.1374</text:p>
              </table:table-cell>
              <table:table-cell office:value-type="float" office:value="2.02021">
                <text:p>2.0202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0.96">
                <text:p>10.96</text:p>
              </table:table-cell>
              <table:table-cell office:value-type="float" office:value="14.0551">
                <text:p>14.0551</text:p>
              </table:table-cell>
              <table:table-cell office:value-type="float" office:value="-3.07401">
                <text:p>-3.0740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1">
                <text:p>11</text:p>
              </table:table-cell>
              <table:table-cell office:value-type="float" office:value="12.0262">
                <text:p>12.0262</text:p>
              </table:table-cell>
              <table:table-cell office:value-type="float" office:value="-7.73021">
                <text:p>-7.7302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.04">
                <text:p>11.04</text:p>
              </table:table-cell>
              <table:table-cell office:value-type="float" office:value="8.3758">
                <text:p>8.3758</text:p>
              </table:table-cell>
              <table:table-cell office:value-type="float" office:value="-11.2359">
                <text:p>-11.235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1.08">
                <text:p>11.08</text:p>
              </table:table-cell>
              <table:table-cell office:value-type="float" office:value="3.67685">
                <text:p>3.67685</text:p>
              </table:table-cell>
              <table:table-cell office:value-type="float" office:value="-13.061">
                <text:p>-13.06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1.12">
                <text:p>11.12</text:p>
              </table:table-cell>
              <table:table-cell office:value-type="float" office:value="-1.34042">
                <text:p>-1.34042</text:p>
              </table:table-cell>
              <table:table-cell office:value-type="float" office:value="-12.9383">
                <text:p>-12.938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1.16">
                <text:p>11.16</text:p>
              </table:table-cell>
              <table:table-cell office:value-type="float" office:value="-5.90197">
                <text:p>-5.90197</text:p>
              </table:table-cell>
              <table:table-cell office:value-type="float" office:value="-10.9028">
                <text:p>-10.902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1.2">
                <text:p>11.2</text:p>
              </table:table-cell>
              <table:table-cell office:value-type="float" office:value="-9.30962">
                <text:p>-9.30962</text:p>
              </table:table-cell>
              <table:table-cell office:value-type="float" office:value="-7.28403">
                <text:p>-7.2840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1.24">
                <text:p>11.24</text:p>
              </table:table-cell>
              <table:table-cell office:value-type="float" office:value="-11.0481">
                <text:p>-11.0481</text:p>
              </table:table-cell>
              <table:table-cell office:value-type="float" office:value="-2.65318">
                <text:p>-2.6531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1.28">
                <text:p>11.28</text:p>
              </table:table-cell>
              <table:table-cell office:value-type="float" office:value="-10.8632">
                <text:p>-10.8632</text:p>
              </table:table-cell>
              <table:table-cell office:value-type="float" office:value="2.26654">
                <text:p>2.2665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1.32">
                <text:p>11.32</text:p>
              </table:table-cell>
              <table:table-cell office:value-type="float" office:value="-8.79921">
                <text:p>-8.79921</text:p>
              </table:table-cell>
              <table:table-cell office:value-type="float" office:value="6.71257">
                <text:p>6.7125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1.36">
                <text:p>11.36</text:p>
              </table:table-cell>
              <table:table-cell office:value-type="float" office:value="-5.18964">
                <text:p>-5.18964</text:p>
              </table:table-cell>
              <table:table-cell office:value-type="float" office:value="10.0008">
                <text:p>10.000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1.4">
                <text:p>11.4</text:p>
              </table:table-cell>
              <table:table-cell office:value-type="float" office:value="-0.604232">
                <text:p>-0.604232</text:p>
              </table:table-cell>
              <table:table-cell office:value-type="float" office:value="11.6304">
                <text:p>11.630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1.44">
                <text:p>11.44</text:p>
              </table:table-cell>
              <table:table-cell office:value-type="float" office:value="4.24082">
                <text:p>4.24082</text:p>
              </table:table-cell>
              <table:table-cell office:value-type="float" office:value="11.3599">
                <text:p>11.3599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1.48">
                <text:p>11.48</text:p>
              </table:table-cell>
              <table:table-cell office:value-type="float" office:value="8.59419">
                <text:p>8.59419</text:p>
              </table:table-cell>
              <table:table-cell office:value-type="float" office:value="9.24255">
                <text:p>9.2425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1.52">
                <text:p>11.52</text:p>
              </table:table-cell>
              <table:table-cell office:value-type="float" office:value="11.7855">
                <text:p>11.7855</text:p>
              </table:table-cell>
              <table:table-cell office:value-type="float" office:value="5.61591">
                <text:p>5.6159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1.56">
                <text:p>11.56</text:p>
              </table:table-cell>
              <table:table-cell office:value-type="float" office:value="13.3282">
                <text:p>13.3282</text:p>
              </table:table-cell>
              <table:table-cell office:value-type="float" office:value="1.04806">
                <text:p>1.0480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1.6">
                <text:p>11.6</text:p>
              </table:table-cell>
              <table:table-cell office:value-type="float" office:value="12.993">
                <text:p>12.993</text:p>
              </table:table-cell>
              <table:table-cell office:value-type="float" office:value="-3.75165">
                <text:p>-3.7516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1.64">
                <text:p>11.64</text:p>
              </table:table-cell>
              <table:table-cell office:value-type="float" office:value="10.842">
                <text:p>10.842</text:p>
              </table:table-cell>
              <table:table-cell office:value-type="float" office:value="-8.04295">
                <text:p>-8.0429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1.68">
                <text:p>11.68</text:p>
              </table:table-cell>
              <table:table-cell office:value-type="float" office:value="7.21665">
                <text:p>7.21665</text:p>
              </table:table-cell>
              <table:table-cell office:value-type="float" office:value="-11.169">
                <text:p>-11.16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1.72">
                <text:p>11.72</text:p>
              </table:table-cell>
              <table:table-cell office:value-type="float" office:value="2.68324">
                <text:p>2.68324</text:p>
              </table:table-cell>
              <table:table-cell office:value-type="float" office:value="-12.6569">
                <text:p>-12.656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1.76">
                <text:p>11.76</text:p>
              </table:table-cell>
              <table:table-cell office:value-type="float" office:value="-2.05568">
                <text:p>-2.05568</text:p>
              </table:table-cell>
              <table:table-cell office:value-type="float" office:value="-12.2898">
                <text:p>-12.289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1.8">
                <text:p>11.8</text:p>
              </table:table-cell>
              <table:table-cell office:value-type="float" office:value="-6.27072">
                <text:p>-6.27072</text:p>
              </table:table-cell>
              <table:table-cell office:value-type="float" office:value="-10.138">
                <text:p>-10.13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1.84">
                <text:p>11.84</text:p>
              </table:table-cell>
              <table:table-cell office:value-type="float" office:value="-9.31827">
                <text:p>-9.31827</text:p>
              </table:table-cell>
              <table:table-cell office:value-type="float" office:value="-6.54661">
                <text:p>-6.5466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1.88">
                <text:p>11.88</text:p>
              </table:table-cell>
              <table:table-cell office:value-type="float" office:value="-10.7392">
                <text:p>-10.7392</text:p>
              </table:table-cell>
              <table:table-cell office:value-type="float" office:value="-2.08035">
                <text:p>-2.0803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.92">
                <text:p>11.92</text:p>
              </table:table-cell>
              <table:table-cell office:value-type="float" office:value="-10.3282">
                <text:p>-10.3282</text:p>
              </table:table-cell>
              <table:table-cell office:value-type="float" office:value="2.56507">
                <text:p>2.5650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.96">
                <text:p>11.96</text:p>
              </table:table-cell>
              <table:table-cell office:value-type="float" office:value="-8.16408">
                <text:p>-8.16408</text:p>
              </table:table-cell>
              <table:table-cell office:value-type="float" office:value="6.671">
                <text:p>6.67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2">
                <text:p>12</text:p>
              </table:table-cell>
              <table:table-cell office:value-type="float" office:value="-4.59547">
                <text:p>-4.59547</text:p>
              </table:table-cell>
              <table:table-cell office:value-type="float" office:value="9.60688">
                <text:p>9.6068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2.04">
                <text:p>12.04</text:p>
              </table:table-cell>
              <table:table-cell office:value-type="float" office:value="-0.185323">
                <text:p>-0.185323</text:p>
              </table:table-cell>
              <table:table-cell office:value-type="float" office:value="10.9269">
                <text:p>10.9269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2.08">
                <text:p>12.08</text:p>
              </table:table-cell>
              <table:table-cell office:value-type="float" office:value="4.37731">
                <text:p>4.37731</text:p>
              </table:table-cell>
              <table:table-cell office:value-type="float" office:value="10.4374">
                <text:p>10.437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2.12">
                <text:p>12.12</text:p>
              </table:table-cell>
              <table:table-cell office:value-type="float" office:value="8.38434">
                <text:p>8.38434</text:p>
              </table:table-cell>
              <table:table-cell office:value-type="float" office:value="8.22526">
                <text:p>8.2252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2.16">
                <text:p>12.16</text:p>
              </table:table-cell>
              <table:table-cell office:value-type="float" office:value="11.218">
                <text:p>11.218</text:p>
              </table:table-cell>
              <table:table-cell office:value-type="float" office:value="4.64254">
                <text:p>4.6425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2.2">
                <text:p>12.2</text:p>
              </table:table-cell>
              <table:table-cell office:value-type="float" office:value="12.4455">
                <text:p>12.4455</text:p>
              </table:table-cell>
              <table:table-cell office:value-type="float" office:value="0.25046">
                <text:p>0.2504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2.24">
                <text:p>12.24</text:p>
              </table:table-cell>
              <table:table-cell office:value-type="float" office:value="11.8846">
                <text:p>11.8846</text:p>
              </table:table-cell>
              <table:table-cell office:value-type="float" office:value="-4.26851">
                <text:p>-4.2685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.28">
                <text:p>12.28</text:p>
              </table:table-cell>
              <table:table-cell office:value-type="float" office:value="9.62992">
                <text:p>9.62992</text:p>
              </table:table-cell>
              <table:table-cell office:value-type="float" office:value="-8.21666">
                <text:p>-8.2166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2.32">
                <text:p>12.32</text:p>
              </table:table-cell>
              <table:table-cell office:value-type="float" office:value="6.03688">
                <text:p>6.03688</text:p>
              </table:table-cell>
              <table:table-cell office:value-type="float" office:value="-10.9887">
                <text:p>-10.988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2.36">
                <text:p>12.36</text:p>
              </table:table-cell>
              <table:table-cell office:value-type="float" office:value="1.66488">
                <text:p>1.66488</text:p>
              </table:table-cell>
              <table:table-cell office:value-type="float" office:value="-12.1648">
                <text:p>-12.164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2.4">
                <text:p>12.4</text:p>
              </table:table-cell>
              <table:table-cell office:value-type="float" office:value="-2.81016">
                <text:p>-2.81016</text:p>
              </table:table-cell>
              <table:table-cell office:value-type="float" office:value="-11.5735">
                <text:p>-11.573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.44">
                <text:p>12.44</text:p>
              </table:table-cell>
              <table:table-cell office:value-type="float" office:value="-6.70075">
                <text:p>-6.70075</text:p>
              </table:table-cell>
              <table:table-cell office:value-type="float" office:value="-9.31724">
                <text:p>-9.3172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2.48">
                <text:p>12.48</text:p>
              </table:table-cell>
              <table:table-cell office:value-type="float" office:value="-9.41402">
                <text:p>-9.41402</text:p>
              </table:table-cell>
              <table:table-cell office:value-type="float" office:value="-5.75449">
                <text:p>-5.7544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2.52">
                <text:p>12.52</text:p>
              </table:table-cell>
              <table:table-cell office:value-type="float" office:value="-10.5425">
                <text:p>-10.5425</text:p>
              </table:table-cell>
              <table:table-cell office:value-type="float" office:value="-1.44278">
                <text:p>-1.4427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2.56">
                <text:p>12.56</text:p>
              </table:table-cell>
              <table:table-cell office:value-type="float" office:value="-9.92572">
                <text:p>-9.92572</text:p>
              </table:table-cell>
              <table:table-cell office:value-type="float" office:value="2.94847">
                <text:p>2.9484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2.6">
                <text:p>12.6</text:p>
              </table:table-cell>
              <table:table-cell office:value-type="float" office:value="-7.67358">
                <text:p>-7.67358</text:p>
              </table:table-cell>
              <table:table-cell office:value-type="float" office:value="6.74191">
                <text:p>6.7419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2.64">
                <text:p>12.64</text:p>
              </table:table-cell>
              <table:table-cell office:value-type="float" office:value="-4.14748">
                <text:p>-4.14748</text:p>
              </table:table-cell>
              <table:table-cell office:value-type="float" office:value="9.35685">
                <text:p>9.3568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2.68">
                <text:p>12.68</text:p>
              </table:table-cell>
              <table:table-cell office:value-type="float" office:value="0.0969297">
                <text:p>0.0969297</text:p>
              </table:table-cell>
              <table:table-cell office:value-type="float" office:value="10.3981">
                <text:p>10.398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2.72">
                <text:p>12.72</text:p>
              </table:table-cell>
              <table:table-cell office:value-type="float" office:value="4.39666">
                <text:p>4.39666</text:p>
              </table:table-cell>
              <table:table-cell office:value-type="float" office:value="9.71598">
                <text:p>9.7159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2.76">
                <text:p>12.76</text:p>
              </table:table-cell>
              <table:table-cell office:value-type="float" office:value="8.08436">
                <text:p>8.08436</text:p>
              </table:table-cell>
              <table:table-cell office:value-type="float" office:value="7.42754">
                <text:p>7.42754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2.8">
                <text:p>12.8</text:p>
              </table:table-cell>
              <table:table-cell office:value-type="float" office:value="10.5913">
                <text:p>10.5913</text:p>
              </table:table-cell>
              <table:table-cell office:value-type="float" office:value="3.89714">
                <text:p>3.89714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2.84">
                <text:p>12.84</text:p>
              </table:table-cell>
              <table:table-cell office:value-type="float" office:value="11.5344">
                <text:p>11.5344</text:p>
              </table:table-cell>
              <table:table-cell office:value-type="float" office:value="-0.321433">
                <text:p>-0.32143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2.88">
                <text:p>12.88</text:p>
              </table:table-cell>
              <table:table-cell office:value-type="float" office:value="10.7742">
                <text:p>10.7742</text:p>
              </table:table-cell>
              <table:table-cell office:value-type="float" office:value="-4.57156">
                <text:p>-4.5715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2.92">
                <text:p>12.92</text:p>
              </table:table-cell>
              <table:table-cell office:value-type="float" office:value="8.43517">
                <text:p>8.43517</text:p>
              </table:table-cell>
              <table:table-cell office:value-type="float" office:value="-8.1957">
                <text:p>-8.195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2.96">
                <text:p>12.96</text:p>
              </table:table-cell>
              <table:table-cell office:value-type="float" office:value="4.88426">
                <text:p>4.88426</text:p>
              </table:table-cell>
              <table:table-cell office:value-type="float" office:value="-10.6368">
                <text:p>-10.636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">
                <text:p>13</text:p>
              </table:table-cell>
              <table:table-cell office:value-type="float" office:value="0.67337">
                <text:p>0.67337</text:p>
              </table:table-cell>
              <table:table-cell office:value-type="float" office:value="-11.5237">
                <text:p>-11.523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.04">
                <text:p>13.04</text:p>
              </table:table-cell>
              <table:table-cell office:value-type="float" office:value="-3.54719">
                <text:p>-3.54719</text:p>
              </table:table-cell>
              <table:table-cell office:value-type="float" office:value="-10.7271">
                <text:p>-10.727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.08">
                <text:p>13.08</text:p>
              </table:table-cell>
              <table:table-cell office:value-type="float" office:value="-7.12956">
                <text:p>-7.12956</text:p>
              </table:table-cell>
              <table:table-cell office:value-type="float" office:value="-8.37817">
                <text:p>-8.3781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.12">
                <text:p>13.12</text:p>
              </table:table-cell>
              <table:table-cell office:value-type="float" office:value="-9.52824">
                <text:p>-9.52824</text:p>
              </table:table-cell>
              <table:table-cell office:value-type="float" office:value="-4.84664">
                <text:p>-4.8466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.16">
                <text:p>13.16</text:p>
              </table:table-cell>
              <table:table-cell office:value-type="float" office:value="-10.3836">
                <text:p>-10.3836</text:p>
              </table:table-cell>
              <table:table-cell office:value-type="float" office:value="-0.682334">
                <text:p>-0.68233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.2">
                <text:p>13.2</text:p>
              </table:table-cell>
              <table:table-cell office:value-type="float" office:value="-9.57644">
                <text:p>-9.57644</text:p>
              </table:table-cell>
              <table:table-cell office:value-type="float" office:value="3.47073">
                <text:p>3.4707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.24">
                <text:p>13.24</text:p>
              </table:table-cell>
              <table:table-cell office:value-type="float" office:value="-7.24446">
                <text:p>-7.24446</text:p>
              </table:table-cell>
              <table:table-cell office:value-type="float" office:value="6.9743">
                <text:p>6.9743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.28">
                <text:p>13.28</text:p>
              </table:table-cell>
              <table:table-cell office:value-type="float" office:value="-3.75995">
                <text:p>-3.75995</text:p>
              </table:table-cell>
              <table:table-cell office:value-type="float" office:value="9.29427">
                <text:p>9.2942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.32">
                <text:p>13.32</text:p>
              </table:table-cell>
              <table:table-cell office:value-type="float" office:value="0.329306">
                <text:p>0.329306</text:p>
              </table:table-cell>
              <table:table-cell office:value-type="float" office:value="10.0825">
                <text:p>10.0825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.36">
                <text:p>13.36</text:p>
              </table:table-cell>
              <table:table-cell office:value-type="float" office:value="4.38559">
                <text:p>4.38559</text:p>
              </table:table-cell>
              <table:table-cell office:value-type="float" office:value="9.22947">
                <text:p>9.22947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.4">
                <text:p>13.4</text:p>
              </table:table-cell>
              <table:table-cell office:value-type="float" office:value="7.78011">
                <text:p>7.78011</text:p>
              </table:table-cell>
              <table:table-cell office:value-type="float" office:value="6.87954">
                <text:p>6.8795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.44">
                <text:p>13.44</text:p>
              </table:table-cell>
              <table:table-cell office:value-type="float" office:value="9.99005">
                <text:p>9.99005</text:p>
              </table:table-cell>
              <table:table-cell office:value-type="float" office:value="3.40741">
                <text:p>3.4074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.48">
                <text:p>13.48</text:p>
              </table:table-cell>
              <table:table-cell office:value-type="float" office:value="10.6785">
                <text:p>10.6785</text:p>
              </table:table-cell>
              <table:table-cell office:value-type="float" office:value="-0.641201">
                <text:p>-0.64120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.52">
                <text:p>13.52</text:p>
              </table:table-cell>
              <table:table-cell office:value-type="float" office:value="9.7455">
                <text:p>9.7455</text:p>
              </table:table-cell>
              <table:table-cell office:value-type="float" office:value="-4.63473">
                <text:p>-4.6347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.56">
                <text:p>13.56</text:p>
              </table:table-cell>
              <table:table-cell office:value-type="float" office:value="7.34188">
                <text:p>7.34188</text:p>
              </table:table-cell>
              <table:table-cell office:value-type="float" office:value="-7.95375">
                <text:p>-7.95375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.6">
                <text:p>13.6</text:p>
              </table:table-cell>
              <table:table-cell office:value-type="float" office:value="3.84466">
                <text:p>3.84466</text:p>
              </table:table-cell>
              <table:table-cell office:value-type="float" office:value="-10.0864">
                <text:p>-10.086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.64">
                <text:p>13.64</text:p>
              </table:table-cell>
              <table:table-cell office:value-type="float" office:value="-0.202515">
                <text:p>-0.202515</text:p>
              </table:table-cell>
              <table:table-cell office:value-type="float" office:value="-10.7069">
                <text:p>-10.7069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.68">
                <text:p>13.68</text:p>
              </table:table-cell>
              <table:table-cell office:value-type="float" office:value="-4.17419">
                <text:p>-4.17419</text:p>
              </table:table-cell>
              <table:table-cell office:value-type="float" office:value="-9.72452">
                <text:p>-9.7245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.72">
                <text:p>13.72</text:p>
              </table:table-cell>
              <table:table-cell office:value-type="float" office:value="-7.46013">
                <text:p>-7.46013</text:p>
              </table:table-cell>
              <table:table-cell office:value-type="float" office:value="-7.29634">
                <text:p>-7.2963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.76">
                <text:p>13.76</text:p>
              </table:table-cell>
              <table:table-cell office:value-type="float" office:value="-9.55934">
                <text:p>-9.55934</text:p>
              </table:table-cell>
              <table:table-cell office:value-type="float" office:value="-3.80157">
                <text:p>-3.8015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.8">
                <text:p>13.8</text:p>
              </table:table-cell>
              <table:table-cell office:value-type="float" office:value="-10.1568">
                <text:p>-10.1568</text:p>
              </table:table-cell>
              <table:table-cell office:value-type="float" office:value="0.218297">
                <text:p>0.21829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.84">
                <text:p>13.84</text:p>
              </table:table-cell>
              <table:table-cell office:value-type="float" office:value="-9.17085">
                <text:p>-9.17085</text:p>
              </table:table-cell>
              <table:table-cell office:value-type="float" office:value="4.14394">
                <text:p>4.1439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.88">
                <text:p>13.88</text:p>
              </table:table-cell>
              <table:table-cell office:value-type="float" office:value="-6.76468">
                <text:p>-6.76468</text:p>
              </table:table-cell>
              <table:table-cell office:value-type="float" office:value="7.37425">
                <text:p>7.3742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.92">
                <text:p>13.92</text:p>
              </table:table-cell>
              <table:table-cell office:value-type="float" office:value="-3.3195">
                <text:p>-3.3195</text:p>
              </table:table-cell>
              <table:table-cell office:value-type="float" office:value="9.41896">
                <text:p>9.4189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.96">
                <text:p>13.96</text:p>
              </table:table-cell>
              <table:table-cell office:value-type="float" office:value="0.625417">
                <text:p>0.625417</text:p>
              </table:table-cell>
              <table:table-cell office:value-type="float" office:value="9.97368">
                <text:p>9.9736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4">
                <text:p>14</text:p>
              </table:table-cell>
              <table:table-cell office:value-type="float" office:value="4.45688">
                <text:p>4.45688</text:p>
              </table:table-cell>
              <table:table-cell office:value-type="float" office:value="8.96578">
                <text:p>8.9657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4.04">
                <text:p>14.04</text:p>
              </table:table-cell>
              <table:table-cell office:value-type="float" office:value="7.58284">
                <text:p>7.58284</text:p>
              </table:table-cell>
              <table:table-cell office:value-type="float" office:value="6.56428">
                <text:p>6.5642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4.08">
                <text:p>14.08</text:p>
              </table:table-cell>
              <table:table-cell office:value-type="float" office:value="9.52364">
                <text:p>9.52364</text:p>
              </table:table-cell>
              <table:table-cell office:value-type="float" office:value="3.15241">
                <text:p>3.15241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4.12">
                <text:p>14.12</text:p>
              </table:table-cell>
              <table:table-cell office:value-type="float" office:value="9.98541">
                <text:p>9.98541</text:p>
              </table:table-cell>
              <table:table-cell office:value-type="float" office:value="-0.732772">
                <text:p>-0.73277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4.16">
                <text:p>14.16</text:p>
              </table:table-cell>
              <table:table-cell office:value-type="float" office:value="8.90434">
                <text:p>8.90434</text:p>
              </table:table-cell>
              <table:table-cell office:value-type="float" office:value="-4.48414">
                <text:p>-4.48414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4.2">
                <text:p>14.2</text:p>
              </table:table-cell>
              <table:table-cell office:value-type="float" office:value="6.45528">
                <text:p>6.45528</text:p>
              </table:table-cell>
              <table:table-cell office:value-type="float" office:value="-7.51859">
                <text:p>-7.5185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4.24">
                <text:p>14.24</text:p>
              </table:table-cell>
              <table:table-cell office:value-type="float" office:value="3.02335">
                <text:p>3.02335</text:p>
              </table:table-cell>
              <table:table-cell office:value-type="float" office:value="-9.36686">
                <text:p>-9.36686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4.28">
                <text:p>14.28</text:p>
              </table:table-cell>
              <table:table-cell office:value-type="float" office:value="-0.856579">
                <text:p>-0.856579</text:p>
              </table:table-cell>
              <table:table-cell office:value-type="float" office:value="-9.7454">
                <text:p>-9.745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4.32">
                <text:p>14.32</text:p>
              </table:table-cell>
              <table:table-cell office:value-type="float" office:value="-4.58336">
                <text:p>-4.58336</text:p>
              </table:table-cell>
              <table:table-cell office:value-type="float" office:value="-8.59901">
                <text:p>-8.59901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4.36">
                <text:p>14.36</text:p>
              </table:table-cell>
              <table:table-cell office:value-type="float" office:value="-7.58266">
                <text:p>-7.58266</text:p>
              </table:table-cell>
              <table:table-cell office:value-type="float" office:value="-6.10815">
                <text:p>-6.108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4.4">
                <text:p>14.4</text:p>
              </table:table-cell>
              <table:table-cell office:value-type="float" office:value="-9.39545">
                <text:p>-9.39545</text:p>
              </table:table-cell>
              <table:table-cell office:value-type="float" office:value="-2.65976">
                <text:p>-2.6597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4.44">
                <text:p>14.44</text:p>
              </table:table-cell>
              <table:table-cell office:value-type="float" office:value="-9.74823">
                <text:p>-9.74823</text:p>
              </table:table-cell>
              <table:table-cell office:value-type="float" office:value="1.2136">
                <text:p>1.213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4.48">
                <text:p>14.48</text:p>
              </table:table-cell>
              <table:table-cell office:value-type="float" office:value="-8.59421">
                <text:p>-8.59421</text:p>
              </table:table-cell>
              <table:table-cell office:value-type="float" office:value="4.91672">
                <text:p>4.9167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4.52">
                <text:p>14.52</text:p>
              </table:table-cell>
              <table:table-cell office:value-type="float" office:value="-6.11925">
                <text:p>-6.11925</text:p>
              </table:table-cell>
              <table:table-cell office:value-type="float" office:value="7.88398">
                <text:p>7.8839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4.56">
                <text:p>14.56</text:p>
              </table:table-cell>
              <table:table-cell office:value-type="float" office:value="-2.71192">
                <text:p>-2.71192</text:p>
              </table:table-cell>
              <table:table-cell office:value-type="float" office:value="9.66646">
                <text:p>9.6664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4.6">
                <text:p>14.6</text:p>
              </table:table-cell>
              <table:table-cell office:value-type="float" office:value="1.09757">
                <text:p>1.09757</text:p>
              </table:table-cell>
              <table:table-cell office:value-type="float" office:value="10.0006">
                <text:p>10.000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4.64">
                <text:p>14.64</text:p>
              </table:table-cell>
              <table:table-cell office:value-type="float" office:value="4.72003">
                <text:p>4.72003</text:p>
              </table:table-cell>
              <table:table-cell office:value-type="float" office:value="8.84781">
                <text:p>8.8478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4.68">
                <text:p>14.68</text:p>
              </table:table-cell>
              <table:table-cell office:value-type="float" office:value="7.59854">
                <text:p>7.59854</text:p>
              </table:table-cell>
              <table:table-cell office:value-type="float" office:value="6.39928">
                <text:p>6.3992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4.72">
                <text:p>14.72</text:p>
              </table:table-cell>
              <table:table-cell office:value-type="float" office:value="9.29418">
                <text:p>9.29418</text:p>
              </table:table-cell>
              <table:table-cell office:value-type="float" office:value="3.04512">
                <text:p>3.0451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4.76">
                <text:p>14.76</text:p>
              </table:table-cell>
              <table:table-cell office:value-type="float" office:value="9.55324">
                <text:p>9.55324</text:p>
              </table:table-cell>
              <table:table-cell office:value-type="float" office:value="-0.686875">
                <text:p>-0.68687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4.8">
                <text:p>14.8</text:p>
              </table:table-cell>
              <table:table-cell office:value-type="float" office:value="8.34527">
                <text:p>8.34527</text:p>
              </table:table-cell>
              <table:table-cell office:value-type="float" office:value="-4.21347">
                <text:p>-4.2134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4.84">
                <text:p>14.84</text:p>
              </table:table-cell>
              <table:table-cell office:value-type="float" office:value="5.86666">
                <text:p>5.86666</text:p>
              </table:table-cell>
              <table:table-cell office:value-type="float" office:value="-6.98632">
                <text:p>-6.9863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4.88">
                <text:p>14.88</text:p>
              </table:table-cell>
              <table:table-cell office:value-type="float" office:value="2.50907">
                <text:p>2.50907</text:p>
              </table:table-cell>
              <table:table-cell office:value-type="float" office:value="-8.57642">
                <text:p>-8.57642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4.92">
                <text:p>14.92</text:p>
              </table:table-cell>
              <table:table-cell office:value-type="float" office:value="-1.20208">
                <text:p>-1.20208</text:p>
              </table:table-cell>
              <table:table-cell office:value-type="float" office:value="-8.7397">
                <text:p>-8.739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4.96">
                <text:p>14.96</text:p>
              </table:table-cell>
              <table:table-cell office:value-type="float" office:value="-4.68942">
                <text:p>-4.68942</text:p>
              </table:table-cell>
              <table:table-cell office:value-type="float" office:value="-7.4537">
                <text:p>-7.453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">
                <text:p>15</text:p>
              </table:table-cell>
              <table:table-cell office:value-type="float" office:value="-7.41303">
                <text:p>-7.41303</text:p>
              </table:table-cell>
              <table:table-cell office:value-type="float" office:value="-4.9199">
                <text:p>-4.9199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.04">
                <text:p>15.04</text:p>
              </table:table-cell>
              <table:table-cell office:value-type="float" office:value="-8.95359">
                <text:p>-8.95359</text:p>
              </table:table-cell>
              <table:table-cell office:value-type="float" office:value="-1.53138">
                <text:p>-1.5313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.08">
                <text:p>15.08</text:p>
              </table:table-cell>
              <table:table-cell office:value-type="float" office:value="-9.07647">
                <text:p>-9.07647</text:p>
              </table:table-cell>
              <table:table-cell office:value-type="float" office:value="2.18882">
                <text:p>2.1888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.12">
                <text:p>15.12</text:p>
              </table:table-cell>
              <table:table-cell office:value-type="float" office:value="-7.76696">
                <text:p>-7.76696</text:p>
              </table:table-cell>
              <table:table-cell office:value-type="float" office:value="5.66917">
                <text:p>5.6691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.16">
                <text:p>15.16</text:p>
              </table:table-cell>
              <table:table-cell office:value-type="float" office:value="-5.2314">
                <text:p>-5.2314</text:p>
              </table:table-cell>
              <table:table-cell office:value-type="float" office:value="8.37807">
                <text:p>8.3780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.2">
                <text:p>15.2</text:p>
              </table:table-cell>
              <table:table-cell office:value-type="float" office:value="-1.86415">
                <text:p>-1.86415</text:p>
              </table:table-cell>
              <table:table-cell office:value-type="float" office:value="9.90574">
                <text:p>9.90574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.24">
                <text:p>15.24</text:p>
              </table:table-cell>
              <table:table-cell office:value-type="float" office:value="1.81425">
                <text:p>1.81425</text:p>
              </table:table-cell>
              <table:table-cell office:value-type="float" office:value="10.0268">
                <text:p>10.026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.28">
                <text:p>15.28</text:p>
              </table:table-cell>
              <table:table-cell office:value-type="float" office:value="5.23815">
                <text:p>5.23815</text:p>
              </table:table-cell>
              <table:table-cell office:value-type="float" office:value="8.73419">
                <text:p>8.7341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.32">
                <text:p>15.32</text:p>
              </table:table-cell>
              <table:table-cell office:value-type="float" office:value="7.88428">
                <text:p>7.88428</text:p>
              </table:table-cell>
              <table:table-cell office:value-type="float" office:value="6.23888">
                <text:p>6.2388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.36">
                <text:p>15.36</text:p>
              </table:table-cell>
              <table:table-cell office:value-type="float" office:value="9.35236">
                <text:p>9.35236</text:p>
              </table:table-cell>
              <table:table-cell office:value-type="float" office:value="2.93643">
                <text:p>2.9364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.4">
                <text:p>15.4</text:p>
              </table:table-cell>
              <table:table-cell office:value-type="float" office:value="9.42621">
                <text:p>9.42621</text:p>
              </table:table-cell>
              <table:table-cell office:value-type="float" office:value="-0.655217">
                <text:p>-0.65521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.44">
                <text:p>15.44</text:p>
              </table:table-cell>
              <table:table-cell office:value-type="float" office:value="8.1062">
                <text:p>8.1062</text:p>
              </table:table-cell>
              <table:table-cell office:value-type="float" office:value="-3.97628">
                <text:p>-3.9762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.48">
                <text:p>15.48</text:p>
              </table:table-cell>
              <table:table-cell office:value-type="float" office:value="5.60804">
                <text:p>5.60804</text:p>
              </table:table-cell>
              <table:table-cell office:value-type="float" office:value="-6.51178">
                <text:p>-6.5117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.52">
                <text:p>15.52</text:p>
              </table:table-cell>
              <table:table-cell office:value-type="float" office:value="2.32838">
                <text:p>2.32838</text:p>
              </table:table-cell>
              <table:table-cell office:value-type="float" office:value="-7.87084">
                <text:p>-7.8708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.56">
                <text:p>15.56</text:p>
              </table:table-cell>
              <table:table-cell office:value-type="float" office:value="-1.21736">
                <text:p>-1.21736</text:p>
              </table:table-cell>
              <table:table-cell office:value-type="float" office:value="-7.84638">
                <text:p>-7.8463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.6">
                <text:p>15.6</text:p>
              </table:table-cell>
              <table:table-cell office:value-type="float" office:value="-4.47518">
                <text:p>-4.47518</text:p>
              </table:table-cell>
              <table:table-cell office:value-type="float" office:value="-6.44614">
                <text:p>-6.4461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.64">
                <text:p>15.64</text:p>
              </table:table-cell>
              <table:table-cell office:value-type="float" office:value="-6.93827">
                <text:p>-6.93827</text:p>
              </table:table-cell>
              <table:table-cell office:value-type="float" office:value="-3.89043">
                <text:p>-3.8904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.68">
                <text:p>15.68</text:p>
              </table:table-cell>
              <table:table-cell office:value-type="float" office:value="-8.22495">
                <text:p>-8.22495</text:p>
              </table:table-cell>
              <table:table-cell office:value-type="float" office:value="-0.576993">
                <text:p>-0.57699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.72">
                <text:p>15.72</text:p>
              </table:table-cell>
              <table:table-cell office:value-type="float" office:value="-8.13702">
                <text:p>-8.13702</text:p>
              </table:table-cell>
              <table:table-cell office:value-type="float" office:value="2.98127">
                <text:p>2.9812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.76">
                <text:p>15.76</text:p>
              </table:table-cell>
              <table:table-cell office:value-type="float" office:value="-6.68941">
                <text:p>-6.68941</text:p>
              </table:table-cell>
              <table:table-cell office:value-type="float" office:value="6.23608">
                <text:p>6.2360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.8">
                <text:p>15.8</text:p>
              </table:table-cell>
              <table:table-cell office:value-type="float" office:value="-4.10683">
                <text:p>-4.10683</text:p>
              </table:table-cell>
              <table:table-cell office:value-type="float" office:value="8.68861">
                <text:p>8.6886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.84">
                <text:p>15.84</text:p>
              </table:table-cell>
              <table:table-cell office:value-type="float" office:value="-0.78797">
                <text:p>-0.78797</text:p>
              </table:table-cell>
              <table:table-cell office:value-type="float" office:value="9.96625">
                <text:p>9.9662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.88">
                <text:p>15.88</text:p>
              </table:table-cell>
              <table:table-cell office:value-type="float" office:value="2.75688">
                <text:p>2.75688</text:p>
              </table:table-cell>
              <table:table-cell office:value-type="float" office:value="9.87945">
                <text:p>9.8794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.92">
                <text:p>15.92</text:p>
              </table:table-cell>
              <table:table-cell office:value-type="float" office:value="5.98521">
                <text:p>5.98521</text:p>
              </table:table-cell>
              <table:table-cell office:value-type="float" office:value="8.45015">
                <text:p>8.4501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.96">
                <text:p>15.96</text:p>
              </table:table-cell>
              <table:table-cell office:value-type="float" office:value="8.40616">
                <text:p>8.40616</text:p>
              </table:table-cell>
              <table:table-cell office:value-type="float" office:value="5.90722">
                <text:p>5.9072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6">
                <text:p>16</text:p>
              </table:table-cell>
              <table:table-cell office:value-type="float" office:value="9.65609">
                <text:p>9.65609</text:p>
              </table:table-cell>
              <table:table-cell office:value-type="float" office:value="2.65016">
                <text:p>2.6501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6.04">
                <text:p>16.04</text:p>
              </table:table-cell>
              <table:table-cell office:value-type="float" office:value="9.55408">
                <text:p>9.55408</text:p>
              </table:table-cell>
              <table:table-cell office:value-type="float" office:value="-0.813452">
                <text:p>-0.81345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6.08">
                <text:p>16.08</text:p>
              </table:table-cell>
              <table:table-cell office:value-type="float" office:value="8.12891">
                <text:p>8.12891</text:p>
              </table:table-cell>
              <table:table-cell office:value-type="float" office:value="-3.94692">
                <text:p>-3.94692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6.12">
                <text:p>16.12</text:p>
              </table:table-cell>
              <table:table-cell office:value-type="float" office:value="5.6136">
                <text:p>5.6136</text:p>
              </table:table-cell>
              <table:table-cell office:value-type="float" office:value="-6.26738">
                <text:p>-6.2673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6.16">
                <text:p>16.16</text:p>
              </table:table-cell>
              <table:table-cell office:value-type="float" office:value="2.40841">
                <text:p>2.40841</text:p>
              </table:table-cell>
              <table:table-cell office:value-type="float" office:value="-7.42016">
                <text:p>-7.4201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6.2">
                <text:p>16.2</text:p>
              </table:table-cell>
              <table:table-cell office:value-type="float" office:value="-0.981823">
                <text:p>-0.981823</text:p>
              </table:table-cell>
              <table:table-cell office:value-type="float" office:value="-7.23285">
                <text:p>-7.2328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6.24">
                <text:p>16.24</text:p>
              </table:table-cell>
              <table:table-cell office:value-type="float" office:value="-4.02613">
                <text:p>-4.02613</text:p>
              </table:table-cell>
              <table:table-cell office:value-type="float" office:value="-5.74109">
                <text:p>-5.74109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.28">
                <text:p>16.28</text:p>
              </table:table-cell>
              <table:table-cell office:value-type="float" office:value="-6.24957">
                <text:p>-6.24957</text:p>
              </table:table-cell>
              <table:table-cell office:value-type="float" office:value="-3.182">
                <text:p>-3.18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.32">
                <text:p>16.32</text:p>
              </table:table-cell>
              <table:table-cell office:value-type="float" office:value="-7.30626">
                <text:p>-7.30626</text:p>
              </table:table-cell>
              <table:table-cell office:value-type="float" office:value="0.0434197">
                <text:p>0.043419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6.36">
                <text:p>16.36</text:p>
              </table:table-cell>
              <table:table-cell office:value-type="float" office:value="-7.03218">
                <text:p>-7.03218</text:p>
              </table:table-cell>
              <table:table-cell office:value-type="float" office:value="3.43297">
                <text:p>3.4329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6.4">
                <text:p>16.4</text:p>
              </table:table-cell>
              <table:table-cell office:value-type="float" office:value="-5.46965">
                <text:p>-5.46965</text:p>
              </table:table-cell>
              <table:table-cell office:value-type="float" office:value="6.46134">
                <text:p>6.46134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6.44">
                <text:p>16.44</text:p>
              </table:table-cell>
              <table:table-cell office:value-type="float" office:value="-2.85975">
                <text:p>-2.85975</text:p>
              </table:table-cell>
              <table:table-cell office:value-type="float" office:value="8.6613">
                <text:p>8.661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.48">
                <text:p>16.48</text:p>
              </table:table-cell>
              <table:table-cell office:value-type="float" office:value="0.395853">
                <text:p>0.395853</text:p>
              </table:table-cell>
              <table:table-cell office:value-type="float" office:value="9.69559">
                <text:p>9.69559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.52">
                <text:p>16.52</text:p>
              </table:table-cell>
              <table:table-cell office:value-type="float" office:value="3.79767">
                <text:p>3.79767</text:p>
              </table:table-cell>
              <table:table-cell office:value-type="float" office:value="9.40835">
                <text:p>9.4083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.56">
                <text:p>16.56</text:p>
              </table:table-cell>
              <table:table-cell office:value-type="float" office:value="6.82601">
                <text:p>6.82601</text:p>
              </table:table-cell>
              <table:table-cell office:value-type="float" office:value="7.84833">
                <text:p>7.8483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6.6">
                <text:p>16.6</text:p>
              </table:table-cell>
              <table:table-cell office:value-type="float" office:value="9.02131">
                <text:p>9.02131</text:p>
              </table:table-cell>
              <table:table-cell office:value-type="float" office:value="5.26036">
                <text:p>5.2603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6.64">
                <text:p>16.64</text:p>
              </table:table-cell>
              <table:table-cell office:value-type="float" office:value="10.0548">
                <text:p>10.0548</text:p>
              </table:table-cell>
              <table:table-cell office:value-type="float" office:value="2.04662">
                <text:p>2.04662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6.68">
                <text:p>16.68</text:p>
              </table:table-cell>
              <table:table-cell office:value-type="float" office:value="9.77874">
                <text:p>9.77874</text:p>
              </table:table-cell>
              <table:table-cell office:value-type="float" office:value="-1.29627">
                <text:p>-1.2962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6.72">
                <text:p>16.72</text:p>
              </table:table-cell>
              <table:table-cell office:value-type="float" office:value="8.24809">
                <text:p>8.24809</text:p>
              </table:table-cell>
              <table:table-cell office:value-type="float" office:value="-4.25433">
                <text:p>-4.25433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6.76">
                <text:p>16.76</text:p>
              </table:table-cell>
              <table:table-cell office:value-type="float" office:value="5.71134">
                <text:p>5.71134</text:p>
              </table:table-cell>
              <table:table-cell office:value-type="float" office:value="-6.37571">
                <text:p>-6.3757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.8">
                <text:p>16.8</text:p>
              </table:table-cell>
              <table:table-cell office:value-type="float" office:value="2.57105">
                <text:p>2.57105</text:p>
              </table:table-cell>
              <table:table-cell office:value-type="float" office:value="-7.34016">
                <text:p>-7.3401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6.84">
                <text:p>16.84</text:p>
              </table:table-cell>
              <table:table-cell office:value-type="float" office:value="-0.679036">
                <text:p>-0.679036</text:p>
              </table:table-cell>
              <table:table-cell office:value-type="float" office:value="-7.00787">
                <text:p>-7.0078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6.88">
                <text:p>16.88</text:p>
              </table:table-cell>
              <table:table-cell office:value-type="float" office:value="-3.53066">
                <text:p>-3.53066</text:p>
              </table:table-cell>
              <table:table-cell office:value-type="float" office:value="-5.44017">
                <text:p>-5.4401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6.92">
                <text:p>16.92</text:p>
              </table:table-cell>
              <table:table-cell office:value-type="float" office:value="-5.53965">
                <text:p>-5.53965</text:p>
              </table:table-cell>
              <table:table-cell office:value-type="float" office:value="-2.88914">
                <text:p>-2.8891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.96">
                <text:p>16.96</text:p>
              </table:table-cell>
              <table:table-cell office:value-type="float" office:value="-6.3942">
                <text:p>-6.3942</text:p>
              </table:table-cell>
              <table:table-cell office:value-type="float" office:value="0.242235">
                <text:p>0.24223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7">
                <text:p>17</text:p>
              </table:table-cell>
              <table:table-cell office:value-type="float" office:value="-5.96241">
                <text:p>-5.96241</text:p>
              </table:table-cell>
              <table:table-cell office:value-type="float" office:value="3.46304">
                <text:p>3.4630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7.04">
                <text:p>17.04</text:p>
              </table:table-cell>
              <table:table-cell office:value-type="float" office:value="-4.31183">
                <text:p>-4.31183</text:p>
              </table:table-cell>
              <table:table-cell office:value-type="float" office:value="6.27062">
                <text:p>6.2706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7.08">
                <text:p>17.08</text:p>
              </table:table-cell>
              <table:table-cell office:value-type="float" office:value="-1.69809">
                <text:p>-1.69809</text:p>
              </table:table-cell>
              <table:table-cell office:value-type="float" office:value="8.22831">
                <text:p>8.2283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7.12">
                <text:p>17.12</text:p>
              </table:table-cell>
              <table:table-cell office:value-type="float" office:value="1.47544">
                <text:p>1.47544</text:p>
              </table:table-cell>
              <table:table-cell office:value-type="float" office:value="9.03254">
                <text:p>9.03254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7.16">
                <text:p>17.16</text:p>
              </table:table-cell>
              <table:table-cell office:value-type="float" office:value="4.72064">
                <text:p>4.72064</text:p>
              </table:table-cell>
              <table:table-cell office:value-type="float" office:value="8.55913">
                <text:p>8.5591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7.2">
                <text:p>17.2</text:p>
              </table:table-cell>
              <table:table-cell office:value-type="float" office:value="7.54039">
                <text:p>7.54039</text:p>
              </table:table-cell>
              <table:table-cell office:value-type="float" office:value="6.88162">
                <text:p>6.8816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7.24">
                <text:p>17.24</text:p>
              </table:table-cell>
              <table:table-cell office:value-type="float" office:value="9.50542">
                <text:p>9.50542</text:p>
              </table:table-cell>
              <table:table-cell office:value-type="float" office:value="4.25897">
                <text:p>4.25897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7.28">
                <text:p>17.28</text:p>
              </table:table-cell>
              <table:table-cell office:value-type="float" office:value="10.3202">
                <text:p>10.3202</text:p>
              </table:table-cell>
              <table:table-cell office:value-type="float" office:value="1.0948">
                <text:p>1.094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7.32">
                <text:p>17.32</text:p>
              </table:table-cell>
              <table:table-cell office:value-type="float" office:value="9.86815">
                <text:p>9.86815</text:p>
              </table:table-cell>
              <table:table-cell office:value-type="float" office:value="-2.12569">
                <text:p>-2.12569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7.36">
                <text:p>17.36</text:p>
              </table:table-cell>
              <table:table-cell office:value-type="float" office:value="8.22851">
                <text:p>8.22851</text:p>
              </table:table-cell>
              <table:table-cell office:value-type="float" office:value="-4.911">
                <text:p>-4.91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7.4">
                <text:p>17.4</text:p>
              </table:table-cell>
              <table:table-cell office:value-type="float" office:value="5.66347">
                <text:p>5.66347</text:p>
              </table:table-cell>
              <table:table-cell office:value-type="float" office:value="-6.83926">
                <text:p>-6.8392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7.44">
                <text:p>17.44</text:p>
              </table:table-cell>
              <table:table-cell office:value-type="float" office:value="2.57671">
                <text:p>2.57671</text:p>
              </table:table-cell>
              <table:table-cell office:value-type="float" office:value="-7.62305">
                <text:p>-7.6230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7.48">
                <text:p>17.48</text:p>
              </table:table-cell>
              <table:table-cell office:value-type="float" office:value="-0.549628">
                <text:p>-0.549628</text:p>
              </table:table-cell>
              <table:table-cell office:value-type="float" office:value="-7.15318">
                <text:p>-7.1531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7.52">
                <text:p>17.52</text:p>
              </table:table-cell>
              <table:table-cell office:value-type="float" office:value="-3.22971">
                <text:p>-3.22971</text:p>
              </table:table-cell>
              <table:table-cell office:value-type="float" office:value="-5.51473">
                <text:p>-5.5147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7.56">
                <text:p>17.56</text:p>
              </table:table-cell>
              <table:table-cell office:value-type="float" office:value="-5.0491">
                <text:p>-5.0491</text:p>
              </table:table-cell>
              <table:table-cell office:value-type="float" office:value="-2.973">
                <text:p>-2.97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7.6">
                <text:p>17.6</text:p>
              </table:table-cell>
              <table:table-cell office:value-type="float" office:value="-5.72846">
                <text:p>-5.72846</text:p>
              </table:table-cell>
              <table:table-cell office:value-type="float" office:value="0.0682668">
                <text:p>0.068266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7.64">
                <text:p>17.64</text:p>
              </table:table-cell>
              <table:table-cell office:value-type="float" office:value="-5.16607">
                <text:p>-5.16607</text:p>
              </table:table-cell>
              <table:table-cell office:value-type="float" office:value="3.12992">
                <text:p>3.12992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7.68">
                <text:p>17.68</text:p>
              </table:table-cell>
              <table:table-cell office:value-type="float" office:value="-3.45274">
                <text:p>-3.45274</text:p>
              </table:table-cell>
              <table:table-cell office:value-type="float" office:value="5.73173">
                <text:p>5.73173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7.72">
                <text:p>17.72</text:p>
              </table:table-cell>
              <table:table-cell office:value-type="float" office:value="-0.856937">
                <text:p>-0.856937</text:p>
              </table:table-cell>
              <table:table-cell office:value-type="float" office:value="7.4666">
                <text:p>7.4666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7.76">
                <text:p>17.76</text:p>
              </table:table-cell>
              <table:table-cell office:value-type="float" office:value="2.2175">
                <text:p>2.2175</text:p>
              </table:table-cell>
              <table:table-cell office:value-type="float" office:value="8.06311">
                <text:p>8.0631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7.8">
                <text:p>17.8</text:p>
              </table:table-cell>
              <table:table-cell office:value-type="float" office:value="5.29435">
                <text:p>5.29435</text:p>
              </table:table-cell>
              <table:table-cell office:value-type="float" office:value="7.42684">
                <text:p>7.4268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7.84">
                <text:p>17.84</text:p>
              </table:table-cell>
              <table:table-cell office:value-type="float" office:value="7.89884">
                <text:p>7.89884</text:p>
              </table:table-cell>
              <table:table-cell office:value-type="float" office:value="5.6542">
                <text:p>5.654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7.88">
                <text:p>17.88</text:p>
              </table:table-cell>
              <table:table-cell office:value-type="float" office:value="9.63104">
                <text:p>9.63104</text:p>
              </table:table-cell>
              <table:table-cell office:value-type="float" office:value="3.01664">
                <text:p>3.01664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7.92">
                <text:p>17.92</text:p>
              </table:table-cell>
              <table:table-cell office:value-type="float" office:value="10.2272">
                <text:p>10.2272</text:p>
              </table:table-cell>
              <table:table-cell office:value-type="float" office:value="-0.0819856">
                <text:p>-0.081985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7.96">
                <text:p>17.96</text:p>
              </table:table-cell>
              <table:table-cell office:value-type="float" office:value="9.60011">
                <text:p>9.60011</text:p>
              </table:table-cell>
              <table:table-cell office:value-type="float" office:value="-3.16843">
                <text:p>-3.16843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8">
                <text:p>18</text:p>
              </table:table-cell>
              <table:table-cell office:value-type="float" office:value="7.85138">
                <text:p>7.85138</text:p>
              </table:table-cell>
              <table:table-cell office:value-type="float" office:value="-5.77344">
                <text:p>-5.7734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8.04">
                <text:p>18.04</text:p>
              </table:table-cell>
              <table:table-cell office:value-type="float" office:value="5.2553">
                <text:p>5.2553</text:p>
              </table:table-cell>
              <table:table-cell office:value-type="float" office:value="-7.50416">
                <text:p>-7.5041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8.08">
                <text:p>18.08</text:p>
              </table:table-cell>
              <table:table-cell office:value-type="float" office:value="2.21553">
                <text:p>2.21553</text:p>
              </table:table-cell>
              <table:table-cell office:value-type="float" office:value="-8.10456">
                <text:p>-8.1045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8.12">
                <text:p>18.12</text:p>
              </table:table-cell>
              <table:table-cell office:value-type="float" office:value="-0.797826">
                <text:p>-0.797826</text:p>
              </table:table-cell>
              <table:table-cell office:value-type="float" office:value="-7.49428">
                <text:p>-7.494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8.16">
                <text:p>18.16</text:p>
              </table:table-cell>
              <table:table-cell office:value-type="float" office:value="-3.32111">
                <text:p>-3.32111</text:p>
              </table:table-cell>
              <table:table-cell office:value-type="float" office:value="-5.78028">
                <text:p>-5.7802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8.2">
                <text:p>18.2</text:p>
              </table:table-cell>
              <table:table-cell office:value-type="float" office:value="-4.96868">
                <text:p>-4.96868</text:p>
              </table:table-cell>
              <table:table-cell office:value-type="float" office:value="-3.23952">
                <text:p>-3.2395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8.24">
                <text:p>18.24</text:p>
              </table:table-cell>
              <table:table-cell office:value-type="float" office:value="-5.49217">
                <text:p>-5.49217</text:p>
              </table:table-cell>
              <table:table-cell office:value-type="float" office:value="-0.275376">
                <text:p>-0.27537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8.28">
                <text:p>18.28</text:p>
              </table:table-cell>
              <table:table-cell office:value-type="float" office:value="-4.81823">
                <text:p>-4.81823</text:p>
              </table:table-cell>
              <table:table-cell office:value-type="float" office:value="2.64523">
                <text:p>2.64523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8.32">
                <text:p>18.32</text:p>
              </table:table-cell>
              <table:table-cell office:value-type="float" office:value="-3.05911">
                <text:p>-3.05911</text:p>
              </table:table-cell>
              <table:table-cell office:value-type="float" office:value="5.06423">
                <text:p>5.0642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.36">
                <text:p>18.36</text:p>
              </table:table-cell>
              <table:table-cell office:value-type="float" office:value="-0.494461">
                <text:p>-0.494461</text:p>
              </table:table-cell>
              <table:table-cell office:value-type="float" office:value="6.60316">
                <text:p>6.603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8.4">
                <text:p>18.4</text:p>
              </table:table-cell>
              <table:table-cell office:value-type="float" office:value="2.47253">
                <text:p>2.47253</text:p>
              </table:table-cell>
              <table:table-cell office:value-type="float" office:value="7.02127">
                <text:p>7.0212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8.44">
                <text:p>18.44</text:p>
              </table:table-cell>
              <table:table-cell office:value-type="float" office:value="5.37803">
                <text:p>5.37803</text:p>
              </table:table-cell>
              <table:table-cell office:value-type="float" office:value="6.25215">
                <text:p>6.2521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8.48">
                <text:p>18.48</text:p>
              </table:table-cell>
              <table:table-cell office:value-type="float" office:value="7.76941">
                <text:p>7.76941</text:p>
              </table:table-cell>
              <table:table-cell office:value-type="float" office:value="4.41324">
                <text:p>4.4132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8.52">
                <text:p>18.52</text:p>
              </table:table-cell>
              <table:table-cell office:value-type="float" office:value="9.27521">
                <text:p>9.27521</text:p>
              </table:table-cell>
              <table:table-cell office:value-type="float" office:value="1.78687">
                <text:p>1.7868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8.56">
                <text:p>18.56</text:p>
              </table:table-cell>
              <table:table-cell office:value-type="float" office:value="9.66209">
                <text:p>9.66209</text:p>
              </table:table-cell>
              <table:table-cell office:value-type="float" office:value="-1.224">
                <text:p>-1.22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8.6">
                <text:p>18.6</text:p>
              </table:table-cell>
              <table:table-cell office:value-type="float" office:value="8.87034">
                <text:p>8.87034</text:p>
              </table:table-cell>
              <table:table-cell office:value-type="float" office:value="-4.15857">
                <text:p>-4.15857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8.64">
                <text:p>18.64</text:p>
              </table:table-cell>
              <table:table-cell office:value-type="float" office:value="7.02237">
                <text:p>7.02237</text:p>
              </table:table-cell>
              <table:table-cell office:value-type="float" office:value="-6.56962">
                <text:p>-6.5696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8.68">
                <text:p>18.68</text:p>
              </table:table-cell>
              <table:table-cell office:value-type="float" office:value="4.40297">
                <text:p>4.40297</text:p>
              </table:table-cell>
              <table:table-cell office:value-type="float" office:value="-8.09253">
                <text:p>-8.0925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8.72">
                <text:p>18.72</text:p>
              </table:table-cell>
              <table:table-cell office:value-type="float" office:value="1.4147">
                <text:p>1.4147</text:p>
              </table:table-cell>
              <table:table-cell office:value-type="float" office:value="-8.50124">
                <text:p>-8.5012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8.76">
                <text:p>18.76</text:p>
              </table:table-cell>
              <table:table-cell office:value-type="float" office:value="-1.48483">
                <text:p>-1.48483</text:p>
              </table:table-cell>
              <table:table-cell office:value-type="float" office:value="-7.74257">
                <text:p>-7.7425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8.8">
                <text:p>18.8</text:p>
              </table:table-cell>
              <table:table-cell office:value-type="float" office:value="-3.8539">
                <text:p>-3.8539</text:p>
              </table:table-cell>
              <table:table-cell office:value-type="float" office:value="-5.94368">
                <text:p>-5.9436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8.84">
                <text:p>18.84</text:p>
              </table:table-cell>
              <table:table-cell office:value-type="float" office:value="-5.3348">
                <text:p>-5.3348</text:p>
              </table:table-cell>
              <table:table-cell office:value-type="float" office:value="-3.39167">
                <text:p>-3.3916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8.88">
                <text:p>18.88</text:p>
              </table:table-cell>
              <table:table-cell office:value-type="float" office:value="-5.70875">
                <text:p>-5.70875</text:p>
              </table:table-cell>
              <table:table-cell office:value-type="float" office:value="-0.488535">
                <text:p>-0.48853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8.92">
                <text:p>18.92</text:p>
              </table:table-cell>
              <table:table-cell office:value-type="float" office:value="-4.92911">
                <text:p>-4.92911</text:p>
              </table:table-cell>
              <table:table-cell office:value-type="float" office:value="2.31145">
                <text:p>2.31145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8.96">
                <text:p>18.96</text:p>
              </table:table-cell>
              <table:table-cell office:value-type="float" office:value="-3.12781">
                <text:p>-3.12781</text:p>
              </table:table-cell>
              <table:table-cell office:value-type="float" office:value="4.57212">
                <text:p>4.5721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9">
                <text:p>19</text:p>
              </table:table-cell>
              <table:table-cell office:value-type="float" office:value="-0.594238">
                <text:p>-0.594238</text:p>
              </table:table-cell>
              <table:table-cell office:value-type="float" office:value="5.94276">
                <text:p>5.94276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9.04">
                <text:p>19.04</text:p>
              </table:table-cell>
              <table:table-cell office:value-type="float" office:value="2.27014">
                <text:p>2.27014</text:p>
              </table:table-cell>
              <table:table-cell office:value-type="float" office:value="6.21189">
                <text:p>6.2118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9.08">
                <text:p>19.08</text:p>
              </table:table-cell>
              <table:table-cell office:value-type="float" office:value="5.01431">
                <text:p>5.01431</text:p>
              </table:table-cell>
              <table:table-cell office:value-type="float" office:value="5.33942">
                <text:p>5.3394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9.12">
                <text:p>19.12</text:p>
              </table:table-cell>
              <table:table-cell office:value-type="float" office:value="7.2076">
                <text:p>7.2076</text:p>
              </table:table-cell>
              <table:table-cell office:value-type="float" office:value="3.46209">
                <text:p>3.4620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9.16">
                <text:p>19.16</text:p>
              </table:table-cell>
              <table:table-cell office:value-type="float" office:value="8.50613">
                <text:p>8.50613</text:p>
              </table:table-cell>
              <table:table-cell office:value-type="float" office:value="0.871599">
                <text:p>0.87159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9.2">
                <text:p>19.2</text:p>
              </table:table-cell>
              <table:table-cell office:value-type="float" office:value="8.70561">
                <text:p>8.70561</text:p>
              </table:table-cell>
              <table:table-cell office:value-type="float" office:value="-2.03105">
                <text:p>-2.0310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9.24">
                <text:p>19.24</text:p>
              </table:table-cell>
              <table:table-cell office:value-type="float" office:value="7.77231">
                <text:p>7.77231</text:p>
              </table:table-cell>
              <table:table-cell office:value-type="float" office:value="-4.798">
                <text:p>-4.79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9.28">
                <text:p>19.28</text:p>
              </table:table-cell>
              <table:table-cell office:value-type="float" office:value="5.84761">
                <text:p>5.84761</text:p>
              </table:table-cell>
              <table:table-cell office:value-type="float" office:value="-7.00391">
                <text:p>-7.0039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9.32">
                <text:p>19.32</text:p>
              </table:table-cell>
              <table:table-cell office:value-type="float" office:value="3.2254">
                <text:p>3.2254</text:p>
              </table:table-cell>
              <table:table-cell office:value-type="float" office:value="-8.31156">
                <text:p>-8.3115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9.36">
                <text:p>19.36</text:p>
              </table:table-cell>
              <table:table-cell office:value-type="float" office:value="0.306112">
                <text:p>0.306112</text:p>
              </table:table-cell>
              <table:table-cell office:value-type="float" office:value="-8.52361">
                <text:p>-8.52361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9.4">
                <text:p>19.4</text:p>
              </table:table-cell>
              <table:table-cell office:value-type="float" office:value="-2.46563">
                <text:p>-2.46563</text:p>
              </table:table-cell>
              <table:table-cell office:value-type="float" office:value="-7.61247">
                <text:p>-7.6124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9.44">
                <text:p>19.44</text:p>
              </table:table-cell>
              <table:table-cell office:value-type="float" office:value="-4.66983">
                <text:p>-4.66983</text:p>
              </table:table-cell>
              <table:table-cell office:value-type="float" office:value="-5.72391">
                <text:p>-5.7239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9.48">
                <text:p>19.48</text:p>
              </table:table-cell>
              <table:table-cell office:value-type="float" office:value="-5.97591">
                <text:p>-5.97591</text:p>
              </table:table-cell>
              <table:table-cell office:value-type="float" office:value="-3.15379">
                <text:p>-3.1537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9.52">
                <text:p>19.52</text:p>
              </table:table-cell>
              <table:table-cell office:value-type="float" office:value="-6.19343">
                <text:p>-6.19343</text:p>
              </table:table-cell>
              <table:table-cell office:value-type="float" office:value="-0.301741">
                <text:p>-0.301741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9.56">
                <text:p>19.56</text:p>
              </table:table-cell>
              <table:table-cell office:value-type="float" office:value="-5.30086">
                <text:p>-5.30086</text:p>
              </table:table-cell>
              <table:table-cell office:value-type="float" office:value="2.39101">
                <text:p>2.3910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9.6">
                <text:p>19.6</text:p>
              </table:table-cell>
              <table:table-cell office:value-type="float" office:value="-3.44827">
                <text:p>-3.44827</text:p>
              </table:table-cell>
              <table:table-cell office:value-type="float" office:value="4.50996">
                <text:p>4.5099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9.64">
                <text:p>19.64</text:p>
              </table:table-cell>
              <table:table-cell office:value-type="float" office:value="-0.933382">
                <text:p>-0.933382</text:p>
              </table:table-cell>
              <table:table-cell office:value-type="float" office:value="5.73129">
                <text:p>5.7312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9.68">
                <text:p>19.68</text:p>
              </table:table-cell>
              <table:table-cell office:value-type="float" office:value="1.84502">
                <text:p>1.84502</text:p>
              </table:table-cell>
              <table:table-cell office:value-type="float" office:value="5.87151">
                <text:p>5.8715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9.72">
                <text:p>19.72</text:p>
              </table:table-cell>
              <table:table-cell office:value-type="float" office:value="4.44913">
                <text:p>4.44913</text:p>
              </table:table-cell>
              <table:table-cell office:value-type="float" office:value="4.91522">
                <text:p>4.9152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9.76">
                <text:p>19.76</text:p>
              </table:table-cell>
              <table:table-cell office:value-type="float" office:value="6.46997">
                <text:p>6.46997</text:p>
              </table:table-cell>
              <table:table-cell office:value-type="float" office:value="3.01684">
                <text:p>3.01684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9.8">
                <text:p>19.8</text:p>
              </table:table-cell>
              <table:table-cell office:value-type="float" office:value="7.59043">
                <text:p>7.59043</text:p>
              </table:table-cell>
              <table:table-cell office:value-type="float" office:value="0.476053">
                <text:p>0.47605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9.84">
                <text:p>19.84</text:p>
              </table:table-cell>
              <table:table-cell office:value-type="float" office:value="7.63395">
                <text:p>7.63395</text:p>
              </table:table-cell>
              <table:table-cell office:value-type="float" office:value="-2.30913">
                <text:p>-2.3091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9.88">
                <text:p>19.88</text:p>
              </table:table-cell>
              <table:table-cell office:value-type="float" office:value="6.5912">
                <text:p>6.5912</text:p>
              </table:table-cell>
              <table:table-cell office:value-type="float" office:value="-4.90421">
                <text:p>-4.9042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9.92">
                <text:p>19.92</text:p>
              </table:table-cell>
              <table:table-cell office:value-type="float" office:value="4.62092">
                <text:p>4.62092</text:p>
              </table:table-cell>
              <table:table-cell office:value-type="float" office:value="-6.90555">
                <text:p>-6.9055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9.96">
                <text:p>19.96</text:p>
              </table:table-cell>
              <table:table-cell office:value-type="float" office:value="2.02469">
                <text:p>2.02469</text:p>
              </table:table-cell>
              <table:table-cell office:value-type="float" office:value="-8.00256">
                <text:p>-8.0025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20">
                <text:p>20</text:p>
              </table:table-cell>
              <table:table-cell office:value-type="float" office:value="-0.800212">
                <text:p>-0.800212</text:p>
              </table:table-cell>
              <table:table-cell office:value-type="float" office:value="-8.02538">
                <text:p>-8.0253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0.04">
                <text:p>20.04</text:p>
              </table:table-cell>
              <table:table-cell office:value-type="float" office:value="-3.42257">
                <text:p>-3.42257</text:p>
              </table:table-cell>
              <table:table-cell office:value-type="float" office:value="-6.97054">
                <text:p>-6.9705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0.08">
                <text:p>20.08</text:p>
              </table:table-cell>
              <table:table-cell office:value-type="float" office:value="-5.44398">
                <text:p>-5.44398</text:p>
              </table:table-cell>
              <table:table-cell office:value-type="float" office:value="-5.00085">
                <text:p>-5.0008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0.12">
                <text:p>20.12</text:p>
              </table:table-cell>
              <table:table-cell office:value-type="float" office:value="-6.56026">
                <text:p>-6.56026</text:p>
              </table:table-cell>
              <table:table-cell office:value-type="float" office:value="-2.41957">
                <text:p>-2.4195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0.16">
                <text:p>20.16</text:p>
              </table:table-cell>
              <table:table-cell office:value-type="float" office:value="-6.60809">
                <text:p>-6.60809</text:p>
              </table:table-cell>
              <table:table-cell office:value-type="float" office:value="0.376947">
                <text:p>0.37694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20.2">
                <text:p>20.2</text:p>
              </table:table-cell>
              <table:table-cell office:value-type="float" office:value="-5.58965">
                <text:p>-5.58965</text:p>
              </table:table-cell>
              <table:table-cell office:value-type="float" office:value="2.96091">
                <text:p>2.9609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20.24">
                <text:p>20.24</text:p>
              </table:table-cell>
              <table:table-cell office:value-type="float" office:value="-3.67163">
                <text:p>-3.67163</text:p>
              </table:table-cell>
              <table:table-cell office:value-type="float" office:value="4.93928">
                <text:p>4.9392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0.28">
                <text:p>20.28</text:p>
              </table:table-cell>
              <table:table-cell office:value-type="float" office:value="-1.15881">
                <text:p>-1.15881</text:p>
              </table:table-cell>
              <table:table-cell office:value-type="float" office:value="6.01435">
                <text:p>6.0143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0.32">
                <text:p>20.32</text:p>
              </table:table-cell>
              <table:table-cell office:value-type="float" office:value="1.55358">
                <text:p>1.55358</text:p>
              </table:table-cell>
              <table:table-cell office:value-type="float" office:value="6.02938">
                <text:p>6.0293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0.36">
                <text:p>20.36</text:p>
              </table:table-cell>
              <table:table-cell office:value-type="float" office:value="4.04131">
                <text:p>4.04131</text:p>
              </table:table-cell>
              <table:table-cell office:value-type="float" office:value="4.99222">
                <text:p>4.9922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0.4">
                <text:p>20.4</text:p>
              </table:table-cell>
              <table:table-cell office:value-type="float" office:value="5.91681">
                <text:p>5.91681</text:p>
              </table:table-cell>
              <table:table-cell office:value-type="float" office:value="3.07345">
                <text:p>3.0734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0.44">
                <text:p>20.44</text:p>
              </table:table-cell>
              <table:table-cell office:value-type="float" office:value="6.88894">
                <text:p>6.88894</text:p>
              </table:table-cell>
              <table:table-cell office:value-type="float" office:value="0.579398">
                <text:p>0.57939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20.48">
                <text:p>20.48</text:p>
              </table:table-cell>
              <table:table-cell office:value-type="float" office:value="6.80759">
                <text:p>6.80759</text:p>
              </table:table-cell>
              <table:table-cell office:value-type="float" office:value="-2.09579">
                <text:p>-2.0957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0.52">
                <text:p>20.52</text:p>
              </table:table-cell>
              <table:table-cell office:value-type="float" office:value="5.68634">
                <text:p>5.68634</text:p>
              </table:table-cell>
              <table:table-cell office:value-type="float" office:value="-4.53137">
                <text:p>-4.5313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20.56">
                <text:p>20.56</text:p>
              </table:table-cell>
              <table:table-cell office:value-type="float" office:value="3.69975">
                <text:p>3.69975</text:p>
              </table:table-cell>
              <table:table-cell office:value-type="float" office:value="-6.34517">
                <text:p>-6.3451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0.6">
                <text:p>20.6</text:p>
              </table:table-cell>
              <table:table-cell office:value-type="float" office:value="1.1557">
                <text:p>1.1557</text:p>
              </table:table-cell>
              <table:table-cell office:value-type="float" office:value="-7.25247">
                <text:p>-7.2524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0.64">
                <text:p>20.64</text:p>
              </table:table-cell>
              <table:table-cell office:value-type="float" office:value="-1.55259">
                <text:p>-1.55259</text:p>
              </table:table-cell>
              <table:table-cell office:value-type="float" office:value="-7.10968">
                <text:p>-7.1096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20.68">
                <text:p>20.68</text:p>
              </table:table-cell>
              <table:table-cell office:value-type="float" office:value="-4.00778">
                <text:p>-4.00778</text:p>
              </table:table-cell>
              <table:table-cell office:value-type="float" office:value="-5.93595">
                <text:p>-5.9359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20.72">
                <text:p>20.72</text:p>
              </table:table-cell>
              <table:table-cell office:value-type="float" office:value="-5.83288">
                <text:p>-5.83288</text:p>
              </table:table-cell>
              <table:table-cell office:value-type="float" office:value="-3.90964">
                <text:p>-3.9096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0.76">
                <text:p>20.76</text:p>
              </table:table-cell>
              <table:table-cell office:value-type="float" office:value="-6.74941">
                <text:p>-6.74941</text:p>
              </table:table-cell>
              <table:table-cell office:value-type="float" office:value="-1.34013">
                <text:p>-1.3401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0.8">
                <text:p>20.8</text:p>
              </table:table-cell>
              <table:table-cell office:value-type="float" office:value="-6.62004">
                <text:p>-6.62004</text:p>
              </table:table-cell>
              <table:table-cell office:value-type="float" office:value="1.38044">
                <text:p>1.3804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20.84">
                <text:p>20.84</text:p>
              </table:table-cell>
              <table:table-cell office:value-type="float" office:value="-5.46925">
                <text:p>-5.46925</text:p>
              </table:table-cell>
              <table:table-cell office:value-type="float" office:value="3.83813">
                <text:p>3.8381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20.88">
                <text:p>20.88</text:p>
              </table:table-cell>
              <table:table-cell office:value-type="float" office:value="-3.47895">
                <text:p>-3.47895</text:p>
              </table:table-cell>
              <table:table-cell office:value-type="float" office:value="5.66118">
                <text:p>5.6611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20.92">
                <text:p>20.92</text:p>
              </table:table-cell>
              <table:table-cell office:value-type="float" office:value="-0.959768">
                <text:p>-0.959768</text:p>
              </table:table-cell>
              <table:table-cell office:value-type="float" office:value="6.57731">
                <text:p>6.57731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0.96">
                <text:p>20.96</text:p>
              </table:table-cell>
              <table:table-cell office:value-type="float" office:value="1.69747">
                <text:p>1.69747</text:p>
              </table:table-cell>
              <table:table-cell office:value-type="float" office:value="6.45537">
                <text:p>6.45537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1">
                <text:p>21</text:p>
              </table:table-cell>
              <table:table-cell office:value-type="float" office:value="4.08241">
                <text:p>4.08241</text:p>
              </table:table-cell>
              <table:table-cell office:value-type="float" office:value="5.3251">
                <text:p>5.325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1.04">
                <text:p>21.04</text:p>
              </table:table-cell>
              <table:table-cell office:value-type="float" office:value="5.82867">
                <text:p>5.82867</text:p>
              </table:table-cell>
              <table:table-cell office:value-type="float" office:value="3.37186">
                <text:p>3.3718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21.08">
                <text:p>21.08</text:p>
              </table:table-cell>
              <table:table-cell office:value-type="float" office:value="6.6703">
                <text:p>6.6703</text:p>
              </table:table-cell>
              <table:table-cell office:value-type="float" office:value="0.9074">
                <text:p>0.907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1.12">
                <text:p>21.12</text:p>
              </table:table-cell>
              <table:table-cell office:value-type="float" office:value="6.48245">
                <text:p>6.48245</text:p>
              </table:table-cell>
              <table:table-cell office:value-type="float" office:value="-1.6788">
                <text:p>-1.678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1.16">
                <text:p>21.16</text:p>
              </table:table-cell>
              <table:table-cell office:value-type="float" office:value="5.30018">
                <text:p>5.30018</text:p>
              </table:table-cell>
              <table:table-cell office:value-type="float" office:value="-3.98007">
                <text:p>-3.9800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1.2">
                <text:p>21.2</text:p>
              </table:table-cell>
              <table:table-cell office:value-type="float" office:value="3.31238">
                <text:p>3.31238</text:p>
              </table:table-cell>
              <table:table-cell office:value-type="float" office:value="-5.63543">
                <text:p>-5.6354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21.24">
                <text:p>21.24</text:p>
              </table:table-cell>
              <table:table-cell office:value-type="float" office:value="0.832056">
                <text:p>0.832056</text:p>
              </table:table-cell>
              <table:table-cell office:value-type="float" office:value="-6.38525">
                <text:p>-6.3852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21.28">
                <text:p>21.28</text:p>
              </table:table-cell>
              <table:table-cell office:value-type="float" office:value="-1.7526">
                <text:p>-1.7526</text:p>
              </table:table-cell>
              <table:table-cell office:value-type="float" office:value="-6.11098">
                <text:p>-6.1109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1.32">
                <text:p>21.32</text:p>
              </table:table-cell>
              <table:table-cell office:value-type="float" office:value="-4.03842">
                <text:p>-4.03842</text:p>
              </table:table-cell>
              <table:table-cell office:value-type="float" office:value="-4.853">
                <text:p>-4.85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1.36">
                <text:p>21.36</text:p>
              </table:table-cell>
              <table:table-cell office:value-type="float" office:value="-5.66967">
                <text:p>-5.66967</text:p>
              </table:table-cell>
              <table:table-cell office:value-type="float" office:value="-2.80374">
                <text:p>-2.8037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1.4">
                <text:p>21.4</text:p>
              </table:table-cell>
              <table:table-cell office:value-type="float" office:value="-6.39285">
                <text:p>-6.39285</text:p>
              </table:table-cell>
              <table:table-cell office:value-type="float" office:value="-0.277413">
                <text:p>-0.277413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21.44">
                <text:p>21.44</text:p>
              </table:table-cell>
              <table:table-cell office:value-type="float" office:value="-6.0955">
                <text:p>-6.0955</text:p>
              </table:table-cell>
              <table:table-cell office:value-type="float" office:value="2.33897">
                <text:p>2.3389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21.48">
                <text:p>21.48</text:p>
              </table:table-cell>
              <table:table-cell office:value-type="float" office:value="-4.82306">
                <text:p>-4.82306</text:p>
              </table:table-cell>
              <table:table-cell office:value-type="float" office:value="4.64569">
                <text:p>4.6456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1.52">
                <text:p>21.52</text:p>
              </table:table-cell>
              <table:table-cell office:value-type="float" office:value="-2.77127">
                <text:p>-2.77127</text:p>
              </table:table-cell>
              <table:table-cell office:value-type="float" office:value="6.29213">
                <text:p>6.2921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21.56">
                <text:p>21.56</text:p>
              </table:table-cell>
              <table:table-cell office:value-type="float" office:value="-0.2554">
                <text:p>-0.2554</text:p>
              </table:table-cell>
              <table:table-cell office:value-type="float" office:value="7.03076">
                <text:p>7.0307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21.6">
                <text:p>21.6</text:p>
              </table:table-cell>
              <table:table-cell office:value-type="float" office:value="2.33894">
                <text:p>2.33894</text:p>
              </table:table-cell>
              <table:table-cell office:value-type="float" office:value="6.75501">
                <text:p>6.7550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21.64">
                <text:p>21.64</text:p>
              </table:table-cell>
              <table:table-cell office:value-type="float" office:value="4.61563">
                <text:p>4.61563</text:p>
              </table:table-cell>
              <table:table-cell office:value-type="float" office:value="5.51517">
                <text:p>5.5151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21.68">
                <text:p>21.68</text:p>
              </table:table-cell>
              <table:table-cell office:value-type="float" office:value="6.22925">
                <text:p>6.22925</text:p>
              </table:table-cell>
              <table:table-cell office:value-type="float" office:value="3.51009">
                <text:p>3.5100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21.72">
                <text:p>21.72</text:p>
              </table:table-cell>
              <table:table-cell office:value-type="float" office:value="6.93832">
                <text:p>6.93832</text:p>
              </table:table-cell>
              <table:table-cell office:value-type="float" office:value="1.05584">
                <text:p>1.0558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21.76">
                <text:p>21.76</text:p>
              </table:table-cell>
              <table:table-cell office:value-type="float" office:value="6.64217">
                <text:p>6.64217</text:p>
              </table:table-cell>
              <table:table-cell office:value-type="float" office:value="-1.46354">
                <text:p>-1.46354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1.8">
                <text:p>21.8</text:p>
              </table:table-cell>
              <table:table-cell office:value-type="float" office:value="5.396">
                <text:p>5.396</text:p>
              </table:table-cell>
              <table:table-cell office:value-type="float" office:value="-3.65569">
                <text:p>-3.6556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1.84">
                <text:p>21.84</text:p>
              </table:table-cell>
              <table:table-cell office:value-type="float" office:value="3.40173">
                <text:p>3.40173</text:p>
              </table:table-cell>
              <table:table-cell office:value-type="float" office:value="-5.18057">
                <text:p>-5.1805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1.88">
                <text:p>21.88</text:p>
              </table:table-cell>
              <table:table-cell office:value-type="float" office:value="0.976269">
                <text:p>0.976269</text:p>
              </table:table-cell>
              <table:table-cell office:value-type="float" office:value="-5.80284">
                <text:p>-5.80284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21.92">
                <text:p>21.92</text:p>
              </table:table-cell>
              <table:table-cell office:value-type="float" office:value="-1.49791">
                <text:p>-1.49791</text:p>
              </table:table-cell>
              <table:table-cell office:value-type="float" office:value="-5.42786">
                <text:p>-5.42786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21.96">
                <text:p>21.96</text:p>
              </table:table-cell>
              <table:table-cell office:value-type="float" office:value="-3.63216">
                <text:p>-3.63216</text:p>
              </table:table-cell>
              <table:table-cell office:value-type="float" office:value="-4.1158">
                <text:p>-4.115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2">
                <text:p>22</text:p>
              </table:table-cell>
              <table:table-cell office:value-type="float" office:value="-5.09174">
                <text:p>-5.09174</text:p>
              </table:table-cell>
              <table:table-cell office:value-type="float" office:value="-2.07177">
                <text:p>-2.0717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2.04">
                <text:p>22.04</text:p>
              </table:table-cell>
              <table:table-cell office:value-type="float" office:value="-5.64737">
                <text:p>-5.64737</text:p>
              </table:table-cell>
              <table:table-cell office:value-type="float" office:value="0.386378">
                <text:p>0.38637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2.08">
                <text:p>22.08</text:p>
              </table:table-cell>
              <table:table-cell office:value-type="float" office:value="-5.21033">
                <text:p>-5.21033</text:p>
              </table:table-cell>
              <table:table-cell office:value-type="float" office:value="2.87761">
                <text:p>2.8776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22.12">
                <text:p>22.12</text:p>
              </table:table-cell>
              <table:table-cell office:value-type="float" office:value="-3.84567">
                <text:p>-3.84567</text:p>
              </table:table-cell>
              <table:table-cell office:value-type="float" office:value="5.01681">
                <text:p>5.01681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22.16">
                <text:p>22.16</text:p>
              </table:table-cell>
              <table:table-cell office:value-type="float" office:value="-1.76159">
                <text:p>-1.76159</text:p>
              </table:table-cell>
              <table:table-cell office:value-type="float" office:value="6.47434">
                <text:p>6.4743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2.2">
                <text:p>22.2</text:p>
              </table:table-cell>
              <table:table-cell office:value-type="float" office:value="0.723203">
                <text:p>0.723203</text:p>
              </table:table-cell>
              <table:table-cell office:value-type="float" office:value="7.02676">
                <text:p>7.0267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2.24">
                <text:p>22.24</text:p>
              </table:table-cell>
              <table:table-cell office:value-type="float" office:value="3.22913">
                <text:p>3.22913</text:p>
              </table:table-cell>
              <table:table-cell office:value-type="float" office:value="6.59102">
                <text:p>6.5910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22.28">
                <text:p>22.28</text:p>
              </table:table-cell>
              <table:table-cell office:value-type="float" office:value="5.37465">
                <text:p>5.37465</text:p>
              </table:table-cell>
              <table:table-cell office:value-type="float" office:value="5.23676">
                <text:p>5.23676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2.32">
                <text:p>22.32</text:p>
              </table:table-cell>
              <table:table-cell office:value-type="float" office:value="6.83516">
                <text:p>6.83516</text:p>
              </table:table-cell>
              <table:table-cell office:value-type="float" office:value="3.17502">
                <text:p>3.1750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22.36">
                <text:p>22.36</text:p>
              </table:table-cell>
              <table:table-cell office:value-type="float" office:value="7.393">
                <text:p>7.393</text:p>
              </table:table-cell>
              <table:table-cell office:value-type="float" office:value="0.725106">
                <text:p>0.72510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2.4">
                <text:p>22.4</text:p>
              </table:table-cell>
              <table:table-cell office:value-type="float" office:value="6.97066">
                <text:p>6.97066</text:p>
              </table:table-cell>
              <table:table-cell office:value-type="float" office:value="-1.73511">
                <text:p>-1.73511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2.44">
                <text:p>22.44</text:p>
              </table:table-cell>
              <table:table-cell office:value-type="float" office:value="5.64226">
                <text:p>5.64226</text:p>
              </table:table-cell>
              <table:table-cell office:value-type="float" office:value="-3.82781">
                <text:p>-3.82781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22.48">
                <text:p>22.48</text:p>
              </table:table-cell>
              <table:table-cell office:value-type="float" office:value="3.62151">
                <text:p>3.62151</text:p>
              </table:table-cell>
              <table:table-cell office:value-type="float" office:value="-5.23366">
                <text:p>-5.2336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2.52">
                <text:p>22.52</text:p>
              </table:table-cell>
              <table:table-cell office:value-type="float" office:value="1.22821">
                <text:p>1.22821</text:p>
              </table:table-cell>
              <table:table-cell office:value-type="float" office:value="-5.74087">
                <text:p>-5.7408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2.56">
                <text:p>22.56</text:p>
              </table:table-cell>
              <table:table-cell office:value-type="float" office:value="-1.1616">
                <text:p>-1.1616</text:p>
              </table:table-cell>
              <table:table-cell office:value-type="float" office:value="-5.2776">
                <text:p>-5.277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22.6">
                <text:p>22.6</text:p>
              </table:table-cell>
              <table:table-cell office:value-type="float" office:value="-3.17399">
                <text:p>-3.17399</text:p>
              </table:table-cell>
              <table:table-cell office:value-type="float" office:value="-3.92253">
                <text:p>-3.92253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2.64">
                <text:p>22.64</text:p>
              </table:table-cell>
              <table:table-cell office:value-type="float" office:value="-4.49491">
                <text:p>-4.49491</text:p>
              </table:table-cell>
              <table:table-cell office:value-type="float" office:value="-1.89215">
                <text:p>-1.8921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2.68">
                <text:p>22.68</text:p>
              </table:table-cell>
              <table:table-cell office:value-type="float" office:value="-4.91854">
                <text:p>-4.91854</text:p>
              </table:table-cell>
              <table:table-cell office:value-type="float" office:value="0.493175">
                <text:p>0.493175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2.72">
                <text:p>22.72</text:p>
              </table:table-cell>
              <table:table-cell office:value-type="float" office:value="-4.37877">
                <text:p>-4.37877</text:p>
              </table:table-cell>
              <table:table-cell office:value-type="float" office:value="2.85913">
                <text:p>2.85913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2.76">
                <text:p>22.76</text:p>
              </table:table-cell>
              <table:table-cell office:value-type="float" office:value="-2.95888">
                <text:p>-2.95888</text:p>
              </table:table-cell>
              <table:table-cell office:value-type="float" office:value="4.83551">
                <text:p>4.83551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22.8">
                <text:p>22.8</text:p>
              </table:table-cell>
              <table:table-cell office:value-type="float" office:value="-0.878209">
                <text:p>-0.878209</text:p>
              </table:table-cell>
              <table:table-cell office:value-type="float" office:value="6.11341">
                <text:p>6.1134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22.84">
                <text:p>22.84</text:p>
              </table:table-cell>
              <table:table-cell office:value-type="float" office:value="1.54225">
                <text:p>1.54225</text:p>
              </table:table-cell>
              <table:table-cell office:value-type="float" office:value="6.49282">
                <text:p>6.49282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2.88">
                <text:p>22.88</text:p>
              </table:table-cell>
              <table:table-cell office:value-type="float" office:value="3.92978">
                <text:p>3.92978</text:p>
              </table:table-cell>
              <table:table-cell office:value-type="float" office:value="5.91311">
                <text:p>5.9131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2.92">
                <text:p>22.92</text:p>
              </table:table-cell>
              <table:table-cell office:value-type="float" office:value="5.91777">
                <text:p>5.91777</text:p>
              </table:table-cell>
              <table:table-cell office:value-type="float" office:value="4.46202">
                <text:p>4.4620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22.96">
                <text:p>22.96</text:p>
              </table:table-cell>
              <table:table-cell office:value-type="float" office:value="7.20228">
                <text:p>7.20228</text:p>
              </table:table-cell>
              <table:table-cell office:value-type="float" office:value="2.36152">
                <text:p>2.36152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3">
                <text:p>23</text:p>
              </table:table-cell>
              <table:table-cell office:value-type="float" office:value="7.58887">
                <text:p>7.58887</text:p>
              </table:table-cell>
              <table:table-cell office:value-type="float" office:value="-0.066925">
                <text:p>-0.06692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23.04">
                <text:p>23.04</text:p>
              </table:table-cell>
              <table:table-cell office:value-type="float" office:value="7.0222">
                <text:p>7.0222</text:p>
              </table:table-cell>
              <table:table-cell office:value-type="float" office:value="-2.45235">
                <text:p>-2.4523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23.08">
                <text:p>23.08</text:p>
              </table:table-cell>
              <table:table-cell office:value-type="float" office:value="5.59416">
                <text:p>5.59416</text:p>
              </table:table-cell>
              <table:table-cell office:value-type="float" office:value="-4.43181">
                <text:p>-4.4318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3.12">
                <text:p>23.12</text:p>
              </table:table-cell>
              <table:table-cell office:value-type="float" office:value="3.5291">
                <text:p>3.5291</text:p>
              </table:table-cell>
              <table:table-cell office:value-type="float" office:value="-5.70642">
                <text:p>-5.7064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3.16">
                <text:p>23.16</text:p>
              </table:table-cell>
              <table:table-cell office:value-type="float" office:value="1.14871">
                <text:p>1.14871</text:p>
              </table:table-cell>
              <table:table-cell office:value-type="float" office:value="-6.08731">
                <text:p>-6.08731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23.2">
                <text:p>23.2</text:p>
              </table:table-cell>
              <table:table-cell office:value-type="float" office:value="-1.17804">
                <text:p>-1.17804</text:p>
              </table:table-cell>
              <table:table-cell office:value-type="float" office:value="-5.52444">
                <text:p>-5.5244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3.24">
                <text:p>23.24</text:p>
              </table:table-cell>
              <table:table-cell office:value-type="float" office:value="-3.09211">
                <text:p>-3.09211</text:p>
              </table:table-cell>
              <table:table-cell office:value-type="float" office:value="-4.11381">
                <text:p>-4.1138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23.28">
                <text:p>23.28</text:p>
              </table:table-cell>
              <table:table-cell office:value-type="float" office:value="-4.29981">
                <text:p>-4.29981</text:p>
              </table:table-cell>
              <table:table-cell office:value-type="float" office:value="-2.0821">
                <text:p>-2.082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23.32">
                <text:p>23.32</text:p>
              </table:table-cell>
              <table:table-cell office:value-type="float" office:value="-4.61806">
                <text:p>-4.61806</text:p>
              </table:table-cell>
              <table:table-cell office:value-type="float" office:value="0.248801">
                <text:p>0.24880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3.36">
                <text:p>23.36</text:p>
              </table:table-cell>
              <table:table-cell office:value-type="float" office:value="-4.00222">
                <text:p>-4.00222</text:p>
              </table:table-cell>
              <table:table-cell office:value-type="float" office:value="2.51195">
                <text:p>2.51195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3.4">
                <text:p>23.4</text:p>
              </table:table-cell>
              <table:table-cell office:value-type="float" office:value="-2.55255">
                <text:p>-2.55255</text:p>
              </table:table-cell>
              <table:table-cell office:value-type="float" office:value="4.35221">
                <text:p>4.3522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3.44">
                <text:p>23.44</text:p>
              </table:table-cell>
              <table:table-cell office:value-type="float" office:value="-0.498224">
                <text:p>-0.498224</text:p>
              </table:table-cell>
              <table:table-cell office:value-type="float" office:value="5.48115">
                <text:p>5.4811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23.48">
                <text:p>23.48</text:p>
              </table:table-cell>
              <table:table-cell office:value-type="float" office:value="1.83856">
                <text:p>1.83856</text:p>
              </table:table-cell>
              <table:table-cell office:value-type="float" office:value="5.72138">
                <text:p>5.7213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3.52">
                <text:p>23.52</text:p>
              </table:table-cell>
              <table:table-cell office:value-type="float" office:value="4.0927">
                <text:p>4.0927</text:p>
              </table:table-cell>
              <table:table-cell office:value-type="float" office:value="5.03366">
                <text:p>5.0336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3.56">
                <text:p>23.56</text:p>
              </table:table-cell>
              <table:table-cell office:value-type="float" office:value="5.91278">
                <text:p>5.91278</text:p>
              </table:table-cell>
              <table:table-cell office:value-type="float" office:value="3.52251">
                <text:p>3.5225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3.6">
                <text:p>23.6</text:p>
              </table:table-cell>
              <table:table-cell office:value-type="float" office:value="7.01535">
                <text:p>7.01535</text:p>
              </table:table-cell>
              <table:table-cell office:value-type="float" office:value="1.41955">
                <text:p>1.41955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3.64">
                <text:p>23.64</text:p>
              </table:table-cell>
              <table:table-cell office:value-type="float" office:value="7.22853">
                <text:p>7.22853</text:p>
              </table:table-cell>
              <table:table-cell office:value-type="float" office:value="-0.952686">
                <text:p>-0.952686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3.68">
                <text:p>23.68</text:p>
              </table:table-cell>
              <table:table-cell office:value-type="float" office:value="6.51822">
                <text:p>6.51822</text:p>
              </table:table-cell>
              <table:table-cell office:value-type="float" office:value="-3.2309">
                <text:p>-3.2309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3.72">
                <text:p>23.72</text:p>
              </table:table-cell>
              <table:table-cell office:value-type="float" office:value="4.99287">
                <text:p>4.99287</text:p>
              </table:table-cell>
              <table:table-cell office:value-type="float" office:value="-5.06732">
                <text:p>-5.06732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23.76">
                <text:p>23.76</text:p>
              </table:table-cell>
              <table:table-cell office:value-type="float" office:value="2.88631">
                <text:p>2.88631</text:p>
              </table:table-cell>
              <table:table-cell office:value-type="float" office:value="-6.18338">
                <text:p>-6.1833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23.8">
                <text:p>23.8</text:p>
              </table:table-cell>
              <table:table-cell office:value-type="float" office:value="0.521176">
                <text:p>0.521176</text:p>
              </table:table-cell>
              <table:table-cell office:value-type="float" office:value="-6.41252">
                <text:p>-6.4125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23.84">
                <text:p>23.84</text:p>
              </table:table-cell>
              <table:table-cell office:value-type="float" office:value="-1.74128">
                <text:p>-1.74128</text:p>
              </table:table-cell>
              <table:table-cell office:value-type="float" office:value="-5.72557">
                <text:p>-5.7255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23.88">
                <text:p>23.88</text:p>
              </table:table-cell>
              <table:table-cell office:value-type="float" office:value="-3.55711">
                <text:p>-3.55711</text:p>
              </table:table-cell>
              <table:table-cell office:value-type="float" office:value="-4.23476">
                <text:p>-4.2347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23.92">
                <text:p>23.92</text:p>
              </table:table-cell>
              <table:table-cell office:value-type="float" office:value="-4.65277">
                <text:p>-4.65277</text:p>
              </table:table-cell>
              <table:table-cell office:value-type="float" office:value="-2.1759">
                <text:p>-2.175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23.96">
                <text:p>23.96</text:p>
              </table:table-cell>
              <table:table-cell office:value-type="float" office:value="-4.86715">
                <text:p>-4.86715</text:p>
              </table:table-cell>
              <table:table-cell office:value-type="float" office:value="0.128537">
                <text:p>0.12853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24">
                <text:p>24</text:p>
              </table:table-cell>
              <table:table-cell office:value-type="float" office:value="-4.17613">
                <text:p>-4.17613</text:p>
              </table:table-cell>
              <table:table-cell office:value-type="float" office:value="2.31951">
                <text:p>2.31951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4.04">
                <text:p>24.04</text:p>
              </table:table-cell>
              <table:table-cell office:value-type="float" office:value="-2.69575">
                <text:p>-2.69575</text:p>
              </table:table-cell>
              <table:table-cell office:value-type="float" office:value="4.05707">
                <text:p>4.05707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4.08">
                <text:p>24.08</text:p>
              </table:table-cell>
              <table:table-cell office:value-type="float" office:value="-0.663856">
                <text:p>-0.663856</text:p>
              </table:table-cell>
              <table:table-cell office:value-type="float" office:value="5.0729">
                <text:p>5.0729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4.12">
                <text:p>24.12</text:p>
              </table:table-cell>
              <table:table-cell office:value-type="float" office:value="1.59711">
                <text:p>1.59711</text:p>
              </table:table-cell>
              <table:table-cell office:value-type="float" office:value="5.21148">
                <text:p>5.2114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4.16">
                <text:p>24.16</text:p>
              </table:table-cell>
              <table:table-cell office:value-type="float" office:value="3.73029">
                <text:p>3.73029</text:p>
              </table:table-cell>
              <table:table-cell office:value-type="float" office:value="4.45384">
                <text:p>4.45384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4.2">
                <text:p>24.2</text:p>
              </table:table-cell>
              <table:table-cell office:value-type="float" office:value="5.39965">
                <text:p>5.39965</text:p>
              </table:table-cell>
              <table:table-cell office:value-type="float" office:value="2.92001">
                <text:p>2.92001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4.24">
                <text:p>24.24</text:p>
              </table:table-cell>
              <table:table-cell office:value-type="float" office:value="6.34195">
                <text:p>6.34195</text:p>
              </table:table-cell>
              <table:table-cell office:value-type="float" office:value="0.850017">
                <text:p>0.85001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4.28">
                <text:p>24.28</text:p>
              </table:table-cell>
              <table:table-cell office:value-type="float" office:value="6.40716">
                <text:p>6.40716</text:p>
              </table:table-cell>
              <table:table-cell office:value-type="float" office:value="-1.43361">
                <text:p>-1.43361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4.32">
                <text:p>24.32</text:p>
              </table:table-cell>
              <table:table-cell office:value-type="float" office:value="5.58134">
                <text:p>5.58134</text:p>
              </table:table-cell>
              <table:table-cell office:value-type="float" office:value="-3.57596">
                <text:p>-3.5759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4.36">
                <text:p>24.36</text:p>
              </table:table-cell>
              <table:table-cell office:value-type="float" office:value="3.98835">
                <text:p>3.98835</text:p>
              </table:table-cell>
              <table:table-cell office:value-type="float" office:value="-5.24473">
                <text:p>-5.2447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4.4">
                <text:p>24.4</text:p>
              </table:table-cell>
              <table:table-cell office:value-type="float" office:value="1.8703">
                <text:p>1.8703</text:p>
              </table:table-cell>
              <table:table-cell office:value-type="float" office:value="-6.18149">
                <text:p>-6.1814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4.44">
                <text:p>24.44</text:p>
              </table:table-cell>
              <table:table-cell office:value-type="float" office:value="-0.450285">
                <text:p>-0.450285</text:p>
              </table:table-cell>
              <table:table-cell office:value-type="float" office:value="-6.24142">
                <text:p>-6.2414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4.48">
                <text:p>24.48</text:p>
              </table:table-cell>
              <table:table-cell office:value-type="float" office:value="-2.62051">
                <text:p>-2.62051</text:p>
              </table:table-cell>
              <table:table-cell office:value-type="float" office:value="-5.41531">
                <text:p>-5.4153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4.52">
                <text:p>24.52</text:p>
              </table:table-cell>
              <table:table-cell office:value-type="float" office:value="-4.3118">
                <text:p>-4.3118</text:p>
              </table:table-cell>
              <table:table-cell office:value-type="float" office:value="-3.83056">
                <text:p>-3.83056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4.56">
                <text:p>24.56</text:p>
              </table:table-cell>
              <table:table-cell office:value-type="float" office:value="-5.27052">
                <text:p>-5.27052</text:p>
              </table:table-cell>
              <table:table-cell office:value-type="float" office:value="-1.73101">
                <text:p>-1.73101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4.6">
                <text:p>24.6</text:p>
              </table:table-cell>
              <table:table-cell office:value-type="float" office:value="-5.357">
                <text:p>-5.357</text:p>
              </table:table-cell>
              <table:table-cell office:value-type="float" office:value="0.561091">
                <text:p>0.56109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4.64">
                <text:p>24.64</text:p>
              </table:table-cell>
              <table:table-cell office:value-type="float" office:value="-4.56666">
                <text:p>-4.56666</text:p>
              </table:table-cell>
              <table:table-cell office:value-type="float" office:value="2.69516">
                <text:p>2.69516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4.68">
                <text:p>24.68</text:p>
              </table:table-cell>
              <table:table-cell office:value-type="float" office:value="-3.03031">
                <text:p>-3.03031</text:p>
              </table:table-cell>
              <table:table-cell office:value-type="float" office:value="4.34658">
                <text:p>4.3465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4.72">
                <text:p>24.72</text:p>
              </table:table-cell>
              <table:table-cell office:value-type="float" office:value="-0.993418">
                <text:p>-0.993418</text:p>
              </table:table-cell>
              <table:table-cell office:value-type="float" office:value="5.26678">
                <text:p>5.2667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4.76">
                <text:p>24.76</text:p>
              </table:table-cell>
              <table:table-cell office:value-type="float" office:value="1.22218">
                <text:p>1.22218</text:p>
              </table:table-cell>
              <table:table-cell office:value-type="float" office:value="5.32139">
                <text:p>5.3213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4.8">
                <text:p>24.8</text:p>
              </table:table-cell>
              <table:table-cell office:value-type="float" office:value="3.26835">
                <text:p>3.26835</text:p>
              </table:table-cell>
              <table:table-cell office:value-type="float" office:value="4.51067">
                <text:p>4.51067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4.84">
                <text:p>24.84</text:p>
              </table:table-cell>
              <table:table-cell office:value-type="float" office:value="4.82455">
                <text:p>4.82455</text:p>
              </table:table-cell>
              <table:table-cell office:value-type="float" office:value="2.96898">
                <text:p>2.9689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4.88">
                <text:p>24.88</text:p>
              </table:table-cell>
              <table:table-cell office:value-type="float" office:value="5.64734">
                <text:p>5.64734</text:p>
              </table:table-cell>
              <table:table-cell office:value-type="float" office:value="0.943588">
                <text:p>0.94358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4.92">
                <text:p>24.92</text:p>
              </table:table-cell>
              <table:table-cell office:value-type="float" office:value="5.60778">
                <text:p>5.60778</text:p>
              </table:table-cell>
              <table:table-cell office:value-type="float" office:value="-1.24393">
                <text:p>-1.2439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4.96">
                <text:p>24.96</text:p>
              </table:table-cell>
              <table:table-cell office:value-type="float" office:value="4.71102">
                <text:p>4.71102</text:p>
              </table:table-cell>
              <table:table-cell office:value-type="float" office:value="-3.24769">
                <text:p>-3.24769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5">
                <text:p>25</text:p>
              </table:table-cell>
              <table:table-cell office:value-type="float" office:value="3.09507">
                <text:p>3.09507</text:p>
              </table:table-cell>
              <table:table-cell office:value-type="float" office:value="-4.75104">
                <text:p>-4.75104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5.04">
                <text:p>25.04</text:p>
              </table:table-cell>
              <table:table-cell office:value-type="float" office:value="1.00909">
                <text:p>1.00909</text:p>
              </table:table-cell>
              <table:table-cell office:value-type="float" office:value="-5.51544">
                <text:p>-5.51544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5.08">
                <text:p>25.08</text:p>
              </table:table-cell>
              <table:table-cell office:value-type="float" office:value="-1.22547">
                <text:p>-1.22547</text:p>
              </table:table-cell>
              <table:table-cell office:value-type="float" office:value="-5.41715">
                <text:p>-5.4171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5.12">
                <text:p>25.12</text:p>
              </table:table-cell>
              <table:table-cell office:value-type="float" office:value="-3.26483">
                <text:p>-3.26483</text:p>
              </table:table-cell>
              <table:table-cell office:value-type="float" office:value="-4.46595">
                <text:p>-4.4659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5.16">
                <text:p>25.16</text:p>
              </table:table-cell>
              <table:table-cell office:value-type="float" office:value="-4.79603">
                <text:p>-4.79603</text:p>
              </table:table-cell>
              <table:table-cell office:value-type="float" office:value="-2.80329">
                <text:p>-2.8032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5.2">
                <text:p>25.2</text:p>
              </table:table-cell>
              <table:table-cell office:value-type="float" office:value="-5.58521">
                <text:p>-5.58521</text:p>
              </table:table-cell>
              <table:table-cell office:value-type="float" office:value="-0.679986">
                <text:p>-0.67998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5.24">
                <text:p>25.24</text:p>
              </table:table-cell>
              <table:table-cell office:value-type="float" office:value="-5.51354">
                <text:p>-5.51354</text:p>
              </table:table-cell>
              <table:table-cell office:value-type="float" office:value="1.58287">
                <text:p>1.5828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5.28">
                <text:p>25.28</text:p>
              </table:table-cell>
              <table:table-cell office:value-type="float" office:value="-4.59519">
                <text:p>-4.59519</text:p>
              </table:table-cell>
              <table:table-cell office:value-type="float" office:value="3.64376">
                <text:p>3.6437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5.32">
                <text:p>25.32</text:p>
              </table:table-cell>
              <table:table-cell office:value-type="float" office:value="-2.97469">
                <text:p>-2.97469</text:p>
              </table:table-cell>
              <table:table-cell office:value-type="float" office:value="5.19353">
                <text:p>5.19353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5.36">
                <text:p>25.36</text:p>
              </table:table-cell>
              <table:table-cell office:value-type="float" office:value="-0.904205">
                <text:p>-0.904205</text:p>
              </table:table-cell>
              <table:table-cell office:value-type="float" office:value="6.00314">
                <text:p>6.0031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5.4">
                <text:p>25.4</text:p>
              </table:table-cell>
              <table:table-cell office:value-type="float" office:value="1.29582">
                <text:p>1.29582</text:p>
              </table:table-cell>
              <table:table-cell office:value-type="float" office:value="5.95871">
                <text:p>5.9587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5.44">
                <text:p>25.44</text:p>
              </table:table-cell>
              <table:table-cell office:value-type="float" office:value="3.28641">
                <text:p>3.28641</text:p>
              </table:table-cell>
              <table:table-cell office:value-type="float" office:value="5.07882">
                <text:p>5.07882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5.48">
                <text:p>25.48</text:p>
              </table:table-cell>
              <table:table-cell office:value-type="float" office:value="4.76255">
                <text:p>4.76255</text:p>
              </table:table-cell>
              <table:table-cell office:value-type="float" office:value="3.5111">
                <text:p>3.511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5.52">
                <text:p>25.52</text:p>
              </table:table-cell>
              <table:table-cell office:value-type="float" office:value="5.50021">
                <text:p>5.50021</text:p>
              </table:table-cell>
              <table:table-cell office:value-type="float" office:value="1.50906">
                <text:p>1.5090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5.56">
                <text:p>25.56</text:p>
              </table:table-cell>
              <table:table-cell office:value-type="float" office:value="5.39075">
                <text:p>5.39075</text:p>
              </table:table-cell>
              <table:table-cell office:value-type="float" office:value="-0.607503">
                <text:p>-0.607503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5.6">
                <text:p>25.6</text:p>
              </table:table-cell>
              <table:table-cell office:value-type="float" office:value="4.45733">
                <text:p>4.45733</text:p>
              </table:table-cell>
              <table:table-cell office:value-type="float" office:value="-2.5022">
                <text:p>-2.5022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5.64">
                <text:p>25.64</text:p>
              </table:table-cell>
              <table:table-cell office:value-type="float" office:value="2.85094">
                <text:p>2.85094</text:p>
              </table:table-cell>
              <table:table-cell office:value-type="float" office:value="-3.87409">
                <text:p>-3.8740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5.68">
                <text:p>25.68</text:p>
              </table:table-cell>
              <table:table-cell office:value-type="float" office:value="0.82665">
                <text:p>0.82665</text:p>
              </table:table-cell>
              <table:table-cell office:value-type="float" office:value="-4.50418">
                <text:p>-4.5041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5.72">
                <text:p>25.72</text:p>
              </table:table-cell>
              <table:table-cell office:value-type="float" office:value="-1.29618">
                <text:p>-1.29618</text:p>
              </table:table-cell>
              <table:table-cell office:value-type="float" office:value="-4.28902">
                <text:p>-4.2890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5.76">
                <text:p>25.76</text:p>
              </table:table-cell>
              <table:table-cell office:value-type="float" office:value="-3.18345">
                <text:p>-3.18345</text:p>
              </table:table-cell>
              <table:table-cell office:value-type="float" office:value="-3.25635">
                <text:p>-3.2563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5.8">
                <text:p>25.8</text:p>
              </table:table-cell>
              <table:table-cell office:value-type="float" office:value="-4.53807">
                <text:p>-4.53807</text:p>
              </table:table-cell>
              <table:table-cell office:value-type="float" office:value="-1.56048">
                <text:p>-1.5604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5.84">
                <text:p>25.84</text:p>
              </table:table-cell>
              <table:table-cell office:value-type="float" office:value="-5.14572">
                <text:p>-5.14572</text:p>
              </table:table-cell>
              <table:table-cell office:value-type="float" office:value="0.541961">
                <text:p>0.54196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5.88">
                <text:p>25.88</text:p>
              </table:table-cell>
              <table:table-cell office:value-type="float" office:value="-4.90784">
                <text:p>-4.90784</text:p>
              </table:table-cell>
              <table:table-cell office:value-type="float" office:value="2.732">
                <text:p>2.732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5.92">
                <text:p>25.92</text:p>
              </table:table-cell>
              <table:table-cell office:value-type="float" office:value="-3.85642">
                <text:p>-3.85642</text:p>
              </table:table-cell>
              <table:table-cell office:value-type="float" office:value="4.67778">
                <text:p>4.6777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5.96">
                <text:p>25.96</text:p>
              </table:table-cell>
              <table:table-cell office:value-type="float" office:value="-2.14873">
                <text:p>-2.14873</text:p>
              </table:table-cell>
              <table:table-cell office:value-type="float" office:value="6.08592">
                <text:p>6.0859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6">
                <text:p>26</text:p>
              </table:table-cell>
              <table:table-cell office:value-type="float" office:value="-0.0426493">
                <text:p>-0.0426493</text:p>
              </table:table-cell>
              <table:table-cell office:value-type="float" office:value="6.74668">
                <text:p>6.7466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6.04">
                <text:p>26.04</text:p>
              </table:table-cell>
              <table:table-cell office:value-type="float" office:value="2.14357">
                <text:p>2.14357</text:p>
              </table:table-cell>
              <table:table-cell office:value-type="float" office:value="6.56615">
                <text:p>6.5661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6.08">
                <text:p>26.08</text:p>
              </table:table-cell>
              <table:table-cell office:value-type="float" office:value="4.0806">
                <text:p>4.0806</text:p>
              </table:table-cell>
              <table:table-cell office:value-type="float" office:value="5.58037">
                <text:p>5.58037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6.12">
                <text:p>26.12</text:p>
              </table:table-cell>
              <table:table-cell office:value-type="float" office:value="5.47901">
                <text:p>5.47901</text:p>
              </table:table-cell>
              <table:table-cell office:value-type="float" office:value="3.94936">
                <text:p>3.9493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6.16">
                <text:p>26.16</text:p>
              </table:table-cell>
              <table:table-cell office:value-type="float" office:value="6.13387">
                <text:p>6.13387</text:p>
              </table:table-cell>
              <table:table-cell office:value-type="float" office:value="1.93195">
                <text:p>1.9319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6.2">
                <text:p>26.2</text:p>
              </table:table-cell>
              <table:table-cell office:value-type="float" office:value="5.95611">
                <text:p>5.95611</text:p>
              </table:table-cell>
              <table:table-cell office:value-type="float" office:value="-0.154553">
                <text:p>-0.15455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6.24">
                <text:p>26.24</text:p>
              </table:table-cell>
              <table:table-cell office:value-type="float" office:value="4.986">
                <text:p>4.986</text:p>
              </table:table-cell>
              <table:table-cell office:value-type="float" office:value="-1.9836">
                <text:p>-1.983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6.28">
                <text:p>26.28</text:p>
              </table:table-cell>
              <table:table-cell office:value-type="float" office:value="3.3864">
                <text:p>3.3864</text:p>
              </table:table-cell>
              <table:table-cell office:value-type="float" office:value="-3.26997">
                <text:p>-3.2699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6.32">
                <text:p>26.32</text:p>
              </table:table-cell>
              <table:table-cell office:value-type="float" office:value="1.41727">
                <text:p>1.41727</text:p>
              </table:table-cell>
              <table:table-cell office:value-type="float" office:value="-3.81372">
                <text:p>-3.8137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6.36">
                <text:p>26.36</text:p>
              </table:table-cell>
              <table:table-cell office:value-type="float" office:value="-0.604903">
                <text:p>-0.604903</text:p>
              </table:table-cell>
              <table:table-cell office:value-type="float" office:value="-3.53088">
                <text:p>-3.5308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6.4">
                <text:p>26.4</text:p>
              </table:table-cell>
              <table:table-cell office:value-type="float" office:value="-2.35621">
                <text:p>-2.35621</text:p>
              </table:table-cell>
              <table:table-cell office:value-type="float" office:value="-2.46609">
                <text:p>-2.46609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6.44">
                <text:p>26.44</text:p>
              </table:table-cell>
              <table:table-cell office:value-type="float" office:value="-3.55547">
                <text:p>-3.55547</text:p>
              </table:table-cell>
              <table:table-cell office:value-type="float" office:value="-0.785338">
                <text:p>-0.78533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6.48">
                <text:p>26.48</text:p>
              </table:table-cell>
              <table:table-cell office:value-type="float" office:value="-4.0076">
                <text:p>-4.0076</text:p>
              </table:table-cell>
              <table:table-cell office:value-type="float" office:value="1.25011">
                <text:p>1.2501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6.52">
                <text:p>26.52</text:p>
              </table:table-cell>
              <table:table-cell office:value-type="float" office:value="-3.63352">
                <text:p>-3.63352</text:p>
              </table:table-cell>
              <table:table-cell office:value-type="float" office:value="3.32432">
                <text:p>3.3243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6.56">
                <text:p>26.56</text:p>
              </table:table-cell>
              <table:table-cell office:value-type="float" office:value="-2.48213">
                <text:p>-2.48213</text:p>
              </table:table-cell>
              <table:table-cell office:value-type="float" office:value="5.11577">
                <text:p>5.11577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6.6">
                <text:p>26.6</text:p>
              </table:table-cell>
              <table:table-cell office:value-type="float" office:value="-0.722319">
                <text:p>-0.722319</text:p>
              </table:table-cell>
              <table:table-cell office:value-type="float" office:value="6.34702">
                <text:p>6.34702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6.64">
                <text:p>26.64</text:p>
              </table:table-cell>
              <table:table-cell office:value-type="float" office:value="1.38343">
                <text:p>1.38343</text:p>
              </table:table-cell>
              <table:table-cell office:value-type="float" office:value="6.82747">
                <text:p>6.8274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6.68">
                <text:p>26.68</text:p>
              </table:table-cell>
              <table:table-cell office:value-type="float" office:value="3.51989">
                <text:p>3.51989</text:p>
              </table:table-cell>
              <table:table-cell office:value-type="float" office:value="6.48263">
                <text:p>6.4826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6.72">
                <text:p>26.72</text:p>
              </table:table-cell>
              <table:table-cell office:value-type="float" office:value="5.36795">
                <text:p>5.36795</text:p>
              </table:table-cell>
              <table:table-cell office:value-type="float" office:value="5.36522">
                <text:p>5.3652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6.76">
                <text:p>26.76</text:p>
              </table:table-cell>
              <table:table-cell office:value-type="float" office:value="6.65395">
                <text:p>6.65395</text:p>
              </table:table-cell>
              <table:table-cell office:value-type="float" office:value="3.64667">
                <text:p>3.64667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6.8">
                <text:p>26.8</text:p>
              </table:table-cell>
              <table:table-cell office:value-type="float" office:value="7.1918">
                <text:p>7.1918</text:p>
              </table:table-cell>
              <table:table-cell office:value-type="float" office:value="1.59029">
                <text:p>1.5902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6.84">
                <text:p>26.84</text:p>
              </table:table-cell>
              <table:table-cell office:value-type="float" office:value="6.91148">
                <text:p>6.91148</text:p>
              </table:table-cell>
              <table:table-cell office:value-type="float" office:value="-0.489779">
                <text:p>-0.489779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6.88">
                <text:p>26.88</text:p>
              </table:table-cell>
              <table:table-cell office:value-type="float" office:value="5.86949">
                <text:p>5.86949</text:p>
              </table:table-cell>
              <table:table-cell office:value-type="float" office:value="-2.27721">
                <text:p>-2.2772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6.92">
                <text:p>26.92</text:p>
              </table:table-cell>
              <table:table-cell office:value-type="float" office:value="4.2397">
                <text:p>4.2397</text:p>
              </table:table-cell>
              <table:table-cell office:value-type="float" office:value="-3.50244">
                <text:p>-3.5024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6.96">
                <text:p>26.96</text:p>
              </table:table-cell>
              <table:table-cell office:value-type="float" office:value="2.28607">
                <text:p>2.28607</text:p>
              </table:table-cell>
              <table:table-cell office:value-type="float" office:value="-3.9842">
                <text:p>-3.9842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7">
                <text:p>27</text:p>
              </table:table-cell>
              <table:table-cell office:value-type="float" office:value="0.321578">
                <text:p>0.321578</text:p>
              </table:table-cell>
              <table:table-cell office:value-type="float" office:value="-3.65723">
                <text:p>-3.65723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7.04">
                <text:p>27.04</text:p>
              </table:table-cell>
              <table:table-cell office:value-type="float" office:value="-1.34039">
                <text:p>-1.34039</text:p>
              </table:table-cell>
              <table:table-cell office:value-type="float" office:value="-2.58208">
                <text:p>-2.5820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7.08">
                <text:p>27.08</text:p>
              </table:table-cell>
              <table:table-cell office:value-type="float" office:value="-2.43451">
                <text:p>-2.43451</text:p>
              </table:table-cell>
              <table:table-cell office:value-type="float" office:value="-0.935276">
                <text:p>-0.935276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7.12">
                <text:p>27.12</text:p>
              </table:table-cell>
              <table:table-cell office:value-type="float" office:value="-2.78441">
                <text:p>-2.78441</text:p>
              </table:table-cell>
              <table:table-cell office:value-type="float" office:value="1.01827">
                <text:p>1.0182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7.16">
                <text:p>27.16</text:p>
              </table:table-cell>
              <table:table-cell office:value-type="float" office:value="-2.32974">
                <text:p>-2.32974</text:p>
              </table:table-cell>
              <table:table-cell office:value-type="float" office:value="2.96653">
                <text:p>2.96653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7.2">
                <text:p>27.2</text:p>
              </table:table-cell>
              <table:table-cell office:value-type="float" office:value="-1.13518">
                <text:p>-1.13518</text:p>
              </table:table-cell>
              <table:table-cell office:value-type="float" office:value="4.59876">
                <text:p>4.5987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7.24">
                <text:p>27.24</text:p>
              </table:table-cell>
              <table:table-cell office:value-type="float" office:value="0.619915">
                <text:p>0.619915</text:p>
              </table:table-cell>
              <table:table-cell office:value-type="float" office:value="5.65359">
                <text:p>5.6535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7.28">
                <text:p>27.28</text:p>
              </table:table-cell>
              <table:table-cell office:value-type="float" office:value="2.66956">
                <text:p>2.66956</text:p>
              </table:table-cell>
              <table:table-cell office:value-type="float" office:value="5.95927">
                <text:p>5.95927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7.32">
                <text:p>27.32</text:p>
              </table:table-cell>
              <table:table-cell office:value-type="float" office:value="4.7025">
                <text:p>4.7025</text:p>
              </table:table-cell>
              <table:table-cell office:value-type="float" office:value="5.46004">
                <text:p>5.4600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7.36">
                <text:p>27.36</text:p>
              </table:table-cell>
              <table:table-cell office:value-type="float" office:value="6.41043">
                <text:p>6.41043</text:p>
              </table:table-cell>
              <table:table-cell office:value-type="float" office:value="4.22441">
                <text:p>4.22441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7.4">
                <text:p>27.4</text:p>
              </table:table-cell>
              <table:table-cell office:value-type="float" office:value="7.53566">
                <text:p>7.53566</text:p>
              </table:table-cell>
              <table:table-cell office:value-type="float" office:value="2.43424">
                <text:p>2.4342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7.44">
                <text:p>27.44</text:p>
              </table:table-cell>
              <table:table-cell office:value-type="float" office:value="7.91079">
                <text:p>7.91079</text:p>
              </table:table-cell>
              <table:table-cell office:value-type="float" office:value="0.356313">
                <text:p>0.35631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7.48">
                <text:p>27.48</text:p>
              </table:table-cell>
              <table:table-cell office:value-type="float" office:value="7.48432">
                <text:p>7.48432</text:p>
              </table:table-cell>
              <table:table-cell office:value-type="float" office:value="-1.69913">
                <text:p>-1.6991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7.52">
                <text:p>27.52</text:p>
              </table:table-cell>
              <table:table-cell office:value-type="float" office:value="6.32825">
                <text:p>6.32825</text:p>
              </table:table-cell>
              <table:table-cell office:value-type="float" office:value="-3.42645">
                <text:p>-3.4264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7.56">
                <text:p>27.56</text:p>
              </table:table-cell>
              <table:table-cell office:value-type="float" office:value="4.62658">
                <text:p>4.62658</text:p>
              </table:table-cell>
              <table:table-cell office:value-type="float" office:value="-4.57183">
                <text:p>-4.5718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7.6">
                <text:p>27.6</text:p>
              </table:table-cell>
              <table:table-cell office:value-type="float" office:value="2.64652">
                <text:p>2.64652</text:p>
              </table:table-cell>
              <table:table-cell office:value-type="float" office:value="-4.97237">
                <text:p>-4.9723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7.64">
                <text:p>27.64</text:p>
              </table:table-cell>
              <table:table-cell office:value-type="float" office:value="0.696929">
                <text:p>0.696929</text:p>
              </table:table-cell>
              <table:table-cell office:value-type="float" office:value="-4.58091">
                <text:p>-4.5809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7.68">
                <text:p>27.68</text:p>
              </table:table-cell>
              <table:table-cell office:value-type="float" office:value="-0.919575">
                <text:p>-0.919575</text:p>
              </table:table-cell>
              <table:table-cell office:value-type="float" office:value="-3.47303">
                <text:p>-3.4730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7.72">
                <text:p>27.72</text:p>
              </table:table-cell>
              <table:table-cell office:value-type="float" office:value="-1.9534">
                <text:p>-1.9534</text:p>
              </table:table-cell>
              <table:table-cell office:value-type="float" office:value="-1.8349">
                <text:p>-1.8349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7.76">
                <text:p>27.76</text:p>
              </table:table-cell>
              <table:table-cell office:value-type="float" office:value="-2.24643">
                <text:p>-2.24643</text:p>
              </table:table-cell>
              <table:table-cell office:value-type="float" office:value="0.0657823">
                <text:p>0.065782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7.8">
                <text:p>27.8</text:p>
              </table:table-cell>
              <table:table-cell office:value-type="float" office:value="-1.75619">
                <text:p>-1.75619</text:p>
              </table:table-cell>
              <table:table-cell office:value-type="float" office:value="1.92153">
                <text:p>1.9215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7.84">
                <text:p>27.84</text:p>
              </table:table-cell>
              <table:table-cell office:value-type="float" office:value="-0.56211">
                <text:p>-0.56211</text:p>
              </table:table-cell>
              <table:table-cell office:value-type="float" office:value="3.43271">
                <text:p>3.43271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7.88">
                <text:p>27.88</text:p>
              </table:table-cell>
              <table:table-cell office:value-type="float" office:value="1.14713">
                <text:p>1.14713</text:p>
              </table:table-cell>
              <table:table-cell office:value-type="float" office:value="4.35392">
                <text:p>4.3539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7.92">
                <text:p>27.92</text:p>
              </table:table-cell>
              <table:table-cell office:value-type="float" office:value="3.1031">
                <text:p>3.1031</text:p>
              </table:table-cell>
              <table:table-cell office:value-type="float" office:value="4.53181">
                <text:p>4.5318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7.96">
                <text:p>27.96</text:p>
              </table:table-cell>
              <table:table-cell office:value-type="float" office:value="4.99932">
                <text:p>4.99932</text:p>
              </table:table-cell>
              <table:table-cell office:value-type="float" office:value="3.92854">
                <text:p>3.92854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8">
                <text:p>28</text:p>
              </table:table-cell>
              <table:table-cell office:value-type="float" office:value="6.53884">
                <text:p>6.53884</text:p>
              </table:table-cell>
              <table:table-cell office:value-type="float" office:value="2.62737">
                <text:p>2.6273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8.04">
                <text:p>28.04</text:p>
              </table:table-cell>
              <table:table-cell office:value-type="float" office:value="7.48007">
                <text:p>7.48007</text:p>
              </table:table-cell>
              <table:table-cell office:value-type="float" office:value="0.819453">
                <text:p>0.81945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8.08">
                <text:p>28.08</text:p>
              </table:table-cell>
              <table:table-cell office:value-type="float" office:value="7.67403">
                <text:p>7.67403</text:p>
              </table:table-cell>
              <table:table-cell office:value-type="float" office:value="-1.22598">
                <text:p>-1.2259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8.12">
                <text:p>28.12</text:p>
              </table:table-cell>
              <table:table-cell office:value-type="float" office:value="7.08716">
                <text:p>7.08716</text:p>
              </table:table-cell>
              <table:table-cell office:value-type="float" office:value="-3.20348">
                <text:p>-3.2034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8.16">
                <text:p>28.16</text:p>
              </table:table-cell>
              <table:table-cell office:value-type="float" office:value="5.80612">
                <text:p>5.80612</text:p>
              </table:table-cell>
              <table:table-cell office:value-type="float" office:value="-4.81863">
                <text:p>-4.81863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8.2">
                <text:p>28.2</text:p>
              </table:table-cell>
              <table:table-cell office:value-type="float" office:value="4.02416">
                <text:p>4.02416</text:p>
              </table:table-cell>
              <table:table-cell office:value-type="float" office:value="-5.83356">
                <text:p>-5.8335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8.24">
                <text:p>28.24</text:p>
              </table:table-cell>
              <table:table-cell office:value-type="float" office:value="2.01089">
                <text:p>2.01089</text:p>
              </table:table-cell>
              <table:table-cell office:value-type="float" office:value="-6.1035">
                <text:p>-6.103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8.28">
                <text:p>28.28</text:p>
              </table:table-cell>
              <table:table-cell office:value-type="float" office:value="0.0704021">
                <text:p>0.0704021</text:p>
              </table:table-cell>
              <table:table-cell office:value-type="float" office:value="-5.59891">
                <text:p>-5.59891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8.32">
                <text:p>28.32</text:p>
              </table:table-cell>
              <table:table-cell office:value-type="float" office:value="-1.50579">
                <text:p>-1.50579</text:p>
              </table:table-cell>
              <table:table-cell office:value-type="float" office:value="-4.40967">
                <text:p>-4.40967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8.36">
                <text:p>28.36</text:p>
              </table:table-cell>
              <table:table-cell office:value-type="float" office:value="-2.48382">
                <text:p>-2.48382</text:p>
              </table:table-cell>
              <table:table-cell office:value-type="float" office:value="-2.73083">
                <text:p>-2.73083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8.4">
                <text:p>28.4</text:p>
              </table:table-cell>
              <table:table-cell office:value-type="float" office:value="-2.72341">
                <text:p>-2.72341</text:p>
              </table:table-cell>
              <table:table-cell office:value-type="float" office:value="-0.8321">
                <text:p>-0.8321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8.44">
                <text:p>28.44</text:p>
              </table:table-cell>
              <table:table-cell office:value-type="float" office:value="-2.19928">
                <text:p>-2.19928</text:p>
              </table:table-cell>
              <table:table-cell office:value-type="float" office:value="0.984041">
                <text:p>0.98404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8.48">
                <text:p>28.48</text:p>
              </table:table-cell>
              <table:table-cell office:value-type="float" office:value="-1.00471">
                <text:p>-1.00471</text:p>
              </table:table-cell>
              <table:table-cell office:value-type="float" office:value="2.42927">
                <text:p>2.4292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8.52">
                <text:p>28.52</text:p>
              </table:table-cell>
              <table:table-cell office:value-type="float" office:value="0.663247">
                <text:p>0.663247</text:p>
              </table:table-cell>
              <table:table-cell office:value-type="float" office:value="3.27399">
                <text:p>3.27399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8.56">
                <text:p>28.56</text:p>
              </table:table-cell>
              <table:table-cell office:value-type="float" office:value="2.53457">
                <text:p>2.53457</text:p>
              </table:table-cell>
              <table:table-cell office:value-type="float" office:value="3.38265">
                <text:p>3.3826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8.6">
                <text:p>28.6</text:p>
              </table:table-cell>
              <table:table-cell office:value-type="float" office:value="4.30825">
                <text:p>4.30825</text:p>
              </table:table-cell>
              <table:table-cell office:value-type="float" office:value="2.73451">
                <text:p>2.73451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8.64">
                <text:p>28.64</text:p>
              </table:table-cell>
              <table:table-cell office:value-type="float" office:value="5.69896">
                <text:p>5.69896</text:p>
              </table:table-cell>
              <table:table-cell office:value-type="float" office:value="1.42649">
                <text:p>1.4264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8.68">
                <text:p>28.68</text:p>
              </table:table-cell>
              <table:table-cell office:value-type="float" office:value="6.48118">
                <text:p>6.48118</text:p>
              </table:table-cell>
              <table:table-cell office:value-type="float" office:value="-0.342088">
                <text:p>-0.34208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8.72">
                <text:p>28.72</text:p>
              </table:table-cell>
              <table:table-cell office:value-type="float" office:value="6.52392">
                <text:p>6.52392</text:p>
              </table:table-cell>
              <table:table-cell office:value-type="float" office:value="-2.30063">
                <text:p>-2.3006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8.76">
                <text:p>28.76</text:p>
              </table:table-cell>
              <table:table-cell office:value-type="float" office:value="5.81076">
                <text:p>5.81076</text:p>
              </table:table-cell>
              <table:table-cell office:value-type="float" office:value="-4.14929">
                <text:p>-4.1492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8.8">
                <text:p>28.8</text:p>
              </table:table-cell>
              <table:table-cell office:value-type="float" office:value="4.44211">
                <text:p>4.44211</text:p>
              </table:table-cell>
              <table:table-cell office:value-type="float" office:value="-5.60543">
                <text:p>-5.6054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8.84">
                <text:p>28.84</text:p>
              </table:table-cell>
              <table:table-cell office:value-type="float" office:value="2.61938">
                <text:p>2.61938</text:p>
              </table:table-cell>
              <table:table-cell office:value-type="float" office:value="-6.44724">
                <text:p>-6.4472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8.88">
                <text:p>28.88</text:p>
              </table:table-cell>
              <table:table-cell office:value-type="float" office:value="0.613598">
                <text:p>0.613598</text:p>
              </table:table-cell>
              <table:table-cell office:value-type="float" office:value="-6.54791">
                <text:p>-6.5479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8.92">
                <text:p>28.92</text:p>
              </table:table-cell>
              <table:table-cell office:value-type="float" office:value="-1.27666">
                <text:p>-1.27666</text:p>
              </table:table-cell>
              <table:table-cell office:value-type="float" office:value="-5.89494">
                <text:p>-5.8949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8.96">
                <text:p>28.96</text:p>
              </table:table-cell>
              <table:table-cell office:value-type="float" office:value="-2.77147">
                <text:p>-2.77147</text:p>
              </table:table-cell>
              <table:table-cell office:value-type="float" office:value="-4.59181">
                <text:p>-4.59181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9">
                <text:p>29</text:p>
              </table:table-cell>
              <table:table-cell office:value-type="float" office:value="-3.6528">
                <text:p>-3.6528</text:p>
              </table:table-cell>
              <table:table-cell office:value-type="float" office:value="-2.84159">
                <text:p>-2.8415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9.04">
                <text:p>29.04</text:p>
              </table:table-cell>
              <table:table-cell office:value-type="float" office:value="-3.79797">
                <text:p>-3.79797</text:p>
              </table:table-cell>
              <table:table-cell office:value-type="float" office:value="-0.91534">
                <text:p>-0.9153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9.08">
                <text:p>29.08</text:p>
              </table:table-cell>
              <table:table-cell office:value-type="float" office:value="-3.19836">
                <text:p>-3.19836</text:p>
              </table:table-cell>
              <table:table-cell office:value-type="float" office:value="0.890045">
                <text:p>0.89004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9.12">
                <text:p>29.12</text:p>
              </table:table-cell>
              <table:table-cell office:value-type="float" office:value="-1.96038">
                <text:p>-1.96038</text:p>
              </table:table-cell>
              <table:table-cell office:value-type="float" office:value="2.29777">
                <text:p>2.2977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9.16">
                <text:p>29.16</text:p>
              </table:table-cell>
              <table:table-cell office:value-type="float" office:value="-0.288677">
                <text:p>-0.288677</text:p>
              </table:table-cell>
              <table:table-cell office:value-type="float" office:value="3.09388">
                <text:p>3.0938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9.2">
                <text:p>29.2</text:p>
              </table:table-cell>
              <table:table-cell office:value-type="float" office:value="1.54582">
                <text:p>1.54582</text:p>
              </table:table-cell>
              <table:table-cell office:value-type="float" office:value="3.16019">
                <text:p>3.1601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9.24">
                <text:p>29.24</text:p>
              </table:table-cell>
              <table:table-cell office:value-type="float" office:value="3.24803">
                <text:p>3.24803</text:p>
              </table:table-cell>
              <table:table-cell office:value-type="float" office:value="2.49224">
                <text:p>2.4922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9.28">
                <text:p>29.28</text:p>
              </table:table-cell>
              <table:table-cell office:value-type="float" office:value="4.54442">
                <text:p>4.54442</text:p>
              </table:table-cell>
              <table:table-cell office:value-type="float" office:value="1.1997">
                <text:p>1.199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9.32">
                <text:p>29.32</text:p>
              </table:table-cell>
              <table:table-cell office:value-type="float" office:value="5.22528">
                <text:p>5.22528</text:p>
              </table:table-cell>
              <table:table-cell office:value-type="float" office:value="-0.510966">
                <text:p>-0.51096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9.36">
                <text:p>29.36</text:p>
              </table:table-cell>
              <table:table-cell office:value-type="float" office:value="5.17704">
                <text:p>5.17704</text:p>
              </table:table-cell>
              <table:table-cell office:value-type="float" office:value="-2.36868">
                <text:p>-2.3686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9.4">
                <text:p>29.4</text:p>
              </table:table-cell>
              <table:table-cell office:value-type="float" office:value="4.39956">
                <text:p>4.39956</text:p>
              </table:table-cell>
              <table:table-cell office:value-type="float" office:value="-4.0799">
                <text:p>-4.079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9.44">
                <text:p>29.44</text:p>
              </table:table-cell>
              <table:table-cell office:value-type="float" office:value="3.00589">
                <text:p>3.00589</text:p>
              </table:table-cell>
              <table:table-cell office:value-type="float" office:value="-5.37407">
                <text:p>-5.37407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9.48">
                <text:p>29.48</text:p>
              </table:table-cell>
              <table:table-cell office:value-type="float" office:value="1.20449">
                <text:p>1.20449</text:p>
              </table:table-cell>
              <table:table-cell office:value-type="float" office:value="-6.04544">
                <text:p>-6.04544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9.52">
                <text:p>29.52</text:p>
              </table:table-cell>
              <table:table-cell office:value-type="float" office:value="-0.733231">
                <text:p>-0.733231</text:p>
              </table:table-cell>
              <table:table-cell office:value-type="float" office:value="-5.98476">
                <text:p>-5.98476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9.56">
                <text:p>29.56</text:p>
              </table:table-cell>
              <table:table-cell office:value-type="float" office:value="-2.51504">
                <text:p>-2.51504</text:p>
              </table:table-cell>
              <table:table-cell office:value-type="float" office:value="-5.1959">
                <text:p>-5.195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9.6">
                <text:p>29.6</text:p>
              </table:table-cell>
              <table:table-cell office:value-type="float" office:value="-3.87313">
                <text:p>-3.87313</text:p>
              </table:table-cell>
              <table:table-cell office:value-type="float" office:value="-3.795">
                <text:p>-3.795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9.64">
                <text:p>29.64</text:p>
              </table:table-cell>
              <table:table-cell office:value-type="float" office:value="-4.60542">
                <text:p>-4.60542</text:p>
              </table:table-cell>
              <table:table-cell office:value-type="float" office:value="-1.99225">
                <text:p>-1.9922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9.68">
                <text:p>29.68</text:p>
              </table:table-cell>
              <table:table-cell office:value-type="float" office:value="-4.60665">
                <text:p>-4.60665</text:p>
              </table:table-cell>
              <table:table-cell office:value-type="float" office:value="-0.0591202">
                <text:p>-0.059120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9.72">
                <text:p>29.72</text:p>
              </table:table-cell>
              <table:table-cell office:value-type="float" office:value="-3.88436">
                <text:p>-3.88436</text:p>
              </table:table-cell>
              <table:table-cell office:value-type="float" office:value="1.7137">
                <text:p>1.713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9.76">
                <text:p>29.76</text:p>
              </table:table-cell>
              <table:table-cell office:value-type="float" office:value="-2.55743">
                <text:p>-2.55743</text:p>
              </table:table-cell>
              <table:table-cell office:value-type="float" office:value="3.06133">
                <text:p>3.0613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9.8">
                <text:p>29.8</text:p>
              </table:table-cell>
              <table:table-cell office:value-type="float" office:value="-0.837357">
                <text:p>-0.837357</text:p>
              </table:table-cell>
              <table:table-cell office:value-type="float" office:value="3.78549">
                <text:p>3.78549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9.84">
                <text:p>29.84</text:p>
              </table:table-cell>
              <table:table-cell office:value-type="float" office:value="1.00467">
                <text:p>1.00467</text:p>
              </table:table-cell>
              <table:table-cell office:value-type="float" office:value="3.78503">
                <text:p>3.7850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9.88">
                <text:p>29.88</text:p>
              </table:table-cell>
              <table:table-cell office:value-type="float" office:value="2.67989">
                <text:p>2.67989</text:p>
              </table:table-cell>
              <table:table-cell office:value-type="float" office:value="3.07122">
                <text:p>3.0712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9.92">
                <text:p>29.92</text:p>
              </table:table-cell>
              <table:table-cell office:value-type="float" office:value="3.92669">
                <text:p>3.92669</text:p>
              </table:table-cell>
              <table:table-cell office:value-type="float" office:value="1.76568">
                <text:p>1.7656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9.96">
                <text:p>29.96</text:p>
              </table:table-cell>
              <table:table-cell office:value-type="float" office:value="4.55097">
                <text:p>4.55097</text:p>
              </table:table-cell>
              <table:table-cell office:value-type="float" office:value="0.0812788">
                <text:p>0.081278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30">
                <text:p>30</text:p>
              </table:table-cell>
              <table:table-cell office:value-type="float" office:value="4.45598">
                <text:p>4.45598</text:p>
              </table:table-cell>
              <table:table-cell office:value-type="float" office:value="-1.71112">
                <text:p>-1.71112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30.04">
                <text:p>30.04</text:p>
              </table:table-cell>
              <table:table-cell office:value-type="float" office:value="3.65705">
                <text:p>3.65705</text:p>
              </table:table-cell>
              <table:table-cell office:value-type="float" office:value="-3.3247">
                <text:p>-3.3247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0.08">
                <text:p>30.08</text:p>
              </table:table-cell>
              <table:table-cell office:value-type="float" office:value="2.27884">
                <text:p>2.27884</text:p>
              </table:table-cell>
              <table:table-cell office:value-type="float" office:value="-4.50114">
                <text:p>-4.5011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.12">
                <text:p>30.12</text:p>
              </table:table-cell>
              <table:table-cell office:value-type="float" office:value="0.53585">
                <text:p>0.53585</text:p>
              </table:table-cell>
              <table:table-cell office:value-type="float" office:value="-5.05051">
                <text:p>-5.0505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30.16">
                <text:p>30.16</text:p>
              </table:table-cell>
              <table:table-cell office:value-type="float" office:value="-1.30106">
                <text:p>-1.30106</text:p>
              </table:table-cell>
              <table:table-cell office:value-type="float" office:value="-4.88051">
                <text:p>-4.8805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0.2">
                <text:p>30.2</text:p>
              </table:table-cell>
              <table:table-cell office:value-type="float" office:value="-2.94671">
                <text:p>-2.94671</text:p>
              </table:table-cell>
              <table:table-cell office:value-type="float" office:value="-4.01052">
                <text:p>-4.01052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0.24">
                <text:p>30.24</text:p>
              </table:table-cell>
              <table:table-cell office:value-type="float" office:value="-4.14576">
                <text:p>-4.14576</text:p>
              </table:table-cell>
              <table:table-cell office:value-type="float" office:value="-2.5683">
                <text:p>-2.5683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30.28">
                <text:p>30.28</text:p>
              </table:table-cell>
              <table:table-cell office:value-type="float" office:value="-4.71211">
                <text:p>-4.71211</text:p>
              </table:table-cell>
              <table:table-cell office:value-type="float" office:value="-0.770036">
                <text:p>-0.77003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30.32">
                <text:p>30.32</text:p>
              </table:table-cell>
              <table:table-cell office:value-type="float" office:value="-4.55756">
                <text:p>-4.55756</text:p>
              </table:table-cell>
              <table:table-cell office:value-type="float" office:value="1.11335">
                <text:p>1.1133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30.36">
                <text:p>30.36</text:p>
              </table:table-cell>
              <table:table-cell office:value-type="float" office:value="-3.70519">
                <text:p>-3.70519</text:p>
              </table:table-cell>
              <table:table-cell office:value-type="float" office:value="2.79818">
                <text:p>2.7981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30.4">
                <text:p>30.4</text:p>
              </table:table-cell>
              <table:table-cell office:value-type="float" office:value="-2.28553">
                <text:p>-2.28553</text:p>
              </table:table-cell>
              <table:table-cell office:value-type="float" office:value="4.03194">
                <text:p>4.03194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0.44">
                <text:p>30.44</text:p>
              </table:table-cell>
              <table:table-cell office:value-type="float" office:value="-0.516077">
                <text:p>-0.516077</text:p>
              </table:table-cell>
              <table:table-cell office:value-type="float" office:value="4.63218">
                <text:p>4.63218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30.48">
                <text:p>30.48</text:p>
              </table:table-cell>
              <table:table-cell office:value-type="float" office:value="1.33248">
                <text:p>1.33248</text:p>
              </table:table-cell>
              <table:table-cell office:value-type="float" office:value="4.51457">
                <text:p>4.5145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0.52">
                <text:p>30.52</text:p>
              </table:table-cell>
              <table:table-cell office:value-type="float" office:value="2.97827">
                <text:p>2.97827</text:p>
              </table:table-cell>
              <table:table-cell office:value-type="float" office:value="3.70562">
                <text:p>3.7056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0.56">
                <text:p>30.56</text:p>
              </table:table-cell>
              <table:table-cell office:value-type="float" office:value="4.17187">
                <text:p>4.17187</text:p>
              </table:table-cell>
              <table:table-cell office:value-type="float" office:value="2.33831">
                <text:p>2.3383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30.6">
                <text:p>30.6</text:p>
              </table:table-cell>
              <table:table-cell office:value-type="float" office:value="4.73469">
                <text:p>4.73469</text:p>
              </table:table-cell>
              <table:table-cell office:value-type="float" office:value="0.631193">
                <text:p>0.631193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30.64">
                <text:p>30.64</text:p>
              </table:table-cell>
              <table:table-cell office:value-type="float" office:value="4.58644">
                <text:p>4.58644</text:p>
              </table:table-cell>
              <table:table-cell office:value-type="float" office:value="-1.14562">
                <text:p>-1.14562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0.68">
                <text:p>30.68</text:p>
              </table:table-cell>
              <table:table-cell office:value-type="float" office:value="3.75722">
                <text:p>3.75722</text:p>
              </table:table-cell>
              <table:table-cell office:value-type="float" office:value="-2.71239">
                <text:p>-2.7123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30.72">
                <text:p>30.72</text:p>
              </table:table-cell>
              <table:table-cell office:value-type="float" office:value="2.38257">
                <text:p>2.38257</text:p>
              </table:table-cell>
              <table:table-cell office:value-type="float" office:value="-3.82305">
                <text:p>-3.82305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30.76">
                <text:p>30.76</text:p>
              </table:table-cell>
              <table:table-cell office:value-type="float" office:value="0.682196">
                <text:p>0.682196</text:p>
              </table:table-cell>
              <table:table-cell office:value-type="float" office:value="-4.30319">
                <text:p>-4.3031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30.8">
                <text:p>30.8</text:p>
              </table:table-cell>
              <table:table-cell office:value-type="float" office:value="-1.07428">
                <text:p>-1.07428</text:p>
              </table:table-cell>
              <table:table-cell office:value-type="float" office:value="-4.07683">
                <text:p>-4.0768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0.84">
                <text:p>30.84</text:p>
              </table:table-cell>
              <table:table-cell office:value-type="float" office:value="-2.60916">
                <text:p>-2.60916</text:p>
              </table:table-cell>
              <table:table-cell office:value-type="float" office:value="-3.17795">
                <text:p>-3.1779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0.88">
                <text:p>30.88</text:p>
              </table:table-cell>
              <table:table-cell office:value-type="float" office:value="-3.67969">
                <text:p>-3.67969</text:p>
              </table:table-cell>
              <table:table-cell office:value-type="float" office:value="-1.74492">
                <text:p>-1.7449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0.92">
                <text:p>30.92</text:p>
              </table:table-cell>
              <table:table-cell office:value-type="float" office:value="-4.11554">
                <text:p>-4.11554</text:p>
              </table:table-cell>
              <table:table-cell office:value-type="float" office:value="0.00114932">
                <text:p>0.0011493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30.96">
                <text:p>30.96</text:p>
              </table:table-cell>
              <table:table-cell office:value-type="float" office:value="-3.84499">
                <text:p>-3.84499</text:p>
              </table:table-cell>
              <table:table-cell office:value-type="float" office:value="1.79083">
                <text:p>1.7908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31">
                <text:p>31</text:p>
              </table:table-cell>
              <table:table-cell office:value-type="float" office:value="-2.90581">
                <text:p>-2.90581</text:p>
              </table:table-cell>
              <table:table-cell office:value-type="float" office:value="3.34817">
                <text:p>3.34817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1.04">
                <text:p>31.04</text:p>
              </table:table-cell>
              <table:table-cell office:value-type="float" office:value="-1.43917">
                <text:p>-1.43917</text:p>
              </table:table-cell>
              <table:table-cell office:value-type="float" office:value="4.4334">
                <text:p>4.433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1.08">
                <text:p>31.08</text:p>
              </table:table-cell>
              <table:table-cell office:value-type="float" office:value="0.332457">
                <text:p>0.332457</text:p>
              </table:table-cell>
              <table:table-cell office:value-type="float" office:value="4.87994">
                <text:p>4.8799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31.12">
                <text:p>31.12</text:p>
              </table:table-cell>
              <table:table-cell office:value-type="float" office:value="2.13982">
                <text:p>2.13982</text:p>
              </table:table-cell>
              <table:table-cell office:value-type="float" office:value="4.61997">
                <text:p>4.6199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1.16">
                <text:p>31.16</text:p>
              </table:table-cell>
              <table:table-cell office:value-type="float" office:value="3.70869">
                <text:p>3.70869</text:p>
              </table:table-cell>
              <table:table-cell office:value-type="float" office:value="3.69468">
                <text:p>3.6946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31.2">
                <text:p>31.2</text:p>
              </table:table-cell>
              <table:table-cell office:value-type="float" office:value="4.8022">
                <text:p>4.8022</text:p>
              </table:table-cell>
              <table:table-cell office:value-type="float" office:value="2.24766">
                <text:p>2.24766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1.24">
                <text:p>31.24</text:p>
              </table:table-cell>
              <table:table-cell office:value-type="float" office:value="5.25738">
                <text:p>5.25738</text:p>
              </table:table-cell>
              <table:table-cell office:value-type="float" office:value="0.502422">
                <text:p>0.50242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31.28">
                <text:p>31.28</text:p>
              </table:table-cell>
              <table:table-cell office:value-type="float" office:value="5.01017">
                <text:p>5.01017</text:p>
              </table:table-cell>
              <table:table-cell office:value-type="float" office:value="-1.27235">
                <text:p>-1.2723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31.32">
                <text:p>31.32</text:p>
              </table:table-cell>
              <table:table-cell office:value-type="float" office:value="4.10499">
                <text:p>4.10499</text:p>
              </table:table-cell>
              <table:table-cell office:value-type="float" office:value="-2.80444">
                <text:p>-2.80444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1.36">
                <text:p>31.36</text:p>
              </table:table-cell>
              <table:table-cell office:value-type="float" office:value="2.68762">
                <text:p>2.68762</text:p>
              </table:table-cell>
              <table:table-cell office:value-type="float" office:value="-3.8602">
                <text:p>-3.860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31.4">
                <text:p>31.4</text:p>
              </table:table-cell>
              <table:table-cell office:value-type="float" office:value="0.982334">
                <text:p>0.982334</text:p>
              </table:table-cell>
              <table:table-cell office:value-type="float" office:value="-4.28054">
                <text:p>-4.2805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31.44">
                <text:p>31.44</text:p>
              </table:table-cell>
              <table:table-cell office:value-type="float" office:value="-0.742971">
                <text:p>-0.742971</text:p>
              </table:table-cell>
              <table:table-cell office:value-type="float" office:value="-4.00534">
                <text:p>-4.0053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31.48">
                <text:p>31.48</text:p>
              </table:table-cell>
              <table:table-cell office:value-type="float" office:value="-2.21837">
                <text:p>-2.21837</text:p>
              </table:table-cell>
              <table:table-cell office:value-type="float" office:value="-3.08247">
                <text:p>-3.0824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31.52">
                <text:p>31.52</text:p>
              </table:table-cell>
              <table:table-cell office:value-type="float" office:value="-3.21366">
                <text:p>-3.21366</text:p>
              </table:table-cell>
              <table:table-cell office:value-type="float" office:value="-1.66006">
                <text:p>-1.6600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31.56">
                <text:p>31.56</text:p>
              </table:table-cell>
              <table:table-cell office:value-type="float" office:value="-3.5739">
                <text:p>-3.5739</text:p>
              </table:table-cell>
              <table:table-cell office:value-type="float" office:value="0.0366837">
                <text:p>0.0366837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1.6">
                <text:p>31.6</text:p>
              </table:table-cell>
              <table:table-cell office:value-type="float" office:value="-3.24318">
                <text:p>-3.24318</text:p>
              </table:table-cell>
              <table:table-cell office:value-type="float" office:value="1.74052">
                <text:p>1.74052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31.64">
                <text:p>31.64</text:p>
              </table:table-cell>
              <table:table-cell office:value-type="float" office:value="-2.27301">
                <text:p>-2.27301</text:p>
              </table:table-cell>
              <table:table-cell office:value-type="float" office:value="3.18368">
                <text:p>3.1836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31.68">
                <text:p>31.68</text:p>
              </table:table-cell>
              <table:table-cell office:value-type="float" office:value="-0.81416">
                <text:p>-0.81416</text:p>
              </table:table-cell>
              <table:table-cell office:value-type="float" office:value="4.13928">
                <text:p>4.1392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31.72">
                <text:p>31.72</text:p>
              </table:table-cell>
              <table:table-cell office:value-type="float" office:value="0.906996">
                <text:p>0.906996</text:p>
              </table:table-cell>
              <table:table-cell office:value-type="float" office:value="4.45638">
                <text:p>4.4563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31.76">
                <text:p>31.76</text:p>
              </table:table-cell>
              <table:table-cell office:value-type="float" office:value="2.62361">
                <text:p>2.62361</text:p>
              </table:table-cell>
              <table:table-cell office:value-type="float" office:value="4.08313">
                <text:p>4.0831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31.8">
                <text:p>31.8</text:p>
              </table:table-cell>
              <table:table-cell office:value-type="float" office:value="4.06975">
                <text:p>4.06975</text:p>
              </table:table-cell>
              <table:table-cell office:value-type="float" office:value="3.07461">
                <text:p>3.07461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1.84">
                <text:p>31.84</text:p>
              </table:table-cell>
              <table:table-cell office:value-type="float" office:value="5.02157">
                <text:p>5.02157</text:p>
              </table:table-cell>
              <table:table-cell office:value-type="float" office:value="1.58407">
                <text:p>1.5840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31.88">
                <text:p>31.88</text:p>
              </table:table-cell>
              <table:table-cell office:value-type="float" office:value="5.33175">
                <text:p>5.33175</text:p>
              </table:table-cell>
              <table:table-cell office:value-type="float" office:value="-0.161016">
                <text:p>-0.161016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31.92">
                <text:p>31.92</text:p>
              </table:table-cell>
              <table:table-cell office:value-type="float" office:value="4.95217">
                <text:p>4.95217</text:p>
              </table:table-cell>
              <table:table-cell office:value-type="float" office:value="-1.89424">
                <text:p>-1.89424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31.96">
                <text:p>31.96</text:p>
              </table:table-cell>
              <table:table-cell office:value-type="float" office:value="3.94107">
                <text:p>3.94107</text:p>
              </table:table-cell>
              <table:table-cell office:value-type="float" office:value="-3.35154">
                <text:p>-3.35154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32">
                <text:p>32</text:p>
              </table:table-cell>
              <table:table-cell office:value-type="float" office:value="2.45381">
                <text:p>2.45381</text:p>
              </table:table-cell>
              <table:table-cell office:value-type="float" office:value="-4.31205">
                <text:p>-4.31205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2.04">
                <text:p>32.04</text:p>
              </table:table-cell>
              <table:table-cell office:value-type="float" office:value="0.71859">
                <text:p>0.71859</text:p>
              </table:table-cell>
              <table:table-cell office:value-type="float" office:value="-4.63203">
                <text:p>-4.6320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2.08">
                <text:p>32.08</text:p>
              </table:table-cell>
              <table:table-cell office:value-type="float" office:value="-0.998997">
                <text:p>-0.998997</text:p>
              </table:table-cell>
              <table:table-cell office:value-type="float" office:value="-4.26696">
                <text:p>-4.2669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2.12">
                <text:p>32.12</text:p>
              </table:table-cell>
              <table:table-cell office:value-type="float" office:value="-2.43713">
                <text:p>-2.43713</text:p>
              </table:table-cell>
              <table:table-cell office:value-type="float" office:value="-3.27809">
                <text:p>-3.2780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2.16">
                <text:p>32.16</text:p>
              </table:table-cell>
              <table:table-cell office:value-type="float" office:value="-3.3782">
                <text:p>-3.3782</text:p>
              </table:table-cell>
              <table:table-cell office:value-type="float" office:value="-1.82272">
                <text:p>-1.8227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2.2">
                <text:p>32.2</text:p>
              </table:table-cell>
              <table:table-cell office:value-type="float" office:value="-3.6824">
                <text:p>-3.6824</text:p>
              </table:table-cell>
              <table:table-cell office:value-type="float" office:value="-0.129559">
                <text:p>-0.12955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2.24">
                <text:p>32.24</text:p>
              </table:table-cell>
              <table:table-cell office:value-type="float" office:value="-3.30903">
                <text:p>-3.30903</text:p>
              </table:table-cell>
              <table:table-cell office:value-type="float" office:value="1.53684">
                <text:p>1.5368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2.28">
                <text:p>32.28</text:p>
              </table:table-cell>
              <table:table-cell office:value-type="float" office:value="-2.32262">
                <text:p>-2.32262</text:p>
              </table:table-cell>
              <table:table-cell office:value-type="float" office:value="2.91708">
                <text:p>2.9170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2.32">
                <text:p>32.32</text:p>
              </table:table-cell>
              <table:table-cell office:value-type="float" office:value="-0.882607">
                <text:p>-0.882607</text:p>
              </table:table-cell>
              <table:table-cell office:value-type="float" office:value="3.79711">
                <text:p>3.79711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2.36">
                <text:p>32.36</text:p>
              </table:table-cell>
              <table:table-cell office:value-type="float" office:value="0.781586">
                <text:p>0.781586</text:p>
              </table:table-cell>
              <table:table-cell office:value-type="float" office:value="4.0412">
                <text:p>4.041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2.4">
                <text:p>32.4</text:p>
              </table:table-cell>
              <table:table-cell office:value-type="float" office:value="2.40622">
                <text:p>2.40622</text:p>
              </table:table-cell>
              <table:table-cell office:value-type="float" office:value="3.61275">
                <text:p>3.6127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2.44">
                <text:p>32.44</text:p>
              </table:table-cell>
              <table:table-cell office:value-type="float" office:value="3.73418">
                <text:p>3.73418</text:p>
              </table:table-cell>
              <table:table-cell office:value-type="float" office:value="2.57977">
                <text:p>2.5797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2.48">
                <text:p>32.48</text:p>
              </table:table-cell>
              <table:table-cell office:value-type="float" office:value="4.55472">
                <text:p>4.55472</text:p>
              </table:table-cell>
              <table:table-cell office:value-type="float" office:value="1.10409">
                <text:p>1.1040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2.52">
                <text:p>32.52</text:p>
              </table:table-cell>
              <table:table-cell office:value-type="float" office:value="4.73601">
                <text:p>4.73601</text:p>
              </table:table-cell>
              <table:table-cell office:value-type="float" office:value="-0.583901">
                <text:p>-0.58390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2.56">
                <text:p>32.56</text:p>
              </table:table-cell>
              <table:table-cell office:value-type="float" office:value="4.24538">
                <text:p>4.24538</text:p>
              </table:table-cell>
              <table:table-cell office:value-type="float" office:value="-2.22102">
                <text:p>-2.2210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2.6">
                <text:p>32.6</text:p>
              </table:table-cell>
              <table:table-cell office:value-type="float" office:value="3.15412">
                <text:p>3.15412</text:p>
              </table:table-cell>
              <table:table-cell office:value-type="float" office:value="-3.55208">
                <text:p>-3.55208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2.64">
                <text:p>32.64</text:p>
              </table:table-cell>
              <table:table-cell office:value-type="float" office:value="1.62628">
                <text:p>1.62628</text:p>
              </table:table-cell>
              <table:table-cell office:value-type="float" office:value="-4.36935">
                <text:p>-4.36935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2.68">
                <text:p>32.68</text:p>
              </table:table-cell>
              <table:table-cell office:value-type="float" office:value="-0.106905">
                <text:p>-0.106905</text:p>
              </table:table-cell>
              <table:table-cell office:value-type="float" office:value="-4.54455">
                <text:p>-4.54455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2.72">
                <text:p>32.72</text:p>
              </table:table-cell>
              <table:table-cell office:value-type="float" office:value="-1.78293">
                <text:p>-1.78293</text:p>
              </table:table-cell>
              <table:table-cell office:value-type="float" office:value="-4.0485">
                <text:p>-4.048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2.76">
                <text:p>32.76</text:p>
              </table:table-cell>
              <table:table-cell office:value-type="float" office:value="-3.14863">
                <text:p>-3.14863</text:p>
              </table:table-cell>
              <table:table-cell office:value-type="float" office:value="-2.95539">
                <text:p>-2.9553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2.8">
                <text:p>32.8</text:p>
              </table:table-cell>
              <table:table-cell office:value-type="float" office:value="-3.99928">
                <text:p>-3.99928</text:p>
              </table:table-cell>
              <table:table-cell office:value-type="float" office:value="-1.43106">
                <text:p>-1.4310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2.84">
                <text:p>32.84</text:p>
              </table:table-cell>
              <table:table-cell office:value-type="float" office:value="-4.21013">
                <text:p>-4.21013</text:p>
              </table:table-cell>
              <table:table-cell office:value-type="float" office:value="0.292832">
                <text:p>0.29283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2.88">
                <text:p>32.88</text:p>
              </table:table-cell>
              <table:table-cell office:value-type="float" office:value="-3.75544">
                <text:p>-3.75544</text:p>
              </table:table-cell>
              <table:table-cell office:value-type="float" office:value="1.95487">
                <text:p>1.9548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2.92">
                <text:p>32.92</text:p>
              </table:table-cell>
              <table:table-cell office:value-type="float" office:value="-2.71219">
                <text:p>-2.71219</text:p>
              </table:table-cell>
              <table:table-cell office:value-type="float" office:value="3.30429">
                <text:p>3.3042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2.96">
                <text:p>32.96</text:p>
              </table:table-cell>
              <table:table-cell office:value-type="float" office:value="-1.24789">
                <text:p>-1.24789</text:p>
              </table:table-cell>
              <table:table-cell office:value-type="float" office:value="4.13978">
                <text:p>4.1397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3">
                <text:p>33</text:p>
              </table:table-cell>
              <table:table-cell office:value-type="float" office:value="0.405564">
                <text:p>0.405564</text:p>
              </table:table-cell>
              <table:table-cell office:value-type="float" office:value="4.34046">
                <text:p>4.34046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3.04">
                <text:p>33.04</text:p>
              </table:table-cell>
              <table:table-cell office:value-type="float" office:value="1.988">
                <text:p>1.988</text:p>
              </table:table-cell>
              <table:table-cell office:value-type="float" office:value="3.88436">
                <text:p>3.8843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3.08">
                <text:p>33.08</text:p>
              </table:table-cell>
              <table:table-cell office:value-type="float" office:value="3.25128">
                <text:p>3.25128</text:p>
              </table:table-cell>
              <table:table-cell office:value-type="float" office:value="2.85156">
                <text:p>2.8515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3.12">
                <text:p>33.12</text:p>
              </table:table-cell>
              <table:table-cell office:value-type="float" office:value="3.99767">
                <text:p>3.99767</text:p>
              </table:table-cell>
              <table:table-cell office:value-type="float" office:value="1.41153">
                <text:p>1.4115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3.16">
                <text:p>33.16</text:p>
              </table:table-cell>
              <table:table-cell office:value-type="float" office:value="4.11037">
                <text:p>4.11037</text:p>
              </table:table-cell>
              <table:table-cell office:value-type="float" office:value="-0.20332">
                <text:p>-0.20332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3.2">
                <text:p>33.2</text:p>
              </table:table-cell>
              <table:table-cell office:value-type="float" office:value="3.57138">
                <text:p>3.57138</text:p>
              </table:table-cell>
              <table:table-cell office:value-type="float" office:value="-1.73378">
                <text:p>-1.7337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3.24">
                <text:p>33.24</text:p>
              </table:table-cell>
              <table:table-cell office:value-type="float" office:value="2.4641">
                <text:p>2.4641</text:p>
              </table:table-cell>
              <table:table-cell office:value-type="float" office:value="-2.93404">
                <text:p>-2.93404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3.28">
                <text:p>33.28</text:p>
              </table:table-cell>
              <table:table-cell office:value-type="float" office:value="0.960201">
                <text:p>0.960201</text:p>
              </table:table-cell>
              <table:table-cell office:value-type="float" office:value="-3.60967">
                <text:p>-3.6096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3.32">
                <text:p>33.32</text:p>
              </table:table-cell>
              <table:table-cell office:value-type="float" office:value="-0.707134">
                <text:p>-0.707134</text:p>
              </table:table-cell>
              <table:table-cell office:value-type="float" office:value="-3.64768">
                <text:p>-3.6476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3.36">
                <text:p>33.36</text:p>
              </table:table-cell>
              <table:table-cell office:value-type="float" office:value="-2.27939">
                <text:p>-2.27939</text:p>
              </table:table-cell>
              <table:table-cell office:value-type="float" office:value="-3.03377">
                <text:p>-3.0337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3.4">
                <text:p>33.4</text:p>
              </table:table-cell>
              <table:table-cell office:value-type="float" office:value="-3.51275">
                <text:p>-3.51275</text:p>
              </table:table-cell>
              <table:table-cell office:value-type="float" office:value="-1.85437">
                <text:p>-1.85437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3.44">
                <text:p>33.44</text:p>
              </table:table-cell>
              <table:table-cell office:value-type="float" office:value="-4.21576">
                <text:p>-4.21576</text:p>
              </table:table-cell>
              <table:table-cell office:value-type="float" office:value="-0.283087">
                <text:p>-0.283087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3.48">
                <text:p>33.48</text:p>
              </table:table-cell>
              <table:table-cell office:value-type="float" office:value="-4.27881">
                <text:p>-4.27881</text:p>
              </table:table-cell>
              <table:table-cell office:value-type="float" office:value="1.44634">
                <text:p>1.44634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3.52">
                <text:p>33.52</text:p>
              </table:table-cell>
              <table:table-cell office:value-type="float" office:value="-3.69089">
                <text:p>-3.69089</text:p>
              </table:table-cell>
              <table:table-cell office:value-type="float" office:value="3.07628">
                <text:p>3.07628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3.56">
                <text:p>33.56</text:p>
              </table:table-cell>
              <table:table-cell office:value-type="float" office:value="-2.54103">
                <text:p>-2.54103</text:p>
              </table:table-cell>
              <table:table-cell office:value-type="float" office:value="4.36507">
                <text:p>4.3650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3.6">
                <text:p>33.6</text:p>
              </table:table-cell>
              <table:table-cell office:value-type="float" office:value="-1.00429">
                <text:p>-1.00429</text:p>
              </table:table-cell>
              <table:table-cell office:value-type="float" office:value="5.12434">
                <text:p>5.12434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3.64">
                <text:p>33.64</text:p>
              </table:table-cell>
              <table:table-cell office:value-type="float" office:value="0.685476">
                <text:p>0.685476</text:p>
              </table:table-cell>
              <table:table-cell office:value-type="float" office:value="5.24794">
                <text:p>5.2479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3.68">
                <text:p>33.68</text:p>
              </table:table-cell>
              <table:table-cell office:value-type="float" office:value="2.27201">
                <text:p>2.27201</text:p>
              </table:table-cell>
              <table:table-cell office:value-type="float" office:value="4.72815">
                <text:p>4.7281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3.72">
                <text:p>33.72</text:p>
              </table:table-cell>
              <table:table-cell office:value-type="float" office:value="3.51628">
                <text:p>3.51628</text:p>
              </table:table-cell>
              <table:table-cell office:value-type="float" office:value="3.65658">
                <text:p>3.6565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3.76">
                <text:p>33.76</text:p>
              </table:table-cell>
              <table:table-cell office:value-type="float" office:value="4.2334">
                <text:p>4.2334</text:p>
              </table:table-cell>
              <table:table-cell office:value-type="float" office:value="2.20971">
                <text:p>2.2097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3.8">
                <text:p>33.8</text:p>
              </table:table-cell>
              <table:table-cell office:value-type="float" office:value="4.32113">
                <text:p>4.32113</text:p>
              </table:table-cell>
              <table:table-cell office:value-type="float" office:value="0.621375">
                <text:p>0.62137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3.84">
                <text:p>33.84</text:p>
              </table:table-cell>
              <table:table-cell office:value-type="float" office:value="3.77545">
                <text:p>3.77545</text:p>
              </table:table-cell>
              <table:table-cell office:value-type="float" office:value="-0.853611">
                <text:p>-0.85361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3.88">
                <text:p>33.88</text:p>
              </table:table-cell>
              <table:table-cell office:value-type="float" office:value="2.69093">
                <text:p>2.69093</text:p>
              </table:table-cell>
              <table:table-cell office:value-type="float" office:value="-1.97895">
                <text:p>-1.97895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3.92">
                <text:p>33.92</text:p>
              </table:table-cell>
              <table:table-cell office:value-type="float" office:value="1.24587">
                <text:p>1.24587</text:p>
              </table:table-cell>
              <table:table-cell office:value-type="float" office:value="-2.57342">
                <text:p>-2.5734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3.96">
                <text:p>33.96</text:p>
              </table:table-cell>
              <table:table-cell office:value-type="float" office:value="-0.325535">
                <text:p>-0.325535</text:p>
              </table:table-cell>
              <table:table-cell office:value-type="float" office:value="-2.53879">
                <text:p>-2.5387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4">
                <text:p>34</text:p>
              </table:table-cell>
              <table:table-cell office:value-type="float" office:value="-1.76954">
                <text:p>-1.76954</text:p>
              </table:table-cell>
              <table:table-cell office:value-type="float" office:value="-1.8749">
                <text:p>-1.874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4.04">
                <text:p>34.04</text:p>
              </table:table-cell>
              <table:table-cell office:value-type="float" office:value="-2.85219">
                <text:p>-2.85219</text:p>
              </table:table-cell>
              <table:table-cell office:value-type="float" office:value="-0.679471">
                <text:p>-0.67947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4.08">
                <text:p>34.08</text:p>
              </table:table-cell>
              <table:table-cell office:value-type="float" office:value="-3.39552">
                <text:p>-3.39552</text:p>
              </table:table-cell>
              <table:table-cell office:value-type="float" office:value="0.867221">
                <text:p>0.867221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4.12">
                <text:p>34.12</text:p>
              </table:table-cell>
              <table:table-cell office:value-type="float" office:value="-3.30494">
                <text:p>-3.30494</text:p>
              </table:table-cell>
              <table:table-cell office:value-type="float" office:value="2.53036">
                <text:p>2.5303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4.16">
                <text:p>34.16</text:p>
              </table:table-cell>
              <table:table-cell office:value-type="float" office:value="-2.58374">
                <text:p>-2.58374</text:p>
              </table:table-cell>
              <table:table-cell office:value-type="float" office:value="4.05702">
                <text:p>4.0570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4.2">
                <text:p>34.2</text:p>
              </table:table-cell>
              <table:table-cell office:value-type="float" office:value="-1.33238">
                <text:p>-1.33238</text:p>
              </table:table-cell>
              <table:table-cell office:value-type="float" office:value="5.2153">
                <text:p>5.2153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4.24">
                <text:p>34.24</text:p>
              </table:table-cell>
              <table:table-cell office:value-type="float" office:value="0.267234">
                <text:p>0.267234</text:p>
              </table:table-cell>
              <table:table-cell office:value-type="float" office:value="5.83014">
                <text:p>5.8301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4.28">
                <text:p>34.28</text:p>
              </table:table-cell>
              <table:table-cell office:value-type="float" office:value="1.98003">
                <text:p>1.98003</text:p>
              </table:table-cell>
              <table:table-cell office:value-type="float" office:value="5.8102">
                <text:p>5.810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4.32">
                <text:p>34.32</text:p>
              </table:table-cell>
              <table:table-cell office:value-type="float" office:value="3.55423">
                <text:p>3.55423</text:p>
              </table:table-cell>
              <table:table-cell office:value-type="float" office:value="5.1618">
                <text:p>5.1618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4.36">
                <text:p>34.36</text:p>
              </table:table-cell>
              <table:table-cell office:value-type="float" office:value="4.76025">
                <text:p>4.76025</text:p>
              </table:table-cell>
              <table:table-cell office:value-type="float" office:value="3.9877">
                <text:p>3.9877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4.4">
                <text:p>34.4</text:p>
              </table:table-cell>
              <table:table-cell office:value-type="float" office:value="5.42618">
                <text:p>5.42618</text:p>
              </table:table-cell>
              <table:table-cell office:value-type="float" office:value="2.47094">
                <text:p>2.4709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4.44">
                <text:p>34.44</text:p>
              </table:table-cell>
              <table:table-cell office:value-type="float" office:value="5.4641">
                <text:p>5.4641</text:p>
              </table:table-cell>
              <table:table-cell office:value-type="float" office:value="0.846362">
                <text:p>0.846362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4.48">
                <text:p>34.48</text:p>
              </table:table-cell>
              <table:table-cell office:value-type="float" office:value="4.88354">
                <text:p>4.88354</text:p>
              </table:table-cell>
              <table:table-cell office:value-type="float" office:value="-0.635891">
                <text:p>-0.63589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4.52">
                <text:p>34.52</text:p>
              </table:table-cell>
              <table:table-cell office:value-type="float" office:value="3.78962">
                <text:p>3.78962</text:p>
              </table:table-cell>
              <table:table-cell office:value-type="float" office:value="-1.74907">
                <text:p>-1.7490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4.56">
                <text:p>34.56</text:p>
              </table:table-cell>
              <table:table-cell office:value-type="float" office:value="2.36662">
                <text:p>2.36662</text:p>
              </table:table-cell>
              <table:table-cell office:value-type="float" office:value="-2.32488">
                <text:p>-2.3248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4.6">
                <text:p>34.6</text:p>
              </table:table-cell>
              <table:table-cell office:value-type="float" office:value="0.849166">
                <text:p>0.849166</text:p>
              </table:table-cell>
              <table:table-cell office:value-type="float" office:value="-2.27932">
                <text:p>-2.2793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4.64">
                <text:p>34.64</text:p>
              </table:table-cell>
              <table:table-cell office:value-type="float" office:value="-0.514209">
                <text:p>-0.514209</text:p>
              </table:table-cell>
              <table:table-cell office:value-type="float" office:value="-1.62557">
                <text:p>-1.6255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4.68">
                <text:p>34.68</text:p>
              </table:table-cell>
              <table:table-cell office:value-type="float" office:value="-1.49958">
                <text:p>-1.49958</text:p>
              </table:table-cell>
              <table:table-cell office:value-type="float" office:value="-0.471614">
                <text:p>-0.47161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4.72">
                <text:p>34.72</text:p>
              </table:table-cell>
              <table:table-cell office:value-type="float" office:value="-1.94228">
                <text:p>-1.94228</text:p>
              </table:table-cell>
              <table:table-cell office:value-type="float" office:value="0.996604">
                <text:p>0.99660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4.76">
                <text:p>34.76</text:p>
              </table:table-cell>
              <table:table-cell office:value-type="float" office:value="-1.76229">
                <text:p>-1.76229</text:p>
              </table:table-cell>
              <table:table-cell office:value-type="float" office:value="2.54419">
                <text:p>2.54419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4.8">
                <text:p>34.8</text:p>
              </table:table-cell>
              <table:table-cell office:value-type="float" office:value="-0.976436">
                <text:p>-0.976436</text:p>
              </table:table-cell>
              <table:table-cell office:value-type="float" office:value="3.92373">
                <text:p>3.9237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4.84">
                <text:p>34.84</text:p>
              </table:table-cell>
              <table:table-cell office:value-type="float" office:value="0.30433">
                <text:p>0.30433</text:p>
              </table:table-cell>
              <table:table-cell office:value-type="float" office:value="4.91366">
                <text:p>4.9136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4.88">
                <text:p>34.88</text:p>
              </table:table-cell>
              <table:table-cell office:value-type="float" office:value="1.89231">
                <text:p>1.89231</text:p>
              </table:table-cell>
              <table:table-cell office:value-type="float" office:value="5.35244">
                <text:p>5.3524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4.92">
                <text:p>34.92</text:p>
              </table:table-cell>
              <table:table-cell office:value-type="float" office:value="3.55219">
                <text:p>3.55219</text:p>
              </table:table-cell>
              <table:table-cell office:value-type="float" office:value="5.16349">
                <text:p>5.1634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4.96">
                <text:p>34.96</text:p>
              </table:table-cell>
              <table:table-cell office:value-type="float" office:value="5.03754">
                <text:p>5.03754</text:p>
              </table:table-cell>
              <table:table-cell office:value-type="float" office:value="4.36682">
                <text:p>4.36682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5">
                <text:p>35</text:p>
              </table:table-cell>
              <table:table-cell office:value-type="float" office:value="6.12888">
                <text:p>6.12888</text:p>
              </table:table-cell>
              <table:table-cell office:value-type="float" office:value="3.07579">
                <text:p>3.07579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5.04">
                <text:p>35.04</text:p>
              </table:table-cell>
              <table:table-cell office:value-type="float" office:value="6.66755">
                <text:p>6.66755</text:p>
              </table:table-cell>
              <table:table-cell office:value-type="float" office:value="1.47938">
                <text:p>1.4793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5.08">
                <text:p>35.08</text:p>
              </table:table-cell>
              <table:table-cell office:value-type="float" office:value="6.58008">
                <text:p>6.58008</text:p>
              </table:table-cell>
              <table:table-cell office:value-type="float" office:value="-0.187178">
                <text:p>-0.18717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5.12">
                <text:p>35.12</text:p>
              </table:table-cell>
              <table:table-cell office:value-type="float" office:value="5.88929">
                <text:p>5.88929</text:p>
              </table:table-cell>
              <table:table-cell office:value-type="float" office:value="-1.67886">
                <text:p>-1.6788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5.16">
                <text:p>35.16</text:p>
              </table:table-cell>
              <table:table-cell office:value-type="float" office:value="4.71056">
                <text:p>4.71056</text:p>
              </table:table-cell>
              <table:table-cell office:value-type="float" office:value="-2.77871">
                <text:p>-2.7787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5.2">
                <text:p>35.2</text:p>
              </table:table-cell>
              <table:table-cell office:value-type="float" office:value="3.2337">
                <text:p>3.2337</text:p>
              </table:table-cell>
              <table:table-cell office:value-type="float" office:value="-3.33131">
                <text:p>-3.3313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5.24">
                <text:p>35.24</text:p>
              </table:table-cell>
              <table:table-cell office:value-type="float" office:value="1.6934">
                <text:p>1.6934</text:p>
              </table:table-cell>
              <table:table-cell office:value-type="float" office:value="-3.26663">
                <text:p>-3.2666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5.28">
                <text:p>35.28</text:p>
              </table:table-cell>
              <table:table-cell office:value-type="float" office:value="0.332816">
                <text:p>0.332816</text:p>
              </table:table-cell>
              <table:table-cell office:value-type="float" office:value="-2.6106">
                <text:p>-2.610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5.32">
                <text:p>35.32</text:p>
              </table:table-cell>
              <table:table-cell office:value-type="float" office:value="-0.634103">
                <text:p>-0.634103</text:p>
              </table:table-cell>
              <table:table-cell office:value-type="float" office:value="-1.48085">
                <text:p>-1.4808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5.36">
                <text:p>35.36</text:p>
              </table:table-cell>
              <table:table-cell office:value-type="float" office:value="-1.05565">
                <text:p>-1.05565</text:p>
              </table:table-cell>
              <table:table-cell office:value-type="float" office:value="-0.0682559">
                <text:p>-0.068255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5.4">
                <text:p>35.4</text:p>
              </table:table-cell>
              <table:table-cell office:value-type="float" office:value="-0.865727">
                <text:p>-0.865727</text:p>
              </table:table-cell>
              <table:table-cell office:value-type="float" office:value="1.39283">
                <text:p>1.39283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5.44">
                <text:p>35.44</text:p>
              </table:table-cell>
              <table:table-cell office:value-type="float" office:value="-0.0938375">
                <text:p>-0.0938375</text:p>
              </table:table-cell>
              <table:table-cell office:value-type="float" office:value="2.66098">
                <text:p>2.6609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5.48">
                <text:p>35.48</text:p>
              </table:table-cell>
              <table:table-cell office:value-type="float" office:value="1.13964">
                <text:p>1.13964</text:p>
              </table:table-cell>
              <table:table-cell office:value-type="float" office:value="3.52508">
                <text:p>3.5250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5.52">
                <text:p>35.52</text:p>
              </table:table-cell>
              <table:table-cell office:value-type="float" office:value="2.64228">
                <text:p>2.64228</text:p>
              </table:table-cell>
              <table:table-cell office:value-type="float" office:value="3.83701">
                <text:p>3.83701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5.56">
                <text:p>35.56</text:p>
              </table:table-cell>
              <table:table-cell office:value-type="float" office:value="4.17958">
                <text:p>4.17958</text:p>
              </table:table-cell>
              <table:table-cell office:value-type="float" office:value="3.53447">
                <text:p>3.53447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5.6">
                <text:p>35.6</text:p>
              </table:table-cell>
              <table:table-cell office:value-type="float" office:value="5.51129">
                <text:p>5.51129</text:p>
              </table:table-cell>
              <table:table-cell office:value-type="float" office:value="2.65045">
                <text:p>2.6504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5.64">
                <text:p>35.64</text:p>
              </table:table-cell>
              <table:table-cell office:value-type="float" office:value="6.42859">
                <text:p>6.42859</text:p>
              </table:table-cell>
              <table:table-cell office:value-type="float" office:value="1.308">
                <text:p>1.30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5.68">
                <text:p>35.68</text:p>
              </table:table-cell>
              <table:table-cell office:value-type="float" office:value="6.78641">
                <text:p>6.78641</text:p>
              </table:table-cell>
              <table:table-cell office:value-type="float" office:value="-0.298955">
                <text:p>-0.29895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5.72">
                <text:p>35.72</text:p>
              </table:table-cell>
              <table:table-cell office:value-type="float" office:value="6.52563">
                <text:p>6.52563</text:p>
              </table:table-cell>
              <table:table-cell office:value-type="float" office:value="-1.93573">
                <text:p>-1.9357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5.76">
                <text:p>35.76</text:p>
              </table:table-cell>
              <table:table-cell office:value-type="float" office:value="5.68217">
                <text:p>5.68217</text:p>
              </table:table-cell>
              <table:table-cell office:value-type="float" office:value="-3.3632">
                <text:p>-3.3632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5.8">
                <text:p>35.8</text:p>
              </table:table-cell>
              <table:table-cell office:value-type="float" office:value="4.38114">
                <text:p>4.38114</text:p>
              </table:table-cell>
              <table:table-cell office:value-type="float" office:value="-4.37479">
                <text:p>-4.37479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5.84">
                <text:p>35.84</text:p>
              </table:table-cell>
              <table:table-cell office:value-type="float" office:value="2.81739">
                <text:p>2.81739</text:p>
              </table:table-cell>
              <table:table-cell office:value-type="float" office:value="-4.82825">
                <text:p>-4.82825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5.88">
                <text:p>35.88</text:p>
              </table:table-cell>
              <table:table-cell office:value-type="float" office:value="1.22518">
                <text:p>1.22518</text:p>
              </table:table-cell>
              <table:table-cell office:value-type="float" office:value="-4.66751">
                <text:p>-4.6675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5.92">
                <text:p>35.92</text:p>
              </table:table-cell>
              <table:table-cell office:value-type="float" office:value="-0.158046">
                <text:p>-0.158046</text:p>
              </table:table-cell>
              <table:table-cell office:value-type="float" office:value="-3.93109">
                <text:p>-3.9310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5.96">
                <text:p>35.96</text:p>
              </table:table-cell>
              <table:table-cell office:value-type="float" office:value="-1.12843">
                <text:p>-1.12843</text:p>
              </table:table-cell>
              <table:table-cell office:value-type="float" office:value="-2.74589">
                <text:p>-2.74589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6">
                <text:p>36</text:p>
              </table:table-cell>
              <table:table-cell office:value-type="float" office:value="-1.54709">
                <text:p>-1.54709</text:p>
              </table:table-cell>
              <table:table-cell office:value-type="float" office:value="-1.30733">
                <text:p>-1.3073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6.04">
                <text:p>36.04</text:p>
              </table:table-cell>
              <table:table-cell office:value-type="float" office:value="-1.36139">
                <text:p>-1.36139</text:p>
              </table:table-cell>
              <table:table-cell office:value-type="float" office:value="0.151089">
                <text:p>0.15108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6.08">
                <text:p>36.08</text:p>
              </table:table-cell>
              <table:table-cell office:value-type="float" office:value="-0.612923">
                <text:p>-0.612923</text:p>
              </table:table-cell>
              <table:table-cell office:value-type="float" office:value="1.39401">
                <text:p>1.39401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6.12">
                <text:p>36.12</text:p>
              </table:table-cell>
              <table:table-cell office:value-type="float" office:value="0.569261">
                <text:p>0.569261</text:p>
              </table:table-cell>
              <table:table-cell office:value-type="float" office:value="2.22071">
                <text:p>2.22071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6.16">
                <text:p>36.16</text:p>
              </table:table-cell>
              <table:table-cell office:value-type="float" office:value="1.98881">
                <text:p>1.98881</text:p>
              </table:table-cell>
              <table:table-cell office:value-type="float" office:value="2.49603">
                <text:p>2.4960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6.2">
                <text:p>36.2</text:p>
              </table:table-cell>
              <table:table-cell office:value-type="float" office:value="3.41267">
                <text:p>3.41267</text:p>
              </table:table-cell>
              <table:table-cell office:value-type="float" office:value="2.17126">
                <text:p>2.1712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6.24">
                <text:p>36.24</text:p>
              </table:table-cell>
              <table:table-cell office:value-type="float" office:value="4.60724">
                <text:p>4.60724</text:p>
              </table:table-cell>
              <table:table-cell office:value-type="float" office:value="1.29143">
                <text:p>1.2914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6.28">
                <text:p>36.28</text:p>
              </table:table-cell>
              <table:table-cell office:value-type="float" office:value="5.37463">
                <text:p>5.37463</text:p>
              </table:table-cell>
              <table:table-cell office:value-type="float" office:value="-0.01179">
                <text:p>-0.0117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6.32">
                <text:p>36.32</text:p>
              </table:table-cell>
              <table:table-cell office:value-type="float" office:value="5.58315">
                <text:p>5.58315</text:p>
              </table:table-cell>
              <table:table-cell office:value-type="float" office:value="-1.54067">
                <text:p>-1.5406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6.36">
                <text:p>36.36</text:p>
              </table:table-cell>
              <table:table-cell office:value-type="float" office:value="5.18771">
                <text:p>5.18771</text:p>
              </table:table-cell>
              <table:table-cell office:value-type="float" office:value="-3.0621">
                <text:p>-3.062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6.4">
                <text:p>36.4</text:p>
              </table:table-cell>
              <table:table-cell office:value-type="float" office:value="4.23657">
                <text:p>4.23657</text:p>
              </table:table-cell>
              <table:table-cell office:value-type="float" office:value="-4.34375">
                <text:p>-4.3437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6.44">
                <text:p>36.44</text:p>
              </table:table-cell>
              <table:table-cell office:value-type="float" office:value="2.86377">
                <text:p>2.86377</text:p>
              </table:table-cell>
              <table:table-cell office:value-type="float" office:value="-5.19001">
                <text:p>-5.1900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6.48">
                <text:p>36.48</text:p>
              </table:table-cell>
              <table:table-cell office:value-type="float" office:value="1.26826">
                <text:p>1.26826</text:p>
              </table:table-cell>
              <table:table-cell office:value-type="float" office:value="-5.47211">
                <text:p>-5.4721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6.52">
                <text:p>36.52</text:p>
              </table:table-cell>
              <table:table-cell office:value-type="float" office:value="-0.316954">
                <text:p>-0.316954</text:p>
              </table:table-cell>
              <table:table-cell office:value-type="float" office:value="-5.14796">
                <text:p>-5.1479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6.56">
                <text:p>36.56</text:p>
              </table:table-cell>
              <table:table-cell office:value-type="float" office:value="-1.6609">
                <text:p>-1.6609</text:p>
              </table:table-cell>
              <table:table-cell office:value-type="float" office:value="-4.26846">
                <text:p>-4.2684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6.6">
                <text:p>36.6</text:p>
              </table:table-cell>
              <table:table-cell office:value-type="float" office:value="-2.57027">
                <text:p>-2.57027</text:p>
              </table:table-cell>
              <table:table-cell office:value-type="float" office:value="-2.96941">
                <text:p>-2.9694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6.64">
                <text:p>36.64</text:p>
              </table:table-cell>
              <table:table-cell office:value-type="float" office:value="-2.9192">
                <text:p>-2.9192</text:p>
              </table:table-cell>
              <table:table-cell office:value-type="float" office:value="-1.45033">
                <text:p>-1.4503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6.68">
                <text:p>36.68</text:p>
              </table:table-cell>
              <table:table-cell office:value-type="float" office:value="-2.66855">
                <text:p>-2.66855</text:p>
              </table:table-cell>
              <table:table-cell office:value-type="float" office:value="0.0564936">
                <text:p>0.056493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6.72">
                <text:p>36.72</text:p>
              </table:table-cell>
              <table:table-cell office:value-type="float" office:value="-1.8717">
                <text:p>-1.8717</text:p>
              </table:table-cell>
              <table:table-cell office:value-type="float" office:value="1.32202">
                <text:p>1.3220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6.76">
                <text:p>36.76</text:p>
              </table:table-cell>
              <table:table-cell office:value-type="float" office:value="-0.666036">
                <text:p>-0.666036</text:p>
              </table:table-cell>
              <table:table-cell office:value-type="float" office:value="2.15584">
                <text:p>2.1558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6.8">
                <text:p>36.8</text:p>
              </table:table-cell>
              <table:table-cell office:value-type="float" office:value="0.748535">
                <text:p>0.748535</text:p>
              </table:table-cell>
              <table:table-cell office:value-type="float" office:value="2.43555">
                <text:p>2.43555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6.84">
                <text:p>36.84</text:p>
              </table:table-cell>
              <table:table-cell office:value-type="float" office:value="2.1407">
                <text:p>2.1407</text:p>
              </table:table-cell>
              <table:table-cell office:value-type="float" office:value="2.12546">
                <text:p>2.12546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6.88">
                <text:p>36.88</text:p>
              </table:table-cell>
              <table:table-cell office:value-type="float" office:value="3.28362">
                <text:p>3.28362</text:p>
              </table:table-cell>
              <table:table-cell office:value-type="float" office:value="1.28194">
                <text:p>1.2819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6.92">
                <text:p>36.92</text:p>
              </table:table-cell>
              <table:table-cell office:value-type="float" office:value="3.99009">
                <text:p>3.99009</text:p>
              </table:table-cell>
              <table:table-cell office:value-type="float" office:value="0.0444307">
                <text:p>0.0444307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6.96">
                <text:p>36.96</text:p>
              </table:table-cell>
              <table:table-cell office:value-type="float" office:value="4.14145">
                <text:p>4.14145</text:p>
              </table:table-cell>
              <table:table-cell office:value-type="float" office:value="-1.38635">
                <text:p>-1.38635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7">
                <text:p>37</text:p>
              </table:table-cell>
              <table:table-cell office:value-type="float" office:value="3.70579">
                <text:p>3.70579</text:p>
              </table:table-cell>
              <table:table-cell office:value-type="float" office:value="-2.77961">
                <text:p>-2.7796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7.04">
                <text:p>37.04</text:p>
              </table:table-cell>
              <table:table-cell office:value-type="float" office:value="2.74279">
                <text:p>2.74279</text:p>
              </table:table-cell>
              <table:table-cell office:value-type="float" office:value="-3.91033">
                <text:p>-3.9103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7.08">
                <text:p>37.08</text:p>
              </table:table-cell>
              <table:table-cell office:value-type="float" office:value="1.39432">
                <text:p>1.39432</text:p>
              </table:table-cell>
              <table:table-cell office:value-type="float" office:value="-4.59408">
                <text:p>-4.5940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7.12">
                <text:p>37.12</text:p>
              </table:table-cell>
              <table:table-cell office:value-type="float" office:value="-0.137717">
                <text:p>-0.137717</text:p>
              </table:table-cell>
              <table:table-cell office:value-type="float" office:value="-4.71553">
                <text:p>-4.7155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7.16">
                <text:p>37.16</text:p>
              </table:table-cell>
              <table:table-cell office:value-type="float" office:value="-1.62264">
                <text:p>-1.62264</text:p>
              </table:table-cell>
              <table:table-cell office:value-type="float" office:value="-4.24621">
                <text:p>-4.2462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7.2">
                <text:p>37.2</text:p>
              </table:table-cell>
              <table:table-cell office:value-type="float" office:value="-2.83678">
                <text:p>-2.83678</text:p>
              </table:table-cell>
              <table:table-cell office:value-type="float" office:value="-3.24874">
                <text:p>-3.24874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7.24">
                <text:p>37.24</text:p>
              </table:table-cell>
              <table:table-cell office:value-type="float" office:value="-3.598">
                <text:p>-3.598</text:p>
              </table:table-cell>
              <table:table-cell office:value-type="float" office:value="-1.86706">
                <text:p>-1.86706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7.28">
                <text:p>37.28</text:p>
              </table:table-cell>
              <table:table-cell office:value-type="float" office:value="-3.79381">
                <text:p>-3.79381</text:p>
              </table:table-cell>
              <table:table-cell office:value-type="float" office:value="-0.303983">
                <text:p>-0.30398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7.32">
                <text:p>37.32</text:p>
              </table:table-cell>
              <table:table-cell office:value-type="float" office:value="-3.39858">
                <text:p>-3.39858</text:p>
              </table:table-cell>
              <table:table-cell office:value-type="float" office:value="1.21019">
                <text:p>1.2101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7.36">
                <text:p>37.36</text:p>
              </table:table-cell>
              <table:table-cell office:value-type="float" office:value="-2.47733">
                <text:p>-2.47733</text:p>
              </table:table-cell>
              <table:table-cell office:value-type="float" office:value="2.45335">
                <text:p>2.45335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7.4">
                <text:p>37.4</text:p>
              </table:table-cell>
              <table:table-cell office:value-type="float" office:value="-1.17546">
                <text:p>-1.17546</text:p>
              </table:table-cell>
              <table:table-cell office:value-type="float" office:value="3.24582">
                <text:p>3.2458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7.44">
                <text:p>37.44</text:p>
              </table:table-cell>
              <table:table-cell office:value-type="float" office:value="0.303915">
                <text:p>0.303915</text:p>
              </table:table-cell>
              <table:table-cell office:value-type="float" office:value="3.47803">
                <text:p>3.47803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7.48">
                <text:p>37.48</text:p>
              </table:table-cell>
              <table:table-cell office:value-type="float" office:value="1.73148">
                <text:p>1.73148</text:p>
              </table:table-cell>
              <table:table-cell office:value-type="float" office:value="3.12726">
                <text:p>3.12726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7.52">
                <text:p>37.52</text:p>
              </table:table-cell>
              <table:table-cell office:value-type="float" office:value="2.88729">
                <text:p>2.88729</text:p>
              </table:table-cell>
              <table:table-cell office:value-type="float" office:value="2.2609">
                <text:p>2.260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7.56">
                <text:p>37.56</text:p>
              </table:table-cell>
              <table:table-cell office:value-type="float" office:value="3.59469">
                <text:p>3.59469</text:p>
              </table:table-cell>
              <table:table-cell office:value-type="float" office:value="1.02576">
                <text:p>1.02576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7.6">
                <text:p>37.6</text:p>
              </table:table-cell>
              <table:table-cell office:value-type="float" office:value="3.74762">
                <text:p>3.74762</text:p>
              </table:table-cell>
              <table:table-cell office:value-type="float" office:value="-0.374819">
                <text:p>-0.374819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7.64">
                <text:p>37.64</text:p>
              </table:table-cell>
              <table:table-cell office:value-type="float" office:value="3.32678">
                <text:p>3.32678</text:p>
              </table:table-cell>
              <table:table-cell office:value-type="float" office:value="-1.71265">
                <text:p>-1.7126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7.68">
                <text:p>37.68</text:p>
              </table:table-cell>
              <table:table-cell office:value-type="float" office:value="2.40245">
                <text:p>2.40245</text:p>
              </table:table-cell>
              <table:table-cell office:value-type="float" office:value="-2.77008">
                <text:p>-2.7700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7.72">
                <text:p>37.72</text:p>
              </table:table-cell>
              <table:table-cell office:value-type="float" office:value="1.12339">
                <text:p>1.12339</text:p>
              </table:table-cell>
              <table:table-cell office:value-type="float" office:value="-3.37369">
                <text:p>-3.37369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7.76">
                <text:p>37.76</text:p>
              </table:table-cell>
              <table:table-cell office:value-type="float" office:value="-0.306399">
                <text:p>-0.306399</text:p>
              </table:table-cell>
              <table:table-cell office:value-type="float" office:value="-3.42109">
                <text:p>-3.4210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7.8">
                <text:p>37.8</text:p>
              </table:table-cell>
              <table:table-cell office:value-type="float" office:value="-1.65935">
                <text:p>-1.65935</text:p>
              </table:table-cell>
              <table:table-cell office:value-type="float" office:value="-2.89664">
                <text:p>-2.8966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7.84">
                <text:p>37.84</text:p>
              </table:table-cell>
              <table:table-cell office:value-type="float" office:value="-2.71965">
                <text:p>-2.71965</text:p>
              </table:table-cell>
              <table:table-cell office:value-type="float" office:value="-1.87375">
                <text:p>-1.8737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7.88">
                <text:p>37.88</text:p>
              </table:table-cell>
              <table:table-cell office:value-type="float" office:value="-3.31663">
                <text:p>-3.31663</text:p>
              </table:table-cell>
              <table:table-cell office:value-type="float" office:value="-0.503353">
                <text:p>-0.50335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7.92">
                <text:p>37.92</text:p>
              </table:table-cell>
              <table:table-cell office:value-type="float" office:value="-3.35113">
                <text:p>-3.35113</text:p>
              </table:table-cell>
              <table:table-cell office:value-type="float" office:value="1.00955">
                <text:p>1.0095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7.96">
                <text:p>37.96</text:p>
              </table:table-cell>
              <table:table-cell office:value-type="float" office:value="-2.81071">
                <text:p>-2.81071</text:p>
              </table:table-cell>
              <table:table-cell office:value-type="float" office:value="2.43769">
                <text:p>2.4376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8">
                <text:p>38</text:p>
              </table:table-cell>
              <table:table-cell office:value-type="float" office:value="-1.77148">
                <text:p>-1.77148</text:p>
              </table:table-cell>
              <table:table-cell office:value-type="float" office:value="3.56673">
                <text:p>3.56673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8.04">
                <text:p>38.04</text:p>
              </table:table-cell>
              <table:table-cell office:value-type="float" office:value="-0.386148">
                <text:p>-0.386148</text:p>
              </table:table-cell>
              <table:table-cell office:value-type="float" office:value="4.22833">
                <text:p>4.22833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8.08">
                <text:p>38.08</text:p>
              </table:table-cell>
              <table:table-cell office:value-type="float" office:value="1.13967">
                <text:p>1.13967</text:p>
              </table:table-cell>
              <table:table-cell office:value-type="float" office:value="4.3261">
                <text:p>4.326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8.12">
                <text:p>38.12</text:p>
              </table:table-cell>
              <table:table-cell office:value-type="float" office:value="2.57936">
                <text:p>2.57936</text:p>
              </table:table-cell>
              <table:table-cell office:value-type="float" office:value="3.85031">
                <text:p>3.8503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8.16">
                <text:p>38.16</text:p>
              </table:table-cell>
              <table:table-cell office:value-type="float" office:value="3.72033">
                <text:p>3.72033</text:p>
              </table:table-cell>
              <table:table-cell office:value-type="float" office:value="2.87924">
                <text:p>2.8792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8.2">
                <text:p>38.2</text:p>
              </table:table-cell>
              <table:table-cell office:value-type="float" office:value="4.39681">
                <text:p>4.39681</text:p>
              </table:table-cell>
              <table:table-cell office:value-type="float" office:value="1.56683">
                <text:p>1.5668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8.24">
                <text:p>38.24</text:p>
              </table:table-cell>
              <table:table-cell office:value-type="float" office:value="4.51537">
                <text:p>4.51537</text:p>
              </table:table-cell>
              <table:table-cell office:value-type="float" office:value="0.118744">
                <text:p>0.118744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8.28">
                <text:p>38.28</text:p>
              </table:table-cell>
              <table:table-cell office:value-type="float" office:value="4.06913">
                <text:p>4.06913</text:p>
              </table:table-cell>
              <table:table-cell office:value-type="float" office:value="-1.23961">
                <text:p>-1.23961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8.32">
                <text:p>38.32</text:p>
              </table:table-cell>
              <table:table-cell office:value-type="float" office:value="3.13863">
                <text:p>3.13863</text:p>
              </table:table-cell>
              <table:table-cell office:value-type="float" office:value="-2.29797">
                <text:p>-2.2979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8.36">
                <text:p>38.36</text:p>
              </table:table-cell>
              <table:table-cell office:value-type="float" office:value="1.87907">
                <text:p>1.87907</text:p>
              </table:table-cell>
              <table:table-cell office:value-type="float" office:value="-2.89369">
                <text:p>-2.89369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8.4">
                <text:p>38.4</text:p>
              </table:table-cell>
              <table:table-cell office:value-type="float" office:value="0.496153">
                <text:p>0.496153</text:p>
              </table:table-cell>
              <table:table-cell office:value-type="float" office:value="-2.93683">
                <text:p>-2.9368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.44">
                <text:p>38.44</text:p>
              </table:table-cell>
              <table:table-cell office:value-type="float" office:value="-0.785949">
                <text:p>-0.785949</text:p>
              </table:table-cell>
              <table:table-cell office:value-type="float" office:value="-2.4239">
                <text:p>-2.4239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8.48">
                <text:p>38.48</text:p>
              </table:table-cell>
              <table:table-cell office:value-type="float" office:value="-1.75935">
                <text:p>-1.75935</text:p>
              </table:table-cell>
              <table:table-cell office:value-type="float" office:value="-1.43819">
                <text:p>-1.4381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8.52">
                <text:p>38.52</text:p>
              </table:table-cell>
              <table:table-cell office:value-type="float" office:value="-2.26463">
                <text:p>-2.26463</text:p>
              </table:table-cell>
              <table:table-cell office:value-type="float" office:value="-0.136692">
                <text:p>-0.136692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8.56">
                <text:p>38.56</text:p>
              </table:table-cell>
              <table:table-cell office:value-type="float" office:value="-2.21544">
                <text:p>-2.21544</text:p>
              </table:table-cell>
              <table:table-cell office:value-type="float" office:value="1.27438">
                <text:p>1.2743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8.6">
                <text:p>38.6</text:p>
              </table:table-cell>
              <table:table-cell office:value-type="float" office:value="-1.61181">
                <text:p>-1.61181</text:p>
              </table:table-cell>
              <table:table-cell office:value-type="float" office:value="2.57159">
                <text:p>2.57159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8.64">
                <text:p>38.64</text:p>
              </table:table-cell>
              <table:table-cell office:value-type="float" office:value="-0.539933">
                <text:p>-0.539933</text:p>
              </table:table-cell>
              <table:table-cell office:value-type="float" office:value="3.54894">
                <text:p>3.5489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8.68">
                <text:p>38.68</text:p>
              </table:table-cell>
              <table:table-cell office:value-type="float" office:value="0.841242">
                <text:p>0.841242</text:p>
              </table:table-cell>
              <table:table-cell office:value-type="float" office:value="4.04975">
                <text:p>4.0497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8.72">
                <text:p>38.72</text:p>
              </table:table-cell>
              <table:table-cell office:value-type="float" office:value="2.32473">
                <text:p>2.32473</text:p>
              </table:table-cell>
              <table:table-cell office:value-type="float" office:value="3.99079">
                <text:p>3.9907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8.76">
                <text:p>38.76</text:p>
              </table:table-cell>
              <table:table-cell office:value-type="float" office:value="3.6876">
                <text:p>3.6876</text:p>
              </table:table-cell>
              <table:table-cell office:value-type="float" office:value="3.37509">
                <text:p>3.37509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8.8">
                <text:p>38.8</text:p>
              </table:table-cell>
              <table:table-cell office:value-type="float" office:value="4.72543">
                <text:p>4.72543</text:p>
              </table:table-cell>
              <table:table-cell office:value-type="float" office:value="2.2913">
                <text:p>2.291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8.84">
                <text:p>38.84</text:p>
              </table:table-cell>
              <table:table-cell office:value-type="float" office:value="5.28391">
                <text:p>5.28391</text:p>
              </table:table-cell>
              <table:table-cell office:value-type="float" office:value="0.899893">
                <text:p>0.89989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8.88">
                <text:p>38.88</text:p>
              </table:table-cell>
              <table:table-cell office:value-type="float" office:value="5.28255">
                <text:p>5.28255</text:p>
              </table:table-cell>
              <table:table-cell office:value-type="float" office:value="-0.591826">
                <text:p>-0.59182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8.92">
                <text:p>38.92</text:p>
              </table:table-cell>
              <table:table-cell office:value-type="float" office:value="4.72694">
                <text:p>4.72694</text:p>
              </table:table-cell>
              <table:table-cell office:value-type="float" office:value="-1.96178">
                <text:p>-1.9617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8.96">
                <text:p>38.96</text:p>
              </table:table-cell>
              <table:table-cell office:value-type="float" office:value="3.70774">
                <text:p>3.70774</text:p>
              </table:table-cell>
              <table:table-cell office:value-type="float" office:value="-3.00751">
                <text:p>-3.00751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9">
                <text:p>39</text:p>
              </table:table-cell>
              <table:table-cell office:value-type="float" office:value="2.38641">
                <text:p>2.38641</text:p>
              </table:table-cell>
              <table:table-cell office:value-type="float" office:value="-3.57733">
                <text:p>-3.57733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9.04">
                <text:p>39.04</text:p>
              </table:table-cell>
              <table:table-cell office:value-type="float" office:value="0.970082">
                <text:p>0.970082</text:p>
              </table:table-cell>
              <table:table-cell office:value-type="float" office:value="-3.59373">
                <text:p>-3.5937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9.08">
                <text:p>39.08</text:p>
              </table:table-cell>
              <table:table-cell office:value-type="float" office:value="-0.320563">
                <text:p>-0.320563</text:p>
              </table:table-cell>
              <table:table-cell office:value-type="float" office:value="-3.06507">
                <text:p>-3.06507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9.12">
                <text:p>39.12</text:p>
              </table:table-cell>
              <table:table-cell office:value-type="float" office:value="-1.2855">
                <text:p>-1.2855</text:p>
              </table:table-cell>
              <table:table-cell office:value-type="float" office:value="-2.08414">
                <text:p>-2.0841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9.16">
                <text:p>39.16</text:p>
              </table:table-cell>
              <table:table-cell office:value-type="float" office:value="-1.77626">
                <text:p>-1.77626</text:p>
              </table:table-cell>
              <table:table-cell office:value-type="float" office:value="-0.813489">
                <text:p>-0.813489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9.2">
                <text:p>39.2</text:p>
              </table:table-cell>
              <table:table-cell office:value-type="float" office:value="-1.71878">
                <text:p>-1.71878</text:p>
              </table:table-cell>
              <table:table-cell office:value-type="float" office:value="0.539845">
                <text:p>0.53984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9.24">
                <text:p>39.24</text:p>
              </table:table-cell>
              <table:table-cell office:value-type="float" office:value="-1.12472">
                <text:p>-1.12472</text:p>
              </table:table-cell>
              <table:table-cell office:value-type="float" office:value="1.75656">
                <text:p>1.75656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9.28">
                <text:p>39.28</text:p>
              </table:table-cell>
              <table:table-cell office:value-type="float" office:value="-0.0894492">
                <text:p>-0.0894492</text:p>
              </table:table-cell>
              <table:table-cell office:value-type="float" office:value="2.63908">
                <text:p>2.6390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9.32">
                <text:p>39.32</text:p>
              </table:table-cell>
              <table:table-cell office:value-type="float" office:value="1.22285">
                <text:p>1.22285</text:p>
              </table:table-cell>
              <table:table-cell office:value-type="float" office:value="3.04214">
                <text:p>3.0421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9.36">
                <text:p>39.36</text:p>
              </table:table-cell>
              <table:table-cell office:value-type="float" office:value="2.6048">
                <text:p>2.6048</text:p>
              </table:table-cell>
              <table:table-cell office:value-type="float" office:value="2.89518">
                <text:p>2.8951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9.4">
                <text:p>39.4</text:p>
              </table:table-cell>
              <table:table-cell office:value-type="float" office:value="3.83796">
                <text:p>3.83796</text:p>
              </table:table-cell>
              <table:table-cell office:value-type="float" office:value="2.21322">
                <text:p>2.21322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9.44">
                <text:p>39.44</text:p>
              </table:table-cell>
              <table:table-cell office:value-type="float" office:value="4.72671">
                <text:p>4.72671</text:p>
              </table:table-cell>
              <table:table-cell office:value-type="float" office:value="1.09434">
                <text:p>1.0943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9.48">
                <text:p>39.48</text:p>
              </table:table-cell>
              <table:table-cell office:value-type="float" office:value="5.12851">
                <text:p>5.12851</text:p>
              </table:table-cell>
              <table:table-cell office:value-type="float" office:value="-0.295575">
                <text:p>-0.29557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9.52">
                <text:p>39.52</text:p>
              </table:table-cell>
              <table:table-cell office:value-type="float" office:value="4.97582">
                <text:p>4.97582</text:p>
              </table:table-cell>
              <table:table-cell office:value-type="float" office:value="-1.74859">
                <text:p>-1.74859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9.56">
                <text:p>39.56</text:p>
              </table:table-cell>
              <table:table-cell office:value-type="float" office:value="4.28649">
                <text:p>4.28649</text:p>
              </table:table-cell>
              <table:table-cell office:value-type="float" office:value="-3.04694">
                <text:p>-3.04694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9.6">
                <text:p>39.6</text:p>
              </table:table-cell>
              <table:table-cell office:value-type="float" office:value="3.16084">
                <text:p>3.16084</text:p>
              </table:table-cell>
              <table:table-cell office:value-type="float" office:value="-3.99673">
                <text:p>-3.9967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9.64">
                <text:p>39.64</text:p>
              </table:table-cell>
              <table:table-cell office:value-type="float" office:value="1.76602">
                <text:p>1.76602</text:p>
              </table:table-cell>
              <table:table-cell office:value-type="float" office:value="-4.45781">
                <text:p>-4.4578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9.68">
                <text:p>39.68</text:p>
              </table:table-cell>
              <table:table-cell office:value-type="float" office:value="0.310061">
                <text:p>0.310061</text:p>
              </table:table-cell>
              <table:table-cell office:value-type="float" office:value="-4.36531">
                <text:p>-4.3653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9.72">
                <text:p>39.72</text:p>
              </table:table-cell>
              <table:table-cell office:value-type="float" office:value="-0.990369">
                <text:p>-0.990369</text:p>
              </table:table-cell>
              <table:table-cell office:value-type="float" office:value="-3.73956">
                <text:p>-3.7395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9.76">
                <text:p>39.76</text:p>
              </table:table-cell>
              <table:table-cell office:value-type="float" office:value="-1.94342">
                <text:p>-1.94342</text:p>
              </table:table-cell>
              <table:table-cell office:value-type="float" office:value="-2.68266">
                <text:p>-2.6826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9.8">
                <text:p>39.8</text:p>
              </table:table-cell>
              <table:table-cell office:value-type="float" office:value="-2.41167">
                <text:p>-2.41167</text:p>
              </table:table-cell>
              <table:table-cell office:value-type="float" office:value="-1.36257">
                <text:p>-1.3625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9.84">
                <text:p>39.84</text:p>
              </table:table-cell>
              <table:table-cell office:value-type="float" office:value="-2.3332">
                <text:p>-2.3332</text:p>
              </table:table-cell>
              <table:table-cell office:value-type="float" office:value="0.0130592">
                <text:p>0.013059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9.88">
                <text:p>39.88</text:p>
              </table:table-cell>
              <table:table-cell office:value-type="float" office:value="-1.73101">
                <text:p>-1.73101</text:p>
              </table:table-cell>
              <table:table-cell office:value-type="float" office:value="1.22912">
                <text:p>1.2291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.92">
                <text:p>39.92</text:p>
              </table:table-cell>
              <table:table-cell office:value-type="float" office:value="-0.709182">
                <text:p>-0.709182</text:p>
              </table:table-cell>
              <table:table-cell office:value-type="float" office:value="2.09631">
                <text:p>2.09631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9.96">
                <text:p>39.96</text:p>
              </table:table-cell>
              <table:table-cell office:value-type="float" office:value="0.563393">
                <text:p>0.563393</text:p>
              </table:table-cell>
              <table:table-cell office:value-type="float" office:value="2.48044">
                <text:p>2.4804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40">
                <text:p>40</text:p>
              </table:table-cell>
              <table:table-cell office:value-type="float" office:value="1.87935">
                <text:p>1.87935</text:p>
              </table:table-cell>
              <table:table-cell office:value-type="float" office:value="2.32299">
                <text:p>2.32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